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453in" svg:x="41.6283in" svg:y="35.1583in">
            <draw:object draw:notify-on-update-of-ranges="Sheet1.BA1:Sheet1.BA1 Sheet1.BA2:Sheet1.BA201 Sheet1.BB1:Sheet1.BB1 Sheet1.BB2:Sheet1.BB2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empo</text:p>
          </table:table-cell>
          <table:table-cell table:number-columns-repeated="50"/>
          <table:table-cell office:value-type="string" calcext:value-type="string">
            <text:p>n</text:p>
          </table:table-cell>
          <table:table-cell office:value-type="string" calcext:value-type="string">
            <text:p>promedio tiempo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000" calcext:value-type="float">
            <text:p>99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9000" calcext:value-type="float">
            <text:p>99000</text:p>
          </table:table-cell>
          <table:table-cell table:number-columns-repeated="2"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table:number-columns-repeated="2" office:value-type="float" office:value="91000" calcext:value-type="float">
            <text:p>91000</text:p>
          </table:table-cell>
          <table:table-cell office:value-type="float" office:value="88000" calcext:value-type="float">
            <text:p>88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2000" calcext:value-type="float">
            <text:p>92000</text:p>
          </table:table-cell>
          <table:table-cell table:number-columns-repeated="2" office:value-type="float" office:value="91000" calcext:value-type="float">
            <text:p>91000</text:p>
          </table:table-cell>
          <table:table-cell table:number-columns-repeated="2" office:value-type="float" office:value="92000" calcext:value-type="float">
            <text:p>92000</text:p>
          </table:table-cell>
          <table:table-cell office:value-type="float" office:value="88000" calcext:value-type="float">
            <text:p>88000</text:p>
          </table:table-cell>
          <table:table-cell office:value-type="float" office:value="92000" calcext:value-type="float">
            <text:p>92000</text:p>
          </table:table-cell>
          <table:table-cell table:number-columns-repeated="2" office:value-type="float" office:value="90000" calcext:value-type="float">
            <text:p>90000</text:p>
          </table:table-cell>
          <table:table-cell office:value-type="float" office:value="92000" calcext:value-type="float">
            <text:p>92000</text:p>
          </table:table-cell>
          <table:table-cell office:value-type="float" office:value="89000" calcext:value-type="float">
            <text:p>89000</text:p>
          </table:table-cell>
          <table:table-cell office:value-type="float" office:value="88000" calcext:value-type="float">
            <text:p>88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1000" calcext:value-type="float">
            <text:p>91000</text:p>
          </table:table-cell>
          <table:table-cell office:value-type="float" office:value="88000" calcext:value-type="float">
            <text:p>88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0000" calcext:value-type="float">
            <text:p>90000</text:p>
          </table:table-cell>
          <table:table-cell office:value-type="float" office:value="91000" calcext:value-type="float">
            <text:p>91000</text:p>
          </table:table-cell>
          <table:table-cell office:value-type="float" office:value="93000" calcext:value-type="float">
            <text:p>93000</text:p>
          </table:table-cell>
          <table:table-cell office:value-type="float" office:value="96000" calcext:value-type="float">
            <text:p>96000</text:p>
          </table:table-cell>
          <table:table-cell office:value-type="float" office:value="88000" calcext:value-type="float">
            <text:p>88000</text:p>
          </table:table-cell>
          <table:table-cell office:value-type="float" office:value="92000" calcext:value-type="float">
            <text:p>92000</text:p>
          </table:table-cell>
          <table:table-cell office:value-type="float" office:value="90000" calcext:value-type="float">
            <text:p>90000</text:p>
          </table:table-cell>
          <table:table-cell table:number-columns-repeated="2" office:value-type="float" office:value="92000" calcext:value-type="float">
            <text:p>92000</text:p>
          </table:table-cell>
          <table:table-cell table:number-columns-repeated="3" office:value-type="float" office:value="91000" calcext:value-type="float">
            <text:p>91000</text:p>
          </table:table-cell>
          <table:table-cell office:value-type="float" office:value="92000" calcext:value-type="float">
            <text:p>920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A2:.AY2])" office:value-type="float" office:value="89843.3333333333" calcext:value-type="float">
            <text:p>89843.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08000" calcext:value-type="float">
            <text:p>108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15000" calcext:value-type="float">
            <text:p>115000</text:p>
          </table:table-cell>
          <table:table-cell table:number-columns-repeated="2" office:value-type="float" office:value="108000" calcext:value-type="float">
            <text:p>108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5000" calcext:value-type="float">
            <text:p>105000</text:p>
          </table:table-cell>
          <table:table-cell table:number-columns-repeated="2" office:value-type="float" office:value="108000" calcext:value-type="float">
            <text:p>108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254000" calcext:value-type="float">
            <text:p>254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222000" calcext:value-type="float">
            <text:p>222000</text:p>
          </table:table-cell>
          <table:table-cell office:value-type="float" office:value="121000" calcext:value-type="float">
            <text:p>121000</text:p>
          </table:table-cell>
          <table:table-cell table:number-columns-repeated="5" office:value-type="float" office:value="108000" calcext:value-type="float">
            <text:p>108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108000" calcext:value-type="float">
            <text:p>108000</text:p>
          </table:table-cell>
          <table:table-cell table:number-columns-repeated="2" office:value-type="float" office:value="107000" calcext:value-type="float">
            <text:p>107000</text:p>
          </table:table-cell>
          <table:table-cell office:value-type="float" office:value="104000" calcext:value-type="float">
            <text:p>104000</text:p>
          </table:table-cell>
          <table:table-cell table:number-columns-repeated="2" office:value-type="float" office:value="109000" calcext:value-type="float">
            <text:p>109000</text:p>
          </table:table-cell>
          <table:table-cell office:value-type="float" office:value="108000" calcext:value-type="float">
            <text:p>108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06000" calcext:value-type="float">
            <text:p>10600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([.A3:.AY3])" office:value-type="float" office:value="113490.588235294" calcext:value-type="float">
            <text:p>113490.58823529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000" calcext:value-type="float">
            <text:p>145000</text:p>
          </table:table-cell>
          <table:table-cell table:number-columns-repeated="2" office:value-type="float" office:value="119000" calcext:value-type="float">
            <text:p>119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23000" calcext:value-type="float">
            <text:p>123000</text:p>
          </table:table-cell>
          <table:table-cell table:number-columns-repeated="2" office:value-type="float" office:value="124000" calcext:value-type="float">
            <text:p>124000</text:p>
          </table:table-cell>
          <table:table-cell office:value-type="float" office:value="595000" calcext:value-type="float">
            <text:p>595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125000" calcext:value-type="float">
            <text:p>125000</text:p>
          </table:table-cell>
          <table:table-cell table:number-columns-repeated="2" office:value-type="float" office:value="124000" calcext:value-type="float">
            <text:p>124000</text:p>
          </table:table-cell>
          <table:table-cell office:value-type="float" office:value="123000" calcext:value-type="float">
            <text:p>123000</text:p>
          </table:table-cell>
          <table:table-cell table:number-columns-repeated="2" office:value-type="float" office:value="119000" calcext:value-type="float">
            <text:p>119000</text:p>
          </table:table-cell>
          <table:table-cell table:number-columns-repeated="3" office:value-type="float" office:value="124000" calcext:value-type="float">
            <text:p>124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19000" calcext:value-type="float">
            <text:p>119000</text:p>
          </table:table-cell>
          <table:table-cell table:number-columns-repeated="2" office:value-type="float" office:value="123000" calcext:value-type="float">
            <text:p>123000</text:p>
          </table:table-cell>
          <table:table-cell office:value-type="float" office:value="122000" calcext:value-type="float">
            <text:p>122000</text:p>
          </table:table-cell>
          <table:table-cell table:number-columns-repeated="4" office:value-type="float" office:value="123000" calcext:value-type="float">
            <text:p>123000</text:p>
          </table:table-cell>
          <table:table-cell office:value-type="float" office:value="120000" calcext:value-type="float">
            <text:p>120000</text:p>
          </table:table-cell>
          <table:table-cell table:number-columns-repeated="2" office:value-type="float" office:value="122000" calcext:value-type="float">
            <text:p>122000</text:p>
          </table:table-cell>
          <table:table-cell office:value-type="float" office:value="124000" calcext:value-type="float">
            <text:p>124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122000" calcext:value-type="float">
            <text:p>122000</text:p>
          </table:table-cell>
          <table:table-cell table:number-columns-repeated="2" office:value-type="float" office:value="123000" calcext:value-type="float">
            <text:p>1230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22000" calcext:value-type="float">
            <text:p>122000</text:p>
          </table:table-cell>
          <table:table-cell office:value-type="float" office:value="118000" calcext:value-type="float">
            <text:p>118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118000" calcext:value-type="float">
            <text:p>1180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AVERAGE([.A4:.AY4])" office:value-type="float" office:value="130059.411764706" calcext:value-type="float">
            <text:p>130059.4117647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2000" calcext:value-type="float">
            <text:p>162000</text:p>
          </table:table-cell>
          <table:table-cell table:number-columns-repeated="3" office:value-type="float" office:value="163000" calcext:value-type="float">
            <text:p>1630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56000" calcext:value-type="float">
            <text:p>156000</text:p>
          </table:table-cell>
          <table:table-cell table:number-columns-repeated="2" office:value-type="float" office:value="162000" calcext:value-type="float">
            <text:p>162000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67000" calcext:value-type="float">
            <text:p>167000</text:p>
          </table:table-cell>
          <table:table-cell office:value-type="float" office:value="157000" calcext:value-type="float">
            <text:p>157000</text:p>
          </table:table-cell>
          <table:table-cell table:number-columns-repeated="2" office:value-type="float" office:value="162000" calcext:value-type="float">
            <text:p>162000</text:p>
          </table:table-cell>
          <table:table-cell table:number-columns-repeated="2" office:value-type="float" office:value="163000" calcext:value-type="float">
            <text:p>163000</text:p>
          </table:table-cell>
          <table:table-cell office:value-type="float" office:value="162000" calcext:value-type="float">
            <text:p>162000</text:p>
          </table:table-cell>
          <table:table-cell table:number-columns-repeated="2" office:value-type="float" office:value="163000" calcext:value-type="float">
            <text:p>163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57000" calcext:value-type="float">
            <text:p>157000</text:p>
          </table:table-cell>
          <table:table-cell office:value-type="float" office:value="164000" calcext:value-type="float">
            <text:p>164000</text:p>
          </table:table-cell>
          <table:table-cell table:number-columns-repeated="2" office:value-type="float" office:value="161000" calcext:value-type="float">
            <text:p>161000</text:p>
          </table:table-cell>
          <table:table-cell office:value-type="float" office:value="157000" calcext:value-type="float">
            <text:p>157000</text:p>
          </table:table-cell>
          <table:table-cell table:number-columns-repeated="2" office:value-type="float" office:value="162000" calcext:value-type="float">
            <text:p>162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159000" calcext:value-type="float">
            <text:p>1590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69000" calcext:value-type="float">
            <text:p>169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164000" calcext:value-type="float">
            <text:p>164000</text:p>
          </table:table-cell>
          <table:table-cell office:value-type="float" office:value="162000" calcext:value-type="float">
            <text:p>162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61000" calcext:value-type="float">
            <text:p>16100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AVERAGE([.A5:.AY5])" office:value-type="float" office:value="158961.568627451" calcext:value-type="float">
            <text:p>158961.5686274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185000" calcext:value-type="float">
            <text:p>185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83000" calcext:value-type="float">
            <text:p>183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184000" calcext:value-type="float">
            <text:p>184000</text:p>
          </table:table-cell>
          <table:table-cell table:number-columns-repeated="2" office:value-type="float" office:value="179000" calcext:value-type="float">
            <text:p>179000</text:p>
          </table:table-cell>
          <table:table-cell office:value-type="float" office:value="186000" calcext:value-type="float">
            <text:p>186000</text:p>
          </table:table-cell>
          <table:table-cell table:number-columns-repeated="2" office:value-type="float" office:value="185000" calcext:value-type="float">
            <text:p>185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183000" calcext:value-type="float">
            <text:p>183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84000" calcext:value-type="float">
            <text:p>184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187000" calcext:value-type="float">
            <text:p>187000</text:p>
          </table:table-cell>
          <table:table-cell table:number-columns-repeated="2" office:value-type="float" office:value="184000" calcext:value-type="float">
            <text:p>184000</text:p>
          </table:table-cell>
          <table:table-cell office:value-type="float" office:value="188000" calcext:value-type="float">
            <text:p>188000</text:p>
          </table:table-cell>
          <table:table-cell office:value-type="float" office:value="184000" calcext:value-type="float">
            <text:p>184000</text:p>
          </table:table-cell>
          <table:table-cell table:number-columns-repeated="2" office:value-type="float" office:value="186000" calcext:value-type="float">
            <text:p>186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184000" calcext:value-type="float">
            <text:p>184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79000" calcext:value-type="float">
            <text:p>179000</text:p>
          </table:table-cell>
          <table:table-cell office:value-type="float" office:value="181000" calcext:value-type="float">
            <text:p>181000</text:p>
          </table:table-cell>
          <table:table-cell office:value-type="float" office:value="184000" calcext:value-type="float">
            <text:p>184000</text:p>
          </table:table-cell>
          <table:table-cell table:number-columns-repeated="2" office:value-type="float" office:value="185000" calcext:value-type="float">
            <text:p>185000</text:p>
          </table:table-cell>
          <table:table-cell office:value-type="float" office:value="184000" calcext:value-type="float">
            <text:p>184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742000" calcext:value-type="float">
            <text:p>742000</text:p>
          </table:table-cell>
          <table:table-cell office:value-type="float" office:value="184000" calcext:value-type="float">
            <text:p>184000</text:p>
          </table:table-cell>
          <table:table-cell table:number-columns-repeated="2" office:value-type="float" office:value="209000" calcext:value-type="float">
            <text:p>209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84000" calcext:value-type="float">
            <text:p>184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86000" calcext:value-type="float">
            <text:p>186000</text:p>
          </table:table-cell>
          <table:table-cell office:value-type="float" office:value="185000" calcext:value-type="float">
            <text:p>185000</text:p>
          </table:table-cell>
          <table:table-cell table:number-columns-repeated="2" office:value-type="float" office:value="190000" calcext:value-type="float">
            <text:p>190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AVERAGE([.A6:.AY6])" office:value-type="float" office:value="193197.058823529" calcext:value-type="float">
            <text:p>193197.0588235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210000" calcext:value-type="float">
            <text:p>210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211000" calcext:value-type="float">
            <text:p>211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209000" calcext:value-type="float">
            <text:p>209000</text:p>
          </table:table-cell>
          <table:table-cell table:number-columns-repeated="2" office:value-type="float" office:value="210000" calcext:value-type="float">
            <text:p>210000</text:p>
          </table:table-cell>
          <table:table-cell office:value-type="float" office:value="204000" calcext:value-type="float">
            <text:p>204000</text:p>
          </table:table-cell>
          <table:table-cell table:number-columns-repeated="3" office:value-type="float" office:value="210000" calcext:value-type="float">
            <text:p>2100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212000" calcext:value-type="float">
            <text:p>212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32000" calcext:value-type="float">
            <text:p>232000</text:p>
          </table:table-cell>
          <table:table-cell office:value-type="float" office:value="233000" calcext:value-type="float">
            <text:p>233000</text:p>
          </table:table-cell>
          <table:table-cell table:number-columns-repeated="2" office:value-type="float" office:value="210000" calcext:value-type="float">
            <text:p>210000</text:p>
          </table:table-cell>
          <table:table-cell office:value-type="float" office:value="202000" calcext:value-type="float">
            <text:p>202000</text:p>
          </table:table-cell>
          <table:table-cell office:value-type="float" office:value="203000" calcext:value-type="float">
            <text:p>203000</text:p>
          </table:table-cell>
          <table:table-cell office:value-type="float" office:value="204000" calcext:value-type="float">
            <text:p>204000</text:p>
          </table:table-cell>
          <table:table-cell office:value-type="float" office:value="211000" calcext:value-type="float">
            <text:p>211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202000" calcext:value-type="float">
            <text:p>202000</text:p>
          </table:table-cell>
          <table:table-cell office:value-type="float" office:value="214000" calcext:value-type="float">
            <text:p>21400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AVERAGE([.A7:.AY7])" office:value-type="float" office:value="206158.039215686" calcext:value-type="float">
            <text:p>206158.0392156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39000" calcext:value-type="float">
            <text:p>239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6000" calcext:value-type="float">
            <text:p>236000</text:p>
          </table:table-cell>
          <table:table-cell office:value-type="float" office:value="239000" calcext:value-type="float">
            <text:p>239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31000" calcext:value-type="float">
            <text:p>231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29000" calcext:value-type="float">
            <text:p>229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229000" calcext:value-type="float">
            <text:p>229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61000" calcext:value-type="float">
            <text:p>261000</text:p>
          </table:table-cell>
          <table:table-cell table:number-columns-repeated="3" office:value-type="float" office:value="237000" calcext:value-type="float">
            <text:p>237000</text:p>
          </table:table-cell>
          <table:table-cell office:value-type="float" office:value="238000" calcext:value-type="float">
            <text:p>238000</text:p>
          </table:table-cell>
          <table:table-cell table:number-columns-repeated="2" office:value-type="float" office:value="237000" calcext:value-type="float">
            <text:p>237000</text:p>
          </table:table-cell>
          <table:table-cell office:value-type="float" office:value="248000" calcext:value-type="float">
            <text:p>248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77000" calcext:value-type="float">
            <text:p>277000</text:p>
          </table:table-cell>
          <table:table-cell office:value-type="float" office:value="228000" calcext:value-type="float">
            <text:p>228000</text:p>
          </table:table-cell>
          <table:table-cell office:value-type="float" office:value="242000" calcext:value-type="float">
            <text:p>242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41000" calcext:value-type="float">
            <text:p>241000</text:p>
          </table:table-cell>
          <table:table-cell table:number-columns-repeated="2" office:value-type="float" office:value="240000" calcext:value-type="float">
            <text:p>240000</text:p>
          </table:table-cell>
          <table:table-cell office:value-type="float" office:value="236000" calcext:value-type="float">
            <text:p>236000</text:p>
          </table:table-cell>
          <table:table-cell office:value-type="float" office:value="239000" calcext:value-type="float">
            <text:p>239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39000" calcext:value-type="float">
            <text:p>239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39000" calcext:value-type="float">
            <text:p>239000</text:p>
          </table:table-cell>
          <table:table-cell office:value-type="float" office:value="237000" calcext:value-type="float">
            <text:p>237000</text:p>
          </table:table-cell>
          <table:table-cell office:value-type="float" office:value="238000" calcext:value-type="float">
            <text:p>238000</text:p>
          </table:table-cell>
          <table:table-cell office:value-type="float" office:value="241000" calcext:value-type="float">
            <text:p>2410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AVERAGE([.A8:.AY8])" office:value-type="float" office:value="234766.078431373" calcext:value-type="float">
            <text:p>234766.0784313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97000" calcext:value-type="float">
            <text:p>597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536000" calcext:value-type="float">
            <text:p>536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863000" calcext:value-type="float">
            <text:p>863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266000" calcext:value-type="float">
            <text:p>266000</text:p>
          </table:table-cell>
          <table:table-cell table:number-columns-repeated="2" office:value-type="float" office:value="268000" calcext:value-type="float">
            <text:p>268000</text:p>
          </table:table-cell>
          <table:table-cell table:number-columns-repeated="3" office:value-type="float" office:value="267000" calcext:value-type="float">
            <text:p>267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91000" calcext:value-type="float">
            <text:p>291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278000" calcext:value-type="float">
            <text:p>278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67000" calcext:value-type="float">
            <text:p>267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313000" calcext:value-type="float">
            <text:p>313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5000" calcext:value-type="float">
            <text:p>265000</text:p>
          </table:table-cell>
          <table:table-cell table:number-columns-repeated="2" office:value-type="float" office:value="267000" calcext:value-type="float">
            <text:p>267000</text:p>
          </table:table-cell>
          <table:table-cell office:value-type="float" office:value="273000" calcext:value-type="float">
            <text:p>273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63000" calcext:value-type="float">
            <text:p>263000</text:p>
          </table:table-cell>
          <table:table-cell office:value-type="float" office:value="261000" calcext:value-type="float">
            <text:p>261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9000" calcext:value-type="float">
            <text:p>269000</text:p>
          </table:table-cell>
          <table:table-cell office:value-type="float" office:value="268000" calcext:value-type="float">
            <text:p>268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266000" calcext:value-type="float">
            <text:p>26600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7000" calcext:value-type="float">
            <text:p>26700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9:.AY9])" office:value-type="float" office:value="285570.196078431" calcext:value-type="float">
            <text:p>285570.1960784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05000" calcext:value-type="float">
            <text:p>305000</text:p>
          </table:table-cell>
          <table:table-cell office:value-type="float" office:value="298000" calcext:value-type="float">
            <text:p>298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6000" calcext:value-type="float">
            <text:p>306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6000" calcext:value-type="float">
            <text:p>306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7000" calcext:value-type="float">
            <text:p>307000</text:p>
          </table:table-cell>
          <table:table-cell office:value-type="float" office:value="343000" calcext:value-type="float">
            <text:p>343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306000" calcext:value-type="float">
            <text:p>306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6000" calcext:value-type="float">
            <text:p>306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295000" calcext:value-type="float">
            <text:p>295000</text:p>
          </table:table-cell>
          <table:table-cell table:number-columns-repeated="3" office:value-type="float" office:value="305000" calcext:value-type="float">
            <text:p>305000</text:p>
          </table:table-cell>
          <table:table-cell office:value-type="float" office:value="296000" calcext:value-type="float">
            <text:p>296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10000" calcext:value-type="float">
            <text:p>310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293000" calcext:value-type="float">
            <text:p>293000</text:p>
          </table:table-cell>
          <table:table-cell office:value-type="float" office:value="307000" calcext:value-type="float">
            <text:p>307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296000" calcext:value-type="float">
            <text:p>296000</text:p>
          </table:table-cell>
          <table:table-cell table:number-columns-repeated="2" office:value-type="float" office:value="306000" calcext:value-type="float">
            <text:p>306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6000" calcext:value-type="float">
            <text:p>306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295000" calcext:value-type="float">
            <text:p>295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3000" calcext:value-type="float">
            <text:p>303000</text:p>
          </table:table-cell>
          <table:table-cell office:value-type="float" office:value="306000" calcext:value-type="float">
            <text:p>306000</text:p>
          </table:table-cell>
          <table:table-cell office:value-type="float" office:value="307000" calcext:value-type="float">
            <text:p>307000</text:p>
          </table:table-cell>
          <table:table-cell office:value-type="float" office:value="296000" calcext:value-type="float">
            <text:p>296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6000" calcext:value-type="float">
            <text:p>306000</text:p>
          </table:table-cell>
          <table:table-cell office:value-type="float" office:value="305000" calcext:value-type="float">
            <text:p>305000</text:p>
          </table:table-cell>
          <table:table-cell office:value-type="float" office:value="303000" calcext:value-type="float">
            <text:p>303000</text:p>
          </table:table-cell>
          <table:table-cell/>
          <table:table-cell office:value-type="float" office:value="90" calcext:value-type="float">
            <text:p>90</text:p>
          </table:table-cell>
          <table:table-cell table:formula="of:=AVERAGE([.A10:.AY10])" office:value-type="float" office:value="300139.019607843" calcext:value-type="float">
            <text:p>300139.019607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359000" calcext:value-type="float">
            <text:p>359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347000" calcext:value-type="float">
            <text:p>347000</text:p>
          </table:table-cell>
          <table:table-cell office:value-type="float" office:value="356000" calcext:value-type="float">
            <text:p>356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362000" calcext:value-type="float">
            <text:p>362000</text:p>
          </table:table-cell>
          <table:table-cell office:value-type="float" office:value="344000" calcext:value-type="float">
            <text:p>344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343000" calcext:value-type="float">
            <text:p>343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357000" calcext:value-type="float">
            <text:p>357000</text:p>
          </table:table-cell>
          <table:table-cell table:number-columns-repeated="2" office:value-type="float" office:value="356000" calcext:value-type="float">
            <text:p>356000</text:p>
          </table:table-cell>
          <table:table-cell table:number-columns-repeated="2" office:value-type="float" office:value="357000" calcext:value-type="float">
            <text:p>357000</text:p>
          </table:table-cell>
          <table:table-cell office:value-type="float" office:value="347000" calcext:value-type="float">
            <text:p>347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389000" calcext:value-type="float">
            <text:p>389000</text:p>
          </table:table-cell>
          <table:table-cell office:value-type="float" office:value="395000" calcext:value-type="float">
            <text:p>395000</text:p>
          </table:table-cell>
          <table:table-cell office:value-type="float" office:value="397000" calcext:value-type="float">
            <text:p>397000</text:p>
          </table:table-cell>
          <table:table-cell office:value-type="float" office:value="963000" calcext:value-type="float">
            <text:p>963000</text:p>
          </table:table-cell>
          <table:table-cell office:value-type="float" office:value="356000" calcext:value-type="float">
            <text:p>356000</text:p>
          </table:table-cell>
          <table:table-cell office:value-type="float" office:value="344000" calcext:value-type="float">
            <text:p>344000</text:p>
          </table:table-cell>
          <table:table-cell table:number-columns-repeated="2" office:value-type="float" office:value="356000" calcext:value-type="float">
            <text:p>356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343000" calcext:value-type="float">
            <text:p>343000</text:p>
          </table:table-cell>
          <table:table-cell office:value-type="float" office:value="346000" calcext:value-type="float">
            <text:p>346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359000" calcext:value-type="float">
            <text:p>359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345000" calcext:value-type="float">
            <text:p>345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346000" calcext:value-type="float">
            <text:p>346000</text:p>
          </table:table-cell>
          <table:table-cell office:value-type="float" office:value="361000" calcext:value-type="float">
            <text:p>361000</text:p>
          </table:table-cell>
          <table:table-cell office:value-type="float" office:value="367000" calcext:value-type="float">
            <text:p>367000</text:p>
          </table:table-cell>
          <table:table-cell office:value-type="float" office:value="358000" calcext:value-type="float">
            <text:p>358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363000" calcext:value-type="float">
            <text:p>363000</text:p>
          </table:table-cell>
          <table:table-cell office:value-type="float" office:value="356000" calcext:value-type="float">
            <text:p>356000</text:p>
          </table:table-cell>
          <table:table-cell office:value-type="float" office:value="355000" calcext:value-type="float">
            <text:p>355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355000" calcext:value-type="float">
            <text:p>355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AVERAGE([.A11:.AY11])" office:value-type="float" office:value="363100" calcext:value-type="float">
            <text:p>363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3000" calcext:value-type="float">
            <text:p>413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412000" calcext:value-type="float">
            <text:p>412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458000" calcext:value-type="float">
            <text:p>458000</text:p>
          </table:table-cell>
          <table:table-cell office:value-type="float" office:value="463000" calcext:value-type="float">
            <text:p>463000</text:p>
          </table:table-cell>
          <table:table-cell office:value-type="float" office:value="454000" calcext:value-type="float">
            <text:p>454000</text:p>
          </table:table-cell>
          <table:table-cell office:value-type="float" office:value="462000" calcext:value-type="float">
            <text:p>462000</text:p>
          </table:table-cell>
          <table:table-cell office:value-type="float" office:value="412000" calcext:value-type="float">
            <text:p>412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399000" calcext:value-type="float">
            <text:p>399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413000" calcext:value-type="float">
            <text:p>413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457000" calcext:value-type="float">
            <text:p>457000</text:p>
          </table:table-cell>
          <table:table-cell office:value-type="float" office:value="413000" calcext:value-type="float">
            <text:p>413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456000" calcext:value-type="float">
            <text:p>456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413000" calcext:value-type="float">
            <text:p>413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418000" calcext:value-type="float">
            <text:p>418000</text:p>
          </table:table-cell>
          <table:table-cell office:value-type="float" office:value="454000" calcext:value-type="float">
            <text:p>454000</text:p>
          </table:table-cell>
          <table:table-cell office:value-type="float" office:value="413000" calcext:value-type="float">
            <text:p>413000</text:p>
          </table:table-cell>
          <table:table-cell office:value-type="float" office:value="414000" calcext:value-type="float">
            <text:p>414000</text:p>
          </table:table-cell>
          <table:table-cell table:number-columns-repeated="2" office:value-type="float" office:value="403000" calcext:value-type="float">
            <text:p>403000</text:p>
          </table:table-cell>
          <table:table-cell office:value-type="float" office:value="402000" calcext:value-type="float">
            <text:p>402000</text:p>
          </table:table-cell>
          <table:table-cell office:value-type="float" office:value="417000" calcext:value-type="float">
            <text:p>417000</text:p>
          </table:table-cell>
          <table:table-cell office:value-type="float" office:value="411000" calcext:value-type="float">
            <text:p>411000</text:p>
          </table:table-cell>
          <table:table-cell office:value-type="float" office:value="435000" calcext:value-type="float">
            <text:p>435000</text:p>
          </table:table-cell>
          <table:table-cell office:value-type="float" office:value="417000" calcext:value-type="float">
            <text:p>417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413000" calcext:value-type="float">
            <text:p>413000</text:p>
          </table:table-cell>
          <table:table-cell office:value-type="float" office:value="414000" calcext:value-type="float">
            <text:p>414000</text:p>
          </table:table-cell>
          <table:table-cell office:value-type="float" office:value="400000" calcext:value-type="float">
            <text:p>40000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AVERAGE([.A12:.AY12])" office:value-type="float" office:value="412492.352941176" calcext:value-type="float">
            <text:p>412492.35294117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64000" calcext:value-type="float">
            <text:p>464000</text:p>
          </table:table-cell>
          <table:table-cell office:value-type="float" office:value="449000" calcext:value-type="float">
            <text:p>449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474000" calcext:value-type="float">
            <text:p>474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463000" calcext:value-type="float">
            <text:p>463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462000" calcext:value-type="float">
            <text:p>462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462000" calcext:value-type="float">
            <text:p>462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465000" calcext:value-type="float">
            <text:p>465000</text:p>
          </table:table-cell>
          <table:table-cell table:number-columns-repeated="2" office:value-type="float" office:value="463000" calcext:value-type="float">
            <text:p>463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449000" calcext:value-type="float">
            <text:p>449000</text:p>
          </table:table-cell>
          <table:table-cell office:value-type="float" office:value="462000" calcext:value-type="float">
            <text:p>462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460000" calcext:value-type="float">
            <text:p>460000</text:p>
          </table:table-cell>
          <table:table-cell table:number-columns-repeated="2" office:value-type="float" office:value="463000" calcext:value-type="float">
            <text:p>463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462000" calcext:value-type="float">
            <text:p>462000</text:p>
          </table:table-cell>
          <table:table-cell office:value-type="float" office:value="463000" calcext:value-type="float">
            <text:p>463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487000" calcext:value-type="float">
            <text:p>487000</text:p>
          </table:table-cell>
          <table:table-cell office:value-type="float" office:value="449000" calcext:value-type="float">
            <text:p>449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446000" calcext:value-type="float">
            <text:p>446000</text:p>
          </table:table-cell>
          <table:table-cell office:value-type="float" office:value="466000" calcext:value-type="float">
            <text:p>466000</text:p>
          </table:table-cell>
          <table:table-cell table:number-columns-repeated="2" office:value-type="float" office:value="461000" calcext:value-type="float">
            <text:p>461000</text:p>
          </table:table-cell>
          <table:table-cell office:value-type="float" office:value="464000" calcext:value-type="float">
            <text:p>464000</text:p>
          </table:table-cell>
          <table:table-cell office:value-type="float" office:value="462000" calcext:value-type="float">
            <text:p>462000</text:p>
          </table:table-cell>
          <table:table-cell office:value-type="float" office:value="464000" calcext:value-type="float">
            <text:p>464000</text:p>
          </table:table-cell>
          <table:table-cell office:value-type="float" office:value="463000" calcext:value-type="float">
            <text:p>463000</text:p>
          </table:table-cell>
          <table:table-cell office:value-type="float" office:value="1067000" calcext:value-type="float">
            <text:p>1067000</text:p>
          </table:table-cell>
          <table:table-cell office:value-type="float" office:value="483000" calcext:value-type="float">
            <text:p>483000</text:p>
          </table:table-cell>
          <table:table-cell office:value-type="float" office:value="465000" calcext:value-type="float">
            <text:p>465000</text:p>
          </table:table-cell>
          <table:table-cell office:value-type="float" office:value="461000" calcext:value-type="float">
            <text:p>461000</text:p>
          </table:table-cell>
          <table:table-cell office:value-type="float" office:value="463000" calcext:value-type="float">
            <text:p>463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465000" calcext:value-type="float">
            <text:p>46500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AVERAGE([.A13:.AY13])" office:value-type="float" office:value="465080.784313725" calcext:value-type="float">
            <text:p>465080.7843137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2000" calcext:value-type="float">
            <text:p>502000</text:p>
          </table:table-cell>
          <table:table-cell office:value-type="float" office:value="505000" calcext:value-type="float">
            <text:p>505000</text:p>
          </table:table-cell>
          <table:table-cell office:value-type="float" office:value="504000" calcext:value-type="float">
            <text:p>504000</text:p>
          </table:table-cell>
          <table:table-cell table:number-columns-repeated="3" office:value-type="float" office:value="503000" calcext:value-type="float">
            <text:p>503000</text:p>
          </table:table-cell>
          <table:table-cell office:value-type="float" office:value="507000" calcext:value-type="float">
            <text:p>507000</text:p>
          </table:table-cell>
          <table:table-cell office:value-type="float" office:value="505000" calcext:value-type="float">
            <text:p>505000</text:p>
          </table:table-cell>
          <table:table-cell office:value-type="float" office:value="502000" calcext:value-type="float">
            <text:p>502000</text:p>
          </table:table-cell>
          <table:table-cell office:value-type="float" office:value="506000" calcext:value-type="float">
            <text:p>506000</text:p>
          </table:table-cell>
          <table:table-cell office:value-type="float" office:value="507000" calcext:value-type="float">
            <text:p>507000</text:p>
          </table:table-cell>
          <table:table-cell office:value-type="float" office:value="502000" calcext:value-type="float">
            <text:p>502000</text:p>
          </table:table-cell>
          <table:table-cell office:value-type="float" office:value="503000" calcext:value-type="float">
            <text:p>503000</text:p>
          </table:table-cell>
          <table:table-cell office:value-type="float" office:value="506000" calcext:value-type="float">
            <text:p>506000</text:p>
          </table:table-cell>
          <table:table-cell office:value-type="float" office:value="504000" calcext:value-type="float">
            <text:p>504000</text:p>
          </table:table-cell>
          <table:table-cell office:value-type="float" office:value="508000" calcext:value-type="float">
            <text:p>508000</text:p>
          </table:table-cell>
          <table:table-cell office:value-type="float" office:value="506000" calcext:value-type="float">
            <text:p>506000</text:p>
          </table:table-cell>
          <table:table-cell office:value-type="float" office:value="508000" calcext:value-type="float">
            <text:p>508000</text:p>
          </table:table-cell>
          <table:table-cell office:value-type="float" office:value="507000" calcext:value-type="float">
            <text:p>507000</text:p>
          </table:table-cell>
          <table:table-cell table:number-columns-repeated="2" office:value-type="float" office:value="504000" calcext:value-type="float">
            <text:p>504000</text:p>
          </table:table-cell>
          <table:table-cell office:value-type="float" office:value="506000" calcext:value-type="float">
            <text:p>506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979000" calcext:value-type="float">
            <text:p>979000</text:p>
          </table:table-cell>
          <table:table-cell office:value-type="float" office:value="509000" calcext:value-type="float">
            <text:p>509000</text:p>
          </table:table-cell>
          <table:table-cell table:number-columns-repeated="2" office:value-type="float" office:value="506000" calcext:value-type="float">
            <text:p>506000</text:p>
          </table:table-cell>
          <table:table-cell office:value-type="float" office:value="508000" calcext:value-type="float">
            <text:p>508000</text:p>
          </table:table-cell>
          <table:table-cell office:value-type="float" office:value="505000" calcext:value-type="float">
            <text:p>5050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488000" calcext:value-type="float">
            <text:p>488000</text:p>
          </table:table-cell>
          <table:table-cell office:value-type="float" office:value="489000" calcext:value-type="float">
            <text:p>489000</text:p>
          </table:table-cell>
          <table:table-cell office:value-type="float" office:value="529000" calcext:value-type="float">
            <text:p>529000</text:p>
          </table:table-cell>
          <table:table-cell office:value-type="float" office:value="528000" calcext:value-type="float">
            <text:p>528000</text:p>
          </table:table-cell>
          <table:table-cell office:value-type="float" office:value="524000" calcext:value-type="float">
            <text:p>524000</text:p>
          </table:table-cell>
          <table:table-cell office:value-type="float" office:value="554000" calcext:value-type="float">
            <text:p>554000</text:p>
          </table:table-cell>
          <table:table-cell office:value-type="float" office:value="506000" calcext:value-type="float">
            <text:p>506000</text:p>
          </table:table-cell>
          <table:table-cell office:value-type="float" office:value="507000" calcext:value-type="float">
            <text:p>507000</text:p>
          </table:table-cell>
          <table:table-cell office:value-type="float" office:value="504000" calcext:value-type="float">
            <text:p>504000</text:p>
          </table:table-cell>
          <table:table-cell office:value-type="float" office:value="501000" calcext:value-type="float">
            <text:p>501000</text:p>
          </table:table-cell>
          <table:table-cell office:value-type="float" office:value="514000" calcext:value-type="float">
            <text:p>514000</text:p>
          </table:table-cell>
          <table:table-cell table:number-columns-repeated="2" office:value-type="float" office:value="505000" calcext:value-type="float">
            <text:p>505000</text:p>
          </table:table-cell>
          <table:table-cell office:value-type="float" office:value="509000" calcext:value-type="float">
            <text:p>509000</text:p>
          </table:table-cell>
          <table:table-cell table:number-columns-repeated="2" office:value-type="float" office:value="507000" calcext:value-type="float">
            <text:p>507000</text:p>
          </table:table-cell>
          <table:table-cell office:value-type="float" office:value="512000" calcext:value-type="float">
            <text:p>512000</text:p>
          </table:table-cell>
          <table:table-cell office:value-type="float" office:value="506000" calcext:value-type="float">
            <text:p>506000</text:p>
          </table:table-cell>
          <table:table-cell office:value-type="float" office:value="510000" calcext:value-type="float">
            <text:p>51000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AVERAGE([.A14:.AY14])" office:value-type="float" office:value="526963.333333333" calcext:value-type="float">
            <text:p>526963.333333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9000" calcext:value-type="float">
            <text:p>559000</text:p>
          </table:table-cell>
          <table:table-cell office:value-type="float" office:value="591000" calcext:value-type="float">
            <text:p>591000</text:p>
          </table:table-cell>
          <table:table-cell office:value-type="float" office:value="593000" calcext:value-type="float">
            <text:p>593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62000" calcext:value-type="float">
            <text:p>562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62000" calcext:value-type="float">
            <text:p>562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93000" calcext:value-type="float">
            <text:p>593000</text:p>
          </table:table-cell>
          <table:table-cell office:value-type="float" office:value="586000" calcext:value-type="float">
            <text:p>586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642000" calcext:value-type="float">
            <text:p>642000</text:p>
          </table:table-cell>
          <table:table-cell office:value-type="float" office:value="563000" calcext:value-type="float">
            <text:p>563000</text:p>
          </table:table-cell>
          <table:table-cell office:value-type="float" office:value="557000" calcext:value-type="float">
            <text:p>557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560000" calcext:value-type="float">
            <text:p>560000</text:p>
          </table:table-cell>
          <table:table-cell office:value-type="float" office:value="563000" calcext:value-type="float">
            <text:p>563000</text:p>
          </table:table-cell>
          <table:table-cell table:number-columns-repeated="2" office:value-type="float" office:value="557000" calcext:value-type="float">
            <text:p>557000</text:p>
          </table:table-cell>
          <table:table-cell office:value-type="float" office:value="561000" calcext:value-type="float">
            <text:p>561000</text:p>
          </table:table-cell>
          <table:table-cell office:value-type="float" office:value="559000" calcext:value-type="float">
            <text:p>559000</text:p>
          </table:table-cell>
          <table:table-cell office:value-type="float" office:value="562000" calcext:value-type="float">
            <text:p>562000</text:p>
          </table:table-cell>
          <table:table-cell office:value-type="float" office:value="558000" calcext:value-type="float">
            <text:p>558000</text:p>
          </table:table-cell>
          <table:table-cell table:number-columns-repeated="2" office:value-type="float" office:value="561000" calcext:value-type="float">
            <text:p>561000</text:p>
          </table:table-cell>
          <table:table-cell table:number-columns-repeated="2" office:value-type="float" office:value="557000" calcext:value-type="float">
            <text:p>557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56000" calcext:value-type="float">
            <text:p>556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59000" calcext:value-type="float">
            <text:p>559000</text:p>
          </table:table-cell>
          <table:table-cell office:value-type="float" office:value="558000" calcext:value-type="float">
            <text:p>558000</text:p>
          </table:table-cell>
          <table:table-cell office:value-type="float" office:value="555000" calcext:value-type="float">
            <text:p>555000</text:p>
          </table:table-cell>
          <table:table-cell office:value-type="float" office:value="557000" calcext:value-type="float">
            <text:p>557000</text:p>
          </table:table-cell>
          <table:table-cell office:value-type="float" office:value="556000" calcext:value-type="float">
            <text:p>556000</text:p>
          </table:table-cell>
          <table:table-cell office:value-type="float" office:value="595000" calcext:value-type="float">
            <text:p>595000</text:p>
          </table:table-cell>
          <table:table-cell office:value-type="float" office:value="569000" calcext:value-type="float">
            <text:p>569000</text:p>
          </table:table-cell>
          <table:table-cell office:value-type="float" office:value="598000" calcext:value-type="float">
            <text:p>598000</text:p>
          </table:table-cell>
          <table:table-cell office:value-type="float" office:value="559000" calcext:value-type="float">
            <text:p>559000</text:p>
          </table:table-cell>
          <table:table-cell office:value-type="float" office:value="562000" calcext:value-type="float">
            <text:p>562000</text:p>
          </table:table-cell>
          <table:table-cell office:value-type="float" office:value="555000" calcext:value-type="float">
            <text:p>555000</text:p>
          </table:table-cell>
          <table:table-cell table:number-columns-repeated="3" office:value-type="float" office:value="556000" calcext:value-type="float">
            <text:p>556000</text:p>
          </table:table-cell>
          <table:table-cell office:value-type="float" office:value="538000" calcext:value-type="float">
            <text:p>538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561000" calcext:value-type="float">
            <text:p>561000</text:p>
          </table:table-cell>
          <table:table-cell table:number-columns-repeated="2" office:value-type="float" office:value="558000" calcext:value-type="float">
            <text:p>55800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AVERAGE([.A15:.AY15])" office:value-type="float" office:value="554316.470588235" calcext:value-type="float">
            <text:p>554316.4705882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86000" calcext:value-type="float">
            <text:p>586000</text:p>
          </table:table-cell>
          <table:table-cell office:value-type="float" office:value="622000" calcext:value-type="float">
            <text:p>622000</text:p>
          </table:table-cell>
          <table:table-cell office:value-type="float" office:value="594000" calcext:value-type="float">
            <text:p>594000</text:p>
          </table:table-cell>
          <table:table-cell office:value-type="float" office:value="617000" calcext:value-type="float">
            <text:p>617000</text:p>
          </table:table-cell>
          <table:table-cell office:value-type="float" office:value="592000" calcext:value-type="float">
            <text:p>592000</text:p>
          </table:table-cell>
          <table:table-cell office:value-type="float" office:value="583000" calcext:value-type="float">
            <text:p>583000</text:p>
          </table:table-cell>
          <table:table-cell office:value-type="float" office:value="582000" calcext:value-type="float">
            <text:p>582000</text:p>
          </table:table-cell>
          <table:table-cell office:value-type="float" office:value="579000" calcext:value-type="float">
            <text:p>579000</text:p>
          </table:table-cell>
          <table:table-cell office:value-type="float" office:value="586000" calcext:value-type="float">
            <text:p>586000</text:p>
          </table:table-cell>
          <table:table-cell office:value-type="float" office:value="582000" calcext:value-type="float">
            <text:p>582000</text:p>
          </table:table-cell>
          <table:table-cell office:value-type="float" office:value="561000" calcext:value-type="float">
            <text:p>561000</text:p>
          </table:table-cell>
          <table:table-cell office:value-type="float" office:value="601000" calcext:value-type="float">
            <text:p>601000</text:p>
          </table:table-cell>
          <table:table-cell office:value-type="float" office:value="583000" calcext:value-type="float">
            <text:p>583000</text:p>
          </table:table-cell>
          <table:table-cell office:value-type="float" office:value="1269000" calcext:value-type="float">
            <text:p>1269000</text:p>
          </table:table-cell>
          <table:table-cell office:value-type="float" office:value="582000" calcext:value-type="float">
            <text:p>582000</text:p>
          </table:table-cell>
          <table:table-cell office:value-type="float" office:value="627000" calcext:value-type="float">
            <text:p>627000</text:p>
          </table:table-cell>
          <table:table-cell office:value-type="float" office:value="624000" calcext:value-type="float">
            <text:p>624000</text:p>
          </table:table-cell>
          <table:table-cell office:value-type="float" office:value="583000" calcext:value-type="float">
            <text:p>583000</text:p>
          </table:table-cell>
          <table:table-cell office:value-type="float" office:value="581000" calcext:value-type="float">
            <text:p>581000</text:p>
          </table:table-cell>
          <table:table-cell table:number-columns-repeated="2" office:value-type="float" office:value="582000" calcext:value-type="float">
            <text:p>582000</text:p>
          </table:table-cell>
          <table:table-cell office:value-type="float" office:value="580000" calcext:value-type="float">
            <text:p>580000</text:p>
          </table:table-cell>
          <table:table-cell table:number-columns-repeated="2" office:value-type="float" office:value="582000" calcext:value-type="float">
            <text:p>582000</text:p>
          </table:table-cell>
          <table:table-cell office:value-type="float" office:value="583000" calcext:value-type="float">
            <text:p>583000</text:p>
          </table:table-cell>
          <table:table-cell office:value-type="float" office:value="584000" calcext:value-type="float">
            <text:p>584000</text:p>
          </table:table-cell>
          <table:table-cell office:value-type="float" office:value="581000" calcext:value-type="float">
            <text:p>581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84000" calcext:value-type="float">
            <text:p>584000</text:p>
          </table:table-cell>
          <table:table-cell office:value-type="float" office:value="582000" calcext:value-type="float">
            <text:p>582000</text:p>
          </table:table-cell>
          <table:table-cell office:value-type="float" office:value="564000" calcext:value-type="float">
            <text:p>564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576000" calcext:value-type="float">
            <text:p>576000</text:p>
          </table:table-cell>
          <table:table-cell office:value-type="float" office:value="598000" calcext:value-type="float">
            <text:p>598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583000" calcext:value-type="float">
            <text:p>583000</text:p>
          </table:table-cell>
          <table:table-cell table:number-columns-repeated="2" office:value-type="float" office:value="581000" calcext:value-type="float">
            <text:p>581000</text:p>
          </table:table-cell>
          <table:table-cell office:value-type="float" office:value="583000" calcext:value-type="float">
            <text:p>583000</text:p>
          </table:table-cell>
          <table:table-cell office:value-type="float" office:value="580000" calcext:value-type="float">
            <text:p>580000</text:p>
          </table:table-cell>
          <table:table-cell table:number-columns-repeated="2" office:value-type="float" office:value="581000" calcext:value-type="float">
            <text:p>581000</text:p>
          </table:table-cell>
          <table:table-cell office:value-type="float" office:value="584000" calcext:value-type="float">
            <text:p>584000</text:p>
          </table:table-cell>
          <table:table-cell office:value-type="float" office:value="631000" calcext:value-type="float">
            <text:p>631000</text:p>
          </table:table-cell>
          <table:table-cell office:value-type="float" office:value="604000" calcext:value-type="float">
            <text:p>604000</text:p>
          </table:table-cell>
          <table:table-cell office:value-type="float" office:value="590000" calcext:value-type="float">
            <text:p>590000</text:p>
          </table:table-cell>
          <table:table-cell office:value-type="float" office:value="619000" calcext:value-type="float">
            <text:p>619000</text:p>
          </table:table-cell>
          <table:table-cell office:value-type="float" office:value="605000" calcext:value-type="float">
            <text:p>605000</text:p>
          </table:table-cell>
          <table:table-cell office:value-type="float" office:value="582000" calcext:value-type="float">
            <text:p>5820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AVERAGE([.A16:.AY16])" office:value-type="float" office:value="589983.333333333" calcext:value-type="float">
            <text:p>589983.33333333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58000" calcext:value-type="float">
            <text:p>658000</text:p>
          </table:table-cell>
          <table:table-cell office:value-type="float" office:value="670000" calcext:value-type="float">
            <text:p>670000</text:p>
          </table:table-cell>
          <table:table-cell office:value-type="float" office:value="632000" calcext:value-type="float">
            <text:p>632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33000" calcext:value-type="float">
            <text:p>633000</text:p>
          </table:table-cell>
          <table:table-cell office:value-type="float" office:value="631000" calcext:value-type="float">
            <text:p>631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11000" calcext:value-type="float">
            <text:p>611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31000" calcext:value-type="float">
            <text:p>631000</text:p>
          </table:table-cell>
          <table:table-cell office:value-type="float" office:value="647000" calcext:value-type="float">
            <text:p>647000</text:p>
          </table:table-cell>
          <table:table-cell office:value-type="float" office:value="652000" calcext:value-type="float">
            <text:p>652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27000" calcext:value-type="float">
            <text:p>627000</text:p>
          </table:table-cell>
          <table:table-cell office:value-type="float" office:value="631000" calcext:value-type="float">
            <text:p>631000</text:p>
          </table:table-cell>
          <table:table-cell office:value-type="float" office:value="628000" calcext:value-type="float">
            <text:p>628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26000" calcext:value-type="float">
            <text:p>626000</text:p>
          </table:table-cell>
          <table:table-cell office:value-type="float" office:value="688000" calcext:value-type="float">
            <text:p>688000</text:p>
          </table:table-cell>
          <table:table-cell office:value-type="float" office:value="668000" calcext:value-type="float">
            <text:p>668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625000" calcext:value-type="float">
            <text:p>625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631000" calcext:value-type="float">
            <text:p>631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31000" calcext:value-type="float">
            <text:p>631000</text:p>
          </table:table-cell>
          <table:table-cell office:value-type="float" office:value="632000" calcext:value-type="float">
            <text:p>632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628000" calcext:value-type="float">
            <text:p>628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16000" calcext:value-type="float">
            <text:p>616000</text:p>
          </table:table-cell>
          <table:table-cell office:value-type="float" office:value="612000" calcext:value-type="float">
            <text:p>612000</text:p>
          </table:table-cell>
          <table:table-cell office:value-type="float" office:value="611000" calcext:value-type="float">
            <text:p>611000</text:p>
          </table:table-cell>
          <table:table-cell office:value-type="float" office:value="623000" calcext:value-type="float">
            <text:p>623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633000" calcext:value-type="float">
            <text:p>633000</text:p>
          </table:table-cell>
          <table:table-cell office:value-type="float" office:value="629000" calcext:value-type="float">
            <text:p>629000</text:p>
          </table:table-cell>
          <table:table-cell office:value-type="float" office:value="653000" calcext:value-type="float">
            <text:p>653000</text:p>
          </table:table-cell>
          <table:table-cell office:value-type="float" office:value="631000" calcext:value-type="float">
            <text:p>631000</text:p>
          </table:table-cell>
          <table:table-cell office:value-type="float" office:value="612000" calcext:value-type="float">
            <text:p>612000</text:p>
          </table:table-cell>
          <table:table-cell office:value-type="float" office:value="627000" calcext:value-type="float">
            <text:p>627000</text:p>
          </table:table-cell>
          <table:table-cell office:value-type="float" office:value="634000" calcext:value-type="float">
            <text:p>634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28000" calcext:value-type="float">
            <text:p>628000</text:p>
          </table:table-cell>
          <table:table-cell office:value-type="float" office:value="608000" calcext:value-type="float">
            <text:p>608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610000" calcext:value-type="float">
            <text:p>61000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AVERAGE([.A17:.AY17])" office:value-type="float" office:value="620767.843137255" calcext:value-type="float">
            <text:p>620767.8431372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63000" calcext:value-type="float">
            <text:p>663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684000" calcext:value-type="float">
            <text:p>684000</text:p>
          </table:table-cell>
          <table:table-cell office:value-type="float" office:value="663000" calcext:value-type="float">
            <text:p>663000</text:p>
          </table:table-cell>
          <table:table-cell office:value-type="float" office:value="694000" calcext:value-type="float">
            <text:p>694000</text:p>
          </table:table-cell>
          <table:table-cell office:value-type="float" office:value="684000" calcext:value-type="float">
            <text:p>684000</text:p>
          </table:table-cell>
          <table:table-cell office:value-type="float" office:value="685000" calcext:value-type="float">
            <text:p>685000</text:p>
          </table:table-cell>
          <table:table-cell office:value-type="float" office:value="686000" calcext:value-type="float">
            <text:p>686000</text:p>
          </table:table-cell>
          <table:table-cell office:value-type="float" office:value="709000" calcext:value-type="float">
            <text:p>709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662000" calcext:value-type="float">
            <text:p>662000</text:p>
          </table:table-cell>
          <table:table-cell office:value-type="float" office:value="664000" calcext:value-type="float">
            <text:p>664000</text:p>
          </table:table-cell>
          <table:table-cell office:value-type="float" office:value="692000" calcext:value-type="float">
            <text:p>692000</text:p>
          </table:table-cell>
          <table:table-cell office:value-type="float" office:value="684000" calcext:value-type="float">
            <text:p>684000</text:p>
          </table:table-cell>
          <table:table-cell office:value-type="float" office:value="689000" calcext:value-type="float">
            <text:p>689000</text:p>
          </table:table-cell>
          <table:table-cell office:value-type="float" office:value="685000" calcext:value-type="float">
            <text:p>685000</text:p>
          </table:table-cell>
          <table:table-cell office:value-type="float" office:value="711000" calcext:value-type="float">
            <text:p>711000</text:p>
          </table:table-cell>
          <table:table-cell office:value-type="float" office:value="721000" calcext:value-type="float">
            <text:p>721000</text:p>
          </table:table-cell>
          <table:table-cell office:value-type="float" office:value="664000" calcext:value-type="float">
            <text:p>664000</text:p>
          </table:table-cell>
          <table:table-cell office:value-type="float" office:value="677000" calcext:value-type="float">
            <text:p>677000</text:p>
          </table:table-cell>
          <table:table-cell office:value-type="float" office:value="693000" calcext:value-type="float">
            <text:p>693000</text:p>
          </table:table-cell>
          <table:table-cell office:value-type="float" office:value="686000" calcext:value-type="float">
            <text:p>686000</text:p>
          </table:table-cell>
          <table:table-cell office:value-type="float" office:value="689000" calcext:value-type="float">
            <text:p>689000</text:p>
          </table:table-cell>
          <table:table-cell office:value-type="float" office:value="686000" calcext:value-type="float">
            <text:p>686000</text:p>
          </table:table-cell>
          <table:table-cell office:value-type="float" office:value="685000" calcext:value-type="float">
            <text:p>685000</text:p>
          </table:table-cell>
          <table:table-cell office:value-type="float" office:value="684000" calcext:value-type="float">
            <text:p>684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708000" calcext:value-type="float">
            <text:p>7080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664000" calcext:value-type="float">
            <text:p>664000</text:p>
          </table:table-cell>
          <table:table-cell office:value-type="float" office:value="685000" calcext:value-type="float">
            <text:p>685000</text:p>
          </table:table-cell>
          <table:table-cell office:value-type="float" office:value="663000" calcext:value-type="float">
            <text:p>663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1381000" calcext:value-type="float">
            <text:p>1381000</text:p>
          </table:table-cell>
          <table:table-cell office:value-type="float" office:value="666000" calcext:value-type="float">
            <text:p>666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683000" calcext:value-type="float">
            <text:p>683000</text:p>
          </table:table-cell>
          <table:table-cell office:value-type="float" office:value="705000" calcext:value-type="float">
            <text:p>705000</text:p>
          </table:table-cell>
          <table:table-cell office:value-type="float" office:value="686000" calcext:value-type="float">
            <text:p>686000</text:p>
          </table:table-cell>
          <table:table-cell office:value-type="float" office:value="718000" calcext:value-type="float">
            <text:p>718000</text:p>
          </table:table-cell>
          <table:table-cell office:value-type="float" office:value="703000" calcext:value-type="float">
            <text:p>703000</text:p>
          </table:table-cell>
          <table:table-cell office:value-type="float" office:value="684000" calcext:value-type="float">
            <text:p>684000</text:p>
          </table:table-cell>
          <table:table-cell office:value-type="float" office:value="664000" calcext:value-type="float">
            <text:p>664000</text:p>
          </table:table-cell>
          <table:table-cell office:value-type="float" office:value="686000" calcext:value-type="float">
            <text:p>686000</text:p>
          </table:table-cell>
          <table:table-cell office:value-type="float" office:value="685000" calcext:value-type="float">
            <text:p>685000</text:p>
          </table:table-cell>
          <table:table-cell office:value-type="float" office:value="686000" calcext:value-type="float">
            <text:p>686000</text:p>
          </table:table-cell>
          <table:table-cell table:number-columns-repeated="2" office:value-type="float" office:value="684000" calcext:value-type="float">
            <text:p>684000</text:p>
          </table:table-cell>
          <table:table-cell office:value-type="float" office:value="707000" calcext:value-type="float">
            <text:p>707000</text:p>
          </table:table-cell>
          <table:table-cell office:value-type="float" office:value="662000" calcext:value-type="float">
            <text:p>66200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AVERAGE([.A18:.AY18])" office:value-type="float" office:value="685532.745098039" calcext:value-type="float">
            <text:p>685532.7450980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02000" calcext:value-type="float">
            <text:p>802000</text:p>
          </table:table-cell>
          <table:table-cell office:value-type="float" office:value="807000" calcext:value-type="float">
            <text:p>807000</text:p>
          </table:table-cell>
          <table:table-cell office:value-type="float" office:value="805000" calcext:value-type="float">
            <text:p>805000</text:p>
          </table:table-cell>
          <table:table-cell office:value-type="float" office:value="798000" calcext:value-type="float">
            <text:p>798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34000" calcext:value-type="float">
            <text:p>834000</text:p>
          </table:table-cell>
          <table:table-cell office:value-type="float" office:value="770000" calcext:value-type="float">
            <text:p>770000</text:p>
          </table:table-cell>
          <table:table-cell office:value-type="float" office:value="801000" calcext:value-type="float">
            <text:p>801000</text:p>
          </table:table-cell>
          <table:table-cell office:value-type="float" office:value="796000" calcext:value-type="float">
            <text:p>796000</text:p>
          </table:table-cell>
          <table:table-cell office:value-type="float" office:value="798000" calcext:value-type="float">
            <text:p>798000</text:p>
          </table:table-cell>
          <table:table-cell office:value-type="float" office:value="809000" calcext:value-type="float">
            <text:p>809000</text:p>
          </table:table-cell>
          <table:table-cell office:value-type="float" office:value="799000" calcext:value-type="float">
            <text:p>799000</text:p>
          </table:table-cell>
          <table:table-cell office:value-type="float" office:value="839000" calcext:value-type="float">
            <text:p>839000</text:p>
          </table:table-cell>
          <table:table-cell office:value-type="float" office:value="821000" calcext:value-type="float">
            <text:p>821000</text:p>
          </table:table-cell>
          <table:table-cell office:value-type="float" office:value="834000" calcext:value-type="float">
            <text:p>834000</text:p>
          </table:table-cell>
          <table:table-cell office:value-type="float" office:value="793000" calcext:value-type="float">
            <text:p>793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26000" calcext:value-type="float">
            <text:p>826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03000" calcext:value-type="float">
            <text:p>803000</text:p>
          </table:table-cell>
          <table:table-cell office:value-type="float" office:value="796000" calcext:value-type="float">
            <text:p>796000</text:p>
          </table:table-cell>
          <table:table-cell office:value-type="float" office:value="805000" calcext:value-type="float">
            <text:p>805000</text:p>
          </table:table-cell>
          <table:table-cell office:value-type="float" office:value="803000" calcext:value-type="float">
            <text:p>803000</text:p>
          </table:table-cell>
          <table:table-cell office:value-type="float" office:value="836000" calcext:value-type="float">
            <text:p>836000</text:p>
          </table:table-cell>
          <table:table-cell office:value-type="float" office:value="810000" calcext:value-type="float">
            <text:p>810000</text:p>
          </table:table-cell>
          <table:table-cell office:value-type="float" office:value="808000" calcext:value-type="float">
            <text:p>808000</text:p>
          </table:table-cell>
          <table:table-cell office:value-type="float" office:value="776000" calcext:value-type="float">
            <text:p>776000</text:p>
          </table:table-cell>
          <table:table-cell office:value-type="float" office:value="803000" calcext:value-type="float">
            <text:p>803000</text:p>
          </table:table-cell>
          <table:table-cell office:value-type="float" office:value="797000" calcext:value-type="float">
            <text:p>797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806000" calcext:value-type="float">
            <text:p>806000</text:p>
          </table:table-cell>
          <table:table-cell office:value-type="float" office:value="803000" calcext:value-type="float">
            <text:p>803000</text:p>
          </table:table-cell>
          <table:table-cell office:value-type="float" office:value="798000" calcext:value-type="float">
            <text:p>798000</text:p>
          </table:table-cell>
          <table:table-cell office:value-type="float" office:value="838000" calcext:value-type="float">
            <text:p>838000</text:p>
          </table:table-cell>
          <table:table-cell office:value-type="float" office:value="803000" calcext:value-type="float">
            <text:p>803000</text:p>
          </table:table-cell>
          <table:table-cell office:value-type="float" office:value="807000" calcext:value-type="float">
            <text:p>807000</text:p>
          </table:table-cell>
          <table:table-cell office:value-type="float" office:value="801000" calcext:value-type="float">
            <text:p>801000</text:p>
          </table:table-cell>
          <table:table-cell office:value-type="float" office:value="840000" calcext:value-type="float">
            <text:p>840000</text:p>
          </table:table-cell>
          <table:table-cell office:value-type="float" office:value="809000" calcext:value-type="float">
            <text:p>809000</text:p>
          </table:table-cell>
          <table:table-cell office:value-type="float" office:value="801000" calcext:value-type="float">
            <text:p>801000</text:p>
          </table:table-cell>
          <table:table-cell office:value-type="float" office:value="1562000" calcext:value-type="float">
            <text:p>1562000</text:p>
          </table:table-cell>
          <table:table-cell office:value-type="float" office:value="1561000" calcext:value-type="float">
            <text:p>1561000</text:p>
          </table:table-cell>
          <table:table-cell table:number-columns-repeated="2" office:value-type="float" office:value="1559000" calcext:value-type="float">
            <text:p>1559000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1555000" calcext:value-type="float">
            <text:p>1555000</text:p>
          </table:table-cell>
          <table:table-cell office:value-type="float" office:value="1560000" calcext:value-type="float">
            <text:p>1560000</text:p>
          </table:table-cell>
          <table:table-cell office:value-type="float" office:value="1554000" calcext:value-type="float">
            <text:p>1554000</text:p>
          </table:table-cell>
          <table:table-cell office:value-type="float" office:value="1556000" calcext:value-type="float">
            <text:p>1556000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AVERAGE([.A19:.AY19])" office:value-type="float" office:value="923552.549019608" calcext:value-type="float">
            <text:p>923552.5490196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1782000" calcext:value-type="float">
            <text:p>1782000</text:p>
          </table:table-cell>
          <table:table-cell office:value-type="float" office:value="1780000" calcext:value-type="float">
            <text:p>1780000</text:p>
          </table:table-cell>
          <table:table-cell office:value-type="float" office:value="1772000" calcext:value-type="float">
            <text:p>1772000</text:p>
          </table:table-cell>
          <table:table-cell office:value-type="float" office:value="953000" calcext:value-type="float">
            <text:p>953000</text:p>
          </table:table-cell>
          <table:table-cell office:value-type="float" office:value="918000" calcext:value-type="float">
            <text:p>918000</text:p>
          </table:table-cell>
          <table:table-cell office:value-type="float" office:value="915000" calcext:value-type="float">
            <text:p>915000</text:p>
          </table:table-cell>
          <table:table-cell office:value-type="float" office:value="888000" calcext:value-type="float">
            <text:p>888000</text:p>
          </table:table-cell>
          <table:table-cell office:value-type="float" office:value="946000" calcext:value-type="float">
            <text:p>946000</text:p>
          </table:table-cell>
          <table:table-cell office:value-type="float" office:value="917000" calcext:value-type="float">
            <text:p>917000</text:p>
          </table:table-cell>
          <table:table-cell office:value-type="float" office:value="913000" calcext:value-type="float">
            <text:p>913000</text:p>
          </table:table-cell>
          <table:table-cell office:value-type="float" office:value="886000" calcext:value-type="float">
            <text:p>886000</text:p>
          </table:table-cell>
          <table:table-cell office:value-type="float" office:value="924000" calcext:value-type="float">
            <text:p>924000</text:p>
          </table:table-cell>
          <table:table-cell office:value-type="float" office:value="964000" calcext:value-type="float">
            <text:p>964000</text:p>
          </table:table-cell>
          <table:table-cell office:value-type="float" office:value="917000" calcext:value-type="float">
            <text:p>917000</text:p>
          </table:table-cell>
          <table:table-cell table:number-columns-repeated="2" office:value-type="float" office:value="920000" calcext:value-type="float">
            <text:p>920000</text:p>
          </table:table-cell>
          <table:table-cell office:value-type="float" office:value="938000" calcext:value-type="float">
            <text:p>938000</text:p>
          </table:table-cell>
          <table:table-cell office:value-type="float" office:value="918000" calcext:value-type="float">
            <text:p>918000</text:p>
          </table:table-cell>
          <table:table-cell office:value-type="float" office:value="892000" calcext:value-type="float">
            <text:p>892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927000" calcext:value-type="float">
            <text:p>927000</text:p>
          </table:table-cell>
          <table:table-cell office:value-type="float" office:value="952000" calcext:value-type="float">
            <text:p>952000</text:p>
          </table:table-cell>
          <table:table-cell office:value-type="float" office:value="917000" calcext:value-type="float">
            <text:p>917000</text:p>
          </table:table-cell>
          <table:table-cell office:value-type="float" office:value="922000" calcext:value-type="float">
            <text:p>922000</text:p>
          </table:table-cell>
          <table:table-cell office:value-type="float" office:value="918000" calcext:value-type="float">
            <text:p>918000</text:p>
          </table:table-cell>
          <table:table-cell office:value-type="float" office:value="914000" calcext:value-type="float">
            <text:p>914000</text:p>
          </table:table-cell>
          <table:table-cell office:value-type="float" office:value="919000" calcext:value-type="float">
            <text:p>919000</text:p>
          </table:table-cell>
          <table:table-cell office:value-type="float" office:value="918000" calcext:value-type="float">
            <text:p>918000</text:p>
          </table:table-cell>
          <table:table-cell office:value-type="float" office:value="917000" calcext:value-type="float">
            <text:p>917000</text:p>
          </table:table-cell>
          <table:table-cell office:value-type="float" office:value="919000" calcext:value-type="float">
            <text:p>919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16000" calcext:value-type="float">
            <text:p>916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925000" calcext:value-type="float">
            <text:p>925000</text:p>
          </table:table-cell>
          <table:table-cell office:value-type="float" office:value="941000" calcext:value-type="float">
            <text:p>941000</text:p>
          </table:table-cell>
          <table:table-cell office:value-type="float" office:value="916000" calcext:value-type="float">
            <text:p>916000</text:p>
          </table:table-cell>
          <table:table-cell office:value-type="float" office:value="892000" calcext:value-type="float">
            <text:p>892000</text:p>
          </table:table-cell>
          <table:table-cell office:value-type="float" office:value="918000" calcext:value-type="float">
            <text:p>918000</text:p>
          </table:table-cell>
          <table:table-cell office:value-type="float" office:value="921000" calcext:value-type="float">
            <text:p>921000</text:p>
          </table:table-cell>
          <table:table-cell office:value-type="float" office:value="1742000" calcext:value-type="float">
            <text:p>1742000</text:p>
          </table:table-cell>
          <table:table-cell office:value-type="float" office:value="914000" calcext:value-type="float">
            <text:p>914000</text:p>
          </table:table-cell>
          <table:table-cell office:value-type="float" office:value="929000" calcext:value-type="float">
            <text:p>929000</text:p>
          </table:table-cell>
          <table:table-cell office:value-type="float" office:value="910000" calcext:value-type="float">
            <text:p>910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919000" calcext:value-type="float">
            <text:p>919000</text:p>
          </table:table-cell>
          <table:table-cell office:value-type="float" office:value="948000" calcext:value-type="float">
            <text:p>948000</text:p>
          </table:table-cell>
          <table:table-cell office:value-type="float" office:value="918000" calcext:value-type="float">
            <text:p>918000</text:p>
          </table:table-cell>
          <table:table-cell office:value-type="float" office:value="893000" calcext:value-type="float">
            <text:p>893000</text:p>
          </table:table-cell>
          <table:table-cell office:value-type="float" office:value="889000" calcext:value-type="float">
            <text:p>88900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AVERAGE([.A20:.AY20])" office:value-type="float" office:value="985866.470588235" calcext:value-type="float">
            <text:p>985866.4705882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71000" calcext:value-type="float">
            <text:p>871000</text:p>
          </table:table-cell>
          <table:table-cell office:value-type="float" office:value="911000" calcext:value-type="float">
            <text:p>911000</text:p>
          </table:table-cell>
          <table:table-cell office:value-type="float" office:value="853000" calcext:value-type="float">
            <text:p>853000</text:p>
          </table:table-cell>
          <table:table-cell office:value-type="float" office:value="879000" calcext:value-type="float">
            <text:p>879000</text:p>
          </table:table-cell>
          <table:table-cell office:value-type="float" office:value="868000" calcext:value-type="float">
            <text:p>868000</text:p>
          </table:table-cell>
          <table:table-cell office:value-type="float" office:value="903000" calcext:value-type="float">
            <text:p>903000</text:p>
          </table:table-cell>
          <table:table-cell office:value-type="float" office:value="871000" calcext:value-type="float">
            <text:p>871000</text:p>
          </table:table-cell>
          <table:table-cell office:value-type="float" office:value="854000" calcext:value-type="float">
            <text:p>854000</text:p>
          </table:table-cell>
          <table:table-cell office:value-type="float" office:value="869000" calcext:value-type="float">
            <text:p>869000</text:p>
          </table:table-cell>
          <table:table-cell office:value-type="float" office:value="872000" calcext:value-type="float">
            <text:p>872000</text:p>
          </table:table-cell>
          <table:table-cell office:value-type="float" office:value="897000" calcext:value-type="float">
            <text:p>897000</text:p>
          </table:table-cell>
          <table:table-cell office:value-type="float" office:value="868000" calcext:value-type="float">
            <text:p>868000</text:p>
          </table:table-cell>
          <table:table-cell office:value-type="float" office:value="867000" calcext:value-type="float">
            <text:p>867000</text:p>
          </table:table-cell>
          <table:table-cell office:value-type="float" office:value="875000" calcext:value-type="float">
            <text:p>875000</text:p>
          </table:table-cell>
          <table:table-cell office:value-type="float" office:value="872000" calcext:value-type="float">
            <text:p>872000</text:p>
          </table:table-cell>
          <table:table-cell office:value-type="float" office:value="892000" calcext:value-type="float">
            <text:p>892000</text:p>
          </table:table-cell>
          <table:table-cell office:value-type="float" office:value="868000" calcext:value-type="float">
            <text:p>868000</text:p>
          </table:table-cell>
          <table:table-cell table:number-columns-repeated="2" office:value-type="float" office:value="871000" calcext:value-type="float">
            <text:p>871000</text:p>
          </table:table-cell>
          <table:table-cell office:value-type="float" office:value="908000" calcext:value-type="float">
            <text:p>908000</text:p>
          </table:table-cell>
          <table:table-cell office:value-type="float" office:value="872000" calcext:value-type="float">
            <text:p>872000</text:p>
          </table:table-cell>
          <table:table-cell office:value-type="float" office:value="875000" calcext:value-type="float">
            <text:p>875000</text:p>
          </table:table-cell>
          <table:table-cell office:value-type="float" office:value="868000" calcext:value-type="float">
            <text:p>868000</text:p>
          </table:table-cell>
          <table:table-cell office:value-type="float" office:value="899000" calcext:value-type="float">
            <text:p>899000</text:p>
          </table:table-cell>
          <table:table-cell office:value-type="float" office:value="868000" calcext:value-type="float">
            <text:p>868000</text:p>
          </table:table-cell>
          <table:table-cell office:value-type="float" office:value="878000" calcext:value-type="float">
            <text:p>878000</text:p>
          </table:table-cell>
          <table:table-cell office:value-type="float" office:value="872000" calcext:value-type="float">
            <text:p>872000</text:p>
          </table:table-cell>
          <table:table-cell office:value-type="float" office:value="887000" calcext:value-type="float">
            <text:p>887000</text:p>
          </table:table-cell>
          <table:table-cell office:value-type="float" office:value="869000" calcext:value-type="float">
            <text:p>869000</text:p>
          </table:table-cell>
          <table:table-cell office:value-type="float" office:value="861000" calcext:value-type="float">
            <text:p>861000</text:p>
          </table:table-cell>
          <table:table-cell office:value-type="float" office:value="870000" calcext:value-type="float">
            <text:p>870000</text:p>
          </table:table-cell>
          <table:table-cell office:value-type="float" office:value="844000" calcext:value-type="float">
            <text:p>844000</text:p>
          </table:table-cell>
          <table:table-cell office:value-type="float" office:value="871000" calcext:value-type="float">
            <text:p>871000</text:p>
          </table:table-cell>
          <table:table-cell office:value-type="float" office:value="894000" calcext:value-type="float">
            <text:p>894000</text:p>
          </table:table-cell>
          <table:table-cell office:value-type="float" office:value="873000" calcext:value-type="float">
            <text:p>873000</text:p>
          </table:table-cell>
          <table:table-cell office:value-type="float" office:value="868000" calcext:value-type="float">
            <text:p>868000</text:p>
          </table:table-cell>
          <table:table-cell office:value-type="float" office:value="873000" calcext:value-type="float">
            <text:p>873000</text:p>
          </table:table-cell>
          <table:table-cell office:value-type="float" office:value="897000" calcext:value-type="float">
            <text:p>897000</text:p>
          </table:table-cell>
          <table:table-cell office:value-type="float" office:value="872000" calcext:value-type="float">
            <text:p>872000</text:p>
          </table:table-cell>
          <table:table-cell office:value-type="float" office:value="875000" calcext:value-type="float">
            <text:p>875000</text:p>
          </table:table-cell>
          <table:table-cell office:value-type="float" office:value="873000" calcext:value-type="float">
            <text:p>873000</text:p>
          </table:table-cell>
          <table:table-cell office:value-type="float" office:value="869000" calcext:value-type="float">
            <text:p>869000</text:p>
          </table:table-cell>
          <table:table-cell office:value-type="float" office:value="918000" calcext:value-type="float">
            <text:p>918000</text:p>
          </table:table-cell>
          <table:table-cell office:value-type="float" office:value="843000" calcext:value-type="float">
            <text:p>843000</text:p>
          </table:table-cell>
          <table:table-cell office:value-type="float" office:value="883000" calcext:value-type="float">
            <text:p>883000</text:p>
          </table:table-cell>
          <table:table-cell office:value-type="float" office:value="875000" calcext:value-type="float">
            <text:p>875000</text:p>
          </table:table-cell>
          <table:table-cell office:value-type="float" office:value="869000" calcext:value-type="float">
            <text:p>869000</text:p>
          </table:table-cell>
          <table:table-cell office:value-type="float" office:value="874000" calcext:value-type="float">
            <text:p>874000</text:p>
          </table:table-cell>
          <table:table-cell office:value-type="float" office:value="894000" calcext:value-type="float">
            <text:p>894000</text:p>
          </table:table-cell>
          <table:table-cell office:value-type="float" office:value="844000" calcext:value-type="float">
            <text:p>84400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AVERAGE([.A21:.AY21])" office:value-type="float" office:value="858200" calcext:value-type="float">
            <text:p>8582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89000" calcext:value-type="float">
            <text:p>989000</text:p>
          </table:table-cell>
          <table:table-cell office:value-type="float" office:value="985000" calcext:value-type="float">
            <text:p>985000</text:p>
          </table:table-cell>
          <table:table-cell office:value-type="float" office:value="974000" calcext:value-type="float">
            <text:p>974000</text:p>
          </table:table-cell>
          <table:table-cell office:value-type="float" office:value="968000" calcext:value-type="float">
            <text:p>968000</text:p>
          </table:table-cell>
          <table:table-cell office:value-type="float" office:value="984000" calcext:value-type="float">
            <text:p>984000</text:p>
          </table:table-cell>
          <table:table-cell office:value-type="float" office:value="949000" calcext:value-type="float">
            <text:p>949000</text:p>
          </table:table-cell>
          <table:table-cell office:value-type="float" office:value="975000" calcext:value-type="float">
            <text:p>975000</text:p>
          </table:table-cell>
          <table:table-cell office:value-type="float" office:value="983000" calcext:value-type="float">
            <text:p>983000</text:p>
          </table:table-cell>
          <table:table-cell office:value-type="float" office:value="976000" calcext:value-type="float">
            <text:p>976000</text:p>
          </table:table-cell>
          <table:table-cell office:value-type="float" office:value="991000" calcext:value-type="float">
            <text:p>991000</text:p>
          </table:table-cell>
          <table:table-cell office:value-type="float" office:value="1007000" calcext:value-type="float">
            <text:p>1007000</text:p>
          </table:table-cell>
          <table:table-cell office:value-type="float" office:value="976000" calcext:value-type="float">
            <text:p>976000</text:p>
          </table:table-cell>
          <table:table-cell office:value-type="float" office:value="1001000" calcext:value-type="float">
            <text:p>1001000</text:p>
          </table:table-cell>
          <table:table-cell office:value-type="float" office:value="957000" calcext:value-type="float">
            <text:p>957000</text:p>
          </table:table-cell>
          <table:table-cell office:value-type="float" office:value="987000" calcext:value-type="float">
            <text:p>987000</text:p>
          </table:table-cell>
          <table:table-cell office:value-type="float" office:value="1007000" calcext:value-type="float">
            <text:p>1007000</text:p>
          </table:table-cell>
          <table:table-cell office:value-type="float" office:value="986000" calcext:value-type="float">
            <text:p>986000</text:p>
          </table:table-cell>
          <table:table-cell office:value-type="float" office:value="977000" calcext:value-type="float">
            <text:p>977000</text:p>
          </table:table-cell>
          <table:table-cell office:value-type="float" office:value="981000" calcext:value-type="float">
            <text:p>981000</text:p>
          </table:table-cell>
          <table:table-cell table:number-columns-repeated="2" office:value-type="float" office:value="982000" calcext:value-type="float">
            <text:p>982000</text:p>
          </table:table-cell>
          <table:table-cell office:value-type="float" office:value="978000" calcext:value-type="float">
            <text:p>978000</text:p>
          </table:table-cell>
          <table:table-cell office:value-type="float" office:value="977000" calcext:value-type="float">
            <text:p>977000</text:p>
          </table:table-cell>
          <table:table-cell office:value-type="float" office:value="987000" calcext:value-type="float">
            <text:p>987000</text:p>
          </table:table-cell>
          <table:table-cell office:value-type="float" office:value="1010000" calcext:value-type="float">
            <text:p>1010000</text:p>
          </table:table-cell>
          <table:table-cell office:value-type="float" office:value="976000" calcext:value-type="float">
            <text:p>976000</text:p>
          </table:table-cell>
          <table:table-cell office:value-type="float" office:value="975000" calcext:value-type="float">
            <text:p>975000</text:p>
          </table:table-cell>
          <table:table-cell office:value-type="float" office:value="953000" calcext:value-type="float">
            <text:p>953000</text:p>
          </table:table-cell>
          <table:table-cell office:value-type="float" office:value="979000" calcext:value-type="float">
            <text:p>979000</text:p>
          </table:table-cell>
          <table:table-cell office:value-type="float" office:value="949000" calcext:value-type="float">
            <text:p>949000</text:p>
          </table:table-cell>
          <table:table-cell office:value-type="float" office:value="981000" calcext:value-type="float">
            <text:p>9810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975000" calcext:value-type="float">
            <text:p>975000</text:p>
          </table:table-cell>
          <table:table-cell office:value-type="float" office:value="977000" calcext:value-type="float">
            <text:p>977000</text:p>
          </table:table-cell>
          <table:table-cell office:value-type="float" office:value="944000" calcext:value-type="float">
            <text:p>944000</text:p>
          </table:table-cell>
          <table:table-cell office:value-type="float" office:value="973000" calcext:value-type="float">
            <text:p>973000</text:p>
          </table:table-cell>
          <table:table-cell office:value-type="float" office:value="947000" calcext:value-type="float">
            <text:p>947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1002000" calcext:value-type="float">
            <text:p>1002000</text:p>
          </table:table-cell>
          <table:table-cell table:number-columns-repeated="2" office:value-type="float" office:value="975000" calcext:value-type="float">
            <text:p>975000</text:p>
          </table:table-cell>
          <table:table-cell office:value-type="float" office:value="977000" calcext:value-type="float">
            <text:p>977000</text:p>
          </table:table-cell>
          <table:table-cell office:value-type="float" office:value="985000" calcext:value-type="float">
            <text:p>985000</text:p>
          </table:table-cell>
          <table:table-cell office:value-type="float" office:value="976000" calcext:value-type="float">
            <text:p>976000</text:p>
          </table:table-cell>
          <table:table-cell office:value-type="float" office:value="1005000" calcext:value-type="float">
            <text:p>1005000</text:p>
          </table:table-cell>
          <table:table-cell office:value-type="float" office:value="946000" calcext:value-type="float">
            <text:p>946000</text:p>
          </table:table-cell>
          <table:table-cell office:value-type="float" office:value="988000" calcext:value-type="float">
            <text:p>988000</text:p>
          </table:table-cell>
          <table:table-cell office:value-type="float" office:value="982000" calcext:value-type="float">
            <text:p>982000</text:p>
          </table:table-cell>
          <table:table-cell office:value-type="float" office:value="1628000" calcext:value-type="float">
            <text:p>1628000</text:p>
          </table:table-cell>
          <table:table-cell office:value-type="float" office:value="988000" calcext:value-type="float">
            <text:p>98800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AVERAGE([.A22:.AY22])" office:value-type="float" office:value="973121.764705882" calcext:value-type="float">
            <text:p>973121.7647058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05000" calcext:value-type="float">
            <text:p>1105000</text:p>
          </table:table-cell>
          <table:table-cell office:value-type="float" office:value="1116000" calcext:value-type="float">
            <text:p>1116000</text:p>
          </table:table-cell>
          <table:table-cell office:value-type="float" office:value="1126000" calcext:value-type="float">
            <text:p>1126000</text:p>
          </table:table-cell>
          <table:table-cell office:value-type="float" office:value="1078000" calcext:value-type="float">
            <text:p>1078000</text:p>
          </table:table-cell>
          <table:table-cell office:value-type="float" office:value="1109000" calcext:value-type="float">
            <text:p>1109000</text:p>
          </table:table-cell>
          <table:table-cell office:value-type="float" office:value="1115000" calcext:value-type="float">
            <text:p>1115000</text:p>
          </table:table-cell>
          <table:table-cell office:value-type="float" office:value="1144000" calcext:value-type="float">
            <text:p>1144000</text:p>
          </table:table-cell>
          <table:table-cell office:value-type="float" office:value="1111000" calcext:value-type="float">
            <text:p>1111000</text:p>
          </table:table-cell>
          <table:table-cell office:value-type="float" office:value="1115000" calcext:value-type="float">
            <text:p>1115000</text:p>
          </table:table-cell>
          <table:table-cell office:value-type="float" office:value="1139000" calcext:value-type="float">
            <text:p>1139000</text:p>
          </table:table-cell>
          <table:table-cell office:value-type="float" office:value="1083000" calcext:value-type="float">
            <text:p>1083000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1136000" calcext:value-type="float">
            <text:p>1136000</text:p>
          </table:table-cell>
          <table:table-cell office:value-type="float" office:value="1121000" calcext:value-type="float">
            <text:p>1121000</text:p>
          </table:table-cell>
          <table:table-cell office:value-type="float" office:value="1107000" calcext:value-type="float">
            <text:p>1107000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1197000" calcext:value-type="float">
            <text:p>1197000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1157000" calcext:value-type="float">
            <text:p>1157000</text:p>
          </table:table-cell>
          <table:table-cell office:value-type="float" office:value="1116000" calcext:value-type="float">
            <text:p>11160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1111000" calcext:value-type="float">
            <text:p>1111000</text:p>
          </table:table-cell>
          <table:table-cell office:value-type="float" office:value="1139000" calcext:value-type="float">
            <text:p>1139000</text:p>
          </table:table-cell>
          <table:table-cell office:value-type="float" office:value="1113000" calcext:value-type="float">
            <text:p>1113000</text:p>
          </table:table-cell>
          <table:table-cell office:value-type="float" office:value="1136000" calcext:value-type="float">
            <text:p>1136000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1114000" calcext:value-type="float">
            <text:p>1114000</text:p>
          </table:table-cell>
          <table:table-cell office:value-type="float" office:value="1144000" calcext:value-type="float">
            <text:p>1144000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1111000" calcext:value-type="float">
            <text:p>1111000</text:p>
          </table:table-cell>
          <table:table-cell office:value-type="float" office:value="1115000" calcext:value-type="float">
            <text:p>1115000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1116000" calcext:value-type="float">
            <text:p>1116000</text:p>
          </table:table-cell>
          <table:table-cell office:value-type="float" office:value="1113000" calcext:value-type="float">
            <text:p>1113000</text:p>
          </table:table-cell>
          <table:table-cell office:value-type="float" office:value="1126000" calcext:value-type="float">
            <text:p>1126000</text:p>
          </table:table-cell>
          <table:table-cell office:value-type="float" office:value="1118000" calcext:value-type="float">
            <text:p>1118000</text:p>
          </table:table-cell>
          <table:table-cell office:value-type="float" office:value="1114000" calcext:value-type="float">
            <text:p>1114000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1115000" calcext:value-type="float">
            <text:p>1115000</text:p>
          </table:table-cell>
          <table:table-cell office:value-type="float" office:value="1123000" calcext:value-type="float">
            <text:p>1123000</text:p>
          </table:table-cell>
          <table:table-cell office:value-type="float" office:value="1113000" calcext:value-type="float">
            <text:p>1113000</text:p>
          </table:table-cell>
          <table:table-cell table:number-columns-repeated="2" office:value-type="float" office:value="1124000" calcext:value-type="float">
            <text:p>1124000</text:p>
          </table:table-cell>
          <table:table-cell office:value-type="float" office:value="1111000" calcext:value-type="float">
            <text:p>1111000</text:p>
          </table:table-cell>
          <table:table-cell office:value-type="float" office:value="1117000" calcext:value-type="float">
            <text:p>1117000</text:p>
          </table:table-cell>
          <table:table-cell office:value-type="float" office:value="1144000" calcext:value-type="float">
            <text:p>114400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AVERAGE([.A23:.AY23])" office:value-type="float" office:value="1100788.62745098" calcext:value-type="float">
            <text:p>1100788.6274509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55000" calcext:value-type="float">
            <text:p>1155000</text:p>
          </table:table-cell>
          <table:table-cell office:value-type="float" office:value="1195000" calcext:value-type="float">
            <text:p>1195000</text:p>
          </table:table-cell>
          <table:table-cell office:value-type="float" office:value="1235000" calcext:value-type="float">
            <text:p>1235000</text:p>
          </table:table-cell>
          <table:table-cell office:value-type="float" office:value="1206000" calcext:value-type="float">
            <text:p>1206000</text:p>
          </table:table-cell>
          <table:table-cell office:value-type="float" office:value="1199000" calcext:value-type="float">
            <text:p>1199000</text:p>
          </table:table-cell>
          <table:table-cell office:value-type="float" office:value="1206000" calcext:value-type="float">
            <text:p>1206000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1194000" calcext:value-type="float">
            <text:p>1194000</text:p>
          </table:table-cell>
          <table:table-cell office:value-type="float" office:value="1191000" calcext:value-type="float">
            <text:p>1191000</text:p>
          </table:table-cell>
          <table:table-cell office:value-type="float" office:value="1163000" calcext:value-type="float">
            <text:p>1163000</text:p>
          </table:table-cell>
          <table:table-cell office:value-type="float" office:value="1195000" calcext:value-type="float">
            <text:p>1195000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1154000" calcext:value-type="float">
            <text:p>1154000</text:p>
          </table:table-cell>
          <table:table-cell office:value-type="float" office:value="1209000" calcext:value-type="float">
            <text:p>1209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96000" calcext:value-type="float">
            <text:p>1196000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1216000" calcext:value-type="float">
            <text:p>1216000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95000" calcext:value-type="float">
            <text:p>1195000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1163000" calcext:value-type="float">
            <text:p>1163000</text:p>
          </table:table-cell>
          <table:table-cell office:value-type="float" office:value="1194000" calcext:value-type="float">
            <text:p>1194000</text:p>
          </table:table-cell>
          <table:table-cell office:value-type="float" office:value="1231000" calcext:value-type="float">
            <text:p>1231000</text:p>
          </table:table-cell>
          <table:table-cell office:value-type="float" office:value="1192000" calcext:value-type="float">
            <text:p>1192000</text:p>
          </table:table-cell>
          <table:table-cell office:value-type="float" office:value="1187000" calcext:value-type="float">
            <text:p>1187000</text:p>
          </table:table-cell>
          <table:table-cell office:value-type="float" office:value="1154000" calcext:value-type="float">
            <text:p>1154000</text:p>
          </table:table-cell>
          <table:table-cell office:value-type="float" office:value="1237000" calcext:value-type="float">
            <text:p>1237000</text:p>
          </table:table-cell>
          <table:table-cell office:value-type="float" office:value="1217000" calcext:value-type="float">
            <text:p>1217000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1195000" calcext:value-type="float">
            <text:p>1195000</text:p>
          </table:table-cell>
          <table:table-cell office:value-type="float" office:value="1196000" calcext:value-type="float">
            <text:p>1196000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1245000" calcext:value-type="float">
            <text:p>1245000</text:p>
          </table:table-cell>
          <table:table-cell office:value-type="float" office:value="1188000" calcext:value-type="float">
            <text:p>1188000</text:p>
          </table:table-cell>
          <table:table-cell office:value-type="float" office:value="1194000" calcext:value-type="float">
            <text:p>1194000</text:p>
          </table:table-cell>
          <table:table-cell office:value-type="float" office:value="1195000" calcext:value-type="float">
            <text:p>1195000</text:p>
          </table:table-cell>
          <table:table-cell office:value-type="float" office:value="1214000" calcext:value-type="float">
            <text:p>1214000</text:p>
          </table:table-cell>
          <table:table-cell office:value-type="float" office:value="1189000" calcext:value-type="float">
            <text:p>1189000</text:p>
          </table:table-cell>
          <table:table-cell office:value-type="float" office:value="1193000" calcext:value-type="float">
            <text:p>1193000</text:p>
          </table:table-cell>
          <table:table-cell office:value-type="float" office:value="1197000" calcext:value-type="float">
            <text:p>1197000</text:p>
          </table:table-cell>
          <table:table-cell office:value-type="float" office:value="1196000" calcext:value-type="float">
            <text:p>1196000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1199000" calcext:value-type="float">
            <text:p>1199000</text:p>
          </table:table-cell>
          <table:table-cell office:value-type="float" office:value="2455000" calcext:value-type="float">
            <text:p>2455000</text:p>
          </table:table-cell>
          <table:table-cell office:value-type="float" office:value="2308000" calcext:value-type="float">
            <text:p>2308000</text:p>
          </table:table-cell>
          <table:table-cell office:value-type="float" office:value="1189000" calcext:value-type="float">
            <text:p>1189000</text:p>
          </table:table-cell>
          <table:table-cell office:value-type="float" office:value="1208000" calcext:value-type="float">
            <text:p>1208000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AVERAGE([.A24:.AY24])" office:value-type="float" office:value="1221808.43137255" calcext:value-type="float">
            <text:p>1221808.431372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9000" calcext:value-type="float">
            <text:p>429000</text:p>
          </table:table-cell>
          <table:table-cell office:value-type="float" office:value="471000" calcext:value-type="float">
            <text:p>471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1239000" calcext:value-type="float">
            <text:p>1239000</text:p>
          </table:table-cell>
          <table:table-cell office:value-type="float" office:value="417000" calcext:value-type="float">
            <text:p>417000</text:p>
          </table:table-cell>
          <table:table-cell office:value-type="float" office:value="438000" calcext:value-type="float">
            <text:p>438000</text:p>
          </table:table-cell>
          <table:table-cell office:value-type="float" office:value="428000" calcext:value-type="float">
            <text:p>428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428000" calcext:value-type="float">
            <text:p>428000</text:p>
          </table:table-cell>
          <table:table-cell table:number-columns-repeated="2" office:value-type="float" office:value="432000" calcext:value-type="float">
            <text:p>432000</text:p>
          </table:table-cell>
          <table:table-cell office:value-type="float" office:value="428000" calcext:value-type="float">
            <text:p>428000</text:p>
          </table:table-cell>
          <table:table-cell table:number-columns-repeated="2" office:value-type="float" office:value="418000" calcext:value-type="float">
            <text:p>418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418000" calcext:value-type="float">
            <text:p>418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58000" calcext:value-type="float">
            <text:p>458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64000" calcext:value-type="float">
            <text:p>464000</text:p>
          </table:table-cell>
          <table:table-cell office:value-type="float" office:value="453000" calcext:value-type="float">
            <text:p>453000</text:p>
          </table:table-cell>
          <table:table-cell office:value-type="float" office:value="431000" calcext:value-type="float">
            <text:p>431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431000" calcext:value-type="float">
            <text:p>431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44000" calcext:value-type="float">
            <text:p>444000</text:p>
          </table:table-cell>
          <table:table-cell office:value-type="float" office:value="433000" calcext:value-type="float">
            <text:p>433000</text:p>
          </table:table-cell>
          <table:table-cell office:value-type="float" office:value="429000" calcext:value-type="float">
            <text:p>429000</text:p>
          </table:table-cell>
          <table:table-cell table:number-columns-repeated="2" office:value-type="float" office:value="417000" calcext:value-type="float">
            <text:p>417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29000" calcext:value-type="float">
            <text:p>429000</text:p>
          </table:table-cell>
          <table:table-cell office:value-type="float" office:value="434000" calcext:value-type="float">
            <text:p>434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435000" calcext:value-type="float">
            <text:p>435000</text:p>
          </table:table-cell>
          <table:table-cell office:value-type="float" office:value="466000" calcext:value-type="float">
            <text:p>466000</text:p>
          </table:table-cell>
          <table:table-cell office:value-type="float" office:value="431000" calcext:value-type="float">
            <text:p>43100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AVERAGE([.A25:.AY25])" office:value-type="float" office:value="441436.078431373" calcext:value-type="float">
            <text:p>441436.07843137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1302000" calcext:value-type="float">
            <text:p>1302000</text:p>
          </table:table-cell>
          <table:table-cell office:value-type="float" office:value="1262000" calcext:value-type="float">
            <text:p>1262000</text:p>
          </table:table-cell>
          <table:table-cell office:value-type="float" office:value="1289000" calcext:value-type="float">
            <text:p>1289000</text:p>
          </table:table-cell>
          <table:table-cell office:value-type="float" office:value="1291000" calcext:value-type="float">
            <text:p>1291000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1255000" calcext:value-type="float">
            <text:p>1255000</text:p>
          </table:table-cell>
          <table:table-cell office:value-type="float" office:value="1296000" calcext:value-type="float">
            <text:p>1296000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1217000" calcext:value-type="float">
            <text:p>1217000</text:p>
          </table:table-cell>
          <table:table-cell office:value-type="float" office:value="1259000" calcext:value-type="float">
            <text:p>1259000</text:p>
          </table:table-cell>
          <table:table-cell office:value-type="float" office:value="1279000" calcext:value-type="float">
            <text:p>1279000</text:p>
          </table:table-cell>
          <table:table-cell office:value-type="float" office:value="1269000" calcext:value-type="float">
            <text:p>1269000</text:p>
          </table:table-cell>
          <table:table-cell office:value-type="float" office:value="1245000" calcext:value-type="float">
            <text:p>1245000</text:p>
          </table:table-cell>
          <table:table-cell office:value-type="float" office:value="1255000" calcext:value-type="float">
            <text:p>1255000</text:p>
          </table:table-cell>
          <table:table-cell office:value-type="float" office:value="1288000" calcext:value-type="float">
            <text:p>1288000</text:p>
          </table:table-cell>
          <table:table-cell office:value-type="float" office:value="1253000" calcext:value-type="float">
            <text:p>1253000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1283000" calcext:value-type="float">
            <text:p>1283000</text:p>
          </table:table-cell>
          <table:table-cell office:value-type="float" office:value="1277000" calcext:value-type="float">
            <text:p>1277000</text:p>
          </table:table-cell>
          <table:table-cell office:value-type="float" office:value="1211000" calcext:value-type="float">
            <text:p>1211000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295000" calcext:value-type="float">
            <text:p>1295000</text:p>
          </table:table-cell>
          <table:table-cell office:value-type="float" office:value="1304000" calcext:value-type="float">
            <text:p>1304000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1252000" calcext:value-type="float">
            <text:p>1252000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1254000" calcext:value-type="float">
            <text:p>1254000</text:p>
          </table:table-cell>
          <table:table-cell office:value-type="float" office:value="1261000" calcext:value-type="float">
            <text:p>1261000</text:p>
          </table:table-cell>
          <table:table-cell office:value-type="float" office:value="1255000" calcext:value-type="float">
            <text:p>1255000</text:p>
          </table:table-cell>
          <table:table-cell office:value-type="float" office:value="1293000" calcext:value-type="float">
            <text:p>1293000</text:p>
          </table:table-cell>
          <table:table-cell office:value-type="float" office:value="1217000" calcext:value-type="float">
            <text:p>1217000</text:p>
          </table:table-cell>
          <table:table-cell office:value-type="float" office:value="1259000" calcext:value-type="float">
            <text:p>1259000</text:p>
          </table:table-cell>
          <table:table-cell office:value-type="float" office:value="1290000" calcext:value-type="float">
            <text:p>1290000</text:p>
          </table:table-cell>
          <table:table-cell office:value-type="float" office:value="1282000" calcext:value-type="float">
            <text:p>1282000</text:p>
          </table:table-cell>
          <table:table-cell table:number-columns-repeated="2" office:value-type="float" office:value="1252000" calcext:value-type="float">
            <text:p>1252000</text:p>
          </table:table-cell>
          <table:table-cell office:value-type="float" office:value="1265000" calcext:value-type="float">
            <text:p>1265000</text:p>
          </table:table-cell>
          <table:table-cell office:value-type="float" office:value="1281000" calcext:value-type="float">
            <text:p>1281000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1263000" calcext:value-type="float">
            <text:p>1263000</text:p>
          </table:table-cell>
          <table:table-cell office:value-type="float" office:value="1256000" calcext:value-type="float">
            <text:p>1256000</text:p>
          </table:table-cell>
          <table:table-cell office:value-type="float" office:value="1288000" calcext:value-type="float">
            <text:p>1288000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1214000" calcext:value-type="float">
            <text:p>1214000</text:p>
          </table:table-cell>
          <table:table-cell office:value-type="float" office:value="1256000" calcext:value-type="float">
            <text:p>1256000</text:p>
          </table:table-cell>
          <table:table-cell office:value-type="float" office:value="1248000" calcext:value-type="float">
            <text:p>1248000</text:p>
          </table:table-cell>
          <table:table-cell office:value-type="float" office:value="1259000" calcext:value-type="float">
            <text:p>12590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AVERAGE([.A26:.AY26])" office:value-type="float" office:value="1238514.70588235" calcext:value-type="float">
            <text:p>1238514.7058823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9000" calcext:value-type="float">
            <text:p>1529000</text:p>
          </table:table-cell>
          <table:table-cell office:value-type="float" office:value="1525000" calcext:value-type="float">
            <text:p>1525000</text:p>
          </table:table-cell>
          <table:table-cell office:value-type="float" office:value="1527000" calcext:value-type="float">
            <text:p>1527000</text:p>
          </table:table-cell>
          <table:table-cell office:value-type="float" office:value="1559000" calcext:value-type="float">
            <text:p>1559000</text:p>
          </table:table-cell>
          <table:table-cell office:value-type="float" office:value="1529000" calcext:value-type="float">
            <text:p>1529000</text:p>
          </table:table-cell>
          <table:table-cell office:value-type="float" office:value="1551000" calcext:value-type="float">
            <text:p>1551000</text:p>
          </table:table-cell>
          <table:table-cell office:value-type="float" office:value="1581000" calcext:value-type="float">
            <text:p>1581000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1562000" calcext:value-type="float">
            <text:p>1562000</text:p>
          </table:table-cell>
          <table:table-cell office:value-type="float" office:value="1551000" calcext:value-type="float">
            <text:p>1551000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1556000" calcext:value-type="float">
            <text:p>1556000</text:p>
          </table:table-cell>
          <table:table-cell office:value-type="float" office:value="1532000" calcext:value-type="float">
            <text:p>1532000</text:p>
          </table:table-cell>
          <table:table-cell office:value-type="float" office:value="1548000" calcext:value-type="float">
            <text:p>1548000</text:p>
          </table:table-cell>
          <table:table-cell office:value-type="float" office:value="1521000" calcext:value-type="float">
            <text:p>1521000</text:p>
          </table:table-cell>
          <table:table-cell office:value-type="float" office:value="1493000" calcext:value-type="float">
            <text:p>1493000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480000" calcext:value-type="float">
            <text:p>1480000</text:p>
          </table:table-cell>
          <table:table-cell office:value-type="float" office:value="2336000" calcext:value-type="float">
            <text:p>2336000</text:p>
          </table:table-cell>
          <table:table-cell office:value-type="float" office:value="1534000" calcext:value-type="float">
            <text:p>1534000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1528000" calcext:value-type="float">
            <text:p>1528000</text:p>
          </table:table-cell>
          <table:table-cell office:value-type="float" office:value="1507000" calcext:value-type="float">
            <text:p>1507000</text:p>
          </table:table-cell>
          <table:table-cell office:value-type="float" office:value="1513000" calcext:value-type="float">
            <text:p>1513000</text:p>
          </table:table-cell>
          <table:table-cell office:value-type="float" office:value="1555000" calcext:value-type="float">
            <text:p>1555000</text:p>
          </table:table-cell>
          <table:table-cell office:value-type="float" office:value="1527000" calcext:value-type="float">
            <text:p>1527000</text:p>
          </table:table-cell>
          <table:table-cell office:value-type="float" office:value="1569000" calcext:value-type="float">
            <text:p>1569000</text:p>
          </table:table-cell>
          <table:table-cell office:value-type="float" office:value="1527000" calcext:value-type="float">
            <text:p>1527000</text:p>
          </table:table-cell>
          <table:table-cell office:value-type="float" office:value="1559000" calcext:value-type="float">
            <text:p>1559000</text:p>
          </table:table-cell>
          <table:table-cell office:value-type="float" office:value="1542000" calcext:value-type="float">
            <text:p>1542000</text:p>
          </table:table-cell>
          <table:table-cell office:value-type="float" office:value="1482000" calcext:value-type="float">
            <text:p>1482000</text:p>
          </table:table-cell>
          <table:table-cell office:value-type="float" office:value="1527000" calcext:value-type="float">
            <text:p>1527000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1528000" calcext:value-type="float">
            <text:p>1528000</text:p>
          </table:table-cell>
          <table:table-cell office:value-type="float" office:value="1553000" calcext:value-type="float">
            <text:p>1553000</text:p>
          </table:table-cell>
          <table:table-cell office:value-type="float" office:value="1524000" calcext:value-type="float">
            <text:p>1524000</text:p>
          </table:table-cell>
          <table:table-cell office:value-type="float" office:value="1527000" calcext:value-type="float">
            <text:p>1527000</text:p>
          </table:table-cell>
          <table:table-cell office:value-type="float" office:value="1532000" calcext:value-type="float">
            <text:p>1532000</text:p>
          </table:table-cell>
          <table:table-cell office:value-type="float" office:value="1578000" calcext:value-type="float">
            <text:p>1578000</text:p>
          </table:table-cell>
          <table:table-cell office:value-type="float" office:value="1532000" calcext:value-type="float">
            <text:p>1532000</text:p>
          </table:table-cell>
          <table:table-cell office:value-type="float" office:value="1530000" calcext:value-type="float">
            <text:p>1530000</text:p>
          </table:table-cell>
          <table:table-cell office:value-type="float" office:value="1569000" calcext:value-type="float">
            <text:p>1569000</text:p>
          </table:table-cell>
          <table:table-cell office:value-type="float" office:value="1482000" calcext:value-type="float">
            <text:p>1482000</text:p>
          </table:table-cell>
          <table:table-cell office:value-type="float" office:value="1531000" calcext:value-type="float">
            <text:p>1531000</text:p>
          </table:table-cell>
          <table:table-cell office:value-type="float" office:value="1558000" calcext:value-type="float">
            <text:p>1558000</text:p>
          </table:table-cell>
          <table:table-cell office:value-type="float" office:value="1535000" calcext:value-type="float">
            <text:p>1535000</text:p>
          </table:table-cell>
          <table:table-cell office:value-type="float" office:value="1518000" calcext:value-type="float">
            <text:p>1518000</text:p>
          </table:table-cell>
          <table:table-cell office:value-type="float" office:value="1528000" calcext:value-type="float">
            <text:p>1528000</text:p>
          </table:table-cell>
          <table:table-cell office:value-type="float" office:value="1479000" calcext:value-type="float">
            <text:p>1479000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AVERAGE([.A27:.AY27])" office:value-type="float" office:value="1518103.1372549" calcext:value-type="float">
            <text:p>1518103.137254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687000" calcext:value-type="float">
            <text:p>1687000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1734000" calcext:value-type="float">
            <text:p>1734000</text:p>
          </table:table-cell>
          <table:table-cell office:value-type="float" office:value="1639000" calcext:value-type="float">
            <text:p>1639000</text:p>
          </table:table-cell>
          <table:table-cell office:value-type="float" office:value="1676000" calcext:value-type="float">
            <text:p>1676000</text:p>
          </table:table-cell>
          <table:table-cell office:value-type="float" office:value="1618000" calcext:value-type="float">
            <text:p>1618000</text:p>
          </table:table-cell>
          <table:table-cell office:value-type="float" office:value="1685000" calcext:value-type="float">
            <text:p>1685000</text:p>
          </table:table-cell>
          <table:table-cell office:value-type="float" office:value="1669000" calcext:value-type="float">
            <text:p>1669000</text:p>
          </table:table-cell>
          <table:table-cell office:value-type="float" office:value="1719000" calcext:value-type="float">
            <text:p>1719000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1688000" calcext:value-type="float">
            <text:p>1688000</text:p>
          </table:table-cell>
          <table:table-cell office:value-type="float" office:value="1706000" calcext:value-type="float">
            <text:p>1706000</text:p>
          </table:table-cell>
          <table:table-cell office:value-type="float" office:value="1703000" calcext:value-type="float">
            <text:p>1703000</text:p>
          </table:table-cell>
          <table:table-cell office:value-type="float" office:value="1711000" calcext:value-type="float">
            <text:p>1711000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1633000" calcext:value-type="float">
            <text:p>1633000</text:p>
          </table:table-cell>
          <table:table-cell office:value-type="float" office:value="1664000" calcext:value-type="float">
            <text:p>1664000</text:p>
          </table:table-cell>
          <table:table-cell office:value-type="float" office:value="1674000" calcext:value-type="float">
            <text:p>1674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1633000" calcext:value-type="float">
            <text:p>1633000</text:p>
          </table:table-cell>
          <table:table-cell office:value-type="float" office:value="1691000" calcext:value-type="float">
            <text:p>1691000</text:p>
          </table:table-cell>
          <table:table-cell office:value-type="float" office:value="1621000" calcext:value-type="float">
            <text:p>1621000</text:p>
          </table:table-cell>
          <table:table-cell office:value-type="float" office:value="1719000" calcext:value-type="float">
            <text:p>1719000</text:p>
          </table:table-cell>
          <table:table-cell office:value-type="float" office:value="1669000" calcext:value-type="float">
            <text:p>1669000</text:p>
          </table:table-cell>
          <table:table-cell office:value-type="float" office:value="1722000" calcext:value-type="float">
            <text:p>1722000</text:p>
          </table:table-cell>
          <table:table-cell office:value-type="float" office:value="1685000" calcext:value-type="float">
            <text:p>1685000</text:p>
          </table:table-cell>
          <table:table-cell office:value-type="float" office:value="1661000" calcext:value-type="float">
            <text:p>1661000</text:p>
          </table:table-cell>
          <table:table-cell office:value-type="float" office:value="1669000" calcext:value-type="float">
            <text:p>1669000</text:p>
          </table:table-cell>
          <table:table-cell office:value-type="float" office:value="1651000" calcext:value-type="float">
            <text:p>1651000</text:p>
          </table:table-cell>
          <table:table-cell office:value-type="float" office:value="1685000" calcext:value-type="float">
            <text:p>1685000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1681000" calcext:value-type="float">
            <text:p>1681000</text:p>
          </table:table-cell>
          <table:table-cell office:value-type="float" office:value="1713000" calcext:value-type="float">
            <text:p>1713000</text:p>
          </table:table-cell>
          <table:table-cell office:value-type="float" office:value="1631000" calcext:value-type="float">
            <text:p>1631000</text:p>
          </table:table-cell>
          <table:table-cell office:value-type="float" office:value="1686000" calcext:value-type="float">
            <text:p>1686000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696000" calcext:value-type="float">
            <text:p>1696000</text:p>
          </table:table-cell>
          <table:table-cell office:value-type="float" office:value="1693000" calcext:value-type="float">
            <text:p>1693000</text:p>
          </table:table-cell>
          <table:table-cell office:value-type="float" office:value="1743000" calcext:value-type="float">
            <text:p>1743000</text:p>
          </table:table-cell>
          <table:table-cell office:value-type="float" office:value="1694000" calcext:value-type="float">
            <text:p>1694000</text:p>
          </table:table-cell>
          <table:table-cell office:value-type="float" office:value="1708000" calcext:value-type="float">
            <text:p>1708000</text:p>
          </table:table-cell>
          <table:table-cell office:value-type="float" office:value="1678000" calcext:value-type="float">
            <text:p>1678000</text:p>
          </table:table-cell>
          <table:table-cell office:value-type="float" office:value="1712000" calcext:value-type="float">
            <text:p>1712000</text:p>
          </table:table-cell>
          <table:table-cell office:value-type="float" office:value="1700000" calcext:value-type="float">
            <text:p>1700000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AVERAGE([.A28:.AY28])" office:value-type="float" office:value="1652711.17647059" calcext:value-type="float">
            <text:p>1652711.1764705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787000" calcext:value-type="float">
            <text:p>1787000</text:p>
          </table:table-cell>
          <table:table-cell office:value-type="float" office:value="1743000" calcext:value-type="float">
            <text:p>1743000</text:p>
          </table:table-cell>
          <table:table-cell office:value-type="float" office:value="1781000" calcext:value-type="float">
            <text:p>1781000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795000" calcext:value-type="float">
            <text:p>1795000</text:p>
          </table:table-cell>
          <table:table-cell office:value-type="float" office:value="1736000" calcext:value-type="float">
            <text:p>1736000</text:p>
          </table:table-cell>
          <table:table-cell office:value-type="float" office:value="1791000" calcext:value-type="float">
            <text:p>1791000</text:p>
          </table:table-cell>
          <table:table-cell office:value-type="float" office:value="1792000" calcext:value-type="float">
            <text:p>1792000</text:p>
          </table:table-cell>
          <table:table-cell office:value-type="float" office:value="1764000" calcext:value-type="float">
            <text:p>1764000</text:p>
          </table:table-cell>
          <table:table-cell office:value-type="float" office:value="1745000" calcext:value-type="float">
            <text:p>1745000</text:p>
          </table:table-cell>
          <table:table-cell office:value-type="float" office:value="1740000" calcext:value-type="float">
            <text:p>1740000</text:p>
          </table:table-cell>
          <table:table-cell office:value-type="float" office:value="1789000" calcext:value-type="float">
            <text:p>1789000</text:p>
          </table:table-cell>
          <table:table-cell office:value-type="float" office:value="1771000" calcext:value-type="float">
            <text:p>1771000</text:p>
          </table:table-cell>
          <table:table-cell office:value-type="float" office:value="1747000" calcext:value-type="float">
            <text:p>1747000</text:p>
          </table:table-cell>
          <table:table-cell office:value-type="float" office:value="1794000" calcext:value-type="float">
            <text:p>1794000</text:p>
          </table:table-cell>
          <table:table-cell office:value-type="float" office:value="1723000" calcext:value-type="float">
            <text:p>1723000</text:p>
          </table:table-cell>
          <table:table-cell office:value-type="float" office:value="1773000" calcext:value-type="float">
            <text:p>1773000</text:p>
          </table:table-cell>
          <table:table-cell office:value-type="float" office:value="1689000" calcext:value-type="float">
            <text:p>1689000</text:p>
          </table:table-cell>
          <table:table-cell office:value-type="float" office:value="1775000" calcext:value-type="float">
            <text:p>1775000</text:p>
          </table:table-cell>
          <table:table-cell office:value-type="float" office:value="2548000" calcext:value-type="float">
            <text:p>2548000</text:p>
          </table:table-cell>
          <table:table-cell office:value-type="float" office:value="1755000" calcext:value-type="float">
            <text:p>1755000</text:p>
          </table:table-cell>
          <table:table-cell office:value-type="float" office:value="1758000" calcext:value-type="float">
            <text:p>1758000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796000" calcext:value-type="float">
            <text:p>1796000</text:p>
          </table:table-cell>
          <table:table-cell office:value-type="float" office:value="1752000" calcext:value-type="float">
            <text:p>1752000</text:p>
          </table:table-cell>
          <table:table-cell office:value-type="float" office:value="1763000" calcext:value-type="float">
            <text:p>1763000</text:p>
          </table:table-cell>
          <table:table-cell office:value-type="float" office:value="1762000" calcext:value-type="float">
            <text:p>1762000</text:p>
          </table:table-cell>
          <table:table-cell office:value-type="float" office:value="1807000" calcext:value-type="float">
            <text:p>1807000</text:p>
          </table:table-cell>
          <table:table-cell office:value-type="float" office:value="1744000" calcext:value-type="float">
            <text:p>1744000</text:p>
          </table:table-cell>
          <table:table-cell office:value-type="float" office:value="1791000" calcext:value-type="float">
            <text:p>1791000</text:p>
          </table:table-cell>
          <table:table-cell office:value-type="float" office:value="1758000" calcext:value-type="float">
            <text:p>1758000</text:p>
          </table:table-cell>
          <table:table-cell office:value-type="float" office:value="1747000" calcext:value-type="float">
            <text:p>1747000</text:p>
          </table:table-cell>
          <table:table-cell office:value-type="float" office:value="1772000" calcext:value-type="float">
            <text:p>1772000</text:p>
          </table:table-cell>
          <table:table-cell office:value-type="float" office:value="1749000" calcext:value-type="float">
            <text:p>1749000</text:p>
          </table:table-cell>
          <table:table-cell office:value-type="float" office:value="1787000" calcext:value-type="float">
            <text:p>1787000</text:p>
          </table:table-cell>
          <table:table-cell office:value-type="float" office:value="1765000" calcext:value-type="float">
            <text:p>1765000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3546000" calcext:value-type="float">
            <text:p>3546000</text:p>
          </table:table-cell>
          <table:table-cell office:value-type="float" office:value="3435000" calcext:value-type="float">
            <text:p>3435000</text:p>
          </table:table-cell>
          <table:table-cell office:value-type="float" office:value="1739000" calcext:value-type="float">
            <text:p>1739000</text:p>
          </table:table-cell>
          <table:table-cell office:value-type="float" office:value="1771000" calcext:value-type="float">
            <text:p>1771000</text:p>
          </table:table-cell>
          <table:table-cell table:number-columns-repeated="2" office:value-type="float" office:value="1762000" calcext:value-type="float">
            <text:p>1762000</text:p>
          </table:table-cell>
          <table:table-cell office:value-type="float" office:value="1802000" calcext:value-type="float">
            <text:p>1802000</text:p>
          </table:table-cell>
          <table:table-cell office:value-type="float" office:value="1754000" calcext:value-type="float">
            <text:p>1754000</text:p>
          </table:table-cell>
          <table:table-cell office:value-type="float" office:value="1784000" calcext:value-type="float">
            <text:p>1784000</text:p>
          </table:table-cell>
          <table:table-cell office:value-type="float" office:value="1748000" calcext:value-type="float">
            <text:p>1748000</text:p>
          </table:table-cell>
          <table:table-cell office:value-type="float" office:value="1827000" calcext:value-type="float">
            <text:p>1827000</text:p>
          </table:table-cell>
          <table:table-cell table:number-columns-repeated="2" office:value-type="float" office:value="1732000" calcext:value-type="float">
            <text:p>1732000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AVERAGE([.A29:.AY29])" office:value-type="float" office:value="1812966.2745098" calcext:value-type="float">
            <text:p>1812966.274509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591000" calcext:value-type="float">
            <text:p>1591000</text:p>
          </table:table-cell>
          <table:table-cell office:value-type="float" office:value="1521000" calcext:value-type="float">
            <text:p>1521000</text:p>
          </table:table-cell>
          <table:table-cell office:value-type="float" office:value="1566000" calcext:value-type="float">
            <text:p>1566000</text:p>
          </table:table-cell>
          <table:table-cell office:value-type="float" office:value="2265000" calcext:value-type="float">
            <text:p>2265000</text:p>
          </table:table-cell>
          <table:table-cell office:value-type="float" office:value="1591000" calcext:value-type="float">
            <text:p>1591000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1591000" calcext:value-type="float">
            <text:p>1591000</text:p>
          </table:table-cell>
          <table:table-cell office:value-type="float" office:value="1565000" calcext:value-type="float">
            <text:p>1565000</text:p>
          </table:table-cell>
          <table:table-cell office:value-type="float" office:value="1593000" calcext:value-type="float">
            <text:p>1593000</text:p>
          </table:table-cell>
          <table:table-cell office:value-type="float" office:value="1542000" calcext:value-type="float">
            <text:p>1542000</text:p>
          </table:table-cell>
          <table:table-cell office:value-type="float" office:value="1572000" calcext:value-type="float">
            <text:p>1572000</text:p>
          </table:table-cell>
          <table:table-cell office:value-type="float" office:value="1545000" calcext:value-type="float">
            <text:p>1545000</text:p>
          </table:table-cell>
          <table:table-cell office:value-type="float" office:value="1562000" calcext:value-type="float">
            <text:p>1562000</text:p>
          </table:table-cell>
          <table:table-cell office:value-type="float" office:value="1517000" calcext:value-type="float">
            <text:p>1517000</text:p>
          </table:table-cell>
          <table:table-cell office:value-type="float" office:value="1569000" calcext:value-type="float">
            <text:p>1569000</text:p>
          </table:table-cell>
          <table:table-cell office:value-type="float" office:value="1592000" calcext:value-type="float">
            <text:p>1592000</text:p>
          </table:table-cell>
          <table:table-cell office:value-type="float" office:value="1518000" calcext:value-type="float">
            <text:p>1518000</text:p>
          </table:table-cell>
          <table:table-cell office:value-type="float" office:value="1569000" calcext:value-type="float">
            <text:p>1569000</text:p>
          </table:table-cell>
          <table:table-cell office:value-type="float" office:value="1522000" calcext:value-type="float">
            <text:p>1522000</text:p>
          </table:table-cell>
          <table:table-cell office:value-type="float" office:value="1566000" calcext:value-type="float">
            <text:p>1566000</text:p>
          </table:table-cell>
          <table:table-cell office:value-type="float" office:value="1613000" calcext:value-type="float">
            <text:p>1613000</text:p>
          </table:table-cell>
          <table:table-cell table:number-columns-repeated="2" office:value-type="float" office:value="1568000" calcext:value-type="float">
            <text:p>1568000</text:p>
          </table:table-cell>
          <table:table-cell office:value-type="float" office:value="1523000" calcext:value-type="float">
            <text:p>1523000</text:p>
          </table:table-cell>
          <table:table-cell office:value-type="float" office:value="1564000" calcext:value-type="float">
            <text:p>1564000</text:p>
          </table:table-cell>
          <table:table-cell office:value-type="float" office:value="1601000" calcext:value-type="float">
            <text:p>1601000</text:p>
          </table:table-cell>
          <table:table-cell table:number-columns-repeated="2" office:value-type="float" office:value="1572000" calcext:value-type="float">
            <text:p>1572000</text:p>
          </table:table-cell>
          <table:table-cell table:number-columns-repeated="2" office:value-type="float" office:value="1565000" calcext:value-type="float">
            <text:p>1565000</text:p>
          </table:table-cell>
          <table:table-cell office:value-type="float" office:value="1597000" calcext:value-type="float">
            <text:p>1597000</text:p>
          </table:table-cell>
          <table:table-cell office:value-type="float" office:value="1566000" calcext:value-type="float">
            <text:p>1566000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1554000" calcext:value-type="float">
            <text:p>1554000</text:p>
          </table:table-cell>
          <table:table-cell office:value-type="float" office:value="1565000" calcext:value-type="float">
            <text:p>1565000</text:p>
          </table:table-cell>
          <table:table-cell office:value-type="float" office:value="1612000" calcext:value-type="float">
            <text:p>1612000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1566000" calcext:value-type="float">
            <text:p>1566000</text:p>
          </table:table-cell>
          <table:table-cell office:value-type="float" office:value="1586000" calcext:value-type="float">
            <text:p>1586000</text:p>
          </table:table-cell>
          <table:table-cell office:value-type="float" office:value="1573000" calcext:value-type="float">
            <text:p>1573000</text:p>
          </table:table-cell>
          <table:table-cell office:value-type="float" office:value="1565000" calcext:value-type="float">
            <text:p>1565000</text:p>
          </table:table-cell>
          <table:table-cell office:value-type="float" office:value="1611000" calcext:value-type="float">
            <text:p>1611000</text:p>
          </table:table-cell>
          <table:table-cell office:value-type="float" office:value="1566000" calcext:value-type="float">
            <text:p>1566000</text:p>
          </table:table-cell>
          <table:table-cell office:value-type="float" office:value="1588000" calcext:value-type="float">
            <text:p>1588000</text:p>
          </table:table-cell>
          <table:table-cell office:value-type="float" office:value="1519000" calcext:value-type="float">
            <text:p>1519000</text:p>
          </table:table-cell>
          <table:table-cell office:value-type="float" office:value="1589000" calcext:value-type="float">
            <text:p>1589000</text:p>
          </table:table-cell>
          <table:table-cell office:value-type="float" office:value="1571000" calcext:value-type="float">
            <text:p>1571000</text:p>
          </table:table-cell>
          <table:table-cell office:value-type="float" office:value="1565000" calcext:value-type="float">
            <text:p>1565000</text:p>
          </table:table-cell>
          <table:table-cell office:value-type="float" office:value="1551000" calcext:value-type="float">
            <text:p>155100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AVERAGE([.A30:.AY30])" office:value-type="float" office:value="1548829.21568627" calcext:value-type="float">
            <text:p>1548829.215686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3000" calcext:value-type="float">
            <text:p>1813000</text:p>
          </table:table-cell>
          <table:table-cell office:value-type="float" office:value="1815000" calcext:value-type="float">
            <text:p>1815000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1814000" calcext:value-type="float">
            <text:p>1814000</text:p>
          </table:table-cell>
          <table:table-cell office:value-type="float" office:value="1777000" calcext:value-type="float">
            <text:p>1777000</text:p>
          </table:table-cell>
          <table:table-cell office:value-type="float" office:value="1809000" calcext:value-type="float">
            <text:p>1809000</text:p>
          </table:table-cell>
          <table:table-cell office:value-type="float" office:value="1863000" calcext:value-type="float">
            <text:p>1863000</text:p>
          </table:table-cell>
          <table:table-cell office:value-type="float" office:value="1818000" calcext:value-type="float">
            <text:p>1818000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1815000" calcext:value-type="float">
            <text:p>1815000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810000" calcext:value-type="float">
            <text:p>1810000</text:p>
          </table:table-cell>
          <table:table-cell office:value-type="float" office:value="1824000" calcext:value-type="float">
            <text:p>1824000</text:p>
          </table:table-cell>
          <table:table-cell office:value-type="float" office:value="1809000" calcext:value-type="float">
            <text:p>1809000</text:p>
          </table:table-cell>
          <table:table-cell office:value-type="float" office:value="1837000" calcext:value-type="float">
            <text:p>1837000</text:p>
          </table:table-cell>
          <table:table-cell office:value-type="float" office:value="1811000" calcext:value-type="float">
            <text:p>1811000</text:p>
          </table:table-cell>
          <table:table-cell office:value-type="float" office:value="1748000" calcext:value-type="float">
            <text:p>1748000</text:p>
          </table:table-cell>
          <table:table-cell office:value-type="float" office:value="1786000" calcext:value-type="float">
            <text:p>1786000</text:p>
          </table:table-cell>
          <table:table-cell office:value-type="float" office:value="1811000" calcext:value-type="float">
            <text:p>1811000</text:p>
          </table:table-cell>
          <table:table-cell office:value-type="float" office:value="1852000" calcext:value-type="float">
            <text:p>1852000</text:p>
          </table:table-cell>
          <table:table-cell office:value-type="float" office:value="1804000" calcext:value-type="float">
            <text:p>1804000</text:p>
          </table:table-cell>
          <table:table-cell office:value-type="float" office:value="1826000" calcext:value-type="float">
            <text:p>1826000</text:p>
          </table:table-cell>
          <table:table-cell office:value-type="float" office:value="1813000" calcext:value-type="float">
            <text:p>1813000</text:p>
          </table:table-cell>
          <table:table-cell office:value-type="float" office:value="1829000" calcext:value-type="float">
            <text:p>1829000</text:p>
          </table:table-cell>
          <table:table-cell office:value-type="float" office:value="1816000" calcext:value-type="float">
            <text:p>1816000</text:p>
          </table:table-cell>
          <table:table-cell office:value-type="float" office:value="1834000" calcext:value-type="float">
            <text:p>1834000</text:p>
          </table:table-cell>
          <table:table-cell office:value-type="float" office:value="1806000" calcext:value-type="float">
            <text:p>1806000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804000" calcext:value-type="float">
            <text:p>1804000</text:p>
          </table:table-cell>
          <table:table-cell office:value-type="float" office:value="1810000" calcext:value-type="float">
            <text:p>1810000</text:p>
          </table:table-cell>
          <table:table-cell office:value-type="float" office:value="1842000" calcext:value-type="float">
            <text:p>1842000</text:p>
          </table:table-cell>
          <table:table-cell office:value-type="float" office:value="1803000" calcext:value-type="float">
            <text:p>1803000</text:p>
          </table:table-cell>
          <table:table-cell office:value-type="float" office:value="1821000" calcext:value-type="float">
            <text:p>1821000</text:p>
          </table:table-cell>
          <table:table-cell office:value-type="float" office:value="1811000" calcext:value-type="float">
            <text:p>1811000</text:p>
          </table:table-cell>
          <table:table-cell office:value-type="float" office:value="1764000" calcext:value-type="float">
            <text:p>1764000</text:p>
          </table:table-cell>
          <table:table-cell office:value-type="float" office:value="1815000" calcext:value-type="float">
            <text:p>1815000</text:p>
          </table:table-cell>
          <table:table-cell office:value-type="float" office:value="1858000" calcext:value-type="float">
            <text:p>1858000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1840000" calcext:value-type="float">
            <text:p>1840000</text:p>
          </table:table-cell>
          <table:table-cell office:value-type="float" office:value="1810000" calcext:value-type="float">
            <text:p>1810000</text:p>
          </table:table-cell>
          <table:table-cell office:value-type="float" office:value="1854000" calcext:value-type="float">
            <text:p>1854000</text:p>
          </table:table-cell>
          <table:table-cell office:value-type="float" office:value="1804000" calcext:value-type="float">
            <text:p>1804000</text:p>
          </table:table-cell>
          <table:table-cell office:value-type="float" office:value="1754000" calcext:value-type="float">
            <text:p>1754000</text:p>
          </table:table-cell>
          <table:table-cell office:value-type="float" office:value="1833000" calcext:value-type="float">
            <text:p>1833000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1833000" calcext:value-type="float">
            <text:p>1833000</text:p>
          </table:table-cell>
          <table:table-cell office:value-type="float" office:value="1808000" calcext:value-type="float">
            <text:p>1808000</text:p>
          </table:table-cell>
          <table:table-cell office:value-type="float" office:value="1807000" calcext:value-type="float">
            <text:p>1807000</text:p>
          </table:table-cell>
          <table:table-cell office:value-type="float" office:value="1815000" calcext:value-type="float">
            <text:p>1815000</text:p>
          </table:table-cell>
          <table:table-cell office:value-type="float" office:value="1828000" calcext:value-type="float">
            <text:p>18280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AVERAGE([.A31:.AY31])" office:value-type="float" office:value="1779319.60784314" calcext:value-type="float">
            <text:p>1779319.607843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69000" calcext:value-type="float">
            <text:p>1769000</text:p>
          </table:table-cell>
          <table:table-cell office:value-type="float" office:value="1743000" calcext:value-type="float">
            <text:p>1743000</text:p>
          </table:table-cell>
          <table:table-cell office:value-type="float" office:value="1807000" calcext:value-type="float">
            <text:p>1807000</text:p>
          </table:table-cell>
          <table:table-cell office:value-type="float" office:value="1776000" calcext:value-type="float">
            <text:p>1776000</text:p>
          </table:table-cell>
          <table:table-cell office:value-type="float" office:value="2572000" calcext:value-type="float">
            <text:p>2572000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742000" calcext:value-type="float">
            <text:p>1742000</text:p>
          </table:table-cell>
          <table:table-cell office:value-type="float" office:value="1755000" calcext:value-type="float">
            <text:p>1755000</text:p>
          </table:table-cell>
          <table:table-cell office:value-type="float" office:value="1772000" calcext:value-type="float">
            <text:p>1772000</text:p>
          </table:table-cell>
          <table:table-cell office:value-type="float" office:value="1765000" calcext:value-type="float">
            <text:p>1765000</text:p>
          </table:table-cell>
          <table:table-cell office:value-type="float" office:value="1759000" calcext:value-type="float">
            <text:p>1759000</text:p>
          </table:table-cell>
          <table:table-cell office:value-type="float" office:value="1773000" calcext:value-type="float">
            <text:p>1773000</text:p>
          </table:table-cell>
          <table:table-cell office:value-type="float" office:value="1698000" calcext:value-type="float">
            <text:p>1698000</text:p>
          </table:table-cell>
          <table:table-cell office:value-type="float" office:value="1786000" calcext:value-type="float">
            <text:p>1786000</text:p>
          </table:table-cell>
          <table:table-cell office:value-type="float" office:value="1776000" calcext:value-type="float">
            <text:p>1776000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749000" calcext:value-type="float">
            <text:p>1749000</text:p>
          </table:table-cell>
          <table:table-cell office:value-type="float" office:value="1785000" calcext:value-type="float">
            <text:p>1785000</text:p>
          </table:table-cell>
          <table:table-cell office:value-type="float" office:value="1758000" calcext:value-type="float">
            <text:p>1758000</text:p>
          </table:table-cell>
          <table:table-cell office:value-type="float" office:value="1786000" calcext:value-type="float">
            <text:p>1786000</text:p>
          </table:table-cell>
          <table:table-cell office:value-type="float" office:value="1755000" calcext:value-type="float">
            <text:p>1755000</text:p>
          </table:table-cell>
          <table:table-cell office:value-type="float" office:value="1792000" calcext:value-type="float">
            <text:p>1792000</text:p>
          </table:table-cell>
          <table:table-cell office:value-type="float" office:value="1699000" calcext:value-type="float">
            <text:p>1699000</text:p>
          </table:table-cell>
          <table:table-cell office:value-type="float" office:value="1736000" calcext:value-type="float">
            <text:p>1736000</text:p>
          </table:table-cell>
          <table:table-cell office:value-type="float" office:value="1785000" calcext:value-type="float">
            <text:p>1785000</text:p>
          </table:table-cell>
          <table:table-cell office:value-type="float" office:value="1763000" calcext:value-type="float">
            <text:p>1763000</text:p>
          </table:table-cell>
          <table:table-cell office:value-type="float" office:value="1799000" calcext:value-type="float">
            <text:p>1799000</text:p>
          </table:table-cell>
          <table:table-cell office:value-type="float" office:value="1757000" calcext:value-type="float">
            <text:p>1757000</text:p>
          </table:table-cell>
          <table:table-cell office:value-type="float" office:value="1792000" calcext:value-type="float">
            <text:p>1792000</text:p>
          </table:table-cell>
          <table:table-cell office:value-type="float" office:value="1762000" calcext:value-type="float">
            <text:p>1762000</text:p>
          </table:table-cell>
          <table:table-cell office:value-type="float" office:value="1739000" calcext:value-type="float">
            <text:p>1739000</text:p>
          </table:table-cell>
          <table:table-cell office:value-type="float" office:value="1743000" calcext:value-type="float">
            <text:p>1743000</text:p>
          </table:table-cell>
          <table:table-cell office:value-type="float" office:value="1783000" calcext:value-type="float">
            <text:p>1783000</text:p>
          </table:table-cell>
          <table:table-cell office:value-type="float" office:value="1762000" calcext:value-type="float">
            <text:p>1762000</text:p>
          </table:table-cell>
          <table:table-cell office:value-type="float" office:value="1749000" calcext:value-type="float">
            <text:p>1749000</text:p>
          </table:table-cell>
          <table:table-cell office:value-type="float" office:value="1770000" calcext:value-type="float">
            <text:p>1770000</text:p>
          </table:table-cell>
          <table:table-cell office:value-type="float" office:value="1763000" calcext:value-type="float">
            <text:p>1763000</text:p>
          </table:table-cell>
          <table:table-cell office:value-type="float" office:value="1709000" calcext:value-type="float">
            <text:p>1709000</text:p>
          </table:table-cell>
          <table:table-cell office:value-type="float" office:value="1749000" calcext:value-type="float">
            <text:p>1749000</text:p>
          </table:table-cell>
          <table:table-cell office:value-type="float" office:value="1778000" calcext:value-type="float">
            <text:p>1778000</text:p>
          </table:table-cell>
          <table:table-cell office:value-type="float" office:value="1744000" calcext:value-type="float">
            <text:p>1744000</text:p>
          </table:table-cell>
          <table:table-cell office:value-type="float" office:value="1783000" calcext:value-type="float">
            <text:p>1783000</text:p>
          </table:table-cell>
          <table:table-cell office:value-type="float" office:value="1694000" calcext:value-type="float">
            <text:p>1694000</text:p>
          </table:table-cell>
          <table:table-cell office:value-type="float" office:value="1797000" calcext:value-type="float">
            <text:p>1797000</text:p>
          </table:table-cell>
          <table:table-cell office:value-type="float" office:value="1760000" calcext:value-type="float">
            <text:p>1760000</text:p>
          </table:table-cell>
          <table:table-cell table:number-columns-repeated="2" office:value-type="float" office:value="1762000" calcext:value-type="float">
            <text:p>1762000</text:p>
          </table:table-cell>
          <table:table-cell office:value-type="float" office:value="1766000" calcext:value-type="float">
            <text:p>1766000</text:p>
          </table:table-cell>
          <table:table-cell office:value-type="float" office:value="3421000" calcext:value-type="float">
            <text:p>3421000</text:p>
          </table:table-cell>
          <table:table-cell office:value-type="float" office:value="1756000" calcext:value-type="float">
            <text:p>1756000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AVERAGE([.A32:.AY32])" office:value-type="float" office:value="1774731.56862745" calcext:value-type="float">
            <text:p>1774731.5686274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53000" calcext:value-type="float">
            <text:p>1853000</text:p>
          </table:table-cell>
          <table:table-cell office:value-type="float" office:value="1834000" calcext:value-type="float">
            <text:p>1834000</text:p>
          </table:table-cell>
          <table:table-cell office:value-type="float" office:value="1849000" calcext:value-type="float">
            <text:p>1849000</text:p>
          </table:table-cell>
          <table:table-cell office:value-type="float" office:value="1846000" calcext:value-type="float">
            <text:p>1846000</text:p>
          </table:table-cell>
          <table:table-cell office:value-type="float" office:value="1868000" calcext:value-type="float">
            <text:p>1868000</text:p>
          </table:table-cell>
          <table:table-cell office:value-type="float" office:value="1847000" calcext:value-type="float">
            <text:p>1847000</text:p>
          </table:table-cell>
          <table:table-cell office:value-type="float" office:value="1852000" calcext:value-type="float">
            <text:p>1852000</text:p>
          </table:table-cell>
          <table:table-cell office:value-type="float" office:value="1834000" calcext:value-type="float">
            <text:p>1834000</text:p>
          </table:table-cell>
          <table:table-cell office:value-type="float" office:value="1847000" calcext:value-type="float">
            <text:p>1847000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887000" calcext:value-type="float">
            <text:p>1887000</text:p>
          </table:table-cell>
          <table:table-cell office:value-type="float" office:value="1841000" calcext:value-type="float">
            <text:p>1841000</text:p>
          </table:table-cell>
          <table:table-cell office:value-type="float" office:value="1836000" calcext:value-type="float">
            <text:p>1836000</text:p>
          </table:table-cell>
          <table:table-cell office:value-type="float" office:value="1867000" calcext:value-type="float">
            <text:p>1867000</text:p>
          </table:table-cell>
          <table:table-cell office:value-type="float" office:value="1837000" calcext:value-type="float">
            <text:p>1837000</text:p>
          </table:table-cell>
          <table:table-cell office:value-type="float" office:value="1868000" calcext:value-type="float">
            <text:p>1868000</text:p>
          </table:table-cell>
          <table:table-cell office:value-type="float" office:value="1837000" calcext:value-type="float">
            <text:p>1837000</text:p>
          </table:table-cell>
          <table:table-cell office:value-type="float" office:value="1768000" calcext:value-type="float">
            <text:p>1768000</text:p>
          </table:table-cell>
          <table:table-cell office:value-type="float" office:value="1873000" calcext:value-type="float">
            <text:p>1873000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1856000" calcext:value-type="float">
            <text:p>1856000</text:p>
          </table:table-cell>
          <table:table-cell office:value-type="float" office:value="1829000" calcext:value-type="float">
            <text:p>1829000</text:p>
          </table:table-cell>
          <table:table-cell office:value-type="float" office:value="1842000" calcext:value-type="float">
            <text:p>1842000</text:p>
          </table:table-cell>
          <table:table-cell office:value-type="float" office:value="1852000" calcext:value-type="float">
            <text:p>1852000</text:p>
          </table:table-cell>
          <table:table-cell office:value-type="float" office:value="1776000" calcext:value-type="float">
            <text:p>1776000</text:p>
          </table:table-cell>
          <table:table-cell office:value-type="float" office:value="1830000" calcext:value-type="float">
            <text:p>1830000</text:p>
          </table:table-cell>
          <table:table-cell office:value-type="float" office:value="1885000" calcext:value-type="float">
            <text:p>1885000</text:p>
          </table:table-cell>
          <table:table-cell office:value-type="float" office:value="1833000" calcext:value-type="float">
            <text:p>1833000</text:p>
          </table:table-cell>
          <table:table-cell office:value-type="float" office:value="1874000" calcext:value-type="float">
            <text:p>1874000</text:p>
          </table:table-cell>
          <table:table-cell office:value-type="float" office:value="1845000" calcext:value-type="float">
            <text:p>1845000</text:p>
          </table:table-cell>
          <table:table-cell office:value-type="float" office:value="1864000" calcext:value-type="float">
            <text:p>1864000</text:p>
          </table:table-cell>
          <table:table-cell office:value-type="float" office:value="1838000" calcext:value-type="float">
            <text:p>1838000</text:p>
          </table:table-cell>
          <table:table-cell office:value-type="float" office:value="1804000" calcext:value-type="float">
            <text:p>1804000</text:p>
          </table:table-cell>
          <table:table-cell office:value-type="float" office:value="1840000" calcext:value-type="float">
            <text:p>1840000</text:p>
          </table:table-cell>
          <table:table-cell office:value-type="float" office:value="1854000" calcext:value-type="float">
            <text:p>1854000</text:p>
          </table:table-cell>
          <table:table-cell office:value-type="float" office:value="1838000" calcext:value-type="float">
            <text:p>1838000</text:p>
          </table:table-cell>
          <table:table-cell office:value-type="float" office:value="1869000" calcext:value-type="float">
            <text:p>1869000</text:p>
          </table:table-cell>
          <table:table-cell office:value-type="float" office:value="1823000" calcext:value-type="float">
            <text:p>1823000</text:p>
          </table:table-cell>
          <table:table-cell office:value-type="float" office:value="1858000" calcext:value-type="float">
            <text:p>1858000</text:p>
          </table:table-cell>
          <table:table-cell office:value-type="float" office:value="1789000" calcext:value-type="float">
            <text:p>1789000</text:p>
          </table:table-cell>
          <table:table-cell office:value-type="float" office:value="1863000" calcext:value-type="float">
            <text:p>1863000</text:p>
          </table:table-cell>
          <table:table-cell office:value-type="float" office:value="1777000" calcext:value-type="float">
            <text:p>1777000</text:p>
          </table:table-cell>
          <table:table-cell office:value-type="float" office:value="1836000" calcext:value-type="float">
            <text:p>1836000</text:p>
          </table:table-cell>
          <table:table-cell office:value-type="float" office:value="1876000" calcext:value-type="float">
            <text:p>1876000</text:p>
          </table:table-cell>
          <table:table-cell office:value-type="float" office:value="1837000" calcext:value-type="float">
            <text:p>1837000</text:p>
          </table:table-cell>
          <table:table-cell office:value-type="float" office:value="1783000" calcext:value-type="float">
            <text:p>1783000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789000" calcext:value-type="float">
            <text:p>1789000</text:p>
          </table:table-cell>
          <table:table-cell office:value-type="float" office:value="1835000" calcext:value-type="float">
            <text:p>1835000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AVERAGE([.A33:.AY33])" office:value-type="float" office:value="1803398.43137255" calcext:value-type="float">
            <text:p>1803398.431372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074000" calcext:value-type="float">
            <text:p>2074000</text:p>
          </table:table-cell>
          <table:table-cell office:value-type="float" office:value="2094000" calcext:value-type="float">
            <text:p>2094000</text:p>
          </table:table-cell>
          <table:table-cell office:value-type="float" office:value="3057000" calcext:value-type="float">
            <text:p>3057000</text:p>
          </table:table-cell>
          <table:table-cell office:value-type="float" office:value="2138000" calcext:value-type="float">
            <text:p>2138000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2067000" calcext:value-type="float">
            <text:p>2067000</text:p>
          </table:table-cell>
          <table:table-cell office:value-type="float" office:value="2164000" calcext:value-type="float">
            <text:p>2164000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2140000" calcext:value-type="float">
            <text:p>2140000</text:p>
          </table:table-cell>
          <table:table-cell office:value-type="float" office:value="2135000" calcext:value-type="float">
            <text:p>2135000</text:p>
          </table:table-cell>
          <table:table-cell office:value-type="float" office:value="2125000" calcext:value-type="float">
            <text:p>2125000</text:p>
          </table:table-cell>
          <table:table-cell office:value-type="float" office:value="2163000" calcext:value-type="float">
            <text:p>2163000</text:p>
          </table:table-cell>
          <table:table-cell office:value-type="float" office:value="2133000" calcext:value-type="float">
            <text:p>2133000</text:p>
          </table:table-cell>
          <table:table-cell office:value-type="float" office:value="2188000" calcext:value-type="float">
            <text:p>2188000</text:p>
          </table:table-cell>
          <table:table-cell office:value-type="float" office:value="2149000" calcext:value-type="float">
            <text:p>2149000</text:p>
          </table:table-cell>
          <table:table-cell office:value-type="float" office:value="2137000" calcext:value-type="float">
            <text:p>2137000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2133000" calcext:value-type="float">
            <text:p>2133000</text:p>
          </table:table-cell>
          <table:table-cell office:value-type="float" office:value="2144000" calcext:value-type="float">
            <text:p>2144000</text:p>
          </table:table-cell>
          <table:table-cell office:value-type="float" office:value="2131000" calcext:value-type="float">
            <text:p>2131000</text:p>
          </table:table-cell>
          <table:table-cell office:value-type="float" office:value="2159000" calcext:value-type="float">
            <text:p>2159000</text:p>
          </table:table-cell>
          <table:table-cell office:value-type="float" office:value="2132000" calcext:value-type="float">
            <text:p>2132000</text:p>
          </table:table-cell>
          <table:table-cell office:value-type="float" office:value="2106000" calcext:value-type="float">
            <text:p>2106000</text:p>
          </table:table-cell>
          <table:table-cell office:value-type="float" office:value="2145000" calcext:value-type="float">
            <text:p>2145000</text:p>
          </table:table-cell>
          <table:table-cell office:value-type="float" office:value="2109000" calcext:value-type="float">
            <text:p>2109000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2146000" calcext:value-type="float">
            <text:p>2146000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2150000" calcext:value-type="float">
            <text:p>2150000</text:p>
          </table:table-cell>
          <table:table-cell office:value-type="float" office:value="2123000" calcext:value-type="float">
            <text:p>2123000</text:p>
          </table:table-cell>
          <table:table-cell office:value-type="float" office:value="2172000" calcext:value-type="float">
            <text:p>2172000</text:p>
          </table:table-cell>
          <table:table-cell office:value-type="float" office:value="2131000" calcext:value-type="float">
            <text:p>2131000</text:p>
          </table:table-cell>
          <table:table-cell office:value-type="float" office:value="2150000" calcext:value-type="float">
            <text:p>2150000</text:p>
          </table:table-cell>
          <table:table-cell office:value-type="float" office:value="2129000" calcext:value-type="float">
            <text:p>2129000</text:p>
          </table:table-cell>
          <table:table-cell office:value-type="float" office:value="2177000" calcext:value-type="float">
            <text:p>2177000</text:p>
          </table:table-cell>
          <table:table-cell office:value-type="float" office:value="2139000" calcext:value-type="float">
            <text:p>2139000</text:p>
          </table:table-cell>
          <table:table-cell office:value-type="float" office:value="2132000" calcext:value-type="float">
            <text:p>2132000</text:p>
          </table:table-cell>
          <table:table-cell office:value-type="float" office:value="2091000" calcext:value-type="float">
            <text:p>2091000</text:p>
          </table:table-cell>
          <table:table-cell office:value-type="float" office:value="2149000" calcext:value-type="float">
            <text:p>2149000</text:p>
          </table:table-cell>
          <table:table-cell office:value-type="float" office:value="2122000" calcext:value-type="float">
            <text:p>2122000</text:p>
          </table:table-cell>
          <table:table-cell office:value-type="float" office:value="2161000" calcext:value-type="float">
            <text:p>2161000</text:p>
          </table:table-cell>
          <table:table-cell office:value-type="float" office:value="2137000" calcext:value-type="float">
            <text:p>2137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162000" calcext:value-type="float">
            <text:p>2162000</text:p>
          </table:table-cell>
          <table:table-cell office:value-type="float" office:value="2139000" calcext:value-type="float">
            <text:p>2139000</text:p>
          </table:table-cell>
          <table:table-cell office:value-type="float" office:value="2150000" calcext:value-type="float">
            <text:p>2150000</text:p>
          </table:table-cell>
          <table:table-cell office:value-type="float" office:value="2165000" calcext:value-type="float">
            <text:p>2165000</text:p>
          </table:table-cell>
          <table:table-cell office:value-type="float" office:value="2143000" calcext:value-type="float">
            <text:p>2143000</text:p>
          </table:table-cell>
          <table:table-cell office:value-type="float" office:value="2109000" calcext:value-type="float">
            <text:p>2109000</text:p>
          </table:table-cell>
          <table:table-cell office:value-type="float" office:value="2131000" calcext:value-type="float">
            <text:p>2131000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AVERAGE([.A34:.AY34])" office:value-type="float" office:value="2113712.35294118" calcext:value-type="float">
            <text:p>2113712.352941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235000" calcext:value-type="float">
            <text:p>2235000</text:p>
          </table:table-cell>
          <table:table-cell office:value-type="float" office:value="2210000" calcext:value-type="float">
            <text:p>2210000</text:p>
          </table:table-cell>
          <table:table-cell office:value-type="float" office:value="2256000" calcext:value-type="float">
            <text:p>2256000</text:p>
          </table:table-cell>
          <table:table-cell office:value-type="float" office:value="2237000" calcext:value-type="float">
            <text:p>2237000</text:p>
          </table:table-cell>
          <table:table-cell office:value-type="float" office:value="2209000" calcext:value-type="float">
            <text:p>2209000</text:p>
          </table:table-cell>
          <table:table-cell office:value-type="float" office:value="2202000" calcext:value-type="float">
            <text:p>2202000</text:p>
          </table:table-cell>
          <table:table-cell office:value-type="float" office:value="2211000" calcext:value-type="float">
            <text:p>2211000</text:p>
          </table:table-cell>
          <table:table-cell office:value-type="float" office:value="2225000" calcext:value-type="float">
            <text:p>2225000</text:p>
          </table:table-cell>
          <table:table-cell office:value-type="float" office:value="2240000" calcext:value-type="float">
            <text:p>2240000</text:p>
          </table:table-cell>
          <table:table-cell office:value-type="float" office:value="2229000" calcext:value-type="float">
            <text:p>2229000</text:p>
          </table:table-cell>
          <table:table-cell office:value-type="float" office:value="2257000" calcext:value-type="float">
            <text:p>2257000</text:p>
          </table:table-cell>
          <table:table-cell office:value-type="float" office:value="2256000" calcext:value-type="float">
            <text:p>2256000</text:p>
          </table:table-cell>
          <table:table-cell office:value-type="float" office:value="2212000" calcext:value-type="float">
            <text:p>2212000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2219000" calcext:value-type="float">
            <text:p>2219000</text:p>
          </table:table-cell>
          <table:table-cell office:value-type="float" office:value="2242000" calcext:value-type="float">
            <text:p>2242000</text:p>
          </table:table-cell>
          <table:table-cell office:value-type="float" office:value="2256000" calcext:value-type="float">
            <text:p>2256000</text:p>
          </table:table-cell>
          <table:table-cell office:value-type="float" office:value="2224000" calcext:value-type="float">
            <text:p>2224000</text:p>
          </table:table-cell>
          <table:table-cell office:value-type="float" office:value="2242000" calcext:value-type="float">
            <text:p>2242000</text:p>
          </table:table-cell>
          <table:table-cell office:value-type="float" office:value="2215000" calcext:value-type="float">
            <text:p>2215000</text:p>
          </table:table-cell>
          <table:table-cell office:value-type="float" office:value="2262000" calcext:value-type="float">
            <text:p>2262000</text:p>
          </table:table-cell>
          <table:table-cell office:value-type="float" office:value="2194000" calcext:value-type="float">
            <text:p>2194000</text:p>
          </table:table-cell>
          <table:table-cell office:value-type="float" office:value="2221000" calcext:value-type="float">
            <text:p>2221000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240000" calcext:value-type="float">
            <text:p>2240000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223000" calcext:value-type="float">
            <text:p>2223000</text:p>
          </table:table-cell>
          <table:table-cell office:value-type="float" office:value="2254000" calcext:value-type="float">
            <text:p>2254000</text:p>
          </table:table-cell>
          <table:table-cell office:value-type="float" office:value="2219000" calcext:value-type="float">
            <text:p>2219000</text:p>
          </table:table-cell>
          <table:table-cell office:value-type="float" office:value="2264000" calcext:value-type="float">
            <text:p>2264000</text:p>
          </table:table-cell>
          <table:table-cell office:value-type="float" office:value="2215000" calcext:value-type="float">
            <text:p>2215000</text:p>
          </table:table-cell>
          <table:table-cell office:value-type="float" office:value="2236000" calcext:value-type="float">
            <text:p>2236000</text:p>
          </table:table-cell>
          <table:table-cell office:value-type="float" office:value="2264000" calcext:value-type="float">
            <text:p>2264000</text:p>
          </table:table-cell>
          <table:table-cell office:value-type="float" office:value="2193000" calcext:value-type="float">
            <text:p>2193000</text:p>
          </table:table-cell>
          <table:table-cell office:value-type="float" office:value="2217000" calcext:value-type="float">
            <text:p>2217000</text:p>
          </table:table-cell>
          <table:table-cell office:value-type="float" office:value="2238000" calcext:value-type="float">
            <text:p>2238000</text:p>
          </table:table-cell>
          <table:table-cell office:value-type="float" office:value="2221000" calcext:value-type="float">
            <text:p>2221000</text:p>
          </table:table-cell>
          <table:table-cell office:value-type="float" office:value="2245000" calcext:value-type="float">
            <text:p>2245000</text:p>
          </table:table-cell>
          <table:table-cell office:value-type="float" office:value="2217000" calcext:value-type="float">
            <text:p>2217000</text:p>
          </table:table-cell>
          <table:table-cell office:value-type="float" office:value="2177000" calcext:value-type="float">
            <text:p>2177000</text:p>
          </table:table-cell>
          <table:table-cell office:value-type="float" office:value="2227000" calcext:value-type="float">
            <text:p>2227000</text:p>
          </table:table-cell>
          <table:table-cell office:value-type="float" office:value="2255000" calcext:value-type="float">
            <text:p>2255000</text:p>
          </table:table-cell>
          <table:table-cell office:value-type="float" office:value="2242000" calcext:value-type="float">
            <text:p>2242000</text:p>
          </table:table-cell>
          <table:table-cell office:value-type="float" office:value="2198000" calcext:value-type="float">
            <text:p>2198000</text:p>
          </table:table-cell>
          <table:table-cell office:value-type="float" office:value="2222000" calcext:value-type="float">
            <text:p>2222000</text:p>
          </table:table-cell>
          <table:table-cell office:value-type="float" office:value="2264000" calcext:value-type="float">
            <text:p>2264000</text:p>
          </table:table-cell>
          <table:table-cell office:value-type="float" office:value="2176000" calcext:value-type="float">
            <text:p>2176000</text:p>
          </table:table-cell>
          <table:table-cell office:value-type="float" office:value="2245000" calcext:value-type="float">
            <text:p>2245000</text:p>
          </table:table-cell>
          <table:table-cell office:value-type="float" office:value="3040000" calcext:value-type="float">
            <text:p>3040000</text:p>
          </table:table-cell>
          <table:table-cell office:value-type="float" office:value="2224000" calcext:value-type="float">
            <text:p>2224000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AVERAGE([.A35:.AY35])" office:value-type="float" office:value="2201810.58823529" calcext:value-type="float">
            <text:p>2201810.588235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43000" calcext:value-type="float">
            <text:p>2143000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2076000" calcext:value-type="float">
            <text:p>2076000</text:p>
          </table:table-cell>
          <table:table-cell office:value-type="float" office:value="2157000" calcext:value-type="float">
            <text:p>2157000</text:p>
          </table:table-cell>
          <table:table-cell office:value-type="float" office:value="2064000" calcext:value-type="float">
            <text:p>2064000</text:p>
          </table:table-cell>
          <table:table-cell office:value-type="float" office:value="2127000" calcext:value-type="float">
            <text:p>2127000</text:p>
          </table:table-cell>
          <table:table-cell office:value-type="float" office:value="2155000" calcext:value-type="float">
            <text:p>2155000</text:p>
          </table:table-cell>
          <table:table-cell office:value-type="float" office:value="2133000" calcext:value-type="float">
            <text:p>2133000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2135000" calcext:value-type="float">
            <text:p>2135000</text:p>
          </table:table-cell>
          <table:table-cell office:value-type="float" office:value="2164000" calcext:value-type="float">
            <text:p>2164000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2125000" calcext:value-type="float">
            <text:p>2125000</text:p>
          </table:table-cell>
          <table:table-cell office:value-type="float" office:value="2197000" calcext:value-type="float">
            <text:p>2197000</text:p>
          </table:table-cell>
          <table:table-cell office:value-type="float" office:value="2061000" calcext:value-type="float">
            <text:p>2061000</text:p>
          </table:table-cell>
          <table:table-cell office:value-type="float" office:value="2173000" calcext:value-type="float">
            <text:p>2173000</text:p>
          </table:table-cell>
          <table:table-cell office:value-type="float" office:value="2061000" calcext:value-type="float">
            <text:p>2061000</text:p>
          </table:table-cell>
          <table:table-cell office:value-type="float" office:value="2149000" calcext:value-type="float">
            <text:p>2149000</text:p>
          </table:table-cell>
          <table:table-cell office:value-type="float" office:value="2123000" calcext:value-type="float">
            <text:p>2123000</text:p>
          </table:table-cell>
          <table:table-cell office:value-type="float" office:value="2148000" calcext:value-type="float">
            <text:p>2148000</text:p>
          </table:table-cell>
          <table:table-cell office:value-type="float" office:value="2119000" calcext:value-type="float">
            <text:p>2119000</text:p>
          </table:table-cell>
          <table:table-cell office:value-type="float" office:value="2156000" calcext:value-type="float">
            <text:p>2156000</text:p>
          </table:table-cell>
          <table:table-cell office:value-type="float" office:value="2129000" calcext:value-type="float">
            <text:p>2129000</text:p>
          </table:table-cell>
          <table:table-cell office:value-type="float" office:value="2173000" calcext:value-type="float">
            <text:p>2173000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2150000" calcext:value-type="float">
            <text:p>2150000</text:p>
          </table:table-cell>
          <table:table-cell office:value-type="float" office:value="2126000" calcext:value-type="float">
            <text:p>2126000</text:p>
          </table:table-cell>
          <table:table-cell office:value-type="float" office:value="2155000" calcext:value-type="float">
            <text:p>2155000</text:p>
          </table:table-cell>
          <table:table-cell office:value-type="float" office:value="2129000" calcext:value-type="float">
            <text:p>2129000</text:p>
          </table:table-cell>
          <table:table-cell office:value-type="float" office:value="2148000" calcext:value-type="float">
            <text:p>2148000</text:p>
          </table:table-cell>
          <table:table-cell office:value-type="float" office:value="2065000" calcext:value-type="float">
            <text:p>2065000</text:p>
          </table:table-cell>
          <table:table-cell office:value-type="float" office:value="2153000" calcext:value-type="float">
            <text:p>2153000</text:p>
          </table:table-cell>
          <table:table-cell office:value-type="float" office:value="2132000" calcext:value-type="float">
            <text:p>2132000</text:p>
          </table:table-cell>
          <table:table-cell office:value-type="float" office:value="2153000" calcext:value-type="float">
            <text:p>2153000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2155000" calcext:value-type="float">
            <text:p>2155000</text:p>
          </table:table-cell>
          <table:table-cell office:value-type="float" office:value="2115000" calcext:value-type="float">
            <text:p>2115000</text:p>
          </table:table-cell>
          <table:table-cell office:value-type="float" office:value="2132000" calcext:value-type="float">
            <text:p>2132000</text:p>
          </table:table-cell>
          <table:table-cell office:value-type="float" office:value="2122000" calcext:value-type="float">
            <text:p>2122000</text:p>
          </table:table-cell>
          <table:table-cell office:value-type="float" office:value="2146000" calcext:value-type="float">
            <text:p>2146000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2150000" calcext:value-type="float">
            <text:p>2150000</text:p>
          </table:table-cell>
          <table:table-cell office:value-type="float" office:value="2114000" calcext:value-type="float">
            <text:p>2114000</text:p>
          </table:table-cell>
          <table:table-cell office:value-type="float" office:value="2138000" calcext:value-type="float">
            <text:p>2138000</text:p>
          </table:table-cell>
          <table:table-cell office:value-type="float" office:value="2158000" calcext:value-type="float">
            <text:p>2158000</text:p>
          </table:table-cell>
          <table:table-cell office:value-type="float" office:value="2127000" calcext:value-type="float">
            <text:p>2127000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2129000" calcext:value-type="float">
            <text:p>2129000</text:p>
          </table:table-cell>
          <table:table-cell office:value-type="float" office:value="2162000" calcext:value-type="float">
            <text:p>2162000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AVERAGE([.A36:.AY36])" office:value-type="float" office:value="2091673.52941176" calcext:value-type="float">
            <text:p>2091673.5294117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85000" calcext:value-type="float">
            <text:p>2685000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2672000" calcext:value-type="float">
            <text:p>2672000</text:p>
          </table:table-cell>
          <table:table-cell office:value-type="float" office:value="2639000" calcext:value-type="float">
            <text:p>2639000</text:p>
          </table:table-cell>
          <table:table-cell office:value-type="float" office:value="2681000" calcext:value-type="float">
            <text:p>2681000</text:p>
          </table:table-cell>
          <table:table-cell office:value-type="float" office:value="2671000" calcext:value-type="float">
            <text:p>2671000</text:p>
          </table:table-cell>
          <table:table-cell office:value-type="float" office:value="2545000" calcext:value-type="float">
            <text:p>2545000</text:p>
          </table:table-cell>
          <table:table-cell office:value-type="float" office:value="2674000" calcext:value-type="float">
            <text:p>2674000</text:p>
          </table:table-cell>
          <table:table-cell office:value-type="float" office:value="2642000" calcext:value-type="float">
            <text:p>2642000</text:p>
          </table:table-cell>
          <table:table-cell office:value-type="float" office:value="2573000" calcext:value-type="float">
            <text:p>2573000</text:p>
          </table:table-cell>
          <table:table-cell office:value-type="float" office:value="2670000" calcext:value-type="float">
            <text:p>2670000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2643000" calcext:value-type="float">
            <text:p>2643000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2677000" calcext:value-type="float">
            <text:p>2677000</text:p>
          </table:table-cell>
          <table:table-cell office:value-type="float" office:value="4233000" calcext:value-type="float">
            <text:p>4233000</text:p>
          </table:table-cell>
          <table:table-cell office:value-type="float" office:value="5101000" calcext:value-type="float">
            <text:p>5101000</text:p>
          </table:table-cell>
          <table:table-cell office:value-type="float" office:value="2662000" calcext:value-type="float">
            <text:p>2662000</text:p>
          </table:table-cell>
          <table:table-cell office:value-type="float" office:value="2646000" calcext:value-type="float">
            <text:p>2646000</text:p>
          </table:table-cell>
          <table:table-cell office:value-type="float" office:value="2655000" calcext:value-type="float">
            <text:p>2655000</text:p>
          </table:table-cell>
          <table:table-cell office:value-type="float" office:value="2660000" calcext:value-type="float">
            <text:p>2660000</text:p>
          </table:table-cell>
          <table:table-cell office:value-type="float" office:value="2664000" calcext:value-type="float">
            <text:p>2664000</text:p>
          </table:table-cell>
          <table:table-cell office:value-type="float" office:value="2574000" calcext:value-type="float">
            <text:p>2574000</text:p>
          </table:table-cell>
          <table:table-cell office:value-type="float" office:value="2656000" calcext:value-type="float">
            <text:p>2656000</text:p>
          </table:table-cell>
          <table:table-cell office:value-type="float" office:value="2631000" calcext:value-type="float">
            <text:p>2631000</text:p>
          </table:table-cell>
          <table:table-cell office:value-type="float" office:value="2714000" calcext:value-type="float">
            <text:p>2714000</text:p>
          </table:table-cell>
          <table:table-cell office:value-type="float" office:value="2633000" calcext:value-type="float">
            <text:p>2633000</text:p>
          </table:table-cell>
          <table:table-cell office:value-type="float" office:value="2658000" calcext:value-type="float">
            <text:p>2658000</text:p>
          </table:table-cell>
          <table:table-cell office:value-type="float" office:value="2631000" calcext:value-type="float">
            <text:p>2631000</text:p>
          </table:table-cell>
          <table:table-cell office:value-type="float" office:value="2702000" calcext:value-type="float">
            <text:p>2702000</text:p>
          </table:table-cell>
          <table:table-cell office:value-type="float" office:value="2659000" calcext:value-type="float">
            <text:p>2659000</text:p>
          </table:table-cell>
          <table:table-cell office:value-type="float" office:value="2693000" calcext:value-type="float">
            <text:p>2693000</text:p>
          </table:table-cell>
          <table:table-cell office:value-type="float" office:value="2670000" calcext:value-type="float">
            <text:p>2670000</text:p>
          </table:table-cell>
          <table:table-cell office:value-type="float" office:value="2658000" calcext:value-type="float">
            <text:p>2658000</text:p>
          </table:table-cell>
          <table:table-cell office:value-type="float" office:value="2652000" calcext:value-type="float">
            <text:p>2652000</text:p>
          </table:table-cell>
          <table:table-cell office:value-type="float" office:value="2666000" calcext:value-type="float">
            <text:p>2666000</text:p>
          </table:table-cell>
          <table:table-cell office:value-type="float" office:value="2551000" calcext:value-type="float">
            <text:p>2551000</text:p>
          </table:table-cell>
          <table:table-cell office:value-type="float" office:value="2658000" calcext:value-type="float">
            <text:p>2658000</text:p>
          </table:table-cell>
          <table:table-cell office:value-type="float" office:value="2688000" calcext:value-type="float">
            <text:p>2688000</text:p>
          </table:table-cell>
          <table:table-cell office:value-type="float" office:value="2558000" calcext:value-type="float">
            <text:p>2558000</text:p>
          </table:table-cell>
          <table:table-cell office:value-type="float" office:value="2653000" calcext:value-type="float">
            <text:p>2653000</text:p>
          </table:table-cell>
          <table:table-cell office:value-type="float" office:value="2672000" calcext:value-type="float">
            <text:p>2672000</text:p>
          </table:table-cell>
          <table:table-cell office:value-type="float" office:value="2566000" calcext:value-type="float">
            <text:p>2566000</text:p>
          </table:table-cell>
          <table:table-cell office:value-type="float" office:value="2683000" calcext:value-type="float">
            <text:p>2683000</text:p>
          </table:table-cell>
          <table:table-cell office:value-type="float" office:value="3453000" calcext:value-type="float">
            <text:p>3453000</text:p>
          </table:table-cell>
          <table:table-cell office:value-type="float" office:value="2568000" calcext:value-type="float">
            <text:p>2568000</text:p>
          </table:table-cell>
          <table:table-cell office:value-type="float" office:value="2631000" calcext:value-type="float">
            <text:p>2631000</text:p>
          </table:table-cell>
          <table:table-cell office:value-type="float" office:value="2644000" calcext:value-type="float">
            <text:p>2644000</text:p>
          </table:table-cell>
          <table:table-cell office:value-type="float" office:value="2583000" calcext:value-type="float">
            <text:p>2583000</text:p>
          </table:table-cell>
          <table:table-cell office:value-type="float" office:value="2642000" calcext:value-type="float">
            <text:p>264200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AVERAGE([.A37:.AY37])" office:value-type="float" office:value="2689046.2745098" calcext:value-type="float">
            <text:p>2689046.274509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661000" calcext:value-type="float">
            <text:p>2661000</text:p>
          </table:table-cell>
          <table:table-cell office:value-type="float" office:value="2773000" calcext:value-type="float">
            <text:p>2773000</text:p>
          </table:table-cell>
          <table:table-cell office:value-type="float" office:value="2757000" calcext:value-type="float">
            <text:p>2757000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2665000" calcext:value-type="float">
            <text:p>2665000</text:p>
          </table:table-cell>
          <table:table-cell office:value-type="float" office:value="2749000" calcext:value-type="float">
            <text:p>2749000</text:p>
          </table:table-cell>
          <table:table-cell office:value-type="float" office:value="2754000" calcext:value-type="float">
            <text:p>2754000</text:p>
          </table:table-cell>
          <table:table-cell office:value-type="float" office:value="2785000" calcext:value-type="float">
            <text:p>2785000</text:p>
          </table:table-cell>
          <table:table-cell office:value-type="float" office:value="2759000" calcext:value-type="float">
            <text:p>2759000</text:p>
          </table:table-cell>
          <table:table-cell office:value-type="float" office:value="2655000" calcext:value-type="float">
            <text:p>2655000</text:p>
          </table:table-cell>
          <table:table-cell office:value-type="float" office:value="2770000" calcext:value-type="float">
            <text:p>2770000</text:p>
          </table:table-cell>
          <table:table-cell office:value-type="float" office:value="2780000" calcext:value-type="float">
            <text:p>2780000</text:p>
          </table:table-cell>
          <table:table-cell office:value-type="float" office:value="2705000" calcext:value-type="float">
            <text:p>2705000</text:p>
          </table:table-cell>
          <table:table-cell office:value-type="float" office:value="2754000" calcext:value-type="float">
            <text:p>2754000</text:p>
          </table:table-cell>
          <table:table-cell office:value-type="float" office:value="2737000" calcext:value-type="float">
            <text:p>2737000</text:p>
          </table:table-cell>
          <table:table-cell office:value-type="float" office:value="2792000" calcext:value-type="float">
            <text:p>2792000</text:p>
          </table:table-cell>
          <table:table-cell office:value-type="float" office:value="2730000" calcext:value-type="float">
            <text:p>2730000</text:p>
          </table:table-cell>
          <table:table-cell office:value-type="float" office:value="2734000" calcext:value-type="float">
            <text:p>2734000</text:p>
          </table:table-cell>
          <table:table-cell office:value-type="float" office:value="2674000" calcext:value-type="float">
            <text:p>2674000</text:p>
          </table:table-cell>
          <table:table-cell office:value-type="float" office:value="2763000" calcext:value-type="float">
            <text:p>2763000</text:p>
          </table:table-cell>
          <table:table-cell office:value-type="float" office:value="2780000" calcext:value-type="float">
            <text:p>2780000</text:p>
          </table:table-cell>
          <table:table-cell office:value-type="float" office:value="2667000" calcext:value-type="float">
            <text:p>2667000</text:p>
          </table:table-cell>
          <table:table-cell office:value-type="float" office:value="2778000" calcext:value-type="float">
            <text:p>2778000</text:p>
          </table:table-cell>
          <table:table-cell office:value-type="float" office:value="2776000" calcext:value-type="float">
            <text:p>2776000</text:p>
          </table:table-cell>
          <table:table-cell office:value-type="float" office:value="2674000" calcext:value-type="float">
            <text:p>2674000</text:p>
          </table:table-cell>
          <table:table-cell office:value-type="float" office:value="2757000" calcext:value-type="float">
            <text:p>2757000</text:p>
          </table:table-cell>
          <table:table-cell office:value-type="float" office:value="2773000" calcext:value-type="float">
            <text:p>2773000</text:p>
          </table:table-cell>
          <table:table-cell office:value-type="float" office:value="2752000" calcext:value-type="float">
            <text:p>2752000</text:p>
          </table:table-cell>
          <table:table-cell office:value-type="float" office:value="2759000" calcext:value-type="float">
            <text:p>2759000</text:p>
          </table:table-cell>
          <table:table-cell office:value-type="float" office:value="2774000" calcext:value-type="float">
            <text:p>2774000</text:p>
          </table:table-cell>
          <table:table-cell office:value-type="float" office:value="2733000" calcext:value-type="float">
            <text:p>2733000</text:p>
          </table:table-cell>
          <table:table-cell office:value-type="float" office:value="2794000" calcext:value-type="float">
            <text:p>2794000</text:p>
          </table:table-cell>
          <table:table-cell office:value-type="float" office:value="2755000" calcext:value-type="float">
            <text:p>2755000</text:p>
          </table:table-cell>
          <table:table-cell office:value-type="float" office:value="2668000" calcext:value-type="float">
            <text:p>2668000</text:p>
          </table:table-cell>
          <table:table-cell office:value-type="float" office:value="2738000" calcext:value-type="float">
            <text:p>2738000</text:p>
          </table:table-cell>
          <table:table-cell office:value-type="float" office:value="2752000" calcext:value-type="float">
            <text:p>2752000</text:p>
          </table:table-cell>
          <table:table-cell office:value-type="float" office:value="2744000" calcext:value-type="float">
            <text:p>2744000</text:p>
          </table:table-cell>
          <table:table-cell office:value-type="float" office:value="2770000" calcext:value-type="float">
            <text:p>2770000</text:p>
          </table:table-cell>
          <table:table-cell office:value-type="float" office:value="2767000" calcext:value-type="float">
            <text:p>2767000</text:p>
          </table:table-cell>
          <table:table-cell office:value-type="float" office:value="2777000" calcext:value-type="float">
            <text:p>2777000</text:p>
          </table:table-cell>
          <table:table-cell office:value-type="float" office:value="2753000" calcext:value-type="float">
            <text:p>2753000</text:p>
          </table:table-cell>
          <table:table-cell office:value-type="float" office:value="2758000" calcext:value-type="float">
            <text:p>2758000</text:p>
          </table:table-cell>
          <table:table-cell office:value-type="float" office:value="2771000" calcext:value-type="float">
            <text:p>2771000</text:p>
          </table:table-cell>
          <table:table-cell office:value-type="float" office:value="2784000" calcext:value-type="float">
            <text:p>2784000</text:p>
          </table:table-cell>
          <table:table-cell office:value-type="float" office:value="2752000" calcext:value-type="float">
            <text:p>2752000</text:p>
          </table:table-cell>
          <table:table-cell office:value-type="float" office:value="2670000" calcext:value-type="float">
            <text:p>2670000</text:p>
          </table:table-cell>
          <table:table-cell office:value-type="float" office:value="2770000" calcext:value-type="float">
            <text:p>2770000</text:p>
          </table:table-cell>
          <table:table-cell office:value-type="float" office:value="2751000" calcext:value-type="float">
            <text:p>2751000</text:p>
          </table:table-cell>
          <table:table-cell office:value-type="float" office:value="3704000" calcext:value-type="float">
            <text:p>3704000</text:p>
          </table:table-cell>
          <table:table-cell office:value-type="float" office:value="2749000" calcext:value-type="float">
            <text:p>2749000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AVERAGE([.A38:.AY38])" office:value-type="float" office:value="2709752.35294118" calcext:value-type="float">
            <text:p>2709752.352941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591000" calcext:value-type="float">
            <text:p>2591000</text:p>
          </table:table-cell>
          <table:table-cell office:value-type="float" office:value="2615000" calcext:value-type="float">
            <text:p>2615000</text:p>
          </table:table-cell>
          <table:table-cell office:value-type="float" office:value="2538000" calcext:value-type="float">
            <text:p>2538000</text:p>
          </table:table-cell>
          <table:table-cell office:value-type="float" office:value="2583000" calcext:value-type="float">
            <text:p>2583000</text:p>
          </table:table-cell>
          <table:table-cell office:value-type="float" office:value="2622000" calcext:value-type="float">
            <text:p>2622000</text:p>
          </table:table-cell>
          <table:table-cell office:value-type="float" office:value="2599000" calcext:value-type="float">
            <text:p>2599000</text:p>
          </table:table-cell>
          <table:table-cell office:value-type="float" office:value="2629000" calcext:value-type="float">
            <text:p>2629000</text:p>
          </table:table-cell>
          <table:table-cell office:value-type="float" office:value="2608000" calcext:value-type="float">
            <text:p>2608000</text:p>
          </table:table-cell>
          <table:table-cell office:value-type="float" office:value="2595000" calcext:value-type="float">
            <text:p>2595000</text:p>
          </table:table-cell>
          <table:table-cell office:value-type="float" office:value="2615000" calcext:value-type="float">
            <text:p>2615000</text:p>
          </table:table-cell>
          <table:table-cell office:value-type="float" office:value="2616000" calcext:value-type="float">
            <text:p>2616000</text:p>
          </table:table-cell>
          <table:table-cell office:value-type="float" office:value="2499000" calcext:value-type="float">
            <text:p>2499000</text:p>
          </table:table-cell>
          <table:table-cell office:value-type="float" office:value="2643000" calcext:value-type="float">
            <text:p>2643000</text:p>
          </table:table-cell>
          <table:table-cell office:value-type="float" office:value="2635000" calcext:value-type="float">
            <text:p>2635000</text:p>
          </table:table-cell>
          <table:table-cell office:value-type="float" office:value="2596000" calcext:value-type="float">
            <text:p>2596000</text:p>
          </table:table-cell>
          <table:table-cell office:value-type="float" office:value="2543000" calcext:value-type="float">
            <text:p>2543000</text:p>
          </table:table-cell>
          <table:table-cell office:value-type="float" office:value="2616000" calcext:value-type="float">
            <text:p>2616000</text:p>
          </table:table-cell>
          <table:table-cell office:value-type="float" office:value="2538000" calcext:value-type="float">
            <text:p>2538000</text:p>
          </table:table-cell>
          <table:table-cell office:value-type="float" office:value="2607000" calcext:value-type="float">
            <text:p>2607000</text:p>
          </table:table-cell>
          <table:table-cell office:value-type="float" office:value="2623000" calcext:value-type="float">
            <text:p>2623000</text:p>
          </table:table-cell>
          <table:table-cell office:value-type="float" office:value="2605000" calcext:value-type="float">
            <text:p>2605000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2604000" calcext:value-type="float">
            <text:p>2604000</text:p>
          </table:table-cell>
          <table:table-cell office:value-type="float" office:value="2636000" calcext:value-type="float">
            <text:p>2636000</text:p>
          </table:table-cell>
          <table:table-cell office:value-type="float" office:value="2532000" calcext:value-type="float">
            <text:p>2532000</text:p>
          </table:table-cell>
          <table:table-cell office:value-type="float" office:value="2599000" calcext:value-type="float">
            <text:p>2599000</text:p>
          </table:table-cell>
          <table:table-cell office:value-type="float" office:value="2632000" calcext:value-type="float">
            <text:p>2632000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2618000" calcext:value-type="float">
            <text:p>2618000</text:p>
          </table:table-cell>
          <table:table-cell office:value-type="float" office:value="2612000" calcext:value-type="float">
            <text:p>2612000</text:p>
          </table:table-cell>
          <table:table-cell office:value-type="float" office:value="2585000" calcext:value-type="float">
            <text:p>2585000</text:p>
          </table:table-cell>
          <table:table-cell office:value-type="float" office:value="2606000" calcext:value-type="float">
            <text:p>2606000</text:p>
          </table:table-cell>
          <table:table-cell office:value-type="float" office:value="2613000" calcext:value-type="float">
            <text:p>2613000</text:p>
          </table:table-cell>
          <table:table-cell office:value-type="float" office:value="2591000" calcext:value-type="float">
            <text:p>2591000</text:p>
          </table:table-cell>
          <table:table-cell office:value-type="float" office:value="2582000" calcext:value-type="float">
            <text:p>2582000</text:p>
          </table:table-cell>
          <table:table-cell office:value-type="float" office:value="2616000" calcext:value-type="float">
            <text:p>2616000</text:p>
          </table:table-cell>
          <table:table-cell office:value-type="float" office:value="2587000" calcext:value-type="float">
            <text:p>2587000</text:p>
          </table:table-cell>
          <table:table-cell office:value-type="float" office:value="2591000" calcext:value-type="float">
            <text:p>2591000</text:p>
          </table:table-cell>
          <table:table-cell office:value-type="float" office:value="2642000" calcext:value-type="float">
            <text:p>2642000</text:p>
          </table:table-cell>
          <table:table-cell office:value-type="float" office:value="2587000" calcext:value-type="float">
            <text:p>2587000</text:p>
          </table:table-cell>
          <table:table-cell office:value-type="float" office:value="2588000" calcext:value-type="float">
            <text:p>2588000</text:p>
          </table:table-cell>
          <table:table-cell office:value-type="float" office:value="2595000" calcext:value-type="float">
            <text:p>2595000</text:p>
          </table:table-cell>
          <table:table-cell office:value-type="float" office:value="2615000" calcext:value-type="float">
            <text:p>2615000</text:p>
          </table:table-cell>
          <table:table-cell office:value-type="float" office:value="2587000" calcext:value-type="float">
            <text:p>2587000</text:p>
          </table:table-cell>
          <table:table-cell office:value-type="float" office:value="2640000" calcext:value-type="float">
            <text:p>2640000</text:p>
          </table:table-cell>
          <table:table-cell office:value-type="float" office:value="2609000" calcext:value-type="float">
            <text:p>2609000</text:p>
          </table:table-cell>
          <table:table-cell office:value-type="float" office:value="2588000" calcext:value-type="float">
            <text:p>2588000</text:p>
          </table:table-cell>
          <table:table-cell office:value-type="float" office:value="2594000" calcext:value-type="float">
            <text:p>2594000</text:p>
          </table:table-cell>
          <table:table-cell office:value-type="float" office:value="2635000" calcext:value-type="float">
            <text:p>2635000</text:p>
          </table:table-cell>
          <table:table-cell office:value-type="float" office:value="2623000" calcext:value-type="float">
            <text:p>2623000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AVERAGE([.A39:.AY39])" office:value-type="float" office:value="2549164.31372549" calcext:value-type="float">
            <text:p>2549164.3137254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605000" calcext:value-type="float">
            <text:p>2605000</text:p>
          </table:table-cell>
          <table:table-cell office:value-type="float" office:value="2705000" calcext:value-type="float">
            <text:p>2705000</text:p>
          </table:table-cell>
          <table:table-cell office:value-type="float" office:value="2734000" calcext:value-type="float">
            <text:p>2734000</text:p>
          </table:table-cell>
          <table:table-cell office:value-type="float" office:value="2608000" calcext:value-type="float">
            <text:p>2608000</text:p>
          </table:table-cell>
          <table:table-cell office:value-type="float" office:value="2692000" calcext:value-type="float">
            <text:p>2692000</text:p>
          </table:table-cell>
          <table:table-cell office:value-type="float" office:value="2724000" calcext:value-type="float">
            <text:p>2724000</text:p>
          </table:table-cell>
          <table:table-cell office:value-type="float" office:value="2690000" calcext:value-type="float">
            <text:p>2690000</text:p>
          </table:table-cell>
          <table:table-cell office:value-type="float" office:value="2699000" calcext:value-type="float">
            <text:p>2699000</text:p>
          </table:table-cell>
          <table:table-cell office:value-type="float" office:value="2720000" calcext:value-type="float">
            <text:p>2720000</text:p>
          </table:table-cell>
          <table:table-cell office:value-type="float" office:value="2688000" calcext:value-type="float">
            <text:p>2688000</text:p>
          </table:table-cell>
          <table:table-cell office:value-type="float" office:value="2668000" calcext:value-type="float">
            <text:p>2668000</text:p>
          </table:table-cell>
          <table:table-cell office:value-type="float" office:value="2723000" calcext:value-type="float">
            <text:p>2723000</text:p>
          </table:table-cell>
          <table:table-cell office:value-type="float" office:value="2739000" calcext:value-type="float">
            <text:p>2739000</text:p>
          </table:table-cell>
          <table:table-cell office:value-type="float" office:value="2695000" calcext:value-type="float">
            <text:p>2695000</text:p>
          </table:table-cell>
          <table:table-cell office:value-type="float" office:value="2694000" calcext:value-type="float">
            <text:p>2694000</text:p>
          </table:table-cell>
          <table:table-cell office:value-type="float" office:value="2702000" calcext:value-type="float">
            <text:p>2702000</text:p>
          </table:table-cell>
          <table:table-cell office:value-type="float" office:value="2604000" calcext:value-type="float">
            <text:p>2604000</text:p>
          </table:table-cell>
          <table:table-cell office:value-type="float" office:value="2636000" calcext:value-type="float">
            <text:p>2636000</text:p>
          </table:table-cell>
          <table:table-cell office:value-type="float" office:value="2726000" calcext:value-type="float">
            <text:p>2726000</text:p>
          </table:table-cell>
          <table:table-cell office:value-type="float" office:value="2734000" calcext:value-type="float">
            <text:p>2734000</text:p>
          </table:table-cell>
          <table:table-cell office:value-type="float" office:value="2697000" calcext:value-type="float">
            <text:p>2697000</text:p>
          </table:table-cell>
          <table:table-cell office:value-type="float" office:value="2714000" calcext:value-type="float">
            <text:p>2714000</text:p>
          </table:table-cell>
          <table:table-cell office:value-type="float" office:value="2599000" calcext:value-type="float">
            <text:p>2599000</text:p>
          </table:table-cell>
          <table:table-cell office:value-type="float" office:value="2701000" calcext:value-type="float">
            <text:p>2701000</text:p>
          </table:table-cell>
          <table:table-cell office:value-type="float" office:value="2694000" calcext:value-type="float">
            <text:p>2694000</text:p>
          </table:table-cell>
          <table:table-cell office:value-type="float" office:value="2715000" calcext:value-type="float">
            <text:p>2715000</text:p>
          </table:table-cell>
          <table:table-cell office:value-type="float" office:value="2721000" calcext:value-type="float">
            <text:p>2721000</text:p>
          </table:table-cell>
          <table:table-cell office:value-type="float" office:value="2717000" calcext:value-type="float">
            <text:p>2717000</text:p>
          </table:table-cell>
          <table:table-cell office:value-type="float" office:value="2687000" calcext:value-type="float">
            <text:p>2687000</text:p>
          </table:table-cell>
          <table:table-cell office:value-type="float" office:value="2702000" calcext:value-type="float">
            <text:p>2702000</text:p>
          </table:table-cell>
          <table:table-cell office:value-type="float" office:value="2725000" calcext:value-type="float">
            <text:p>2725000</text:p>
          </table:table-cell>
          <table:table-cell office:value-type="float" office:value="2689000" calcext:value-type="float">
            <text:p>2689000</text:p>
          </table:table-cell>
          <table:table-cell office:value-type="float" office:value="2715000" calcext:value-type="float">
            <text:p>2715000</text:p>
          </table:table-cell>
          <table:table-cell office:value-type="float" office:value="2722000" calcext:value-type="float">
            <text:p>2722000</text:p>
          </table:table-cell>
          <table:table-cell office:value-type="float" office:value="4034000" calcext:value-type="float">
            <text:p>4034000</text:p>
          </table:table-cell>
          <table:table-cell office:value-type="float" office:value="5229000" calcext:value-type="float">
            <text:p>5229000</text:p>
          </table:table-cell>
          <table:table-cell office:value-type="float" office:value="2725000" calcext:value-type="float">
            <text:p>2725000</text:p>
          </table:table-cell>
          <table:table-cell office:value-type="float" office:value="2710000" calcext:value-type="float">
            <text:p>2710000</text:p>
          </table:table-cell>
          <table:table-cell office:value-type="float" office:value="2603000" calcext:value-type="float">
            <text:p>2603000</text:p>
          </table:table-cell>
          <table:table-cell office:value-type="float" office:value="3453000" calcext:value-type="float">
            <text:p>3453000</text:p>
          </table:table-cell>
          <table:table-cell office:value-type="float" office:value="2682000" calcext:value-type="float">
            <text:p>2682000</text:p>
          </table:table-cell>
          <table:table-cell office:value-type="float" office:value="2738000" calcext:value-type="float">
            <text:p>2738000</text:p>
          </table:table-cell>
          <table:table-cell office:value-type="float" office:value="2625000" calcext:value-type="float">
            <text:p>2625000</text:p>
          </table:table-cell>
          <table:table-cell office:value-type="float" office:value="2707000" calcext:value-type="float">
            <text:p>2707000</text:p>
          </table:table-cell>
          <table:table-cell office:value-type="float" office:value="2701000" calcext:value-type="float">
            <text:p>2701000</text:p>
          </table:table-cell>
          <table:table-cell office:value-type="float" office:value="2605000" calcext:value-type="float">
            <text:p>2605000</text:p>
          </table:table-cell>
          <table:table-cell office:value-type="float" office:value="2716000" calcext:value-type="float">
            <text:p>2716000</text:p>
          </table:table-cell>
          <table:table-cell office:value-type="float" office:value="2709000" calcext:value-type="float">
            <text:p>2709000</text:p>
          </table:table-cell>
          <table:table-cell office:value-type="float" office:value="2695000" calcext:value-type="float">
            <text:p>2695000</text:p>
          </table:table-cell>
          <table:table-cell office:value-type="float" office:value="2614000" calcext:value-type="float">
            <text:p>2614000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AVERAGE([.A40:.AY40])" office:value-type="float" office:value="2728046.8627451" calcext:value-type="float">
            <text:p>2728046.86274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29000" calcext:value-type="float">
            <text:p>2729000</text:p>
          </table:table-cell>
          <table:table-cell office:value-type="float" office:value="2719000" calcext:value-type="float">
            <text:p>2719000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2729000" calcext:value-type="float">
            <text:p>2729000</text:p>
          </table:table-cell>
          <table:table-cell office:value-type="float" office:value="2740000" calcext:value-type="float">
            <text:p>2740000</text:p>
          </table:table-cell>
          <table:table-cell office:value-type="float" office:value="2643000" calcext:value-type="float">
            <text:p>2643000</text:p>
          </table:table-cell>
          <table:table-cell office:value-type="float" office:value="2749000" calcext:value-type="float">
            <text:p>2749000</text:p>
          </table:table-cell>
          <table:table-cell office:value-type="float" office:value="2728000" calcext:value-type="float">
            <text:p>2728000</text:p>
          </table:table-cell>
          <table:table-cell office:value-type="float" office:value="2731000" calcext:value-type="float">
            <text:p>2731000</text:p>
          </table:table-cell>
          <table:table-cell office:value-type="float" office:value="2722000" calcext:value-type="float">
            <text:p>2722000</text:p>
          </table:table-cell>
          <table:table-cell office:value-type="float" office:value="2712000" calcext:value-type="float">
            <text:p>2712000</text:p>
          </table:table-cell>
          <table:table-cell office:value-type="float" office:value="2751000" calcext:value-type="float">
            <text:p>2751000</text:p>
          </table:table-cell>
          <table:table-cell office:value-type="float" office:value="2726000" calcext:value-type="float">
            <text:p>2726000</text:p>
          </table:table-cell>
          <table:table-cell office:value-type="float" office:value="2716000" calcext:value-type="float">
            <text:p>2716000</text:p>
          </table:table-cell>
          <table:table-cell office:value-type="float" office:value="2629000" calcext:value-type="float">
            <text:p>2629000</text:p>
          </table:table-cell>
          <table:table-cell office:value-type="float" office:value="2756000" calcext:value-type="float">
            <text:p>2756000</text:p>
          </table:table-cell>
          <table:table-cell office:value-type="float" office:value="2725000" calcext:value-type="float">
            <text:p>2725000</text:p>
          </table:table-cell>
          <table:table-cell office:value-type="float" office:value="2728000" calcext:value-type="float">
            <text:p>2728000</text:p>
          </table:table-cell>
          <table:table-cell office:value-type="float" office:value="2662000" calcext:value-type="float">
            <text:p>2662000</text:p>
          </table:table-cell>
          <table:table-cell office:value-type="float" office:value="2724000" calcext:value-type="float">
            <text:p>2724000</text:p>
          </table:table-cell>
          <table:table-cell office:value-type="float" office:value="2751000" calcext:value-type="float">
            <text:p>2751000</text:p>
          </table:table-cell>
          <table:table-cell office:value-type="float" office:value="2639000" calcext:value-type="float">
            <text:p>2639000</text:p>
          </table:table-cell>
          <table:table-cell office:value-type="float" office:value="2731000" calcext:value-type="float">
            <text:p>2731000</text:p>
          </table:table-cell>
          <table:table-cell office:value-type="float" office:value="2762000" calcext:value-type="float">
            <text:p>2762000</text:p>
          </table:table-cell>
          <table:table-cell office:value-type="float" office:value="2718000" calcext:value-type="float">
            <text:p>2718000</text:p>
          </table:table-cell>
          <table:table-cell office:value-type="float" office:value="2690000" calcext:value-type="float">
            <text:p>2690000</text:p>
          </table:table-cell>
          <table:table-cell office:value-type="float" office:value="2703000" calcext:value-type="float">
            <text:p>2703000</text:p>
          </table:table-cell>
          <table:table-cell office:value-type="float" office:value="2743000" calcext:value-type="float">
            <text:p>2743000</text:p>
          </table:table-cell>
          <table:table-cell office:value-type="float" office:value="2719000" calcext:value-type="float">
            <text:p>2719000</text:p>
          </table:table-cell>
          <table:table-cell office:value-type="float" office:value="2772000" calcext:value-type="float">
            <text:p>2772000</text:p>
          </table:table-cell>
          <table:table-cell office:value-type="float" office:value="2742000" calcext:value-type="float">
            <text:p>2742000</text:p>
          </table:table-cell>
          <table:table-cell office:value-type="float" office:value="2665000" calcext:value-type="float">
            <text:p>2665000</text:p>
          </table:table-cell>
          <table:table-cell office:value-type="float" office:value="2718000" calcext:value-type="float">
            <text:p>2718000</text:p>
          </table:table-cell>
          <table:table-cell office:value-type="float" office:value="2662000" calcext:value-type="float">
            <text:p>2662000</text:p>
          </table:table-cell>
          <table:table-cell office:value-type="float" office:value="2711000" calcext:value-type="float">
            <text:p>2711000</text:p>
          </table:table-cell>
          <table:table-cell office:value-type="float" office:value="2712000" calcext:value-type="float">
            <text:p>2712000</text:p>
          </table:table-cell>
          <table:table-cell office:value-type="float" office:value="2732000" calcext:value-type="float">
            <text:p>2732000</text:p>
          </table:table-cell>
          <table:table-cell office:value-type="float" office:value="2741000" calcext:value-type="float">
            <text:p>2741000</text:p>
          </table:table-cell>
          <table:table-cell office:value-type="float" office:value="2734000" calcext:value-type="float">
            <text:p>2734000</text:p>
          </table:table-cell>
          <table:table-cell office:value-type="float" office:value="2723000" calcext:value-type="float">
            <text:p>2723000</text:p>
          </table:table-cell>
          <table:table-cell office:value-type="float" office:value="2725000" calcext:value-type="float">
            <text:p>2725000</text:p>
          </table:table-cell>
          <table:table-cell office:value-type="float" office:value="2666000" calcext:value-type="float">
            <text:p>2666000</text:p>
          </table:table-cell>
          <table:table-cell office:value-type="float" office:value="2729000" calcext:value-type="float">
            <text:p>2729000</text:p>
          </table:table-cell>
          <table:table-cell office:value-type="float" office:value="2765000" calcext:value-type="float">
            <text:p>2765000</text:p>
          </table:table-cell>
          <table:table-cell office:value-type="float" office:value="2761000" calcext:value-type="float">
            <text:p>2761000</text:p>
          </table:table-cell>
          <table:table-cell office:value-type="float" office:value="2715000" calcext:value-type="float">
            <text:p>2715000</text:p>
          </table:table-cell>
          <table:table-cell office:value-type="float" office:value="2731000" calcext:value-type="float">
            <text:p>2731000</text:p>
          </table:table-cell>
          <table:table-cell office:value-type="float" office:value="2745000" calcext:value-type="float">
            <text:p>2745000</text:p>
          </table:table-cell>
          <table:table-cell office:value-type="float" office:value="2718000" calcext:value-type="float">
            <text:p>2718000</text:p>
          </table:table-cell>
          <table:table-cell office:value-type="float" office:value="2746000" calcext:value-type="float">
            <text:p>2746000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AVERAGE([.A41:.AY41])" office:value-type="float" office:value="2667419.60784314" calcext:value-type="float">
            <text:p>2667419.607843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60000" calcext:value-type="float">
            <text:p>2960000</text:p>
          </table:table-cell>
          <table:table-cell office:value-type="float" office:value="2979000" calcext:value-type="float">
            <text:p>2979000</text:p>
          </table:table-cell>
          <table:table-cell office:value-type="float" office:value="2948000" calcext:value-type="float">
            <text:p>2948000</text:p>
          </table:table-cell>
          <table:table-cell office:value-type="float" office:value="2975000" calcext:value-type="float">
            <text:p>2975000</text:p>
          </table:table-cell>
          <table:table-cell office:value-type="float" office:value="2978000" calcext:value-type="float">
            <text:p>2978000</text:p>
          </table:table-cell>
          <table:table-cell office:value-type="float" office:value="3002000" calcext:value-type="float">
            <text:p>3002000</text:p>
          </table:table-cell>
          <table:table-cell office:value-type="float" office:value="2947000" calcext:value-type="float">
            <text:p>2947000</text:p>
          </table:table-cell>
          <table:table-cell office:value-type="float" office:value="2967000" calcext:value-type="float">
            <text:p>2967000</text:p>
          </table:table-cell>
          <table:table-cell office:value-type="float" office:value="2978000" calcext:value-type="float">
            <text:p>2978000</text:p>
          </table:table-cell>
          <table:table-cell office:value-type="float" office:value="2991000" calcext:value-type="float">
            <text:p>2991000</text:p>
          </table:table-cell>
          <table:table-cell office:value-type="float" office:value="2886000" calcext:value-type="float">
            <text:p>2886000</text:p>
          </table:table-cell>
          <table:table-cell office:value-type="float" office:value="2976000" calcext:value-type="float">
            <text:p>2976000</text:p>
          </table:table-cell>
          <table:table-cell office:value-type="float" office:value="2945000" calcext:value-type="float">
            <text:p>2945000</text:p>
          </table:table-cell>
          <table:table-cell office:value-type="float" office:value="2855000" calcext:value-type="float">
            <text:p>2855000</text:p>
          </table:table-cell>
          <table:table-cell office:value-type="float" office:value="2884000" calcext:value-type="float">
            <text:p>2884000</text:p>
          </table:table-cell>
          <table:table-cell office:value-type="float" office:value="2980000" calcext:value-type="float">
            <text:p>2980000</text:p>
          </table:table-cell>
          <table:table-cell office:value-type="float" office:value="2963000" calcext:value-type="float">
            <text:p>2963000</text:p>
          </table:table-cell>
          <table:table-cell office:value-type="float" office:value="2938000" calcext:value-type="float">
            <text:p>2938000</text:p>
          </table:table-cell>
          <table:table-cell office:value-type="float" office:value="2998000" calcext:value-type="float">
            <text:p>2998000</text:p>
          </table:table-cell>
          <table:table-cell office:value-type="float" office:value="2965000" calcext:value-type="float">
            <text:p>2965000</text:p>
          </table:table-cell>
          <table:table-cell office:value-type="float" office:value="3003000" calcext:value-type="float">
            <text:p>3003000</text:p>
          </table:table-cell>
          <table:table-cell office:value-type="float" office:value="2962000" calcext:value-type="float">
            <text:p>2962000</text:p>
          </table:table-cell>
          <table:table-cell office:value-type="float" office:value="2955000" calcext:value-type="float">
            <text:p>2955000</text:p>
          </table:table-cell>
          <table:table-cell office:value-type="float" office:value="2885000" calcext:value-type="float">
            <text:p>2885000</text:p>
          </table:table-cell>
          <table:table-cell office:value-type="float" office:value="2995000" calcext:value-type="float">
            <text:p>2995000</text:p>
          </table:table-cell>
          <table:table-cell office:value-type="float" office:value="2973000" calcext:value-type="float">
            <text:p>2973000</text:p>
          </table:table-cell>
          <table:table-cell office:value-type="float" office:value="2963000" calcext:value-type="float">
            <text:p>2963000</text:p>
          </table:table-cell>
          <table:table-cell office:value-type="float" office:value="3025000" calcext:value-type="float">
            <text:p>3025000</text:p>
          </table:table-cell>
          <table:table-cell office:value-type="float" office:value="2957000" calcext:value-type="float">
            <text:p>2957000</text:p>
          </table:table-cell>
          <table:table-cell office:value-type="float" office:value="3722000" calcext:value-type="float">
            <text:p>3722000</text:p>
          </table:table-cell>
          <table:table-cell office:value-type="float" office:value="2958000" calcext:value-type="float">
            <text:p>2958000</text:p>
          </table:table-cell>
          <table:table-cell table:number-columns-repeated="2" office:value-type="float" office:value="2967000" calcext:value-type="float">
            <text:p>2967000</text:p>
          </table:table-cell>
          <table:table-cell office:value-type="float" office:value="2942000" calcext:value-type="float">
            <text:p>2942000</text:p>
          </table:table-cell>
          <table:table-cell office:value-type="float" office:value="2986000" calcext:value-type="float">
            <text:p>2986000</text:p>
          </table:table-cell>
          <table:table-cell office:value-type="float" office:value="2973000" calcext:value-type="float">
            <text:p>2973000</text:p>
          </table:table-cell>
          <table:table-cell office:value-type="float" office:value="2958000" calcext:value-type="float">
            <text:p>2958000</text:p>
          </table:table-cell>
          <table:table-cell office:value-type="float" office:value="2971000" calcext:value-type="float">
            <text:p>2971000</text:p>
          </table:table-cell>
          <table:table-cell office:value-type="float" office:value="2967000" calcext:value-type="float">
            <text:p>2967000</text:p>
          </table:table-cell>
          <table:table-cell office:value-type="float" office:value="2974000" calcext:value-type="float">
            <text:p>2974000</text:p>
          </table:table-cell>
          <table:table-cell office:value-type="float" office:value="2892000" calcext:value-type="float">
            <text:p>2892000</text:p>
          </table:table-cell>
          <table:table-cell office:value-type="float" office:value="2941000" calcext:value-type="float">
            <text:p>2941000</text:p>
          </table:table-cell>
          <table:table-cell office:value-type="float" office:value="2949000" calcext:value-type="float">
            <text:p>2949000</text:p>
          </table:table-cell>
          <table:table-cell office:value-type="float" office:value="2963000" calcext:value-type="float">
            <text:p>2963000</text:p>
          </table:table-cell>
          <table:table-cell office:value-type="float" office:value="2944000" calcext:value-type="float">
            <text:p>2944000</text:p>
          </table:table-cell>
          <table:table-cell office:value-type="float" office:value="2966000" calcext:value-type="float">
            <text:p>2966000</text:p>
          </table:table-cell>
          <table:table-cell office:value-type="float" office:value="2884000" calcext:value-type="float">
            <text:p>2884000</text:p>
          </table:table-cell>
          <table:table-cell office:value-type="float" office:value="2948000" calcext:value-type="float">
            <text:p>2948000</text:p>
          </table:table-cell>
          <table:table-cell office:value-type="float" office:value="2962000" calcext:value-type="float">
            <text:p>2962000</text:p>
          </table:table-cell>
          <table:table-cell office:value-type="float" office:value="2954000" calcext:value-type="float">
            <text:p>2954000</text:p>
          </table:table-cell>
          <table:table-cell/>
          <table:table-cell office:value-type="float" office:value="410" calcext:value-type="float">
            <text:p>410</text:p>
          </table:table-cell>
          <table:table-cell table:formula="of:=AVERAGE([.A42:.AY42])" office:value-type="float" office:value="2914145.29411765" calcext:value-type="float">
            <text:p>2914145.2941176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197000" calcext:value-type="float">
            <text:p>3197000</text:p>
          </table:table-cell>
          <table:table-cell office:value-type="float" office:value="3204000" calcext:value-type="float">
            <text:p>3204000</text:p>
          </table:table-cell>
          <table:table-cell office:value-type="float" office:value="3223000" calcext:value-type="float">
            <text:p>3223000</text:p>
          </table:table-cell>
          <table:table-cell office:value-type="float" office:value="3218000" calcext:value-type="float">
            <text:p>3218000</text:p>
          </table:table-cell>
          <table:table-cell office:value-type="float" office:value="3233000" calcext:value-type="float">
            <text:p>3233000</text:p>
          </table:table-cell>
          <table:table-cell office:value-type="float" office:value="3230000" calcext:value-type="float">
            <text:p>3230000</text:p>
          </table:table-cell>
          <table:table-cell office:value-type="float" office:value="3238000" calcext:value-type="float">
            <text:p>3238000</text:p>
          </table:table-cell>
          <table:table-cell office:value-type="float" office:value="3227000" calcext:value-type="float">
            <text:p>3227000</text:p>
          </table:table-cell>
          <table:table-cell office:value-type="float" office:value="3245000" calcext:value-type="float">
            <text:p>3245000</text:p>
          </table:table-cell>
          <table:table-cell office:value-type="float" office:value="3225000" calcext:value-type="float">
            <text:p>3225000</text:p>
          </table:table-cell>
          <table:table-cell office:value-type="float" office:value="3141000" calcext:value-type="float">
            <text:p>3141000</text:p>
          </table:table-cell>
          <table:table-cell office:value-type="float" office:value="3209000" calcext:value-type="float">
            <text:p>3209000</text:p>
          </table:table-cell>
          <table:table-cell office:value-type="float" office:value="3198000" calcext:value-type="float">
            <text:p>3198000</text:p>
          </table:table-cell>
          <table:table-cell office:value-type="float" office:value="3213000" calcext:value-type="float">
            <text:p>3213000</text:p>
          </table:table-cell>
          <table:table-cell office:value-type="float" office:value="3229000" calcext:value-type="float">
            <text:p>3229000</text:p>
          </table:table-cell>
          <table:table-cell office:value-type="float" office:value="3234000" calcext:value-type="float">
            <text:p>3234000</text:p>
          </table:table-cell>
          <table:table-cell office:value-type="float" office:value="3225000" calcext:value-type="float">
            <text:p>3225000</text:p>
          </table:table-cell>
          <table:table-cell office:value-type="float" office:value="3206000" calcext:value-type="float">
            <text:p>3206000</text:p>
          </table:table-cell>
          <table:table-cell office:value-type="float" office:value="3183000" calcext:value-type="float">
            <text:p>3183000</text:p>
          </table:table-cell>
          <table:table-cell office:value-type="float" office:value="3205000" calcext:value-type="float">
            <text:p>3205000</text:p>
          </table:table-cell>
          <table:table-cell office:value-type="float" office:value="3190000" calcext:value-type="float">
            <text:p>3190000</text:p>
          </table:table-cell>
          <table:table-cell office:value-type="float" office:value="3212000" calcext:value-type="float">
            <text:p>3212000</text:p>
          </table:table-cell>
          <table:table-cell office:value-type="float" office:value="3244000" calcext:value-type="float">
            <text:p>3244000</text:p>
          </table:table-cell>
          <table:table-cell office:value-type="float" office:value="3256000" calcext:value-type="float">
            <text:p>3256000</text:p>
          </table:table-cell>
          <table:table-cell office:value-type="float" office:value="3251000" calcext:value-type="float">
            <text:p>3251000</text:p>
          </table:table-cell>
          <table:table-cell office:value-type="float" office:value="3234000" calcext:value-type="float">
            <text:p>3234000</text:p>
          </table:table-cell>
          <table:table-cell office:value-type="float" office:value="3203000" calcext:value-type="float">
            <text:p>3203000</text:p>
          </table:table-cell>
          <table:table-cell office:value-type="float" office:value="3235000" calcext:value-type="float">
            <text:p>3235000</text:p>
          </table:table-cell>
          <table:table-cell office:value-type="float" office:value="3212000" calcext:value-type="float">
            <text:p>3212000</text:p>
          </table:table-cell>
          <table:table-cell office:value-type="float" office:value="3217000" calcext:value-type="float">
            <text:p>3217000</text:p>
          </table:table-cell>
          <table:table-cell office:value-type="float" office:value="3225000" calcext:value-type="float">
            <text:p>3225000</text:p>
          </table:table-cell>
          <table:table-cell office:value-type="float" office:value="3235000" calcext:value-type="float">
            <text:p>3235000</text:p>
          </table:table-cell>
          <table:table-cell office:value-type="float" office:value="3218000" calcext:value-type="float">
            <text:p>3218000</text:p>
          </table:table-cell>
          <table:table-cell office:value-type="float" office:value="3184000" calcext:value-type="float">
            <text:p>3184000</text:p>
          </table:table-cell>
          <table:table-cell office:value-type="float" office:value="3265000" calcext:value-type="float">
            <text:p>3265000</text:p>
          </table:table-cell>
          <table:table-cell office:value-type="float" office:value="3244000" calcext:value-type="float">
            <text:p>3244000</text:p>
          </table:table-cell>
          <table:table-cell office:value-type="float" office:value="3259000" calcext:value-type="float">
            <text:p>3259000</text:p>
          </table:table-cell>
          <table:table-cell office:value-type="float" office:value="3237000" calcext:value-type="float">
            <text:p>3237000</text:p>
          </table:table-cell>
          <table:table-cell office:value-type="float" office:value="3206000" calcext:value-type="float">
            <text:p>3206000</text:p>
          </table:table-cell>
          <table:table-cell office:value-type="float" office:value="3224000" calcext:value-type="float">
            <text:p>3224000</text:p>
          </table:table-cell>
          <table:table-cell office:value-type="float" office:value="3242000" calcext:value-type="float">
            <text:p>3242000</text:p>
          </table:table-cell>
          <table:table-cell office:value-type="float" office:value="3231000" calcext:value-type="float">
            <text:p>3231000</text:p>
          </table:table-cell>
          <table:table-cell office:value-type="float" office:value="3229000" calcext:value-type="float">
            <text:p>3229000</text:p>
          </table:table-cell>
          <table:table-cell office:value-type="float" office:value="3186000" calcext:value-type="float">
            <text:p>3186000</text:p>
          </table:table-cell>
          <table:table-cell office:value-type="float" office:value="3232000" calcext:value-type="float">
            <text:p>3232000</text:p>
          </table:table-cell>
          <table:table-cell office:value-type="float" office:value="3201000" calcext:value-type="float">
            <text:p>3201000</text:p>
          </table:table-cell>
          <table:table-cell office:value-type="float" office:value="3230000" calcext:value-type="float">
            <text:p>3230000</text:p>
          </table:table-cell>
          <table:table-cell office:value-type="float" office:value="3228000" calcext:value-type="float">
            <text:p>3228000</text:p>
          </table:table-cell>
          <table:table-cell office:value-type="float" office:value="3231000" calcext:value-type="float">
            <text:p>3231000</text:p>
          </table:table-cell>
          <table:table-cell office:value-type="float" office:value="3094000" calcext:value-type="float">
            <text:p>3094000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AVERAGE([.A43:.AY43])" office:value-type="float" office:value="3155655.29411765" calcext:value-type="float">
            <text:p>3155655.2941176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59000" calcext:value-type="float">
            <text:p>3159000</text:p>
          </table:table-cell>
          <table:table-cell office:value-type="float" office:value="3095000" calcext:value-type="float">
            <text:p>3095000</text:p>
          </table:table-cell>
          <table:table-cell office:value-type="float" office:value="3162000" calcext:value-type="float">
            <text:p>3162000</text:p>
          </table:table-cell>
          <table:table-cell office:value-type="float" office:value="3160000" calcext:value-type="float">
            <text:p>3160000</text:p>
          </table:table-cell>
          <table:table-cell office:value-type="float" office:value="3187000" calcext:value-type="float">
            <text:p>3187000</text:p>
          </table:table-cell>
          <table:table-cell office:value-type="float" office:value="3169000" calcext:value-type="float">
            <text:p>3169000</text:p>
          </table:table-cell>
          <table:table-cell office:value-type="float" office:value="3190000" calcext:value-type="float">
            <text:p>3190000</text:p>
          </table:table-cell>
          <table:table-cell office:value-type="float" office:value="3161000" calcext:value-type="float">
            <text:p>3161000</text:p>
          </table:table-cell>
          <table:table-cell office:value-type="float" office:value="3179000" calcext:value-type="float">
            <text:p>3179000</text:p>
          </table:table-cell>
          <table:table-cell office:value-type="float" office:value="3177000" calcext:value-type="float">
            <text:p>3177000</text:p>
          </table:table-cell>
          <table:table-cell office:value-type="float" office:value="3152000" calcext:value-type="float">
            <text:p>3152000</text:p>
          </table:table-cell>
          <table:table-cell office:value-type="float" office:value="3176000" calcext:value-type="float">
            <text:p>3176000</text:p>
          </table:table-cell>
          <table:table-cell office:value-type="float" office:value="3187000" calcext:value-type="float">
            <text:p>3187000</text:p>
          </table:table-cell>
          <table:table-cell office:value-type="float" office:value="3185000" calcext:value-type="float">
            <text:p>3185000</text:p>
          </table:table-cell>
          <table:table-cell office:value-type="float" office:value="3146000" calcext:value-type="float">
            <text:p>3146000</text:p>
          </table:table-cell>
          <table:table-cell office:value-type="float" office:value="3071000" calcext:value-type="float">
            <text:p>3071000</text:p>
          </table:table-cell>
          <table:table-cell office:value-type="float" office:value="3104000" calcext:value-type="float">
            <text:p>3104000</text:p>
          </table:table-cell>
          <table:table-cell office:value-type="float" office:value="3226000" calcext:value-type="float">
            <text:p>3226000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3170000" calcext:value-type="float">
            <text:p>3170000</text:p>
          </table:table-cell>
          <table:table-cell office:value-type="float" office:value="3196000" calcext:value-type="float">
            <text:p>3196000</text:p>
          </table:table-cell>
          <table:table-cell office:value-type="float" office:value="3220000" calcext:value-type="float">
            <text:p>3220000</text:p>
          </table:table-cell>
          <table:table-cell office:value-type="float" office:value="3150000" calcext:value-type="float">
            <text:p>3150000</text:p>
          </table:table-cell>
          <table:table-cell table:number-columns-repeated="2" office:value-type="float" office:value="3184000" calcext:value-type="float">
            <text:p>3184000</text:p>
          </table:table-cell>
          <table:table-cell office:value-type="float" office:value="3131000" calcext:value-type="float">
            <text:p>3131000</text:p>
          </table:table-cell>
          <table:table-cell office:value-type="float" office:value="3166000" calcext:value-type="float">
            <text:p>3166000</text:p>
          </table:table-cell>
          <table:table-cell office:value-type="float" office:value="3186000" calcext:value-type="float">
            <text:p>3186000</text:p>
          </table:table-cell>
          <table:table-cell office:value-type="float" office:value="3154000" calcext:value-type="float">
            <text:p>3154000</text:p>
          </table:table-cell>
          <table:table-cell office:value-type="float" office:value="3193000" calcext:value-type="float">
            <text:p>3193000</text:p>
          </table:table-cell>
          <table:table-cell office:value-type="float" office:value="3210000" calcext:value-type="float">
            <text:p>32100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3178000" calcext:value-type="float">
            <text:p>3178000</text:p>
          </table:table-cell>
          <table:table-cell office:value-type="float" office:value="3271000" calcext:value-type="float">
            <text:p>3271000</text:p>
          </table:table-cell>
          <table:table-cell office:value-type="float" office:value="4869000" calcext:value-type="float">
            <text:p>4869000</text:p>
          </table:table-cell>
          <table:table-cell office:value-type="float" office:value="5168000" calcext:value-type="float">
            <text:p>5168000</text:p>
          </table:table-cell>
          <table:table-cell office:value-type="float" office:value="3078000" calcext:value-type="float">
            <text:p>3078000</text:p>
          </table:table-cell>
          <table:table-cell office:value-type="float" office:value="3185000" calcext:value-type="float">
            <text:p>3185000</text:p>
          </table:table-cell>
          <table:table-cell office:value-type="float" office:value="3227000" calcext:value-type="float">
            <text:p>3227000</text:p>
          </table:table-cell>
          <table:table-cell office:value-type="float" office:value="3188000" calcext:value-type="float">
            <text:p>3188000</text:p>
          </table:table-cell>
          <table:table-cell office:value-type="float" office:value="3151000" calcext:value-type="float">
            <text:p>3151000</text:p>
          </table:table-cell>
          <table:table-cell office:value-type="float" office:value="3168000" calcext:value-type="float">
            <text:p>3168000</text:p>
          </table:table-cell>
          <table:table-cell office:value-type="float" office:value="3194000" calcext:value-type="float">
            <text:p>3194000</text:p>
          </table:table-cell>
          <table:table-cell office:value-type="float" office:value="3162000" calcext:value-type="float">
            <text:p>3162000</text:p>
          </table:table-cell>
          <table:table-cell office:value-type="float" office:value="3177000" calcext:value-type="float">
            <text:p>3177000</text:p>
          </table:table-cell>
          <table:table-cell office:value-type="float" office:value="3159000" calcext:value-type="float">
            <text:p>3159000</text:p>
          </table:table-cell>
          <table:table-cell office:value-type="float" office:value="3164000" calcext:value-type="float">
            <text:p>3164000</text:p>
          </table:table-cell>
          <table:table-cell office:value-type="float" office:value="3136000" calcext:value-type="float">
            <text:p>3136000</text:p>
          </table:table-cell>
          <table:table-cell office:value-type="float" office:value="3160000" calcext:value-type="float">
            <text:p>3160000</text:p>
          </table:table-cell>
          <table:table-cell office:value-type="float" office:value="3163000" calcext:value-type="float">
            <text:p>3163000</text:p>
          </table:table-cell>
          <table:table-cell/>
          <table:table-cell office:value-type="float" office:value="430" calcext:value-type="float">
            <text:p>430</text:p>
          </table:table-cell>
          <table:table-cell table:formula="of:=AVERAGE([.A44:.AY44])" office:value-type="float" office:value="3179969.21568627" calcext:value-type="float">
            <text:p>3179969.2156862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94000" calcext:value-type="float">
            <text:p>3294000</text:p>
          </table:table-cell>
          <table:table-cell office:value-type="float" office:value="3297000" calcext:value-type="float">
            <text:p>3297000</text:p>
          </table:table-cell>
          <table:table-cell office:value-type="float" office:value="3327000" calcext:value-type="float">
            <text:p>3327000</text:p>
          </table:table-cell>
          <table:table-cell office:value-type="float" office:value="3285000" calcext:value-type="float">
            <text:p>3285000</text:p>
          </table:table-cell>
          <table:table-cell office:value-type="float" office:value="3237000" calcext:value-type="float">
            <text:p>3237000</text:p>
          </table:table-cell>
          <table:table-cell office:value-type="float" office:value="3333000" calcext:value-type="float">
            <text:p>3333000</text:p>
          </table:table-cell>
          <table:table-cell office:value-type="float" office:value="3342000" calcext:value-type="float">
            <text:p>3342000</text:p>
          </table:table-cell>
          <table:table-cell office:value-type="float" office:value="3286000" calcext:value-type="float">
            <text:p>3286000</text:p>
          </table:table-cell>
          <table:table-cell office:value-type="float" office:value="3282000" calcext:value-type="float">
            <text:p>3282000</text:p>
          </table:table-cell>
          <table:table-cell office:value-type="float" office:value="3236000" calcext:value-type="float">
            <text:p>3236000</text:p>
          </table:table-cell>
          <table:table-cell office:value-type="float" office:value="3327000" calcext:value-type="float">
            <text:p>3327000</text:p>
          </table:table-cell>
          <table:table-cell office:value-type="float" office:value="3302000" calcext:value-type="float">
            <text:p>3302000</text:p>
          </table:table-cell>
          <table:table-cell office:value-type="float" office:value="3281000" calcext:value-type="float">
            <text:p>3281000</text:p>
          </table:table-cell>
          <table:table-cell office:value-type="float" office:value="3301000" calcext:value-type="float">
            <text:p>3301000</text:p>
          </table:table-cell>
          <table:table-cell office:value-type="float" office:value="3320000" calcext:value-type="float">
            <text:p>3320000</text:p>
          </table:table-cell>
          <table:table-cell office:value-type="float" office:value="3318000" calcext:value-type="float">
            <text:p>3318000</text:p>
          </table:table-cell>
          <table:table-cell table:number-columns-repeated="2" office:value-type="float" office:value="3298000" calcext:value-type="float">
            <text:p>3298000</text:p>
          </table:table-cell>
          <table:table-cell office:value-type="float" office:value="3287000" calcext:value-type="float">
            <text:p>3287000</text:p>
          </table:table-cell>
          <table:table-cell office:value-type="float" office:value="3197000" calcext:value-type="float">
            <text:p>3197000</text:p>
          </table:table-cell>
          <table:table-cell office:value-type="float" office:value="3301000" calcext:value-type="float">
            <text:p>3301000</text:p>
          </table:table-cell>
          <table:table-cell office:value-type="float" office:value="3322000" calcext:value-type="float">
            <text:p>3322000</text:p>
          </table:table-cell>
          <table:table-cell office:value-type="float" office:value="3324000" calcext:value-type="float">
            <text:p>3324000</text:p>
          </table:table-cell>
          <table:table-cell office:value-type="float" office:value="3273000" calcext:value-type="float">
            <text:p>3273000</text:p>
          </table:table-cell>
          <table:table-cell office:value-type="float" office:value="3230000" calcext:value-type="float">
            <text:p>3230000</text:p>
          </table:table-cell>
          <table:table-cell office:value-type="float" office:value="3303000" calcext:value-type="float">
            <text:p>3303000</text:p>
          </table:table-cell>
          <table:table-cell office:value-type="float" office:value="3325000" calcext:value-type="float">
            <text:p>3325000</text:p>
          </table:table-cell>
          <table:table-cell table:number-columns-repeated="2" office:value-type="float" office:value="3295000" calcext:value-type="float">
            <text:p>3295000</text:p>
          </table:table-cell>
          <table:table-cell office:value-type="float" office:value="3335000" calcext:value-type="float">
            <text:p>3335000</text:p>
          </table:table-cell>
          <table:table-cell office:value-type="float" office:value="3313000" calcext:value-type="float">
            <text:p>3313000</text:p>
          </table:table-cell>
          <table:table-cell office:value-type="float" office:value="3315000" calcext:value-type="float">
            <text:p>3315000</text:p>
          </table:table-cell>
          <table:table-cell office:value-type="float" office:value="3310000" calcext:value-type="float">
            <text:p>3310000</text:p>
          </table:table-cell>
          <table:table-cell office:value-type="float" office:value="3329000" calcext:value-type="float">
            <text:p>3329000</text:p>
          </table:table-cell>
          <table:table-cell office:value-type="float" office:value="3295000" calcext:value-type="float">
            <text:p>3295000</text:p>
          </table:table-cell>
          <table:table-cell office:value-type="float" office:value="3341000" calcext:value-type="float">
            <text:p>3341000</text:p>
          </table:table-cell>
          <table:table-cell office:value-type="float" office:value="3195000" calcext:value-type="float">
            <text:p>3195000</text:p>
          </table:table-cell>
          <table:table-cell office:value-type="float" office:value="3295000" calcext:value-type="float">
            <text:p>3295000</text:p>
          </table:table-cell>
          <table:table-cell office:value-type="float" office:value="3292000" calcext:value-type="float">
            <text:p>3292000</text:p>
          </table:table-cell>
          <table:table-cell office:value-type="float" office:value="3293000" calcext:value-type="float">
            <text:p>3293000</text:p>
          </table:table-cell>
          <table:table-cell office:value-type="float" office:value="3278000" calcext:value-type="float">
            <text:p>3278000</text:p>
          </table:table-cell>
          <table:table-cell office:value-type="float" office:value="3325000" calcext:value-type="float">
            <text:p>3325000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3307000" calcext:value-type="float">
            <text:p>3307000</text:p>
          </table:table-cell>
          <table:table-cell office:value-type="float" office:value="3292000" calcext:value-type="float">
            <text:p>3292000</text:p>
          </table:table-cell>
          <table:table-cell office:value-type="float" office:value="3317000" calcext:value-type="float">
            <text:p>3317000</text:p>
          </table:table-cell>
          <table:table-cell office:value-type="float" office:value="3328000" calcext:value-type="float">
            <text:p>3328000</text:p>
          </table:table-cell>
          <table:table-cell office:value-type="float" office:value="3296000" calcext:value-type="float">
            <text:p>3296000</text:p>
          </table:table-cell>
          <table:table-cell office:value-type="float" office:value="3306000" calcext:value-type="float">
            <text:p>3306000</text:p>
          </table:table-cell>
          <table:table-cell office:value-type="float" office:value="3301000" calcext:value-type="float">
            <text:p>3301000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AVERAGE([.A45:.AY45])" office:value-type="float" office:value="3232930.19607843" calcext:value-type="float">
            <text:p>3232930.196078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410000" calcext:value-type="float">
            <text:p>3410000</text:p>
          </table:table-cell>
          <table:table-cell office:value-type="float" office:value="4273000" calcext:value-type="float">
            <text:p>4273000</text:p>
          </table:table-cell>
          <table:table-cell office:value-type="float" office:value="3401000" calcext:value-type="float">
            <text:p>3401000</text:p>
          </table:table-cell>
          <table:table-cell office:value-type="float" office:value="3388000" calcext:value-type="float">
            <text:p>3388000</text:p>
          </table:table-cell>
          <table:table-cell office:value-type="float" office:value="3413000" calcext:value-type="float">
            <text:p>3413000</text:p>
          </table:table-cell>
          <table:table-cell office:value-type="float" office:value="3370000" calcext:value-type="float">
            <text:p>3370000</text:p>
          </table:table-cell>
          <table:table-cell office:value-type="float" office:value="3291000" calcext:value-type="float">
            <text:p>3291000</text:p>
          </table:table-cell>
          <table:table-cell office:value-type="float" office:value="3387000" calcext:value-type="float">
            <text:p>3387000</text:p>
          </table:table-cell>
          <table:table-cell office:value-type="float" office:value="3302000" calcext:value-type="float">
            <text:p>3302000</text:p>
          </table:table-cell>
          <table:table-cell office:value-type="float" office:value="3381000" calcext:value-type="float">
            <text:p>3381000</text:p>
          </table:table-cell>
          <table:table-cell office:value-type="float" office:value="3374000" calcext:value-type="float">
            <text:p>3374000</text:p>
          </table:table-cell>
          <table:table-cell office:value-type="float" office:value="3292000" calcext:value-type="float">
            <text:p>3292000</text:p>
          </table:table-cell>
          <table:table-cell office:value-type="float" office:value="3391000" calcext:value-type="float">
            <text:p>3391000</text:p>
          </table:table-cell>
          <table:table-cell office:value-type="float" office:value="3377000" calcext:value-type="float">
            <text:p>3377000</text:p>
          </table:table-cell>
          <table:table-cell office:value-type="float" office:value="3408000" calcext:value-type="float">
            <text:p>3408000</text:p>
          </table:table-cell>
          <table:table-cell office:value-type="float" office:value="3422000" calcext:value-type="float">
            <text:p>3422000</text:p>
          </table:table-cell>
          <table:table-cell table:number-columns-repeated="2" office:value-type="float" office:value="3379000" calcext:value-type="float">
            <text:p>3379000</text:p>
          </table:table-cell>
          <table:table-cell office:value-type="float" office:value="3305000" calcext:value-type="float">
            <text:p>3305000</text:p>
          </table:table-cell>
          <table:table-cell office:value-type="float" office:value="3384000" calcext:value-type="float">
            <text:p>3384000</text:p>
          </table:table-cell>
          <table:table-cell office:value-type="float" office:value="3393000" calcext:value-type="float">
            <text:p>3393000</text:p>
          </table:table-cell>
          <table:table-cell office:value-type="float" office:value="3312000" calcext:value-type="float">
            <text:p>3312000</text:p>
          </table:table-cell>
          <table:table-cell office:value-type="float" office:value="3396000" calcext:value-type="float">
            <text:p>3396000</text:p>
          </table:table-cell>
          <table:table-cell office:value-type="float" office:value="3295000" calcext:value-type="float">
            <text:p>3295000</text:p>
          </table:table-cell>
          <table:table-cell office:value-type="float" office:value="3368000" calcext:value-type="float">
            <text:p>3368000</text:p>
          </table:table-cell>
          <table:table-cell office:value-type="float" office:value="3399000" calcext:value-type="float">
            <text:p>3399000</text:p>
          </table:table-cell>
          <table:table-cell office:value-type="float" office:value="3369000" calcext:value-type="float">
            <text:p>3369000</text:p>
          </table:table-cell>
          <table:table-cell office:value-type="float" office:value="3380000" calcext:value-type="float">
            <text:p>3380000</text:p>
          </table:table-cell>
          <table:table-cell office:value-type="float" office:value="3390000" calcext:value-type="float">
            <text:p>3390000</text:p>
          </table:table-cell>
          <table:table-cell office:value-type="float" office:value="3352000" calcext:value-type="float">
            <text:p>3352000</text:p>
          </table:table-cell>
          <table:table-cell office:value-type="float" office:value="3385000" calcext:value-type="float">
            <text:p>3385000</text:p>
          </table:table-cell>
          <table:table-cell office:value-type="float" office:value="3376000" calcext:value-type="float">
            <text:p>3376000</text:p>
          </table:table-cell>
          <table:table-cell table:number-columns-repeated="2" office:value-type="float" office:value="3401000" calcext:value-type="float">
            <text:p>3401000</text:p>
          </table:table-cell>
          <table:table-cell office:value-type="float" office:value="3398000" calcext:value-type="float">
            <text:p>3398000</text:p>
          </table:table-cell>
          <table:table-cell office:value-type="float" office:value="3359000" calcext:value-type="float">
            <text:p>3359000</text:p>
          </table:table-cell>
          <table:table-cell office:value-type="float" office:value="3402000" calcext:value-type="float">
            <text:p>3402000</text:p>
          </table:table-cell>
          <table:table-cell office:value-type="float" office:value="3309000" calcext:value-type="float">
            <text:p>3309000</text:p>
          </table:table-cell>
          <table:table-cell office:value-type="float" office:value="3383000" calcext:value-type="float">
            <text:p>3383000</text:p>
          </table:table-cell>
          <table:table-cell office:value-type="float" office:value="3386000" calcext:value-type="float">
            <text:p>3386000</text:p>
          </table:table-cell>
          <table:table-cell office:value-type="float" office:value="3392000" calcext:value-type="float">
            <text:p>3392000</text:p>
          </table:table-cell>
          <table:table-cell office:value-type="float" office:value="3398000" calcext:value-type="float">
            <text:p>3398000</text:p>
          </table:table-cell>
          <table:table-cell office:value-type="float" office:value="3263000" calcext:value-type="float">
            <text:p>3263000</text:p>
          </table:table-cell>
          <table:table-cell office:value-type="float" office:value="3380000" calcext:value-type="float">
            <text:p>3380000</text:p>
          </table:table-cell>
          <table:table-cell office:value-type="float" office:value="3346000" calcext:value-type="float">
            <text:p>3346000</text:p>
          </table:table-cell>
          <table:table-cell office:value-type="float" office:value="3375000" calcext:value-type="float">
            <text:p>3375000</text:p>
          </table:table-cell>
          <table:table-cell office:value-type="float" office:value="3387000" calcext:value-type="float">
            <text:p>3387000</text:p>
          </table:table-cell>
          <table:table-cell office:value-type="float" office:value="3394000" calcext:value-type="float">
            <text:p>3394000</text:p>
          </table:table-cell>
          <table:table-cell office:value-type="float" office:value="3396000" calcext:value-type="float">
            <text:p>3396000</text:p>
          </table:table-cell>
          <table:table-cell office:value-type="float" office:value="3356000" calcext:value-type="float">
            <text:p>3356000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AVERAGE([.A46:.AY46])" office:value-type="float" office:value="3322910.78431373" calcext:value-type="float">
            <text:p>3322910.7843137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755000" calcext:value-type="float">
            <text:p>3755000</text:p>
          </table:table-cell>
          <table:table-cell office:value-type="float" office:value="3768000" calcext:value-type="float">
            <text:p>3768000</text:p>
          </table:table-cell>
          <table:table-cell office:value-type="float" office:value="3780000" calcext:value-type="float">
            <text:p>3780000</text:p>
          </table:table-cell>
          <table:table-cell office:value-type="float" office:value="3803000" calcext:value-type="float">
            <text:p>3803000</text:p>
          </table:table-cell>
          <table:table-cell office:value-type="float" office:value="3799000" calcext:value-type="float">
            <text:p>3799000</text:p>
          </table:table-cell>
          <table:table-cell office:value-type="float" office:value="3801000" calcext:value-type="float">
            <text:p>3801000</text:p>
          </table:table-cell>
          <table:table-cell office:value-type="float" office:value="4825000" calcext:value-type="float">
            <text:p>4825000</text:p>
          </table:table-cell>
          <table:table-cell office:value-type="float" office:value="3754000" calcext:value-type="float">
            <text:p>3754000</text:p>
          </table:table-cell>
          <table:table-cell office:value-type="float" office:value="3774000" calcext:value-type="float">
            <text:p>3774000</text:p>
          </table:table-cell>
          <table:table-cell office:value-type="float" office:value="3788000" calcext:value-type="float">
            <text:p>3788000</text:p>
          </table:table-cell>
          <table:table-cell office:value-type="float" office:value="3693000" calcext:value-type="float">
            <text:p>3693000</text:p>
          </table:table-cell>
          <table:table-cell office:value-type="float" office:value="3636000" calcext:value-type="float">
            <text:p>3636000</text:p>
          </table:table-cell>
          <table:table-cell office:value-type="float" office:value="3783000" calcext:value-type="float">
            <text:p>3783000</text:p>
          </table:table-cell>
          <table:table-cell office:value-type="float" office:value="3803000" calcext:value-type="float">
            <text:p>3803000</text:p>
          </table:table-cell>
          <table:table-cell office:value-type="float" office:value="3643000" calcext:value-type="float">
            <text:p>3643000</text:p>
          </table:table-cell>
          <table:table-cell office:value-type="float" office:value="3768000" calcext:value-type="float">
            <text:p>3768000</text:p>
          </table:table-cell>
          <table:table-cell office:value-type="float" office:value="3778000" calcext:value-type="float">
            <text:p>3778000</text:p>
          </table:table-cell>
          <table:table-cell office:value-type="float" office:value="3777000" calcext:value-type="float">
            <text:p>3777000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3768000" calcext:value-type="float">
            <text:p>3768000</text:p>
          </table:table-cell>
          <table:table-cell office:value-type="float" office:value="3782000" calcext:value-type="float">
            <text:p>3782000</text:p>
          </table:table-cell>
          <table:table-cell office:value-type="float" office:value="3783000" calcext:value-type="float">
            <text:p>3783000</text:p>
          </table:table-cell>
          <table:table-cell office:value-type="float" office:value="3790000" calcext:value-type="float">
            <text:p>3790000</text:p>
          </table:table-cell>
          <table:table-cell office:value-type="float" office:value="3793000" calcext:value-type="float">
            <text:p>3793000</text:p>
          </table:table-cell>
          <table:table-cell office:value-type="float" office:value="3796000" calcext:value-type="float">
            <text:p>3796000</text:p>
          </table:table-cell>
          <table:table-cell office:value-type="float" office:value="3823000" calcext:value-type="float">
            <text:p>3823000</text:p>
          </table:table-cell>
          <table:table-cell office:value-type="float" office:value="3807000" calcext:value-type="float">
            <text:p>3807000</text:p>
          </table:table-cell>
          <table:table-cell office:value-type="float" office:value="3809000" calcext:value-type="float">
            <text:p>3809000</text:p>
          </table:table-cell>
          <table:table-cell office:value-type="float" office:value="3698000" calcext:value-type="float">
            <text:p>3698000</text:p>
          </table:table-cell>
          <table:table-cell office:value-type="float" office:value="3803000" calcext:value-type="float">
            <text:p>3803000</text:p>
          </table:table-cell>
          <table:table-cell office:value-type="float" office:value="3701000" calcext:value-type="float">
            <text:p>3701000</text:p>
          </table:table-cell>
          <table:table-cell office:value-type="float" office:value="3803000" calcext:value-type="float">
            <text:p>3803000</text:p>
          </table:table-cell>
          <table:table-cell office:value-type="float" office:value="3794000" calcext:value-type="float">
            <text:p>3794000</text:p>
          </table:table-cell>
          <table:table-cell office:value-type="float" office:value="3687000" calcext:value-type="float">
            <text:p>3687000</text:p>
          </table:table-cell>
          <table:table-cell office:value-type="float" office:value="3807000" calcext:value-type="float">
            <text:p>3807000</text:p>
          </table:table-cell>
          <table:table-cell office:value-type="float" office:value="3670000" calcext:value-type="float">
            <text:p>3670000</text:p>
          </table:table-cell>
          <table:table-cell office:value-type="float" office:value="3767000" calcext:value-type="float">
            <text:p>3767000</text:p>
          </table:table-cell>
          <table:table-cell office:value-type="float" office:value="3761000" calcext:value-type="float">
            <text:p>3761000</text:p>
          </table:table-cell>
          <table:table-cell office:value-type="float" office:value="3640000" calcext:value-type="float">
            <text:p>3640000</text:p>
          </table:table-cell>
          <table:table-cell office:value-type="float" office:value="3684000" calcext:value-type="float">
            <text:p>3684000</text:p>
          </table:table-cell>
          <table:table-cell office:value-type="float" office:value="3781000" calcext:value-type="float">
            <text:p>3781000</text:p>
          </table:table-cell>
          <table:table-cell office:value-type="float" office:value="3779000" calcext:value-type="float">
            <text:p>3779000</text:p>
          </table:table-cell>
          <table:table-cell office:value-type="float" office:value="3805000" calcext:value-type="float">
            <text:p>3805000</text:p>
          </table:table-cell>
          <table:table-cell office:value-type="float" office:value="3741000" calcext:value-type="float">
            <text:p>3741000</text:p>
          </table:table-cell>
          <table:table-cell office:value-type="float" office:value="7228000" calcext:value-type="float">
            <text:p>7228000</text:p>
          </table:table-cell>
          <table:table-cell office:value-type="float" office:value="7319000" calcext:value-type="float">
            <text:p>7319000</text:p>
          </table:table-cell>
          <table:table-cell office:value-type="float" office:value="3799000" calcext:value-type="float">
            <text:p>3799000</text:p>
          </table:table-cell>
          <table:table-cell office:value-type="float" office:value="3796000" calcext:value-type="float">
            <text:p>3796000</text:p>
          </table:table-cell>
          <table:table-cell office:value-type="float" office:value="3790000" calcext:value-type="float">
            <text:p>3790000</text:p>
          </table:table-cell>
          <table:table-cell office:value-type="float" office:value="3776000" calcext:value-type="float">
            <text:p>3776000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AVERAGE([.A47:.AY47])" office:value-type="float" office:value="3848205.09803922" calcext:value-type="float">
            <text:p>3848205.098039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893000" calcext:value-type="float">
            <text:p>3893000</text:p>
          </table:table-cell>
          <table:table-cell office:value-type="float" office:value="3908000" calcext:value-type="float">
            <text:p>3908000</text:p>
          </table:table-cell>
          <table:table-cell office:value-type="float" office:value="3880000" calcext:value-type="float">
            <text:p>3880000</text:p>
          </table:table-cell>
          <table:table-cell office:value-type="float" office:value="3827000" calcext:value-type="float">
            <text:p>3827000</text:p>
          </table:table-cell>
          <table:table-cell office:value-type="float" office:value="3895000" calcext:value-type="float">
            <text:p>3895000</text:p>
          </table:table-cell>
          <table:table-cell office:value-type="float" office:value="3890000" calcext:value-type="float">
            <text:p>3890000</text:p>
          </table:table-cell>
          <table:table-cell office:value-type="float" office:value="3802000" calcext:value-type="float">
            <text:p>3802000</text:p>
          </table:table-cell>
          <table:table-cell office:value-type="float" office:value="3807000" calcext:value-type="float">
            <text:p>3807000</text:p>
          </table:table-cell>
          <table:table-cell office:value-type="float" office:value="3912000" calcext:value-type="float">
            <text:p>3912000</text:p>
          </table:table-cell>
          <table:table-cell office:value-type="float" office:value="3932000" calcext:value-type="float">
            <text:p>3932000</text:p>
          </table:table-cell>
          <table:table-cell office:value-type="float" office:value="3918000" calcext:value-type="float">
            <text:p>3918000</text:p>
          </table:table-cell>
          <table:table-cell office:value-type="float" office:value="3915000" calcext:value-type="float">
            <text:p>3915000</text:p>
          </table:table-cell>
          <table:table-cell office:value-type="float" office:value="3878000" calcext:value-type="float">
            <text:p>3878000</text:p>
          </table:table-cell>
          <table:table-cell office:value-type="float" office:value="3798000" calcext:value-type="float">
            <text:p>3798000</text:p>
          </table:table-cell>
          <table:table-cell office:value-type="float" office:value="3862000" calcext:value-type="float">
            <text:p>3862000</text:p>
          </table:table-cell>
          <table:table-cell office:value-type="float" office:value="3794000" calcext:value-type="float">
            <text:p>3794000</text:p>
          </table:table-cell>
          <table:table-cell office:value-type="float" office:value="3876000" calcext:value-type="float">
            <text:p>3876000</text:p>
          </table:table-cell>
          <table:table-cell office:value-type="float" office:value="3891000" calcext:value-type="float">
            <text:p>3891000</text:p>
          </table:table-cell>
          <table:table-cell office:value-type="float" office:value="3885000" calcext:value-type="float">
            <text:p>3885000</text:p>
          </table:table-cell>
          <table:table-cell office:value-type="float" office:value="3898000" calcext:value-type="float">
            <text:p>3898000</text:p>
          </table:table-cell>
          <table:table-cell office:value-type="float" office:value="3901000" calcext:value-type="float">
            <text:p>3901000</text:p>
          </table:table-cell>
          <table:table-cell office:value-type="float" office:value="3915000" calcext:value-type="float">
            <text:p>3915000</text:p>
          </table:table-cell>
          <table:table-cell office:value-type="float" office:value="3906000" calcext:value-type="float">
            <text:p>3906000</text:p>
          </table:table-cell>
          <table:table-cell office:value-type="float" office:value="3899000" calcext:value-type="float">
            <text:p>3899000</text:p>
          </table:table-cell>
          <table:table-cell office:value-type="float" office:value="3890000" calcext:value-type="float">
            <text:p>3890000</text:p>
          </table:table-cell>
          <table:table-cell office:value-type="float" office:value="3884000" calcext:value-type="float">
            <text:p>3884000</text:p>
          </table:table-cell>
          <table:table-cell office:value-type="float" office:value="3885000" calcext:value-type="float">
            <text:p>3885000</text:p>
          </table:table-cell>
          <table:table-cell office:value-type="float" office:value="3798000" calcext:value-type="float">
            <text:p>3798000</text:p>
          </table:table-cell>
          <table:table-cell office:value-type="float" office:value="3917000" calcext:value-type="float">
            <text:p>3917000</text:p>
          </table:table-cell>
          <table:table-cell office:value-type="float" office:value="3925000" calcext:value-type="float">
            <text:p>3925000</text:p>
          </table:table-cell>
          <table:table-cell office:value-type="float" office:value="3929000" calcext:value-type="float">
            <text:p>3929000</text:p>
          </table:table-cell>
          <table:table-cell office:value-type="float" office:value="3907000" calcext:value-type="float">
            <text:p>3907000</text:p>
          </table:table-cell>
          <table:table-cell office:value-type="float" office:value="3911000" calcext:value-type="float">
            <text:p>3911000</text:p>
          </table:table-cell>
          <table:table-cell office:value-type="float" office:value="3904000" calcext:value-type="float">
            <text:p>3904000</text:p>
          </table:table-cell>
          <table:table-cell office:value-type="float" office:value="3825000" calcext:value-type="float">
            <text:p>3825000</text:p>
          </table:table-cell>
          <table:table-cell office:value-type="float" office:value="3889000" calcext:value-type="float">
            <text:p>3889000</text:p>
          </table:table-cell>
          <table:table-cell office:value-type="float" office:value="3897000" calcext:value-type="float">
            <text:p>3897000</text:p>
          </table:table-cell>
          <table:table-cell office:value-type="float" office:value="3883000" calcext:value-type="float">
            <text:p>3883000</text:p>
          </table:table-cell>
          <table:table-cell office:value-type="float" office:value="4860000" calcext:value-type="float">
            <text:p>4860000</text:p>
          </table:table-cell>
          <table:table-cell office:value-type="float" office:value="3914000" calcext:value-type="float">
            <text:p>3914000</text:p>
          </table:table-cell>
          <table:table-cell office:value-type="float" office:value="3901000" calcext:value-type="float">
            <text:p>3901000</text:p>
          </table:table-cell>
          <table:table-cell office:value-type="float" office:value="3897000" calcext:value-type="float">
            <text:p>3897000</text:p>
          </table:table-cell>
          <table:table-cell office:value-type="float" office:value="3873000" calcext:value-type="float">
            <text:p>3873000</text:p>
          </table:table-cell>
          <table:table-cell office:value-type="float" office:value="3869000" calcext:value-type="float">
            <text:p>3869000</text:p>
          </table:table-cell>
          <table:table-cell office:value-type="float" office:value="3798000" calcext:value-type="float">
            <text:p>3798000</text:p>
          </table:table-cell>
          <table:table-cell office:value-type="float" office:value="3813000" calcext:value-type="float">
            <text:p>3813000</text:p>
          </table:table-cell>
          <table:table-cell office:value-type="float" office:value="3926000" calcext:value-type="float">
            <text:p>3926000</text:p>
          </table:table-cell>
          <table:table-cell office:value-type="float" office:value="3913000" calcext:value-type="float">
            <text:p>3913000</text:p>
          </table:table-cell>
          <table:table-cell office:value-type="float" office:value="3919000" calcext:value-type="float">
            <text:p>3919000</text:p>
          </table:table-cell>
          <table:table-cell office:value-type="float" office:value="3904000" calcext:value-type="float">
            <text:p>3904000</text:p>
          </table:table-cell>
          <table:table-cell/>
          <table:table-cell office:value-type="float" office:value="470" calcext:value-type="float">
            <text:p>470</text:p>
          </table:table-cell>
          <table:table-cell table:formula="of:=AVERAGE([.A48:.AY48])" office:value-type="float" office:value="3825754.31372549" calcext:value-type="float">
            <text:p>3825754.3137254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033000" calcext:value-type="float">
            <text:p>5033000</text:p>
          </table:table-cell>
          <table:table-cell office:value-type="float" office:value="4996000" calcext:value-type="float">
            <text:p>4996000</text:p>
          </table:table-cell>
          <table:table-cell office:value-type="float" office:value="5021000" calcext:value-type="float">
            <text:p>5021000</text:p>
          </table:table-cell>
          <table:table-cell office:value-type="float" office:value="5042000" calcext:value-type="float">
            <text:p>5042000</text:p>
          </table:table-cell>
          <table:table-cell office:value-type="float" office:value="5045000" calcext:value-type="float">
            <text:p>5045000</text:p>
          </table:table-cell>
          <table:table-cell office:value-type="float" office:value="5020000" calcext:value-type="float">
            <text:p>5020000</text:p>
          </table:table-cell>
          <table:table-cell office:value-type="float" office:value="5032000" calcext:value-type="float">
            <text:p>5032000</text:p>
          </table:table-cell>
          <table:table-cell office:value-type="float" office:value="4942000" calcext:value-type="float">
            <text:p>4942000</text:p>
          </table:table-cell>
          <table:table-cell table:number-columns-repeated="2" office:value-type="float" office:value="5043000" calcext:value-type="float">
            <text:p>5043000</text:p>
          </table:table-cell>
          <table:table-cell office:value-type="float" office:value="5066000" calcext:value-type="float">
            <text:p>5066000</text:p>
          </table:table-cell>
          <table:table-cell office:value-type="float" office:value="5046000" calcext:value-type="float">
            <text:p>5046000</text:p>
          </table:table-cell>
          <table:table-cell office:value-type="float" office:value="5043000" calcext:value-type="float">
            <text:p>5043000</text:p>
          </table:table-cell>
          <table:table-cell office:value-type="float" office:value="5081000" calcext:value-type="float">
            <text:p>5081000</text:p>
          </table:table-cell>
          <table:table-cell office:value-type="float" office:value="5034000" calcext:value-type="float">
            <text:p>5034000</text:p>
          </table:table-cell>
          <table:table-cell office:value-type="float" office:value="5061000" calcext:value-type="float">
            <text:p>5061000</text:p>
          </table:table-cell>
          <table:table-cell office:value-type="float" office:value="5045000" calcext:value-type="float">
            <text:p>5045000</text:p>
          </table:table-cell>
          <table:table-cell office:value-type="float" office:value="5058000" calcext:value-type="float">
            <text:p>5058000</text:p>
          </table:table-cell>
          <table:table-cell office:value-type="float" office:value="5067000" calcext:value-type="float">
            <text:p>5067000</text:p>
          </table:table-cell>
          <table:table-cell office:value-type="float" office:value="5044000" calcext:value-type="float">
            <text:p>5044000</text:p>
          </table:table-cell>
          <table:table-cell office:value-type="float" office:value="5105000" calcext:value-type="float">
            <text:p>5105000</text:p>
          </table:table-cell>
          <table:table-cell table:number-columns-repeated="2" office:value-type="float" office:value="5070000" calcext:value-type="float">
            <text:p>5070000</text:p>
          </table:table-cell>
          <table:table-cell office:value-type="float" office:value="5057000" calcext:value-type="float">
            <text:p>5057000</text:p>
          </table:table-cell>
          <table:table-cell office:value-type="float" office:value="5048000" calcext:value-type="float">
            <text:p>5048000</text:p>
          </table:table-cell>
          <table:table-cell office:value-type="float" office:value="5209000" calcext:value-type="float">
            <text:p>5209000</text:p>
          </table:table-cell>
          <table:table-cell office:value-type="float" office:value="5012000" calcext:value-type="float">
            <text:p>5012000</text:p>
          </table:table-cell>
          <table:table-cell office:value-type="float" office:value="5035000" calcext:value-type="float">
            <text:p>5035000</text:p>
          </table:table-cell>
          <table:table-cell office:value-type="float" office:value="5080000" calcext:value-type="float">
            <text:p>5080000</text:p>
          </table:table-cell>
          <table:table-cell office:value-type="float" office:value="5008000" calcext:value-type="float">
            <text:p>5008000</text:p>
          </table:table-cell>
          <table:table-cell office:value-type="float" office:value="5047000" calcext:value-type="float">
            <text:p>5047000</text:p>
          </table:table-cell>
          <table:table-cell office:value-type="float" office:value="5096000" calcext:value-type="float">
            <text:p>5096000</text:p>
          </table:table-cell>
          <table:table-cell office:value-type="float" office:value="4998000" calcext:value-type="float">
            <text:p>4998000</text:p>
          </table:table-cell>
          <table:table-cell office:value-type="float" office:value="5029000" calcext:value-type="float">
            <text:p>5029000</text:p>
          </table:table-cell>
          <table:table-cell office:value-type="float" office:value="5065000" calcext:value-type="float">
            <text:p>5065000</text:p>
          </table:table-cell>
          <table:table-cell office:value-type="float" office:value="5021000" calcext:value-type="float">
            <text:p>5021000</text:p>
          </table:table-cell>
          <table:table-cell office:value-type="float" office:value="5065000" calcext:value-type="float">
            <text:p>5065000</text:p>
          </table:table-cell>
          <table:table-cell office:value-type="float" office:value="5039000" calcext:value-type="float">
            <text:p>5039000</text:p>
          </table:table-cell>
          <table:table-cell office:value-type="float" office:value="5082000" calcext:value-type="float">
            <text:p>5082000</text:p>
          </table:table-cell>
          <table:table-cell office:value-type="float" office:value="5066000" calcext:value-type="float">
            <text:p>5066000</text:p>
          </table:table-cell>
          <table:table-cell office:value-type="float" office:value="5040000" calcext:value-type="float">
            <text:p>5040000</text:p>
          </table:table-cell>
          <table:table-cell office:value-type="float" office:value="5099000" calcext:value-type="float">
            <text:p>5099000</text:p>
          </table:table-cell>
          <table:table-cell office:value-type="float" office:value="5066000" calcext:value-type="float">
            <text:p>5066000</text:p>
          </table:table-cell>
          <table:table-cell office:value-type="float" office:value="5022000" calcext:value-type="float">
            <text:p>5022000</text:p>
          </table:table-cell>
          <table:table-cell office:value-type="float" office:value="4996000" calcext:value-type="float">
            <text:p>4996000</text:p>
          </table:table-cell>
          <table:table-cell office:value-type="float" office:value="5016000" calcext:value-type="float">
            <text:p>5016000</text:p>
          </table:table-cell>
          <table:table-cell office:value-type="float" office:value="5059000" calcext:value-type="float">
            <text:p>5059000</text:p>
          </table:table-cell>
          <table:table-cell office:value-type="float" office:value="5115000" calcext:value-type="float">
            <text:p>5115000</text:p>
          </table:table-cell>
          <table:table-cell office:value-type="float" office:value="5042000" calcext:value-type="float">
            <text:p>5042000</text:p>
          </table:table-cell>
          <table:table-cell office:value-type="float" office:value="5058000" calcext:value-type="float">
            <text:p>5058000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AVERAGE([.A49:.AY49])" office:value-type="float" office:value="4950538.82352941" calcext:value-type="float">
            <text:p>4950538.8235294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556000" calcext:value-type="float">
            <text:p>4556000</text:p>
          </table:table-cell>
          <table:table-cell office:value-type="float" office:value="4539000" calcext:value-type="float">
            <text:p>4539000</text:p>
          </table:table-cell>
          <table:table-cell office:value-type="float" office:value="4502000" calcext:value-type="float">
            <text:p>4502000</text:p>
          </table:table-cell>
          <table:table-cell office:value-type="float" office:value="4533000" calcext:value-type="float">
            <text:p>4533000</text:p>
          </table:table-cell>
          <table:table-cell office:value-type="float" office:value="4445000" calcext:value-type="float">
            <text:p>4445000</text:p>
          </table:table-cell>
          <table:table-cell office:value-type="float" office:value="4552000" calcext:value-type="float">
            <text:p>4552000</text:p>
          </table:table-cell>
          <table:table-cell office:value-type="float" office:value="4518000" calcext:value-type="float">
            <text:p>4518000</text:p>
          </table:table-cell>
          <table:table-cell office:value-type="float" office:value="4498000" calcext:value-type="float">
            <text:p>4498000</text:p>
          </table:table-cell>
          <table:table-cell office:value-type="float" office:value="4574000" calcext:value-type="float">
            <text:p>4574000</text:p>
          </table:table-cell>
          <table:table-cell office:value-type="float" office:value="4473000" calcext:value-type="float">
            <text:p>4473000</text:p>
          </table:table-cell>
          <table:table-cell office:value-type="float" office:value="4553000" calcext:value-type="float">
            <text:p>4553000</text:p>
          </table:table-cell>
          <table:table-cell office:value-type="float" office:value="4509000" calcext:value-type="float">
            <text:p>4509000</text:p>
          </table:table-cell>
          <table:table-cell office:value-type="float" office:value="4591000" calcext:value-type="float">
            <text:p>4591000</text:p>
          </table:table-cell>
          <table:table-cell office:value-type="float" office:value="4535000" calcext:value-type="float">
            <text:p>4535000</text:p>
          </table:table-cell>
          <table:table-cell office:value-type="float" office:value="5501000" calcext:value-type="float">
            <text:p>5501000</text:p>
          </table:table-cell>
          <table:table-cell office:value-type="float" office:value="4489000" calcext:value-type="float">
            <text:p>4489000</text:p>
          </table:table-cell>
          <table:table-cell office:value-type="float" office:value="4468000" calcext:value-type="float">
            <text:p>4468000</text:p>
          </table:table-cell>
          <table:table-cell office:value-type="float" office:value="4439000" calcext:value-type="float">
            <text:p>4439000</text:p>
          </table:table-cell>
          <table:table-cell office:value-type="float" office:value="4590000" calcext:value-type="float">
            <text:p>4590000</text:p>
          </table:table-cell>
          <table:table-cell office:value-type="float" office:value="4494000" calcext:value-type="float">
            <text:p>4494000</text:p>
          </table:table-cell>
          <table:table-cell office:value-type="float" office:value="4524000" calcext:value-type="float">
            <text:p>4524000</text:p>
          </table:table-cell>
          <table:table-cell office:value-type="float" office:value="4713000" calcext:value-type="float">
            <text:p>4713000</text:p>
          </table:table-cell>
          <table:table-cell office:value-type="float" office:value="4546000" calcext:value-type="float">
            <text:p>4546000</text:p>
          </table:table-cell>
          <table:table-cell office:value-type="float" office:value="4508000" calcext:value-type="float">
            <text:p>4508000</text:p>
          </table:table-cell>
          <table:table-cell office:value-type="float" office:value="4468000" calcext:value-type="float">
            <text:p>4468000</text:p>
          </table:table-cell>
          <table:table-cell office:value-type="float" office:value="4430000" calcext:value-type="float">
            <text:p>4430000</text:p>
          </table:table-cell>
          <table:table-cell office:value-type="float" office:value="4552000" calcext:value-type="float">
            <text:p>4552000</text:p>
          </table:table-cell>
          <table:table-cell office:value-type="float" office:value="4543000" calcext:value-type="float">
            <text:p>4543000</text:p>
          </table:table-cell>
          <table:table-cell office:value-type="float" office:value="4512000" calcext:value-type="float">
            <text:p>4512000</text:p>
          </table:table-cell>
          <table:table-cell office:value-type="float" office:value="4495000" calcext:value-type="float">
            <text:p>4495000</text:p>
          </table:table-cell>
          <table:table-cell office:value-type="float" office:value="4459000" calcext:value-type="float">
            <text:p>4459000</text:p>
          </table:table-cell>
          <table:table-cell office:value-type="float" office:value="4430000" calcext:value-type="float">
            <text:p>4430000</text:p>
          </table:table-cell>
          <table:table-cell office:value-type="float" office:value="4522000" calcext:value-type="float">
            <text:p>4522000</text:p>
          </table:table-cell>
          <table:table-cell office:value-type="float" office:value="4503000" calcext:value-type="float">
            <text:p>4503000</text:p>
          </table:table-cell>
          <table:table-cell office:value-type="float" office:value="4682000" calcext:value-type="float">
            <text:p>4682000</text:p>
          </table:table-cell>
          <table:table-cell office:value-type="float" office:value="4479000" calcext:value-type="float">
            <text:p>4479000</text:p>
          </table:table-cell>
          <table:table-cell office:value-type="float" office:value="4546000" calcext:value-type="float">
            <text:p>4546000</text:p>
          </table:table-cell>
          <table:table-cell office:value-type="float" office:value="4582000" calcext:value-type="float">
            <text:p>4582000</text:p>
          </table:table-cell>
          <table:table-cell office:value-type="float" office:value="4547000" calcext:value-type="float">
            <text:p>4547000</text:p>
          </table:table-cell>
          <table:table-cell office:value-type="float" office:value="4475000" calcext:value-type="float">
            <text:p>4475000</text:p>
          </table:table-cell>
          <table:table-cell office:value-type="float" office:value="4551000" calcext:value-type="float">
            <text:p>4551000</text:p>
          </table:table-cell>
          <table:table-cell office:value-type="float" office:value="4516000" calcext:value-type="float">
            <text:p>4516000</text:p>
          </table:table-cell>
          <table:table-cell office:value-type="float" office:value="4529000" calcext:value-type="float">
            <text:p>4529000</text:p>
          </table:table-cell>
          <table:table-cell office:value-type="float" office:value="4484000" calcext:value-type="float">
            <text:p>4484000</text:p>
          </table:table-cell>
          <table:table-cell office:value-type="float" office:value="4528000" calcext:value-type="float">
            <text:p>4528000</text:p>
          </table:table-cell>
          <table:table-cell office:value-type="float" office:value="4498000" calcext:value-type="float">
            <text:p>4498000</text:p>
          </table:table-cell>
          <table:table-cell office:value-type="float" office:value="4475000" calcext:value-type="float">
            <text:p>4475000</text:p>
          </table:table-cell>
          <table:table-cell office:value-type="float" office:value="4561000" calcext:value-type="float">
            <text:p>4561000</text:p>
          </table:table-cell>
          <table:table-cell office:value-type="float" office:value="4515000" calcext:value-type="float">
            <text:p>4515000</text:p>
          </table:table-cell>
          <table:table-cell office:value-type="float" office:value="4540000" calcext:value-type="float">
            <text:p>4540000</text:p>
          </table:table-cell>
          <table:table-cell/>
          <table:table-cell office:value-type="float" office:value="490" calcext:value-type="float">
            <text:p>490</text:p>
          </table:table-cell>
          <table:table-cell table:formula="of:=AVERAGE([.A50:.AY50])" office:value-type="float" office:value="4452401.76470588" calcext:value-type="float">
            <text:p>4452401.764705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27000" calcext:value-type="float">
            <text:p>4427000</text:p>
          </table:table-cell>
          <table:table-cell office:value-type="float" office:value="4345000" calcext:value-type="float">
            <text:p>4345000</text:p>
          </table:table-cell>
          <table:table-cell office:value-type="float" office:value="4423000" calcext:value-type="float">
            <text:p>4423000</text:p>
          </table:table-cell>
          <table:table-cell office:value-type="float" office:value="4436000" calcext:value-type="float">
            <text:p>4436000</text:p>
          </table:table-cell>
          <table:table-cell office:value-type="float" office:value="4382000" calcext:value-type="float">
            <text:p>4382000</text:p>
          </table:table-cell>
          <table:table-cell office:value-type="float" office:value="4397000" calcext:value-type="float">
            <text:p>4397000</text:p>
          </table:table-cell>
          <table:table-cell office:value-type="float" office:value="4429000" calcext:value-type="float">
            <text:p>4429000</text:p>
          </table:table-cell>
          <table:table-cell office:value-type="float" office:value="4419000" calcext:value-type="float">
            <text:p>4419000</text:p>
          </table:table-cell>
          <table:table-cell office:value-type="float" office:value="4388000" calcext:value-type="float">
            <text:p>4388000</text:p>
          </table:table-cell>
          <table:table-cell office:value-type="float" office:value="4413000" calcext:value-type="float">
            <text:p>4413000</text:p>
          </table:table-cell>
          <table:table-cell office:value-type="float" office:value="4317000" calcext:value-type="float">
            <text:p>4317000</text:p>
          </table:table-cell>
          <table:table-cell office:value-type="float" office:value="4436000" calcext:value-type="float">
            <text:p>4436000</text:p>
          </table:table-cell>
          <table:table-cell office:value-type="float" office:value="4374000" calcext:value-type="float">
            <text:p>4374000</text:p>
          </table:table-cell>
          <table:table-cell office:value-type="float" office:value="4312000" calcext:value-type="float">
            <text:p>4312000</text:p>
          </table:table-cell>
          <table:table-cell office:value-type="float" office:value="4350000" calcext:value-type="float">
            <text:p>4350000</text:p>
          </table:table-cell>
          <table:table-cell office:value-type="float" office:value="4445000" calcext:value-type="float">
            <text:p>4445000</text:p>
          </table:table-cell>
          <table:table-cell office:value-type="float" office:value="4358000" calcext:value-type="float">
            <text:p>4358000</text:p>
          </table:table-cell>
          <table:table-cell office:value-type="float" office:value="4395000" calcext:value-type="float">
            <text:p>4395000</text:p>
          </table:table-cell>
          <table:table-cell office:value-type="float" office:value="8231000" calcext:value-type="float">
            <text:p>8231000</text:p>
          </table:table-cell>
          <table:table-cell office:value-type="float" office:value="7577000" calcext:value-type="float">
            <text:p>7577000</text:p>
          </table:table-cell>
          <table:table-cell office:value-type="float" office:value="4379000" calcext:value-type="float">
            <text:p>4379000</text:p>
          </table:table-cell>
          <table:table-cell office:value-type="float" office:value="4314000" calcext:value-type="float">
            <text:p>4314000</text:p>
          </table:table-cell>
          <table:table-cell office:value-type="float" office:value="4430000" calcext:value-type="float">
            <text:p>4430000</text:p>
          </table:table-cell>
          <table:table-cell office:value-type="float" office:value="4402000" calcext:value-type="float">
            <text:p>4402000</text:p>
          </table:table-cell>
          <table:table-cell office:value-type="float" office:value="4315000" calcext:value-type="float">
            <text:p>4315000</text:p>
          </table:table-cell>
          <table:table-cell office:value-type="float" office:value="4422000" calcext:value-type="float">
            <text:p>4422000</text:p>
          </table:table-cell>
          <table:table-cell office:value-type="float" office:value="4481000" calcext:value-type="float">
            <text:p>4481000</text:p>
          </table:table-cell>
          <table:table-cell office:value-type="float" office:value="4426000" calcext:value-type="float">
            <text:p>4426000</text:p>
          </table:table-cell>
          <table:table-cell office:value-type="float" office:value="4360000" calcext:value-type="float">
            <text:p>4360000</text:p>
          </table:table-cell>
          <table:table-cell office:value-type="float" office:value="4416000" calcext:value-type="float">
            <text:p>4416000</text:p>
          </table:table-cell>
          <table:table-cell office:value-type="float" office:value="4442000" calcext:value-type="float">
            <text:p>4442000</text:p>
          </table:table-cell>
          <table:table-cell office:value-type="float" office:value="4387000" calcext:value-type="float">
            <text:p>4387000</text:p>
          </table:table-cell>
          <table:table-cell office:value-type="float" office:value="4428000" calcext:value-type="float">
            <text:p>4428000</text:p>
          </table:table-cell>
          <table:table-cell office:value-type="float" office:value="4390000" calcext:value-type="float">
            <text:p>4390000</text:p>
          </table:table-cell>
          <table:table-cell office:value-type="float" office:value="4407000" calcext:value-type="float">
            <text:p>4407000</text:p>
          </table:table-cell>
          <table:table-cell office:value-type="float" office:value="4299000" calcext:value-type="float">
            <text:p>4299000</text:p>
          </table:table-cell>
          <table:table-cell office:value-type="float" office:value="4338000" calcext:value-type="float">
            <text:p>4338000</text:p>
          </table:table-cell>
          <table:table-cell office:value-type="float" office:value="5394000" calcext:value-type="float">
            <text:p>5394000</text:p>
          </table:table-cell>
          <table:table-cell office:value-type="float" office:value="4308000" calcext:value-type="float">
            <text:p>4308000</text:p>
          </table:table-cell>
          <table:table-cell office:value-type="float" office:value="4389000" calcext:value-type="float">
            <text:p>4389000</text:p>
          </table:table-cell>
          <table:table-cell office:value-type="float" office:value="4437000" calcext:value-type="float">
            <text:p>4437000</text:p>
          </table:table-cell>
          <table:table-cell office:value-type="float" office:value="4425000" calcext:value-type="float">
            <text:p>4425000</text:p>
          </table:table-cell>
          <table:table-cell office:value-type="float" office:value="4388000" calcext:value-type="float">
            <text:p>4388000</text:p>
          </table:table-cell>
          <table:table-cell office:value-type="float" office:value="4415000" calcext:value-type="float">
            <text:p>4415000</text:p>
          </table:table-cell>
          <table:table-cell office:value-type="float" office:value="4490000" calcext:value-type="float">
            <text:p>4490000</text:p>
          </table:table-cell>
          <table:table-cell office:value-type="float" office:value="4429000" calcext:value-type="float">
            <text:p>4429000</text:p>
          </table:table-cell>
          <table:table-cell office:value-type="float" office:value="4354000" calcext:value-type="float">
            <text:p>4354000</text:p>
          </table:table-cell>
          <table:table-cell office:value-type="float" office:value="4401000" calcext:value-type="float">
            <text:p>4401000</text:p>
          </table:table-cell>
          <table:table-cell office:value-type="float" office:value="4471000" calcext:value-type="float">
            <text:p>4471000</text:p>
          </table:table-cell>
          <table:table-cell office:value-type="float" office:value="4392000" calcext:value-type="float">
            <text:p>43920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AVERAGE([.A51:.AY51])" office:value-type="float" office:value="4466343.1372549" calcext:value-type="float">
            <text:p>4466343.137254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729000" calcext:value-type="float">
            <text:p>4729000</text:p>
          </table:table-cell>
          <table:table-cell office:value-type="float" office:value="4625000" calcext:value-type="float">
            <text:p>4625000</text:p>
          </table:table-cell>
          <table:table-cell office:value-type="float" office:value="4711000" calcext:value-type="float">
            <text:p>4711000</text:p>
          </table:table-cell>
          <table:table-cell office:value-type="float" office:value="4752000" calcext:value-type="float">
            <text:p>4752000</text:p>
          </table:table-cell>
          <table:table-cell table:number-columns-repeated="2" office:value-type="float" office:value="4715000" calcext:value-type="float">
            <text:p>4715000</text:p>
          </table:table-cell>
          <table:table-cell office:value-type="float" office:value="4727000" calcext:value-type="float">
            <text:p>4727000</text:p>
          </table:table-cell>
          <table:table-cell office:value-type="float" office:value="4740000" calcext:value-type="float">
            <text:p>4740000</text:p>
          </table:table-cell>
          <table:table-cell office:value-type="float" office:value="4704000" calcext:value-type="float">
            <text:p>4704000</text:p>
          </table:table-cell>
          <table:table-cell office:value-type="float" office:value="4743000" calcext:value-type="float">
            <text:p>4743000</text:p>
          </table:table-cell>
          <table:table-cell office:value-type="float" office:value="4704000" calcext:value-type="float">
            <text:p>4704000</text:p>
          </table:table-cell>
          <table:table-cell office:value-type="float" office:value="4795000" calcext:value-type="float">
            <text:p>4795000</text:p>
          </table:table-cell>
          <table:table-cell office:value-type="float" office:value="4630000" calcext:value-type="float">
            <text:p>4630000</text:p>
          </table:table-cell>
          <table:table-cell office:value-type="float" office:value="4706000" calcext:value-type="float">
            <text:p>4706000</text:p>
          </table:table-cell>
          <table:table-cell office:value-type="float" office:value="4859000" calcext:value-type="float">
            <text:p>4859000</text:p>
          </table:table-cell>
          <table:table-cell office:value-type="float" office:value="4761000" calcext:value-type="float">
            <text:p>4761000</text:p>
          </table:table-cell>
          <table:table-cell office:value-type="float" office:value="4752000" calcext:value-type="float">
            <text:p>4752000</text:p>
          </table:table-cell>
          <table:table-cell office:value-type="float" office:value="4787000" calcext:value-type="float">
            <text:p>4787000</text:p>
          </table:table-cell>
          <table:table-cell office:value-type="float" office:value="4736000" calcext:value-type="float">
            <text:p>4736000</text:p>
          </table:table-cell>
          <table:table-cell office:value-type="float" office:value="4729000" calcext:value-type="float">
            <text:p>4729000</text:p>
          </table:table-cell>
          <table:table-cell office:value-type="float" office:value="4746000" calcext:value-type="float">
            <text:p>4746000</text:p>
          </table:table-cell>
          <table:table-cell office:value-type="float" office:value="4693000" calcext:value-type="float">
            <text:p>4693000</text:p>
          </table:table-cell>
          <table:table-cell office:value-type="float" office:value="4728000" calcext:value-type="float">
            <text:p>4728000</text:p>
          </table:table-cell>
          <table:table-cell office:value-type="float" office:value="4746000" calcext:value-type="float">
            <text:p>4746000</text:p>
          </table:table-cell>
          <table:table-cell office:value-type="float" office:value="4711000" calcext:value-type="float">
            <text:p>4711000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4758000" calcext:value-type="float">
            <text:p>4758000</text:p>
          </table:table-cell>
          <table:table-cell office:value-type="float" office:value="4696000" calcext:value-type="float">
            <text:p>4696000</text:p>
          </table:table-cell>
          <table:table-cell office:value-type="float" office:value="4750000" calcext:value-type="float">
            <text:p>4750000</text:p>
          </table:table-cell>
          <table:table-cell office:value-type="float" office:value="4753000" calcext:value-type="float">
            <text:p>4753000</text:p>
          </table:table-cell>
          <table:table-cell office:value-type="float" office:value="4726000" calcext:value-type="float">
            <text:p>4726000</text:p>
          </table:table-cell>
          <table:table-cell office:value-type="float" office:value="4774000" calcext:value-type="float">
            <text:p>4774000</text:p>
          </table:table-cell>
          <table:table-cell office:value-type="float" office:value="4751000" calcext:value-type="float">
            <text:p>4751000</text:p>
          </table:table-cell>
          <table:table-cell office:value-type="float" office:value="4680000" calcext:value-type="float">
            <text:p>4680000</text:p>
          </table:table-cell>
          <table:table-cell office:value-type="float" office:value="4788000" calcext:value-type="float">
            <text:p>4788000</text:p>
          </table:table-cell>
          <table:table-cell office:value-type="float" office:value="4745000" calcext:value-type="float">
            <text:p>4745000</text:p>
          </table:table-cell>
          <table:table-cell office:value-type="float" office:value="4767000" calcext:value-type="float">
            <text:p>4767000</text:p>
          </table:table-cell>
          <table:table-cell office:value-type="float" office:value="4745000" calcext:value-type="float">
            <text:p>4745000</text:p>
          </table:table-cell>
          <table:table-cell office:value-type="float" office:value="4712000" calcext:value-type="float">
            <text:p>4712000</text:p>
          </table:table-cell>
          <table:table-cell office:value-type="float" office:value="4752000" calcext:value-type="float">
            <text:p>4752000</text:p>
          </table:table-cell>
          <table:table-cell office:value-type="float" office:value="4710000" calcext:value-type="float">
            <text:p>4710000</text:p>
          </table:table-cell>
          <table:table-cell office:value-type="float" office:value="4762000" calcext:value-type="float">
            <text:p>4762000</text:p>
          </table:table-cell>
          <table:table-cell office:value-type="float" office:value="4737000" calcext:value-type="float">
            <text:p>4737000</text:p>
          </table:table-cell>
          <table:table-cell office:value-type="float" office:value="4724000" calcext:value-type="float">
            <text:p>4724000</text:p>
          </table:table-cell>
          <table:table-cell office:value-type="float" office:value="4746000" calcext:value-type="float">
            <text:p>4746000</text:p>
          </table:table-cell>
          <table:table-cell office:value-type="float" office:value="4701000" calcext:value-type="float">
            <text:p>4701000</text:p>
          </table:table-cell>
          <table:table-cell office:value-type="float" office:value="4771000" calcext:value-type="float">
            <text:p>4771000</text:p>
          </table:table-cell>
          <table:table-cell office:value-type="float" office:value="4755000" calcext:value-type="float">
            <text:p>4755000</text:p>
          </table:table-cell>
          <table:table-cell office:value-type="float" office:value="4681000" calcext:value-type="float">
            <text:p>4681000</text:p>
          </table:table-cell>
          <table:table-cell office:value-type="float" office:value="4726000" calcext:value-type="float">
            <text:p>4726000</text:p>
          </table:table-cell>
          <table:table-cell/>
          <table:table-cell office:value-type="float" office:value="510" calcext:value-type="float">
            <text:p>510</text:p>
          </table:table-cell>
          <table:table-cell table:formula="of:=AVERAGE([.A52:.AY52])" office:value-type="float" office:value="4641264.90196079" calcext:value-type="float">
            <text:p>4641264.9019607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913000" calcext:value-type="float">
            <text:p>4913000</text:p>
          </table:table-cell>
          <table:table-cell office:value-type="float" office:value="4869000" calcext:value-type="float">
            <text:p>4869000</text:p>
          </table:table-cell>
          <table:table-cell office:value-type="float" office:value="4914000" calcext:value-type="float">
            <text:p>4914000</text:p>
          </table:table-cell>
          <table:table-cell office:value-type="float" office:value="4875000" calcext:value-type="float">
            <text:p>4875000</text:p>
          </table:table-cell>
          <table:table-cell office:value-type="float" office:value="4945000" calcext:value-type="float">
            <text:p>4945000</text:p>
          </table:table-cell>
          <table:table-cell office:value-type="float" office:value="4891000" calcext:value-type="float">
            <text:p>4891000</text:p>
          </table:table-cell>
          <table:table-cell table:number-columns-repeated="2" office:value-type="float" office:value="4947000" calcext:value-type="float">
            <text:p>4947000</text:p>
          </table:table-cell>
          <table:table-cell office:value-type="float" office:value="4850000" calcext:value-type="float">
            <text:p>4850000</text:p>
          </table:table-cell>
          <table:table-cell office:value-type="float" office:value="4923000" calcext:value-type="float">
            <text:p>4923000</text:p>
          </table:table-cell>
          <table:table-cell office:value-type="float" office:value="4860000" calcext:value-type="float">
            <text:p>4860000</text:p>
          </table:table-cell>
          <table:table-cell office:value-type="float" office:value="5890000" calcext:value-type="float">
            <text:p>5890000</text:p>
          </table:table-cell>
          <table:table-cell office:value-type="float" office:value="4861000" calcext:value-type="float">
            <text:p>4861000</text:p>
          </table:table-cell>
          <table:table-cell office:value-type="float" office:value="4943000" calcext:value-type="float">
            <text:p>4943000</text:p>
          </table:table-cell>
          <table:table-cell office:value-type="float" office:value="4913000" calcext:value-type="float">
            <text:p>4913000</text:p>
          </table:table-cell>
          <table:table-cell office:value-type="float" office:value="4945000" calcext:value-type="float">
            <text:p>4945000</text:p>
          </table:table-cell>
          <table:table-cell office:value-type="float" office:value="4915000" calcext:value-type="float">
            <text:p>4915000</text:p>
          </table:table-cell>
          <table:table-cell office:value-type="float" office:value="4868000" calcext:value-type="float">
            <text:p>4868000</text:p>
          </table:table-cell>
          <table:table-cell office:value-type="float" office:value="4942000" calcext:value-type="float">
            <text:p>4942000</text:p>
          </table:table-cell>
          <table:table-cell office:value-type="float" office:value="4935000" calcext:value-type="float">
            <text:p>4935000</text:p>
          </table:table-cell>
          <table:table-cell office:value-type="float" office:value="4889000" calcext:value-type="float">
            <text:p>4889000</text:p>
          </table:table-cell>
          <table:table-cell office:value-type="float" office:value="4819000" calcext:value-type="float">
            <text:p>4819000</text:p>
          </table:table-cell>
          <table:table-cell office:value-type="float" office:value="4916000" calcext:value-type="float">
            <text:p>4916000</text:p>
          </table:table-cell>
          <table:table-cell office:value-type="float" office:value="4801000" calcext:value-type="float">
            <text:p>4801000</text:p>
          </table:table-cell>
          <table:table-cell office:value-type="float" office:value="4901000" calcext:value-type="float">
            <text:p>4901000</text:p>
          </table:table-cell>
          <table:table-cell office:value-type="float" office:value="4904000" calcext:value-type="float">
            <text:p>4904000</text:p>
          </table:table-cell>
          <table:table-cell office:value-type="float" office:value="4927000" calcext:value-type="float">
            <text:p>4927000</text:p>
          </table:table-cell>
          <table:table-cell office:value-type="float" office:value="4824000" calcext:value-type="float">
            <text:p>4824000</text:p>
          </table:table-cell>
          <table:table-cell office:value-type="float" office:value="4892000" calcext:value-type="float">
            <text:p>4892000</text:p>
          </table:table-cell>
          <table:table-cell office:value-type="float" office:value="4972000" calcext:value-type="float">
            <text:p>4972000</text:p>
          </table:table-cell>
          <table:table-cell office:value-type="float" office:value="4925000" calcext:value-type="float">
            <text:p>4925000</text:p>
          </table:table-cell>
          <table:table-cell office:value-type="float" office:value="4855000" calcext:value-type="float">
            <text:p>4855000</text:p>
          </table:table-cell>
          <table:table-cell office:value-type="float" office:value="4925000" calcext:value-type="float">
            <text:p>4925000</text:p>
          </table:table-cell>
          <table:table-cell office:value-type="float" office:value="4901000" calcext:value-type="float">
            <text:p>4901000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4817000" calcext:value-type="float">
            <text:p>4817000</text:p>
          </table:table-cell>
          <table:table-cell office:value-type="float" office:value="4966000" calcext:value-type="float">
            <text:p>4966000</text:p>
          </table:table-cell>
          <table:table-cell office:value-type="float" office:value="4908000" calcext:value-type="float">
            <text:p>4908000</text:p>
          </table:table-cell>
          <table:table-cell office:value-type="float" office:value="4809000" calcext:value-type="float">
            <text:p>4809000</text:p>
          </table:table-cell>
          <table:table-cell office:value-type="float" office:value="4820000" calcext:value-type="float">
            <text:p>4820000</text:p>
          </table:table-cell>
          <table:table-cell office:value-type="float" office:value="4907000" calcext:value-type="float">
            <text:p>4907000</text:p>
          </table:table-cell>
          <table:table-cell office:value-type="float" office:value="4858000" calcext:value-type="float">
            <text:p>4858000</text:p>
          </table:table-cell>
          <table:table-cell office:value-type="float" office:value="4928000" calcext:value-type="float">
            <text:p>4928000</text:p>
          </table:table-cell>
          <table:table-cell office:value-type="float" office:value="4883000" calcext:value-type="float">
            <text:p>4883000</text:p>
          </table:table-cell>
          <table:table-cell office:value-type="float" office:value="4948000" calcext:value-type="float">
            <text:p>4948000</text:p>
          </table:table-cell>
          <table:table-cell office:value-type="float" office:value="4929000" calcext:value-type="float">
            <text:p>4929000</text:p>
          </table:table-cell>
          <table:table-cell office:value-type="float" office:value="4886000" calcext:value-type="float">
            <text:p>4886000</text:p>
          </table:table-cell>
          <table:table-cell table:number-columns-repeated="2" office:value-type="float" office:value="4934000" calcext:value-type="float">
            <text:p>4934000</text:p>
          </table:table-cell>
          <table:table-cell office:value-type="float" office:value="4861000" calcext:value-type="float">
            <text:p>4861000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AVERAGE([.A53:.AY53])" office:value-type="float" office:value="4822265.09803922" calcext:value-type="float">
            <text:p>4822265.0980392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187000" calcext:value-type="float">
            <text:p>5187000</text:p>
          </table:table-cell>
          <table:table-cell office:value-type="float" office:value="5166000" calcext:value-type="float">
            <text:p>5166000</text:p>
          </table:table-cell>
          <table:table-cell office:value-type="float" office:value="5211000" calcext:value-type="float">
            <text:p>5211000</text:p>
          </table:table-cell>
          <table:table-cell office:value-type="float" office:value="5126000" calcext:value-type="float">
            <text:p>5126000</text:p>
          </table:table-cell>
          <table:table-cell office:value-type="float" office:value="5251000" calcext:value-type="float">
            <text:p>5251000</text:p>
          </table:table-cell>
          <table:table-cell office:value-type="float" office:value="5136000" calcext:value-type="float">
            <text:p>5136000</text:p>
          </table:table-cell>
          <table:table-cell office:value-type="float" office:value="5139000" calcext:value-type="float">
            <text:p>5139000</text:p>
          </table:table-cell>
          <table:table-cell office:value-type="float" office:value="5215000" calcext:value-type="float">
            <text:p>5215000</text:p>
          </table:table-cell>
          <table:table-cell office:value-type="float" office:value="5269000" calcext:value-type="float">
            <text:p>5269000</text:p>
          </table:table-cell>
          <table:table-cell office:value-type="float" office:value="5191000" calcext:value-type="float">
            <text:p>5191000</text:p>
          </table:table-cell>
          <table:table-cell office:value-type="float" office:value="5259000" calcext:value-type="float">
            <text:p>5259000</text:p>
          </table:table-cell>
          <table:table-cell office:value-type="float" office:value="5198000" calcext:value-type="float">
            <text:p>5198000</text:p>
          </table:table-cell>
          <table:table-cell office:value-type="float" office:value="5247000" calcext:value-type="float">
            <text:p>5247000</text:p>
          </table:table-cell>
          <table:table-cell office:value-type="float" office:value="5183000" calcext:value-type="float">
            <text:p>5183000</text:p>
          </table:table-cell>
          <table:table-cell office:value-type="float" office:value="5216000" calcext:value-type="float">
            <text:p>5216000</text:p>
          </table:table-cell>
          <table:table-cell office:value-type="float" office:value="5171000" calcext:value-type="float">
            <text:p>5171000</text:p>
          </table:table-cell>
          <table:table-cell office:value-type="float" office:value="5232000" calcext:value-type="float">
            <text:p>5232000</text:p>
          </table:table-cell>
          <table:table-cell office:value-type="float" office:value="5262000" calcext:value-type="float">
            <text:p>5262000</text:p>
          </table:table-cell>
          <table:table-cell office:value-type="float" office:value="5171000" calcext:value-type="float">
            <text:p>5171000</text:p>
          </table:table-cell>
          <table:table-cell office:value-type="float" office:value="5293000" calcext:value-type="float">
            <text:p>5293000</text:p>
          </table:table-cell>
          <table:table-cell office:value-type="float" office:value="5183000" calcext:value-type="float">
            <text:p>5183000</text:p>
          </table:table-cell>
          <table:table-cell office:value-type="float" office:value="5313000" calcext:value-type="float">
            <text:p>5313000</text:p>
          </table:table-cell>
          <table:table-cell office:value-type="float" office:value="5210000" calcext:value-type="float">
            <text:p>5210000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5196000" calcext:value-type="float">
            <text:p>5196000</text:p>
          </table:table-cell>
          <table:table-cell office:value-type="float" office:value="5264000" calcext:value-type="float">
            <text:p>5264000</text:p>
          </table:table-cell>
          <table:table-cell office:value-type="float" office:value="5234000" calcext:value-type="float">
            <text:p>5234000</text:p>
          </table:table-cell>
          <table:table-cell office:value-type="float" office:value="5204000" calcext:value-type="float">
            <text:p>5204000</text:p>
          </table:table-cell>
          <table:table-cell office:value-type="float" office:value="5131000" calcext:value-type="float">
            <text:p>5131000</text:p>
          </table:table-cell>
          <table:table-cell office:value-type="float" office:value="5213000" calcext:value-type="float">
            <text:p>5213000</text:p>
          </table:table-cell>
          <table:table-cell office:value-type="float" office:value="5234000" calcext:value-type="float">
            <text:p>5234000</text:p>
          </table:table-cell>
          <table:table-cell office:value-type="float" office:value="5213000" calcext:value-type="float">
            <text:p>5213000</text:p>
          </table:table-cell>
          <table:table-cell office:value-type="float" office:value="5283000" calcext:value-type="float">
            <text:p>5283000</text:p>
          </table:table-cell>
          <table:table-cell office:value-type="float" office:value="5262000" calcext:value-type="float">
            <text:p>5262000</text:p>
          </table:table-cell>
          <table:table-cell office:value-type="float" office:value="10237000" calcext:value-type="float">
            <text:p>10237000</text:p>
          </table:table-cell>
          <table:table-cell office:value-type="float" office:value="6459000" calcext:value-type="float">
            <text:p>6459000</text:p>
          </table:table-cell>
          <table:table-cell office:value-type="float" office:value="5257000" calcext:value-type="float">
            <text:p>5257000</text:p>
          </table:table-cell>
          <table:table-cell office:value-type="float" office:value="5213000" calcext:value-type="float">
            <text:p>5213000</text:p>
          </table:table-cell>
          <table:table-cell office:value-type="float" office:value="5270000" calcext:value-type="float">
            <text:p>5270000</text:p>
          </table:table-cell>
          <table:table-cell office:value-type="float" office:value="5192000" calcext:value-type="float">
            <text:p>5192000</text:p>
          </table:table-cell>
          <table:table-cell office:value-type="float" office:value="5256000" calcext:value-type="float">
            <text:p>5256000</text:p>
          </table:table-cell>
          <table:table-cell office:value-type="float" office:value="5183000" calcext:value-type="float">
            <text:p>5183000</text:p>
          </table:table-cell>
          <table:table-cell office:value-type="float" office:value="5230000" calcext:value-type="float">
            <text:p>5230000</text:p>
          </table:table-cell>
          <table:table-cell office:value-type="float" office:value="5203000" calcext:value-type="float">
            <text:p>5203000</text:p>
          </table:table-cell>
          <table:table-cell office:value-type="float" office:value="5210000" calcext:value-type="float">
            <text:p>5210000</text:p>
          </table:table-cell>
          <table:table-cell office:value-type="float" office:value="5253000" calcext:value-type="float">
            <text:p>5253000</text:p>
          </table:table-cell>
          <table:table-cell office:value-type="float" office:value="5189000" calcext:value-type="float">
            <text:p>5189000</text:p>
          </table:table-cell>
          <table:table-cell office:value-type="float" office:value="5204000" calcext:value-type="float">
            <text:p>5204000</text:p>
          </table:table-cell>
          <table:table-cell office:value-type="float" office:value="5148000" calcext:value-type="float">
            <text:p>5148000</text:p>
          </table:table-cell>
          <table:table-cell office:value-type="float" office:value="5160000" calcext:value-type="float">
            <text:p>5160000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AVERAGE([.A54:.AY54])" office:value-type="float" office:value="5234853.52941176" calcext:value-type="float">
            <text:p>5234853.5294117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717000" calcext:value-type="float">
            <text:p>5717000</text:p>
          </table:table-cell>
          <table:table-cell office:value-type="float" office:value="5712000" calcext:value-type="float">
            <text:p>5712000</text:p>
          </table:table-cell>
          <table:table-cell office:value-type="float" office:value="5756000" calcext:value-type="float">
            <text:p>5756000</text:p>
          </table:table-cell>
          <table:table-cell office:value-type="float" office:value="5770000" calcext:value-type="float">
            <text:p>5770000</text:p>
          </table:table-cell>
          <table:table-cell office:value-type="float" office:value="5706000" calcext:value-type="float">
            <text:p>5706000</text:p>
          </table:table-cell>
          <table:table-cell office:value-type="float" office:value="5727000" calcext:value-type="float">
            <text:p>5727000</text:p>
          </table:table-cell>
          <table:table-cell office:value-type="float" office:value="5720000" calcext:value-type="float">
            <text:p>5720000</text:p>
          </table:table-cell>
          <table:table-cell office:value-type="float" office:value="5744000" calcext:value-type="float">
            <text:p>5744000</text:p>
          </table:table-cell>
          <table:table-cell office:value-type="float" office:value="5738000" calcext:value-type="float">
            <text:p>5738000</text:p>
          </table:table-cell>
          <table:table-cell office:value-type="float" office:value="5713000" calcext:value-type="float">
            <text:p>5713000</text:p>
          </table:table-cell>
          <table:table-cell office:value-type="float" office:value="5715000" calcext:value-type="float">
            <text:p>5715000</text:p>
          </table:table-cell>
          <table:table-cell office:value-type="float" office:value="5773000" calcext:value-type="float">
            <text:p>5773000</text:p>
          </table:table-cell>
          <table:table-cell office:value-type="float" office:value="5726000" calcext:value-type="float">
            <text:p>5726000</text:p>
          </table:table-cell>
          <table:table-cell office:value-type="float" office:value="5623000" calcext:value-type="float">
            <text:p>5623000</text:p>
          </table:table-cell>
          <table:table-cell office:value-type="float" office:value="5706000" calcext:value-type="float">
            <text:p>5706000</text:p>
          </table:table-cell>
          <table:table-cell office:value-type="float" office:value="5674000" calcext:value-type="float">
            <text:p>5674000</text:p>
          </table:table-cell>
          <table:table-cell office:value-type="float" office:value="5727000" calcext:value-type="float">
            <text:p>5727000</text:p>
          </table:table-cell>
          <table:table-cell office:value-type="float" office:value="5721000" calcext:value-type="float">
            <text:p>5721000</text:p>
          </table:table-cell>
          <table:table-cell office:value-type="float" office:value="5703000" calcext:value-type="float">
            <text:p>5703000</text:p>
          </table:table-cell>
          <table:table-cell office:value-type="float" office:value="5778000" calcext:value-type="float">
            <text:p>5778000</text:p>
          </table:table-cell>
          <table:table-cell office:value-type="float" office:value="5660000" calcext:value-type="float">
            <text:p>5660000</text:p>
          </table:table-cell>
          <table:table-cell office:value-type="float" office:value="5688000" calcext:value-type="float">
            <text:p>5688000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5729000" calcext:value-type="float">
            <text:p>5729000</text:p>
          </table:table-cell>
          <table:table-cell office:value-type="float" office:value="5753000" calcext:value-type="float">
            <text:p>5753000</text:p>
          </table:table-cell>
          <table:table-cell office:value-type="float" office:value="5746000" calcext:value-type="float">
            <text:p>5746000</text:p>
          </table:table-cell>
          <table:table-cell office:value-type="float" office:value="5712000" calcext:value-type="float">
            <text:p>5712000</text:p>
          </table:table-cell>
          <table:table-cell office:value-type="float" office:value="5716000" calcext:value-type="float">
            <text:p>5716000</text:p>
          </table:table-cell>
          <table:table-cell office:value-type="float" office:value="5726000" calcext:value-type="float">
            <text:p>5726000</text:p>
          </table:table-cell>
          <table:table-cell office:value-type="float" office:value="5799000" calcext:value-type="float">
            <text:p>5799000</text:p>
          </table:table-cell>
          <table:table-cell office:value-type="float" office:value="5732000" calcext:value-type="float">
            <text:p>5732000</text:p>
          </table:table-cell>
          <table:table-cell office:value-type="float" office:value="5739000" calcext:value-type="float">
            <text:p>5739000</text:p>
          </table:table-cell>
          <table:table-cell office:value-type="float" office:value="5654000" calcext:value-type="float">
            <text:p>5654000</text:p>
          </table:table-cell>
          <table:table-cell office:value-type="float" office:value="6747000" calcext:value-type="float">
            <text:p>6747000</text:p>
          </table:table-cell>
          <table:table-cell office:value-type="float" office:value="5719000" calcext:value-type="float">
            <text:p>5719000</text:p>
          </table:table-cell>
          <table:table-cell office:value-type="float" office:value="5761000" calcext:value-type="float">
            <text:p>5761000</text:p>
          </table:table-cell>
          <table:table-cell office:value-type="float" office:value="5713000" calcext:value-type="float">
            <text:p>5713000</text:p>
          </table:table-cell>
          <table:table-cell office:value-type="float" office:value="5638000" calcext:value-type="float">
            <text:p>5638000</text:p>
          </table:table-cell>
          <table:table-cell office:value-type="float" office:value="5762000" calcext:value-type="float">
            <text:p>5762000</text:p>
          </table:table-cell>
          <table:table-cell office:value-type="float" office:value="5736000" calcext:value-type="float">
            <text:p>5736000</text:p>
          </table:table-cell>
          <table:table-cell office:value-type="float" office:value="5747000" calcext:value-type="float">
            <text:p>5747000</text:p>
          </table:table-cell>
          <table:table-cell office:value-type="float" office:value="5780000" calcext:value-type="float">
            <text:p>5780000</text:p>
          </table:table-cell>
          <table:table-cell office:value-type="float" office:value="5752000" calcext:value-type="float">
            <text:p>5752000</text:p>
          </table:table-cell>
          <table:table-cell office:value-type="float" office:value="5608000" calcext:value-type="float">
            <text:p>5608000</text:p>
          </table:table-cell>
          <table:table-cell office:value-type="float" office:value="5711000" calcext:value-type="float">
            <text:p>5711000</text:p>
          </table:table-cell>
          <table:table-cell office:value-type="float" office:value="5718000" calcext:value-type="float">
            <text:p>5718000</text:p>
          </table:table-cell>
          <table:table-cell office:value-type="float" office:value="5735000" calcext:value-type="float">
            <text:p>5735000</text:p>
          </table:table-cell>
          <table:table-cell office:value-type="float" office:value="5695000" calcext:value-type="float">
            <text:p>5695000</text:p>
          </table:table-cell>
          <table:table-cell office:value-type="float" office:value="5707000" calcext:value-type="float">
            <text:p>5707000</text:p>
          </table:table-cell>
          <table:table-cell office:value-type="float" office:value="5620000" calcext:value-type="float">
            <text:p>562000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AVERAGE([.A55:.AY55])" office:value-type="float" office:value="5627500.78431373" calcext:value-type="float">
            <text:p>5627500.784313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427000" calcext:value-type="float">
            <text:p>6427000</text:p>
          </table:table-cell>
          <table:table-cell office:value-type="float" office:value="6451000" calcext:value-type="float">
            <text:p>6451000</text:p>
          </table:table-cell>
          <table:table-cell office:value-type="float" office:value="6443000" calcext:value-type="float">
            <text:p>6443000</text:p>
          </table:table-cell>
          <table:table-cell office:value-type="float" office:value="6425000" calcext:value-type="float">
            <text:p>6425000</text:p>
          </table:table-cell>
          <table:table-cell office:value-type="float" office:value="6301000" calcext:value-type="float">
            <text:p>6301000</text:p>
          </table:table-cell>
          <table:table-cell office:value-type="float" office:value="6397000" calcext:value-type="float">
            <text:p>6397000</text:p>
          </table:table-cell>
          <table:table-cell office:value-type="float" office:value="6399000" calcext:value-type="float">
            <text:p>6399000</text:p>
          </table:table-cell>
          <table:table-cell office:value-type="float" office:value="6331000" calcext:value-type="float">
            <text:p>6331000</text:p>
          </table:table-cell>
          <table:table-cell office:value-type="float" office:value="6375000" calcext:value-type="float">
            <text:p>6375000</text:p>
          </table:table-cell>
          <table:table-cell office:value-type="float" office:value="6407000" calcext:value-type="float">
            <text:p>6407000</text:p>
          </table:table-cell>
          <table:table-cell office:value-type="float" office:value="6346000" calcext:value-type="float">
            <text:p>6346000</text:p>
          </table:table-cell>
          <table:table-cell office:value-type="float" office:value="6406000" calcext:value-type="float">
            <text:p>6406000</text:p>
          </table:table-cell>
          <table:table-cell office:value-type="float" office:value="6403000" calcext:value-type="float">
            <text:p>6403000</text:p>
          </table:table-cell>
          <table:table-cell office:value-type="float" office:value="6460000" calcext:value-type="float">
            <text:p>6460000</text:p>
          </table:table-cell>
          <table:table-cell office:value-type="float" office:value="6334000" calcext:value-type="float">
            <text:p>6334000</text:p>
          </table:table-cell>
          <table:table-cell office:value-type="float" office:value="6501000" calcext:value-type="float">
            <text:p>6501000</text:p>
          </table:table-cell>
          <table:table-cell office:value-type="float" office:value="6448000" calcext:value-type="float">
            <text:p>6448000</text:p>
          </table:table-cell>
          <table:table-cell office:value-type="float" office:value="6402000" calcext:value-type="float">
            <text:p>6402000</text:p>
          </table:table-cell>
          <table:table-cell office:value-type="float" office:value="6427000" calcext:value-type="float">
            <text:p>6427000</text:p>
          </table:table-cell>
          <table:table-cell office:value-type="float" office:value="6378000" calcext:value-type="float">
            <text:p>6378000</text:p>
          </table:table-cell>
          <table:table-cell office:value-type="float" office:value="6457000" calcext:value-type="float">
            <text:p>6457000</text:p>
          </table:table-cell>
          <table:table-cell office:value-type="float" office:value="6406000" calcext:value-type="float">
            <text:p>6406000</text:p>
          </table:table-cell>
          <table:table-cell office:value-type="float" office:value="6382000" calcext:value-type="float">
            <text:p>6382000</text:p>
          </table:table-cell>
          <table:table-cell office:value-type="float" office:value="6376000" calcext:value-type="float">
            <text:p>6376000</text:p>
          </table:table-cell>
          <table:table-cell office:value-type="float" office:value="6397000" calcext:value-type="float">
            <text:p>6397000</text:p>
          </table:table-cell>
          <table:table-cell office:value-type="float" office:value="6388000" calcext:value-type="float">
            <text:p>6388000</text:p>
          </table:table-cell>
          <table:table-cell office:value-type="float" office:value="6321000" calcext:value-type="float">
            <text:p>6321000</text:p>
          </table:table-cell>
          <table:table-cell office:value-type="float" office:value="6442000" calcext:value-type="float">
            <text:p>6442000</text:p>
          </table:table-cell>
          <table:table-cell office:value-type="float" office:value="6417000" calcext:value-type="float">
            <text:p>6417000</text:p>
          </table:table-cell>
          <table:table-cell office:value-type="float" office:value="6415000" calcext:value-type="float">
            <text:p>6415000</text:p>
          </table:table-cell>
          <table:table-cell office:value-type="float" office:value="6494000" calcext:value-type="float">
            <text:p>6494000</text:p>
          </table:table-cell>
          <table:table-cell office:value-type="float" office:value="6456000" calcext:value-type="float">
            <text:p>6456000</text:p>
          </table:table-cell>
          <table:table-cell office:value-type="float" office:value="6327000" calcext:value-type="float">
            <text:p>6327000</text:p>
          </table:table-cell>
          <table:table-cell office:value-type="float" office:value="6423000" calcext:value-type="float">
            <text:p>6423000</text:p>
          </table:table-cell>
          <table:table-cell office:value-type="float" office:value="6374000" calcext:value-type="float">
            <text:p>6374000</text:p>
          </table:table-cell>
          <table:table-cell office:value-type="float" office:value="6423000" calcext:value-type="float">
            <text:p>6423000</text:p>
          </table:table-cell>
          <table:table-cell office:value-type="float" office:value="6456000" calcext:value-type="float">
            <text:p>6456000</text:p>
          </table:table-cell>
          <table:table-cell office:value-type="float" office:value="6448000" calcext:value-type="float">
            <text:p>6448000</text:p>
          </table:table-cell>
          <table:table-cell office:value-type="float" office:value="6437000" calcext:value-type="float">
            <text:p>6437000</text:p>
          </table:table-cell>
          <table:table-cell office:value-type="float" office:value="6414000" calcext:value-type="float">
            <text:p>6414000</text:p>
          </table:table-cell>
          <table:table-cell office:value-type="float" office:value="6432000" calcext:value-type="float">
            <text:p>6432000</text:p>
          </table:table-cell>
          <table:table-cell office:value-type="float" office:value="6479000" calcext:value-type="float">
            <text:p>6479000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6451000" calcext:value-type="float">
            <text:p>6451000</text:p>
          </table:table-cell>
          <table:table-cell office:value-type="float" office:value="6441000" calcext:value-type="float">
            <text:p>6441000</text:p>
          </table:table-cell>
          <table:table-cell office:value-type="float" office:value="7520000" calcext:value-type="float">
            <text:p>7520000</text:p>
          </table:table-cell>
          <table:table-cell office:value-type="float" office:value="6428000" calcext:value-type="float">
            <text:p>6428000</text:p>
          </table:table-cell>
          <table:table-cell office:value-type="float" office:value="6481000" calcext:value-type="float">
            <text:p>6481000</text:p>
          </table:table-cell>
          <table:table-cell office:value-type="float" office:value="6417000" calcext:value-type="float">
            <text:p>6417000</text:p>
          </table:table-cell>
          <table:table-cell office:value-type="float" office:value="6471000" calcext:value-type="float">
            <text:p>6471000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AVERAGE([.A56:.AY56])" office:value-type="float" office:value="6311363.7254902" calcext:value-type="float">
            <text:p>6311363.725490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264000" calcext:value-type="float">
            <text:p>7264000</text:p>
          </table:table-cell>
          <table:table-cell office:value-type="float" office:value="7349000" calcext:value-type="float">
            <text:p>7349000</text:p>
          </table:table-cell>
          <table:table-cell office:value-type="float" office:value="7330000" calcext:value-type="float">
            <text:p>7330000</text:p>
          </table:table-cell>
          <table:table-cell office:value-type="float" office:value="7303000" calcext:value-type="float">
            <text:p>7303000</text:p>
          </table:table-cell>
          <table:table-cell office:value-type="float" office:value="7356000" calcext:value-type="float">
            <text:p>7356000</text:p>
          </table:table-cell>
          <table:table-cell office:value-type="float" office:value="7373000" calcext:value-type="float">
            <text:p>7373000</text:p>
          </table:table-cell>
          <table:table-cell office:value-type="float" office:value="7400000" calcext:value-type="float">
            <text:p>7400000</text:p>
          </table:table-cell>
          <table:table-cell office:value-type="float" office:value="7348000" calcext:value-type="float">
            <text:p>7348000</text:p>
          </table:table-cell>
          <table:table-cell office:value-type="float" office:value="7345000" calcext:value-type="float">
            <text:p>7345000</text:p>
          </table:table-cell>
          <table:table-cell office:value-type="float" office:value="7373000" calcext:value-type="float">
            <text:p>7373000</text:p>
          </table:table-cell>
          <table:table-cell office:value-type="float" office:value="10175000" calcext:value-type="float">
            <text:p>10175000</text:p>
          </table:table-cell>
          <table:table-cell office:value-type="float" office:value="11572000" calcext:value-type="float">
            <text:p>11572000</text:p>
          </table:table-cell>
          <table:table-cell office:value-type="float" office:value="7394000" calcext:value-type="float">
            <text:p>7394000</text:p>
          </table:table-cell>
          <table:table-cell office:value-type="float" office:value="7290000" calcext:value-type="float">
            <text:p>7290000</text:p>
          </table:table-cell>
          <table:table-cell office:value-type="float" office:value="7262000" calcext:value-type="float">
            <text:p>7262000</text:p>
          </table:table-cell>
          <table:table-cell office:value-type="float" office:value="7322000" calcext:value-type="float">
            <text:p>7322000</text:p>
          </table:table-cell>
          <table:table-cell office:value-type="float" office:value="7330000" calcext:value-type="float">
            <text:p>7330000</text:p>
          </table:table-cell>
          <table:table-cell office:value-type="float" office:value="7388000" calcext:value-type="float">
            <text:p>7388000</text:p>
          </table:table-cell>
          <table:table-cell office:value-type="float" office:value="7379000" calcext:value-type="float">
            <text:p>7379000</text:p>
          </table:table-cell>
          <table:table-cell office:value-type="float" office:value="7308000" calcext:value-type="float">
            <text:p>7308000</text:p>
          </table:table-cell>
          <table:table-cell office:value-type="float" office:value="7279000" calcext:value-type="float">
            <text:p>7279000</text:p>
          </table:table-cell>
          <table:table-cell office:value-type="float" office:value="7369000" calcext:value-type="float">
            <text:p>7369000</text:p>
          </table:table-cell>
          <table:table-cell office:value-type="float" office:value="7380000" calcext:value-type="float">
            <text:p>7380000</text:p>
          </table:table-cell>
          <table:table-cell office:value-type="float" office:value="7397000" calcext:value-type="float">
            <text:p>7397000</text:p>
          </table:table-cell>
          <table:table-cell office:value-type="float" office:value="7202000" calcext:value-type="float">
            <text:p>7202000</text:p>
          </table:table-cell>
          <table:table-cell office:value-type="float" office:value="7292000" calcext:value-type="float">
            <text:p>7292000</text:p>
          </table:table-cell>
          <table:table-cell office:value-type="float" office:value="7216000" calcext:value-type="float">
            <text:p>7216000</text:p>
          </table:table-cell>
          <table:table-cell office:value-type="float" office:value="7369000" calcext:value-type="float">
            <text:p>7369000</text:p>
          </table:table-cell>
          <table:table-cell office:value-type="float" office:value="7363000" calcext:value-type="float">
            <text:p>7363000</text:p>
          </table:table-cell>
          <table:table-cell office:value-type="float" office:value="7380000" calcext:value-type="float">
            <text:p>7380000</text:p>
          </table:table-cell>
          <table:table-cell office:value-type="float" office:value="7357000" calcext:value-type="float">
            <text:p>7357000</text:p>
          </table:table-cell>
          <table:table-cell office:value-type="float" office:value="7354000" calcext:value-type="float">
            <text:p>7354000</text:p>
          </table:table-cell>
          <table:table-cell office:value-type="float" office:value="7384000" calcext:value-type="float">
            <text:p>7384000</text:p>
          </table:table-cell>
          <table:table-cell office:value-type="float" office:value="7329000" calcext:value-type="float">
            <text:p>7329000</text:p>
          </table:table-cell>
          <table:table-cell office:value-type="float" office:value="7345000" calcext:value-type="float">
            <text:p>7345000</text:p>
          </table:table-cell>
          <table:table-cell office:value-type="float" office:value="7380000" calcext:value-type="float">
            <text:p>7380000</text:p>
          </table:table-cell>
          <table:table-cell office:value-type="float" office:value="7388000" calcext:value-type="float">
            <text:p>7388000</text:p>
          </table:table-cell>
          <table:table-cell office:value-type="float" office:value="7317000" calcext:value-type="float">
            <text:p>7317000</text:p>
          </table:table-cell>
          <table:table-cell office:value-type="float" office:value="7315000" calcext:value-type="float">
            <text:p>7315000</text:p>
          </table:table-cell>
          <table:table-cell office:value-type="float" office:value="7392000" calcext:value-type="float">
            <text:p>7392000</text:p>
          </table:table-cell>
          <table:table-cell office:value-type="float" office:value="7337000" calcext:value-type="float">
            <text:p>7337000</text:p>
          </table:table-cell>
          <table:table-cell office:value-type="float" office:value="7304000" calcext:value-type="float">
            <text:p>7304000</text:p>
          </table:table-cell>
          <table:table-cell office:value-type="float" office:value="7302000" calcext:value-type="float">
            <text:p>7302000</text:p>
          </table:table-cell>
          <table:table-cell office:value-type="float" office:value="7338000" calcext:value-type="float">
            <text:p>7338000</text:p>
          </table:table-cell>
          <table:table-cell office:value-type="float" office:value="7321000" calcext:value-type="float">
            <text:p>7321000</text:p>
          </table:table-cell>
          <table:table-cell office:value-type="float" office:value="7354000" calcext:value-type="float">
            <text:p>7354000</text:p>
          </table:table-cell>
          <table:table-cell office:value-type="float" office:value="7388000" calcext:value-type="float">
            <text:p>7388000</text:p>
          </table:table-cell>
          <table:table-cell office:value-type="float" office:value="7328000" calcext:value-type="float">
            <text:p>7328000</text:p>
          </table:table-cell>
          <table:table-cell office:value-type="float" office:value="7289000" calcext:value-type="float">
            <text:p>7289000</text:p>
          </table:table-cell>
          <table:table-cell office:value-type="float" office:value="7244000" calcext:value-type="float">
            <text:p>7244000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AVERAGE([.A57:.AY57])" office:value-type="float" office:value="7330873.7254902" calcext:value-type="float">
            <text:p>7330873.72549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599000" calcext:value-type="float">
            <text:p>7599000</text:p>
          </table:table-cell>
          <table:table-cell office:value-type="float" office:value="7586000" calcext:value-type="float">
            <text:p>7586000</text:p>
          </table:table-cell>
          <table:table-cell office:value-type="float" office:value="7611000" calcext:value-type="float">
            <text:p>7611000</text:p>
          </table:table-cell>
          <table:table-cell office:value-type="float" office:value="7577000" calcext:value-type="float">
            <text:p>7577000</text:p>
          </table:table-cell>
          <table:table-cell office:value-type="float" office:value="7603000" calcext:value-type="float">
            <text:p>7603000</text:p>
          </table:table-cell>
          <table:table-cell office:value-type="float" office:value="7613000" calcext:value-type="float">
            <text:p>7613000</text:p>
          </table:table-cell>
          <table:table-cell office:value-type="float" office:value="7579000" calcext:value-type="float">
            <text:p>7579000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7526000" calcext:value-type="float">
            <text:p>7526000</text:p>
          </table:table-cell>
          <table:table-cell office:value-type="float" office:value="7608000" calcext:value-type="float">
            <text:p>7608000</text:p>
          </table:table-cell>
          <table:table-cell office:value-type="float" office:value="7485000" calcext:value-type="float">
            <text:p>7485000</text:p>
          </table:table-cell>
          <table:table-cell office:value-type="float" office:value="7557000" calcext:value-type="float">
            <text:p>7557000</text:p>
          </table:table-cell>
          <table:table-cell office:value-type="float" office:value="7466000" calcext:value-type="float">
            <text:p>7466000</text:p>
          </table:table-cell>
          <table:table-cell office:value-type="float" office:value="7607000" calcext:value-type="float">
            <text:p>7607000</text:p>
          </table:table-cell>
          <table:table-cell office:value-type="float" office:value="7649000" calcext:value-type="float">
            <text:p>7649000</text:p>
          </table:table-cell>
          <table:table-cell office:value-type="float" office:value="7616000" calcext:value-type="float">
            <text:p>7616000</text:p>
          </table:table-cell>
          <table:table-cell office:value-type="float" office:value="7597000" calcext:value-type="float">
            <text:p>7597000</text:p>
          </table:table-cell>
          <table:table-cell office:value-type="float" office:value="7539000" calcext:value-type="float">
            <text:p>7539000</text:p>
          </table:table-cell>
          <table:table-cell office:value-type="float" office:value="7554000" calcext:value-type="float">
            <text:p>7554000</text:p>
          </table:table-cell>
          <table:table-cell office:value-type="float" office:value="7659000" calcext:value-type="float">
            <text:p>7659000</text:p>
          </table:table-cell>
          <table:table-cell office:value-type="float" office:value="7596000" calcext:value-type="float">
            <text:p>7596000</text:p>
          </table:table-cell>
          <table:table-cell office:value-type="float" office:value="7633000" calcext:value-type="float">
            <text:p>7633000</text:p>
          </table:table-cell>
          <table:table-cell office:value-type="float" office:value="7569000" calcext:value-type="float">
            <text:p>7569000</text:p>
          </table:table-cell>
          <table:table-cell office:value-type="float" office:value="7504000" calcext:value-type="float">
            <text:p>7504000</text:p>
          </table:table-cell>
          <table:table-cell office:value-type="float" office:value="7430000" calcext:value-type="float">
            <text:p>7430000</text:p>
          </table:table-cell>
          <table:table-cell office:value-type="float" office:value="7550000" calcext:value-type="float">
            <text:p>7550000</text:p>
          </table:table-cell>
          <table:table-cell office:value-type="float" office:value="7491000" calcext:value-type="float">
            <text:p>7491000</text:p>
          </table:table-cell>
          <table:table-cell office:value-type="float" office:value="7487000" calcext:value-type="float">
            <text:p>7487000</text:p>
          </table:table-cell>
          <table:table-cell office:value-type="float" office:value="7555000" calcext:value-type="float">
            <text:p>7555000</text:p>
          </table:table-cell>
          <table:table-cell office:value-type="float" office:value="7416000" calcext:value-type="float">
            <text:p>7416000</text:p>
          </table:table-cell>
          <table:table-cell office:value-type="float" office:value="7519000" calcext:value-type="float">
            <text:p>7519000</text:p>
          </table:table-cell>
          <table:table-cell office:value-type="float" office:value="7566000" calcext:value-type="float">
            <text:p>7566000</text:p>
          </table:table-cell>
          <table:table-cell office:value-type="float" office:value="7492000" calcext:value-type="float">
            <text:p>7492000</text:p>
          </table:table-cell>
          <table:table-cell office:value-type="float" office:value="7565000" calcext:value-type="float">
            <text:p>7565000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7501000" calcext:value-type="float">
            <text:p>7501000</text:p>
          </table:table-cell>
          <table:table-cell office:value-type="float" office:value="7488000" calcext:value-type="float">
            <text:p>7488000</text:p>
          </table:table-cell>
          <table:table-cell office:value-type="float" office:value="7545000" calcext:value-type="float">
            <text:p>7545000</text:p>
          </table:table-cell>
          <table:table-cell office:value-type="float" office:value="7502000" calcext:value-type="float">
            <text:p>7502000</text:p>
          </table:table-cell>
          <table:table-cell office:value-type="float" office:value="7487000" calcext:value-type="float">
            <text:p>7487000</text:p>
          </table:table-cell>
          <table:table-cell office:value-type="float" office:value="7799000" calcext:value-type="float">
            <text:p>7799000</text:p>
          </table:table-cell>
          <table:table-cell office:value-type="float" office:value="7599000" calcext:value-type="float">
            <text:p>7599000</text:p>
          </table:table-cell>
          <table:table-cell office:value-type="float" office:value="7503000" calcext:value-type="float">
            <text:p>7503000</text:p>
          </table:table-cell>
          <table:table-cell office:value-type="float" office:value="7488000" calcext:value-type="float">
            <text:p>7488000</text:p>
          </table:table-cell>
          <table:table-cell office:value-type="float" office:value="7506000" calcext:value-type="float">
            <text:p>7506000</text:p>
          </table:table-cell>
          <table:table-cell office:value-type="float" office:value="7505000" calcext:value-type="float">
            <text:p>7505000</text:p>
          </table:table-cell>
          <table:table-cell office:value-type="float" office:value="7588000" calcext:value-type="float">
            <text:p>7588000</text:p>
          </table:table-cell>
          <table:table-cell office:value-type="float" office:value="7561000" calcext:value-type="float">
            <text:p>7561000</text:p>
          </table:table-cell>
          <table:table-cell office:value-type="float" office:value="7531000" calcext:value-type="float">
            <text:p>7531000</text:p>
          </table:table-cell>
          <table:table-cell office:value-type="float" office:value="7482000" calcext:value-type="float">
            <text:p>7482000</text:p>
          </table:table-cell>
          <table:table-cell/>
          <table:table-cell office:value-type="float" office:value="570" calcext:value-type="float">
            <text:p>570</text:p>
          </table:table-cell>
          <table:table-cell table:formula="of:=AVERAGE([.A58:.AY58])" office:value-type="float" office:value="7423677.84313726" calcext:value-type="float">
            <text:p>7423677.8431372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256000" calcext:value-type="float">
            <text:p>5256000</text:p>
          </table:table-cell>
          <table:table-cell office:value-type="float" office:value="5319000" calcext:value-type="float">
            <text:p>5319000</text:p>
          </table:table-cell>
          <table:table-cell office:value-type="float" office:value="5270000" calcext:value-type="float">
            <text:p>5270000</text:p>
          </table:table-cell>
          <table:table-cell office:value-type="float" office:value="5225000" calcext:value-type="float">
            <text:p>5225000</text:p>
          </table:table-cell>
          <table:table-cell office:value-type="float" office:value="5262000" calcext:value-type="float">
            <text:p>5262000</text:p>
          </table:table-cell>
          <table:table-cell office:value-type="float" office:value="5315000" calcext:value-type="float">
            <text:p>5315000</text:p>
          </table:table-cell>
          <table:table-cell office:value-type="float" office:value="5263000" calcext:value-type="float">
            <text:p>5263000</text:p>
          </table:table-cell>
          <table:table-cell office:value-type="float" office:value="5302000" calcext:value-type="float">
            <text:p>5302000</text:p>
          </table:table-cell>
          <table:table-cell office:value-type="float" office:value="5247000" calcext:value-type="float">
            <text:p>5247000</text:p>
          </table:table-cell>
          <table:table-cell office:value-type="float" office:value="5275000" calcext:value-type="float">
            <text:p>5275000</text:p>
          </table:table-cell>
          <table:table-cell office:value-type="float" office:value="5253000" calcext:value-type="float">
            <text:p>5253000</text:p>
          </table:table-cell>
          <table:table-cell office:value-type="float" office:value="5284000" calcext:value-type="float">
            <text:p>5284000</text:p>
          </table:table-cell>
          <table:table-cell office:value-type="float" office:value="5307000" calcext:value-type="float">
            <text:p>5307000</text:p>
          </table:table-cell>
          <table:table-cell office:value-type="float" office:value="5286000" calcext:value-type="float">
            <text:p>5286000</text:p>
          </table:table-cell>
          <table:table-cell office:value-type="float" office:value="5346000" calcext:value-type="float">
            <text:p>5346000</text:p>
          </table:table-cell>
          <table:table-cell office:value-type="float" office:value="5298000" calcext:value-type="float">
            <text:p>5298000</text:p>
          </table:table-cell>
          <table:table-cell office:value-type="float" office:value="5267000" calcext:value-type="float">
            <text:p>5267000</text:p>
          </table:table-cell>
          <table:table-cell office:value-type="float" office:value="5286000" calcext:value-type="float">
            <text:p>5286000</text:p>
          </table:table-cell>
          <table:table-cell office:value-type="float" office:value="5303000" calcext:value-type="float">
            <text:p>5303000</text:p>
          </table:table-cell>
          <table:table-cell table:number-columns-repeated="2" office:value-type="float" office:value="5304000" calcext:value-type="float">
            <text:p>5304000</text:p>
          </table:table-cell>
          <table:table-cell office:value-type="float" office:value="5310000" calcext:value-type="float">
            <text:p>5310000</text:p>
          </table:table-cell>
          <table:table-cell office:value-type="float" office:value="5236000" calcext:value-type="float">
            <text:p>5236000</text:p>
          </table:table-cell>
          <table:table-cell office:value-type="float" office:value="5298000" calcext:value-type="float">
            <text:p>5298000</text:p>
          </table:table-cell>
          <table:table-cell office:value-type="float" office:value="5241000" calcext:value-type="float">
            <text:p>5241000</text:p>
          </table:table-cell>
          <table:table-cell office:value-type="float" office:value="5210000" calcext:value-type="float">
            <text:p>5210000</text:p>
          </table:table-cell>
          <table:table-cell office:value-type="float" office:value="5350000" calcext:value-type="float">
            <text:p>5350000</text:p>
          </table:table-cell>
          <table:table-cell office:value-type="float" office:value="5306000" calcext:value-type="float">
            <text:p>5306000</text:p>
          </table:table-cell>
          <table:table-cell office:value-type="float" office:value="5261000" calcext:value-type="float">
            <text:p>5261000</text:p>
          </table:table-cell>
          <table:table-cell office:value-type="float" office:value="5287000" calcext:value-type="float">
            <text:p>5287000</text:p>
          </table:table-cell>
          <table:table-cell office:value-type="float" office:value="5261000" calcext:value-type="float">
            <text:p>5261000</text:p>
          </table:table-cell>
          <table:table-cell office:value-type="float" office:value="5224000" calcext:value-type="float">
            <text:p>5224000</text:p>
          </table:table-cell>
          <table:table-cell office:value-type="float" office:value="5174000" calcext:value-type="float">
            <text:p>5174000</text:p>
          </table:table-cell>
          <table:table-cell office:value-type="float" office:value="5278000" calcext:value-type="float">
            <text:p>5278000</text:p>
          </table:table-cell>
          <table:table-cell office:value-type="float" office:value="5277000" calcext:value-type="float">
            <text:p>5277000</text:p>
          </table:table-cell>
          <table:table-cell office:value-type="float" office:value="5280000" calcext:value-type="float">
            <text:p>5280000</text:p>
          </table:table-cell>
          <table:table-cell office:value-type="float" office:value="5296000" calcext:value-type="float">
            <text:p>5296000</text:p>
          </table:table-cell>
          <table:table-cell office:value-type="float" office:value="5271000" calcext:value-type="float">
            <text:p>5271000</text:p>
          </table:table-cell>
          <table:table-cell office:value-type="float" office:value="5299000" calcext:value-type="float">
            <text:p>5299000</text:p>
          </table:table-cell>
          <table:table-cell office:value-type="float" office:value="5231000" calcext:value-type="float">
            <text:p>5231000</text:p>
          </table:table-cell>
          <table:table-cell office:value-type="float" office:value="5352000" calcext:value-type="float">
            <text:p>5352000</text:p>
          </table:table-cell>
          <table:table-cell office:value-type="float" office:value="5234000" calcext:value-type="float">
            <text:p>5234000</text:p>
          </table:table-cell>
          <table:table-cell office:value-type="float" office:value="5217000" calcext:value-type="float">
            <text:p>5217000</text:p>
          </table:table-cell>
          <table:table-cell office:value-type="float" office:value="5289000" calcext:value-type="float">
            <text:p>5289000</text:p>
          </table:table-cell>
          <table:table-cell office:value-type="float" office:value="5275000" calcext:value-type="float">
            <text:p>5275000</text:p>
          </table:table-cell>
          <table:table-cell office:value-type="float" office:value="5278000" calcext:value-type="float">
            <text:p>5278000</text:p>
          </table:table-cell>
          <table:table-cell office:value-type="float" office:value="5296000" calcext:value-type="float">
            <text:p>5296000</text:p>
          </table:table-cell>
          <table:table-cell office:value-type="float" office:value="5286000" calcext:value-type="float">
            <text:p>5286000</text:p>
          </table:table-cell>
          <table:table-cell office:value-type="float" office:value="5266000" calcext:value-type="float">
            <text:p>5266000</text:p>
          </table:table-cell>
          <table:table-cell office:value-type="float" office:value="5245000" calcext:value-type="float">
            <text:p>5245000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AVERAGE([.A59:.AY59])" office:value-type="float" office:value="5172560.39215686" calcext:value-type="float">
            <text:p>5172560.3921568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422000" calcext:value-type="float">
            <text:p>5422000</text:p>
          </table:table-cell>
          <table:table-cell office:value-type="float" office:value="5448000" calcext:value-type="float">
            <text:p>5448000</text:p>
          </table:table-cell>
          <table:table-cell office:value-type="float" office:value="5393000" calcext:value-type="float">
            <text:p>5393000</text:p>
          </table:table-cell>
          <table:table-cell office:value-type="float" office:value="5409000" calcext:value-type="float">
            <text:p>5409000</text:p>
          </table:table-cell>
          <table:table-cell office:value-type="float" office:value="5403000" calcext:value-type="float">
            <text:p>5403000</text:p>
          </table:table-cell>
          <table:table-cell office:value-type="float" office:value="5477000" calcext:value-type="float">
            <text:p>5477000</text:p>
          </table:table-cell>
          <table:table-cell office:value-type="float" office:value="5388000" calcext:value-type="float">
            <text:p>5388000</text:p>
          </table:table-cell>
          <table:table-cell office:value-type="float" office:value="5539000" calcext:value-type="float">
            <text:p>5539000</text:p>
          </table:table-cell>
          <table:table-cell office:value-type="float" office:value="5397000" calcext:value-type="float">
            <text:p>5397000</text:p>
          </table:table-cell>
          <table:table-cell office:value-type="float" office:value="5452000" calcext:value-type="float">
            <text:p>5452000</text:p>
          </table:table-cell>
          <table:table-cell office:value-type="float" office:value="6698000" calcext:value-type="float">
            <text:p>6698000</text:p>
          </table:table-cell>
          <table:table-cell office:value-type="float" office:value="5416000" calcext:value-type="float">
            <text:p>5416000</text:p>
          </table:table-cell>
          <table:table-cell office:value-type="float" office:value="5452000" calcext:value-type="float">
            <text:p>5452000</text:p>
          </table:table-cell>
          <table:table-cell office:value-type="float" office:value="5408000" calcext:value-type="float">
            <text:p>5408000</text:p>
          </table:table-cell>
          <table:table-cell office:value-type="float" office:value="5413000" calcext:value-type="float">
            <text:p>5413000</text:p>
          </table:table-cell>
          <table:table-cell office:value-type="float" office:value="5397000" calcext:value-type="float">
            <text:p>5397000</text:p>
          </table:table-cell>
          <table:table-cell office:value-type="float" office:value="5431000" calcext:value-type="float">
            <text:p>5431000</text:p>
          </table:table-cell>
          <table:table-cell office:value-type="float" office:value="5442000" calcext:value-type="float">
            <text:p>5442000</text:p>
          </table:table-cell>
          <table:table-cell office:value-type="float" office:value="5464000" calcext:value-type="float">
            <text:p>5464000</text:p>
          </table:table-cell>
          <table:table-cell office:value-type="float" office:value="5435000" calcext:value-type="float">
            <text:p>5435000</text:p>
          </table:table-cell>
          <table:table-cell office:value-type="float" office:value="5488000" calcext:value-type="float">
            <text:p>5488000</text:p>
          </table:table-cell>
          <table:table-cell office:value-type="float" office:value="5443000" calcext:value-type="float">
            <text:p>5443000</text:p>
          </table:table-cell>
          <table:table-cell office:value-type="float" office:value="5417000" calcext:value-type="float">
            <text:p>5417000</text:p>
          </table:table-cell>
          <table:table-cell office:value-type="float" office:value="5376000" calcext:value-type="float">
            <text:p>5376000</text:p>
          </table:table-cell>
          <table:table-cell office:value-type="float" office:value="5439000" calcext:value-type="float">
            <text:p>5439000</text:p>
          </table:table-cell>
          <table:table-cell office:value-type="float" office:value="5470000" calcext:value-type="float">
            <text:p>5470000</text:p>
          </table:table-cell>
          <table:table-cell office:value-type="float" office:value="5384000" calcext:value-type="float">
            <text:p>5384000</text:p>
          </table:table-cell>
          <table:table-cell office:value-type="float" office:value="5386000" calcext:value-type="float">
            <text:p>5386000</text:p>
          </table:table-cell>
          <table:table-cell office:value-type="float" office:value="5438000" calcext:value-type="float">
            <text:p>5438000</text:p>
          </table:table-cell>
          <table:table-cell office:value-type="float" office:value="5302000" calcext:value-type="float">
            <text:p>5302000</text:p>
          </table:table-cell>
          <table:table-cell office:value-type="float" office:value="5442000" calcext:value-type="float">
            <text:p>5442000</text:p>
          </table:table-cell>
          <table:table-cell office:value-type="float" office:value="5392000" calcext:value-type="float">
            <text:p>5392000</text:p>
          </table:table-cell>
          <table:table-cell office:value-type="float" office:value="5343000" calcext:value-type="float">
            <text:p>5343000</text:p>
          </table:table-cell>
          <table:table-cell office:value-type="float" office:value="5351000" calcext:value-type="float">
            <text:p>5351000</text:p>
          </table:table-cell>
          <table:table-cell office:value-type="float" office:value="5304000" calcext:value-type="float">
            <text:p>5304000</text:p>
          </table:table-cell>
          <table:table-cell office:value-type="float" office:value="5345000" calcext:value-type="float">
            <text:p>5345000</text:p>
          </table:table-cell>
          <table:table-cell office:value-type="float" office:value="5436000" calcext:value-type="float">
            <text:p>5436000</text:p>
          </table:table-cell>
          <table:table-cell office:value-type="float" office:value="5396000" calcext:value-type="float">
            <text:p>5396000</text:p>
          </table:table-cell>
          <table:table-cell office:value-type="float" office:value="5328000" calcext:value-type="float">
            <text:p>5328000</text:p>
          </table:table-cell>
          <table:table-cell office:value-type="float" office:value="5385000" calcext:value-type="float">
            <text:p>5385000</text:p>
          </table:table-cell>
          <table:table-cell office:value-type="float" office:value="5301000" calcext:value-type="float">
            <text:p>5301000</text:p>
          </table:table-cell>
          <table:table-cell office:value-type="float" office:value="5375000" calcext:value-type="float">
            <text:p>5375000</text:p>
          </table:table-cell>
          <table:table-cell office:value-type="float" office:value="5351000" calcext:value-type="float">
            <text:p>5351000</text:p>
          </table:table-cell>
          <table:table-cell office:value-type="float" office:value="5380000" calcext:value-type="float">
            <text:p>5380000</text:p>
          </table:table-cell>
          <table:table-cell office:value-type="float" office:value="5455000" calcext:value-type="float">
            <text:p>5455000</text:p>
          </table:table-cell>
          <table:table-cell office:value-type="float" office:value="5392000" calcext:value-type="float">
            <text:p>5392000</text:p>
          </table:table-cell>
          <table:table-cell office:value-type="float" office:value="5424000" calcext:value-type="float">
            <text:p>5424000</text:p>
          </table:table-cell>
          <table:table-cell office:value-type="float" office:value="5340000" calcext:value-type="float">
            <text:p>5340000</text:p>
          </table:table-cell>
          <table:table-cell office:value-type="float" office:value="5324000" calcext:value-type="float">
            <text:p>5324000</text:p>
          </table:table-cell>
          <table:table-cell office:value-type="float" office:value="5427000" calcext:value-type="float">
            <text:p>5427000</text:p>
          </table:table-cell>
          <table:table-cell/>
          <table:table-cell office:value-type="float" office:value="590" calcext:value-type="float">
            <text:p>590</text:p>
          </table:table-cell>
          <table:table-cell table:formula="of:=AVERAGE([.A60:.AY60])" office:value-type="float" office:value="5323893.92156863" calcext:value-type="float">
            <text:p>5323893.9215686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880000" calcext:value-type="float">
            <text:p>5880000</text:p>
          </table:table-cell>
          <table:table-cell office:value-type="float" office:value="5938000" calcext:value-type="float">
            <text:p>5938000</text:p>
          </table:table-cell>
          <table:table-cell office:value-type="float" office:value="5946000" calcext:value-type="float">
            <text:p>5946000</text:p>
          </table:table-cell>
          <table:table-cell office:value-type="float" office:value="5826000" calcext:value-type="float">
            <text:p>5826000</text:p>
          </table:table-cell>
          <table:table-cell office:value-type="float" office:value="5912000" calcext:value-type="float">
            <text:p>5912000</text:p>
          </table:table-cell>
          <table:table-cell office:value-type="float" office:value="5876000" calcext:value-type="float">
            <text:p>5876000</text:p>
          </table:table-cell>
          <table:table-cell office:value-type="float" office:value="5926000" calcext:value-type="float">
            <text:p>5926000</text:p>
          </table:table-cell>
          <table:table-cell office:value-type="float" office:value="5923000" calcext:value-type="float">
            <text:p>5923000</text:p>
          </table:table-cell>
          <table:table-cell office:value-type="float" office:value="5877000" calcext:value-type="float">
            <text:p>5877000</text:p>
          </table:table-cell>
          <table:table-cell office:value-type="float" office:value="5905000" calcext:value-type="float">
            <text:p>5905000</text:p>
          </table:table-cell>
          <table:table-cell office:value-type="float" office:value="5950000" calcext:value-type="float">
            <text:p>5950000</text:p>
          </table:table-cell>
          <table:table-cell office:value-type="float" office:value="5944000" calcext:value-type="float">
            <text:p>5944000</text:p>
          </table:table-cell>
          <table:table-cell office:value-type="float" office:value="5918000" calcext:value-type="float">
            <text:p>5918000</text:p>
          </table:table-cell>
          <table:table-cell office:value-type="float" office:value="5864000" calcext:value-type="float">
            <text:p>5864000</text:p>
          </table:table-cell>
          <table:table-cell office:value-type="float" office:value="5817000" calcext:value-type="float">
            <text:p>5817000</text:p>
          </table:table-cell>
          <table:table-cell office:value-type="float" office:value="5813000" calcext:value-type="float">
            <text:p>5813000</text:p>
          </table:table-cell>
          <table:table-cell office:value-type="float" office:value="5959000" calcext:value-type="float">
            <text:p>5959000</text:p>
          </table:table-cell>
          <table:table-cell office:value-type="float" office:value="5919000" calcext:value-type="float">
            <text:p>5919000</text:p>
          </table:table-cell>
          <table:table-cell office:value-type="float" office:value="5849000" calcext:value-type="float">
            <text:p>5849000</text:p>
          </table:table-cell>
          <table:table-cell office:value-type="float" office:value="5826000" calcext:value-type="float">
            <text:p>5826000</text:p>
          </table:table-cell>
          <table:table-cell office:value-type="float" office:value="5810000" calcext:value-type="float">
            <text:p>5810000</text:p>
          </table:table-cell>
          <table:table-cell office:value-type="float" office:value="6858000" calcext:value-type="float">
            <text:p>6858000</text:p>
          </table:table-cell>
          <table:table-cell office:value-type="float" office:value="5918000" calcext:value-type="float">
            <text:p>5918000</text:p>
          </table:table-cell>
          <table:table-cell office:value-type="float" office:value="5805000" calcext:value-type="float">
            <text:p>5805000</text:p>
          </table:table-cell>
          <table:table-cell office:value-type="float" office:value="5808000" calcext:value-type="float">
            <text:p>5808000</text:p>
          </table:table-cell>
          <table:table-cell office:value-type="float" office:value="5949000" calcext:value-type="float">
            <text:p>5949000</text:p>
          </table:table-cell>
          <table:table-cell office:value-type="float" office:value="5898000" calcext:value-type="float">
            <text:p>5898000</text:p>
          </table:table-cell>
          <table:table-cell office:value-type="float" office:value="5966000" calcext:value-type="float">
            <text:p>5966000</text:p>
          </table:table-cell>
          <table:table-cell office:value-type="float" office:value="5935000" calcext:value-type="float">
            <text:p>5935000</text:p>
          </table:table-cell>
          <table:table-cell office:value-type="float" office:value="5898000" calcext:value-type="float">
            <text:p>5898000</text:p>
          </table:table-cell>
          <table:table-cell office:value-type="float" office:value="5930000" calcext:value-type="float">
            <text:p>5930000</text:p>
          </table:table-cell>
          <table:table-cell office:value-type="float" office:value="5918000" calcext:value-type="float">
            <text:p>5918000</text:p>
          </table:table-cell>
          <table:table-cell office:value-type="float" office:value="5830000" calcext:value-type="float">
            <text:p>5830000</text:p>
          </table:table-cell>
          <table:table-cell office:value-type="float" office:value="5948000" calcext:value-type="float">
            <text:p>5948000</text:p>
          </table:table-cell>
          <table:table-cell office:value-type="float" office:value="5924000" calcext:value-type="float">
            <text:p>5924000</text:p>
          </table:table-cell>
          <table:table-cell office:value-type="float" office:value="5943000" calcext:value-type="float">
            <text:p>5943000</text:p>
          </table:table-cell>
          <table:table-cell office:value-type="float" office:value="5873000" calcext:value-type="float">
            <text:p>5873000</text:p>
          </table:table-cell>
          <table:table-cell office:value-type="float" office:value="5974000" calcext:value-type="float">
            <text:p>5974000</text:p>
          </table:table-cell>
          <table:table-cell office:value-type="float" office:value="5946000" calcext:value-type="float">
            <text:p>5946000</text:p>
          </table:table-cell>
          <table:table-cell office:value-type="float" office:value="5902000" calcext:value-type="float">
            <text:p>5902000</text:p>
          </table:table-cell>
          <table:table-cell office:value-type="float" office:value="5928000" calcext:value-type="float">
            <text:p>5928000</text:p>
          </table:table-cell>
          <table:table-cell office:value-type="float" office:value="5916000" calcext:value-type="float">
            <text:p>5916000</text:p>
          </table:table-cell>
          <table:table-cell office:value-type="float" office:value="5873000" calcext:value-type="float">
            <text:p>5873000</text:p>
          </table:table-cell>
          <table:table-cell office:value-type="float" office:value="5956000" calcext:value-type="float">
            <text:p>5956000</text:p>
          </table:table-cell>
          <table:table-cell office:value-type="float" office:value="5937000" calcext:value-type="float">
            <text:p>5937000</text:p>
          </table:table-cell>
          <table:table-cell office:value-type="float" office:value="5883000" calcext:value-type="float">
            <text:p>5883000</text:p>
          </table:table-cell>
          <table:table-cell office:value-type="float" office:value="5844000" calcext:value-type="float">
            <text:p>5844000</text:p>
          </table:table-cell>
          <table:table-cell office:value-type="float" office:value="5936000" calcext:value-type="float">
            <text:p>5936000</text:p>
          </table:table-cell>
          <table:table-cell office:value-type="float" office:value="5954000" calcext:value-type="float">
            <text:p>5954000</text:p>
          </table:table-cell>
          <table:table-cell office:value-type="float" office:value="5934000" calcext:value-type="float">
            <text:p>593400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AVERAGE([.A61:.AY61])" office:value-type="float" office:value="5805149.01960784" calcext:value-type="float">
            <text:p>5805149.0196078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109000" calcext:value-type="float">
            <text:p>6109000</text:p>
          </table:table-cell>
          <table:table-cell office:value-type="float" office:value="6008000" calcext:value-type="float">
            <text:p>6008000</text:p>
          </table:table-cell>
          <table:table-cell office:value-type="float" office:value="6031000" calcext:value-type="float">
            <text:p>6031000</text:p>
          </table:table-cell>
          <table:table-cell office:value-type="float" office:value="6073000" calcext:value-type="float">
            <text:p>6073000</text:p>
          </table:table-cell>
          <table:table-cell office:value-type="float" office:value="6075000" calcext:value-type="float">
            <text:p>6075000</text:p>
          </table:table-cell>
          <table:table-cell office:value-type="float" office:value="6079000" calcext:value-type="float">
            <text:p>6079000</text:p>
          </table:table-cell>
          <table:table-cell office:value-type="float" office:value="6052000" calcext:value-type="float">
            <text:p>6052000</text:p>
          </table:table-cell>
          <table:table-cell office:value-type="float" office:value="6133000" calcext:value-type="float">
            <text:p>6133000</text:p>
          </table:table-cell>
          <table:table-cell office:value-type="float" office:value="6088000" calcext:value-type="float">
            <text:p>6088000</text:p>
          </table:table-cell>
          <table:table-cell office:value-type="float" office:value="6059000" calcext:value-type="float">
            <text:p>6059000</text:p>
          </table:table-cell>
          <table:table-cell office:value-type="float" office:value="6046000" calcext:value-type="float">
            <text:p>6046000</text:p>
          </table:table-cell>
          <table:table-cell office:value-type="float" office:value="6055000" calcext:value-type="float">
            <text:p>6055000</text:p>
          </table:table-cell>
          <table:table-cell office:value-type="float" office:value="6059000" calcext:value-type="float">
            <text:p>6059000</text:p>
          </table:table-cell>
          <table:table-cell office:value-type="float" office:value="6028000" calcext:value-type="float">
            <text:p>6028000</text:p>
          </table:table-cell>
          <table:table-cell office:value-type="float" office:value="6055000" calcext:value-type="float">
            <text:p>6055000</text:p>
          </table:table-cell>
          <table:table-cell office:value-type="float" office:value="6067000" calcext:value-type="float">
            <text:p>6067000</text:p>
          </table:table-cell>
          <table:table-cell office:value-type="float" office:value="6078000" calcext:value-type="float">
            <text:p>6078000</text:p>
          </table:table-cell>
          <table:table-cell office:value-type="float" office:value="6058000" calcext:value-type="float">
            <text:p>6058000</text:p>
          </table:table-cell>
          <table:table-cell office:value-type="float" office:value="6018000" calcext:value-type="float">
            <text:p>6018000</text:p>
          </table:table-cell>
          <table:table-cell office:value-type="float" office:value="6074000" calcext:value-type="float">
            <text:p>6074000</text:p>
          </table:table-cell>
          <table:table-cell office:value-type="float" office:value="6066000" calcext:value-type="float">
            <text:p>6066000</text:p>
          </table:table-cell>
          <table:table-cell office:value-type="float" office:value="6047000" calcext:value-type="float">
            <text:p>6047000</text:p>
          </table:table-cell>
          <table:table-cell office:value-type="float" office:value="6036000" calcext:value-type="float">
            <text:p>6036000</text:p>
          </table:table-cell>
          <table:table-cell office:value-type="float" office:value="6040000" calcext:value-type="float">
            <text:p>6040000</text:p>
          </table:table-cell>
          <table:table-cell office:value-type="float" office:value="6034000" calcext:value-type="float">
            <text:p>6034000</text:p>
          </table:table-cell>
          <table:table-cell office:value-type="float" office:value="6032000" calcext:value-type="float">
            <text:p>6032000</text:p>
          </table:table-cell>
          <table:table-cell office:value-type="float" office:value="8258000" calcext:value-type="float">
            <text:p>8258000</text:p>
          </table:table-cell>
          <table:table-cell office:value-type="float" office:value="6046000" calcext:value-type="float">
            <text:p>6046000</text:p>
          </table:table-cell>
          <table:table-cell office:value-type="float" office:value="6048000" calcext:value-type="float">
            <text:p>6048000</text:p>
          </table:table-cell>
          <table:table-cell office:value-type="float" office:value="6044000" calcext:value-type="float">
            <text:p>6044000</text:p>
          </table:table-cell>
          <table:table-cell office:value-type="float" office:value="6034000" calcext:value-type="float">
            <text:p>6034000</text:p>
          </table:table-cell>
          <table:table-cell office:value-type="float" office:value="6031000" calcext:value-type="float">
            <text:p>6031000</text:p>
          </table:table-cell>
          <table:table-cell office:value-type="float" office:value="6025000" calcext:value-type="float">
            <text:p>6025000</text:p>
          </table:table-cell>
          <table:table-cell table:number-columns-repeated="2" office:value-type="float" office:value="6035000" calcext:value-type="float">
            <text:p>6035000</text:p>
          </table:table-cell>
          <table:table-cell office:value-type="float" office:value="6059000" calcext:value-type="float">
            <text:p>6059000</text:p>
          </table:table-cell>
          <table:table-cell office:value-type="float" office:value="6066000" calcext:value-type="float">
            <text:p>6066000</text:p>
          </table:table-cell>
          <table:table-cell office:value-type="float" office:value="6051000" calcext:value-type="float">
            <text:p>6051000</text:p>
          </table:table-cell>
          <table:table-cell office:value-type="float" office:value="7072000" calcext:value-type="float">
            <text:p>7072000</text:p>
          </table:table-cell>
          <table:table-cell table:number-columns-repeated="2" office:value-type="float" office:value="6057000" calcext:value-type="float">
            <text:p>6057000</text:p>
          </table:table-cell>
          <table:table-cell office:value-type="float" office:value="6086000" calcext:value-type="float">
            <text:p>6086000</text:p>
          </table:table-cell>
          <table:table-cell office:value-type="float" office:value="6030000" calcext:value-type="float">
            <text:p>6030000</text:p>
          </table:table-cell>
          <table:table-cell office:value-type="float" office:value="6037000" calcext:value-type="float">
            <text:p>6037000</text:p>
          </table:table-cell>
          <table:table-cell office:value-type="float" office:value="5951000" calcext:value-type="float">
            <text:p>5951000</text:p>
          </table:table-cell>
          <table:table-cell office:value-type="float" office:value="6023000" calcext:value-type="float">
            <text:p>6023000</text:p>
          </table:table-cell>
          <table:table-cell office:value-type="float" office:value="6028000" calcext:value-type="float">
            <text:p>6028000</text:p>
          </table:table-cell>
          <table:table-cell office:value-type="float" office:value="6022000" calcext:value-type="float">
            <text:p>6022000</text:p>
          </table:table-cell>
          <table:table-cell office:value-type="float" office:value="5960000" calcext:value-type="float">
            <text:p>5960000</text:p>
          </table:table-cell>
          <table:table-cell office:value-type="float" office:value="6064000" calcext:value-type="float">
            <text:p>6064000</text:p>
          </table:table-cell>
          <table:table-cell/>
          <table:table-cell office:value-type="float" office:value="610" calcext:value-type="float">
            <text:p>610</text:p>
          </table:table-cell>
          <table:table-cell table:formula="of:=AVERAGE([.A62:.AY62])" office:value-type="float" office:value="5992541.37254902" calcext:value-type="float">
            <text:p>5992541.3725490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429000" calcext:value-type="float">
            <text:p>6429000</text:p>
          </table:table-cell>
          <table:table-cell office:value-type="float" office:value="6458000" calcext:value-type="float">
            <text:p>6458000</text:p>
          </table:table-cell>
          <table:table-cell office:value-type="float" office:value="6445000" calcext:value-type="float">
            <text:p>6445000</text:p>
          </table:table-cell>
          <table:table-cell office:value-type="float" office:value="6459000" calcext:value-type="float">
            <text:p>6459000</text:p>
          </table:table-cell>
          <table:table-cell office:value-type="float" office:value="6435000" calcext:value-type="float">
            <text:p>6435000</text:p>
          </table:table-cell>
          <table:table-cell office:value-type="float" office:value="6417000" calcext:value-type="float">
            <text:p>6417000</text:p>
          </table:table-cell>
          <table:table-cell office:value-type="float" office:value="6439000" calcext:value-type="float">
            <text:p>6439000</text:p>
          </table:table-cell>
          <table:table-cell office:value-type="float" office:value="6459000" calcext:value-type="float">
            <text:p>6459000</text:p>
          </table:table-cell>
          <table:table-cell office:value-type="float" office:value="6473000" calcext:value-type="float">
            <text:p>6473000</text:p>
          </table:table-cell>
          <table:table-cell office:value-type="float" office:value="6464000" calcext:value-type="float">
            <text:p>6464000</text:p>
          </table:table-cell>
          <table:table-cell office:value-type="float" office:value="6415000" calcext:value-type="float">
            <text:p>6415000</text:p>
          </table:table-cell>
          <table:table-cell office:value-type="float" office:value="6427000" calcext:value-type="float">
            <text:p>6427000</text:p>
          </table:table-cell>
          <table:table-cell office:value-type="float" office:value="6463000" calcext:value-type="float">
            <text:p>6463000</text:p>
          </table:table-cell>
          <table:table-cell office:value-type="float" office:value="6442000" calcext:value-type="float">
            <text:p>6442000</text:p>
          </table:table-cell>
          <table:table-cell office:value-type="float" office:value="6430000" calcext:value-type="float">
            <text:p>6430000</text:p>
          </table:table-cell>
          <table:table-cell office:value-type="float" office:value="6436000" calcext:value-type="float">
            <text:p>6436000</text:p>
          </table:table-cell>
          <table:table-cell office:value-type="float" office:value="6333000" calcext:value-type="float">
            <text:p>6333000</text:p>
          </table:table-cell>
          <table:table-cell office:value-type="float" office:value="6439000" calcext:value-type="float">
            <text:p>6439000</text:p>
          </table:table-cell>
          <table:table-cell office:value-type="float" office:value="6406000" calcext:value-type="float">
            <text:p>6406000</text:p>
          </table:table-cell>
          <table:table-cell office:value-type="float" office:value="6363000" calcext:value-type="float">
            <text:p>6363000</text:p>
          </table:table-cell>
          <table:table-cell office:value-type="float" office:value="6371000" calcext:value-type="float">
            <text:p>6371000</text:p>
          </table:table-cell>
          <table:table-cell office:value-type="float" office:value="6394000" calcext:value-type="float">
            <text:p>6394000</text:p>
          </table:table-cell>
          <table:table-cell office:value-type="float" office:value="6326000" calcext:value-type="float">
            <text:p>6326000</text:p>
          </table:table-cell>
          <table:table-cell office:value-type="float" office:value="6444000" calcext:value-type="float">
            <text:p>6444000</text:p>
          </table:table-cell>
          <table:table-cell office:value-type="float" office:value="6705000" calcext:value-type="float">
            <text:p>6705000</text:p>
          </table:table-cell>
          <table:table-cell office:value-type="float" office:value="6437000" calcext:value-type="float">
            <text:p>6437000</text:p>
          </table:table-cell>
          <table:table-cell office:value-type="float" office:value="6453000" calcext:value-type="float">
            <text:p>6453000</text:p>
          </table:table-cell>
          <table:table-cell office:value-type="float" office:value="6418000" calcext:value-type="float">
            <text:p>6418000</text:p>
          </table:table-cell>
          <table:table-cell office:value-type="float" office:value="6411000" calcext:value-type="float">
            <text:p>6411000</text:p>
          </table:table-cell>
          <table:table-cell office:value-type="float" office:value="6348000" calcext:value-type="float">
            <text:p>6348000</text:p>
          </table:table-cell>
          <table:table-cell office:value-type="float" office:value="6443000" calcext:value-type="float">
            <text:p>6443000</text:p>
          </table:table-cell>
          <table:table-cell office:value-type="float" office:value="6434000" calcext:value-type="float">
            <text:p>6434000</text:p>
          </table:table-cell>
          <table:table-cell office:value-type="float" office:value="6328000" calcext:value-type="float">
            <text:p>6328000</text:p>
          </table:table-cell>
          <table:table-cell office:value-type="float" office:value="6430000" calcext:value-type="float">
            <text:p>6430000</text:p>
          </table:table-cell>
          <table:table-cell office:value-type="float" office:value="6460000" calcext:value-type="float">
            <text:p>6460000</text:p>
          </table:table-cell>
          <table:table-cell office:value-type="float" office:value="6429000" calcext:value-type="float">
            <text:p>6429000</text:p>
          </table:table-cell>
          <table:table-cell office:value-type="float" office:value="6410000" calcext:value-type="float">
            <text:p>6410000</text:p>
          </table:table-cell>
          <table:table-cell office:value-type="float" office:value="6318000" calcext:value-type="float">
            <text:p>6318000</text:p>
          </table:table-cell>
          <table:table-cell office:value-type="float" office:value="6436000" calcext:value-type="float">
            <text:p>6436000</text:p>
          </table:table-cell>
          <table:table-cell office:value-type="float" office:value="6457000" calcext:value-type="float">
            <text:p>6457000</text:p>
          </table:table-cell>
          <table:table-cell office:value-type="float" office:value="6417000" calcext:value-type="float">
            <text:p>6417000</text:p>
          </table:table-cell>
          <table:table-cell office:value-type="float" office:value="6407000" calcext:value-type="float">
            <text:p>6407000</text:p>
          </table:table-cell>
          <table:table-cell office:value-type="float" office:value="6429000" calcext:value-type="float">
            <text:p>6429000</text:p>
          </table:table-cell>
          <table:table-cell office:value-type="float" office:value="6365000" calcext:value-type="float">
            <text:p>6365000</text:p>
          </table:table-cell>
          <table:table-cell office:value-type="float" office:value="6466000" calcext:value-type="float">
            <text:p>6466000</text:p>
          </table:table-cell>
          <table:table-cell office:value-type="float" office:value="6413000" calcext:value-type="float">
            <text:p>6413000</text:p>
          </table:table-cell>
          <table:table-cell office:value-type="float" office:value="6443000" calcext:value-type="float">
            <text:p>6443000</text:p>
          </table:table-cell>
          <table:table-cell office:value-type="float" office:value="6390000" calcext:value-type="float">
            <text:p>6390000</text:p>
          </table:table-cell>
          <table:table-cell office:value-type="float" office:value="6469000" calcext:value-type="float">
            <text:p>6469000</text:p>
          </table:table-cell>
          <table:table-cell office:value-type="float" office:value="6481000" calcext:value-type="float">
            <text:p>6481000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AVERAGE([.A63:.AY63])" office:value-type="float" office:value="6301267.05882353" calcext:value-type="float">
            <text:p>6301267.0588235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299000" calcext:value-type="float">
            <text:p>6299000</text:p>
          </table:table-cell>
          <table:table-cell office:value-type="float" office:value="6277000" calcext:value-type="float">
            <text:p>6277000</text:p>
          </table:table-cell>
          <table:table-cell office:value-type="float" office:value="6273000" calcext:value-type="float">
            <text:p>6273000</text:p>
          </table:table-cell>
          <table:table-cell office:value-type="float" office:value="6274000" calcext:value-type="float">
            <text:p>6274000</text:p>
          </table:table-cell>
          <table:table-cell office:value-type="float" office:value="6252000" calcext:value-type="float">
            <text:p>6252000</text:p>
          </table:table-cell>
          <table:table-cell office:value-type="float" office:value="6303000" calcext:value-type="float">
            <text:p>6303000</text:p>
          </table:table-cell>
          <table:table-cell office:value-type="float" office:value="6211000" calcext:value-type="float">
            <text:p>6211000</text:p>
          </table:table-cell>
          <table:table-cell office:value-type="float" office:value="6249000" calcext:value-type="float">
            <text:p>6249000</text:p>
          </table:table-cell>
          <table:table-cell office:value-type="float" office:value="6285000" calcext:value-type="float">
            <text:p>6285000</text:p>
          </table:table-cell>
          <table:table-cell office:value-type="float" office:value="6197000" calcext:value-type="float">
            <text:p>6197000</text:p>
          </table:table-cell>
          <table:table-cell office:value-type="float" office:value="6379000" calcext:value-type="float">
            <text:p>6379000</text:p>
          </table:table-cell>
          <table:table-cell office:value-type="float" office:value="6221000" calcext:value-type="float">
            <text:p>6221000</text:p>
          </table:table-cell>
          <table:table-cell office:value-type="float" office:value="6266000" calcext:value-type="float">
            <text:p>6266000</text:p>
          </table:table-cell>
          <table:table-cell office:value-type="float" office:value="6318000" calcext:value-type="float">
            <text:p>6318000</text:p>
          </table:table-cell>
          <table:table-cell office:value-type="float" office:value="6326000" calcext:value-type="float">
            <text:p>6326000</text:p>
          </table:table-cell>
          <table:table-cell office:value-type="float" office:value="6323000" calcext:value-type="float">
            <text:p>6323000</text:p>
          </table:table-cell>
          <table:table-cell office:value-type="float" office:value="6223000" calcext:value-type="float">
            <text:p>6223000</text:p>
          </table:table-cell>
          <table:table-cell office:value-type="float" office:value="6273000" calcext:value-type="float">
            <text:p>6273000</text:p>
          </table:table-cell>
          <table:table-cell office:value-type="float" office:value="6277000" calcext:value-type="float">
            <text:p>6277000</text:p>
          </table:table-cell>
          <table:table-cell office:value-type="float" office:value="6263000" calcext:value-type="float">
            <text:p>6263000</text:p>
          </table:table-cell>
          <table:table-cell office:value-type="float" office:value="6284000" calcext:value-type="float">
            <text:p>6284000</text:p>
          </table:table-cell>
          <table:table-cell office:value-type="float" office:value="6241000" calcext:value-type="float">
            <text:p>6241000</text:p>
          </table:table-cell>
          <table:table-cell office:value-type="float" office:value="6286000" calcext:value-type="float">
            <text:p>6286000</text:p>
          </table:table-cell>
          <table:table-cell office:value-type="float" office:value="6298000" calcext:value-type="float">
            <text:p>6298000</text:p>
          </table:table-cell>
          <table:table-cell office:value-type="float" office:value="6241000" calcext:value-type="float">
            <text:p>6241000</text:p>
          </table:table-cell>
          <table:table-cell office:value-type="float" office:value="6278000" calcext:value-type="float">
            <text:p>6278000</text:p>
          </table:table-cell>
          <table:table-cell office:value-type="float" office:value="6230000" calcext:value-type="float">
            <text:p>6230000</text:p>
          </table:table-cell>
          <table:table-cell office:value-type="float" office:value="6308000" calcext:value-type="float">
            <text:p>6308000</text:p>
          </table:table-cell>
          <table:table-cell office:value-type="float" office:value="6195000" calcext:value-type="float">
            <text:p>6195000</text:p>
          </table:table-cell>
          <table:table-cell office:value-type="float" office:value="6260000" calcext:value-type="float">
            <text:p>6260000</text:p>
          </table:table-cell>
          <table:table-cell office:value-type="float" office:value="6297000" calcext:value-type="float">
            <text:p>6297000</text:p>
          </table:table-cell>
          <table:table-cell office:value-type="float" office:value="6157000" calcext:value-type="float">
            <text:p>6157000</text:p>
          </table:table-cell>
          <table:table-cell office:value-type="float" office:value="6242000" calcext:value-type="float">
            <text:p>6242000</text:p>
          </table:table-cell>
          <table:table-cell office:value-type="float" office:value="6381000" calcext:value-type="float">
            <text:p>6381000</text:p>
          </table:table-cell>
          <table:table-cell office:value-type="float" office:value="6292000" calcext:value-type="float">
            <text:p>6292000</text:p>
          </table:table-cell>
          <table:table-cell office:value-type="float" office:value="6293000" calcext:value-type="float">
            <text:p>6293000</text:p>
          </table:table-cell>
          <table:table-cell office:value-type="float" office:value="6274000" calcext:value-type="float">
            <text:p>6274000</text:p>
          </table:table-cell>
          <table:table-cell office:value-type="float" office:value="6270000" calcext:value-type="float">
            <text:p>6270000</text:p>
          </table:table-cell>
          <table:table-cell office:value-type="float" office:value="6289000" calcext:value-type="float">
            <text:p>6289000</text:p>
          </table:table-cell>
          <table:table-cell office:value-type="float" office:value="6261000" calcext:value-type="float">
            <text:p>6261000</text:p>
          </table:table-cell>
          <table:table-cell office:value-type="float" office:value="6249000" calcext:value-type="float">
            <text:p>6249000</text:p>
          </table:table-cell>
          <table:table-cell office:value-type="float" office:value="6264000" calcext:value-type="float">
            <text:p>6264000</text:p>
          </table:table-cell>
          <table:table-cell office:value-type="float" office:value="6316000" calcext:value-type="float">
            <text:p>6316000</text:p>
          </table:table-cell>
          <table:table-cell office:value-type="float" office:value="6228000" calcext:value-type="float">
            <text:p>6228000</text:p>
          </table:table-cell>
          <table:table-cell office:value-type="float" office:value="6255000" calcext:value-type="float">
            <text:p>6255000</text:p>
          </table:table-cell>
          <table:table-cell office:value-type="float" office:value="6294000" calcext:value-type="float">
            <text:p>6294000</text:p>
          </table:table-cell>
          <table:table-cell office:value-type="float" office:value="6264000" calcext:value-type="float">
            <text:p>6264000</text:p>
          </table:table-cell>
          <table:table-cell office:value-type="float" office:value="6276000" calcext:value-type="float">
            <text:p>6276000</text:p>
          </table:table-cell>
          <table:table-cell office:value-type="float" office:value="6277000" calcext:value-type="float">
            <text:p>6277000</text:p>
          </table:table-cell>
          <table:table-cell office:value-type="float" office:value="6200000" calcext:value-type="float">
            <text:p>6200000</text:p>
          </table:table-cell>
          <table:table-cell/>
          <table:table-cell office:value-type="float" office:value="630" calcext:value-type="float">
            <text:p>630</text:p>
          </table:table-cell>
          <table:table-cell table:formula="of:=AVERAGE([.A64:.AY64])" office:value-type="float" office:value="6146855.49019608" calcext:value-type="float">
            <text:p>6146855.4901960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369000" calcext:value-type="float">
            <text:p>6369000</text:p>
          </table:table-cell>
          <table:table-cell office:value-type="float" office:value="6394000" calcext:value-type="float">
            <text:p>6394000</text:p>
          </table:table-cell>
          <table:table-cell office:value-type="float" office:value="6374000" calcext:value-type="float">
            <text:p>6374000</text:p>
          </table:table-cell>
          <table:table-cell office:value-type="float" office:value="6371000" calcext:value-type="float">
            <text:p>6371000</text:p>
          </table:table-cell>
          <table:table-cell office:value-type="float" office:value="6384000" calcext:value-type="float">
            <text:p>6384000</text:p>
          </table:table-cell>
          <table:table-cell office:value-type="float" office:value="6411000" calcext:value-type="float">
            <text:p>6411000</text:p>
          </table:table-cell>
          <table:table-cell office:value-type="float" office:value="6410000" calcext:value-type="float">
            <text:p>6410000</text:p>
          </table:table-cell>
          <table:table-cell office:value-type="float" office:value="6368000" calcext:value-type="float">
            <text:p>6368000</text:p>
          </table:table-cell>
          <table:table-cell office:value-type="float" office:value="6376000" calcext:value-type="float">
            <text:p>6376000</text:p>
          </table:table-cell>
          <table:table-cell office:value-type="float" office:value="6381000" calcext:value-type="float">
            <text:p>6381000</text:p>
          </table:table-cell>
          <table:table-cell office:value-type="float" office:value="6404000" calcext:value-type="float">
            <text:p>6404000</text:p>
          </table:table-cell>
          <table:table-cell office:value-type="float" office:value="6380000" calcext:value-type="float">
            <text:p>6380000</text:p>
          </table:table-cell>
          <table:table-cell office:value-type="float" office:value="6356000" calcext:value-type="float">
            <text:p>6356000</text:p>
          </table:table-cell>
          <table:table-cell office:value-type="float" office:value="6374000" calcext:value-type="float">
            <text:p>6374000</text:p>
          </table:table-cell>
          <table:table-cell office:value-type="float" office:value="6435000" calcext:value-type="float">
            <text:p>6435000</text:p>
          </table:table-cell>
          <table:table-cell office:value-type="float" office:value="6368000" calcext:value-type="float">
            <text:p>6368000</text:p>
          </table:table-cell>
          <table:table-cell office:value-type="float" office:value="6390000" calcext:value-type="float">
            <text:p>6390000</text:p>
          </table:table-cell>
          <table:table-cell office:value-type="float" office:value="6426000" calcext:value-type="float">
            <text:p>6426000</text:p>
          </table:table-cell>
          <table:table-cell office:value-type="float" office:value="6356000" calcext:value-type="float">
            <text:p>6356000</text:p>
          </table:table-cell>
          <table:table-cell office:value-type="float" office:value="7587000" calcext:value-type="float">
            <text:p>7587000</text:p>
          </table:table-cell>
          <table:table-cell office:value-type="float" office:value="6379000" calcext:value-type="float">
            <text:p>6379000</text:p>
          </table:table-cell>
          <table:table-cell office:value-type="float" office:value="6411000" calcext:value-type="float">
            <text:p>6411000</text:p>
          </table:table-cell>
          <table:table-cell office:value-type="float" office:value="6364000" calcext:value-type="float">
            <text:p>6364000</text:p>
          </table:table-cell>
          <table:table-cell office:value-type="float" office:value="9792000" calcext:value-type="float">
            <text:p>9792000</text:p>
          </table:table-cell>
          <table:table-cell office:value-type="float" office:value="6382000" calcext:value-type="float">
            <text:p>6382000</text:p>
          </table:table-cell>
          <table:table-cell office:value-type="float" office:value="6362000" calcext:value-type="float">
            <text:p>6362000</text:p>
          </table:table-cell>
          <table:table-cell office:value-type="float" office:value="6431000" calcext:value-type="float">
            <text:p>6431000</text:p>
          </table:table-cell>
          <table:table-cell office:value-type="float" office:value="6352000" calcext:value-type="float">
            <text:p>6352000</text:p>
          </table:table-cell>
          <table:table-cell office:value-type="float" office:value="6392000" calcext:value-type="float">
            <text:p>6392000</text:p>
          </table:table-cell>
          <table:table-cell office:value-type="float" office:value="6407000" calcext:value-type="float">
            <text:p>6407000</text:p>
          </table:table-cell>
          <table:table-cell office:value-type="float" office:value="6272000" calcext:value-type="float">
            <text:p>6272000</text:p>
          </table:table-cell>
          <table:table-cell office:value-type="float" office:value="6392000" calcext:value-type="float">
            <text:p>6392000</text:p>
          </table:table-cell>
          <table:table-cell office:value-type="float" office:value="6366000" calcext:value-type="float">
            <text:p>6366000</text:p>
          </table:table-cell>
          <table:table-cell office:value-type="float" office:value="6389000" calcext:value-type="float">
            <text:p>6389000</text:p>
          </table:table-cell>
          <table:table-cell office:value-type="float" office:value="6366000" calcext:value-type="float">
            <text:p>6366000</text:p>
          </table:table-cell>
          <table:table-cell office:value-type="float" office:value="6273000" calcext:value-type="float">
            <text:p>6273000</text:p>
          </table:table-cell>
          <table:table-cell office:value-type="float" office:value="6411000" calcext:value-type="float">
            <text:p>6411000</text:p>
          </table:table-cell>
          <table:table-cell office:value-type="float" office:value="6398000" calcext:value-type="float">
            <text:p>6398000</text:p>
          </table:table-cell>
          <table:table-cell office:value-type="float" office:value="6387000" calcext:value-type="float">
            <text:p>6387000</text:p>
          </table:table-cell>
          <table:table-cell office:value-type="float" office:value="6382000" calcext:value-type="float">
            <text:p>6382000</text:p>
          </table:table-cell>
          <table:table-cell office:value-type="float" office:value="6407000" calcext:value-type="float">
            <text:p>6407000</text:p>
          </table:table-cell>
          <table:table-cell office:value-type="float" office:value="6339000" calcext:value-type="float">
            <text:p>6339000</text:p>
          </table:table-cell>
          <table:table-cell office:value-type="float" office:value="6407000" calcext:value-type="float">
            <text:p>6407000</text:p>
          </table:table-cell>
          <table:table-cell office:value-type="float" office:value="6332000" calcext:value-type="float">
            <text:p>6332000</text:p>
          </table:table-cell>
          <table:table-cell office:value-type="float" office:value="6364000" calcext:value-type="float">
            <text:p>6364000</text:p>
          </table:table-cell>
          <table:table-cell office:value-type="float" office:value="6378000" calcext:value-type="float">
            <text:p>6378000</text:p>
          </table:table-cell>
          <table:table-cell office:value-type="float" office:value="6388000" calcext:value-type="float">
            <text:p>6388000</text:p>
          </table:table-cell>
          <table:table-cell office:value-type="float" office:value="6410000" calcext:value-type="float">
            <text:p>6410000</text:p>
          </table:table-cell>
          <table:table-cell office:value-type="float" office:value="6307000" calcext:value-type="float">
            <text:p>6307000</text:p>
          </table:table-cell>
          <table:table-cell office:value-type="float" office:value="6441000" calcext:value-type="float">
            <text:p>6441000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AVERAGE([.A65:.AY65])" office:value-type="float" office:value="6345012.54901961" calcext:value-type="float">
            <text:p>6345012.5490196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868000" calcext:value-type="float">
            <text:p>6868000</text:p>
          </table:table-cell>
          <table:table-cell office:value-type="float" office:value="6899000" calcext:value-type="float">
            <text:p>6899000</text:p>
          </table:table-cell>
          <table:table-cell office:value-type="float" office:value="6883000" calcext:value-type="float">
            <text:p>6883000</text:p>
          </table:table-cell>
          <table:table-cell office:value-type="float" office:value="6871000" calcext:value-type="float">
            <text:p>6871000</text:p>
          </table:table-cell>
          <table:table-cell office:value-type="float" office:value="6868000" calcext:value-type="float">
            <text:p>6868000</text:p>
          </table:table-cell>
          <table:table-cell office:value-type="float" office:value="6839000" calcext:value-type="float">
            <text:p>6839000</text:p>
          </table:table-cell>
          <table:table-cell office:value-type="float" office:value="6853000" calcext:value-type="float">
            <text:p>6853000</text:p>
          </table:table-cell>
          <table:table-cell office:value-type="float" office:value="6861000" calcext:value-type="float">
            <text:p>6861000</text:p>
          </table:table-cell>
          <table:table-cell office:value-type="float" office:value="6880000" calcext:value-type="float">
            <text:p>6880000</text:p>
          </table:table-cell>
          <table:table-cell office:value-type="float" office:value="6793000" calcext:value-type="float">
            <text:p>6793000</text:p>
          </table:table-cell>
          <table:table-cell office:value-type="float" office:value="6865000" calcext:value-type="float">
            <text:p>6865000</text:p>
          </table:table-cell>
          <table:table-cell office:value-type="float" office:value="6833000" calcext:value-type="float">
            <text:p>6833000</text:p>
          </table:table-cell>
          <table:table-cell office:value-type="float" office:value="6765000" calcext:value-type="float">
            <text:p>6765000</text:p>
          </table:table-cell>
          <table:table-cell office:value-type="float" office:value="6845000" calcext:value-type="float">
            <text:p>6845000</text:p>
          </table:table-cell>
          <table:table-cell office:value-type="float" office:value="6856000" calcext:value-type="float">
            <text:p>6856000</text:p>
          </table:table-cell>
          <table:table-cell office:value-type="float" office:value="6878000" calcext:value-type="float">
            <text:p>6878000</text:p>
          </table:table-cell>
          <table:table-cell office:value-type="float" office:value="6868000" calcext:value-type="float">
            <text:p>6868000</text:p>
          </table:table-cell>
          <table:table-cell office:value-type="float" office:value="6878000" calcext:value-type="float">
            <text:p>6878000</text:p>
          </table:table-cell>
          <table:table-cell office:value-type="float" office:value="6837000" calcext:value-type="float">
            <text:p>6837000</text:p>
          </table:table-cell>
          <table:table-cell office:value-type="float" office:value="6888000" calcext:value-type="float">
            <text:p>6888000</text:p>
          </table:table-cell>
          <table:table-cell office:value-type="float" office:value="6827000" calcext:value-type="float">
            <text:p>6827000</text:p>
          </table:table-cell>
          <table:table-cell office:value-type="float" office:value="6907000" calcext:value-type="float">
            <text:p>6907000</text:p>
          </table:table-cell>
          <table:table-cell office:value-type="float" office:value="6791000" calcext:value-type="float">
            <text:p>6791000</text:p>
          </table:table-cell>
          <table:table-cell office:value-type="float" office:value="6849000" calcext:value-type="float">
            <text:p>6849000</text:p>
          </table:table-cell>
          <table:table-cell office:value-type="float" office:value="6844000" calcext:value-type="float">
            <text:p>6844000</text:p>
          </table:table-cell>
          <table:table-cell office:value-type="float" office:value="6886000" calcext:value-type="float">
            <text:p>6886000</text:p>
          </table:table-cell>
          <table:table-cell office:value-type="float" office:value="6864000" calcext:value-type="float">
            <text:p>6864000</text:p>
          </table:table-cell>
          <table:table-cell office:value-type="float" office:value="6853000" calcext:value-type="float">
            <text:p>6853000</text:p>
          </table:table-cell>
          <table:table-cell office:value-type="float" office:value="7016000" calcext:value-type="float">
            <text:p>7016000</text:p>
          </table:table-cell>
          <table:table-cell office:value-type="float" office:value="6826000" calcext:value-type="float">
            <text:p>6826000</text:p>
          </table:table-cell>
          <table:table-cell office:value-type="float" office:value="6874000" calcext:value-type="float">
            <text:p>6874000</text:p>
          </table:table-cell>
          <table:table-cell office:value-type="float" office:value="6860000" calcext:value-type="float">
            <text:p>6860000</text:p>
          </table:table-cell>
          <table:table-cell office:value-type="float" office:value="7949000" calcext:value-type="float">
            <text:p>7949000</text:p>
          </table:table-cell>
          <table:table-cell office:value-type="float" office:value="6831000" calcext:value-type="float">
            <text:p>6831000</text:p>
          </table:table-cell>
          <table:table-cell office:value-type="float" office:value="6855000" calcext:value-type="float">
            <text:p>6855000</text:p>
          </table:table-cell>
          <table:table-cell office:value-type="float" office:value="6843000" calcext:value-type="float">
            <text:p>6843000</text:p>
          </table:table-cell>
          <table:table-cell office:value-type="float" office:value="6790000" calcext:value-type="float">
            <text:p>6790000</text:p>
          </table:table-cell>
          <table:table-cell office:value-type="float" office:value="6842000" calcext:value-type="float">
            <text:p>6842000</text:p>
          </table:table-cell>
          <table:table-cell office:value-type="float" office:value="6847000" calcext:value-type="float">
            <text:p>6847000</text:p>
          </table:table-cell>
          <table:table-cell office:value-type="float" office:value="6870000" calcext:value-type="float">
            <text:p>6870000</text:p>
          </table:table-cell>
          <table:table-cell office:value-type="float" office:value="6846000" calcext:value-type="float">
            <text:p>6846000</text:p>
          </table:table-cell>
          <table:table-cell office:value-type="float" office:value="6748000" calcext:value-type="float">
            <text:p>6748000</text:p>
          </table:table-cell>
          <table:table-cell office:value-type="float" office:value="6854000" calcext:value-type="float">
            <text:p>6854000</text:p>
          </table:table-cell>
          <table:table-cell office:value-type="float" office:value="6899000" calcext:value-type="float">
            <text:p>6899000</text:p>
          </table:table-cell>
          <table:table-cell office:value-type="float" office:value="6887000" calcext:value-type="float">
            <text:p>6887000</text:p>
          </table:table-cell>
          <table:table-cell office:value-type="float" office:value="6860000" calcext:value-type="float">
            <text:p>6860000</text:p>
          </table:table-cell>
          <table:table-cell office:value-type="float" office:value="6841000" calcext:value-type="float">
            <text:p>6841000</text:p>
          </table:table-cell>
          <table:table-cell office:value-type="float" office:value="6885000" calcext:value-type="float">
            <text:p>6885000</text:p>
          </table:table-cell>
          <table:table-cell office:value-type="float" office:value="6858000" calcext:value-type="float">
            <text:p>6858000</text:p>
          </table:table-cell>
          <table:table-cell office:value-type="float" office:value="6867000" calcext:value-type="float">
            <text:p>6867000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AVERAGE([.A66:.AY66])" office:value-type="float" office:value="6743091.17647059" calcext:value-type="float">
            <text:p>6743091.1764705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060000" calcext:value-type="float">
            <text:p>7060000</text:p>
          </table:table-cell>
          <table:table-cell office:value-type="float" office:value="7084000" calcext:value-type="float">
            <text:p>7084000</text:p>
          </table:table-cell>
          <table:table-cell office:value-type="float" office:value="7046000" calcext:value-type="float">
            <text:p>7046000</text:p>
          </table:table-cell>
          <table:table-cell office:value-type="float" office:value="7083000" calcext:value-type="float">
            <text:p>7083000</text:p>
          </table:table-cell>
          <table:table-cell office:value-type="float" office:value="7071000" calcext:value-type="float">
            <text:p>7071000</text:p>
          </table:table-cell>
          <table:table-cell office:value-type="float" office:value="7053000" calcext:value-type="float">
            <text:p>7053000</text:p>
          </table:table-cell>
          <table:table-cell office:value-type="float" office:value="7081000" calcext:value-type="float">
            <text:p>7081000</text:p>
          </table:table-cell>
          <table:table-cell office:value-type="float" office:value="7018000" calcext:value-type="float">
            <text:p>7018000</text:p>
          </table:table-cell>
          <table:table-cell office:value-type="float" office:value="7088000" calcext:value-type="float">
            <text:p>7088000</text:p>
          </table:table-cell>
          <table:table-cell office:value-type="float" office:value="7074000" calcext:value-type="float">
            <text:p>7074000</text:p>
          </table:table-cell>
          <table:table-cell office:value-type="float" office:value="7082000" calcext:value-type="float">
            <text:p>7082000</text:p>
          </table:table-cell>
          <table:table-cell office:value-type="float" office:value="7051000" calcext:value-type="float">
            <text:p>7051000</text:p>
          </table:table-cell>
          <table:table-cell office:value-type="float" office:value="7097000" calcext:value-type="float">
            <text:p>7097000</text:p>
          </table:table-cell>
          <table:table-cell office:value-type="float" office:value="6986000" calcext:value-type="float">
            <text:p>6986000</text:p>
          </table:table-cell>
          <table:table-cell office:value-type="float" office:value="7078000" calcext:value-type="float">
            <text:p>7078000</text:p>
          </table:table-cell>
          <table:table-cell office:value-type="float" office:value="7071000" calcext:value-type="float">
            <text:p>7071000</text:p>
          </table:table-cell>
          <table:table-cell office:value-type="float" office:value="7036000" calcext:value-type="float">
            <text:p>7036000</text:p>
          </table:table-cell>
          <table:table-cell office:value-type="float" office:value="7062000" calcext:value-type="float">
            <text:p>7062000</text:p>
          </table:table-cell>
          <table:table-cell office:value-type="float" office:value="7051000" calcext:value-type="float">
            <text:p>7051000</text:p>
          </table:table-cell>
          <table:table-cell office:value-type="float" office:value="7101000" calcext:value-type="float">
            <text:p>7101000</text:p>
          </table:table-cell>
          <table:table-cell office:value-type="float" office:value="7110000" calcext:value-type="float">
            <text:p>7110000</text:p>
          </table:table-cell>
          <table:table-cell office:value-type="float" office:value="7151000" calcext:value-type="float">
            <text:p>7151000</text:p>
          </table:table-cell>
          <table:table-cell office:value-type="float" office:value="7041000" calcext:value-type="float">
            <text:p>7041000</text:p>
          </table:table-cell>
          <table:table-cell office:value-type="float" office:value="7094000" calcext:value-type="float">
            <text:p>7094000</text:p>
          </table:table-cell>
          <table:table-cell office:value-type="float" office:value="7062000" calcext:value-type="float">
            <text:p>7062000</text:p>
          </table:table-cell>
          <table:table-cell office:value-type="float" office:value="7059000" calcext:value-type="float">
            <text:p>7059000</text:p>
          </table:table-cell>
          <table:table-cell office:value-type="float" office:value="7071000" calcext:value-type="float">
            <text:p>7071000</text:p>
          </table:table-cell>
          <table:table-cell office:value-type="float" office:value="7059000" calcext:value-type="float">
            <text:p>7059000</text:p>
          </table:table-cell>
          <table:table-cell office:value-type="float" office:value="7047000" calcext:value-type="float">
            <text:p>7047000</text:p>
          </table:table-cell>
          <table:table-cell office:value-type="float" office:value="7155000" calcext:value-type="float">
            <text:p>7155000</text:p>
          </table:table-cell>
          <table:table-cell office:value-type="float" office:value="7072000" calcext:value-type="float">
            <text:p>7072000</text:p>
          </table:table-cell>
          <table:table-cell office:value-type="float" office:value="7056000" calcext:value-type="float">
            <text:p>7056000</text:p>
          </table:table-cell>
          <table:table-cell office:value-type="float" office:value="7061000" calcext:value-type="float">
            <text:p>7061000</text:p>
          </table:table-cell>
          <table:table-cell office:value-type="float" office:value="7151000" calcext:value-type="float">
            <text:p>7151000</text:p>
          </table:table-cell>
          <table:table-cell office:value-type="float" office:value="6978000" calcext:value-type="float">
            <text:p>6978000</text:p>
          </table:table-cell>
          <table:table-cell office:value-type="float" office:value="7255000" calcext:value-type="float">
            <text:p>7255000</text:p>
          </table:table-cell>
          <table:table-cell office:value-type="float" office:value="7087000" calcext:value-type="float">
            <text:p>7087000</text:p>
          </table:table-cell>
          <table:table-cell office:value-type="float" office:value="7111000" calcext:value-type="float">
            <text:p>7111000</text:p>
          </table:table-cell>
          <table:table-cell office:value-type="float" office:value="7118000" calcext:value-type="float">
            <text:p>7118000</text:p>
          </table:table-cell>
          <table:table-cell office:value-type="float" office:value="7104000" calcext:value-type="float">
            <text:p>7104000</text:p>
          </table:table-cell>
          <table:table-cell office:value-type="float" office:value="7116000" calcext:value-type="float">
            <text:p>7116000</text:p>
          </table:table-cell>
          <table:table-cell office:value-type="float" office:value="7220000" calcext:value-type="float">
            <text:p>7220000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7203000" calcext:value-type="float">
            <text:p>7203000</text:p>
          </table:table-cell>
          <table:table-cell office:value-type="float" office:value="7104000" calcext:value-type="float">
            <text:p>7104000</text:p>
          </table:table-cell>
          <table:table-cell office:value-type="float" office:value="7137000" calcext:value-type="float">
            <text:p>7137000</text:p>
          </table:table-cell>
          <table:table-cell office:value-type="float" office:value="6971000" calcext:value-type="float">
            <text:p>6971000</text:p>
          </table:table-cell>
          <table:table-cell office:value-type="float" office:value="7123000" calcext:value-type="float">
            <text:p>7123000</text:p>
          </table:table-cell>
          <table:table-cell office:value-type="float" office:value="7088000" calcext:value-type="float">
            <text:p>7088000</text:p>
          </table:table-cell>
          <table:table-cell office:value-type="float" office:value="7166000" calcext:value-type="float">
            <text:p>7166000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AVERAGE([.A67:.AY67])" office:value-type="float" office:value="6947914.90196078" calcext:value-type="float">
            <text:p>6947914.9019607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843000" calcext:value-type="float">
            <text:p>68430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6844000" calcext:value-type="float">
            <text:p>6844000</text:p>
          </table:table-cell>
          <table:table-cell office:value-type="float" office:value="6945000" calcext:value-type="float">
            <text:p>6945000</text:p>
          </table:table-cell>
          <table:table-cell office:value-type="float" office:value="6876000" calcext:value-type="float">
            <text:p>6876000</text:p>
          </table:table-cell>
          <table:table-cell office:value-type="float" office:value="6871000" calcext:value-type="float">
            <text:p>6871000</text:p>
          </table:table-cell>
          <table:table-cell office:value-type="float" office:value="6875000" calcext:value-type="float">
            <text:p>6875000</text:p>
          </table:table-cell>
          <table:table-cell office:value-type="float" office:value="6839000" calcext:value-type="float">
            <text:p>6839000</text:p>
          </table:table-cell>
          <table:table-cell office:value-type="float" office:value="6859000" calcext:value-type="float">
            <text:p>6859000</text:p>
          </table:table-cell>
          <table:table-cell office:value-type="float" office:value="6880000" calcext:value-type="float">
            <text:p>6880000</text:p>
          </table:table-cell>
          <table:table-cell office:value-type="float" office:value="6834000" calcext:value-type="float">
            <text:p>6834000</text:p>
          </table:table-cell>
          <table:table-cell table:number-columns-repeated="2" office:value-type="float" office:value="6850000" calcext:value-type="float">
            <text:p>6850000</text:p>
          </table:table-cell>
          <table:table-cell office:value-type="float" office:value="6851000" calcext:value-type="float">
            <text:p>6851000</text:p>
          </table:table-cell>
          <table:table-cell office:value-type="float" office:value="6839000" calcext:value-type="float">
            <text:p>6839000</text:p>
          </table:table-cell>
          <table:table-cell office:value-type="float" office:value="6924000" calcext:value-type="float">
            <text:p>6924000</text:p>
          </table:table-cell>
          <table:table-cell office:value-type="float" office:value="8898000" calcext:value-type="float">
            <text:p>8898000</text:p>
          </table:table-cell>
          <table:table-cell office:value-type="float" office:value="8903000" calcext:value-type="float">
            <text:p>8903000</text:p>
          </table:table-cell>
          <table:table-cell office:value-type="float" office:value="6887000" calcext:value-type="float">
            <text:p>6887000</text:p>
          </table:table-cell>
          <table:table-cell office:value-type="float" office:value="6850000" calcext:value-type="float">
            <text:p>6850000</text:p>
          </table:table-cell>
          <table:table-cell office:value-type="float" office:value="6962000" calcext:value-type="float">
            <text:p>6962000</text:p>
          </table:table-cell>
          <table:table-cell table:number-columns-repeated="2" office:value-type="float" office:value="6967000" calcext:value-type="float">
            <text:p>6967000</text:p>
          </table:table-cell>
          <table:table-cell office:value-type="float" office:value="6919000" calcext:value-type="float">
            <text:p>6919000</text:p>
          </table:table-cell>
          <table:table-cell office:value-type="float" office:value="7055000" calcext:value-type="float">
            <text:p>7055000</text:p>
          </table:table-cell>
          <table:table-cell office:value-type="float" office:value="6859000" calcext:value-type="float">
            <text:p>6859000</text:p>
          </table:table-cell>
          <table:table-cell office:value-type="float" office:value="6972000" calcext:value-type="float">
            <text:p>6972000</text:p>
          </table:table-cell>
          <table:table-cell office:value-type="float" office:value="6791000" calcext:value-type="float">
            <text:p>6791000</text:p>
          </table:table-cell>
          <table:table-cell office:value-type="float" office:value="6899000" calcext:value-type="float">
            <text:p>6899000</text:p>
          </table:table-cell>
          <table:table-cell office:value-type="float" office:value="6868000" calcext:value-type="float">
            <text:p>6868000</text:p>
          </table:table-cell>
          <table:table-cell office:value-type="float" office:value="6844000" calcext:value-type="float">
            <text:p>6844000</text:p>
          </table:table-cell>
          <table:table-cell table:number-columns-repeated="2" office:value-type="float" office:value="6850000" calcext:value-type="float">
            <text:p>6850000</text:p>
          </table:table-cell>
          <table:table-cell office:value-type="float" office:value="6911000" calcext:value-type="float">
            <text:p>6911000</text:p>
          </table:table-cell>
          <table:table-cell office:value-type="float" office:value="6788000" calcext:value-type="float">
            <text:p>6788000</text:p>
          </table:table-cell>
          <table:table-cell office:value-type="float" office:value="6856000" calcext:value-type="float">
            <text:p>6856000</text:p>
          </table:table-cell>
          <table:table-cell office:value-type="float" office:value="6854000" calcext:value-type="float">
            <text:p>6854000</text:p>
          </table:table-cell>
          <table:table-cell office:value-type="float" office:value="6829000" calcext:value-type="float">
            <text:p>6829000</text:p>
          </table:table-cell>
          <table:table-cell office:value-type="float" office:value="6858000" calcext:value-type="float">
            <text:p>6858000</text:p>
          </table:table-cell>
          <table:table-cell office:value-type="float" office:value="6867000" calcext:value-type="float">
            <text:p>6867000</text:p>
          </table:table-cell>
          <table:table-cell office:value-type="float" office:value="6866000" calcext:value-type="float">
            <text:p>6866000</text:p>
          </table:table-cell>
          <table:table-cell office:value-type="float" office:value="6870000" calcext:value-type="float">
            <text:p>6870000</text:p>
          </table:table-cell>
          <table:table-cell office:value-type="float" office:value="6780000" calcext:value-type="float">
            <text:p>6780000</text:p>
          </table:table-cell>
          <table:table-cell office:value-type="float" office:value="6878000" calcext:value-type="float">
            <text:p>6878000</text:p>
          </table:table-cell>
          <table:table-cell office:value-type="float" office:value="6881000" calcext:value-type="float">
            <text:p>6881000</text:p>
          </table:table-cell>
          <table:table-cell office:value-type="float" office:value="6829000" calcext:value-type="float">
            <text:p>6829000</text:p>
          </table:table-cell>
          <table:table-cell office:value-type="float" office:value="6863000" calcext:value-type="float">
            <text:p>6863000</text:p>
          </table:table-cell>
          <table:table-cell office:value-type="float" office:value="6853000" calcext:value-type="float">
            <text:p>6853000</text:p>
          </table:table-cell>
          <table:table-cell office:value-type="float" office:value="6850000" calcext:value-type="float">
            <text:p>6850000</text:p>
          </table:table-cell>
          <table:table-cell office:value-type="float" office:value="6882000" calcext:value-type="float">
            <text:p>6882000</text:p>
          </table:table-cell>
          <table:table-cell/>
          <table:table-cell office:value-type="float" office:value="670" calcext:value-type="float">
            <text:p>670</text:p>
          </table:table-cell>
          <table:table-cell table:formula="of:=AVERAGE([.A68:.AY68])" office:value-type="float" office:value="6818836.66666667" calcext:value-type="float">
            <text:p>6818836.6666666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7277000" calcext:value-type="float">
            <text:p>7277000</text:p>
          </table:table-cell>
          <table:table-cell office:value-type="float" office:value="7206000" calcext:value-type="float">
            <text:p>7206000</text:p>
          </table:table-cell>
          <table:table-cell office:value-type="float" office:value="7309000" calcext:value-type="float">
            <text:p>7309000</text:p>
          </table:table-cell>
          <table:table-cell office:value-type="float" office:value="7332000" calcext:value-type="float">
            <text:p>7332000</text:p>
          </table:table-cell>
          <table:table-cell office:value-type="float" office:value="7323000" calcext:value-type="float">
            <text:p>7323000</text:p>
          </table:table-cell>
          <table:table-cell office:value-type="float" office:value="7357000" calcext:value-type="float">
            <text:p>7357000</text:p>
          </table:table-cell>
          <table:table-cell office:value-type="float" office:value="7259000" calcext:value-type="float">
            <text:p>7259000</text:p>
          </table:table-cell>
          <table:table-cell office:value-type="float" office:value="7187000" calcext:value-type="float">
            <text:p>7187000</text:p>
          </table:table-cell>
          <table:table-cell office:value-type="float" office:value="8551000" calcext:value-type="float">
            <text:p>8551000</text:p>
          </table:table-cell>
          <table:table-cell office:value-type="float" office:value="7252000" calcext:value-type="float">
            <text:p>7252000</text:p>
          </table:table-cell>
          <table:table-cell office:value-type="float" office:value="7277000" calcext:value-type="float">
            <text:p>7277000</text:p>
          </table:table-cell>
          <table:table-cell office:value-type="float" office:value="7292000" calcext:value-type="float">
            <text:p>7292000</text:p>
          </table:table-cell>
          <table:table-cell office:value-type="float" office:value="7317000" calcext:value-type="float">
            <text:p>7317000</text:p>
          </table:table-cell>
          <table:table-cell office:value-type="float" office:value="7285000" calcext:value-type="float">
            <text:p>7285000</text:p>
          </table:table-cell>
          <table:table-cell office:value-type="float" office:value="7308000" calcext:value-type="float">
            <text:p>7308000</text:p>
          </table:table-cell>
          <table:table-cell office:value-type="float" office:value="7265000" calcext:value-type="float">
            <text:p>7265000</text:p>
          </table:table-cell>
          <table:table-cell office:value-type="float" office:value="7259000" calcext:value-type="float">
            <text:p>7259000</text:p>
          </table:table-cell>
          <table:table-cell office:value-type="float" office:value="7271000" calcext:value-type="float">
            <text:p>7271000</text:p>
          </table:table-cell>
          <table:table-cell office:value-type="float" office:value="7234000" calcext:value-type="float">
            <text:p>7234000</text:p>
          </table:table-cell>
          <table:table-cell office:value-type="float" office:value="7287000" calcext:value-type="float">
            <text:p>7287000</text:p>
          </table:table-cell>
          <table:table-cell office:value-type="float" office:value="7283000" calcext:value-type="float">
            <text:p>7283000</text:p>
          </table:table-cell>
          <table:table-cell office:value-type="float" office:value="7337000" calcext:value-type="float">
            <text:p>7337000</text:p>
          </table:table-cell>
          <table:table-cell office:value-type="float" office:value="7306000" calcext:value-type="float">
            <text:p>7306000</text:p>
          </table:table-cell>
          <table:table-cell office:value-type="float" office:value="7313000" calcext:value-type="float">
            <text:p>7313000</text:p>
          </table:table-cell>
          <table:table-cell office:value-type="float" office:value="7318000" calcext:value-type="float">
            <text:p>7318000</text:p>
          </table:table-cell>
          <table:table-cell office:value-type="float" office:value="7294000" calcext:value-type="float">
            <text:p>7294000</text:p>
          </table:table-cell>
          <table:table-cell office:value-type="float" office:value="7275000" calcext:value-type="float">
            <text:p>7275000</text:p>
          </table:table-cell>
          <table:table-cell office:value-type="float" office:value="7321000" calcext:value-type="float">
            <text:p>7321000</text:p>
          </table:table-cell>
          <table:table-cell office:value-type="float" office:value="7301000" calcext:value-type="float">
            <text:p>7301000</text:p>
          </table:table-cell>
          <table:table-cell office:value-type="float" office:value="7362000" calcext:value-type="float">
            <text:p>7362000</text:p>
          </table:table-cell>
          <table:table-cell office:value-type="float" office:value="7337000" calcext:value-type="float">
            <text:p>7337000</text:p>
          </table:table-cell>
          <table:table-cell office:value-type="float" office:value="7356000" calcext:value-type="float">
            <text:p>7356000</text:p>
          </table:table-cell>
          <table:table-cell office:value-type="float" office:value="7537000" calcext:value-type="float">
            <text:p>7537000</text:p>
          </table:table-cell>
          <table:table-cell office:value-type="float" office:value="7298000" calcext:value-type="float">
            <text:p>7298000</text:p>
          </table:table-cell>
          <table:table-cell office:value-type="float" office:value="7251000" calcext:value-type="float">
            <text:p>7251000</text:p>
          </table:table-cell>
          <table:table-cell office:value-type="float" office:value="7673000" calcext:value-type="float">
            <text:p>7673000</text:p>
          </table:table-cell>
          <table:table-cell office:value-type="float" office:value="7272000" calcext:value-type="float">
            <text:p>7272000</text:p>
          </table:table-cell>
          <table:table-cell office:value-type="float" office:value="7303000" calcext:value-type="float">
            <text:p>7303000</text:p>
          </table:table-cell>
          <table:table-cell office:value-type="float" office:value="7274000" calcext:value-type="float">
            <text:p>7274000</text:p>
          </table:table-cell>
          <table:table-cell office:value-type="float" office:value="7302000" calcext:value-type="float">
            <text:p>7302000</text:p>
          </table:table-cell>
          <table:table-cell office:value-type="float" office:value="7305000" calcext:value-type="float">
            <text:p>7305000</text:p>
          </table:table-cell>
          <table:table-cell office:value-type="float" office:value="7262000" calcext:value-type="float">
            <text:p>7262000</text:p>
          </table:table-cell>
          <table:table-cell office:value-type="float" office:value="7283000" calcext:value-type="float">
            <text:p>7283000</text:p>
          </table:table-cell>
          <table:table-cell office:value-type="float" office:value="7299000" calcext:value-type="float">
            <text:p>7299000</text:p>
          </table:table-cell>
          <table:table-cell office:value-type="float" office:value="7326000" calcext:value-type="float">
            <text:p>7326000</text:p>
          </table:table-cell>
          <table:table-cell office:value-type="float" office:value="7303000" calcext:value-type="float">
            <text:p>7303000</text:p>
          </table:table-cell>
          <table:table-cell office:value-type="float" office:value="7284000" calcext:value-type="float">
            <text:p>7284000</text:p>
          </table:table-cell>
          <table:table-cell office:value-type="float" office:value="7315000" calcext:value-type="float">
            <text:p>7315000</text:p>
          </table:table-cell>
          <table:table-cell office:value-type="float" office:value="7281000" calcext:value-type="float">
            <text:p>7281000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AVERAGE([.A69:.AY69])" office:value-type="float" office:value="7186836.8627451" calcext:value-type="float">
            <text:p>7186836.862745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557000" calcext:value-type="float">
            <text:p>7557000</text:p>
          </table:table-cell>
          <table:table-cell office:value-type="float" office:value="7519000" calcext:value-type="float">
            <text:p>7519000</text:p>
          </table:table-cell>
          <table:table-cell office:value-type="float" office:value="7504000" calcext:value-type="float">
            <text:p>7504000</text:p>
          </table:table-cell>
          <table:table-cell office:value-type="float" office:value="7437000" calcext:value-type="float">
            <text:p>7437000</text:p>
          </table:table-cell>
          <table:table-cell office:value-type="float" office:value="7570000" calcext:value-type="float">
            <text:p>7570000</text:p>
          </table:table-cell>
          <table:table-cell office:value-type="float" office:value="7596000" calcext:value-type="float">
            <text:p>7596000</text:p>
          </table:table-cell>
          <table:table-cell office:value-type="float" office:value="7554000" calcext:value-type="float">
            <text:p>7554000</text:p>
          </table:table-cell>
          <table:table-cell office:value-type="float" office:value="7539000" calcext:value-type="float">
            <text:p>7539000</text:p>
          </table:table-cell>
          <table:table-cell office:value-type="float" office:value="7558000" calcext:value-type="float">
            <text:p>7558000</text:p>
          </table:table-cell>
          <table:table-cell office:value-type="float" office:value="7498000" calcext:value-type="float">
            <text:p>7498000</text:p>
          </table:table-cell>
          <table:table-cell office:value-type="float" office:value="7597000" calcext:value-type="float">
            <text:p>7597000</text:p>
          </table:table-cell>
          <table:table-cell office:value-type="float" office:value="7524000" calcext:value-type="float">
            <text:p>7524000</text:p>
          </table:table-cell>
          <table:table-cell office:value-type="float" office:value="7567000" calcext:value-type="float">
            <text:p>7567000</text:p>
          </table:table-cell>
          <table:table-cell office:value-type="float" office:value="7531000" calcext:value-type="float">
            <text:p>7531000</text:p>
          </table:table-cell>
          <table:table-cell office:value-type="float" office:value="7525000" calcext:value-type="float">
            <text:p>7525000</text:p>
          </table:table-cell>
          <table:table-cell office:value-type="float" office:value="7557000" calcext:value-type="float">
            <text:p>7557000</text:p>
          </table:table-cell>
          <table:table-cell office:value-type="float" office:value="7579000" calcext:value-type="float">
            <text:p>7579000</text:p>
          </table:table-cell>
          <table:table-cell office:value-type="float" office:value="7561000" calcext:value-type="float">
            <text:p>7561000</text:p>
          </table:table-cell>
          <table:table-cell office:value-type="float" office:value="7542000" calcext:value-type="float">
            <text:p>7542000</text:p>
          </table:table-cell>
          <table:table-cell office:value-type="float" office:value="7461000" calcext:value-type="float">
            <text:p>7461000</text:p>
          </table:table-cell>
          <table:table-cell office:value-type="float" office:value="7526000" calcext:value-type="float">
            <text:p>7526000</text:p>
          </table:table-cell>
          <table:table-cell office:value-type="float" office:value="7545000" calcext:value-type="float">
            <text:p>7545000</text:p>
          </table:table-cell>
          <table:table-cell office:value-type="float" office:value="7572000" calcext:value-type="float">
            <text:p>7572000</text:p>
          </table:table-cell>
          <table:table-cell office:value-type="float" office:value="7706000" calcext:value-type="float">
            <text:p>7706000</text:p>
          </table:table-cell>
          <table:table-cell office:value-type="float" office:value="7530000" calcext:value-type="float">
            <text:p>7530000</text:p>
          </table:table-cell>
          <table:table-cell office:value-type="float" office:value="7545000" calcext:value-type="float">
            <text:p>7545000</text:p>
          </table:table-cell>
          <table:table-cell office:value-type="float" office:value="7549000" calcext:value-type="float">
            <text:p>7549000</text:p>
          </table:table-cell>
          <table:table-cell office:value-type="float" office:value="7540000" calcext:value-type="float">
            <text:p>7540000</text:p>
          </table:table-cell>
          <table:table-cell office:value-type="float" office:value="7431000" calcext:value-type="float">
            <text:p>7431000</text:p>
          </table:table-cell>
          <table:table-cell office:value-type="float" office:value="7591000" calcext:value-type="float">
            <text:p>7591000</text:p>
          </table:table-cell>
          <table:table-cell office:value-type="float" office:value="7571000" calcext:value-type="float">
            <text:p>7571000</text:p>
          </table:table-cell>
          <table:table-cell office:value-type="float" office:value="7586000" calcext:value-type="float">
            <text:p>7586000</text:p>
          </table:table-cell>
          <table:table-cell office:value-type="float" office:value="7598000" calcext:value-type="float">
            <text:p>7598000</text:p>
          </table:table-cell>
          <table:table-cell office:value-type="float" office:value="7507000" calcext:value-type="float">
            <text:p>7507000</text:p>
          </table:table-cell>
          <table:table-cell office:value-type="float" office:value="7562000" calcext:value-type="float">
            <text:p>7562000</text:p>
          </table:table-cell>
          <table:table-cell office:value-type="float" office:value="7646000" calcext:value-type="float">
            <text:p>7646000</text:p>
          </table:table-cell>
          <table:table-cell office:value-type="float" office:value="7576000" calcext:value-type="float">
            <text:p>7576000</text:p>
          </table:table-cell>
          <table:table-cell office:value-type="float" office:value="7462000" calcext:value-type="float">
            <text:p>7462000</text:p>
          </table:table-cell>
          <table:table-cell office:value-type="float" office:value="7582000" calcext:value-type="float">
            <text:p>7582000</text:p>
          </table:table-cell>
          <table:table-cell office:value-type="float" office:value="7571000" calcext:value-type="float">
            <text:p>7571000</text:p>
          </table:table-cell>
          <table:table-cell office:value-type="float" office:value="7554000" calcext:value-type="float">
            <text:p>7554000</text:p>
          </table:table-cell>
          <table:table-cell office:value-type="float" office:value="7495000" calcext:value-type="float">
            <text:p>7495000</text:p>
          </table:table-cell>
          <table:table-cell office:value-type="float" office:value="7609000" calcext:value-type="float">
            <text:p>7609000</text:p>
          </table:table-cell>
          <table:table-cell office:value-type="float" office:value="7579000" calcext:value-type="float">
            <text:p>7579000</text:p>
          </table:table-cell>
          <table:table-cell office:value-type="float" office:value="7461000" calcext:value-type="float">
            <text:p>7461000</text:p>
          </table:table-cell>
          <table:table-cell office:value-type="float" office:value="7573000" calcext:value-type="float">
            <text:p>7573000</text:p>
          </table:table-cell>
          <table:table-cell office:value-type="float" office:value="7454000" calcext:value-type="float">
            <text:p>7454000</text:p>
          </table:table-cell>
          <table:table-cell office:value-type="float" office:value="7567000" calcext:value-type="float">
            <text:p>7567000</text:p>
          </table:table-cell>
          <table:table-cell office:value-type="float" office:value="7562000" calcext:value-type="float">
            <text:p>7562000</text:p>
          </table:table-cell>
          <table:table-cell office:value-type="float" office:value="7589000" calcext:value-type="float">
            <text:p>7589000</text:p>
          </table:table-cell>
          <table:table-cell/>
          <table:table-cell office:value-type="float" office:value="690" calcext:value-type="float">
            <text:p>690</text:p>
          </table:table-cell>
          <table:table-cell table:formula="of:=AVERAGE([.A70:.AY70])" office:value-type="float" office:value="7400307.64705882" calcext:value-type="float">
            <text:p>7400307.6470588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648000" calcext:value-type="float">
            <text:p>8648000</text:p>
          </table:table-cell>
          <table:table-cell office:value-type="float" office:value="8728000" calcext:value-type="float">
            <text:p>8728000</text:p>
          </table:table-cell>
          <table:table-cell office:value-type="float" office:value="8666000" calcext:value-type="float">
            <text:p>8666000</text:p>
          </table:table-cell>
          <table:table-cell office:value-type="float" office:value="12284000" calcext:value-type="float">
            <text:p>12284000</text:p>
          </table:table-cell>
          <table:table-cell office:value-type="float" office:value="8766000" calcext:value-type="float">
            <text:p>8766000</text:p>
          </table:table-cell>
          <table:table-cell office:value-type="float" office:value="8730000" calcext:value-type="float">
            <text:p>8730000</text:p>
          </table:table-cell>
          <table:table-cell office:value-type="float" office:value="8692000" calcext:value-type="float">
            <text:p>8692000</text:p>
          </table:table-cell>
          <table:table-cell office:value-type="float" office:value="8754000" calcext:value-type="float">
            <text:p>8754000</text:p>
          </table:table-cell>
          <table:table-cell office:value-type="float" office:value="8715000" calcext:value-type="float">
            <text:p>8715000</text:p>
          </table:table-cell>
          <table:table-cell office:value-type="float" office:value="8638000" calcext:value-type="float">
            <text:p>8638000</text:p>
          </table:table-cell>
          <table:table-cell office:value-type="float" office:value="8667000" calcext:value-type="float">
            <text:p>8667000</text:p>
          </table:table-cell>
          <table:table-cell office:value-type="float" office:value="8649000" calcext:value-type="float">
            <text:p>8649000</text:p>
          </table:table-cell>
          <table:table-cell office:value-type="float" office:value="8717000" calcext:value-type="float">
            <text:p>8717000</text:p>
          </table:table-cell>
          <table:table-cell office:value-type="float" office:value="8752000" calcext:value-type="float">
            <text:p>8752000</text:p>
          </table:table-cell>
          <table:table-cell office:value-type="float" office:value="8755000" calcext:value-type="float">
            <text:p>8755000</text:p>
          </table:table-cell>
          <table:table-cell office:value-type="float" office:value="8884000" calcext:value-type="float">
            <text:p>8884000</text:p>
          </table:table-cell>
          <table:table-cell office:value-type="float" office:value="8706000" calcext:value-type="float">
            <text:p>8706000</text:p>
          </table:table-cell>
          <table:table-cell office:value-type="float" office:value="8785000" calcext:value-type="float">
            <text:p>8785000</text:p>
          </table:table-cell>
          <table:table-cell office:value-type="float" office:value="8705000" calcext:value-type="float">
            <text:p>8705000</text:p>
          </table:table-cell>
          <table:table-cell office:value-type="float" office:value="8727000" calcext:value-type="float">
            <text:p>8727000</text:p>
          </table:table-cell>
          <table:table-cell office:value-type="float" office:value="8764000" calcext:value-type="float">
            <text:p>8764000</text:p>
          </table:table-cell>
          <table:table-cell office:value-type="float" office:value="8719000" calcext:value-type="float">
            <text:p>8719000</text:p>
          </table:table-cell>
          <table:table-cell office:value-type="float" office:value="8866000" calcext:value-type="float">
            <text:p>8866000</text:p>
          </table:table-cell>
          <table:table-cell office:value-type="float" office:value="8662000" calcext:value-type="float">
            <text:p>8662000</text:p>
          </table:table-cell>
          <table:table-cell office:value-type="float" office:value="8802000" calcext:value-type="float">
            <text:p>8802000</text:p>
          </table:table-cell>
          <table:table-cell office:value-type="float" office:value="8706000" calcext:value-type="float">
            <text:p>8706000</text:p>
          </table:table-cell>
          <table:table-cell office:value-type="float" office:value="8742000" calcext:value-type="float">
            <text:p>8742000</text:p>
          </table:table-cell>
          <table:table-cell office:value-type="float" office:value="9876000" calcext:value-type="float">
            <text:p>9876000</text:p>
          </table:table-cell>
          <table:table-cell office:value-type="float" office:value="8730000" calcext:value-type="float">
            <text:p>8730000</text:p>
          </table:table-cell>
          <table:table-cell office:value-type="float" office:value="8667000" calcext:value-type="float">
            <text:p>8667000</text:p>
          </table:table-cell>
          <table:table-cell office:value-type="float" office:value="8756000" calcext:value-type="float">
            <text:p>8756000</text:p>
          </table:table-cell>
          <table:table-cell office:value-type="float" office:value="8687000" calcext:value-type="float">
            <text:p>8687000</text:p>
          </table:table-cell>
          <table:table-cell office:value-type="float" office:value="8719000" calcext:value-type="float">
            <text:p>8719000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8742000" calcext:value-type="float">
            <text:p>8742000</text:p>
          </table:table-cell>
          <table:table-cell office:value-type="float" office:value="8732000" calcext:value-type="float">
            <text:p>8732000</text:p>
          </table:table-cell>
          <table:table-cell office:value-type="float" office:value="8701000" calcext:value-type="float">
            <text:p>8701000</text:p>
          </table:table-cell>
          <table:table-cell office:value-type="float" office:value="8742000" calcext:value-type="float">
            <text:p>8742000</text:p>
          </table:table-cell>
          <table:table-cell office:value-type="float" office:value="8728000" calcext:value-type="float">
            <text:p>8728000</text:p>
          </table:table-cell>
          <table:table-cell office:value-type="float" office:value="8718000" calcext:value-type="float">
            <text:p>8718000</text:p>
          </table:table-cell>
          <table:table-cell office:value-type="float" office:value="8738000" calcext:value-type="float">
            <text:p>8738000</text:p>
          </table:table-cell>
          <table:table-cell office:value-type="float" office:value="8671000" calcext:value-type="float">
            <text:p>8671000</text:p>
          </table:table-cell>
          <table:table-cell office:value-type="float" office:value="8663000" calcext:value-type="float">
            <text:p>8663000</text:p>
          </table:table-cell>
          <table:table-cell office:value-type="float" office:value="8703000" calcext:value-type="float">
            <text:p>8703000</text:p>
          </table:table-cell>
          <table:table-cell office:value-type="float" office:value="8749000" calcext:value-type="float">
            <text:p>8749000</text:p>
          </table:table-cell>
          <table:table-cell office:value-type="float" office:value="8739000" calcext:value-type="float">
            <text:p>8739000</text:p>
          </table:table-cell>
          <table:table-cell office:value-type="float" office:value="8705000" calcext:value-type="float">
            <text:p>8705000</text:p>
          </table:table-cell>
          <table:table-cell office:value-type="float" office:value="8748000" calcext:value-type="float">
            <text:p>8748000</text:p>
          </table:table-cell>
          <table:table-cell office:value-type="float" office:value="8718000" calcext:value-type="float">
            <text:p>8718000</text:p>
          </table:table-cell>
          <table:table-cell office:value-type="float" office:value="9875000" calcext:value-type="float">
            <text:p>9875000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AVERAGE([.A71:.AY71])" office:value-type="float" office:value="8668327.45098039" calcext:value-type="float">
            <text:p>8668327.4509803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8034000" calcext:value-type="float">
            <text:p>8034000</text:p>
          </table:table-cell>
          <table:table-cell office:value-type="float" office:value="8045000" calcext:value-type="float">
            <text:p>8045000</text:p>
          </table:table-cell>
          <table:table-cell office:value-type="float" office:value="8020000" calcext:value-type="float">
            <text:p>8020000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8039000" calcext:value-type="float">
            <text:p>8039000</text:p>
          </table:table-cell>
          <table:table-cell office:value-type="float" office:value="8032000" calcext:value-type="float">
            <text:p>8032000</text:p>
          </table:table-cell>
          <table:table-cell office:value-type="float" office:value="7960000" calcext:value-type="float">
            <text:p>7960000</text:p>
          </table:table-cell>
          <table:table-cell office:value-type="float" office:value="7971000" calcext:value-type="float">
            <text:p>7971000</text:p>
          </table:table-cell>
          <table:table-cell office:value-type="float" office:value="8013000" calcext:value-type="float">
            <text:p>8013000</text:p>
          </table:table-cell>
          <table:table-cell office:value-type="float" office:value="8045000" calcext:value-type="float">
            <text:p>8045000</text:p>
          </table:table-cell>
          <table:table-cell office:value-type="float" office:value="7992000" calcext:value-type="float">
            <text:p>7992000</text:p>
          </table:table-cell>
          <table:table-cell office:value-type="float" office:value="7976000" calcext:value-type="float">
            <text:p>7976000</text:p>
          </table:table-cell>
          <table:table-cell office:value-type="float" office:value="8059000" calcext:value-type="float">
            <text:p>8059000</text:p>
          </table:table-cell>
          <table:table-cell office:value-type="float" office:value="8045000" calcext:value-type="float">
            <text:p>8045000</text:p>
          </table:table-cell>
          <table:table-cell office:value-type="float" office:value="7975000" calcext:value-type="float">
            <text:p>7975000</text:p>
          </table:table-cell>
          <table:table-cell office:value-type="float" office:value="8033000" calcext:value-type="float">
            <text:p>8033000</text:p>
          </table:table-cell>
          <table:table-cell office:value-type="float" office:value="7924000" calcext:value-type="float">
            <text:p>7924000</text:p>
          </table:table-cell>
          <table:table-cell office:value-type="float" office:value="8048000" calcext:value-type="float">
            <text:p>8048000</text:p>
          </table:table-cell>
          <table:table-cell office:value-type="float" office:value="8024000" calcext:value-type="float">
            <text:p>8024000</text:p>
          </table:table-cell>
          <table:table-cell office:value-type="float" office:value="8023000" calcext:value-type="float">
            <text:p>8023000</text:p>
          </table:table-cell>
          <table:table-cell office:value-type="float" office:value="8055000" calcext:value-type="float">
            <text:p>8055000</text:p>
          </table:table-cell>
          <table:table-cell office:value-type="float" office:value="7984000" calcext:value-type="float">
            <text:p>7984000</text:p>
          </table:table-cell>
          <table:table-cell office:value-type="float" office:value="8017000" calcext:value-type="float">
            <text:p>8017000</text:p>
          </table:table-cell>
          <table:table-cell table:number-columns-repeated="2" office:value-type="float" office:value="8035000" calcext:value-type="float">
            <text:p>8035000</text:p>
          </table:table-cell>
          <table:table-cell office:value-type="float" office:value="8007000" calcext:value-type="float">
            <text:p>8007000</text:p>
          </table:table-cell>
          <table:table-cell office:value-type="float" office:value="8087000" calcext:value-type="float">
            <text:p>8087000</text:p>
          </table:table-cell>
          <table:table-cell office:value-type="float" office:value="7930000" calcext:value-type="float">
            <text:p>7930000</text:p>
          </table:table-cell>
          <table:table-cell office:value-type="float" office:value="8041000" calcext:value-type="float">
            <text:p>8041000</text:p>
          </table:table-cell>
          <table:table-cell office:value-type="float" office:value="7995000" calcext:value-type="float">
            <text:p>7995000</text:p>
          </table:table-cell>
          <table:table-cell office:value-type="float" office:value="8054000" calcext:value-type="float">
            <text:p>8054000</text:p>
          </table:table-cell>
          <table:table-cell office:value-type="float" office:value="7935000" calcext:value-type="float">
            <text:p>7935000</text:p>
          </table:table-cell>
          <table:table-cell office:value-type="float" office:value="8043000" calcext:value-type="float">
            <text:p>8043000</text:p>
          </table:table-cell>
          <table:table-cell office:value-type="float" office:value="8061000" calcext:value-type="float">
            <text:p>8061000</text:p>
          </table:table-cell>
          <table:table-cell office:value-type="float" office:value="8055000" calcext:value-type="float">
            <text:p>8055000</text:p>
          </table:table-cell>
          <table:table-cell office:value-type="float" office:value="8142000" calcext:value-type="float">
            <text:p>8142000</text:p>
          </table:table-cell>
          <table:table-cell office:value-type="float" office:value="8103000" calcext:value-type="float">
            <text:p>8103000</text:p>
          </table:table-cell>
          <table:table-cell table:number-columns-repeated="2" office:value-type="float" office:value="8018000" calcext:value-type="float">
            <text:p>8018000</text:p>
          </table:table-cell>
          <table:table-cell office:value-type="float" office:value="8041000" calcext:value-type="float">
            <text:p>8041000</text:p>
          </table:table-cell>
          <table:table-cell office:value-type="float" office:value="7966000" calcext:value-type="float">
            <text:p>7966000</text:p>
          </table:table-cell>
          <table:table-cell office:value-type="float" office:value="7958000" calcext:value-type="float">
            <text:p>7958000</text:p>
          </table:table-cell>
          <table:table-cell office:value-type="float" office:value="7931000" calcext:value-type="float">
            <text:p>7931000</text:p>
          </table:table-cell>
          <table:table-cell office:value-type="float" office:value="10204000" calcext:value-type="float">
            <text:p>10204000</text:p>
          </table:table-cell>
          <table:table-cell office:value-type="float" office:value="8014000" calcext:value-type="float">
            <text:p>8014000</text:p>
          </table:table-cell>
          <table:table-cell office:value-type="float" office:value="8056000" calcext:value-type="float">
            <text:p>8056000</text:p>
          </table:table-cell>
          <table:table-cell office:value-type="float" office:value="8028000" calcext:value-type="float">
            <text:p>8028000</text:p>
          </table:table-cell>
          <table:table-cell office:value-type="float" office:value="8009000" calcext:value-type="float">
            <text:p>8009000</text:p>
          </table:table-cell>
          <table:table-cell office:value-type="float" office:value="8055000" calcext:value-type="float">
            <text:p>8055000</text:p>
          </table:table-cell>
          <table:table-cell/>
          <table:table-cell office:value-type="float" office:value="710" calcext:value-type="float">
            <text:p>710</text:p>
          </table:table-cell>
          <table:table-cell table:formula="of:=AVERAGE([.A72:.AY72])" office:value-type="float" office:value="7903759.01960784" calcext:value-type="float">
            <text:p>7903759.0196078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420000" calcext:value-type="float">
            <text:p>9420000</text:p>
          </table:table-cell>
          <table:table-cell office:value-type="float" office:value="9542000" calcext:value-type="float">
            <text:p>9542000</text:p>
          </table:table-cell>
          <table:table-cell office:value-type="float" office:value="9297000" calcext:value-type="float">
            <text:p>9297000</text:p>
          </table:table-cell>
          <table:table-cell office:value-type="float" office:value="9384000" calcext:value-type="float">
            <text:p>9384000</text:p>
          </table:table-cell>
          <table:table-cell office:value-type="float" office:value="9380000" calcext:value-type="float">
            <text:p>9380000</text:p>
          </table:table-cell>
          <table:table-cell office:value-type="float" office:value="9401000" calcext:value-type="float">
            <text:p>9401000</text:p>
          </table:table-cell>
          <table:table-cell office:value-type="float" office:value="9275000" calcext:value-type="float">
            <text:p>9275000</text:p>
          </table:table-cell>
          <table:table-cell office:value-type="float" office:value="9387000" calcext:value-type="float">
            <text:p>9387000</text:p>
          </table:table-cell>
          <table:table-cell office:value-type="float" office:value="9376000" calcext:value-type="float">
            <text:p>9376000</text:p>
          </table:table-cell>
          <table:table-cell office:value-type="float" office:value="9411000" calcext:value-type="float">
            <text:p>9411000</text:p>
          </table:table-cell>
          <table:table-cell office:value-type="float" office:value="9348000" calcext:value-type="float">
            <text:p>9348000</text:p>
          </table:table-cell>
          <table:table-cell office:value-type="float" office:value="9413000" calcext:value-type="float">
            <text:p>9413000</text:p>
          </table:table-cell>
          <table:table-cell office:value-type="float" office:value="9293000" calcext:value-type="float">
            <text:p>9293000</text:p>
          </table:table-cell>
          <table:table-cell office:value-type="float" office:value="9419000" calcext:value-type="float">
            <text:p>9419000</text:p>
          </table:table-cell>
          <table:table-cell office:value-type="float" office:value="9467000" calcext:value-type="float">
            <text:p>9467000</text:p>
          </table:table-cell>
          <table:table-cell office:value-type="float" office:value="9340000" calcext:value-type="float">
            <text:p>9340000</text:p>
          </table:table-cell>
          <table:table-cell office:value-type="float" office:value="9328000" calcext:value-type="float">
            <text:p>9328000</text:p>
          </table:table-cell>
          <table:table-cell office:value-type="float" office:value="9376000" calcext:value-type="float">
            <text:p>9376000</text:p>
          </table:table-cell>
          <table:table-cell office:value-type="float" office:value="9345000" calcext:value-type="float">
            <text:p>9345000</text:p>
          </table:table-cell>
          <table:table-cell office:value-type="float" office:value="9510000" calcext:value-type="float">
            <text:p>9510000</text:p>
          </table:table-cell>
          <table:table-cell office:value-type="float" office:value="9290000" calcext:value-type="float">
            <text:p>9290000</text:p>
          </table:table-cell>
          <table:table-cell office:value-type="float" office:value="9424000" calcext:value-type="float">
            <text:p>9424000</text:p>
          </table:table-cell>
          <table:table-cell office:value-type="float" office:value="9307000" calcext:value-type="float">
            <text:p>9307000</text:p>
          </table:table-cell>
          <table:table-cell office:value-type="float" office:value="9235000" calcext:value-type="float">
            <text:p>9235000</text:p>
          </table:table-cell>
          <table:table-cell office:value-type="float" office:value="9448000" calcext:value-type="float">
            <text:p>9448000</text:p>
          </table:table-cell>
          <table:table-cell office:value-type="float" office:value="9398000" calcext:value-type="float">
            <text:p>9398000</text:p>
          </table:table-cell>
          <table:table-cell office:value-type="float" office:value="9500000" calcext:value-type="float">
            <text:p>9500000</text:p>
          </table:table-cell>
          <table:table-cell office:value-type="float" office:value="9389000" calcext:value-type="float">
            <text:p>9389000</text:p>
          </table:table-cell>
          <table:table-cell office:value-type="float" office:value="9357000" calcext:value-type="float">
            <text:p>9357000</text:p>
          </table:table-cell>
          <table:table-cell office:value-type="float" office:value="9459000" calcext:value-type="float">
            <text:p>9459000</text:p>
          </table:table-cell>
          <table:table-cell office:value-type="float" office:value="9321000" calcext:value-type="float">
            <text:p>9321000</text:p>
          </table:table-cell>
          <table:table-cell office:value-type="float" office:value="9361000" calcext:value-type="float">
            <text:p>9361000</text:p>
          </table:table-cell>
          <table:table-cell office:value-type="float" office:value="9353000" calcext:value-type="float">
            <text:p>9353000</text:p>
          </table:table-cell>
          <table:table-cell office:value-type="float" office:value="9301000" calcext:value-type="float">
            <text:p>9301000</text:p>
          </table:table-cell>
          <table:table-cell office:value-type="float" office:value="9419000" calcext:value-type="float">
            <text:p>9419000</text:p>
          </table:table-cell>
          <table:table-cell office:value-type="float" office:value="9400000" calcext:value-type="float">
            <text:p>9400000</text:p>
          </table:table-cell>
          <table:table-cell office:value-type="float" office:value="9298000" calcext:value-type="float">
            <text:p>9298000</text:p>
          </table:table-cell>
          <table:table-cell office:value-type="float" office:value="9394000" calcext:value-type="float">
            <text:p>9394000</text:p>
          </table:table-cell>
          <table:table-cell office:value-type="float" office:value="9388000" calcext:value-type="float">
            <text:p>9388000</text:p>
          </table:table-cell>
          <table:table-cell office:value-type="float" office:value="9514000" calcext:value-type="float">
            <text:p>9514000</text:p>
          </table:table-cell>
          <table:table-cell office:value-type="float" office:value="9444000" calcext:value-type="float">
            <text:p>9444000</text:p>
          </table:table-cell>
          <table:table-cell office:value-type="float" office:value="9279000" calcext:value-type="float">
            <text:p>9279000</text:p>
          </table:table-cell>
          <table:table-cell office:value-type="float" office:value="9399000" calcext:value-type="float">
            <text:p>9399000</text:p>
          </table:table-cell>
          <table:table-cell office:value-type="float" office:value="9380000" calcext:value-type="float">
            <text:p>9380000</text:p>
          </table:table-cell>
          <table:table-cell office:value-type="float" office:value="9368000" calcext:value-type="float">
            <text:p>9368000</text:p>
          </table:table-cell>
          <table:table-cell office:value-type="float" office:value="9406000" calcext:value-type="float">
            <text:p>9406000</text:p>
          </table:table-cell>
          <table:table-cell office:value-type="float" office:value="9307000" calcext:value-type="float">
            <text:p>9307000</text:p>
          </table:table-cell>
          <table:table-cell office:value-type="float" office:value="9359000" calcext:value-type="float">
            <text:p>9359000</text:p>
          </table:table-cell>
          <table:table-cell office:value-type="float" office:value="9280000" calcext:value-type="float">
            <text:p>9280000</text:p>
          </table:table-cell>
          <table:table-cell office:value-type="float" office:value="9387000" calcext:value-type="float">
            <text:p>9387000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AVERAGE([.A73:.AY73])" office:value-type="float" office:value="9193680.78431373" calcext:value-type="float">
            <text:p>9193680.7843137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596000" calcext:value-type="float">
            <text:p>9596000</text:p>
          </table:table-cell>
          <table:table-cell office:value-type="float" office:value="9524000" calcext:value-type="float">
            <text:p>9524000</text:p>
          </table:table-cell>
          <table:table-cell office:value-type="float" office:value="9591000" calcext:value-type="float">
            <text:p>9591000</text:p>
          </table:table-cell>
          <table:table-cell table:number-columns-repeated="2" office:value-type="float" office:value="9594000" calcext:value-type="float">
            <text:p>9594000</text:p>
          </table:table-cell>
          <table:table-cell office:value-type="float" office:value="9578000" calcext:value-type="float">
            <text:p>9578000</text:p>
          </table:table-cell>
          <table:table-cell office:value-type="float" office:value="9559000" calcext:value-type="float">
            <text:p>9559000</text:p>
          </table:table-cell>
          <table:table-cell office:value-type="float" office:value="9851000" calcext:value-type="float">
            <text:p>9851000</text:p>
          </table:table-cell>
          <table:table-cell office:value-type="float" office:value="9605000" calcext:value-type="float">
            <text:p>9605000</text:p>
          </table:table-cell>
          <table:table-cell office:value-type="float" office:value="10616000" calcext:value-type="float">
            <text:p>10616000</text:p>
          </table:table-cell>
          <table:table-cell office:value-type="float" office:value="9603000" calcext:value-type="float">
            <text:p>9603000</text:p>
          </table:table-cell>
          <table:table-cell office:value-type="float" office:value="9492000" calcext:value-type="float">
            <text:p>9492000</text:p>
          </table:table-cell>
          <table:table-cell office:value-type="float" office:value="9562000" calcext:value-type="float">
            <text:p>9562000</text:p>
          </table:table-cell>
          <table:table-cell office:value-type="float" office:value="9571000" calcext:value-type="float">
            <text:p>9571000</text:p>
          </table:table-cell>
          <table:table-cell office:value-type="float" office:value="9595000" calcext:value-type="float">
            <text:p>9595000</text:p>
          </table:table-cell>
          <table:table-cell office:value-type="float" office:value="9536000" calcext:value-type="float">
            <text:p>9536000</text:p>
          </table:table-cell>
          <table:table-cell office:value-type="float" office:value="9556000" calcext:value-type="float">
            <text:p>9556000</text:p>
          </table:table-cell>
          <table:table-cell office:value-type="float" office:value="9590000" calcext:value-type="float">
            <text:p>9590000</text:p>
          </table:table-cell>
          <table:table-cell office:value-type="float" office:value="9569000" calcext:value-type="float">
            <text:p>9569000</text:p>
          </table:table-cell>
          <table:table-cell office:value-type="float" office:value="9567000" calcext:value-type="float">
            <text:p>9567000</text:p>
          </table:table-cell>
          <table:table-cell office:value-type="float" office:value="9442000" calcext:value-type="float">
            <text:p>9442000</text:p>
          </table:table-cell>
          <table:table-cell office:value-type="float" office:value="9535000" calcext:value-type="float">
            <text:p>9535000</text:p>
          </table:table-cell>
          <table:table-cell office:value-type="float" office:value="9568000" calcext:value-type="float">
            <text:p>9568000</text:p>
          </table:table-cell>
          <table:table-cell office:value-type="float" office:value="9538000" calcext:value-type="float">
            <text:p>9538000</text:p>
          </table:table-cell>
          <table:table-cell office:value-type="float" office:value="9607000" calcext:value-type="float">
            <text:p>9607000</text:p>
          </table:table-cell>
          <table:table-cell office:value-type="float" office:value="9606000" calcext:value-type="float">
            <text:p>9606000</text:p>
          </table:table-cell>
          <table:table-cell office:value-type="float" office:value="9457000" calcext:value-type="float">
            <text:p>9457000</text:p>
          </table:table-cell>
          <table:table-cell office:value-type="float" office:value="9571000" calcext:value-type="float">
            <text:p>9571000</text:p>
          </table:table-cell>
          <table:table-cell office:value-type="float" office:value="9632000" calcext:value-type="float">
            <text:p>9632000</text:p>
          </table:table-cell>
          <table:table-cell office:value-type="float" office:value="9450000" calcext:value-type="float">
            <text:p>9450000</text:p>
          </table:table-cell>
          <table:table-cell office:value-type="float" office:value="9622000" calcext:value-type="float">
            <text:p>9622000</text:p>
          </table:table-cell>
          <table:table-cell office:value-type="float" office:value="9580000" calcext:value-type="float">
            <text:p>9580000</text:p>
          </table:table-cell>
          <table:table-cell office:value-type="float" office:value="9622000" calcext:value-type="float">
            <text:p>9622000</text:p>
          </table:table-cell>
          <table:table-cell office:value-type="float" office:value="9513000" calcext:value-type="float">
            <text:p>9513000</text:p>
          </table:table-cell>
          <table:table-cell office:value-type="float" office:value="9555000" calcext:value-type="float">
            <text:p>9555000</text:p>
          </table:table-cell>
          <table:table-cell office:value-type="float" office:value="9631000" calcext:value-type="float">
            <text:p>9631000</text:p>
          </table:table-cell>
          <table:table-cell office:value-type="float" office:value="9590000" calcext:value-type="float">
            <text:p>9590000</text:p>
          </table:table-cell>
          <table:table-cell office:value-type="float" office:value="9481000" calcext:value-type="float">
            <text:p>9481000</text:p>
          </table:table-cell>
          <table:table-cell office:value-type="float" office:value="9550000" calcext:value-type="float">
            <text:p>9550000</text:p>
          </table:table-cell>
          <table:table-cell office:value-type="float" office:value="9528000" calcext:value-type="float">
            <text:p>9528000</text:p>
          </table:table-cell>
          <table:table-cell office:value-type="float" office:value="9517000" calcext:value-type="float">
            <text:p>9517000</text:p>
          </table:table-cell>
          <table:table-cell office:value-type="float" office:value="9688000" calcext:value-type="float">
            <text:p>9688000</text:p>
          </table:table-cell>
          <table:table-cell office:value-type="float" office:value="9560000" calcext:value-type="float">
            <text:p>9560000</text:p>
          </table:table-cell>
          <table:table-cell office:value-type="float" office:value="9535000" calcext:value-type="float">
            <text:p>9535000</text:p>
          </table:table-cell>
          <table:table-cell office:value-type="float" office:value="9482000" calcext:value-type="float">
            <text:p>9482000</text:p>
          </table:table-cell>
          <table:table-cell office:value-type="float" office:value="9623000" calcext:value-type="float">
            <text:p>9623000</text:p>
          </table:table-cell>
          <table:table-cell office:value-type="float" office:value="9619000" calcext:value-type="float">
            <text:p>9619000</text:p>
          </table:table-cell>
          <table:table-cell office:value-type="float" office:value="9564000" calcext:value-type="float">
            <text:p>9564000</text:p>
          </table:table-cell>
          <table:table-cell office:value-type="float" office:value="9550000" calcext:value-type="float">
            <text:p>9550000</text:p>
          </table:table-cell>
          <table:table-cell office:value-type="float" office:value="9427000" calcext:value-type="float">
            <text:p>9427000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AVERAGE([.A74:.AY74])" office:value-type="float" office:value="9399857.45098039" calcext:value-type="float">
            <text:p>9399857.4509803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681000" calcext:value-type="float">
            <text:p>8681000</text:p>
          </table:table-cell>
          <table:table-cell office:value-type="float" office:value="8695000" calcext:value-type="float">
            <text:p>8695000</text:p>
          </table:table-cell>
          <table:table-cell office:value-type="float" office:value="8664000" calcext:value-type="float">
            <text:p>8664000</text:p>
          </table:table-cell>
          <table:table-cell office:value-type="float" office:value="8798000" calcext:value-type="float">
            <text:p>8798000</text:p>
          </table:table-cell>
          <table:table-cell office:value-type="float" office:value="8658000" calcext:value-type="float">
            <text:p>8658000</text:p>
          </table:table-cell>
          <table:table-cell office:value-type="float" office:value="8646000" calcext:value-type="float">
            <text:p>8646000</text:p>
          </table:table-cell>
          <table:table-cell office:value-type="float" office:value="8687000" calcext:value-type="float">
            <text:p>8687000</text:p>
          </table:table-cell>
          <table:table-cell office:value-type="float" office:value="8731000" calcext:value-type="float">
            <text:p>8731000</text:p>
          </table:table-cell>
          <table:table-cell office:value-type="float" office:value="8678000" calcext:value-type="float">
            <text:p>8678000</text:p>
          </table:table-cell>
          <table:table-cell office:value-type="float" office:value="8735000" calcext:value-type="float">
            <text:p>8735000</text:p>
          </table:table-cell>
          <table:table-cell office:value-type="float" office:value="8843000" calcext:value-type="float">
            <text:p>8843000</text:p>
          </table:table-cell>
          <table:table-cell office:value-type="float" office:value="8704000" calcext:value-type="float">
            <text:p>8704000</text:p>
          </table:table-cell>
          <table:table-cell office:value-type="float" office:value="9815000" calcext:value-type="float">
            <text:p>9815000</text:p>
          </table:table-cell>
          <table:table-cell office:value-type="float" office:value="12329000" calcext:value-type="float">
            <text:p>12329000</text:p>
          </table:table-cell>
          <table:table-cell office:value-type="float" office:value="8773000" calcext:value-type="float">
            <text:p>8773000</text:p>
          </table:table-cell>
          <table:table-cell office:value-type="float" office:value="8682000" calcext:value-type="float">
            <text:p>8682000</text:p>
          </table:table-cell>
          <table:table-cell office:value-type="float" office:value="8698000" calcext:value-type="float">
            <text:p>8698000</text:p>
          </table:table-cell>
          <table:table-cell office:value-type="float" office:value="8754000" calcext:value-type="float">
            <text:p>8754000</text:p>
          </table:table-cell>
          <table:table-cell office:value-type="float" office:value="8680000" calcext:value-type="float">
            <text:p>8680000</text:p>
          </table:table-cell>
          <table:table-cell office:value-type="float" office:value="8714000" calcext:value-type="float">
            <text:p>8714000</text:p>
          </table:table-cell>
          <table:table-cell office:value-type="float" office:value="8713000" calcext:value-type="float">
            <text:p>8713000</text:p>
          </table:table-cell>
          <table:table-cell office:value-type="float" office:value="8732000" calcext:value-type="float">
            <text:p>8732000</text:p>
          </table:table-cell>
          <table:table-cell office:value-type="float" office:value="8688000" calcext:value-type="float">
            <text:p>8688000</text:p>
          </table:table-cell>
          <table:table-cell office:value-type="float" office:value="8699000" calcext:value-type="float">
            <text:p>8699000</text:p>
          </table:table-cell>
          <table:table-cell office:value-type="float" office:value="8724000" calcext:value-type="float">
            <text:p>8724000</text:p>
          </table:table-cell>
          <table:table-cell office:value-type="float" office:value="8703000" calcext:value-type="float">
            <text:p>8703000</text:p>
          </table:table-cell>
          <table:table-cell office:value-type="float" office:value="8646000" calcext:value-type="float">
            <text:p>8646000</text:p>
          </table:table-cell>
          <table:table-cell office:value-type="float" office:value="8751000" calcext:value-type="float">
            <text:p>8751000</text:p>
          </table:table-cell>
          <table:table-cell office:value-type="float" office:value="8679000" calcext:value-type="float">
            <text:p>8679000</text:p>
          </table:table-cell>
          <table:table-cell office:value-type="float" office:value="8681000" calcext:value-type="float">
            <text:p>8681000</text:p>
          </table:table-cell>
          <table:table-cell office:value-type="float" office:value="8749000" calcext:value-type="float">
            <text:p>8749000</text:p>
          </table:table-cell>
          <table:table-cell office:value-type="float" office:value="8724000" calcext:value-type="float">
            <text:p>8724000</text:p>
          </table:table-cell>
          <table:table-cell office:value-type="float" office:value="8769000" calcext:value-type="float">
            <text:p>8769000</text:p>
          </table:table-cell>
          <table:table-cell office:value-type="float" office:value="8721000" calcext:value-type="float">
            <text:p>8721000</text:p>
          </table:table-cell>
          <table:table-cell office:value-type="float" office:value="8699000" calcext:value-type="float">
            <text:p>8699000</text:p>
          </table:table-cell>
          <table:table-cell office:value-type="float" office:value="8721000" calcext:value-type="float">
            <text:p>8721000</text:p>
          </table:table-cell>
          <table:table-cell office:value-type="float" office:value="8705000" calcext:value-type="float">
            <text:p>8705000</text:p>
          </table:table-cell>
          <table:table-cell office:value-type="float" office:value="8716000" calcext:value-type="float">
            <text:p>8716000</text:p>
          </table:table-cell>
          <table:table-cell office:value-type="float" office:value="8735000" calcext:value-type="float">
            <text:p>8735000</text:p>
          </table:table-cell>
          <table:table-cell office:value-type="float" office:value="8699000" calcext:value-type="float">
            <text:p>8699000</text:p>
          </table:table-cell>
          <table:table-cell office:value-type="float" office:value="8714000" calcext:value-type="float">
            <text:p>8714000</text:p>
          </table:table-cell>
          <table:table-cell office:value-type="float" office:value="8620000" calcext:value-type="float">
            <text:p>8620000</text:p>
          </table:table-cell>
          <table:table-cell office:value-type="float" office:value="8761000" calcext:value-type="float">
            <text:p>8761000</text:p>
          </table:table-cell>
          <table:table-cell office:value-type="float" office:value="8739000" calcext:value-type="float">
            <text:p>8739000</text:p>
          </table:table-cell>
          <table:table-cell office:value-type="float" office:value="8719000" calcext:value-type="float">
            <text:p>8719000</text:p>
          </table:table-cell>
          <table:table-cell office:value-type="float" office:value="8720000" calcext:value-type="float">
            <text:p>8720000</text:p>
          </table:table-cell>
          <table:table-cell office:value-type="float" office:value="8686000" calcext:value-type="float">
            <text:p>8686000</text:p>
          </table:table-cell>
          <table:table-cell office:value-type="float" office:value="8678000" calcext:value-type="float">
            <text:p>8678000</text:p>
          </table:table-cell>
          <table:table-cell office:value-type="float" office:value="8698000" calcext:value-type="float">
            <text:p>8698000</text:p>
          </table:table-cell>
          <table:table-cell office:value-type="float" office:value="8708000" calcext:value-type="float">
            <text:p>8708000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AVERAGE([.A75:.AY75])" office:value-type="float" office:value="8632602.74509804" calcext:value-type="float">
            <text:p>8632602.7450980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917000" calcext:value-type="float">
            <text:p>8917000</text:p>
          </table:table-cell>
          <table:table-cell office:value-type="float" office:value="8995000" calcext:value-type="float">
            <text:p>8995000</text:p>
          </table:table-cell>
          <table:table-cell office:value-type="float" office:value="8949000" calcext:value-type="float">
            <text:p>8949000</text:p>
          </table:table-cell>
          <table:table-cell office:value-type="float" office:value="9091000" calcext:value-type="float">
            <text:p>9091000</text:p>
          </table:table-cell>
          <table:table-cell office:value-type="float" office:value="8943000" calcext:value-type="float">
            <text:p>8943000</text:p>
          </table:table-cell>
          <table:table-cell office:value-type="float" office:value="8940000" calcext:value-type="float">
            <text:p>8940000</text:p>
          </table:table-cell>
          <table:table-cell office:value-type="float" office:value="8917000" calcext:value-type="float">
            <text:p>8917000</text:p>
          </table:table-cell>
          <table:table-cell office:value-type="float" office:value="9003000" calcext:value-type="float">
            <text:p>9003000</text:p>
          </table:table-cell>
          <table:table-cell office:value-type="float" office:value="8968000" calcext:value-type="float">
            <text:p>8968000</text:p>
          </table:table-cell>
          <table:table-cell office:value-type="float" office:value="8950000" calcext:value-type="float">
            <text:p>8950000</text:p>
          </table:table-cell>
          <table:table-cell office:value-type="float" office:value="8955000" calcext:value-type="float">
            <text:p>8955000</text:p>
          </table:table-cell>
          <table:table-cell office:value-type="float" office:value="8992000" calcext:value-type="float">
            <text:p>8992000</text:p>
          </table:table-cell>
          <table:table-cell office:value-type="float" office:value="8958000" calcext:value-type="float">
            <text:p>8958000</text:p>
          </table:table-cell>
          <table:table-cell office:value-type="float" office:value="8923000" calcext:value-type="float">
            <text:p>8923000</text:p>
          </table:table-cell>
          <table:table-cell office:value-type="float" office:value="8938000" calcext:value-type="float">
            <text:p>8938000</text:p>
          </table:table-cell>
          <table:table-cell office:value-type="float" office:value="8922000" calcext:value-type="float">
            <text:p>8922000</text:p>
          </table:table-cell>
          <table:table-cell office:value-type="float" office:value="8940000" calcext:value-type="float">
            <text:p>8940000</text:p>
          </table:table-cell>
          <table:table-cell office:value-type="float" office:value="8936000" calcext:value-type="float">
            <text:p>8936000</text:p>
          </table:table-cell>
          <table:table-cell office:value-type="float" office:value="8972000" calcext:value-type="float">
            <text:p>8972000</text:p>
          </table:table-cell>
          <table:table-cell office:value-type="float" office:value="8953000" calcext:value-type="float">
            <text:p>8953000</text:p>
          </table:table-cell>
          <table:table-cell office:value-type="float" office:value="8955000" calcext:value-type="float">
            <text:p>8955000</text:p>
          </table:table-cell>
          <table:table-cell office:value-type="float" office:value="8967000" calcext:value-type="float">
            <text:p>8967000</text:p>
          </table:table-cell>
          <table:table-cell office:value-type="float" office:value="8934000" calcext:value-type="float">
            <text:p>8934000</text:p>
          </table:table-cell>
          <table:table-cell office:value-type="float" office:value="8954000" calcext:value-type="float">
            <text:p>8954000</text:p>
          </table:table-cell>
          <table:table-cell office:value-type="float" office:value="8955000" calcext:value-type="float">
            <text:p>8955000</text:p>
          </table:table-cell>
          <table:table-cell office:value-type="float" office:value="8982000" calcext:value-type="float">
            <text:p>8982000</text:p>
          </table:table-cell>
          <table:table-cell office:value-type="float" office:value="8959000" calcext:value-type="float">
            <text:p>8959000</text:p>
          </table:table-cell>
          <table:table-cell office:value-type="float" office:value="8939000" calcext:value-type="float">
            <text:p>8939000</text:p>
          </table:table-cell>
          <table:table-cell office:value-type="float" office:value="8932000" calcext:value-type="float">
            <text:p>8932000</text:p>
          </table:table-cell>
          <table:table-cell office:value-type="float" office:value="8947000" calcext:value-type="float">
            <text:p>8947000</text:p>
          </table:table-cell>
          <table:table-cell office:value-type="float" office:value="8981000" calcext:value-type="float">
            <text:p>8981000</text:p>
          </table:table-cell>
          <table:table-cell office:value-type="float" office:value="8897000" calcext:value-type="float">
            <text:p>8897000</text:p>
          </table:table-cell>
          <table:table-cell office:value-type="float" office:value="8927000" calcext:value-type="float">
            <text:p>8927000</text:p>
          </table:table-cell>
          <table:table-cell office:value-type="float" office:value="9018000" calcext:value-type="float">
            <text:p>9018000</text:p>
          </table:table-cell>
          <table:table-cell office:value-type="float" office:value="8968000" calcext:value-type="float">
            <text:p>8968000</text:p>
          </table:table-cell>
          <table:table-cell office:value-type="float" office:value="8890000" calcext:value-type="float">
            <text:p>8890000</text:p>
          </table:table-cell>
          <table:table-cell office:value-type="float" office:value="8960000" calcext:value-type="float">
            <text:p>8960000</text:p>
          </table:table-cell>
          <table:table-cell office:value-type="float" office:value="8957000" calcext:value-type="float">
            <text:p>8957000</text:p>
          </table:table-cell>
          <table:table-cell office:value-type="float" office:value="8941000" calcext:value-type="float">
            <text:p>8941000</text:p>
          </table:table-cell>
          <table:table-cell office:value-type="float" office:value="8915000" calcext:value-type="float">
            <text:p>8915000</text:p>
          </table:table-cell>
          <table:table-cell office:value-type="float" office:value="8949000" calcext:value-type="float">
            <text:p>8949000</text:p>
          </table:table-cell>
          <table:table-cell office:value-type="float" office:value="8972000" calcext:value-type="float">
            <text:p>8972000</text:p>
          </table:table-cell>
          <table:table-cell office:value-type="float" office:value="8852000" calcext:value-type="float">
            <text:p>8852000</text:p>
          </table:table-cell>
          <table:table-cell office:value-type="float" office:value="8996000" calcext:value-type="float">
            <text:p>8996000</text:p>
          </table:table-cell>
          <table:table-cell office:value-type="float" office:value="8987000" calcext:value-type="float">
            <text:p>8987000</text:p>
          </table:table-cell>
          <table:table-cell office:value-type="float" office:value="8879000" calcext:value-type="float">
            <text:p>8879000</text:p>
          </table:table-cell>
          <table:table-cell office:value-type="float" office:value="8961000" calcext:value-type="float">
            <text:p>8961000</text:p>
          </table:table-cell>
          <table:table-cell office:value-type="float" office:value="8932000" calcext:value-type="float">
            <text:p>8932000</text:p>
          </table:table-cell>
          <table:table-cell office:value-type="float" office:value="10196000" calcext:value-type="float">
            <text:p>10196000</text:p>
          </table:table-cell>
          <table:table-cell office:value-type="float" office:value="8974000" calcext:value-type="float">
            <text:p>8974000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AVERAGE([.A76:.AY76])" office:value-type="float" office:value="8800759.80392157" calcext:value-type="float">
            <text:p>8800759.8039215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683000" calcext:value-type="float">
            <text:p>8683000</text:p>
          </table:table-cell>
          <table:table-cell office:value-type="float" office:value="8659000" calcext:value-type="float">
            <text:p>8659000</text:p>
          </table:table-cell>
          <table:table-cell office:value-type="float" office:value="8592000" calcext:value-type="float">
            <text:p>8592000</text:p>
          </table:table-cell>
          <table:table-cell office:value-type="float" office:value="8680000" calcext:value-type="float">
            <text:p>8680000</text:p>
          </table:table-cell>
          <table:table-cell office:value-type="float" office:value="8675000" calcext:value-type="float">
            <text:p>8675000</text:p>
          </table:table-cell>
          <table:table-cell office:value-type="float" office:value="8670000" calcext:value-type="float">
            <text:p>8670000</text:p>
          </table:table-cell>
          <table:table-cell office:value-type="float" office:value="8678000" calcext:value-type="float">
            <text:p>8678000</text:p>
          </table:table-cell>
          <table:table-cell office:value-type="float" office:value="8592000" calcext:value-type="float">
            <text:p>8592000</text:p>
          </table:table-cell>
          <table:table-cell office:value-type="float" office:value="8668000" calcext:value-type="float">
            <text:p>8668000</text:p>
          </table:table-cell>
          <table:table-cell office:value-type="float" office:value="8663000" calcext:value-type="float">
            <text:p>8663000</text:p>
          </table:table-cell>
          <table:table-cell office:value-type="float" office:value="8660000" calcext:value-type="float">
            <text:p>8660000</text:p>
          </table:table-cell>
          <table:table-cell office:value-type="float" office:value="8919000" calcext:value-type="float">
            <text:p>8919000</text:p>
          </table:table-cell>
          <table:table-cell office:value-type="float" office:value="12072000" calcext:value-type="float">
            <text:p>12072000</text:p>
          </table:table-cell>
          <table:table-cell office:value-type="float" office:value="8565000" calcext:value-type="float">
            <text:p>8565000</text:p>
          </table:table-cell>
          <table:table-cell office:value-type="float" office:value="8654000" calcext:value-type="float">
            <text:p>8654000</text:p>
          </table:table-cell>
          <table:table-cell office:value-type="float" office:value="8622000" calcext:value-type="float">
            <text:p>8622000</text:p>
          </table:table-cell>
          <table:table-cell office:value-type="float" office:value="8672000" calcext:value-type="float">
            <text:p>8672000</text:p>
          </table:table-cell>
          <table:table-cell office:value-type="float" office:value="8678000" calcext:value-type="float">
            <text:p>8678000</text:p>
          </table:table-cell>
          <table:table-cell office:value-type="float" office:value="8555000" calcext:value-type="float">
            <text:p>8555000</text:p>
          </table:table-cell>
          <table:table-cell office:value-type="float" office:value="8665000" calcext:value-type="float">
            <text:p>8665000</text:p>
          </table:table-cell>
          <table:table-cell office:value-type="float" office:value="8627000" calcext:value-type="float">
            <text:p>8627000</text:p>
          </table:table-cell>
          <table:table-cell office:value-type="float" office:value="8698000" calcext:value-type="float">
            <text:p>8698000</text:p>
          </table:table-cell>
          <table:table-cell office:value-type="float" office:value="8652000" calcext:value-type="float">
            <text:p>8652000</text:p>
          </table:table-cell>
          <table:table-cell office:value-type="float" office:value="8657000" calcext:value-type="float">
            <text:p>8657000</text:p>
          </table:table-cell>
          <table:table-cell office:value-type="float" office:value="8642000" calcext:value-type="float">
            <text:p>8642000</text:p>
          </table:table-cell>
          <table:table-cell office:value-type="float" office:value="8711000" calcext:value-type="float">
            <text:p>8711000</text:p>
          </table:table-cell>
          <table:table-cell office:value-type="float" office:value="8523000" calcext:value-type="float">
            <text:p>8523000</text:p>
          </table:table-cell>
          <table:table-cell office:value-type="float" office:value="8665000" calcext:value-type="float">
            <text:p>8665000</text:p>
          </table:table-cell>
          <table:table-cell office:value-type="float" office:value="8624000" calcext:value-type="float">
            <text:p>8624000</text:p>
          </table:table-cell>
          <table:table-cell office:value-type="float" office:value="8576000" calcext:value-type="float">
            <text:p>8576000</text:p>
          </table:table-cell>
          <table:table-cell office:value-type="float" office:value="8669000" calcext:value-type="float">
            <text:p>8669000</text:p>
          </table:table-cell>
          <table:table-cell office:value-type="float" office:value="8656000" calcext:value-type="float">
            <text:p>8656000</text:p>
          </table:table-cell>
          <table:table-cell office:value-type="float" office:value="8669000" calcext:value-type="float">
            <text:p>8669000</text:p>
          </table:table-cell>
          <table:table-cell office:value-type="float" office:value="8645000" calcext:value-type="float">
            <text:p>8645000</text:p>
          </table:table-cell>
          <table:table-cell office:value-type="float" office:value="8669000" calcext:value-type="float">
            <text:p>8669000</text:p>
          </table:table-cell>
          <table:table-cell office:value-type="float" office:value="8668000" calcext:value-type="float">
            <text:p>8668000</text:p>
          </table:table-cell>
          <table:table-cell office:value-type="float" office:value="8645000" calcext:value-type="float">
            <text:p>8645000</text:p>
          </table:table-cell>
          <table:table-cell office:value-type="float" office:value="8651000" calcext:value-type="float">
            <text:p>8651000</text:p>
          </table:table-cell>
          <table:table-cell office:value-type="float" office:value="8692000" calcext:value-type="float">
            <text:p>8692000</text:p>
          </table:table-cell>
          <table:table-cell office:value-type="float" office:value="8599000" calcext:value-type="float">
            <text:p>8599000</text:p>
          </table:table-cell>
          <table:table-cell office:value-type="float" office:value="8646000" calcext:value-type="float">
            <text:p>8646000</text:p>
          </table:table-cell>
          <table:table-cell office:value-type="float" office:value="8631000" calcext:value-type="float">
            <text:p>8631000</text:p>
          </table:table-cell>
          <table:table-cell office:value-type="float" office:value="8681000" calcext:value-type="float">
            <text:p>8681000</text:p>
          </table:table-cell>
          <table:table-cell office:value-type="float" office:value="8624000" calcext:value-type="float">
            <text:p>8624000</text:p>
          </table:table-cell>
          <table:table-cell office:value-type="float" office:value="8544000" calcext:value-type="float">
            <text:p>8544000</text:p>
          </table:table-cell>
          <table:table-cell office:value-type="float" office:value="8619000" calcext:value-type="float">
            <text:p>8619000</text:p>
          </table:table-cell>
          <table:table-cell office:value-type="float" office:value="8665000" calcext:value-type="float">
            <text:p>8665000</text:p>
          </table:table-cell>
          <table:table-cell office:value-type="float" office:value="8676000" calcext:value-type="float">
            <text:p>8676000</text:p>
          </table:table-cell>
          <table:table-cell office:value-type="float" office:value="8666000" calcext:value-type="float">
            <text:p>8666000</text:p>
          </table:table-cell>
          <table:table-cell office:value-type="float" office:value="8633000" calcext:value-type="float">
            <text:p>8633000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AVERAGE([.A77:.AY77])" office:value-type="float" office:value="8547956.07843137" calcext:value-type="float">
            <text:p>8547956.0784313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996000" calcext:value-type="float">
            <text:p>8996000</text:p>
          </table:table-cell>
          <table:table-cell office:value-type="float" office:value="9137000" calcext:value-type="float">
            <text:p>9137000</text:p>
          </table:table-cell>
          <table:table-cell office:value-type="float" office:value="10497000" calcext:value-type="float">
            <text:p>10497000</text:p>
          </table:table-cell>
          <table:table-cell office:value-type="float" office:value="9124000" calcext:value-type="float">
            <text:p>9124000</text:p>
          </table:table-cell>
          <table:table-cell office:value-type="float" office:value="9103000" calcext:value-type="float">
            <text:p>9103000</text:p>
          </table:table-cell>
          <table:table-cell office:value-type="float" office:value="9112000" calcext:value-type="float">
            <text:p>9112000</text:p>
          </table:table-cell>
          <table:table-cell office:value-type="float" office:value="9095000" calcext:value-type="float">
            <text:p>9095000</text:p>
          </table:table-cell>
          <table:table-cell office:value-type="float" office:value="9057000" calcext:value-type="float">
            <text:p>9057000</text:p>
          </table:table-cell>
          <table:table-cell office:value-type="float" office:value="9085000" calcext:value-type="float">
            <text:p>9085000</text:p>
          </table:table-cell>
          <table:table-cell office:value-type="float" office:value="9027000" calcext:value-type="float">
            <text:p>9027000</text:p>
          </table:table-cell>
          <table:table-cell office:value-type="float" office:value="9041000" calcext:value-type="float">
            <text:p>9041000</text:p>
          </table:table-cell>
          <table:table-cell office:value-type="float" office:value="9117000" calcext:value-type="float">
            <text:p>9117000</text:p>
          </table:table-cell>
          <table:table-cell office:value-type="float" office:value="8977000" calcext:value-type="float">
            <text:p>8977000</text:p>
          </table:table-cell>
          <table:table-cell office:value-type="float" office:value="9016000" calcext:value-type="float">
            <text:p>9016000</text:p>
          </table:table-cell>
          <table:table-cell office:value-type="float" office:value="8969000" calcext:value-type="float">
            <text:p>8969000</text:p>
          </table:table-cell>
          <table:table-cell office:value-type="float" office:value="9187000" calcext:value-type="float">
            <text:p>9187000</text:p>
          </table:table-cell>
          <table:table-cell office:value-type="float" office:value="9047000" calcext:value-type="float">
            <text:p>9047000</text:p>
          </table:table-cell>
          <table:table-cell office:value-type="float" office:value="9081000" calcext:value-type="float">
            <text:p>9081000</text:p>
          </table:table-cell>
          <table:table-cell office:value-type="float" office:value="9092000" calcext:value-type="float">
            <text:p>9092000</text:p>
          </table:table-cell>
          <table:table-cell office:value-type="float" office:value="9088000" calcext:value-type="float">
            <text:p>9088000</text:p>
          </table:table-cell>
          <table:table-cell office:value-type="float" office:value="9064000" calcext:value-type="float">
            <text:p>9064000</text:p>
          </table:table-cell>
          <table:table-cell office:value-type="float" office:value="9102000" calcext:value-type="float">
            <text:p>9102000</text:p>
          </table:table-cell>
          <table:table-cell office:value-type="float" office:value="9079000" calcext:value-type="float">
            <text:p>9079000</text:p>
          </table:table-cell>
          <table:table-cell office:value-type="float" office:value="9088000" calcext:value-type="float">
            <text:p>9088000</text:p>
          </table:table-cell>
          <table:table-cell office:value-type="float" office:value="9021000" calcext:value-type="float">
            <text:p>9021000</text:p>
          </table:table-cell>
          <table:table-cell office:value-type="float" office:value="9018000" calcext:value-type="float">
            <text:p>9018000</text:p>
          </table:table-cell>
          <table:table-cell office:value-type="float" office:value="9161000" calcext:value-type="float">
            <text:p>9161000</text:p>
          </table:table-cell>
          <table:table-cell office:value-type="float" office:value="9078000" calcext:value-type="float">
            <text:p>9078000</text:p>
          </table:table-cell>
          <table:table-cell office:value-type="float" office:value="9023000" calcext:value-type="float">
            <text:p>9023000</text:p>
          </table:table-cell>
          <table:table-cell office:value-type="float" office:value="9072000" calcext:value-type="float">
            <text:p>9072000</text:p>
          </table:table-cell>
          <table:table-cell office:value-type="float" office:value="9036000" calcext:value-type="float">
            <text:p>9036000</text:p>
          </table:table-cell>
          <table:table-cell office:value-type="float" office:value="9086000" calcext:value-type="float">
            <text:p>9086000</text:p>
          </table:table-cell>
          <table:table-cell office:value-type="float" office:value="9123000" calcext:value-type="float">
            <text:p>9123000</text:p>
          </table:table-cell>
          <table:table-cell office:value-type="float" office:value="9086000" calcext:value-type="float">
            <text:p>9086000</text:p>
          </table:table-cell>
          <table:table-cell office:value-type="float" office:value="9037000" calcext:value-type="float">
            <text:p>9037000</text:p>
          </table:table-cell>
          <table:table-cell office:value-type="float" office:value="9128000" calcext:value-type="float">
            <text:p>9128000</text:p>
          </table:table-cell>
          <table:table-cell office:value-type="float" office:value="9071000" calcext:value-type="float">
            <text:p>9071000</text:p>
          </table:table-cell>
          <table:table-cell office:value-type="float" office:value="9023000" calcext:value-type="float">
            <text:p>9023000</text:p>
          </table:table-cell>
          <table:table-cell office:value-type="float" office:value="9033000" calcext:value-type="float">
            <text:p>9033000</text:p>
          </table:table-cell>
          <table:table-cell office:value-type="float" office:value="9091000" calcext:value-type="float">
            <text:p>9091000</text:p>
          </table:table-cell>
          <table:table-cell office:value-type="float" office:value="9166000" calcext:value-type="float">
            <text:p>9166000</text:p>
          </table:table-cell>
          <table:table-cell office:value-type="float" office:value="9155000" calcext:value-type="float">
            <text:p>9155000</text:p>
          </table:table-cell>
          <table:table-cell office:value-type="float" office:value="9087000" calcext:value-type="float">
            <text:p>9087000</text:p>
          </table:table-cell>
          <table:table-cell office:value-type="float" office:value="9136000" calcext:value-type="float">
            <text:p>9136000</text:p>
          </table:table-cell>
          <table:table-cell office:value-type="float" office:value="9023000" calcext:value-type="float">
            <text:p>9023000</text:p>
          </table:table-cell>
          <table:table-cell office:value-type="float" office:value="9134000" calcext:value-type="float">
            <text:p>9134000</text:p>
          </table:table-cell>
          <table:table-cell office:value-type="float" office:value="9111000" calcext:value-type="float">
            <text:p>9111000</text:p>
          </table:table-cell>
          <table:table-cell office:value-type="float" office:value="9137000" calcext:value-type="float">
            <text:p>9137000</text:p>
          </table:table-cell>
          <table:table-cell office:value-type="float" office:value="9088000" calcext:value-type="float">
            <text:p>9088000</text:p>
          </table:table-cell>
          <table:table-cell office:value-type="float" office:value="9110000" calcext:value-type="float">
            <text:p>9110000</text:p>
          </table:table-cell>
          <table:table-cell/>
          <table:table-cell office:value-type="float" office:value="770" calcext:value-type="float">
            <text:p>770</text:p>
          </table:table-cell>
          <table:table-cell table:formula="of:=AVERAGE([.A78:.AY78])" office:value-type="float" office:value="8929720.98039216" calcext:value-type="float">
            <text:p>8929720.9803921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9287000" calcext:value-type="float">
            <text:p>9287000</text:p>
          </table:table-cell>
          <table:table-cell office:value-type="float" office:value="9314000" calcext:value-type="float">
            <text:p>9314000</text:p>
          </table:table-cell>
          <table:table-cell office:value-type="float" office:value="9276000" calcext:value-type="float">
            <text:p>9276000</text:p>
          </table:table-cell>
          <table:table-cell office:value-type="float" office:value="9303000" calcext:value-type="float">
            <text:p>9303000</text:p>
          </table:table-cell>
          <table:table-cell office:value-type="float" office:value="10504000" calcext:value-type="float">
            <text:p>10504000</text:p>
          </table:table-cell>
          <table:table-cell office:value-type="float" office:value="9282000" calcext:value-type="float">
            <text:p>9282000</text:p>
          </table:table-cell>
          <table:table-cell office:value-type="float" office:value="9274000" calcext:value-type="float">
            <text:p>9274000</text:p>
          </table:table-cell>
          <table:table-cell office:value-type="float" office:value="9224000" calcext:value-type="float">
            <text:p>9224000</text:p>
          </table:table-cell>
          <table:table-cell office:value-type="float" office:value="9205000" calcext:value-type="float">
            <text:p>9205000</text:p>
          </table:table-cell>
          <table:table-cell office:value-type="float" office:value="9253000" calcext:value-type="float">
            <text:p>9253000</text:p>
          </table:table-cell>
          <table:table-cell office:value-type="float" office:value="9326000" calcext:value-type="float">
            <text:p>9326000</text:p>
          </table:table-cell>
          <table:table-cell office:value-type="float" office:value="9225000" calcext:value-type="float">
            <text:p>9225000</text:p>
          </table:table-cell>
          <table:table-cell office:value-type="float" office:value="9300000" calcext:value-type="float">
            <text:p>9300000</text:p>
          </table:table-cell>
          <table:table-cell office:value-type="float" office:value="9454000" calcext:value-type="float">
            <text:p>9454000</text:p>
          </table:table-cell>
          <table:table-cell office:value-type="float" office:value="9257000" calcext:value-type="float">
            <text:p>9257000</text:p>
          </table:table-cell>
          <table:table-cell office:value-type="float" office:value="9302000" calcext:value-type="float">
            <text:p>9302000</text:p>
          </table:table-cell>
          <table:table-cell office:value-type="float" office:value="9301000" calcext:value-type="float">
            <text:p>9301000</text:p>
          </table:table-cell>
          <table:table-cell office:value-type="float" office:value="9229000" calcext:value-type="float">
            <text:p>9229000</text:p>
          </table:table-cell>
          <table:table-cell office:value-type="float" office:value="9206000" calcext:value-type="float">
            <text:p>9206000</text:p>
          </table:table-cell>
          <table:table-cell office:value-type="float" office:value="9244000" calcext:value-type="float">
            <text:p>9244000</text:p>
          </table:table-cell>
          <table:table-cell office:value-type="float" office:value="9367000" calcext:value-type="float">
            <text:p>9367000</text:p>
          </table:table-cell>
          <table:table-cell office:value-type="float" office:value="9209000" calcext:value-type="float">
            <text:p>9209000</text:p>
          </table:table-cell>
          <table:table-cell office:value-type="float" office:value="9302000" calcext:value-type="float">
            <text:p>9302000</text:p>
          </table:table-cell>
          <table:table-cell office:value-type="float" office:value="9293000" calcext:value-type="float">
            <text:p>9293000</text:p>
          </table:table-cell>
          <table:table-cell office:value-type="float" office:value="9269000" calcext:value-type="float">
            <text:p>9269000</text:p>
          </table:table-cell>
          <table:table-cell office:value-type="float" office:value="9240000" calcext:value-type="float">
            <text:p>9240000</text:p>
          </table:table-cell>
          <table:table-cell office:value-type="float" office:value="9231000" calcext:value-type="float">
            <text:p>9231000</text:p>
          </table:table-cell>
          <table:table-cell office:value-type="float" office:value="9237000" calcext:value-type="float">
            <text:p>9237000</text:p>
          </table:table-cell>
          <table:table-cell office:value-type="float" office:value="9290000" calcext:value-type="float">
            <text:p>9290000</text:p>
          </table:table-cell>
          <table:table-cell office:value-type="float" office:value="10753000" calcext:value-type="float">
            <text:p>10753000</text:p>
          </table:table-cell>
          <table:table-cell office:value-type="float" office:value="9254000" calcext:value-type="float">
            <text:p>9254000</text:p>
          </table:table-cell>
          <table:table-cell office:value-type="float" office:value="9271000" calcext:value-type="float">
            <text:p>9271000</text:p>
          </table:table-cell>
          <table:table-cell office:value-type="float" office:value="9294000" calcext:value-type="float">
            <text:p>9294000</text:p>
          </table:table-cell>
          <table:table-cell office:value-type="float" office:value="9288000" calcext:value-type="float">
            <text:p>9288000</text:p>
          </table:table-cell>
          <table:table-cell office:value-type="float" office:value="9236000" calcext:value-type="float">
            <text:p>9236000</text:p>
          </table:table-cell>
          <table:table-cell office:value-type="float" office:value="9159000" calcext:value-type="float">
            <text:p>9159000</text:p>
          </table:table-cell>
          <table:table-cell office:value-type="float" office:value="9286000" calcext:value-type="float">
            <text:p>9286000</text:p>
          </table:table-cell>
          <table:table-cell office:value-type="float" office:value="9291000" calcext:value-type="float">
            <text:p>9291000</text:p>
          </table:table-cell>
          <table:table-cell office:value-type="float" office:value="9250000" calcext:value-type="float">
            <text:p>9250000</text:p>
          </table:table-cell>
          <table:table-cell office:value-type="float" office:value="9301000" calcext:value-type="float">
            <text:p>9301000</text:p>
          </table:table-cell>
          <table:table-cell office:value-type="float" office:value="9196000" calcext:value-type="float">
            <text:p>9196000</text:p>
          </table:table-cell>
          <table:table-cell office:value-type="float" office:value="9283000" calcext:value-type="float">
            <text:p>9283000</text:p>
          </table:table-cell>
          <table:table-cell office:value-type="float" office:value="9396000" calcext:value-type="float">
            <text:p>9396000</text:p>
          </table:table-cell>
          <table:table-cell office:value-type="float" office:value="9366000" calcext:value-type="float">
            <text:p>9366000</text:p>
          </table:table-cell>
          <table:table-cell office:value-type="float" office:value="9272000" calcext:value-type="float">
            <text:p>9272000</text:p>
          </table:table-cell>
          <table:table-cell office:value-type="float" office:value="9280000" calcext:value-type="float">
            <text:p>9280000</text:p>
          </table:table-cell>
          <table:table-cell office:value-type="float" office:value="9309000" calcext:value-type="float">
            <text:p>9309000</text:p>
          </table:table-cell>
          <table:table-cell office:value-type="float" office:value="9290000" calcext:value-type="float">
            <text:p>9290000</text:p>
          </table:table-cell>
          <table:table-cell office:value-type="float" office:value="9176000" calcext:value-type="float">
            <text:p>9176000</text:p>
          </table:table-cell>
          <table:table-cell office:value-type="float" office:value="9276000" calcext:value-type="float">
            <text:p>9276000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AVERAGE([.A79:.AY79])" office:value-type="float" office:value="9145721.17647059" calcext:value-type="float">
            <text:p>9145721.1764705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076000" calcext:value-type="float">
            <text:p>11076000</text:p>
          </table:table-cell>
          <table:table-cell office:value-type="float" office:value="11123000" calcext:value-type="float">
            <text:p>11123000</text:p>
          </table:table-cell>
          <table:table-cell office:value-type="float" office:value="11061000" calcext:value-type="float">
            <text:p>11061000</text:p>
          </table:table-cell>
          <table:table-cell office:value-type="float" office:value="11099000" calcext:value-type="float">
            <text:p>11099000</text:p>
          </table:table-cell>
          <table:table-cell office:value-type="float" office:value="11113000" calcext:value-type="float">
            <text:p>11113000</text:p>
          </table:table-cell>
          <table:table-cell office:value-type="float" office:value="11100000" calcext:value-type="float">
            <text:p>11100000</text:p>
          </table:table-cell>
          <table:table-cell office:value-type="float" office:value="12655000" calcext:value-type="float">
            <text:p>12655000</text:p>
          </table:table-cell>
          <table:table-cell office:value-type="float" office:value="11121000" calcext:value-type="float">
            <text:p>11121000</text:p>
          </table:table-cell>
          <table:table-cell office:value-type="float" office:value="11104000" calcext:value-type="float">
            <text:p>11104000</text:p>
          </table:table-cell>
          <table:table-cell office:value-type="float" office:value="11130000" calcext:value-type="float">
            <text:p>11130000</text:p>
          </table:table-cell>
          <table:table-cell office:value-type="float" office:value="11120000" calcext:value-type="float">
            <text:p>11120000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11103000" calcext:value-type="float">
            <text:p>11103000</text:p>
          </table:table-cell>
          <table:table-cell office:value-type="float" office:value="11117000" calcext:value-type="float">
            <text:p>11117000</text:p>
          </table:table-cell>
          <table:table-cell office:value-type="float" office:value="11081000" calcext:value-type="float">
            <text:p>11081000</text:p>
          </table:table-cell>
          <table:table-cell office:value-type="float" office:value="11096000" calcext:value-type="float">
            <text:p>11096000</text:p>
          </table:table-cell>
          <table:table-cell office:value-type="float" office:value="11071000" calcext:value-type="float">
            <text:p>11071000</text:p>
          </table:table-cell>
          <table:table-cell office:value-type="float" office:value="11115000" calcext:value-type="float">
            <text:p>11115000</text:p>
          </table:table-cell>
          <table:table-cell office:value-type="float" office:value="11076000" calcext:value-type="float">
            <text:p>11076000</text:p>
          </table:table-cell>
          <table:table-cell office:value-type="float" office:value="11105000" calcext:value-type="float">
            <text:p>11105000</text:p>
          </table:table-cell>
          <table:table-cell office:value-type="float" office:value="11044000" calcext:value-type="float">
            <text:p>11044000</text:p>
          </table:table-cell>
          <table:table-cell office:value-type="float" office:value="11080000" calcext:value-type="float">
            <text:p>11080000</text:p>
          </table:table-cell>
          <table:table-cell office:value-type="float" office:value="11131000" calcext:value-type="float">
            <text:p>11131000</text:p>
          </table:table-cell>
          <table:table-cell office:value-type="float" office:value="11116000" calcext:value-type="float">
            <text:p>11116000</text:p>
          </table:table-cell>
          <table:table-cell office:value-type="float" office:value="11106000" calcext:value-type="float">
            <text:p>11106000</text:p>
          </table:table-cell>
          <table:table-cell office:value-type="float" office:value="10991000" calcext:value-type="float">
            <text:p>10991000</text:p>
          </table:table-cell>
          <table:table-cell office:value-type="float" office:value="11134000" calcext:value-type="float">
            <text:p>11134000</text:p>
          </table:table-cell>
          <table:table-cell office:value-type="float" office:value="11106000" calcext:value-type="float">
            <text:p>11106000</text:p>
          </table:table-cell>
          <table:table-cell office:value-type="float" office:value="11120000" calcext:value-type="float">
            <text:p>11120000</text:p>
          </table:table-cell>
          <table:table-cell table:number-columns-repeated="2" office:value-type="float" office:value="11090000" calcext:value-type="float">
            <text:p>11090000</text:p>
          </table:table-cell>
          <table:table-cell office:value-type="float" office:value="11123000" calcext:value-type="float">
            <text:p>11123000</text:p>
          </table:table-cell>
          <table:table-cell office:value-type="float" office:value="11125000" calcext:value-type="float">
            <text:p>11125000</text:p>
          </table:table-cell>
          <table:table-cell office:value-type="float" office:value="11073000" calcext:value-type="float">
            <text:p>11073000</text:p>
          </table:table-cell>
          <table:table-cell office:value-type="float" office:value="11136000" calcext:value-type="float">
            <text:p>11136000</text:p>
          </table:table-cell>
          <table:table-cell office:value-type="float" office:value="11101000" calcext:value-type="float">
            <text:p>11101000</text:p>
          </table:table-cell>
          <table:table-cell office:value-type="float" office:value="11127000" calcext:value-type="float">
            <text:p>11127000</text:p>
          </table:table-cell>
          <table:table-cell office:value-type="float" office:value="11109000" calcext:value-type="float">
            <text:p>11109000</text:p>
          </table:table-cell>
          <table:table-cell office:value-type="float" office:value="11095000" calcext:value-type="float">
            <text:p>11095000</text:p>
          </table:table-cell>
          <table:table-cell office:value-type="float" office:value="11120000" calcext:value-type="float">
            <text:p>11120000</text:p>
          </table:table-cell>
          <table:table-cell office:value-type="float" office:value="11107000" calcext:value-type="float">
            <text:p>11107000</text:p>
          </table:table-cell>
          <table:table-cell office:value-type="float" office:value="11147000" calcext:value-type="float">
            <text:p>11147000</text:p>
          </table:table-cell>
          <table:table-cell office:value-type="float" office:value="11125000" calcext:value-type="float">
            <text:p>11125000</text:p>
          </table:table-cell>
          <table:table-cell office:value-type="float" office:value="11083000" calcext:value-type="float">
            <text:p>11083000</text:p>
          </table:table-cell>
          <table:table-cell office:value-type="float" office:value="11092000" calcext:value-type="float">
            <text:p>11092000</text:p>
          </table:table-cell>
          <table:table-cell office:value-type="float" office:value="11081000" calcext:value-type="float">
            <text:p>11081000</text:p>
          </table:table-cell>
          <table:table-cell office:value-type="float" office:value="11078000" calcext:value-type="float">
            <text:p>11078000</text:p>
          </table:table-cell>
          <table:table-cell office:value-type="float" office:value="11125000" calcext:value-type="float">
            <text:p>11125000</text:p>
          </table:table-cell>
          <table:table-cell office:value-type="float" office:value="11230000" calcext:value-type="float">
            <text:p>11230000</text:p>
          </table:table-cell>
          <table:table-cell office:value-type="float" office:value="11046000" calcext:value-type="float">
            <text:p>11046000</text:p>
          </table:table-cell>
          <table:table-cell/>
          <table:table-cell office:value-type="float" office:value="790" calcext:value-type="float">
            <text:p>790</text:p>
          </table:table-cell>
          <table:table-cell table:formula="of:=AVERAGE([.A80:.AY80])" office:value-type="float" office:value="10915662.5490196" calcext:value-type="float">
            <text:p>10915662.549019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1177000" calcext:value-type="float">
            <text:p>11177000</text:p>
          </table:table-cell>
          <table:table-cell office:value-type="float" office:value="11149000" calcext:value-type="float">
            <text:p>11149000</text:p>
          </table:table-cell>
          <table:table-cell office:value-type="float" office:value="11226000" calcext:value-type="float">
            <text:p>11226000</text:p>
          </table:table-cell>
          <table:table-cell office:value-type="float" office:value="11176000" calcext:value-type="float">
            <text:p>11176000</text:p>
          </table:table-cell>
          <table:table-cell office:value-type="float" office:value="11114000" calcext:value-type="float">
            <text:p>11114000</text:p>
          </table:table-cell>
          <table:table-cell office:value-type="float" office:value="11088000" calcext:value-type="float">
            <text:p>11088000</text:p>
          </table:table-cell>
          <table:table-cell office:value-type="float" office:value="11185000" calcext:value-type="float">
            <text:p>11185000</text:p>
          </table:table-cell>
          <table:table-cell office:value-type="float" office:value="11178000" calcext:value-type="float">
            <text:p>11178000</text:p>
          </table:table-cell>
          <table:table-cell office:value-type="float" office:value="11093000" calcext:value-type="float">
            <text:p>11093000</text:p>
          </table:table-cell>
          <table:table-cell office:value-type="float" office:value="11317000" calcext:value-type="float">
            <text:p>11317000</text:p>
          </table:table-cell>
          <table:table-cell office:value-type="float" office:value="11192000" calcext:value-type="float">
            <text:p>11192000</text:p>
          </table:table-cell>
          <table:table-cell office:value-type="float" office:value="11231000" calcext:value-type="float">
            <text:p>11231000</text:p>
          </table:table-cell>
          <table:table-cell office:value-type="float" office:value="11173000" calcext:value-type="float">
            <text:p>11173000</text:p>
          </table:table-cell>
          <table:table-cell office:value-type="float" office:value="11164000" calcext:value-type="float">
            <text:p>11164000</text:p>
          </table:table-cell>
          <table:table-cell office:value-type="float" office:value="11224000" calcext:value-type="float">
            <text:p>11224000</text:p>
          </table:table-cell>
          <table:table-cell office:value-type="float" office:value="11257000" calcext:value-type="float">
            <text:p>11257000</text:p>
          </table:table-cell>
          <table:table-cell office:value-type="float" office:value="11211000" calcext:value-type="float">
            <text:p>11211000</text:p>
          </table:table-cell>
          <table:table-cell office:value-type="float" office:value="11130000" calcext:value-type="float">
            <text:p>11130000</text:p>
          </table:table-cell>
          <table:table-cell office:value-type="float" office:value="11193000" calcext:value-type="float">
            <text:p>11193000</text:p>
          </table:table-cell>
          <table:table-cell office:value-type="float" office:value="11139000" calcext:value-type="float">
            <text:p>11139000</text:p>
          </table:table-cell>
          <table:table-cell office:value-type="float" office:value="11202000" calcext:value-type="float">
            <text:p>11202000</text:p>
          </table:table-cell>
          <table:table-cell office:value-type="float" office:value="11250000" calcext:value-type="float">
            <text:p>11250000</text:p>
          </table:table-cell>
          <table:table-cell office:value-type="float" office:value="11230000" calcext:value-type="float">
            <text:p>11230000</text:p>
          </table:table-cell>
          <table:table-cell office:value-type="float" office:value="11190000" calcext:value-type="float">
            <text:p>11190000</text:p>
          </table:table-cell>
          <table:table-cell office:value-type="float" office:value="11176000" calcext:value-type="float">
            <text:p>11176000</text:p>
          </table:table-cell>
          <table:table-cell office:value-type="float" office:value="11180000" calcext:value-type="float">
            <text:p>11180000</text:p>
          </table:table-cell>
          <table:table-cell office:value-type="float" office:value="11212000" calcext:value-type="float">
            <text:p>11212000</text:p>
          </table:table-cell>
          <table:table-cell office:value-type="float" office:value="11229000" calcext:value-type="float">
            <text:p>11229000</text:p>
          </table:table-cell>
          <table:table-cell office:value-type="float" office:value="11054000" calcext:value-type="float">
            <text:p>11054000</text:p>
          </table:table-cell>
          <table:table-cell office:value-type="float" office:value="11089000" calcext:value-type="float">
            <text:p>11089000</text:p>
          </table:table-cell>
          <table:table-cell office:value-type="float" office:value="11210000" calcext:value-type="float">
            <text:p>11210000</text:p>
          </table:table-cell>
          <table:table-cell office:value-type="float" office:value="11153000" calcext:value-type="float">
            <text:p>11153000</text:p>
          </table:table-cell>
          <table:table-cell office:value-type="float" office:value="11202000" calcext:value-type="float">
            <text:p>11202000</text:p>
          </table:table-cell>
          <table:table-cell office:value-type="float" office:value="11148000" calcext:value-type="float">
            <text:p>11148000</text:p>
          </table:table-cell>
          <table:table-cell office:value-type="float" office:value="11223000" calcext:value-type="float">
            <text:p>11223000</text:p>
          </table:table-cell>
          <table:table-cell office:value-type="float" office:value="11217000" calcext:value-type="float">
            <text:p>11217000</text:p>
          </table:table-cell>
          <table:table-cell office:value-type="float" office:value="11219000" calcext:value-type="float">
            <text:p>11219000</text:p>
          </table:table-cell>
          <table:table-cell office:value-type="float" office:value="11195000" calcext:value-type="float">
            <text:p>11195000</text:p>
          </table:table-cell>
          <table:table-cell office:value-type="float" office:value="11199000" calcext:value-type="float">
            <text:p>11199000</text:p>
          </table:table-cell>
          <table:table-cell office:value-type="float" office:value="11081000" calcext:value-type="float">
            <text:p>11081000</text:p>
          </table:table-cell>
          <table:table-cell office:value-type="float" office:value="11195000" calcext:value-type="float">
            <text:p>11195000</text:p>
          </table:table-cell>
          <table:table-cell office:value-type="float" office:value="11185000" calcext:value-type="float">
            <text:p>11185000</text:p>
          </table:table-cell>
          <table:table-cell office:value-type="float" office:value="11113000" calcext:value-type="float">
            <text:p>11113000</text:p>
          </table:table-cell>
          <table:table-cell office:value-type="float" office:value="11163000" calcext:value-type="float">
            <text:p>11163000</text:p>
          </table:table-cell>
          <table:table-cell office:value-type="float" office:value="11187000" calcext:value-type="float">
            <text:p>11187000</text:p>
          </table:table-cell>
          <table:table-cell office:value-type="float" office:value="11127000" calcext:value-type="float">
            <text:p>11127000</text:p>
          </table:table-cell>
          <table:table-cell office:value-type="float" office:value="11177000" calcext:value-type="float">
            <text:p>11177000</text:p>
          </table:table-cell>
          <table:table-cell office:value-type="float" office:value="11164000" calcext:value-type="float">
            <text:p>11164000</text:p>
          </table:table-cell>
          <table:table-cell office:value-type="float" office:value="11060000" calcext:value-type="float">
            <text:p>11060000</text:p>
          </table:table-cell>
          <table:table-cell office:value-type="float" office:value="11166000" calcext:value-type="float">
            <text:p>11166000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AVERAGE([.A81:.AY81])" office:value-type="float" office:value="10957133.3333333" calcext:value-type="float">
            <text:p>10957133.333333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3337000" calcext:value-type="float">
            <text:p>13337000</text:p>
          </table:table-cell>
          <table:table-cell office:value-type="float" office:value="13319000" calcext:value-type="float">
            <text:p>13319000</text:p>
          </table:table-cell>
          <table:table-cell office:value-type="float" office:value="13263000" calcext:value-type="float">
            <text:p>13263000</text:p>
          </table:table-cell>
          <table:table-cell office:value-type="float" office:value="13266000" calcext:value-type="float">
            <text:p>13266000</text:p>
          </table:table-cell>
          <table:table-cell office:value-type="float" office:value="13328000" calcext:value-type="float">
            <text:p>13328000</text:p>
          </table:table-cell>
          <table:table-cell office:value-type="float" office:value="13274000" calcext:value-type="float">
            <text:p>13274000</text:p>
          </table:table-cell>
          <table:table-cell office:value-type="float" office:value="13321000" calcext:value-type="float">
            <text:p>13321000</text:p>
          </table:table-cell>
          <table:table-cell office:value-type="float" office:value="13288000" calcext:value-type="float">
            <text:p>13288000</text:p>
          </table:table-cell>
          <table:table-cell office:value-type="float" office:value="13200000" calcext:value-type="float">
            <text:p>13200000</text:p>
          </table:table-cell>
          <table:table-cell office:value-type="float" office:value="13304000" calcext:value-type="float">
            <text:p>13304000</text:p>
          </table:table-cell>
          <table:table-cell office:value-type="float" office:value="13332000" calcext:value-type="float">
            <text:p>13332000</text:p>
          </table:table-cell>
          <table:table-cell office:value-type="float" office:value="13341000" calcext:value-type="float">
            <text:p>13341000</text:p>
          </table:table-cell>
          <table:table-cell office:value-type="float" office:value="13300000" calcext:value-type="float">
            <text:p>13300000</text:p>
          </table:table-cell>
          <table:table-cell office:value-type="float" office:value="13315000" calcext:value-type="float">
            <text:p>13315000</text:p>
          </table:table-cell>
          <table:table-cell office:value-type="float" office:value="14581000" calcext:value-type="float">
            <text:p>14581000</text:p>
          </table:table-cell>
          <table:table-cell office:value-type="float" office:value="13271000" calcext:value-type="float">
            <text:p>13271000</text:p>
          </table:table-cell>
          <table:table-cell office:value-type="float" office:value="13331000" calcext:value-type="float">
            <text:p>13331000</text:p>
          </table:table-cell>
          <table:table-cell office:value-type="float" office:value="13269000" calcext:value-type="float">
            <text:p>13269000</text:p>
          </table:table-cell>
          <table:table-cell office:value-type="float" office:value="13321000" calcext:value-type="float">
            <text:p>13321000</text:p>
          </table:table-cell>
          <table:table-cell office:value-type="float" office:value="13221000" calcext:value-type="float">
            <text:p>13221000</text:p>
          </table:table-cell>
          <table:table-cell office:value-type="float" office:value="13292000" calcext:value-type="float">
            <text:p>13292000</text:p>
          </table:table-cell>
          <table:table-cell office:value-type="float" office:value="13357000" calcext:value-type="float">
            <text:p>13357000</text:p>
          </table:table-cell>
          <table:table-cell office:value-type="float" office:value="13314000" calcext:value-type="float">
            <text:p>13314000</text:p>
          </table:table-cell>
          <table:table-cell office:value-type="float" office:value="13325000" calcext:value-type="float">
            <text:p>13325000</text:p>
          </table:table-cell>
          <table:table-cell office:value-type="float" office:value="13208000" calcext:value-type="float">
            <text:p>13208000</text:p>
          </table:table-cell>
          <table:table-cell office:value-type="float" office:value="13255000" calcext:value-type="float">
            <text:p>13255000</text:p>
          </table:table-cell>
          <table:table-cell office:value-type="float" office:value="13546000" calcext:value-type="float">
            <text:p>13546000</text:p>
          </table:table-cell>
          <table:table-cell office:value-type="float" office:value="13287000" calcext:value-type="float">
            <text:p>13287000</text:p>
          </table:table-cell>
          <table:table-cell office:value-type="float" office:value="13303000" calcext:value-type="float">
            <text:p>13303000</text:p>
          </table:table-cell>
          <table:table-cell office:value-type="float" office:value="13343000" calcext:value-type="float">
            <text:p>13343000</text:p>
          </table:table-cell>
          <table:table-cell office:value-type="float" office:value="13310000" calcext:value-type="float">
            <text:p>13310000</text:p>
          </table:table-cell>
          <table:table-cell office:value-type="float" office:value="13252000" calcext:value-type="float">
            <text:p>13252000</text:p>
          </table:table-cell>
          <table:table-cell office:value-type="float" office:value="13275000" calcext:value-type="float">
            <text:p>13275000</text:p>
          </table:table-cell>
          <table:table-cell office:value-type="float" office:value="13347000" calcext:value-type="float">
            <text:p>13347000</text:p>
          </table:table-cell>
          <table:table-cell office:value-type="float" office:value="13346000" calcext:value-type="float">
            <text:p>13346000</text:p>
          </table:table-cell>
          <table:table-cell office:value-type="float" office:value="13425000" calcext:value-type="float">
            <text:p>13425000</text:p>
          </table:table-cell>
          <table:table-cell office:value-type="float" office:value="13353000" calcext:value-type="float">
            <text:p>13353000</text:p>
          </table:table-cell>
          <table:table-cell office:value-type="float" office:value="13398000" calcext:value-type="float">
            <text:p>13398000</text:p>
          </table:table-cell>
          <table:table-cell office:value-type="float" office:value="13299000" calcext:value-type="float">
            <text:p>13299000</text:p>
          </table:table-cell>
          <table:table-cell office:value-type="float" office:value="13363000" calcext:value-type="float">
            <text:p>13363000</text:p>
          </table:table-cell>
          <table:table-cell office:value-type="float" office:value="13288000" calcext:value-type="float">
            <text:p>13288000</text:p>
          </table:table-cell>
          <table:table-cell office:value-type="float" office:value="13329000" calcext:value-type="float">
            <text:p>13329000</text:p>
          </table:table-cell>
          <table:table-cell office:value-type="float" office:value="13310000" calcext:value-type="float">
            <text:p>13310000</text:p>
          </table:table-cell>
          <table:table-cell office:value-type="float" office:value="13279000" calcext:value-type="float">
            <text:p>13279000</text:p>
          </table:table-cell>
          <table:table-cell office:value-type="float" office:value="13276000" calcext:value-type="float">
            <text:p>13276000</text:p>
          </table:table-cell>
          <table:table-cell office:value-type="float" office:value="13288000" calcext:value-type="float">
            <text:p>13288000</text:p>
          </table:table-cell>
          <table:table-cell office:value-type="float" office:value="13303000" calcext:value-type="float">
            <text:p>13303000</text:p>
          </table:table-cell>
          <table:table-cell office:value-type="float" office:value="13292000" calcext:value-type="float">
            <text:p>13292000</text:p>
          </table:table-cell>
          <table:table-cell office:value-type="float" office:value="13305000" calcext:value-type="float">
            <text:p>13305000</text:p>
          </table:table-cell>
          <table:table-cell office:value-type="float" office:value="13323000" calcext:value-type="float">
            <text:p>13323000</text:p>
          </table:table-cell>
          <table:table-cell/>
          <table:table-cell office:value-type="float" office:value="810" calcext:value-type="float">
            <text:p>810</text:p>
          </table:table-cell>
          <table:table-cell table:formula="of:=AVERAGE([.A82:.AY82])" office:value-type="float" office:value="13073996.2745098" calcext:value-type="float">
            <text:p>13073996.274509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535000" calcext:value-type="float">
            <text:p>10535000</text:p>
          </table:table-cell>
          <table:table-cell office:value-type="float" office:value="10586000" calcext:value-type="float">
            <text:p>10586000</text:p>
          </table:table-cell>
          <table:table-cell office:value-type="float" office:value="10478000" calcext:value-type="float">
            <text:p>10478000</text:p>
          </table:table-cell>
          <table:table-cell office:value-type="float" office:value="10569000" calcext:value-type="float">
            <text:p>10569000</text:p>
          </table:table-cell>
          <table:table-cell office:value-type="float" office:value="10589000" calcext:value-type="float">
            <text:p>10589000</text:p>
          </table:table-cell>
          <table:table-cell office:value-type="float" office:value="12012000" calcext:value-type="float">
            <text:p>12012000</text:p>
          </table:table-cell>
          <table:table-cell office:value-type="float" office:value="10575000" calcext:value-type="float">
            <text:p>10575000</text:p>
          </table:table-cell>
          <table:table-cell office:value-type="float" office:value="10564000" calcext:value-type="float">
            <text:p>10564000</text:p>
          </table:table-cell>
          <table:table-cell office:value-type="float" office:value="10555000" calcext:value-type="float">
            <text:p>10555000</text:p>
          </table:table-cell>
          <table:table-cell table:number-columns-repeated="2" office:value-type="float" office:value="10549000" calcext:value-type="float">
            <text:p>10549000</text:p>
          </table:table-cell>
          <table:table-cell office:value-type="float" office:value="10529000" calcext:value-type="float">
            <text:p>10529000</text:p>
          </table:table-cell>
          <table:table-cell office:value-type="float" office:value="11392000" calcext:value-type="float">
            <text:p>11392000</text:p>
          </table:table-cell>
          <table:table-cell office:value-type="float" office:value="10581000" calcext:value-type="float">
            <text:p>10581000</text:p>
          </table:table-cell>
          <table:table-cell office:value-type="float" office:value="10563000" calcext:value-type="float">
            <text:p>10563000</text:p>
          </table:table-cell>
          <table:table-cell office:value-type="float" office:value="10570000" calcext:value-type="float">
            <text:p>10570000</text:p>
          </table:table-cell>
          <table:table-cell office:value-type="float" office:value="10524000" calcext:value-type="float">
            <text:p>10524000</text:p>
          </table:table-cell>
          <table:table-cell office:value-type="float" office:value="10461000" calcext:value-type="float">
            <text:p>10461000</text:p>
          </table:table-cell>
          <table:table-cell office:value-type="float" office:value="10459000" calcext:value-type="float">
            <text:p>10459000</text:p>
          </table:table-cell>
          <table:table-cell office:value-type="float" office:value="10574000" calcext:value-type="float">
            <text:p>10574000</text:p>
          </table:table-cell>
          <table:table-cell office:value-type="float" office:value="10567000" calcext:value-type="float">
            <text:p>10567000</text:p>
          </table:table-cell>
          <table:table-cell office:value-type="float" office:value="10535000" calcext:value-type="float">
            <text:p>10535000</text:p>
          </table:table-cell>
          <table:table-cell office:value-type="float" office:value="10587000" calcext:value-type="float">
            <text:p>10587000</text:p>
          </table:table-cell>
          <table:table-cell office:value-type="float" office:value="10609000" calcext:value-type="float">
            <text:p>10609000</text:p>
          </table:table-cell>
          <table:table-cell office:value-type="float" office:value="10615000" calcext:value-type="float">
            <text:p>10615000</text:p>
          </table:table-cell>
          <table:table-cell office:value-type="float" office:value="10541000" calcext:value-type="float">
            <text:p>10541000</text:p>
          </table:table-cell>
          <table:table-cell office:value-type="float" office:value="10551000" calcext:value-type="float">
            <text:p>10551000</text:p>
          </table:table-cell>
          <table:table-cell office:value-type="float" office:value="10469000" calcext:value-type="float">
            <text:p>10469000</text:p>
          </table:table-cell>
          <table:table-cell office:value-type="float" office:value="10546000" calcext:value-type="float">
            <text:p>10546000</text:p>
          </table:table-cell>
          <table:table-cell office:value-type="float" office:value="10572000" calcext:value-type="float">
            <text:p>10572000</text:p>
          </table:table-cell>
          <table:table-cell office:value-type="float" office:value="10573000" calcext:value-type="float">
            <text:p>10573000</text:p>
          </table:table-cell>
          <table:table-cell office:value-type="float" office:value="10582000" calcext:value-type="float">
            <text:p>10582000</text:p>
          </table:table-cell>
          <table:table-cell office:value-type="float" office:value="10545000" calcext:value-type="float">
            <text:p>10545000</text:p>
          </table:table-cell>
          <table:table-cell office:value-type="float" office:value="10568000" calcext:value-type="float">
            <text:p>10568000</text:p>
          </table:table-cell>
          <table:table-cell office:value-type="float" office:value="10475000" calcext:value-type="float">
            <text:p>10475000</text:p>
          </table:table-cell>
          <table:table-cell office:value-type="float" office:value="10580000" calcext:value-type="float">
            <text:p>10580000</text:p>
          </table:table-cell>
          <table:table-cell office:value-type="float" office:value="10562000" calcext:value-type="float">
            <text:p>10562000</text:p>
          </table:table-cell>
          <table:table-cell office:value-type="float" office:value="10568000" calcext:value-type="float">
            <text:p>10568000</text:p>
          </table:table-cell>
          <table:table-cell office:value-type="float" office:value="10536000" calcext:value-type="float">
            <text:p>10536000</text:p>
          </table:table-cell>
          <table:table-cell office:value-type="float" office:value="10557000" calcext:value-type="float">
            <text:p>10557000</text:p>
          </table:table-cell>
          <table:table-cell office:value-type="float" office:value="10575000" calcext:value-type="float">
            <text:p>10575000</text:p>
          </table:table-cell>
          <table:table-cell office:value-type="float" office:value="10582000" calcext:value-type="float">
            <text:p>10582000</text:p>
          </table:table-cell>
          <table:table-cell office:value-type="float" office:value="10571000" calcext:value-type="float">
            <text:p>10571000</text:p>
          </table:table-cell>
          <table:table-cell office:value-type="float" office:value="10567000" calcext:value-type="float">
            <text:p>10567000</text:p>
          </table:table-cell>
          <table:table-cell office:value-type="float" office:value="10534000" calcext:value-type="float">
            <text:p>10534000</text:p>
          </table:table-cell>
          <table:table-cell office:value-type="float" office:value="10537000" calcext:value-type="float">
            <text:p>10537000</text:p>
          </table:table-cell>
          <table:table-cell office:value-type="float" office:value="10564000" calcext:value-type="float">
            <text:p>10564000</text:p>
          </table:table-cell>
          <table:table-cell office:value-type="float" office:value="10545000" calcext:value-type="float">
            <text:p>10545000</text:p>
          </table:table-cell>
          <table:table-cell office:value-type="float" office:value="10549000" calcext:value-type="float">
            <text:p>10549000</text:p>
          </table:table-cell>
          <table:table-cell office:value-type="float" office:value="10561000" calcext:value-type="float">
            <text:p>10561000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AVERAGE([.A83:.AY83])" office:value-type="float" office:value="10390937.6470588" calcext:value-type="float">
            <text:p>10390937.647058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776000" calcext:value-type="float">
            <text:p>10776000</text:p>
          </table:table-cell>
          <table:table-cell office:value-type="float" office:value="10775000" calcext:value-type="float">
            <text:p>10775000</text:p>
          </table:table-cell>
          <table:table-cell office:value-type="float" office:value="10733000" calcext:value-type="float">
            <text:p>10733000</text:p>
          </table:table-cell>
          <table:table-cell office:value-type="float" office:value="10745000" calcext:value-type="float">
            <text:p>10745000</text:p>
          </table:table-cell>
          <table:table-cell office:value-type="float" office:value="12144000" calcext:value-type="float">
            <text:p>12144000</text:p>
          </table:table-cell>
          <table:table-cell office:value-type="float" office:value="10777000" calcext:value-type="float">
            <text:p>10777000</text:p>
          </table:table-cell>
          <table:table-cell office:value-type="float" office:value="10758000" calcext:value-type="float">
            <text:p>10758000</text:p>
          </table:table-cell>
          <table:table-cell office:value-type="float" office:value="10775000" calcext:value-type="float">
            <text:p>10775000</text:p>
          </table:table-cell>
          <table:table-cell office:value-type="float" office:value="10731000" calcext:value-type="float">
            <text:p>10731000</text:p>
          </table:table-cell>
          <table:table-cell office:value-type="float" office:value="10748000" calcext:value-type="float">
            <text:p>10748000</text:p>
          </table:table-cell>
          <table:table-cell office:value-type="float" office:value="10743000" calcext:value-type="float">
            <text:p>10743000</text:p>
          </table:table-cell>
          <table:table-cell office:value-type="float" office:value="10748000" calcext:value-type="float">
            <text:p>10748000</text:p>
          </table:table-cell>
          <table:table-cell office:value-type="float" office:value="10767000" calcext:value-type="float">
            <text:p>10767000</text:p>
          </table:table-cell>
          <table:table-cell office:value-type="float" office:value="10764000" calcext:value-type="float">
            <text:p>10764000</text:p>
          </table:table-cell>
          <table:table-cell office:value-type="float" office:value="10743000" calcext:value-type="float">
            <text:p>10743000</text:p>
          </table:table-cell>
          <table:table-cell office:value-type="float" office:value="10758000" calcext:value-type="float">
            <text:p>10758000</text:p>
          </table:table-cell>
          <table:table-cell office:value-type="float" office:value="10734000" calcext:value-type="float">
            <text:p>10734000</text:p>
          </table:table-cell>
          <table:table-cell office:value-type="float" office:value="10743000" calcext:value-type="float">
            <text:p>10743000</text:p>
          </table:table-cell>
          <table:table-cell office:value-type="float" office:value="10698000" calcext:value-type="float">
            <text:p>10698000</text:p>
          </table:table-cell>
          <table:table-cell office:value-type="float" office:value="10678000" calcext:value-type="float">
            <text:p>10678000</text:p>
          </table:table-cell>
          <table:table-cell office:value-type="float" office:value="10666000" calcext:value-type="float">
            <text:p>10666000</text:p>
          </table:table-cell>
          <table:table-cell office:value-type="float" office:value="10775000" calcext:value-type="float">
            <text:p>10775000</text:p>
          </table:table-cell>
          <table:table-cell office:value-type="float" office:value="10820000" calcext:value-type="float">
            <text:p>10820000</text:p>
          </table:table-cell>
          <table:table-cell office:value-type="float" office:value="10746000" calcext:value-type="float">
            <text:p>10746000</text:p>
          </table:table-cell>
          <table:table-cell office:value-type="float" office:value="10706000" calcext:value-type="float">
            <text:p>10706000</text:p>
          </table:table-cell>
          <table:table-cell office:value-type="float" office:value="10785000" calcext:value-type="float">
            <text:p>10785000</text:p>
          </table:table-cell>
          <table:table-cell office:value-type="float" office:value="10770000" calcext:value-type="float">
            <text:p>10770000</text:p>
          </table:table-cell>
          <table:table-cell office:value-type="float" office:value="10750000" calcext:value-type="float">
            <text:p>10750000</text:p>
          </table:table-cell>
          <table:table-cell office:value-type="float" office:value="10767000" calcext:value-type="float">
            <text:p>10767000</text:p>
          </table:table-cell>
          <table:table-cell office:value-type="float" office:value="10744000" calcext:value-type="float">
            <text:p>10744000</text:p>
          </table:table-cell>
          <table:table-cell office:value-type="float" office:value="10764000" calcext:value-type="float">
            <text:p>10764000</text:p>
          </table:table-cell>
          <table:table-cell office:value-type="float" office:value="10763000" calcext:value-type="float">
            <text:p>10763000</text:p>
          </table:table-cell>
          <table:table-cell office:value-type="float" office:value="10748000" calcext:value-type="float">
            <text:p>10748000</text:p>
          </table:table-cell>
          <table:table-cell office:value-type="float" office:value="10770000" calcext:value-type="float">
            <text:p>10770000</text:p>
          </table:table-cell>
          <table:table-cell office:value-type="float" office:value="10772000" calcext:value-type="float">
            <text:p>10772000</text:p>
          </table:table-cell>
          <table:table-cell office:value-type="float" office:value="10684000" calcext:value-type="float">
            <text:p>10684000</text:p>
          </table:table-cell>
          <table:table-cell office:value-type="float" office:value="10749000" calcext:value-type="float">
            <text:p>10749000</text:p>
          </table:table-cell>
          <table:table-cell office:value-type="float" office:value="10778000" calcext:value-type="float">
            <text:p>10778000</text:p>
          </table:table-cell>
          <table:table-cell office:value-type="float" office:value="10799000" calcext:value-type="float">
            <text:p>10799000</text:p>
          </table:table-cell>
          <table:table-cell office:value-type="float" office:value="10868000" calcext:value-type="float">
            <text:p>10868000</text:p>
          </table:table-cell>
          <table:table-cell office:value-type="float" office:value="10728000" calcext:value-type="float">
            <text:p>10728000</text:p>
          </table:table-cell>
          <table:table-cell office:value-type="float" office:value="10873000" calcext:value-type="float">
            <text:p>10873000</text:p>
          </table:table-cell>
          <table:table-cell office:value-type="float" office:value="10839000" calcext:value-type="float">
            <text:p>10839000</text:p>
          </table:table-cell>
          <table:table-cell office:value-type="float" office:value="10754000" calcext:value-type="float">
            <text:p>10754000</text:p>
          </table:table-cell>
          <table:table-cell office:value-type="float" office:value="10623000" calcext:value-type="float">
            <text:p>10623000</text:p>
          </table:table-cell>
          <table:table-cell office:value-type="float" office:value="10683000" calcext:value-type="float">
            <text:p>10683000</text:p>
          </table:table-cell>
          <table:table-cell office:value-type="float" office:value="10800000" calcext:value-type="float">
            <text:p>10800000</text:p>
          </table:table-cell>
          <table:table-cell office:value-type="float" office:value="10729000" calcext:value-type="float">
            <text:p>10729000</text:p>
          </table:table-cell>
          <table:table-cell office:value-type="float" office:value="10735000" calcext:value-type="float">
            <text:p>10735000</text:p>
          </table:table-cell>
          <table:table-cell office:value-type="float" office:value="10667000" calcext:value-type="float">
            <text:p>10667000</text:p>
          </table:table-cell>
          <table:table-cell/>
          <table:table-cell office:value-type="float" office:value="830" calcext:value-type="float">
            <text:p>830</text:p>
          </table:table-cell>
          <table:table-cell table:formula="of:=AVERAGE([.A84:.AY84])" office:value-type="float" office:value="10568506.4705882" calcext:value-type="float">
            <text:p>10568506.470588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2831000" calcext:value-type="float">
            <text:p>12831000</text:p>
          </table:table-cell>
          <table:table-cell office:value-type="float" office:value="12746000" calcext:value-type="float">
            <text:p>12746000</text:p>
          </table:table-cell>
          <table:table-cell office:value-type="float" office:value="12832000" calcext:value-type="float">
            <text:p>12832000</text:p>
          </table:table-cell>
          <table:table-cell office:value-type="float" office:value="12814000" calcext:value-type="float">
            <text:p>12814000</text:p>
          </table:table-cell>
          <table:table-cell office:value-type="float" office:value="12840000" calcext:value-type="float">
            <text:p>12840000</text:p>
          </table:table-cell>
          <table:table-cell office:value-type="float" office:value="12874000" calcext:value-type="float">
            <text:p>12874000</text:p>
          </table:table-cell>
          <table:table-cell office:value-type="float" office:value="12783000" calcext:value-type="float">
            <text:p>12783000</text:p>
          </table:table-cell>
          <table:table-cell office:value-type="float" office:value="12864000" calcext:value-type="float">
            <text:p>12864000</text:p>
          </table:table-cell>
          <table:table-cell office:value-type="float" office:value="12835000" calcext:value-type="float">
            <text:p>12835000</text:p>
          </table:table-cell>
          <table:table-cell office:value-type="float" office:value="12834000" calcext:value-type="float">
            <text:p>12834000</text:p>
          </table:table-cell>
          <table:table-cell office:value-type="float" office:value="12707000" calcext:value-type="float">
            <text:p>12707000</text:p>
          </table:table-cell>
          <table:table-cell office:value-type="float" office:value="12789000" calcext:value-type="float">
            <text:p>12789000</text:p>
          </table:table-cell>
          <table:table-cell office:value-type="float" office:value="12926000" calcext:value-type="float">
            <text:p>12926000</text:p>
          </table:table-cell>
          <table:table-cell office:value-type="float" office:value="12751000" calcext:value-type="float">
            <text:p>12751000</text:p>
          </table:table-cell>
          <table:table-cell office:value-type="float" office:value="12834000" calcext:value-type="float">
            <text:p>12834000</text:p>
          </table:table-cell>
          <table:table-cell office:value-type="float" office:value="12814000" calcext:value-type="float">
            <text:p>12814000</text:p>
          </table:table-cell>
          <table:table-cell office:value-type="float" office:value="12819000" calcext:value-type="float">
            <text:p>12819000</text:p>
          </table:table-cell>
          <table:table-cell office:value-type="float" office:value="12763000" calcext:value-type="float">
            <text:p>12763000</text:p>
          </table:table-cell>
          <table:table-cell office:value-type="float" office:value="13461000" calcext:value-type="float">
            <text:p>13461000</text:p>
          </table:table-cell>
          <table:table-cell office:value-type="float" office:value="14462000" calcext:value-type="float">
            <text:p>14462000</text:p>
          </table:table-cell>
          <table:table-cell office:value-type="float" office:value="12801000" calcext:value-type="float">
            <text:p>12801000</text:p>
          </table:table-cell>
          <table:table-cell office:value-type="float" office:value="12874000" calcext:value-type="float">
            <text:p>12874000</text:p>
          </table:table-cell>
          <table:table-cell office:value-type="float" office:value="12838000" calcext:value-type="float">
            <text:p>12838000</text:p>
          </table:table-cell>
          <table:table-cell office:value-type="float" office:value="12801000" calcext:value-type="float">
            <text:p>12801000</text:p>
          </table:table-cell>
          <table:table-cell office:value-type="float" office:value="12724000" calcext:value-type="float">
            <text:p>12724000</text:p>
          </table:table-cell>
          <table:table-cell office:value-type="float" office:value="12788000" calcext:value-type="float">
            <text:p>12788000</text:p>
          </table:table-cell>
          <table:table-cell office:value-type="float" office:value="12858000" calcext:value-type="float">
            <text:p>12858000</text:p>
          </table:table-cell>
          <table:table-cell office:value-type="float" office:value="12705000" calcext:value-type="float">
            <text:p>12705000</text:p>
          </table:table-cell>
          <table:table-cell office:value-type="float" office:value="12872000" calcext:value-type="float">
            <text:p>12872000</text:p>
          </table:table-cell>
          <table:table-cell office:value-type="float" office:value="12745000" calcext:value-type="float">
            <text:p>12745000</text:p>
          </table:table-cell>
          <table:table-cell table:number-columns-repeated="2" office:value-type="float" office:value="12854000" calcext:value-type="float">
            <text:p>12854000</text:p>
          </table:table-cell>
          <table:table-cell office:value-type="float" office:value="12864000" calcext:value-type="float">
            <text:p>12864000</text:p>
          </table:table-cell>
          <table:table-cell office:value-type="float" office:value="12785000" calcext:value-type="float">
            <text:p>12785000</text:p>
          </table:table-cell>
          <table:table-cell office:value-type="float" office:value="12793000" calcext:value-type="float">
            <text:p>12793000</text:p>
          </table:table-cell>
          <table:table-cell office:value-type="float" office:value="12727000" calcext:value-type="float">
            <text:p>12727000</text:p>
          </table:table-cell>
          <table:table-cell office:value-type="float" office:value="12802000" calcext:value-type="float">
            <text:p>12802000</text:p>
          </table:table-cell>
          <table:table-cell office:value-type="float" office:value="12742000" calcext:value-type="float">
            <text:p>12742000</text:p>
          </table:table-cell>
          <table:table-cell office:value-type="float" office:value="12777000" calcext:value-type="float">
            <text:p>12777000</text:p>
          </table:table-cell>
          <table:table-cell office:value-type="float" office:value="12845000" calcext:value-type="float">
            <text:p>12845000</text:p>
          </table:table-cell>
          <table:table-cell office:value-type="float" office:value="12846000" calcext:value-type="float">
            <text:p>12846000</text:p>
          </table:table-cell>
          <table:table-cell office:value-type="float" office:value="12833000" calcext:value-type="float">
            <text:p>12833000</text:p>
          </table:table-cell>
          <table:table-cell office:value-type="float" office:value="12868000" calcext:value-type="float">
            <text:p>12868000</text:p>
          </table:table-cell>
          <table:table-cell office:value-type="float" office:value="12845000" calcext:value-type="float">
            <text:p>12845000</text:p>
          </table:table-cell>
          <table:table-cell office:value-type="float" office:value="12834000" calcext:value-type="float">
            <text:p>12834000</text:p>
          </table:table-cell>
          <table:table-cell office:value-type="float" office:value="12867000" calcext:value-type="float">
            <text:p>12867000</text:p>
          </table:table-cell>
          <table:table-cell office:value-type="float" office:value="12844000" calcext:value-type="float">
            <text:p>12844000</text:p>
          </table:table-cell>
          <table:table-cell office:value-type="float" office:value="14121000" calcext:value-type="float">
            <text:p>14121000</text:p>
          </table:table-cell>
          <table:table-cell office:value-type="float" office:value="12840000" calcext:value-type="float">
            <text:p>12840000</text:p>
          </table:table-cell>
          <table:table-cell office:value-type="float" office:value="12730000" calcext:value-type="float">
            <text:p>12730000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AVERAGE([.A85:.AY85])" office:value-type="float" office:value="12632487.0588235" calcext:value-type="float">
            <text:p>12632487.058823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1392000" calcext:value-type="float">
            <text:p>11392000</text:p>
          </table:table-cell>
          <table:table-cell office:value-type="float" office:value="11388000" calcext:value-type="float">
            <text:p>11388000</text:p>
          </table:table-cell>
          <table:table-cell office:value-type="float" office:value="11297000" calcext:value-type="float">
            <text:p>11297000</text:p>
          </table:table-cell>
          <table:table-cell office:value-type="float" office:value="11328000" calcext:value-type="float">
            <text:p>11328000</text:p>
          </table:table-cell>
          <table:table-cell office:value-type="float" office:value="11325000" calcext:value-type="float">
            <text:p>11325000</text:p>
          </table:table-cell>
          <table:table-cell office:value-type="float" office:value="11387000" calcext:value-type="float">
            <text:p>11387000</text:p>
          </table:table-cell>
          <table:table-cell office:value-type="float" office:value="11420000" calcext:value-type="float">
            <text:p>11420000</text:p>
          </table:table-cell>
          <table:table-cell office:value-type="float" office:value="11447000" calcext:value-type="float">
            <text:p>11447000</text:p>
          </table:table-cell>
          <table:table-cell office:value-type="float" office:value="11365000" calcext:value-type="float">
            <text:p>11365000</text:p>
          </table:table-cell>
          <table:table-cell office:value-type="float" office:value="11421000" calcext:value-type="float">
            <text:p>11421000</text:p>
          </table:table-cell>
          <table:table-cell office:value-type="float" office:value="11418000" calcext:value-type="float">
            <text:p>11418000</text:p>
          </table:table-cell>
          <table:table-cell office:value-type="float" office:value="11420000" calcext:value-type="float">
            <text:p>11420000</text:p>
          </table:table-cell>
          <table:table-cell office:value-type="float" office:value="11306000" calcext:value-type="float">
            <text:p>11306000</text:p>
          </table:table-cell>
          <table:table-cell office:value-type="float" office:value="11422000" calcext:value-type="float">
            <text:p>11422000</text:p>
          </table:table-cell>
          <table:table-cell office:value-type="float" office:value="11482000" calcext:value-type="float">
            <text:p>11482000</text:p>
          </table:table-cell>
          <table:table-cell office:value-type="float" office:value="11291000" calcext:value-type="float">
            <text:p>11291000</text:p>
          </table:table-cell>
          <table:table-cell office:value-type="float" office:value="11413000" calcext:value-type="float">
            <text:p>11413000</text:p>
          </table:table-cell>
          <table:table-cell office:value-type="float" office:value="11433000" calcext:value-type="float">
            <text:p>11433000</text:p>
          </table:table-cell>
          <table:table-cell office:value-type="float" office:value="11411000" calcext:value-type="float">
            <text:p>11411000</text:p>
          </table:table-cell>
          <table:table-cell table:number-columns-repeated="2" office:value-type="float" office:value="11433000" calcext:value-type="float">
            <text:p>11433000</text:p>
          </table:table-cell>
          <table:table-cell office:value-type="float" office:value="11425000" calcext:value-type="float">
            <text:p>11425000</text:p>
          </table:table-cell>
          <table:table-cell office:value-type="float" office:value="11410000" calcext:value-type="float">
            <text:p>11410000</text:p>
          </table:table-cell>
          <table:table-cell office:value-type="float" office:value="11385000" calcext:value-type="float">
            <text:p>11385000</text:p>
          </table:table-cell>
          <table:table-cell office:value-type="float" office:value="11453000" calcext:value-type="float">
            <text:p>11453000</text:p>
          </table:table-cell>
          <table:table-cell office:value-type="float" office:value="11404000" calcext:value-type="float">
            <text:p>11404000</text:p>
          </table:table-cell>
          <table:table-cell office:value-type="float" office:value="11416000" calcext:value-type="float">
            <text:p>11416000</text:p>
          </table:table-cell>
          <table:table-cell office:value-type="float" office:value="11432000" calcext:value-type="float">
            <text:p>11432000</text:p>
          </table:table-cell>
          <table:table-cell office:value-type="float" office:value="11436000" calcext:value-type="float">
            <text:p>11436000</text:p>
          </table:table-cell>
          <table:table-cell office:value-type="float" office:value="11406000" calcext:value-type="float">
            <text:p>11406000</text:p>
          </table:table-cell>
          <table:table-cell office:value-type="float" office:value="11408000" calcext:value-type="float">
            <text:p>11408000</text:p>
          </table:table-cell>
          <table:table-cell office:value-type="float" office:value="11432000" calcext:value-type="float">
            <text:p>11432000</text:p>
          </table:table-cell>
          <table:table-cell office:value-type="float" office:value="11415000" calcext:value-type="float">
            <text:p>11415000</text:p>
          </table:table-cell>
          <table:table-cell office:value-type="float" office:value="11438000" calcext:value-type="float">
            <text:p>11438000</text:p>
          </table:table-cell>
          <table:table-cell office:value-type="float" office:value="11409000" calcext:value-type="float">
            <text:p>11409000</text:p>
          </table:table-cell>
          <table:table-cell office:value-type="float" office:value="11422000" calcext:value-type="float">
            <text:p>11422000</text:p>
          </table:table-cell>
          <table:table-cell office:value-type="float" office:value="11424000" calcext:value-type="float">
            <text:p>11424000</text:p>
          </table:table-cell>
          <table:table-cell office:value-type="float" office:value="11405000" calcext:value-type="float">
            <text:p>11405000</text:p>
          </table:table-cell>
          <table:table-cell office:value-type="float" office:value="11456000" calcext:value-type="float">
            <text:p>11456000</text:p>
          </table:table-cell>
          <table:table-cell office:value-type="float" office:value="11441000" calcext:value-type="float">
            <text:p>11441000</text:p>
          </table:table-cell>
          <table:table-cell office:value-type="float" office:value="11339000" calcext:value-type="float">
            <text:p>11339000</text:p>
          </table:table-cell>
          <table:table-cell office:value-type="float" office:value="11474000" calcext:value-type="float">
            <text:p>11474000</text:p>
          </table:table-cell>
          <table:table-cell office:value-type="float" office:value="11460000" calcext:value-type="float">
            <text:p>11460000</text:p>
          </table:table-cell>
          <table:table-cell office:value-type="float" office:value="11443000" calcext:value-type="float">
            <text:p>11443000</text:p>
          </table:table-cell>
          <table:table-cell office:value-type="float" office:value="11456000" calcext:value-type="float">
            <text:p>11456000</text:p>
          </table:table-cell>
          <table:table-cell office:value-type="float" office:value="12843000" calcext:value-type="float">
            <text:p>12843000</text:p>
          </table:table-cell>
          <table:table-cell office:value-type="float" office:value="11373000" calcext:value-type="float">
            <text:p>11373000</text:p>
          </table:table-cell>
          <table:table-cell office:value-type="float" office:value="11411000" calcext:value-type="float">
            <text:p>11411000</text:p>
          </table:table-cell>
          <table:table-cell office:value-type="float" office:value="11390000" calcext:value-type="float">
            <text:p>11390000</text:p>
          </table:table-cell>
          <table:table-cell office:value-type="float" office:value="11447000" calcext:value-type="float">
            <text:p>11447000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AVERAGE([.A86:.AY86])" office:value-type="float" office:value="11213448.0392157" calcext:value-type="float">
            <text:p>11213448.039215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575000" calcext:value-type="float">
            <text:p>11575000</text:p>
          </table:table-cell>
          <table:table-cell office:value-type="float" office:value="11499000" calcext:value-type="float">
            <text:p>11499000</text:p>
          </table:table-cell>
          <table:table-cell office:value-type="float" office:value="11646000" calcext:value-type="float">
            <text:p>11646000</text:p>
          </table:table-cell>
          <table:table-cell office:value-type="float" office:value="11658000" calcext:value-type="float">
            <text:p>11658000</text:p>
          </table:table-cell>
          <table:table-cell office:value-type="float" office:value="11618000" calcext:value-type="float">
            <text:p>11618000</text:p>
          </table:table-cell>
          <table:table-cell office:value-type="float" office:value="11596000" calcext:value-type="float">
            <text:p>11596000</text:p>
          </table:table-cell>
          <table:table-cell office:value-type="float" office:value="11611000" calcext:value-type="float">
            <text:p>11611000</text:p>
          </table:table-cell>
          <table:table-cell office:value-type="float" office:value="11649000" calcext:value-type="float">
            <text:p>11649000</text:p>
          </table:table-cell>
          <table:table-cell office:value-type="float" office:value="11641000" calcext:value-type="float">
            <text:p>11641000</text:p>
          </table:table-cell>
          <table:table-cell office:value-type="float" office:value="11611000" calcext:value-type="float">
            <text:p>11611000</text:p>
          </table:table-cell>
          <table:table-cell office:value-type="float" office:value="11613000" calcext:value-type="float">
            <text:p>11613000</text:p>
          </table:table-cell>
          <table:table-cell office:value-type="float" office:value="11626000" calcext:value-type="float">
            <text:p>11626000</text:p>
          </table:table-cell>
          <table:table-cell office:value-type="float" office:value="11614000" calcext:value-type="float">
            <text:p>11614000</text:p>
          </table:table-cell>
          <table:table-cell office:value-type="float" office:value="18245000" calcext:value-type="float">
            <text:p>18245000</text:p>
          </table:table-cell>
          <table:table-cell table:number-columns-repeated="3" office:value-type="float" office:value="11641000" calcext:value-type="float">
            <text:p>11641000</text:p>
          </table:table-cell>
          <table:table-cell office:value-type="float" office:value="11614000" calcext:value-type="float">
            <text:p>11614000</text:p>
          </table:table-cell>
          <table:table-cell office:value-type="float" office:value="11586000" calcext:value-type="float">
            <text:p>11586000</text:p>
          </table:table-cell>
          <table:table-cell office:value-type="float" office:value="11653000" calcext:value-type="float">
            <text:p>11653000</text:p>
          </table:table-cell>
          <table:table-cell office:value-type="float" office:value="11704000" calcext:value-type="float">
            <text:p>11704000</text:p>
          </table:table-cell>
          <table:table-cell office:value-type="float" office:value="11541000" calcext:value-type="float">
            <text:p>11541000</text:p>
          </table:table-cell>
          <table:table-cell office:value-type="float" office:value="11623000" calcext:value-type="float">
            <text:p>11623000</text:p>
          </table:table-cell>
          <table:table-cell office:value-type="float" office:value="11555000" calcext:value-type="float">
            <text:p>11555000</text:p>
          </table:table-cell>
          <table:table-cell office:value-type="float" office:value="11597000" calcext:value-type="float">
            <text:p>11597000</text:p>
          </table:table-cell>
          <table:table-cell office:value-type="float" office:value="11625000" calcext:value-type="float">
            <text:p>11625000</text:p>
          </table:table-cell>
          <table:table-cell office:value-type="float" office:value="11661000" calcext:value-type="float">
            <text:p>11661000</text:p>
          </table:table-cell>
          <table:table-cell office:value-type="float" office:value="11686000" calcext:value-type="float">
            <text:p>11686000</text:p>
          </table:table-cell>
          <table:table-cell office:value-type="float" office:value="11595000" calcext:value-type="float">
            <text:p>11595000</text:p>
          </table:table-cell>
          <table:table-cell office:value-type="float" office:value="11535000" calcext:value-type="float">
            <text:p>11535000</text:p>
          </table:table-cell>
          <table:table-cell office:value-type="float" office:value="11594000" calcext:value-type="float">
            <text:p>11594000</text:p>
          </table:table-cell>
          <table:table-cell office:value-type="float" office:value="11666000" calcext:value-type="float">
            <text:p>11666000</text:p>
          </table:table-cell>
          <table:table-cell office:value-type="float" office:value="11655000" calcext:value-type="float">
            <text:p>11655000</text:p>
          </table:table-cell>
          <table:table-cell office:value-type="float" office:value="11554000" calcext:value-type="float">
            <text:p>11554000</text:p>
          </table:table-cell>
          <table:table-cell office:value-type="float" office:value="11537000" calcext:value-type="float">
            <text:p>11537000</text:p>
          </table:table-cell>
          <table:table-cell office:value-type="float" office:value="11658000" calcext:value-type="float">
            <text:p>11658000</text:p>
          </table:table-cell>
          <table:table-cell office:value-type="float" office:value="11623000" calcext:value-type="float">
            <text:p>11623000</text:p>
          </table:table-cell>
          <table:table-cell office:value-type="float" office:value="11670000" calcext:value-type="float">
            <text:p>11670000</text:p>
          </table:table-cell>
          <table:table-cell office:value-type="float" office:value="11638000" calcext:value-type="float">
            <text:p>11638000</text:p>
          </table:table-cell>
          <table:table-cell office:value-type="float" office:value="11542000" calcext:value-type="float">
            <text:p>11542000</text:p>
          </table:table-cell>
          <table:table-cell office:value-type="float" office:value="11637000" calcext:value-type="float">
            <text:p>11637000</text:p>
          </table:table-cell>
          <table:table-cell office:value-type="float" office:value="11656000" calcext:value-type="float">
            <text:p>11656000</text:p>
          </table:table-cell>
          <table:table-cell office:value-type="float" office:value="177678000" calcext:value-type="float">
            <text:p>177678000</text:p>
          </table:table-cell>
          <table:table-cell office:value-type="float" office:value="21378000" calcext:value-type="float">
            <text:p>21378000</text:p>
          </table:table-cell>
          <table:table-cell office:value-type="float" office:value="11515000" calcext:value-type="float">
            <text:p>11515000</text:p>
          </table:table-cell>
          <table:table-cell office:value-type="float" office:value="11491000" calcext:value-type="float">
            <text:p>11491000</text:p>
          </table:table-cell>
          <table:table-cell office:value-type="float" office:value="11547000" calcext:value-type="float">
            <text:p>11547000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11595000" calcext:value-type="float">
            <text:p>11595000</text:p>
          </table:table-cell>
          <table:table-cell office:value-type="float" office:value="13292000" calcext:value-type="float">
            <text:p>13292000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AVERAGE([.A87:.AY87])" office:value-type="float" office:value="14992095.2941176" calcext:value-type="float">
            <text:p>14992095.294117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2209000" calcext:value-type="float">
            <text:p>12209000</text:p>
          </table:table-cell>
          <table:table-cell office:value-type="float" office:value="12229000" calcext:value-type="float">
            <text:p>12229000</text:p>
          </table:table-cell>
          <table:table-cell office:value-type="float" office:value="12207000" calcext:value-type="float">
            <text:p>12207000</text:p>
          </table:table-cell>
          <table:table-cell office:value-type="float" office:value="12224000" calcext:value-type="float">
            <text:p>12224000</text:p>
          </table:table-cell>
          <table:table-cell office:value-type="float" office:value="12209000" calcext:value-type="float">
            <text:p>12209000</text:p>
          </table:table-cell>
          <table:table-cell office:value-type="float" office:value="12208000" calcext:value-type="float">
            <text:p>12208000</text:p>
          </table:table-cell>
          <table:table-cell office:value-type="float" office:value="12224000" calcext:value-type="float">
            <text:p>12224000</text:p>
          </table:table-cell>
          <table:table-cell office:value-type="float" office:value="12172000" calcext:value-type="float">
            <text:p>12172000</text:p>
          </table:table-cell>
          <table:table-cell office:value-type="float" office:value="12207000" calcext:value-type="float">
            <text:p>12207000</text:p>
          </table:table-cell>
          <table:table-cell office:value-type="float" office:value="12167000" calcext:value-type="float">
            <text:p>12167000</text:p>
          </table:table-cell>
          <table:table-cell office:value-type="float" office:value="12194000" calcext:value-type="float">
            <text:p>12194000</text:p>
          </table:table-cell>
          <table:table-cell office:value-type="float" office:value="12221000" calcext:value-type="float">
            <text:p>12221000</text:p>
          </table:table-cell>
          <table:table-cell office:value-type="float" office:value="12191000" calcext:value-type="float">
            <text:p>12191000</text:p>
          </table:table-cell>
          <table:table-cell office:value-type="float" office:value="12215000" calcext:value-type="float">
            <text:p>12215000</text:p>
          </table:table-cell>
          <table:table-cell office:value-type="float" office:value="12121000" calcext:value-type="float">
            <text:p>12121000</text:p>
          </table:table-cell>
          <table:table-cell office:value-type="float" office:value="12318000" calcext:value-type="float">
            <text:p>12318000</text:p>
          </table:table-cell>
          <table:table-cell office:value-type="float" office:value="12185000" calcext:value-type="float">
            <text:p>12185000</text:p>
          </table:table-cell>
          <table:table-cell office:value-type="float" office:value="12216000" calcext:value-type="float">
            <text:p>12216000</text:p>
          </table:table-cell>
          <table:table-cell office:value-type="float" office:value="12231000" calcext:value-type="float">
            <text:p>12231000</text:p>
          </table:table-cell>
          <table:table-cell office:value-type="float" office:value="12191000" calcext:value-type="float">
            <text:p>12191000</text:p>
          </table:table-cell>
          <table:table-cell office:value-type="float" office:value="12173000" calcext:value-type="float">
            <text:p>12173000</text:p>
          </table:table-cell>
          <table:table-cell office:value-type="float" office:value="12119000" calcext:value-type="float">
            <text:p>12119000</text:p>
          </table:table-cell>
          <table:table-cell office:value-type="float" office:value="12185000" calcext:value-type="float">
            <text:p>12185000</text:p>
          </table:table-cell>
          <table:table-cell office:value-type="float" office:value="12191000" calcext:value-type="float">
            <text:p>12191000</text:p>
          </table:table-cell>
          <table:table-cell office:value-type="float" office:value="12179000" calcext:value-type="float">
            <text:p>12179000</text:p>
          </table:table-cell>
          <table:table-cell office:value-type="float" office:value="12219000" calcext:value-type="float">
            <text:p>12219000</text:p>
          </table:table-cell>
          <table:table-cell office:value-type="float" office:value="12180000" calcext:value-type="float">
            <text:p>12180000</text:p>
          </table:table-cell>
          <table:table-cell office:value-type="float" office:value="12188000" calcext:value-type="float">
            <text:p>12188000</text:p>
          </table:table-cell>
          <table:table-cell office:value-type="float" office:value="13515000" calcext:value-type="float">
            <text:p>13515000</text:p>
          </table:table-cell>
          <table:table-cell office:value-type="float" office:value="12235000" calcext:value-type="float">
            <text:p>12235000</text:p>
          </table:table-cell>
          <table:table-cell office:value-type="float" office:value="12192000" calcext:value-type="float">
            <text:p>12192000</text:p>
          </table:table-cell>
          <table:table-cell office:value-type="float" office:value="12137000" calcext:value-type="float">
            <text:p>12137000</text:p>
          </table:table-cell>
          <table:table-cell office:value-type="float" office:value="12165000" calcext:value-type="float">
            <text:p>12165000</text:p>
          </table:table-cell>
          <table:table-cell office:value-type="float" office:value="12170000" calcext:value-type="float">
            <text:p>12170000</text:p>
          </table:table-cell>
          <table:table-cell office:value-type="float" office:value="12092000" calcext:value-type="float">
            <text:p>12092000</text:p>
          </table:table-cell>
          <table:table-cell office:value-type="float" office:value="12208000" calcext:value-type="float">
            <text:p>12208000</text:p>
          </table:table-cell>
          <table:table-cell office:value-type="float" office:value="12224000" calcext:value-type="float">
            <text:p>12224000</text:p>
          </table:table-cell>
          <table:table-cell office:value-type="float" office:value="12229000" calcext:value-type="float">
            <text:p>12229000</text:p>
          </table:table-cell>
          <table:table-cell office:value-type="float" office:value="12226000" calcext:value-type="float">
            <text:p>12226000</text:p>
          </table:table-cell>
          <table:table-cell office:value-type="float" office:value="12124000" calcext:value-type="float">
            <text:p>12124000</text:p>
          </table:table-cell>
          <table:table-cell office:value-type="float" office:value="12112000" calcext:value-type="float">
            <text:p>12112000</text:p>
          </table:table-cell>
          <table:table-cell office:value-type="float" office:value="12141000" calcext:value-type="float">
            <text:p>12141000</text:p>
          </table:table-cell>
          <table:table-cell office:value-type="float" office:value="12167000" calcext:value-type="float">
            <text:p>12167000</text:p>
          </table:table-cell>
          <table:table-cell office:value-type="float" office:value="12196000" calcext:value-type="float">
            <text:p>12196000</text:p>
          </table:table-cell>
          <table:table-cell office:value-type="float" office:value="12127000" calcext:value-type="float">
            <text:p>12127000</text:p>
          </table:table-cell>
          <table:table-cell office:value-type="float" office:value="12216000" calcext:value-type="float">
            <text:p>12216000</text:p>
          </table:table-cell>
          <table:table-cell office:value-type="float" office:value="12166000" calcext:value-type="float">
            <text:p>12166000</text:p>
          </table:table-cell>
          <table:table-cell office:value-type="float" office:value="12197000" calcext:value-type="float">
            <text:p>12197000</text:p>
          </table:table-cell>
          <table:table-cell office:value-type="float" office:value="12238000" calcext:value-type="float">
            <text:p>12238000</text:p>
          </table:table-cell>
          <table:table-cell office:value-type="float" office:value="12138000" calcext:value-type="float">
            <text:p>12138000</text:p>
          </table:table-cell>
          <table:table-cell/>
          <table:table-cell office:value-type="float" office:value="870" calcext:value-type="float">
            <text:p>870</text:p>
          </table:table-cell>
          <table:table-cell table:formula="of:=AVERAGE([.A88:.AY88])" office:value-type="float" office:value="11976252.3529412" calcext:value-type="float">
            <text:p>11976252.352941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2404000" calcext:value-type="float">
            <text:p>12404000</text:p>
          </table:table-cell>
          <table:table-cell office:value-type="float" office:value="12409000" calcext:value-type="float">
            <text:p>12409000</text:p>
          </table:table-cell>
          <table:table-cell office:value-type="float" office:value="12487000" calcext:value-type="float">
            <text:p>12487000</text:p>
          </table:table-cell>
          <table:table-cell office:value-type="float" office:value="12446000" calcext:value-type="float">
            <text:p>12446000</text:p>
          </table:table-cell>
          <table:table-cell office:value-type="float" office:value="12373000" calcext:value-type="float">
            <text:p>12373000</text:p>
          </table:table-cell>
          <table:table-cell office:value-type="float" office:value="12311000" calcext:value-type="float">
            <text:p>12311000</text:p>
          </table:table-cell>
          <table:table-cell office:value-type="float" office:value="12405000" calcext:value-type="float">
            <text:p>12405000</text:p>
          </table:table-cell>
          <table:table-cell office:value-type="float" office:value="12425000" calcext:value-type="float">
            <text:p>12425000</text:p>
          </table:table-cell>
          <table:table-cell office:value-type="float" office:value="12433000" calcext:value-type="float">
            <text:p>12433000</text:p>
          </table:table-cell>
          <table:table-cell office:value-type="float" office:value="12389000" calcext:value-type="float">
            <text:p>12389000</text:p>
          </table:table-cell>
          <table:table-cell office:value-type="float" office:value="12365000" calcext:value-type="float">
            <text:p>12365000</text:p>
          </table:table-cell>
          <table:table-cell office:value-type="float" office:value="12408000" calcext:value-type="float">
            <text:p>12408000</text:p>
          </table:table-cell>
          <table:table-cell office:value-type="float" office:value="12415000" calcext:value-type="float">
            <text:p>12415000</text:p>
          </table:table-cell>
          <table:table-cell office:value-type="float" office:value="12450000" calcext:value-type="float">
            <text:p>12450000</text:p>
          </table:table-cell>
          <table:table-cell office:value-type="float" office:value="12393000" calcext:value-type="float">
            <text:p>12393000</text:p>
          </table:table-cell>
          <table:table-cell office:value-type="float" office:value="12314000" calcext:value-type="float">
            <text:p>12314000</text:p>
          </table:table-cell>
          <table:table-cell office:value-type="float" office:value="12413000" calcext:value-type="float">
            <text:p>12413000</text:p>
          </table:table-cell>
          <table:table-cell office:value-type="float" office:value="12400000" calcext:value-type="float">
            <text:p>12400000</text:p>
          </table:table-cell>
          <table:table-cell office:value-type="float" office:value="12428000" calcext:value-type="float">
            <text:p>12428000</text:p>
          </table:table-cell>
          <table:table-cell office:value-type="float" office:value="12438000" calcext:value-type="float">
            <text:p>12438000</text:p>
          </table:table-cell>
          <table:table-cell office:value-type="float" office:value="12412000" calcext:value-type="float">
            <text:p>12412000</text:p>
          </table:table-cell>
          <table:table-cell office:value-type="float" office:value="12425000" calcext:value-type="float">
            <text:p>12425000</text:p>
          </table:table-cell>
          <table:table-cell office:value-type="float" office:value="12302000" calcext:value-type="float">
            <text:p>12302000</text:p>
          </table:table-cell>
          <table:table-cell office:value-type="float" office:value="12392000" calcext:value-type="float">
            <text:p>12392000</text:p>
          </table:table-cell>
          <table:table-cell office:value-type="float" office:value="13817000" calcext:value-type="float">
            <text:p>13817000</text:p>
          </table:table-cell>
          <table:table-cell office:value-type="float" office:value="12415000" calcext:value-type="float">
            <text:p>12415000</text:p>
          </table:table-cell>
          <table:table-cell office:value-type="float" office:value="12391000" calcext:value-type="float">
            <text:p>12391000</text:p>
          </table:table-cell>
          <table:table-cell office:value-type="float" office:value="12399000" calcext:value-type="float">
            <text:p>12399000</text:p>
          </table:table-cell>
          <table:table-cell office:value-type="float" office:value="12397000" calcext:value-type="float">
            <text:p>12397000</text:p>
          </table:table-cell>
          <table:table-cell office:value-type="float" office:value="12361000" calcext:value-type="float">
            <text:p>12361000</text:p>
          </table:table-cell>
          <table:table-cell office:value-type="float" office:value="12303000" calcext:value-type="float">
            <text:p>12303000</text:p>
          </table:table-cell>
          <table:table-cell office:value-type="float" office:value="12388000" calcext:value-type="float">
            <text:p>12388000</text:p>
          </table:table-cell>
          <table:table-cell office:value-type="float" office:value="12349000" calcext:value-type="float">
            <text:p>12349000</text:p>
          </table:table-cell>
          <table:table-cell office:value-type="float" office:value="12290000" calcext:value-type="float">
            <text:p>12290000</text:p>
          </table:table-cell>
          <table:table-cell office:value-type="float" office:value="12385000" calcext:value-type="float">
            <text:p>12385000</text:p>
          </table:table-cell>
          <table:table-cell office:value-type="float" office:value="12419000" calcext:value-type="float">
            <text:p>12419000</text:p>
          </table:table-cell>
          <table:table-cell office:value-type="float" office:value="12368000" calcext:value-type="float">
            <text:p>12368000</text:p>
          </table:table-cell>
          <table:table-cell office:value-type="float" office:value="12394000" calcext:value-type="float">
            <text:p>12394000</text:p>
          </table:table-cell>
          <table:table-cell office:value-type="float" office:value="12395000" calcext:value-type="float">
            <text:p>12395000</text:p>
          </table:table-cell>
          <table:table-cell office:value-type="float" office:value="12369000" calcext:value-type="float">
            <text:p>12369000</text:p>
          </table:table-cell>
          <table:table-cell office:value-type="float" office:value="12426000" calcext:value-type="float">
            <text:p>12426000</text:p>
          </table:table-cell>
          <table:table-cell office:value-type="float" office:value="12449000" calcext:value-type="float">
            <text:p>12449000</text:p>
          </table:table-cell>
          <table:table-cell office:value-type="float" office:value="12382000" calcext:value-type="float">
            <text:p>12382000</text:p>
          </table:table-cell>
          <table:table-cell office:value-type="float" office:value="12306000" calcext:value-type="float">
            <text:p>12306000</text:p>
          </table:table-cell>
          <table:table-cell office:value-type="float" office:value="12403000" calcext:value-type="float">
            <text:p>12403000</text:p>
          </table:table-cell>
          <table:table-cell office:value-type="float" office:value="12344000" calcext:value-type="float">
            <text:p>12344000</text:p>
          </table:table-cell>
          <table:table-cell office:value-type="float" office:value="12422000" calcext:value-type="float">
            <text:p>12422000</text:p>
          </table:table-cell>
          <table:table-cell office:value-type="float" office:value="12339000" calcext:value-type="float">
            <text:p>12339000</text:p>
          </table:table-cell>
          <table:table-cell office:value-type="float" office:value="12296000" calcext:value-type="float">
            <text:p>12296000</text:p>
          </table:table-cell>
          <table:table-cell office:value-type="float" office:value="12378000" calcext:value-type="float">
            <text:p>12378000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AVERAGE([.A89:.AY89])" office:value-type="float" office:value="12172997.6470588" calcext:value-type="float">
            <text:p>12172997.647058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189000" calcext:value-type="float">
            <text:p>14189000</text:p>
          </table:table-cell>
          <table:table-cell office:value-type="float" office:value="14240000" calcext:value-type="float">
            <text:p>14240000</text:p>
          </table:table-cell>
          <table:table-cell office:value-type="float" office:value="14445000" calcext:value-type="float">
            <text:p>14445000</text:p>
          </table:table-cell>
          <table:table-cell office:value-type="float" office:value="14293000" calcext:value-type="float">
            <text:p>14293000</text:p>
          </table:table-cell>
          <table:table-cell office:value-type="float" office:value="15695000" calcext:value-type="float">
            <text:p>15695000</text:p>
          </table:table-cell>
          <table:table-cell office:value-type="float" office:value="14155000" calcext:value-type="float">
            <text:p>14155000</text:p>
          </table:table-cell>
          <table:table-cell office:value-type="float" office:value="14216000" calcext:value-type="float">
            <text:p>14216000</text:p>
          </table:table-cell>
          <table:table-cell office:value-type="float" office:value="14218000" calcext:value-type="float">
            <text:p>14218000</text:p>
          </table:table-cell>
          <table:table-cell office:value-type="float" office:value="14204000" calcext:value-type="float">
            <text:p>14204000</text:p>
          </table:table-cell>
          <table:table-cell office:value-type="float" office:value="14153000" calcext:value-type="float">
            <text:p>14153000</text:p>
          </table:table-cell>
          <table:table-cell office:value-type="float" office:value="14283000" calcext:value-type="float">
            <text:p>14283000</text:p>
          </table:table-cell>
          <table:table-cell office:value-type="float" office:value="14182000" calcext:value-type="float">
            <text:p>14182000</text:p>
          </table:table-cell>
          <table:table-cell office:value-type="float" office:value="14104000" calcext:value-type="float">
            <text:p>14104000</text:p>
          </table:table-cell>
          <table:table-cell office:value-type="float" office:value="14207000" calcext:value-type="float">
            <text:p>14207000</text:p>
          </table:table-cell>
          <table:table-cell office:value-type="float" office:value="14242000" calcext:value-type="float">
            <text:p>14242000</text:p>
          </table:table-cell>
          <table:table-cell office:value-type="float" office:value="14141000" calcext:value-type="float">
            <text:p>14141000</text:p>
          </table:table-cell>
          <table:table-cell office:value-type="float" office:value="14240000" calcext:value-type="float">
            <text:p>14240000</text:p>
          </table:table-cell>
          <table:table-cell office:value-type="float" office:value="14193000" calcext:value-type="float">
            <text:p>14193000</text:p>
          </table:table-cell>
          <table:table-cell office:value-type="float" office:value="14134000" calcext:value-type="float">
            <text:p>14134000</text:p>
          </table:table-cell>
          <table:table-cell office:value-type="float" office:value="14143000" calcext:value-type="float">
            <text:p>14143000</text:p>
          </table:table-cell>
          <table:table-cell office:value-type="float" office:value="14152000" calcext:value-type="float">
            <text:p>14152000</text:p>
          </table:table-cell>
          <table:table-cell office:value-type="float" office:value="14217000" calcext:value-type="float">
            <text:p>14217000</text:p>
          </table:table-cell>
          <table:table-cell office:value-type="float" office:value="14251000" calcext:value-type="float">
            <text:p>14251000</text:p>
          </table:table-cell>
          <table:table-cell office:value-type="float" office:value="23252000" calcext:value-type="float">
            <text:p>23252000</text:p>
          </table:table-cell>
          <table:table-cell office:value-type="float" office:value="21626000" calcext:value-type="float">
            <text:p>21626000</text:p>
          </table:table-cell>
          <table:table-cell office:value-type="float" office:value="26124000" calcext:value-type="float">
            <text:p>26124000</text:p>
          </table:table-cell>
          <table:table-cell office:value-type="float" office:value="14281000" calcext:value-type="float">
            <text:p>14281000</text:p>
          </table:table-cell>
          <table:table-cell office:value-type="float" office:value="14212000" calcext:value-type="float">
            <text:p>14212000</text:p>
          </table:table-cell>
          <table:table-cell office:value-type="float" office:value="14296000" calcext:value-type="float">
            <text:p>14296000</text:p>
          </table:table-cell>
          <table:table-cell office:value-type="float" office:value="14325000" calcext:value-type="float">
            <text:p>14325000</text:p>
          </table:table-cell>
          <table:table-cell office:value-type="float" office:value="14298000" calcext:value-type="float">
            <text:p>14298000</text:p>
          </table:table-cell>
          <table:table-cell office:value-type="float" office:value="14274000" calcext:value-type="float">
            <text:p>14274000</text:p>
          </table:table-cell>
          <table:table-cell office:value-type="float" office:value="14155000" calcext:value-type="float">
            <text:p>14155000</text:p>
          </table:table-cell>
          <table:table-cell office:value-type="float" office:value="14283000" calcext:value-type="float">
            <text:p>14283000</text:p>
          </table:table-cell>
          <table:table-cell office:value-type="float" office:value="14367000" calcext:value-type="float">
            <text:p>14367000</text:p>
          </table:table-cell>
          <table:table-cell office:value-type="float" office:value="14307000" calcext:value-type="float">
            <text:p>14307000</text:p>
          </table:table-cell>
          <table:table-cell office:value-type="float" office:value="14299000" calcext:value-type="float">
            <text:p>14299000</text:p>
          </table:table-cell>
          <table:table-cell office:value-type="float" office:value="14290000" calcext:value-type="float">
            <text:p>14290000</text:p>
          </table:table-cell>
          <table:table-cell office:value-type="float" office:value="14295000" calcext:value-type="float">
            <text:p>14295000</text:p>
          </table:table-cell>
          <table:table-cell office:value-type="float" office:value="14224000" calcext:value-type="float">
            <text:p>14224000</text:p>
          </table:table-cell>
          <table:table-cell office:value-type="float" office:value="14296000" calcext:value-type="float">
            <text:p>14296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15508000" calcext:value-type="float">
            <text:p>15508000</text:p>
          </table:table-cell>
          <table:table-cell office:value-type="float" office:value="14330000" calcext:value-type="float">
            <text:p>14330000</text:p>
          </table:table-cell>
          <table:table-cell office:value-type="float" office:value="14251000" calcext:value-type="float">
            <text:p>14251000</text:p>
          </table:table-cell>
          <table:table-cell office:value-type="float" office:value="14197000" calcext:value-type="float">
            <text:p>14197000</text:p>
          </table:table-cell>
          <table:table-cell office:value-type="float" office:value="14355000" calcext:value-type="float">
            <text:p>14355000</text:p>
          </table:table-cell>
          <table:table-cell office:value-type="float" office:value="14200000" calcext:value-type="float">
            <text:p>14200000</text:p>
          </table:table-cell>
          <table:table-cell office:value-type="float" office:value="14258000" calcext:value-type="float">
            <text:p>14258000</text:p>
          </table:table-cell>
          <table:table-cell office:value-type="float" office:value="14323000" calcext:value-type="float">
            <text:p>14323000</text:p>
          </table:table-cell>
          <table:table-cell/>
          <table:table-cell office:value-type="float" office:value="890" calcext:value-type="float">
            <text:p>890</text:p>
          </table:table-cell>
          <table:table-cell table:formula="of:=AVERAGE([.A90:.AY90])" office:value-type="float" office:value="14573723.3333333" calcext:value-type="float">
            <text:p>14573723.33333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612000" calcext:value-type="float">
            <text:p>14612000</text:p>
          </table:table-cell>
          <table:table-cell office:value-type="float" office:value="14639000" calcext:value-type="float">
            <text:p>14639000</text:p>
          </table:table-cell>
          <table:table-cell office:value-type="float" office:value="14587000" calcext:value-type="float">
            <text:p>14587000</text:p>
          </table:table-cell>
          <table:table-cell office:value-type="float" office:value="14540000" calcext:value-type="float">
            <text:p>14540000</text:p>
          </table:table-cell>
          <table:table-cell office:value-type="float" office:value="14705000" calcext:value-type="float">
            <text:p>14705000</text:p>
          </table:table-cell>
          <table:table-cell office:value-type="float" office:value="14529000" calcext:value-type="float">
            <text:p>14529000</text:p>
          </table:table-cell>
          <table:table-cell office:value-type="float" office:value="14501000" calcext:value-type="float">
            <text:p>14501000</text:p>
          </table:table-cell>
          <table:table-cell office:value-type="float" office:value="14539000" calcext:value-type="float">
            <text:p>14539000</text:p>
          </table:table-cell>
          <table:table-cell office:value-type="float" office:value="14573000" calcext:value-type="float">
            <text:p>14573000</text:p>
          </table:table-cell>
          <table:table-cell office:value-type="float" office:value="14579000" calcext:value-type="float">
            <text:p>14579000</text:p>
          </table:table-cell>
          <table:table-cell office:value-type="float" office:value="14603000" calcext:value-type="float">
            <text:p>14603000</text:p>
          </table:table-cell>
          <table:table-cell office:value-type="float" office:value="14563000" calcext:value-type="float">
            <text:p>14563000</text:p>
          </table:table-cell>
          <table:table-cell office:value-type="float" office:value="14489000" calcext:value-type="float">
            <text:p>14489000</text:p>
          </table:table-cell>
          <table:table-cell office:value-type="float" office:value="14505000" calcext:value-type="float">
            <text:p>14505000</text:p>
          </table:table-cell>
          <table:table-cell office:value-type="float" office:value="14563000" calcext:value-type="float">
            <text:p>14563000</text:p>
          </table:table-cell>
          <table:table-cell office:value-type="float" office:value="14612000" calcext:value-type="float">
            <text:p>14612000</text:p>
          </table:table-cell>
          <table:table-cell office:value-type="float" office:value="14539000" calcext:value-type="float">
            <text:p>14539000</text:p>
          </table:table-cell>
          <table:table-cell office:value-type="float" office:value="14622000" calcext:value-type="float">
            <text:p>14622000</text:p>
          </table:table-cell>
          <table:table-cell office:value-type="float" office:value="14570000" calcext:value-type="float">
            <text:p>14570000</text:p>
          </table:table-cell>
          <table:table-cell office:value-type="float" office:value="14550000" calcext:value-type="float">
            <text:p>14550000</text:p>
          </table:table-cell>
          <table:table-cell office:value-type="float" office:value="14620000" calcext:value-type="float">
            <text:p>14620000</text:p>
          </table:table-cell>
          <table:table-cell office:value-type="float" office:value="14507000" calcext:value-type="float">
            <text:p>14507000</text:p>
          </table:table-cell>
          <table:table-cell office:value-type="float" office:value="14528000" calcext:value-type="float">
            <text:p>14528000</text:p>
          </table:table-cell>
          <table:table-cell office:value-type="float" office:value="14595000" calcext:value-type="float">
            <text:p>14595000</text:p>
          </table:table-cell>
          <table:table-cell office:value-type="float" office:value="14618000" calcext:value-type="float">
            <text:p>14618000</text:p>
          </table:table-cell>
          <table:table-cell office:value-type="float" office:value="14532000" calcext:value-type="float">
            <text:p>14532000</text:p>
          </table:table-cell>
          <table:table-cell office:value-type="float" office:value="14511000" calcext:value-type="float">
            <text:p>14511000</text:p>
          </table:table-cell>
          <table:table-cell office:value-type="float" office:value="14556000" calcext:value-type="float">
            <text:p>14556000</text:p>
          </table:table-cell>
          <table:table-cell office:value-type="float" office:value="14544000" calcext:value-type="float">
            <text:p>14544000</text:p>
          </table:table-cell>
          <table:table-cell office:value-type="float" office:value="14601000" calcext:value-type="float">
            <text:p>14601000</text:p>
          </table:table-cell>
          <table:table-cell office:value-type="float" office:value="14526000" calcext:value-type="float">
            <text:p>14526000</text:p>
          </table:table-cell>
          <table:table-cell office:value-type="float" office:value="14572000" calcext:value-type="float">
            <text:p>14572000</text:p>
          </table:table-cell>
          <table:table-cell office:value-type="float" office:value="14502000" calcext:value-type="float">
            <text:p>14502000</text:p>
          </table:table-cell>
          <table:table-cell office:value-type="float" office:value="14528000" calcext:value-type="float">
            <text:p>14528000</text:p>
          </table:table-cell>
          <table:table-cell office:value-type="float" office:value="14538000" calcext:value-type="float">
            <text:p>14538000</text:p>
          </table:table-cell>
          <table:table-cell office:value-type="float" office:value="14456000" calcext:value-type="float">
            <text:p>14456000</text:p>
          </table:table-cell>
          <table:table-cell office:value-type="float" office:value="14602000" calcext:value-type="float">
            <text:p>14602000</text:p>
          </table:table-cell>
          <table:table-cell office:value-type="float" office:value="14409000" calcext:value-type="float">
            <text:p>14409000</text:p>
          </table:table-cell>
          <table:table-cell office:value-type="float" office:value="14523000" calcext:value-type="float">
            <text:p>14523000</text:p>
          </table:table-cell>
          <table:table-cell office:value-type="float" office:value="14531000" calcext:value-type="float">
            <text:p>14531000</text:p>
          </table:table-cell>
          <table:table-cell office:value-type="float" office:value="14549000" calcext:value-type="float">
            <text:p>14549000</text:p>
          </table:table-cell>
          <table:table-cell office:value-type="float" office:value="14500000" calcext:value-type="float">
            <text:p>14500000</text:p>
          </table:table-cell>
          <table:table-cell office:value-type="float" office:value="14513000" calcext:value-type="float">
            <text:p>14513000</text:p>
          </table:table-cell>
          <table:table-cell office:value-type="float" office:value="14567000" calcext:value-type="float">
            <text:p>14567000</text:p>
          </table:table-cell>
          <table:table-cell office:value-type="float" office:value="14491000" calcext:value-type="float">
            <text:p>14491000</text:p>
          </table:table-cell>
          <table:table-cell office:value-type="float" office:value="14548000" calcext:value-type="float">
            <text:p>14548000</text:p>
          </table:table-cell>
          <table:table-cell office:value-type="float" office:value="14512000" calcext:value-type="float">
            <text:p>14512000</text:p>
          </table:table-cell>
          <table:table-cell office:value-type="float" office:value="14583000" calcext:value-type="float">
            <text:p>14583000</text:p>
          </table:table-cell>
          <table:table-cell office:value-type="float" office:value="14506000" calcext:value-type="float">
            <text:p>14506000</text:p>
          </table:table-cell>
          <table:table-cell office:value-type="float" office:value="14566000" calcext:value-type="float">
            <text:p>14566000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AVERAGE([.A91:.AY91])" office:value-type="float" office:value="14265782.3529412" calcext:value-type="float">
            <text:p>14265782.352941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778000" calcext:value-type="float">
            <text:p>12778000</text:p>
          </table:table-cell>
          <table:table-cell office:value-type="float" office:value="12726000" calcext:value-type="float">
            <text:p>12726000</text:p>
          </table:table-cell>
          <table:table-cell office:value-type="float" office:value="12769000" calcext:value-type="float">
            <text:p>12769000</text:p>
          </table:table-cell>
          <table:table-cell office:value-type="float" office:value="12754000" calcext:value-type="float">
            <text:p>12754000</text:p>
          </table:table-cell>
          <table:table-cell office:value-type="float" office:value="12744000" calcext:value-type="float">
            <text:p>12744000</text:p>
          </table:table-cell>
          <table:table-cell office:value-type="float" office:value="12732000" calcext:value-type="float">
            <text:p>12732000</text:p>
          </table:table-cell>
          <table:table-cell office:value-type="float" office:value="12735000" calcext:value-type="float">
            <text:p>12735000</text:p>
          </table:table-cell>
          <table:table-cell office:value-type="float" office:value="12738000" calcext:value-type="float">
            <text:p>12738000</text:p>
          </table:table-cell>
          <table:table-cell office:value-type="float" office:value="12709000" calcext:value-type="float">
            <text:p>12709000</text:p>
          </table:table-cell>
          <table:table-cell office:value-type="float" office:value="12714000" calcext:value-type="float">
            <text:p>12714000</text:p>
          </table:table-cell>
          <table:table-cell office:value-type="float" office:value="12768000" calcext:value-type="float">
            <text:p>12768000</text:p>
          </table:table-cell>
          <table:table-cell office:value-type="float" office:value="12758000" calcext:value-type="float">
            <text:p>12758000</text:p>
          </table:table-cell>
          <table:table-cell office:value-type="float" office:value="12770000" calcext:value-type="float">
            <text:p>12770000</text:p>
          </table:table-cell>
          <table:table-cell office:value-type="float" office:value="12678000" calcext:value-type="float">
            <text:p>12678000</text:p>
          </table:table-cell>
          <table:table-cell office:value-type="float" office:value="12652000" calcext:value-type="float">
            <text:p>12652000</text:p>
          </table:table-cell>
          <table:table-cell office:value-type="float" office:value="12731000" calcext:value-type="float">
            <text:p>12731000</text:p>
          </table:table-cell>
          <table:table-cell office:value-type="float" office:value="12761000" calcext:value-type="float">
            <text:p>12761000</text:p>
          </table:table-cell>
          <table:table-cell office:value-type="float" office:value="14732000" calcext:value-type="float">
            <text:p>14732000</text:p>
          </table:table-cell>
          <table:table-cell office:value-type="float" office:value="14964000" calcext:value-type="float">
            <text:p>14964000</text:p>
          </table:table-cell>
          <table:table-cell office:value-type="float" office:value="12740000" calcext:value-type="float">
            <text:p>12740000</text:p>
          </table:table-cell>
          <table:table-cell office:value-type="float" office:value="12727000" calcext:value-type="float">
            <text:p>12727000</text:p>
          </table:table-cell>
          <table:table-cell office:value-type="float" office:value="12746000" calcext:value-type="float">
            <text:p>12746000</text:p>
          </table:table-cell>
          <table:table-cell office:value-type="float" office:value="12741000" calcext:value-type="float">
            <text:p>12741000</text:p>
          </table:table-cell>
          <table:table-cell office:value-type="float" office:value="12726000" calcext:value-type="float">
            <text:p>12726000</text:p>
          </table:table-cell>
          <table:table-cell office:value-type="float" office:value="12755000" calcext:value-type="float">
            <text:p>12755000</text:p>
          </table:table-cell>
          <table:table-cell office:value-type="float" office:value="12732000" calcext:value-type="float">
            <text:p>12732000</text:p>
          </table:table-cell>
          <table:table-cell office:value-type="float" office:value="12735000" calcext:value-type="float">
            <text:p>12735000</text:p>
          </table:table-cell>
          <table:table-cell office:value-type="float" office:value="14085000" calcext:value-type="float">
            <text:p>14085000</text:p>
          </table:table-cell>
          <table:table-cell office:value-type="float" office:value="12728000" calcext:value-type="float">
            <text:p>12728000</text:p>
          </table:table-cell>
          <table:table-cell office:value-type="float" office:value="12744000" calcext:value-type="float">
            <text:p>12744000</text:p>
          </table:table-cell>
          <table:table-cell office:value-type="float" office:value="12788000" calcext:value-type="float">
            <text:p>12788000</text:p>
          </table:table-cell>
          <table:table-cell office:value-type="float" office:value="12651000" calcext:value-type="float">
            <text:p>12651000</text:p>
          </table:table-cell>
          <table:table-cell office:value-type="float" office:value="12748000" calcext:value-type="float">
            <text:p>12748000</text:p>
          </table:table-cell>
          <table:table-cell office:value-type="float" office:value="12811000" calcext:value-type="float">
            <text:p>12811000</text:p>
          </table:table-cell>
          <table:table-cell office:value-type="float" office:value="12729000" calcext:value-type="float">
            <text:p>12729000</text:p>
          </table:table-cell>
          <table:table-cell office:value-type="float" office:value="12739000" calcext:value-type="float">
            <text:p>12739000</text:p>
          </table:table-cell>
          <table:table-cell office:value-type="float" office:value="12752000" calcext:value-type="float">
            <text:p>12752000</text:p>
          </table:table-cell>
          <table:table-cell office:value-type="float" office:value="12740000" calcext:value-type="float">
            <text:p>12740000</text:p>
          </table:table-cell>
          <table:table-cell office:value-type="float" office:value="12734000" calcext:value-type="float">
            <text:p>12734000</text:p>
          </table:table-cell>
          <table:table-cell office:value-type="float" office:value="12776000" calcext:value-type="float">
            <text:p>12776000</text:p>
          </table:table-cell>
          <table:table-cell office:value-type="float" office:value="12748000" calcext:value-type="float">
            <text:p>12748000</text:p>
          </table:table-cell>
          <table:table-cell office:value-type="float" office:value="12756000" calcext:value-type="float">
            <text:p>12756000</text:p>
          </table:table-cell>
          <table:table-cell office:value-type="float" office:value="12722000" calcext:value-type="float">
            <text:p>12722000</text:p>
          </table:table-cell>
          <table:table-cell office:value-type="float" office:value="12746000" calcext:value-type="float">
            <text:p>12746000</text:p>
          </table:table-cell>
          <table:table-cell office:value-type="float" office:value="12793000" calcext:value-type="float">
            <text:p>12793000</text:p>
          </table:table-cell>
          <table:table-cell office:value-type="float" office:value="12763000" calcext:value-type="float">
            <text:p>12763000</text:p>
          </table:table-cell>
          <table:table-cell office:value-type="float" office:value="12789000" calcext:value-type="float">
            <text:p>12789000</text:p>
          </table:table-cell>
          <table:table-cell office:value-type="float" office:value="12727000" calcext:value-type="float">
            <text:p>12727000</text:p>
          </table:table-cell>
          <table:table-cell office:value-type="float" office:value="12725000" calcext:value-type="float">
            <text:p>12725000</text:p>
          </table:table-cell>
          <table:table-cell office:value-type="float" office:value="12714000" calcext:value-type="float">
            <text:p>12714000</text:p>
          </table:table-cell>
          <table:table-cell/>
          <table:table-cell office:value-type="float" office:value="910" calcext:value-type="float">
            <text:p>910</text:p>
          </table:table-cell>
          <table:table-cell table:formula="of:=AVERAGE([.A92:.AY92])" office:value-type="float" office:value="12600468.8235294" calcext:value-type="float">
            <text:p>12600468.823529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903000" calcext:value-type="float">
            <text:p>12903000</text:p>
          </table:table-cell>
          <table:table-cell office:value-type="float" office:value="12972000" calcext:value-type="float">
            <text:p>12972000</text:p>
          </table:table-cell>
          <table:table-cell office:value-type="float" office:value="12980000" calcext:value-type="float">
            <text:p>12980000</text:p>
          </table:table-cell>
          <table:table-cell office:value-type="float" office:value="12996000" calcext:value-type="float">
            <text:p>12996000</text:p>
          </table:table-cell>
          <table:table-cell office:value-type="float" office:value="12974000" calcext:value-type="float">
            <text:p>12974000</text:p>
          </table:table-cell>
          <table:table-cell office:value-type="float" office:value="12932000" calcext:value-type="float">
            <text:p>12932000</text:p>
          </table:table-cell>
          <table:table-cell office:value-type="float" office:value="13030000" calcext:value-type="float">
            <text:p>13030000</text:p>
          </table:table-cell>
          <table:table-cell office:value-type="float" office:value="12972000" calcext:value-type="float">
            <text:p>12972000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2881000" calcext:value-type="float">
            <text:p>12881000</text:p>
          </table:table-cell>
          <table:table-cell office:value-type="float" office:value="12997000" calcext:value-type="float">
            <text:p>12997000</text:p>
          </table:table-cell>
          <table:table-cell office:value-type="float" office:value="13012000" calcext:value-type="float">
            <text:p>13012000</text:p>
          </table:table-cell>
          <table:table-cell office:value-type="float" office:value="12874000" calcext:value-type="float">
            <text:p>12874000</text:p>
          </table:table-cell>
          <table:table-cell office:value-type="float" office:value="12979000" calcext:value-type="float">
            <text:p>12979000</text:p>
          </table:table-cell>
          <table:table-cell office:value-type="float" office:value="12923000" calcext:value-type="float">
            <text:p>12923000</text:p>
          </table:table-cell>
          <table:table-cell office:value-type="float" office:value="13010000" calcext:value-type="float">
            <text:p>13010000</text:p>
          </table:table-cell>
          <table:table-cell office:value-type="float" office:value="12970000" calcext:value-type="float">
            <text:p>12970000</text:p>
          </table:table-cell>
          <table:table-cell office:value-type="float" office:value="12900000" calcext:value-type="float">
            <text:p>12900000</text:p>
          </table:table-cell>
          <table:table-cell office:value-type="float" office:value="13018000" calcext:value-type="float">
            <text:p>13018000</text:p>
          </table:table-cell>
          <table:table-cell office:value-type="float" office:value="13002000" calcext:value-type="float">
            <text:p>13002000</text:p>
          </table:table-cell>
          <table:table-cell office:value-type="float" office:value="14346000" calcext:value-type="float">
            <text:p>14346000</text:p>
          </table:table-cell>
          <table:table-cell office:value-type="float" office:value="13020000" calcext:value-type="float">
            <text:p>13020000</text:p>
          </table:table-cell>
          <table:table-cell office:value-type="float" office:value="12988000" calcext:value-type="float">
            <text:p>12988000</text:p>
          </table:table-cell>
          <table:table-cell office:value-type="float" office:value="12887000" calcext:value-type="float">
            <text:p>12887000</text:p>
          </table:table-cell>
          <table:table-cell office:value-type="float" office:value="12967000" calcext:value-type="float">
            <text:p>12967000</text:p>
          </table:table-cell>
          <table:table-cell office:value-type="float" office:value="13011000" calcext:value-type="float">
            <text:p>13011000</text:p>
          </table:table-cell>
          <table:table-cell office:value-type="float" office:value="13012000" calcext:value-type="float">
            <text:p>13012000</text:p>
          </table:table-cell>
          <table:table-cell office:value-type="float" office:value="13034000" calcext:value-type="float">
            <text:p>13034000</text:p>
          </table:table-cell>
          <table:table-cell office:value-type="float" office:value="13001000" calcext:value-type="float">
            <text:p>13001000</text:p>
          </table:table-cell>
          <table:table-cell office:value-type="float" office:value="12940000" calcext:value-type="float">
            <text:p>12940000</text:p>
          </table:table-cell>
          <table:table-cell office:value-type="float" office:value="12900000" calcext:value-type="float">
            <text:p>12900000</text:p>
          </table:table-cell>
          <table:table-cell office:value-type="float" office:value="13058000" calcext:value-type="float">
            <text:p>13058000</text:p>
          </table:table-cell>
          <table:table-cell office:value-type="float" office:value="12959000" calcext:value-type="float">
            <text:p>12959000</text:p>
          </table:table-cell>
          <table:table-cell office:value-type="float" office:value="13041000" calcext:value-type="float">
            <text:p>13041000</text:p>
          </table:table-cell>
          <table:table-cell office:value-type="float" office:value="13015000" calcext:value-type="float">
            <text:p>13015000</text:p>
          </table:table-cell>
          <table:table-cell office:value-type="float" office:value="12971000" calcext:value-type="float">
            <text:p>12971000</text:p>
          </table:table-cell>
          <table:table-cell office:value-type="float" office:value="13001000" calcext:value-type="float">
            <text:p>13001000</text:p>
          </table:table-cell>
          <table:table-cell office:value-type="float" office:value="13020000" calcext:value-type="float">
            <text:p>13020000</text:p>
          </table:table-cell>
          <table:table-cell office:value-type="float" office:value="12995000" calcext:value-type="float">
            <text:p>12995000</text:p>
          </table:table-cell>
          <table:table-cell office:value-type="float" office:value="13007000" calcext:value-type="float">
            <text:p>13007000</text:p>
          </table:table-cell>
          <table:table-cell office:value-type="float" office:value="12993000" calcext:value-type="float">
            <text:p>12993000</text:p>
          </table:table-cell>
          <table:table-cell office:value-type="float" office:value="13060000" calcext:value-type="float">
            <text:p>13060000</text:p>
          </table:table-cell>
          <table:table-cell office:value-type="float" office:value="19243000" calcext:value-type="float">
            <text:p>19243000</text:p>
          </table:table-cell>
          <table:table-cell office:value-type="float" office:value="23461000" calcext:value-type="float">
            <text:p>23461000</text:p>
          </table:table-cell>
          <table:table-cell office:value-type="float" office:value="23490000" calcext:value-type="float">
            <text:p>23490000</text:p>
          </table:table-cell>
          <table:table-cell office:value-type="float" office:value="17797000" calcext:value-type="float">
            <text:p>17797000</text:p>
          </table:table-cell>
          <table:table-cell office:value-type="float" office:value="18975000" calcext:value-type="float">
            <text:p>18975000</text:p>
          </table:table-cell>
          <table:table-cell office:value-type="float" office:value="13688000" calcext:value-type="float">
            <text:p>13688000</text:p>
          </table:table-cell>
          <table:table-cell office:value-type="float" office:value="12977000" calcext:value-type="float">
            <text:p>12977000</text:p>
          </table:table-cell>
          <table:table-cell office:value-type="float" office:value="13002000" calcext:value-type="float">
            <text:p>13002000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AVERAGE([.A93:.AY93])" office:value-type="float" office:value="13513429.8039216" calcext:value-type="float">
            <text:p>13513429.80392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3206000" calcext:value-type="float">
            <text:p>13206000</text:p>
          </table:table-cell>
          <table:table-cell office:value-type="float" office:value="13227000" calcext:value-type="float">
            <text:p>13227000</text:p>
          </table:table-cell>
          <table:table-cell office:value-type="float" office:value="13254000" calcext:value-type="float">
            <text:p>13254000</text:p>
          </table:table-cell>
          <table:table-cell office:value-type="float" office:value="13171000" calcext:value-type="float">
            <text:p>13171000</text:p>
          </table:table-cell>
          <table:table-cell office:value-type="float" office:value="13119000" calcext:value-type="float">
            <text:p>13119000</text:p>
          </table:table-cell>
          <table:table-cell office:value-type="float" office:value="13260000" calcext:value-type="float">
            <text:p>13260000</text:p>
          </table:table-cell>
          <table:table-cell office:value-type="float" office:value="13330000" calcext:value-type="float">
            <text:p>13330000</text:p>
          </table:table-cell>
          <table:table-cell office:value-type="float" office:value="13104000" calcext:value-type="float">
            <text:p>13104000</text:p>
          </table:table-cell>
          <table:table-cell office:value-type="float" office:value="13183000" calcext:value-type="float">
            <text:p>13183000</text:p>
          </table:table-cell>
          <table:table-cell office:value-type="float" office:value="13171000" calcext:value-type="float">
            <text:p>13171000</text:p>
          </table:table-cell>
          <table:table-cell office:value-type="float" office:value="13094000" calcext:value-type="float">
            <text:p>13094000</text:p>
          </table:table-cell>
          <table:table-cell office:value-type="float" office:value="13198000" calcext:value-type="float">
            <text:p>13198000</text:p>
          </table:table-cell>
          <table:table-cell office:value-type="float" office:value="13155000" calcext:value-type="float">
            <text:p>13155000</text:p>
          </table:table-cell>
          <table:table-cell office:value-type="float" office:value="13182000" calcext:value-type="float">
            <text:p>13182000</text:p>
          </table:table-cell>
          <table:table-cell office:value-type="float" office:value="13258000" calcext:value-type="float">
            <text:p>13258000</text:p>
          </table:table-cell>
          <table:table-cell office:value-type="float" office:value="13185000" calcext:value-type="float">
            <text:p>13185000</text:p>
          </table:table-cell>
          <table:table-cell office:value-type="float" office:value="13188000" calcext:value-type="float">
            <text:p>13188000</text:p>
          </table:table-cell>
          <table:table-cell office:value-type="float" office:value="13191000" calcext:value-type="float">
            <text:p>13191000</text:p>
          </table:table-cell>
          <table:table-cell office:value-type="float" office:value="13193000" calcext:value-type="float">
            <text:p>13193000</text:p>
          </table:table-cell>
          <table:table-cell office:value-type="float" office:value="13184000" calcext:value-type="float">
            <text:p>13184000</text:p>
          </table:table-cell>
          <table:table-cell office:value-type="float" office:value="13188000" calcext:value-type="float">
            <text:p>13188000</text:p>
          </table:table-cell>
          <table:table-cell office:value-type="float" office:value="13162000" calcext:value-type="float">
            <text:p>13162000</text:p>
          </table:table-cell>
          <table:table-cell office:value-type="float" office:value="13207000" calcext:value-type="float">
            <text:p>13207000</text:p>
          </table:table-cell>
          <table:table-cell office:value-type="float" office:value="13229000" calcext:value-type="float">
            <text:p>13229000</text:p>
          </table:table-cell>
          <table:table-cell office:value-type="float" office:value="13237000" calcext:value-type="float">
            <text:p>13237000</text:p>
          </table:table-cell>
          <table:table-cell office:value-type="float" office:value="13166000" calcext:value-type="float">
            <text:p>13166000</text:p>
          </table:table-cell>
          <table:table-cell office:value-type="float" office:value="13145000" calcext:value-type="float">
            <text:p>13145000</text:p>
          </table:table-cell>
          <table:table-cell office:value-type="float" office:value="13200000" calcext:value-type="float">
            <text:p>13200000</text:p>
          </table:table-cell>
          <table:table-cell office:value-type="float" office:value="13132000" calcext:value-type="float">
            <text:p>13132000</text:p>
          </table:table-cell>
          <table:table-cell office:value-type="float" office:value="13238000" calcext:value-type="float">
            <text:p>13238000</text:p>
          </table:table-cell>
          <table:table-cell office:value-type="float" office:value="13255000" calcext:value-type="float">
            <text:p>13255000</text:p>
          </table:table-cell>
          <table:table-cell office:value-type="float" office:value="13137000" calcext:value-type="float">
            <text:p>13137000</text:p>
          </table:table-cell>
          <table:table-cell office:value-type="float" office:value="13219000" calcext:value-type="float">
            <text:p>13219000</text:p>
          </table:table-cell>
          <table:table-cell office:value-type="float" office:value="13122000" calcext:value-type="float">
            <text:p>13122000</text:p>
          </table:table-cell>
          <table:table-cell office:value-type="float" office:value="14601000" calcext:value-type="float">
            <text:p>14601000</text:p>
          </table:table-cell>
          <table:table-cell office:value-type="float" office:value="13156000" calcext:value-type="float">
            <text:p>13156000</text:p>
          </table:table-cell>
          <table:table-cell office:value-type="float" office:value="13417000" calcext:value-type="float">
            <text:p>13417000</text:p>
          </table:table-cell>
          <table:table-cell office:value-type="float" office:value="13179000" calcext:value-type="float">
            <text:p>13179000</text:p>
          </table:table-cell>
          <table:table-cell office:value-type="float" office:value="13220000" calcext:value-type="float">
            <text:p>13220000</text:p>
          </table:table-cell>
          <table:table-cell office:value-type="float" office:value="13166000" calcext:value-type="float">
            <text:p>13166000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3196000" calcext:value-type="float">
            <text:p>13196000</text:p>
          </table:table-cell>
          <table:table-cell office:value-type="float" office:value="13159000" calcext:value-type="float">
            <text:p>13159000</text:p>
          </table:table-cell>
          <table:table-cell office:value-type="float" office:value="13160000" calcext:value-type="float">
            <text:p>13160000</text:p>
          </table:table-cell>
          <table:table-cell office:value-type="float" office:value="13202000" calcext:value-type="float">
            <text:p>13202000</text:p>
          </table:table-cell>
          <table:table-cell office:value-type="float" office:value="13250000" calcext:value-type="float">
            <text:p>13250000</text:p>
          </table:table-cell>
          <table:table-cell office:value-type="float" office:value="13273000" calcext:value-type="float">
            <text:p>13273000</text:p>
          </table:table-cell>
          <table:table-cell office:value-type="float" office:value="13188000" calcext:value-type="float">
            <text:p>13188000</text:p>
          </table:table-cell>
          <table:table-cell office:value-type="float" office:value="13351000" calcext:value-type="float">
            <text:p>13351000</text:p>
          </table:table-cell>
          <table:table-cell office:value-type="float" office:value="13149000" calcext:value-type="float">
            <text:p>13149000</text:p>
          </table:table-cell>
          <table:table-cell/>
          <table:table-cell office:value-type="float" office:value="930" calcext:value-type="float">
            <text:p>930</text:p>
          </table:table-cell>
          <table:table-cell table:formula="of:=AVERAGE([.A94:.AY94])" office:value-type="float" office:value="12966998.627451" calcext:value-type="float">
            <text:p>12966998.62745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3332000" calcext:value-type="float">
            <text:p>13332000</text:p>
          </table:table-cell>
          <table:table-cell office:value-type="float" office:value="13392000" calcext:value-type="float">
            <text:p>13392000</text:p>
          </table:table-cell>
          <table:table-cell office:value-type="float" office:value="13429000" calcext:value-type="float">
            <text:p>13429000</text:p>
          </table:table-cell>
          <table:table-cell office:value-type="float" office:value="13419000" calcext:value-type="float">
            <text:p>13419000</text:p>
          </table:table-cell>
          <table:table-cell office:value-type="float" office:value="13398000" calcext:value-type="float">
            <text:p>13398000</text:p>
          </table:table-cell>
          <table:table-cell office:value-type="float" office:value="13445000" calcext:value-type="float">
            <text:p>13445000</text:p>
          </table:table-cell>
          <table:table-cell office:value-type="float" office:value="13439000" calcext:value-type="float">
            <text:p>13439000</text:p>
          </table:table-cell>
          <table:table-cell office:value-type="float" office:value="13381000" calcext:value-type="float">
            <text:p>13381000</text:p>
          </table:table-cell>
          <table:table-cell office:value-type="float" office:value="13444000" calcext:value-type="float">
            <text:p>13444000</text:p>
          </table:table-cell>
          <table:table-cell office:value-type="float" office:value="13420000" calcext:value-type="float">
            <text:p>13420000</text:p>
          </table:table-cell>
          <table:table-cell table:number-columns-repeated="2" office:value-type="float" office:value="13378000" calcext:value-type="float">
            <text:p>13378000</text:p>
          </table:table-cell>
          <table:table-cell office:value-type="float" office:value="13463000" calcext:value-type="float">
            <text:p>13463000</text:p>
          </table:table-cell>
          <table:table-cell office:value-type="float" office:value="13305000" calcext:value-type="float">
            <text:p>13305000</text:p>
          </table:table-cell>
          <table:table-cell office:value-type="float" office:value="13325000" calcext:value-type="float">
            <text:p>13325000</text:p>
          </table:table-cell>
          <table:table-cell office:value-type="float" office:value="13410000" calcext:value-type="float">
            <text:p>13410000</text:p>
          </table:table-cell>
          <table:table-cell office:value-type="float" office:value="13419000" calcext:value-type="float">
            <text:p>13419000</text:p>
          </table:table-cell>
          <table:table-cell office:value-type="float" office:value="13345000" calcext:value-type="float">
            <text:p>13345000</text:p>
          </table:table-cell>
          <table:table-cell office:value-type="float" office:value="13402000" calcext:value-type="float">
            <text:p>13402000</text:p>
          </table:table-cell>
          <table:table-cell office:value-type="float" office:value="13434000" calcext:value-type="float">
            <text:p>13434000</text:p>
          </table:table-cell>
          <table:table-cell office:value-type="float" office:value="13423000" calcext:value-type="float">
            <text:p>13423000</text:p>
          </table:table-cell>
          <table:table-cell office:value-type="float" office:value="13377000" calcext:value-type="float">
            <text:p>13377000</text:p>
          </table:table-cell>
          <table:table-cell office:value-type="float" office:value="13451000" calcext:value-type="float">
            <text:p>13451000</text:p>
          </table:table-cell>
          <table:table-cell office:value-type="float" office:value="13434000" calcext:value-type="float">
            <text:p>13434000</text:p>
          </table:table-cell>
          <table:table-cell office:value-type="float" office:value="13400000" calcext:value-type="float">
            <text:p>13400000</text:p>
          </table:table-cell>
          <table:table-cell office:value-type="float" office:value="13403000" calcext:value-type="float">
            <text:p>13403000</text:p>
          </table:table-cell>
          <table:table-cell office:value-type="float" office:value="13331000" calcext:value-type="float">
            <text:p>13331000</text:p>
          </table:table-cell>
          <table:table-cell office:value-type="float" office:value="13478000" calcext:value-type="float">
            <text:p>13478000</text:p>
          </table:table-cell>
          <table:table-cell office:value-type="float" office:value="13433000" calcext:value-type="float">
            <text:p>13433000</text:p>
          </table:table-cell>
          <table:table-cell office:value-type="float" office:value="13294000" calcext:value-type="float">
            <text:p>13294000</text:p>
          </table:table-cell>
          <table:table-cell office:value-type="float" office:value="13413000" calcext:value-type="float">
            <text:p>13413000</text:p>
          </table:table-cell>
          <table:table-cell office:value-type="float" office:value="13378000" calcext:value-type="float">
            <text:p>13378000</text:p>
          </table:table-cell>
          <table:table-cell office:value-type="float" office:value="13411000" calcext:value-type="float">
            <text:p>13411000</text:p>
          </table:table-cell>
          <table:table-cell office:value-type="float" office:value="13433000" calcext:value-type="float">
            <text:p>13433000</text:p>
          </table:table-cell>
          <table:table-cell office:value-type="float" office:value="13419000" calcext:value-type="float">
            <text:p>13419000</text:p>
          </table:table-cell>
          <table:table-cell office:value-type="float" office:value="13411000" calcext:value-type="float">
            <text:p>13411000</text:p>
          </table:table-cell>
          <table:table-cell office:value-type="float" office:value="13399000" calcext:value-type="float">
            <text:p>13399000</text:p>
          </table:table-cell>
          <table:table-cell office:value-type="float" office:value="13331000" calcext:value-type="float">
            <text:p>13331000</text:p>
          </table:table-cell>
          <table:table-cell office:value-type="float" office:value="13317000" calcext:value-type="float">
            <text:p>13317000</text:p>
          </table:table-cell>
          <table:table-cell office:value-type="float" office:value="13405000" calcext:value-type="float">
            <text:p>13405000</text:p>
          </table:table-cell>
          <table:table-cell office:value-type="float" office:value="13372000" calcext:value-type="float">
            <text:p>13372000</text:p>
          </table:table-cell>
          <table:table-cell office:value-type="float" office:value="13324000" calcext:value-type="float">
            <text:p>13324000</text:p>
          </table:table-cell>
          <table:table-cell office:value-type="float" office:value="13451000" calcext:value-type="float">
            <text:p>13451000</text:p>
          </table:table-cell>
          <table:table-cell office:value-type="float" office:value="17610000" calcext:value-type="float">
            <text:p>17610000</text:p>
          </table:table-cell>
          <table:table-cell office:value-type="float" office:value="13405000" calcext:value-type="float">
            <text:p>13405000</text:p>
          </table:table-cell>
          <table:table-cell office:value-type="float" office:value="13459000" calcext:value-type="float">
            <text:p>13459000</text:p>
          </table:table-cell>
          <table:table-cell office:value-type="float" office:value="13453000" calcext:value-type="float">
            <text:p>13453000</text:p>
          </table:table-cell>
          <table:table-cell office:value-type="float" office:value="13436000" calcext:value-type="float">
            <text:p>13436000</text:p>
          </table:table-cell>
          <table:table-cell office:value-type="float" office:value="13381000" calcext:value-type="float">
            <text:p>13381000</text:p>
          </table:table-cell>
          <table:table-cell office:value-type="float" office:value="13418000" calcext:value-type="float">
            <text:p>13418000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AVERAGE([.A95:.AY95])" office:value-type="float" office:value="13219783.1372549" calcext:value-type="float">
            <text:p>13219783.137254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638000" calcext:value-type="float">
            <text:p>13638000</text:p>
          </table:table-cell>
          <table:table-cell office:value-type="float" office:value="13701000" calcext:value-type="float">
            <text:p>13701000</text:p>
          </table:table-cell>
          <table:table-cell office:value-type="float" office:value="13648000" calcext:value-type="float">
            <text:p>13648000</text:p>
          </table:table-cell>
          <table:table-cell office:value-type="float" office:value="13651000" calcext:value-type="float">
            <text:p>13651000</text:p>
          </table:table-cell>
          <table:table-cell office:value-type="float" office:value="13561000" calcext:value-type="float">
            <text:p>13561000</text:p>
          </table:table-cell>
          <table:table-cell office:value-type="float" office:value="13585000" calcext:value-type="float">
            <text:p>13585000</text:p>
          </table:table-cell>
          <table:table-cell office:value-type="float" office:value="13608000" calcext:value-type="float">
            <text:p>13608000</text:p>
          </table:table-cell>
          <table:table-cell office:value-type="float" office:value="13546000" calcext:value-type="float">
            <text:p>13546000</text:p>
          </table:table-cell>
          <table:table-cell office:value-type="float" office:value="13650000" calcext:value-type="float">
            <text:p>13650000</text:p>
          </table:table-cell>
          <table:table-cell office:value-type="float" office:value="13600000" calcext:value-type="float">
            <text:p>13600000</text:p>
          </table:table-cell>
          <table:table-cell office:value-type="float" office:value="13597000" calcext:value-type="float">
            <text:p>13597000</text:p>
          </table:table-cell>
          <table:table-cell office:value-type="float" office:value="13523000" calcext:value-type="float">
            <text:p>13523000</text:p>
          </table:table-cell>
          <table:table-cell office:value-type="float" office:value="13586000" calcext:value-type="float">
            <text:p>13586000</text:p>
          </table:table-cell>
          <table:table-cell office:value-type="float" office:value="13621000" calcext:value-type="float">
            <text:p>13621000</text:p>
          </table:table-cell>
          <table:table-cell office:value-type="float" office:value="13614000" calcext:value-type="float">
            <text:p>13614000</text:p>
          </table:table-cell>
          <table:table-cell office:value-type="float" office:value="13629000" calcext:value-type="float">
            <text:p>13629000</text:p>
          </table:table-cell>
          <table:table-cell office:value-type="float" office:value="13614000" calcext:value-type="float">
            <text:p>13614000</text:p>
          </table:table-cell>
          <table:table-cell office:value-type="float" office:value="13626000" calcext:value-type="float">
            <text:p>13626000</text:p>
          </table:table-cell>
          <table:table-cell office:value-type="float" office:value="13532000" calcext:value-type="float">
            <text:p>13532000</text:p>
          </table:table-cell>
          <table:table-cell office:value-type="float" office:value="13654000" calcext:value-type="float">
            <text:p>13654000</text:p>
          </table:table-cell>
          <table:table-cell office:value-type="float" office:value="13676000" calcext:value-type="float">
            <text:p>13676000</text:p>
          </table:table-cell>
          <table:table-cell office:value-type="float" office:value="14915000" calcext:value-type="float">
            <text:p>14915000</text:p>
          </table:table-cell>
          <table:table-cell office:value-type="float" office:value="13701000" calcext:value-type="float">
            <text:p>13701000</text:p>
          </table:table-cell>
          <table:table-cell office:value-type="float" office:value="13657000" calcext:value-type="float">
            <text:p>13657000</text:p>
          </table:table-cell>
          <table:table-cell office:value-type="float" office:value="13641000" calcext:value-type="float">
            <text:p>13641000</text:p>
          </table:table-cell>
          <table:table-cell office:value-type="float" office:value="13615000" calcext:value-type="float">
            <text:p>13615000</text:p>
          </table:table-cell>
          <table:table-cell office:value-type="float" office:value="13519000" calcext:value-type="float">
            <text:p>13519000</text:p>
          </table:table-cell>
          <table:table-cell office:value-type="float" office:value="13662000" calcext:value-type="float">
            <text:p>13662000</text:p>
          </table:table-cell>
          <table:table-cell office:value-type="float" office:value="13597000" calcext:value-type="float">
            <text:p>13597000</text:p>
          </table:table-cell>
          <table:table-cell office:value-type="float" office:value="13620000" calcext:value-type="float">
            <text:p>13620000</text:p>
          </table:table-cell>
          <table:table-cell office:value-type="float" office:value="13550000" calcext:value-type="float">
            <text:p>13550000</text:p>
          </table:table-cell>
          <table:table-cell office:value-type="float" office:value="13660000" calcext:value-type="float">
            <text:p>13660000</text:p>
          </table:table-cell>
          <table:table-cell office:value-type="float" office:value="13578000" calcext:value-type="float">
            <text:p>13578000</text:p>
          </table:table-cell>
          <table:table-cell office:value-type="float" office:value="13615000" calcext:value-type="float">
            <text:p>13615000</text:p>
          </table:table-cell>
          <table:table-cell office:value-type="float" office:value="13596000" calcext:value-type="float">
            <text:p>13596000</text:p>
          </table:table-cell>
          <table:table-cell office:value-type="float" office:value="13649000" calcext:value-type="float">
            <text:p>13649000</text:p>
          </table:table-cell>
          <table:table-cell office:value-type="float" office:value="13650000" calcext:value-type="float">
            <text:p>13650000</text:p>
          </table:table-cell>
          <table:table-cell office:value-type="float" office:value="13627000" calcext:value-type="float">
            <text:p>13627000</text:p>
          </table:table-cell>
          <table:table-cell office:value-type="float" office:value="13526000" calcext:value-type="float">
            <text:p>13526000</text:p>
          </table:table-cell>
          <table:table-cell office:value-type="float" office:value="13917000" calcext:value-type="float">
            <text:p>13917000</text:p>
          </table:table-cell>
          <table:table-cell office:value-type="float" office:value="13616000" calcext:value-type="float">
            <text:p>13616000</text:p>
          </table:table-cell>
          <table:table-cell office:value-type="float" office:value="13635000" calcext:value-type="float">
            <text:p>13635000</text:p>
          </table:table-cell>
          <table:table-cell office:value-type="float" office:value="13628000" calcext:value-type="float">
            <text:p>13628000</text:p>
          </table:table-cell>
          <table:table-cell office:value-type="float" office:value="13721000" calcext:value-type="float">
            <text:p>13721000</text:p>
          </table:table-cell>
          <table:table-cell office:value-type="float" office:value="13592000" calcext:value-type="float">
            <text:p>13592000</text:p>
          </table:table-cell>
          <table:table-cell office:value-type="float" office:value="13638000" calcext:value-type="float">
            <text:p>13638000</text:p>
          </table:table-cell>
          <table:table-cell office:value-type="float" office:value="13592000" calcext:value-type="float">
            <text:p>13592000</text:p>
          </table:table-cell>
          <table:table-cell office:value-type="float" office:value="13638000" calcext:value-type="float">
            <text:p>13638000</text:p>
          </table:table-cell>
          <table:table-cell office:value-type="float" office:value="13555000" calcext:value-type="float">
            <text:p>13555000</text:p>
          </table:table-cell>
          <table:table-cell office:value-type="float" office:value="13693000" calcext:value-type="float">
            <text:p>13693000</text:p>
          </table:table-cell>
          <table:table-cell/>
          <table:table-cell office:value-type="float" office:value="950" calcext:value-type="float">
            <text:p>950</text:p>
          </table:table-cell>
          <table:table-cell table:formula="of:=AVERAGE([.A96:.AY96])" office:value-type="float" office:value="13381646.0784314" calcext:value-type="float">
            <text:p>13381646.07843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3833000" calcext:value-type="float">
            <text:p>13833000</text:p>
          </table:table-cell>
          <table:table-cell office:value-type="float" office:value="13854000" calcext:value-type="float">
            <text:p>13854000</text:p>
          </table:table-cell>
          <table:table-cell office:value-type="float" office:value="13875000" calcext:value-type="float">
            <text:p>13875000</text:p>
          </table:table-cell>
          <table:table-cell office:value-type="float" office:value="13809000" calcext:value-type="float">
            <text:p>13809000</text:p>
          </table:table-cell>
          <table:table-cell office:value-type="float" office:value="13870000" calcext:value-type="float">
            <text:p>13870000</text:p>
          </table:table-cell>
          <table:table-cell office:value-type="float" office:value="13853000" calcext:value-type="float">
            <text:p>13853000</text:p>
          </table:table-cell>
          <table:table-cell office:value-type="float" office:value="13888000" calcext:value-type="float">
            <text:p>13888000</text:p>
          </table:table-cell>
          <table:table-cell office:value-type="float" office:value="13890000" calcext:value-type="float">
            <text:p>13890000</text:p>
          </table:table-cell>
          <table:table-cell office:value-type="float" office:value="13894000" calcext:value-type="float">
            <text:p>13894000</text:p>
          </table:table-cell>
          <table:table-cell office:value-type="float" office:value="13831000" calcext:value-type="float">
            <text:p>13831000</text:p>
          </table:table-cell>
          <table:table-cell office:value-type="float" office:value="13845000" calcext:value-type="float">
            <text:p>13845000</text:p>
          </table:table-cell>
          <table:table-cell office:value-type="float" office:value="13802000" calcext:value-type="float">
            <text:p>13802000</text:p>
          </table:table-cell>
          <table:table-cell office:value-type="float" office:value="13765000" calcext:value-type="float">
            <text:p>13765000</text:p>
          </table:table-cell>
          <table:table-cell office:value-type="float" office:value="13833000" calcext:value-type="float">
            <text:p>13833000</text:p>
          </table:table-cell>
          <table:table-cell office:value-type="float" office:value="13888000" calcext:value-type="float">
            <text:p>13888000</text:p>
          </table:table-cell>
          <table:table-cell office:value-type="float" office:value="13778000" calcext:value-type="float">
            <text:p>13778000</text:p>
          </table:table-cell>
          <table:table-cell office:value-type="float" office:value="13858000" calcext:value-type="float">
            <text:p>13858000</text:p>
          </table:table-cell>
          <table:table-cell office:value-type="float" office:value="13888000" calcext:value-type="float">
            <text:p>13888000</text:p>
          </table:table-cell>
          <table:table-cell office:value-type="float" office:value="13745000" calcext:value-type="float">
            <text:p>13745000</text:p>
          </table:table-cell>
          <table:table-cell office:value-type="float" office:value="13884000" calcext:value-type="float">
            <text:p>13884000</text:p>
          </table:table-cell>
          <table:table-cell office:value-type="float" office:value="13827000" calcext:value-type="float">
            <text:p>13827000</text:p>
          </table:table-cell>
          <table:table-cell office:value-type="float" office:value="13878000" calcext:value-type="float">
            <text:p>13878000</text:p>
          </table:table-cell>
          <table:table-cell office:value-type="float" office:value="13866000" calcext:value-type="float">
            <text:p>13866000</text:p>
          </table:table-cell>
          <table:table-cell office:value-type="float" office:value="13850000" calcext:value-type="float">
            <text:p>13850000</text:p>
          </table:table-cell>
          <table:table-cell office:value-type="float" office:value="13825000" calcext:value-type="float">
            <text:p>13825000</text:p>
          </table:table-cell>
          <table:table-cell office:value-type="float" office:value="13852000" calcext:value-type="float">
            <text:p>13852000</text:p>
          </table:table-cell>
          <table:table-cell office:value-type="float" office:value="13880000" calcext:value-type="float">
            <text:p>13880000</text:p>
          </table:table-cell>
          <table:table-cell office:value-type="float" office:value="13835000" calcext:value-type="float">
            <text:p>13835000</text:p>
          </table:table-cell>
          <table:table-cell office:value-type="float" office:value="13860000" calcext:value-type="float">
            <text:p>13860000</text:p>
          </table:table-cell>
          <table:table-cell office:value-type="float" office:value="13840000" calcext:value-type="float">
            <text:p>13840000</text:p>
          </table:table-cell>
          <table:table-cell office:value-type="float" office:value="13893000" calcext:value-type="float">
            <text:p>13893000</text:p>
          </table:table-cell>
          <table:table-cell office:value-type="float" office:value="13895000" calcext:value-type="float">
            <text:p>13895000</text:p>
          </table:table-cell>
          <table:table-cell office:value-type="float" office:value="13885000" calcext:value-type="float">
            <text:p>13885000</text:p>
          </table:table-cell>
          <table:table-cell office:value-type="float" office:value="13859000" calcext:value-type="float">
            <text:p>13859000</text:p>
          </table:table-cell>
          <table:table-cell office:value-type="float" office:value="13863000" calcext:value-type="float">
            <text:p>13863000</text:p>
          </table:table-cell>
          <table:table-cell office:value-type="float" office:value="13844000" calcext:value-type="float">
            <text:p>13844000</text:p>
          </table:table-cell>
          <table:table-cell office:value-type="float" office:value="13856000" calcext:value-type="float">
            <text:p>13856000</text:p>
          </table:table-cell>
          <table:table-cell office:value-type="float" office:value="13848000" calcext:value-type="float">
            <text:p>13848000</text:p>
          </table:table-cell>
          <table:table-cell office:value-type="float" office:value="19449000" calcext:value-type="float">
            <text:p>19449000</text:p>
          </table:table-cell>
          <table:table-cell office:value-type="float" office:value="13846000" calcext:value-type="float">
            <text:p>13846000</text:p>
          </table:table-cell>
          <table:table-cell office:value-type="float" office:value="13891000" calcext:value-type="float">
            <text:p>13891000</text:p>
          </table:table-cell>
          <table:table-cell office:value-type="float" office:value="13859000" calcext:value-type="float">
            <text:p>13859000</text:p>
          </table:table-cell>
          <table:table-cell office:value-type="float" office:value="13908000" calcext:value-type="float">
            <text:p>13908000</text:p>
          </table:table-cell>
          <table:table-cell office:value-type="float" office:value="13854000" calcext:value-type="float">
            <text:p>13854000</text:p>
          </table:table-cell>
          <table:table-cell office:value-type="float" office:value="13869000" calcext:value-type="float">
            <text:p>13869000</text:p>
          </table:table-cell>
          <table:table-cell office:value-type="float" office:value="13847000" calcext:value-type="float">
            <text:p>13847000</text:p>
          </table:table-cell>
          <table:table-cell office:value-type="float" office:value="13746000" calcext:value-type="float">
            <text:p>13746000</text:p>
          </table:table-cell>
          <table:table-cell office:value-type="float" office:value="13879000" calcext:value-type="float">
            <text:p>13879000</text:p>
          </table:table-cell>
          <table:table-cell table:number-columns-repeated="2" office:value-type="float" office:value="13864000" calcext:value-type="float">
            <text:p>13864000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AVERAGE([.A97:.AY97])" office:value-type="float" office:value="13690509.0196078" calcext:value-type="float">
            <text:p>13690509.019607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7065000" calcext:value-type="float">
            <text:p>17065000</text:p>
          </table:table-cell>
          <table:table-cell table:number-columns-repeated="2" office:value-type="float" office:value="17154000" calcext:value-type="float">
            <text:p>17154000</text:p>
          </table:table-cell>
          <table:table-cell office:value-type="float" office:value="17218000" calcext:value-type="float">
            <text:p>17218000</text:p>
          </table:table-cell>
          <table:table-cell office:value-type="float" office:value="17164000" calcext:value-type="float">
            <text:p>17164000</text:p>
          </table:table-cell>
          <table:table-cell office:value-type="float" office:value="17200000" calcext:value-type="float">
            <text:p>17200000</text:p>
          </table:table-cell>
          <table:table-cell office:value-type="float" office:value="17072000" calcext:value-type="float">
            <text:p>17072000</text:p>
          </table:table-cell>
          <table:table-cell office:value-type="float" office:value="17129000" calcext:value-type="float">
            <text:p>17129000</text:p>
          </table:table-cell>
          <table:table-cell office:value-type="float" office:value="17055000" calcext:value-type="float">
            <text:p>17055000</text:p>
          </table:table-cell>
          <table:table-cell office:value-type="float" office:value="17182000" calcext:value-type="float">
            <text:p>17182000</text:p>
          </table:table-cell>
          <table:table-cell office:value-type="float" office:value="17144000" calcext:value-type="float">
            <text:p>17144000</text:p>
          </table:table-cell>
          <table:table-cell office:value-type="float" office:value="17087000" calcext:value-type="float">
            <text:p>17087000</text:p>
          </table:table-cell>
          <table:table-cell office:value-type="float" office:value="17089000" calcext:value-type="float">
            <text:p>17089000</text:p>
          </table:table-cell>
          <table:table-cell office:value-type="float" office:value="17167000" calcext:value-type="float">
            <text:p>17167000</text:p>
          </table:table-cell>
          <table:table-cell office:value-type="float" office:value="17051000" calcext:value-type="float">
            <text:p>17051000</text:p>
          </table:table-cell>
          <table:table-cell office:value-type="float" office:value="17101000" calcext:value-type="float">
            <text:p>17101000</text:p>
          </table:table-cell>
          <table:table-cell office:value-type="float" office:value="17149000" calcext:value-type="float">
            <text:p>17149000</text:p>
          </table:table-cell>
          <table:table-cell office:value-type="float" office:value="17197000" calcext:value-type="float">
            <text:p>17197000</text:p>
          </table:table-cell>
          <table:table-cell office:value-type="float" office:value="17136000" calcext:value-type="float">
            <text:p>17136000</text:p>
          </table:table-cell>
          <table:table-cell office:value-type="float" office:value="17163000" calcext:value-type="float">
            <text:p>17163000</text:p>
          </table:table-cell>
          <table:table-cell office:value-type="float" office:value="17185000" calcext:value-type="float">
            <text:p>17185000</text:p>
          </table:table-cell>
          <table:table-cell office:value-type="float" office:value="17141000" calcext:value-type="float">
            <text:p>17141000</text:p>
          </table:table-cell>
          <table:table-cell office:value-type="float" office:value="17194000" calcext:value-type="float">
            <text:p>17194000</text:p>
          </table:table-cell>
          <table:table-cell office:value-type="float" office:value="17170000" calcext:value-type="float">
            <text:p>17170000</text:p>
          </table:table-cell>
          <table:table-cell office:value-type="float" office:value="17137000" calcext:value-type="float">
            <text:p>17137000</text:p>
          </table:table-cell>
          <table:table-cell office:value-type="float" office:value="17187000" calcext:value-type="float">
            <text:p>17187000</text:p>
          </table:table-cell>
          <table:table-cell office:value-type="float" office:value="17192000" calcext:value-type="float">
            <text:p>17192000</text:p>
          </table:table-cell>
          <table:table-cell office:value-type="float" office:value="17125000" calcext:value-type="float">
            <text:p>17125000</text:p>
          </table:table-cell>
          <table:table-cell office:value-type="float" office:value="17150000" calcext:value-type="float">
            <text:p>17150000</text:p>
          </table:table-cell>
          <table:table-cell office:value-type="float" office:value="17141000" calcext:value-type="float">
            <text:p>17141000</text:p>
          </table:table-cell>
          <table:table-cell office:value-type="float" office:value="17184000" calcext:value-type="float">
            <text:p>17184000</text:p>
          </table:table-cell>
          <table:table-cell office:value-type="float" office:value="17116000" calcext:value-type="float">
            <text:p>17116000</text:p>
          </table:table-cell>
          <table:table-cell office:value-type="float" office:value="17149000" calcext:value-type="float">
            <text:p>17149000</text:p>
          </table:table-cell>
          <table:table-cell office:value-type="float" office:value="17158000" calcext:value-type="float">
            <text:p>17158000</text:p>
          </table:table-cell>
          <table:table-cell office:value-type="float" office:value="17161000" calcext:value-type="float">
            <text:p>17161000</text:p>
          </table:table-cell>
          <table:table-cell office:value-type="float" office:value="17143000" calcext:value-type="float">
            <text:p>17143000</text:p>
          </table:table-cell>
          <table:table-cell office:value-type="float" office:value="17077000" calcext:value-type="float">
            <text:p>17077000</text:p>
          </table:table-cell>
          <table:table-cell office:value-type="float" office:value="17176000" calcext:value-type="float">
            <text:p>17176000</text:p>
          </table:table-cell>
          <table:table-cell office:value-type="float" office:value="17143000" calcext:value-type="float">
            <text:p>17143000</text:p>
          </table:table-cell>
          <table:table-cell office:value-type="float" office:value="17073000" calcext:value-type="float">
            <text:p>17073000</text:p>
          </table:table-cell>
          <table:table-cell office:value-type="float" office:value="17155000" calcext:value-type="float">
            <text:p>17155000</text:p>
          </table:table-cell>
          <table:table-cell office:value-type="float" office:value="17143000" calcext:value-type="float">
            <text:p>17143000</text:p>
          </table:table-cell>
          <table:table-cell office:value-type="float" office:value="17155000" calcext:value-type="float">
            <text:p>17155000</text:p>
          </table:table-cell>
          <table:table-cell office:value-type="float" office:value="18513000" calcext:value-type="float">
            <text:p>18513000</text:p>
          </table:table-cell>
          <table:table-cell office:value-type="float" office:value="17154000" calcext:value-type="float">
            <text:p>17154000</text:p>
          </table:table-cell>
          <table:table-cell office:value-type="float" office:value="17207000" calcext:value-type="float">
            <text:p>17207000</text:p>
          </table:table-cell>
          <table:table-cell office:value-type="float" office:value="17144000" calcext:value-type="float">
            <text:p>17144000</text:p>
          </table:table-cell>
          <table:table-cell office:value-type="float" office:value="17077000" calcext:value-type="float">
            <text:p>17077000</text:p>
          </table:table-cell>
          <table:table-cell office:value-type="float" office:value="17187000" calcext:value-type="float">
            <text:p>17187000</text:p>
          </table:table-cell>
          <table:table-cell office:value-type="float" office:value="17170000" calcext:value-type="float">
            <text:p>17170000</text:p>
          </table:table-cell>
          <table:table-cell/>
          <table:table-cell office:value-type="float" office:value="970" calcext:value-type="float">
            <text:p>970</text:p>
          </table:table-cell>
          <table:table-cell table:formula="of:=AVERAGE([.A98:.AY98])" office:value-type="float" office:value="16834999.4117647" calcext:value-type="float">
            <text:p>16834999.411764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6427000" calcext:value-type="float">
            <text:p>16427000</text:p>
          </table:table-cell>
          <table:table-cell office:value-type="float" office:value="16486000" calcext:value-type="float">
            <text:p>16486000</text:p>
          </table:table-cell>
          <table:table-cell office:value-type="float" office:value="16472000" calcext:value-type="float">
            <text:p>16472000</text:p>
          </table:table-cell>
          <table:table-cell office:value-type="float" office:value="16510000" calcext:value-type="float">
            <text:p>16510000</text:p>
          </table:table-cell>
          <table:table-cell office:value-type="float" office:value="16465000" calcext:value-type="float">
            <text:p>16465000</text:p>
          </table:table-cell>
          <table:table-cell office:value-type="float" office:value="16490000" calcext:value-type="float">
            <text:p>16490000</text:p>
          </table:table-cell>
          <table:table-cell office:value-type="float" office:value="16363000" calcext:value-type="float">
            <text:p>16363000</text:p>
          </table:table-cell>
          <table:table-cell office:value-type="float" office:value="16431000" calcext:value-type="float">
            <text:p>16431000</text:p>
          </table:table-cell>
          <table:table-cell office:value-type="float" office:value="16455000" calcext:value-type="float">
            <text:p>16455000</text:p>
          </table:table-cell>
          <table:table-cell office:value-type="float" office:value="16511000" calcext:value-type="float">
            <text:p>16511000</text:p>
          </table:table-cell>
          <table:table-cell office:value-type="float" office:value="16424000" calcext:value-type="float">
            <text:p>16424000</text:p>
          </table:table-cell>
          <table:table-cell office:value-type="float" office:value="16441000" calcext:value-type="float">
            <text:p>16441000</text:p>
          </table:table-cell>
          <table:table-cell office:value-type="float" office:value="16473000" calcext:value-type="float">
            <text:p>16473000</text:p>
          </table:table-cell>
          <table:table-cell office:value-type="float" office:value="16460000" calcext:value-type="float">
            <text:p>16460000</text:p>
          </table:table-cell>
          <table:table-cell office:value-type="float" office:value="16727000" calcext:value-type="float">
            <text:p>16727000</text:p>
          </table:table-cell>
          <table:table-cell office:value-type="float" office:value="16425000" calcext:value-type="float">
            <text:p>16425000</text:p>
          </table:table-cell>
          <table:table-cell office:value-type="float" office:value="16495000" calcext:value-type="float">
            <text:p>16495000</text:p>
          </table:table-cell>
          <table:table-cell office:value-type="float" office:value="16366000" calcext:value-type="float">
            <text:p>16366000</text:p>
          </table:table-cell>
          <table:table-cell office:value-type="float" office:value="16482000" calcext:value-type="float">
            <text:p>16482000</text:p>
          </table:table-cell>
          <table:table-cell office:value-type="float" office:value="16483000" calcext:value-type="float">
            <text:p>16483000</text:p>
          </table:table-cell>
          <table:table-cell office:value-type="float" office:value="16503000" calcext:value-type="float">
            <text:p>16503000</text:p>
          </table:table-cell>
          <table:table-cell office:value-type="float" office:value="16415000" calcext:value-type="float">
            <text:p>16415000</text:p>
          </table:table-cell>
          <table:table-cell office:value-type="float" office:value="16455000" calcext:value-type="float">
            <text:p>16455000</text:p>
          </table:table-cell>
          <table:table-cell office:value-type="float" office:value="20227000" calcext:value-type="float">
            <text:p>20227000</text:p>
          </table:table-cell>
          <table:table-cell office:value-type="float" office:value="16529000" calcext:value-type="float">
            <text:p>16529000</text:p>
          </table:table-cell>
          <table:table-cell office:value-type="float" office:value="16481000" calcext:value-type="float">
            <text:p>16481000</text:p>
          </table:table-cell>
          <table:table-cell office:value-type="float" office:value="16470000" calcext:value-type="float">
            <text:p>16470000</text:p>
          </table:table-cell>
          <table:table-cell office:value-type="float" office:value="16469000" calcext:value-type="float">
            <text:p>16469000</text:p>
          </table:table-cell>
          <table:table-cell office:value-type="float" office:value="16409000" calcext:value-type="float">
            <text:p>16409000</text:p>
          </table:table-cell>
          <table:table-cell office:value-type="float" office:value="16403000" calcext:value-type="float">
            <text:p>16403000</text:p>
          </table:table-cell>
          <table:table-cell office:value-type="float" office:value="16517000" calcext:value-type="float">
            <text:p>16517000</text:p>
          </table:table-cell>
          <table:table-cell office:value-type="float" office:value="18020000" calcext:value-type="float">
            <text:p>18020000</text:p>
          </table:table-cell>
          <table:table-cell office:value-type="float" office:value="16479000" calcext:value-type="float">
            <text:p>16479000</text:p>
          </table:table-cell>
          <table:table-cell office:value-type="float" office:value="16634000" calcext:value-type="float">
            <text:p>16634000</text:p>
          </table:table-cell>
          <table:table-cell office:value-type="float" office:value="16355000" calcext:value-type="float">
            <text:p>16355000</text:p>
          </table:table-cell>
          <table:table-cell office:value-type="float" office:value="16427000" calcext:value-type="float">
            <text:p>16427000</text:p>
          </table:table-cell>
          <table:table-cell table:number-columns-repeated="2" office:value-type="float" office:value="16472000" calcext:value-type="float">
            <text:p>16472000</text:p>
          </table:table-cell>
          <table:table-cell office:value-type="float" office:value="16491000" calcext:value-type="float">
            <text:p>16491000</text:p>
          </table:table-cell>
          <table:table-cell table:number-columns-repeated="2" office:value-type="float" office:value="16462000" calcext:value-type="float">
            <text:p>16462000</text:p>
          </table:table-cell>
          <table:table-cell office:value-type="float" office:value="16452000" calcext:value-type="float">
            <text:p>16452000</text:p>
          </table:table-cell>
          <table:table-cell office:value-type="float" office:value="16453000" calcext:value-type="float">
            <text:p>16453000</text:p>
          </table:table-cell>
          <table:table-cell office:value-type="float" office:value="16435000" calcext:value-type="float">
            <text:p>16435000</text:p>
          </table:table-cell>
          <table:table-cell office:value-type="float" office:value="16370000" calcext:value-type="float">
            <text:p>16370000</text:p>
          </table:table-cell>
          <table:table-cell office:value-type="float" office:value="16398000" calcext:value-type="float">
            <text:p>16398000</text:p>
          </table:table-cell>
          <table:table-cell office:value-type="float" office:value="16483000" calcext:value-type="float">
            <text:p>16483000</text:p>
          </table:table-cell>
          <table:table-cell office:value-type="float" office:value="16393000" calcext:value-type="float">
            <text:p>16393000</text:p>
          </table:table-cell>
          <table:table-cell office:value-type="float" office:value="16388000" calcext:value-type="float">
            <text:p>16388000</text:p>
          </table:table-cell>
          <table:table-cell office:value-type="float" office:value="16456000" calcext:value-type="float">
            <text:p>16456000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AVERAGE([.A99:.AY99])" office:value-type="float" office:value="16242489.8039216" calcext:value-type="float">
            <text:p>16242489.8039216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7893000" calcext:value-type="float">
            <text:p>17893000</text:p>
          </table:table-cell>
          <table:table-cell office:value-type="float" office:value="17692000" calcext:value-type="float">
            <text:p>17692000</text:p>
          </table:table-cell>
          <table:table-cell office:value-type="float" office:value="17823000" calcext:value-type="float">
            <text:p>17823000</text:p>
          </table:table-cell>
          <table:table-cell office:value-type="float" office:value="17735000" calcext:value-type="float">
            <text:p>17735000</text:p>
          </table:table-cell>
          <table:table-cell office:value-type="float" office:value="17805000" calcext:value-type="float">
            <text:p>17805000</text:p>
          </table:table-cell>
          <table:table-cell office:value-type="float" office:value="17670000" calcext:value-type="float">
            <text:p>17670000</text:p>
          </table:table-cell>
          <table:table-cell office:value-type="float" office:value="17835000" calcext:value-type="float">
            <text:p>17835000</text:p>
          </table:table-cell>
          <table:table-cell office:value-type="float" office:value="17809000" calcext:value-type="float">
            <text:p>17809000</text:p>
          </table:table-cell>
          <table:table-cell office:value-type="float" office:value="17811000" calcext:value-type="float">
            <text:p>17811000</text:p>
          </table:table-cell>
          <table:table-cell office:value-type="float" office:value="17877000" calcext:value-type="float">
            <text:p>17877000</text:p>
          </table:table-cell>
          <table:table-cell office:value-type="float" office:value="17820000" calcext:value-type="float">
            <text:p>17820000</text:p>
          </table:table-cell>
          <table:table-cell office:value-type="float" office:value="18000000" calcext:value-type="float">
            <text:p>18000000</text:p>
          </table:table-cell>
          <table:table-cell office:value-type="float" office:value="17799000" calcext:value-type="float">
            <text:p>17799000</text:p>
          </table:table-cell>
          <table:table-cell office:value-type="float" office:value="17804000" calcext:value-type="float">
            <text:p>17804000</text:p>
          </table:table-cell>
          <table:table-cell office:value-type="float" office:value="17810000" calcext:value-type="float">
            <text:p>17810000</text:p>
          </table:table-cell>
          <table:table-cell office:value-type="float" office:value="17876000" calcext:value-type="float">
            <text:p>17876000</text:p>
          </table:table-cell>
          <table:table-cell office:value-type="float" office:value="17815000" calcext:value-type="float">
            <text:p>17815000</text:p>
          </table:table-cell>
          <table:table-cell office:value-type="float" office:value="19124000" calcext:value-type="float">
            <text:p>19124000</text:p>
          </table:table-cell>
          <table:table-cell office:value-type="float" office:value="17714000" calcext:value-type="float">
            <text:p>17714000</text:p>
          </table:table-cell>
          <table:table-cell office:value-type="float" office:value="17781000" calcext:value-type="float">
            <text:p>17781000</text:p>
          </table:table-cell>
          <table:table-cell office:value-type="float" office:value="17814000" calcext:value-type="float">
            <text:p>17814000</text:p>
          </table:table-cell>
          <table:table-cell office:value-type="float" office:value="17809000" calcext:value-type="float">
            <text:p>17809000</text:p>
          </table:table-cell>
          <table:table-cell office:value-type="float" office:value="17837000" calcext:value-type="float">
            <text:p>17837000</text:p>
          </table:table-cell>
          <table:table-cell office:value-type="float" office:value="17712000" calcext:value-type="float">
            <text:p>17712000</text:p>
          </table:table-cell>
          <table:table-cell office:value-type="float" office:value="17798000" calcext:value-type="float">
            <text:p>17798000</text:p>
          </table:table-cell>
          <table:table-cell office:value-type="float" office:value="17840000" calcext:value-type="float">
            <text:p>17840000</text:p>
          </table:table-cell>
          <table:table-cell office:value-type="float" office:value="17803000" calcext:value-type="float">
            <text:p>17803000</text:p>
          </table:table-cell>
          <table:table-cell office:value-type="float" office:value="17843000" calcext:value-type="float">
            <text:p>17843000</text:p>
          </table:table-cell>
          <table:table-cell office:value-type="float" office:value="17845000" calcext:value-type="float">
            <text:p>17845000</text:p>
          </table:table-cell>
          <table:table-cell office:value-type="float" office:value="17856000" calcext:value-type="float">
            <text:p>17856000</text:p>
          </table:table-cell>
          <table:table-cell office:value-type="float" office:value="17854000" calcext:value-type="float">
            <text:p>17854000</text:p>
          </table:table-cell>
          <table:table-cell office:value-type="float" office:value="17820000" calcext:value-type="float">
            <text:p>17820000</text:p>
          </table:table-cell>
          <table:table-cell office:value-type="float" office:value="17827000" calcext:value-type="float">
            <text:p>17827000</text:p>
          </table:table-cell>
          <table:table-cell office:value-type="float" office:value="17881000" calcext:value-type="float">
            <text:p>17881000</text:p>
          </table:table-cell>
          <table:table-cell office:value-type="float" office:value="17817000" calcext:value-type="float">
            <text:p>17817000</text:p>
          </table:table-cell>
          <table:table-cell office:value-type="float" office:value="17703000" calcext:value-type="float">
            <text:p>17703000</text:p>
          </table:table-cell>
          <table:table-cell office:value-type="float" office:value="17844000" calcext:value-type="float">
            <text:p>17844000</text:p>
          </table:table-cell>
          <table:table-cell office:value-type="float" office:value="17796000" calcext:value-type="float">
            <text:p>17796000</text:p>
          </table:table-cell>
          <table:table-cell office:value-type="float" office:value="17854000" calcext:value-type="float">
            <text:p>17854000</text:p>
          </table:table-cell>
          <table:table-cell office:value-type="float" office:value="17814000" calcext:value-type="float">
            <text:p>17814000</text:p>
          </table:table-cell>
          <table:table-cell office:value-type="float" office:value="17865000" calcext:value-type="float">
            <text:p>17865000</text:p>
          </table:table-cell>
          <table:table-cell office:value-type="float" office:value="17819000" calcext:value-type="float">
            <text:p>17819000</text:p>
          </table:table-cell>
          <table:table-cell office:value-type="float" office:value="17852000" calcext:value-type="float">
            <text:p>17852000</text:p>
          </table:table-cell>
          <table:table-cell office:value-type="float" office:value="17873000" calcext:value-type="float">
            <text:p>17873000</text:p>
          </table:table-cell>
          <table:table-cell office:value-type="float" office:value="17794000" calcext:value-type="float">
            <text:p>17794000</text:p>
          </table:table-cell>
          <table:table-cell office:value-type="float" office:value="17802000" calcext:value-type="float">
            <text:p>17802000</text:p>
          </table:table-cell>
          <table:table-cell office:value-type="float" office:value="17828000" calcext:value-type="float">
            <text:p>17828000</text:p>
          </table:table-cell>
          <table:table-cell office:value-type="float" office:value="17710000" calcext:value-type="float">
            <text:p>17710000</text:p>
          </table:table-cell>
          <table:table-cell office:value-type="float" office:value="17836000" calcext:value-type="float">
            <text:p>17836000</text:p>
          </table:table-cell>
          <table:table-cell office:value-type="float" office:value="17822000" calcext:value-type="float">
            <text:p>17822000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AVERAGE([.A100:.AY100])" office:value-type="float" office:value="17491411.5686275" calcext:value-type="float">
            <text:p>17491411.56862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67000" calcext:value-type="float">
            <text:p>20067000</text:p>
          </table:table-cell>
          <table:table-cell office:value-type="float" office:value="19983000" calcext:value-type="float">
            <text:p>19983000</text:p>
          </table:table-cell>
          <table:table-cell office:value-type="float" office:value="19997000" calcext:value-type="float">
            <text:p>19997000</text:p>
          </table:table-cell>
          <table:table-cell office:value-type="float" office:value="27219000" calcext:value-type="float">
            <text:p>27219000</text:p>
          </table:table-cell>
          <table:table-cell office:value-type="float" office:value="19926000" calcext:value-type="float">
            <text:p>19926000</text:p>
          </table:table-cell>
          <table:table-cell office:value-type="float" office:value="19952000" calcext:value-type="float">
            <text:p>19952000</text:p>
          </table:table-cell>
          <table:table-cell office:value-type="float" office:value="20001000" calcext:value-type="float">
            <text:p>20001000</text:p>
          </table:table-cell>
          <table:table-cell office:value-type="float" office:value="20004000" calcext:value-type="float">
            <text:p>20004000</text:p>
          </table:table-cell>
          <table:table-cell office:value-type="float" office:value="19975000" calcext:value-type="float">
            <text:p>19975000</text:p>
          </table:table-cell>
          <table:table-cell office:value-type="float" office:value="20120000" calcext:value-type="float">
            <text:p>20120000</text:p>
          </table:table-cell>
          <table:table-cell office:value-type="float" office:value="20034000" calcext:value-type="float">
            <text:p>20034000</text:p>
          </table:table-cell>
          <table:table-cell office:value-type="float" office:value="19920000" calcext:value-type="float">
            <text:p>19920000</text:p>
          </table:table-cell>
          <table:table-cell office:value-type="float" office:value="20005000" calcext:value-type="float">
            <text:p>20005000</text:p>
          </table:table-cell>
          <table:table-cell office:value-type="float" office:value="20026000" calcext:value-type="float">
            <text:p>20026000</text:p>
          </table:table-cell>
          <table:table-cell office:value-type="float" office:value="19912000" calcext:value-type="float">
            <text:p>19912000</text:p>
          </table:table-cell>
          <table:table-cell office:value-type="float" office:value="19991000" calcext:value-type="float">
            <text:p>19991000</text:p>
          </table:table-cell>
          <table:table-cell office:value-type="float" office:value="19909000" calcext:value-type="float">
            <text:p>19909000</text:p>
          </table:table-cell>
          <table:table-cell office:value-type="float" office:value="19988000" calcext:value-type="float">
            <text:p>19988000</text:p>
          </table:table-cell>
          <table:table-cell office:value-type="float" office:value="20113000" calcext:value-type="float">
            <text:p>20113000</text:p>
          </table:table-cell>
          <table:table-cell office:value-type="float" office:value="20044000" calcext:value-type="float">
            <text:p>20044000</text:p>
          </table:table-cell>
          <table:table-cell office:value-type="float" office:value="19889000" calcext:value-type="float">
            <text:p>19889000</text:p>
          </table:table-cell>
          <table:table-cell office:value-type="float" office:value="19986000" calcext:value-type="float">
            <text:p>19986000</text:p>
          </table:table-cell>
          <table:table-cell office:value-type="float" office:value="19939000" calcext:value-type="float">
            <text:p>19939000</text:p>
          </table:table-cell>
          <table:table-cell office:value-type="float" office:value="20134000" calcext:value-type="float">
            <text:p>20134000</text:p>
          </table:table-cell>
          <table:table-cell office:value-type="float" office:value="19992000" calcext:value-type="float">
            <text:p>19992000</text:p>
          </table:table-cell>
          <table:table-cell office:value-type="float" office:value="19947000" calcext:value-type="float">
            <text:p>19947000</text:p>
          </table:table-cell>
          <table:table-cell office:value-type="float" office:value="19989000" calcext:value-type="float">
            <text:p>19989000</text:p>
          </table:table-cell>
          <table:table-cell office:value-type="float" office:value="20058000" calcext:value-type="float">
            <text:p>20058000</text:p>
          </table:table-cell>
          <table:table-cell office:value-type="float" office:value="20052000" calcext:value-type="float">
            <text:p>20052000</text:p>
          </table:table-cell>
          <table:table-cell office:value-type="float" office:value="19945000" calcext:value-type="float">
            <text:p>19945000</text:p>
          </table:table-cell>
          <table:table-cell office:value-type="float" office:value="20017000" calcext:value-type="float">
            <text:p>20017000</text:p>
          </table:table-cell>
          <table:table-cell office:value-type="float" office:value="19990000" calcext:value-type="float">
            <text:p>19990000</text:p>
          </table:table-cell>
          <table:table-cell office:value-type="float" office:value="20063000" calcext:value-type="float">
            <text:p>20063000</text:p>
          </table:table-cell>
          <table:table-cell office:value-type="float" office:value="19985000" calcext:value-type="float">
            <text:p>19985000</text:p>
          </table:table-cell>
          <table:table-cell office:value-type="float" office:value="20121000" calcext:value-type="float">
            <text:p>20121000</text:p>
          </table:table-cell>
          <table:table-cell office:value-type="float" office:value="20125000" calcext:value-type="float">
            <text:p>20125000</text:p>
          </table:table-cell>
          <table:table-cell office:value-type="float" office:value="21371000" calcext:value-type="float">
            <text:p>21371000</text:p>
          </table:table-cell>
          <table:table-cell office:value-type="float" office:value="20101000" calcext:value-type="float">
            <text:p>20101000</text:p>
          </table:table-cell>
          <table:table-cell office:value-type="float" office:value="20145000" calcext:value-type="float">
            <text:p>20145000</text:p>
          </table:table-cell>
          <table:table-cell office:value-type="float" office:value="19961000" calcext:value-type="float">
            <text:p>19961000</text:p>
          </table:table-cell>
          <table:table-cell office:value-type="float" office:value="20075000" calcext:value-type="float">
            <text:p>20075000</text:p>
          </table:table-cell>
          <table:table-cell office:value-type="float" office:value="20009000" calcext:value-type="float">
            <text:p>20009000</text:p>
          </table:table-cell>
          <table:table-cell office:value-type="float" office:value="20014000" calcext:value-type="float">
            <text:p>20014000</text:p>
          </table:table-cell>
          <table:table-cell office:value-type="float" office:value="20058000" calcext:value-type="float">
            <text:p>20058000</text:p>
          </table:table-cell>
          <table:table-cell office:value-type="float" office:value="19992000" calcext:value-type="float">
            <text:p>19992000</text:p>
          </table:table-cell>
          <table:table-cell office:value-type="float" office:value="20003000" calcext:value-type="float">
            <text:p>20003000</text:p>
          </table:table-cell>
          <table:table-cell office:value-type="float" office:value="20100000" calcext:value-type="float">
            <text:p>20100000</text:p>
          </table:table-cell>
          <table:table-cell office:value-type="float" office:value="20034000" calcext:value-type="float">
            <text:p>20034000</text:p>
          </table:table-cell>
          <table:table-cell office:value-type="float" office:value="20048000" calcext:value-type="float">
            <text:p>20048000</text:p>
          </table:table-cell>
          <table:table-cell office:value-type="float" office:value="20025000" calcext:value-type="float">
            <text:p>20025000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AVERAGE([.A101:.AY101])" office:value-type="float" office:value="19791274.5098039" calcext:value-type="float">
            <text:p>19791274.509803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0969000" calcext:value-type="float">
            <text:p>20969000</text:p>
          </table:table-cell>
          <table:table-cell office:value-type="float" office:value="20970000" calcext:value-type="float">
            <text:p>20970000</text:p>
          </table:table-cell>
          <table:table-cell office:value-type="float" office:value="20922000" calcext:value-type="float">
            <text:p>20922000</text:p>
          </table:table-cell>
          <table:table-cell office:value-type="float" office:value="20906000" calcext:value-type="float">
            <text:p>20906000</text:p>
          </table:table-cell>
          <table:table-cell office:value-type="float" office:value="20982000" calcext:value-type="float">
            <text:p>20982000</text:p>
          </table:table-cell>
          <table:table-cell office:value-type="float" office:value="20944000" calcext:value-type="float">
            <text:p>20944000</text:p>
          </table:table-cell>
          <table:table-cell office:value-type="float" office:value="20881000" calcext:value-type="float">
            <text:p>20881000</text:p>
          </table:table-cell>
          <table:table-cell office:value-type="float" office:value="20973000" calcext:value-type="float">
            <text:p>20973000</text:p>
          </table:table-cell>
          <table:table-cell office:value-type="float" office:value="20894000" calcext:value-type="float">
            <text:p>20894000</text:p>
          </table:table-cell>
          <table:table-cell office:value-type="float" office:value="20975000" calcext:value-type="float">
            <text:p>20975000</text:p>
          </table:table-cell>
          <table:table-cell office:value-type="float" office:value="20931000" calcext:value-type="float">
            <text:p>20931000</text:p>
          </table:table-cell>
          <table:table-cell office:value-type="float" office:value="20969000" calcext:value-type="float">
            <text:p>20969000</text:p>
          </table:table-cell>
          <table:table-cell office:value-type="float" office:value="20904000" calcext:value-type="float">
            <text:p>20904000</text:p>
          </table:table-cell>
          <table:table-cell office:value-type="float" office:value="20957000" calcext:value-type="float">
            <text:p>20957000</text:p>
          </table:table-cell>
          <table:table-cell office:value-type="float" office:value="20885000" calcext:value-type="float">
            <text:p>20885000</text:p>
          </table:table-cell>
          <table:table-cell office:value-type="float" office:value="20938000" calcext:value-type="float">
            <text:p>20938000</text:p>
          </table:table-cell>
          <table:table-cell office:value-type="float" office:value="20903000" calcext:value-type="float">
            <text:p>20903000</text:p>
          </table:table-cell>
          <table:table-cell office:value-type="float" office:value="20938000" calcext:value-type="float">
            <text:p>20938000</text:p>
          </table:table-cell>
          <table:table-cell office:value-type="float" office:value="20934000" calcext:value-type="float">
            <text:p>20934000</text:p>
          </table:table-cell>
          <table:table-cell office:value-type="float" office:value="22341000" calcext:value-type="float">
            <text:p>22341000</text:p>
          </table:table-cell>
          <table:table-cell office:value-type="float" office:value="20920000" calcext:value-type="float">
            <text:p>20920000</text:p>
          </table:table-cell>
          <table:table-cell office:value-type="float" office:value="20924000" calcext:value-type="float">
            <text:p>20924000</text:p>
          </table:table-cell>
          <table:table-cell office:value-type="float" office:value="20901000" calcext:value-type="float">
            <text:p>20901000</text:p>
          </table:table-cell>
          <table:table-cell office:value-type="float" office:value="20913000" calcext:value-type="float">
            <text:p>20913000</text:p>
          </table:table-cell>
          <table:table-cell office:value-type="float" office:value="20896000" calcext:value-type="float">
            <text:p>20896000</text:p>
          </table:table-cell>
          <table:table-cell office:value-type="float" office:value="20869000" calcext:value-type="float">
            <text:p>20869000</text:p>
          </table:table-cell>
          <table:table-cell office:value-type="float" office:value="24616000" calcext:value-type="float">
            <text:p>24616000</text:p>
          </table:table-cell>
          <table:table-cell office:value-type="float" office:value="20870000" calcext:value-type="float">
            <text:p>20870000</text:p>
          </table:table-cell>
          <table:table-cell office:value-type="float" office:value="20911000" calcext:value-type="float">
            <text:p>20911000</text:p>
          </table:table-cell>
          <table:table-cell office:value-type="float" office:value="20974000" calcext:value-type="float">
            <text:p>20974000</text:p>
          </table:table-cell>
          <table:table-cell office:value-type="float" office:value="20900000" calcext:value-type="float">
            <text:p>20900000</text:p>
          </table:table-cell>
          <table:table-cell office:value-type="float" office:value="20830000" calcext:value-type="float">
            <text:p>20830000</text:p>
          </table:table-cell>
          <table:table-cell office:value-type="float" office:value="20930000" calcext:value-type="float">
            <text:p>20930000</text:p>
          </table:table-cell>
          <table:table-cell office:value-type="float" office:value="20848000" calcext:value-type="float">
            <text:p>20848000</text:p>
          </table:table-cell>
          <table:table-cell office:value-type="float" office:value="20950000" calcext:value-type="float">
            <text:p>20950000</text:p>
          </table:table-cell>
          <table:table-cell office:value-type="float" office:value="20941000" calcext:value-type="float">
            <text:p>20941000</text:p>
          </table:table-cell>
          <table:table-cell office:value-type="float" office:value="20897000" calcext:value-type="float">
            <text:p>20897000</text:p>
          </table:table-cell>
          <table:table-cell office:value-type="float" office:value="20889000" calcext:value-type="float">
            <text:p>20889000</text:p>
          </table:table-cell>
          <table:table-cell office:value-type="float" office:value="20826000" calcext:value-type="float">
            <text:p>20826000</text:p>
          </table:table-cell>
          <table:table-cell office:value-type="float" office:value="20943000" calcext:value-type="float">
            <text:p>20943000</text:p>
          </table:table-cell>
          <table:table-cell office:value-type="float" office:value="20807000" calcext:value-type="float">
            <text:p>20807000</text:p>
          </table:table-cell>
          <table:table-cell office:value-type="float" office:value="20913000" calcext:value-type="float">
            <text:p>20913000</text:p>
          </table:table-cell>
          <table:table-cell office:value-type="float" office:value="20813000" calcext:value-type="float">
            <text:p>20813000</text:p>
          </table:table-cell>
          <table:table-cell office:value-type="float" office:value="20805000" calcext:value-type="float">
            <text:p>20805000</text:p>
          </table:table-cell>
          <table:table-cell office:value-type="float" office:value="20933000" calcext:value-type="float">
            <text:p>20933000</text:p>
          </table:table-cell>
          <table:table-cell office:value-type="float" office:value="20967000" calcext:value-type="float">
            <text:p>20967000</text:p>
          </table:table-cell>
          <table:table-cell office:value-type="float" office:value="21001000" calcext:value-type="float">
            <text:p>21001000</text:p>
          </table:table-cell>
          <table:table-cell office:value-type="float" office:value="20980000" calcext:value-type="float">
            <text:p>20980000</text:p>
          </table:table-cell>
          <table:table-cell office:value-type="float" office:value="20951000" calcext:value-type="float">
            <text:p>20951000</text:p>
          </table:table-cell>
          <table:table-cell office:value-type="float" office:value="20851000" calcext:value-type="float">
            <text:p>20851000</text:p>
          </table:table-cell>
          <table:table-cell/>
          <table:table-cell office:value-type="float" office:value="1010" calcext:value-type="float">
            <text:p>1010</text:p>
          </table:table-cell>
          <table:table-cell table:formula="of:=AVERAGE([.A102:.AY102])" office:value-type="float" office:value="20605608.0392157" calcext:value-type="float">
            <text:p>20605608.039215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1302000" calcext:value-type="float">
            <text:p>21302000</text:p>
          </table:table-cell>
          <table:table-cell office:value-type="float" office:value="21344000" calcext:value-type="float">
            <text:p>21344000</text:p>
          </table:table-cell>
          <table:table-cell office:value-type="float" office:value="22790000" calcext:value-type="float">
            <text:p>22790000</text:p>
          </table:table-cell>
          <table:table-cell office:value-type="float" office:value="21382000" calcext:value-type="float">
            <text:p>21382000</text:p>
          </table:table-cell>
          <table:table-cell office:value-type="float" office:value="21324000" calcext:value-type="float">
            <text:p>21324000</text:p>
          </table:table-cell>
          <table:table-cell office:value-type="float" office:value="21394000" calcext:value-type="float">
            <text:p>21394000</text:p>
          </table:table-cell>
          <table:table-cell office:value-type="float" office:value="21295000" calcext:value-type="float">
            <text:p>21295000</text:p>
          </table:table-cell>
          <table:table-cell office:value-type="float" office:value="21303000" calcext:value-type="float">
            <text:p>21303000</text:p>
          </table:table-cell>
          <table:table-cell office:value-type="float" office:value="21361000" calcext:value-type="float">
            <text:p>21361000</text:p>
          </table:table-cell>
          <table:table-cell office:value-type="float" office:value="21276000" calcext:value-type="float">
            <text:p>21276000</text:p>
          </table:table-cell>
          <table:table-cell office:value-type="float" office:value="21345000" calcext:value-type="float">
            <text:p>21345000</text:p>
          </table:table-cell>
          <table:table-cell office:value-type="float" office:value="21303000" calcext:value-type="float">
            <text:p>21303000</text:p>
          </table:table-cell>
          <table:table-cell office:value-type="float" office:value="21286000" calcext:value-type="float">
            <text:p>21286000</text:p>
          </table:table-cell>
          <table:table-cell office:value-type="float" office:value="21273000" calcext:value-type="float">
            <text:p>21273000</text:p>
          </table:table-cell>
          <table:table-cell office:value-type="float" office:value="21271000" calcext:value-type="float">
            <text:p>21271000</text:p>
          </table:table-cell>
          <table:table-cell office:value-type="float" office:value="21362000" calcext:value-type="float">
            <text:p>21362000</text:p>
          </table:table-cell>
          <table:table-cell office:value-type="float" office:value="21369000" calcext:value-type="float">
            <text:p>21369000</text:p>
          </table:table-cell>
          <table:table-cell office:value-type="float" office:value="21330000" calcext:value-type="float">
            <text:p>21330000</text:p>
          </table:table-cell>
          <table:table-cell office:value-type="float" office:value="21342000" calcext:value-type="float">
            <text:p>21342000</text:p>
          </table:table-cell>
          <table:table-cell office:value-type="float" office:value="21388000" calcext:value-type="float">
            <text:p>21388000</text:p>
          </table:table-cell>
          <table:table-cell table:number-columns-repeated="2" office:value-type="float" office:value="21360000" calcext:value-type="float">
            <text:p>21360000</text:p>
          </table:table-cell>
          <table:table-cell office:value-type="float" office:value="21302000" calcext:value-type="float">
            <text:p>21302000</text:p>
          </table:table-cell>
          <table:table-cell office:value-type="float" office:value="21282000" calcext:value-type="float">
            <text:p>21282000</text:p>
          </table:table-cell>
          <table:table-cell office:value-type="float" office:value="21349000" calcext:value-type="float">
            <text:p>21349000</text:p>
          </table:table-cell>
          <table:table-cell office:value-type="float" office:value="21231000" calcext:value-type="float">
            <text:p>21231000</text:p>
          </table:table-cell>
          <table:table-cell office:value-type="float" office:value="21334000" calcext:value-type="float">
            <text:p>21334000</text:p>
          </table:table-cell>
          <table:table-cell office:value-type="float" office:value="21313000" calcext:value-type="float">
            <text:p>21313000</text:p>
          </table:table-cell>
          <table:table-cell office:value-type="float" office:value="21414000" calcext:value-type="float">
            <text:p>21414000</text:p>
          </table:table-cell>
          <table:table-cell office:value-type="float" office:value="21261000" calcext:value-type="float">
            <text:p>21261000</text:p>
          </table:table-cell>
          <table:table-cell office:value-type="float" office:value="21263000" calcext:value-type="float">
            <text:p>21263000</text:p>
          </table:table-cell>
          <table:table-cell office:value-type="float" office:value="21324000" calcext:value-type="float">
            <text:p>21324000</text:p>
          </table:table-cell>
          <table:table-cell office:value-type="float" office:value="21266000" calcext:value-type="float">
            <text:p>21266000</text:p>
          </table:table-cell>
          <table:table-cell office:value-type="float" office:value="21280000" calcext:value-type="float">
            <text:p>21280000</text:p>
          </table:table-cell>
          <table:table-cell office:value-type="float" office:value="22875000" calcext:value-type="float">
            <text:p>22875000</text:p>
          </table:table-cell>
          <table:table-cell office:value-type="float" office:value="21354000" calcext:value-type="float">
            <text:p>21354000</text:p>
          </table:table-cell>
          <table:table-cell office:value-type="float" office:value="21349000" calcext:value-type="float">
            <text:p>21349000</text:p>
          </table:table-cell>
          <table:table-cell office:value-type="float" office:value="21338000" calcext:value-type="float">
            <text:p>21338000</text:p>
          </table:table-cell>
          <table:table-cell office:value-type="float" office:value="21207000" calcext:value-type="float">
            <text:p>21207000</text:p>
          </table:table-cell>
          <table:table-cell office:value-type="float" office:value="21289000" calcext:value-type="float">
            <text:p>21289000</text:p>
          </table:table-cell>
          <table:table-cell office:value-type="float" office:value="21261000" calcext:value-type="float">
            <text:p>21261000</text:p>
          </table:table-cell>
          <table:table-cell office:value-type="float" office:value="21283000" calcext:value-type="float">
            <text:p>21283000</text:p>
          </table:table-cell>
          <table:table-cell office:value-type="float" office:value="21239000" calcext:value-type="float">
            <text:p>21239000</text:p>
          </table:table-cell>
          <table:table-cell office:value-type="float" office:value="21287000" calcext:value-type="float">
            <text:p>21287000</text:p>
          </table:table-cell>
          <table:table-cell office:value-type="float" office:value="21216000" calcext:value-type="float">
            <text:p>21216000</text:p>
          </table:table-cell>
          <table:table-cell office:value-type="float" office:value="21914000" calcext:value-type="float">
            <text:p>21914000</text:p>
          </table:table-cell>
          <table:table-cell office:value-type="float" office:value="21337000" calcext:value-type="float">
            <text:p>21337000</text:p>
          </table:table-cell>
          <table:table-cell office:value-type="float" office:value="21535000" calcext:value-type="float">
            <text:p>21535000</text:p>
          </table:table-cell>
          <table:table-cell office:value-type="float" office:value="22560000" calcext:value-type="float">
            <text:p>22560000</text:p>
          </table:table-cell>
          <table:table-cell office:value-type="float" office:value="21285000" calcext:value-type="float">
            <text:p>21285000</text:p>
          </table:table-cell>
          <table:table-cell/>
          <table:table-cell office:value-type="float" office:value="1020" calcext:value-type="float">
            <text:p>1020</text:p>
          </table:table-cell>
          <table:table-cell table:formula="of:=AVERAGE([.A103:.AY103])" office:value-type="float" office:value="20994294.5098039" calcext:value-type="float">
            <text:p>20994294.5098039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5191000" calcext:value-type="float">
            <text:p>15191000</text:p>
          </table:table-cell>
          <table:table-cell office:value-type="float" office:value="15069000" calcext:value-type="float">
            <text:p>15069000</text:p>
          </table:table-cell>
          <table:table-cell office:value-type="float" office:value="15196000" calcext:value-type="float">
            <text:p>15196000</text:p>
          </table:table-cell>
          <table:table-cell office:value-type="float" office:value="15197000" calcext:value-type="float">
            <text:p>15197000</text:p>
          </table:table-cell>
          <table:table-cell office:value-type="float" office:value="15234000" calcext:value-type="float">
            <text:p>15234000</text:p>
          </table:table-cell>
          <table:table-cell office:value-type="float" office:value="15171000" calcext:value-type="float">
            <text:p>15171000</text:p>
          </table:table-cell>
          <table:table-cell office:value-type="float" office:value="15180000" calcext:value-type="float">
            <text:p>15180000</text:p>
          </table:table-cell>
          <table:table-cell office:value-type="float" office:value="15206000" calcext:value-type="float">
            <text:p>15206000</text:p>
          </table:table-cell>
          <table:table-cell office:value-type="float" office:value="15136000" calcext:value-type="float">
            <text:p>15136000</text:p>
          </table:table-cell>
          <table:table-cell office:value-type="float" office:value="15262000" calcext:value-type="float">
            <text:p>15262000</text:p>
          </table:table-cell>
          <table:table-cell office:value-type="float" office:value="15176000" calcext:value-type="float">
            <text:p>15176000</text:p>
          </table:table-cell>
          <table:table-cell office:value-type="float" office:value="15179000" calcext:value-type="float">
            <text:p>15179000</text:p>
          </table:table-cell>
          <table:table-cell office:value-type="float" office:value="15227000" calcext:value-type="float">
            <text:p>15227000</text:p>
          </table:table-cell>
          <table:table-cell office:value-type="float" office:value="15201000" calcext:value-type="float">
            <text:p>15201000</text:p>
          </table:table-cell>
          <table:table-cell office:value-type="float" office:value="15234000" calcext:value-type="float">
            <text:p>15234000</text:p>
          </table:table-cell>
          <table:table-cell office:value-type="float" office:value="15209000" calcext:value-type="float">
            <text:p>15209000</text:p>
          </table:table-cell>
          <table:table-cell office:value-type="float" office:value="15198000" calcext:value-type="float">
            <text:p>15198000</text:p>
          </table:table-cell>
          <table:table-cell office:value-type="float" office:value="15220000" calcext:value-type="float">
            <text:p>15220000</text:p>
          </table:table-cell>
          <table:table-cell office:value-type="float" office:value="15243000" calcext:value-type="float">
            <text:p>15243000</text:p>
          </table:table-cell>
          <table:table-cell office:value-type="float" office:value="15251000" calcext:value-type="float">
            <text:p>15251000</text:p>
          </table:table-cell>
          <table:table-cell office:value-type="float" office:value="16522000" calcext:value-type="float">
            <text:p>16522000</text:p>
          </table:table-cell>
          <table:table-cell office:value-type="float" office:value="15240000" calcext:value-type="float">
            <text:p>15240000</text:p>
          </table:table-cell>
          <table:table-cell office:value-type="float" office:value="15206000" calcext:value-type="float">
            <text:p>15206000</text:p>
          </table:table-cell>
          <table:table-cell office:value-type="float" office:value="15251000" calcext:value-type="float">
            <text:p>15251000</text:p>
          </table:table-cell>
          <table:table-cell office:value-type="float" office:value="15279000" calcext:value-type="float">
            <text:p>15279000</text:p>
          </table:table-cell>
          <table:table-cell office:value-type="float" office:value="15172000" calcext:value-type="float">
            <text:p>15172000</text:p>
          </table:table-cell>
          <table:table-cell office:value-type="float" office:value="15245000" calcext:value-type="float">
            <text:p>15245000</text:p>
          </table:table-cell>
          <table:table-cell office:value-type="float" office:value="15140000" calcext:value-type="float">
            <text:p>15140000</text:p>
          </table:table-cell>
          <table:table-cell office:value-type="float" office:value="15183000" calcext:value-type="float">
            <text:p>15183000</text:p>
          </table:table-cell>
          <table:table-cell office:value-type="float" office:value="15243000" calcext:value-type="float">
            <text:p>15243000</text:p>
          </table:table-cell>
          <table:table-cell office:value-type="float" office:value="15231000" calcext:value-type="float">
            <text:p>15231000</text:p>
          </table:table-cell>
          <table:table-cell office:value-type="float" office:value="15200000" calcext:value-type="float">
            <text:p>15200000</text:p>
          </table:table-cell>
          <table:table-cell office:value-type="float" office:value="15152000" calcext:value-type="float">
            <text:p>15152000</text:p>
          </table:table-cell>
          <table:table-cell table:number-columns-repeated="2" office:value-type="float" office:value="15199000" calcext:value-type="float">
            <text:p>15199000</text:p>
          </table:table-cell>
          <table:table-cell office:value-type="float" office:value="15223000" calcext:value-type="float">
            <text:p>15223000</text:p>
          </table:table-cell>
          <table:table-cell office:value-type="float" office:value="15193000" calcext:value-type="float">
            <text:p>15193000</text:p>
          </table:table-cell>
          <table:table-cell office:value-type="float" office:value="15191000" calcext:value-type="float">
            <text:p>15191000</text:p>
          </table:table-cell>
          <table:table-cell office:value-type="float" office:value="15244000" calcext:value-type="float">
            <text:p>15244000</text:p>
          </table:table-cell>
          <table:table-cell office:value-type="float" office:value="15239000" calcext:value-type="float">
            <text:p>15239000</text:p>
          </table:table-cell>
          <table:table-cell office:value-type="float" office:value="15223000" calcext:value-type="float">
            <text:p>15223000</text:p>
          </table:table-cell>
          <table:table-cell office:value-type="float" office:value="15211000" calcext:value-type="float">
            <text:p>15211000</text:p>
          </table:table-cell>
          <table:table-cell office:value-type="float" office:value="15222000" calcext:value-type="float">
            <text:p>15222000</text:p>
          </table:table-cell>
          <table:table-cell office:value-type="float" office:value="15188000" calcext:value-type="float">
            <text:p>15188000</text:p>
          </table:table-cell>
          <table:table-cell office:value-type="float" office:value="15154000" calcext:value-type="float">
            <text:p>15154000</text:p>
          </table:table-cell>
          <table:table-cell office:value-type="float" office:value="15227000" calcext:value-type="float">
            <text:p>15227000</text:p>
          </table:table-cell>
          <table:table-cell office:value-type="float" office:value="15204000" calcext:value-type="float">
            <text:p>15204000</text:p>
          </table:table-cell>
          <table:table-cell office:value-type="float" office:value="15191000" calcext:value-type="float">
            <text:p>15191000</text:p>
          </table:table-cell>
          <table:table-cell office:value-type="float" office:value="15184000" calcext:value-type="float">
            <text:p>15184000</text:p>
          </table:table-cell>
          <table:table-cell office:value-type="float" office:value="15191000" calcext:value-type="float">
            <text:p>15191000</text:p>
          </table:table-cell>
          <table:table-cell/>
          <table:table-cell office:value-type="float" office:value="1030" calcext:value-type="float">
            <text:p>1030</text:p>
          </table:table-cell>
          <table:table-cell table:formula="of:=AVERAGE([.A104:.AY104])" office:value-type="float" office:value="14931922.1568627" calcext:value-type="float">
            <text:p>14931922.156862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7857000" calcext:value-type="float">
            <text:p>17857000</text:p>
          </table:table-cell>
          <table:table-cell office:value-type="float" office:value="17773000" calcext:value-type="float">
            <text:p>17773000</text:p>
          </table:table-cell>
          <table:table-cell office:value-type="float" office:value="17878000" calcext:value-type="float">
            <text:p>17878000</text:p>
          </table:table-cell>
          <table:table-cell office:value-type="float" office:value="17896000" calcext:value-type="float">
            <text:p>17896000</text:p>
          </table:table-cell>
          <table:table-cell office:value-type="float" office:value="17779000" calcext:value-type="float">
            <text:p>17779000</text:p>
          </table:table-cell>
          <table:table-cell office:value-type="float" office:value="17830000" calcext:value-type="float">
            <text:p>17830000</text:p>
          </table:table-cell>
          <table:table-cell office:value-type="float" office:value="17827000" calcext:value-type="float">
            <text:p>17827000</text:p>
          </table:table-cell>
          <table:table-cell office:value-type="float" office:value="17702000" calcext:value-type="float">
            <text:p>17702000</text:p>
          </table:table-cell>
          <table:table-cell office:value-type="float" office:value="17784000" calcext:value-type="float">
            <text:p>17784000</text:p>
          </table:table-cell>
          <table:table-cell office:value-type="float" office:value="18028000" calcext:value-type="float">
            <text:p>18028000</text:p>
          </table:table-cell>
          <table:table-cell office:value-type="float" office:value="17842000" calcext:value-type="float">
            <text:p>17842000</text:p>
          </table:table-cell>
          <table:table-cell office:value-type="float" office:value="17840000" calcext:value-type="float">
            <text:p>17840000</text:p>
          </table:table-cell>
          <table:table-cell office:value-type="float" office:value="17844000" calcext:value-type="float">
            <text:p>17844000</text:p>
          </table:table-cell>
          <table:table-cell office:value-type="float" office:value="17695000" calcext:value-type="float">
            <text:p>17695000</text:p>
          </table:table-cell>
          <table:table-cell office:value-type="float" office:value="17772000" calcext:value-type="float">
            <text:p>17772000</text:p>
          </table:table-cell>
          <table:table-cell office:value-type="float" office:value="17642000" calcext:value-type="float">
            <text:p>17642000</text:p>
          </table:table-cell>
          <table:table-cell office:value-type="float" office:value="17773000" calcext:value-type="float">
            <text:p>17773000</text:p>
          </table:table-cell>
          <table:table-cell office:value-type="float" office:value="17817000" calcext:value-type="float">
            <text:p>17817000</text:p>
          </table:table-cell>
          <table:table-cell office:value-type="float" office:value="17851000" calcext:value-type="float">
            <text:p>17851000</text:p>
          </table:table-cell>
          <table:table-cell office:value-type="float" office:value="17798000" calcext:value-type="float">
            <text:p>17798000</text:p>
          </table:table-cell>
          <table:table-cell office:value-type="float" office:value="17821000" calcext:value-type="float">
            <text:p>17821000</text:p>
          </table:table-cell>
          <table:table-cell office:value-type="float" office:value="17795000" calcext:value-type="float">
            <text:p>17795000</text:p>
          </table:table-cell>
          <table:table-cell office:value-type="float" office:value="17778000" calcext:value-type="float">
            <text:p>17778000</text:p>
          </table:table-cell>
          <table:table-cell office:value-type="float" office:value="17871000" calcext:value-type="float">
            <text:p>17871000</text:p>
          </table:table-cell>
          <table:table-cell office:value-type="float" office:value="17754000" calcext:value-type="float">
            <text:p>17754000</text:p>
          </table:table-cell>
          <table:table-cell office:value-type="float" office:value="17648000" calcext:value-type="float">
            <text:p>17648000</text:p>
          </table:table-cell>
          <table:table-cell office:value-type="float" office:value="17860000" calcext:value-type="float">
            <text:p>17860000</text:p>
          </table:table-cell>
          <table:table-cell office:value-type="float" office:value="17735000" calcext:value-type="float">
            <text:p>17735000</text:p>
          </table:table-cell>
          <table:table-cell office:value-type="float" office:value="17842000" calcext:value-type="float">
            <text:p>17842000</text:p>
          </table:table-cell>
          <table:table-cell office:value-type="float" office:value="17770000" calcext:value-type="float">
            <text:p>17770000</text:p>
          </table:table-cell>
          <table:table-cell office:value-type="float" office:value="17800000" calcext:value-type="float">
            <text:p>17800000</text:p>
          </table:table-cell>
          <table:table-cell office:value-type="float" office:value="17912000" calcext:value-type="float">
            <text:p>17912000</text:p>
          </table:table-cell>
          <table:table-cell office:value-type="float" office:value="17734000" calcext:value-type="float">
            <text:p>17734000</text:p>
          </table:table-cell>
          <table:table-cell office:value-type="float" office:value="18129000" calcext:value-type="float">
            <text:p>18129000</text:p>
          </table:table-cell>
          <table:table-cell office:value-type="float" office:value="19721000" calcext:value-type="float">
            <text:p>19721000</text:p>
          </table:table-cell>
          <table:table-cell office:value-type="float" office:value="17899000" calcext:value-type="float">
            <text:p>17899000</text:p>
          </table:table-cell>
          <table:table-cell office:value-type="float" office:value="17816000" calcext:value-type="float">
            <text:p>17816000</text:p>
          </table:table-cell>
          <table:table-cell office:value-type="float" office:value="17838000" calcext:value-type="float">
            <text:p>17838000</text:p>
          </table:table-cell>
          <table:table-cell office:value-type="float" office:value="17839000" calcext:value-type="float">
            <text:p>17839000</text:p>
          </table:table-cell>
          <table:table-cell office:value-type="float" office:value="17912000" calcext:value-type="float">
            <text:p>17912000</text:p>
          </table:table-cell>
          <table:table-cell office:value-type="float" office:value="17850000" calcext:value-type="float">
            <text:p>17850000</text:p>
          </table:table-cell>
          <table:table-cell office:value-type="float" office:value="17765000" calcext:value-type="float">
            <text:p>17765000</text:p>
          </table:table-cell>
          <table:table-cell office:value-type="float" office:value="17835000" calcext:value-type="float">
            <text:p>17835000</text:p>
          </table:table-cell>
          <table:table-cell office:value-type="float" office:value="17740000" calcext:value-type="float">
            <text:p>17740000</text:p>
          </table:table-cell>
          <table:table-cell office:value-type="float" office:value="17764000" calcext:value-type="float">
            <text:p>17764000</text:p>
          </table:table-cell>
          <table:table-cell office:value-type="float" office:value="17796000" calcext:value-type="float">
            <text:p>17796000</text:p>
          </table:table-cell>
          <table:table-cell office:value-type="float" office:value="19474000" calcext:value-type="float">
            <text:p>19474000</text:p>
          </table:table-cell>
          <table:table-cell office:value-type="float" office:value="17727000" calcext:value-type="float">
            <text:p>17727000</text:p>
          </table:table-cell>
          <table:table-cell office:value-type="float" office:value="17889000" calcext:value-type="float">
            <text:p>17889000</text:p>
          </table:table-cell>
          <table:table-cell office:value-type="float" office:value="17866000" calcext:value-type="float">
            <text:p>17866000</text:p>
          </table:table-cell>
          <table:table-cell/>
          <table:table-cell office:value-type="float" office:value="1040" calcext:value-type="float">
            <text:p>1040</text:p>
          </table:table-cell>
          <table:table-cell table:formula="of:=AVERAGE([.A105:.AY105])" office:value-type="float" office:value="17537432.1568627" calcext:value-type="float">
            <text:p>17537432.1568627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8320000" calcext:value-type="float">
            <text:p>18320000</text:p>
          </table:table-cell>
          <table:table-cell office:value-type="float" office:value="18355000" calcext:value-type="float">
            <text:p>18355000</text:p>
          </table:table-cell>
          <table:table-cell office:value-type="float" office:value="18402000" calcext:value-type="float">
            <text:p>18402000</text:p>
          </table:table-cell>
          <table:table-cell office:value-type="float" office:value="18398000" calcext:value-type="float">
            <text:p>18398000</text:p>
          </table:table-cell>
          <table:table-cell office:value-type="float" office:value="18324000" calcext:value-type="float">
            <text:p>18324000</text:p>
          </table:table-cell>
          <table:table-cell office:value-type="float" office:value="18357000" calcext:value-type="float">
            <text:p>18357000</text:p>
          </table:table-cell>
          <table:table-cell office:value-type="float" office:value="18670000" calcext:value-type="float">
            <text:p>18670000</text:p>
          </table:table-cell>
          <table:table-cell office:value-type="float" office:value="18383000" calcext:value-type="float">
            <text:p>18383000</text:p>
          </table:table-cell>
          <table:table-cell office:value-type="float" office:value="18419000" calcext:value-type="float">
            <text:p>18419000</text:p>
          </table:table-cell>
          <table:table-cell office:value-type="float" office:value="18437000" calcext:value-type="float">
            <text:p>18437000</text:p>
          </table:table-cell>
          <table:table-cell office:value-type="float" office:value="18385000" calcext:value-type="float">
            <text:p>18385000</text:p>
          </table:table-cell>
          <table:table-cell office:value-type="float" office:value="18390000" calcext:value-type="float">
            <text:p>18390000</text:p>
          </table:table-cell>
          <table:table-cell office:value-type="float" office:value="18384000" calcext:value-type="float">
            <text:p>18384000</text:p>
          </table:table-cell>
          <table:table-cell office:value-type="float" office:value="18485000" calcext:value-type="float">
            <text:p>18485000</text:p>
          </table:table-cell>
          <table:table-cell office:value-type="float" office:value="18303000" calcext:value-type="float">
            <text:p>18303000</text:p>
          </table:table-cell>
          <table:table-cell office:value-type="float" office:value="18389000" calcext:value-type="float">
            <text:p>18389000</text:p>
          </table:table-cell>
          <table:table-cell office:value-type="float" office:value="18358000" calcext:value-type="float">
            <text:p>18358000</text:p>
          </table:table-cell>
          <table:table-cell office:value-type="float" office:value="18386000" calcext:value-type="float">
            <text:p>18386000</text:p>
          </table:table-cell>
          <table:table-cell office:value-type="float" office:value="18443000" calcext:value-type="float">
            <text:p>18443000</text:p>
          </table:table-cell>
          <table:table-cell office:value-type="float" office:value="18385000" calcext:value-type="float">
            <text:p>18385000</text:p>
          </table:table-cell>
          <table:table-cell office:value-type="float" office:value="18436000" calcext:value-type="float">
            <text:p>18436000</text:p>
          </table:table-cell>
          <table:table-cell office:value-type="float" office:value="18492000" calcext:value-type="float">
            <text:p>18492000</text:p>
          </table:table-cell>
          <table:table-cell office:value-type="float" office:value="18421000" calcext:value-type="float">
            <text:p>18421000</text:p>
          </table:table-cell>
          <table:table-cell office:value-type="float" office:value="18357000" calcext:value-type="float">
            <text:p>18357000</text:p>
          </table:table-cell>
          <table:table-cell office:value-type="float" office:value="18374000" calcext:value-type="float">
            <text:p>18374000</text:p>
          </table:table-cell>
          <table:table-cell office:value-type="float" office:value="18268000" calcext:value-type="float">
            <text:p>18268000</text:p>
          </table:table-cell>
          <table:table-cell office:value-type="float" office:value="18365000" calcext:value-type="float">
            <text:p>18365000</text:p>
          </table:table-cell>
          <table:table-cell office:value-type="float" office:value="18377000" calcext:value-type="float">
            <text:p>18377000</text:p>
          </table:table-cell>
          <table:table-cell office:value-type="float" office:value="18481000" calcext:value-type="float">
            <text:p>18481000</text:p>
          </table:table-cell>
          <table:table-cell office:value-type="float" office:value="18291000" calcext:value-type="float">
            <text:p>18291000</text:p>
          </table:table-cell>
          <table:table-cell office:value-type="float" office:value="18246000" calcext:value-type="float">
            <text:p>18246000</text:p>
          </table:table-cell>
          <table:table-cell office:value-type="float" office:value="18325000" calcext:value-type="float">
            <text:p>18325000</text:p>
          </table:table-cell>
          <table:table-cell office:value-type="float" office:value="19853000" calcext:value-type="float">
            <text:p>19853000</text:p>
          </table:table-cell>
          <table:table-cell office:value-type="float" office:value="18449000" calcext:value-type="float">
            <text:p>18449000</text:p>
          </table:table-cell>
          <table:table-cell office:value-type="float" office:value="18415000" calcext:value-type="float">
            <text:p>18415000</text:p>
          </table:table-cell>
          <table:table-cell office:value-type="float" office:value="18462000" calcext:value-type="float">
            <text:p>18462000</text:p>
          </table:table-cell>
          <table:table-cell office:value-type="float" office:value="18543000" calcext:value-type="float">
            <text:p>18543000</text:p>
          </table:table-cell>
          <table:table-cell office:value-type="float" office:value="18310000" calcext:value-type="float">
            <text:p>18310000</text:p>
          </table:table-cell>
          <table:table-cell office:value-type="float" office:value="18408000" calcext:value-type="float">
            <text:p>18408000</text:p>
          </table:table-cell>
          <table:table-cell office:value-type="float" office:value="18426000" calcext:value-type="float">
            <text:p>18426000</text:p>
          </table:table-cell>
          <table:table-cell office:value-type="float" office:value="18476000" calcext:value-type="float">
            <text:p>18476000</text:p>
          </table:table-cell>
          <table:table-cell office:value-type="float" office:value="18437000" calcext:value-type="float">
            <text:p>18437000</text:p>
          </table:table-cell>
          <table:table-cell office:value-type="float" office:value="18479000" calcext:value-type="float">
            <text:p>18479000</text:p>
          </table:table-cell>
          <table:table-cell office:value-type="float" office:value="18282000" calcext:value-type="float">
            <text:p>18282000</text:p>
          </table:table-cell>
          <table:table-cell office:value-type="float" office:value="18551000" calcext:value-type="float">
            <text:p>18551000</text:p>
          </table:table-cell>
          <table:table-cell office:value-type="float" office:value="18425000" calcext:value-type="float">
            <text:p>18425000</text:p>
          </table:table-cell>
          <table:table-cell office:value-type="float" office:value="18365000" calcext:value-type="float">
            <text:p>18365000</text:p>
          </table:table-cell>
          <table:table-cell office:value-type="float" office:value="18410000" calcext:value-type="float">
            <text:p>18410000</text:p>
          </table:table-cell>
          <table:table-cell office:value-type="float" office:value="18304000" calcext:value-type="float">
            <text:p>18304000</text:p>
          </table:table-cell>
          <table:table-cell office:value-type="float" office:value="18430000" calcext:value-type="float">
            <text:p>18430000</text:p>
          </table:table-cell>
          <table:table-cell/>
          <table:table-cell office:value-type="float" office:value="1050" calcext:value-type="float">
            <text:p>1050</text:p>
          </table:table-cell>
          <table:table-cell table:formula="of:=AVERAGE([.A106:.AY106])" office:value-type="float" office:value="18067295.0980392" calcext:value-type="float">
            <text:p>18067295.098039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6961000" calcext:value-type="float">
            <text:p>16961000</text:p>
          </table:table-cell>
          <table:table-cell office:value-type="float" office:value="16935000" calcext:value-type="float">
            <text:p>16935000</text:p>
          </table:table-cell>
          <table:table-cell office:value-type="float" office:value="16963000" calcext:value-type="float">
            <text:p>16963000</text:p>
          </table:table-cell>
          <table:table-cell office:value-type="float" office:value="16981000" calcext:value-type="float">
            <text:p>16981000</text:p>
          </table:table-cell>
          <table:table-cell office:value-type="float" office:value="16925000" calcext:value-type="float">
            <text:p>16925000</text:p>
          </table:table-cell>
          <table:table-cell office:value-type="float" office:value="16949000" calcext:value-type="float">
            <text:p>16949000</text:p>
          </table:table-cell>
          <table:table-cell office:value-type="float" office:value="16894000" calcext:value-type="float">
            <text:p>16894000</text:p>
          </table:table-cell>
          <table:table-cell office:value-type="float" office:value="16920000" calcext:value-type="float">
            <text:p>16920000</text:p>
          </table:table-cell>
          <table:table-cell office:value-type="float" office:value="16919000" calcext:value-type="float">
            <text:p>16919000</text:p>
          </table:table-cell>
          <table:table-cell office:value-type="float" office:value="16959000" calcext:value-type="float">
            <text:p>16959000</text:p>
          </table:table-cell>
          <table:table-cell office:value-type="float" office:value="16884000" calcext:value-type="float">
            <text:p>16884000</text:p>
          </table:table-cell>
          <table:table-cell office:value-type="float" office:value="16933000" calcext:value-type="float">
            <text:p>16933000</text:p>
          </table:table-cell>
          <table:table-cell office:value-type="float" office:value="18992000" calcext:value-type="float">
            <text:p>18992000</text:p>
          </table:table-cell>
          <table:table-cell office:value-type="float" office:value="17061000" calcext:value-type="float">
            <text:p>17061000</text:p>
          </table:table-cell>
          <table:table-cell office:value-type="float" office:value="16944000" calcext:value-type="float">
            <text:p>16944000</text:p>
          </table:table-cell>
          <table:table-cell office:value-type="float" office:value="16927000" calcext:value-type="float">
            <text:p>16927000</text:p>
          </table:table-cell>
          <table:table-cell office:value-type="float" office:value="16866000" calcext:value-type="float">
            <text:p>16866000</text:p>
          </table:table-cell>
          <table:table-cell office:value-type="float" office:value="18511000" calcext:value-type="float">
            <text:p>18511000</text:p>
          </table:table-cell>
          <table:table-cell office:value-type="float" office:value="16886000" calcext:value-type="float">
            <text:p>16886000</text:p>
          </table:table-cell>
          <table:table-cell office:value-type="float" office:value="16921000" calcext:value-type="float">
            <text:p>16921000</text:p>
          </table:table-cell>
          <table:table-cell office:value-type="float" office:value="17027000" calcext:value-type="float">
            <text:p>17027000</text:p>
          </table:table-cell>
          <table:table-cell office:value-type="float" office:value="16947000" calcext:value-type="float">
            <text:p>16947000</text:p>
          </table:table-cell>
          <table:table-cell office:value-type="float" office:value="16925000" calcext:value-type="float">
            <text:p>16925000</text:p>
          </table:table-cell>
          <table:table-cell office:value-type="float" office:value="16926000" calcext:value-type="float">
            <text:p>16926000</text:p>
          </table:table-cell>
          <table:table-cell office:value-type="float" office:value="16848000" calcext:value-type="float">
            <text:p>16848000</text:p>
          </table:table-cell>
          <table:table-cell office:value-type="float" office:value="16896000" calcext:value-type="float">
            <text:p>16896000</text:p>
          </table:table-cell>
          <table:table-cell office:value-type="float" office:value="16836000" calcext:value-type="float">
            <text:p>16836000</text:p>
          </table:table-cell>
          <table:table-cell office:value-type="float" office:value="16907000" calcext:value-type="float">
            <text:p>16907000</text:p>
          </table:table-cell>
          <table:table-cell office:value-type="float" office:value="16884000" calcext:value-type="float">
            <text:p>16884000</text:p>
          </table:table-cell>
          <table:table-cell office:value-type="float" office:value="16979000" calcext:value-type="float">
            <text:p>16979000</text:p>
          </table:table-cell>
          <table:table-cell office:value-type="float" office:value="16919000" calcext:value-type="float">
            <text:p>16919000</text:p>
          </table:table-cell>
          <table:table-cell office:value-type="float" office:value="16859000" calcext:value-type="float">
            <text:p>16859000</text:p>
          </table:table-cell>
          <table:table-cell office:value-type="float" office:value="16916000" calcext:value-type="float">
            <text:p>16916000</text:p>
          </table:table-cell>
          <table:table-cell office:value-type="float" office:value="16804000" calcext:value-type="float">
            <text:p>16804000</text:p>
          </table:table-cell>
          <table:table-cell office:value-type="float" office:value="16851000" calcext:value-type="float">
            <text:p>16851000</text:p>
          </table:table-cell>
          <table:table-cell office:value-type="float" office:value="16928000" calcext:value-type="float">
            <text:p>16928000</text:p>
          </table:table-cell>
          <table:table-cell office:value-type="float" office:value="16944000" calcext:value-type="float">
            <text:p>16944000</text:p>
          </table:table-cell>
          <table:table-cell office:value-type="float" office:value="16907000" calcext:value-type="float">
            <text:p>16907000</text:p>
          </table:table-cell>
          <table:table-cell office:value-type="float" office:value="16927000" calcext:value-type="float">
            <text:p>16927000</text:p>
          </table:table-cell>
          <table:table-cell office:value-type="float" office:value="16902000" calcext:value-type="float">
            <text:p>16902000</text:p>
          </table:table-cell>
          <table:table-cell office:value-type="float" office:value="16928000" calcext:value-type="float">
            <text:p>16928000</text:p>
          </table:table-cell>
          <table:table-cell office:value-type="float" office:value="16903000" calcext:value-type="float">
            <text:p>16903000</text:p>
          </table:table-cell>
          <table:table-cell office:value-type="float" office:value="16944000" calcext:value-type="float">
            <text:p>16944000</text:p>
          </table:table-cell>
          <table:table-cell office:value-type="float" office:value="16941000" calcext:value-type="float">
            <text:p>16941000</text:p>
          </table:table-cell>
          <table:table-cell office:value-type="float" office:value="16984000" calcext:value-type="float">
            <text:p>16984000</text:p>
          </table:table-cell>
          <table:table-cell office:value-type="float" office:value="16970000" calcext:value-type="float">
            <text:p>16970000</text:p>
          </table:table-cell>
          <table:table-cell office:value-type="float" office:value="16825000" calcext:value-type="float">
            <text:p>16825000</text:p>
          </table:table-cell>
          <table:table-cell office:value-type="float" office:value="16939000" calcext:value-type="float">
            <text:p>16939000</text:p>
          </table:table-cell>
          <table:table-cell office:value-type="float" office:value="16913000" calcext:value-type="float">
            <text:p>16913000</text:p>
          </table:table-cell>
          <table:table-cell office:value-type="float" office:value="17054000" calcext:value-type="float">
            <text:p>17054000</text:p>
          </table:table-cell>
          <table:table-cell/>
          <table:table-cell office:value-type="float" office:value="1060" calcext:value-type="float">
            <text:p>1060</text:p>
          </table:table-cell>
          <table:table-cell table:formula="of:=AVERAGE([.A107:.AY107])" office:value-type="float" office:value="16664020.7843137" calcext:value-type="float">
            <text:p>16664020.784313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6439000" calcext:value-type="float">
            <text:p>16439000</text:p>
          </table:table-cell>
          <table:table-cell office:value-type="float" office:value="16470000" calcext:value-type="float">
            <text:p>16470000</text:p>
          </table:table-cell>
          <table:table-cell office:value-type="float" office:value="16344000" calcext:value-type="float">
            <text:p>16344000</text:p>
          </table:table-cell>
          <table:table-cell office:value-type="float" office:value="16510000" calcext:value-type="float">
            <text:p>16510000</text:p>
          </table:table-cell>
          <table:table-cell office:value-type="float" office:value="16413000" calcext:value-type="float">
            <text:p>16413000</text:p>
          </table:table-cell>
          <table:table-cell office:value-type="float" office:value="16288000" calcext:value-type="float">
            <text:p>16288000</text:p>
          </table:table-cell>
          <table:table-cell office:value-type="float" office:value="16336000" calcext:value-type="float">
            <text:p>16336000</text:p>
          </table:table-cell>
          <table:table-cell office:value-type="float" office:value="16402000" calcext:value-type="float">
            <text:p>16402000</text:p>
          </table:table-cell>
          <table:table-cell office:value-type="float" office:value="16285000" calcext:value-type="float">
            <text:p>16285000</text:p>
          </table:table-cell>
          <table:table-cell office:value-type="float" office:value="16756000" calcext:value-type="float">
            <text:p>16756000</text:p>
          </table:table-cell>
          <table:table-cell office:value-type="float" office:value="16365000" calcext:value-type="float">
            <text:p>16365000</text:p>
          </table:table-cell>
          <table:table-cell office:value-type="float" office:value="16343000" calcext:value-type="float">
            <text:p>16343000</text:p>
          </table:table-cell>
          <table:table-cell office:value-type="float" office:value="16317000" calcext:value-type="float">
            <text:p>16317000</text:p>
          </table:table-cell>
          <table:table-cell office:value-type="float" office:value="16372000" calcext:value-type="float">
            <text:p>16372000</text:p>
          </table:table-cell>
          <table:table-cell office:value-type="float" office:value="16331000" calcext:value-type="float">
            <text:p>16331000</text:p>
          </table:table-cell>
          <table:table-cell office:value-type="float" office:value="16401000" calcext:value-type="float">
            <text:p>16401000</text:p>
          </table:table-cell>
          <table:table-cell office:value-type="float" office:value="16331000" calcext:value-type="float">
            <text:p>16331000</text:p>
          </table:table-cell>
          <table:table-cell office:value-type="float" office:value="16268000" calcext:value-type="float">
            <text:p>16268000</text:p>
          </table:table-cell>
          <table:table-cell office:value-type="float" office:value="16627000" calcext:value-type="float">
            <text:p>16627000</text:p>
          </table:table-cell>
          <table:table-cell office:value-type="float" office:value="16365000" calcext:value-type="float">
            <text:p>16365000</text:p>
          </table:table-cell>
          <table:table-cell office:value-type="float" office:value="16393000" calcext:value-type="float">
            <text:p>16393000</text:p>
          </table:table-cell>
          <table:table-cell office:value-type="float" office:value="16377000" calcext:value-type="float">
            <text:p>16377000</text:p>
          </table:table-cell>
          <table:table-cell office:value-type="float" office:value="16390000" calcext:value-type="float">
            <text:p>16390000</text:p>
          </table:table-cell>
          <table:table-cell office:value-type="float" office:value="16366000" calcext:value-type="float">
            <text:p>16366000</text:p>
          </table:table-cell>
          <table:table-cell office:value-type="float" office:value="16352000" calcext:value-type="float">
            <text:p>16352000</text:p>
          </table:table-cell>
          <table:table-cell office:value-type="float" office:value="16418000" calcext:value-type="float">
            <text:p>16418000</text:p>
          </table:table-cell>
          <table:table-cell office:value-type="float" office:value="16342000" calcext:value-type="float">
            <text:p>16342000</text:p>
          </table:table-cell>
          <table:table-cell office:value-type="float" office:value="16258000" calcext:value-type="float">
            <text:p>16258000</text:p>
          </table:table-cell>
          <table:table-cell office:value-type="float" office:value="16357000" calcext:value-type="float">
            <text:p>16357000</text:p>
          </table:table-cell>
          <table:table-cell office:value-type="float" office:value="16420000" calcext:value-type="float">
            <text:p>16420000</text:p>
          </table:table-cell>
          <table:table-cell office:value-type="float" office:value="16391000" calcext:value-type="float">
            <text:p>16391000</text:p>
          </table:table-cell>
          <table:table-cell office:value-type="float" office:value="16381000" calcext:value-type="float">
            <text:p>16381000</text:p>
          </table:table-cell>
          <table:table-cell office:value-type="float" office:value="16374000" calcext:value-type="float">
            <text:p>16374000</text:p>
          </table:table-cell>
          <table:table-cell office:value-type="float" office:value="16288000" calcext:value-type="float">
            <text:p>16288000</text:p>
          </table:table-cell>
          <table:table-cell office:value-type="float" office:value="16335000" calcext:value-type="float">
            <text:p>16335000</text:p>
          </table:table-cell>
          <table:table-cell office:value-type="float" office:value="16384000" calcext:value-type="float">
            <text:p>16384000</text:p>
          </table:table-cell>
          <table:table-cell office:value-type="float" office:value="16366000" calcext:value-type="float">
            <text:p>16366000</text:p>
          </table:table-cell>
          <table:table-cell office:value-type="float" office:value="16372000" calcext:value-type="float">
            <text:p>16372000</text:p>
          </table:table-cell>
          <table:table-cell office:value-type="float" office:value="16393000" calcext:value-type="float">
            <text:p>16393000</text:p>
          </table:table-cell>
          <table:table-cell office:value-type="float" office:value="16432000" calcext:value-type="float">
            <text:p>16432000</text:p>
          </table:table-cell>
          <table:table-cell office:value-type="float" office:value="16375000" calcext:value-type="float">
            <text:p>16375000</text:p>
          </table:table-cell>
          <table:table-cell office:value-type="float" office:value="16323000" calcext:value-type="float">
            <text:p>16323000</text:p>
          </table:table-cell>
          <table:table-cell office:value-type="float" office:value="16351000" calcext:value-type="float">
            <text:p>16351000</text:p>
          </table:table-cell>
          <table:table-cell office:value-type="float" office:value="16277000" calcext:value-type="float">
            <text:p>16277000</text:p>
          </table:table-cell>
          <table:table-cell office:value-type="float" office:value="17996000" calcext:value-type="float">
            <text:p>17996000</text:p>
          </table:table-cell>
          <table:table-cell office:value-type="float" office:value="16356000" calcext:value-type="float">
            <text:p>16356000</text:p>
          </table:table-cell>
          <table:table-cell office:value-type="float" office:value="16412000" calcext:value-type="float">
            <text:p>16412000</text:p>
          </table:table-cell>
          <table:table-cell office:value-type="float" office:value="16351000" calcext:value-type="float">
            <text:p>16351000</text:p>
          </table:table-cell>
          <table:table-cell office:value-type="float" office:value="16393000" calcext:value-type="float">
            <text:p>16393000</text:p>
          </table:table-cell>
          <table:table-cell office:value-type="float" office:value="16371000" calcext:value-type="float">
            <text:p>16371000</text:p>
          </table:table-cell>
          <table:table-cell/>
          <table:table-cell office:value-type="float" office:value="1070" calcext:value-type="float">
            <text:p>1070</text:p>
          </table:table-cell>
          <table:table-cell table:formula="of:=AVERAGE([.A108:.AY108])" office:value-type="float" office:value="16089373.9215686" calcext:value-type="float">
            <text:p>16089373.921568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6727000" calcext:value-type="float">
            <text:p>16727000</text:p>
          </table:table-cell>
          <table:table-cell office:value-type="float" office:value="16654000" calcext:value-type="float">
            <text:p>16654000</text:p>
          </table:table-cell>
          <table:table-cell office:value-type="float" office:value="16656000" calcext:value-type="float">
            <text:p>16656000</text:p>
          </table:table-cell>
          <table:table-cell office:value-type="float" office:value="16646000" calcext:value-type="float">
            <text:p>16646000</text:p>
          </table:table-cell>
          <table:table-cell office:value-type="float" office:value="16728000" calcext:value-type="float">
            <text:p>16728000</text:p>
          </table:table-cell>
          <table:table-cell office:value-type="float" office:value="16715000" calcext:value-type="float">
            <text:p>16715000</text:p>
          </table:table-cell>
          <table:table-cell office:value-type="float" office:value="16736000" calcext:value-type="float">
            <text:p>16736000</text:p>
          </table:table-cell>
          <table:table-cell office:value-type="float" office:value="16773000" calcext:value-type="float">
            <text:p>16773000</text:p>
          </table:table-cell>
          <table:table-cell office:value-type="float" office:value="16688000" calcext:value-type="float">
            <text:p>16688000</text:p>
          </table:table-cell>
          <table:table-cell office:value-type="float" office:value="16667000" calcext:value-type="float">
            <text:p>16667000</text:p>
          </table:table-cell>
          <table:table-cell office:value-type="float" office:value="16778000" calcext:value-type="float">
            <text:p>16778000</text:p>
          </table:table-cell>
          <table:table-cell office:value-type="float" office:value="16741000" calcext:value-type="float">
            <text:p>16741000</text:p>
          </table:table-cell>
          <table:table-cell office:value-type="float" office:value="16695000" calcext:value-type="float">
            <text:p>16695000</text:p>
          </table:table-cell>
          <table:table-cell office:value-type="float" office:value="16788000" calcext:value-type="float">
            <text:p>16788000</text:p>
          </table:table-cell>
          <table:table-cell office:value-type="float" office:value="16778000" calcext:value-type="float">
            <text:p>16778000</text:p>
          </table:table-cell>
          <table:table-cell office:value-type="float" office:value="16759000" calcext:value-type="float">
            <text:p>16759000</text:p>
          </table:table-cell>
          <table:table-cell office:value-type="float" office:value="16747000" calcext:value-type="float">
            <text:p>16747000</text:p>
          </table:table-cell>
          <table:table-cell office:value-type="float" office:value="16749000" calcext:value-type="float">
            <text:p>16749000</text:p>
          </table:table-cell>
          <table:table-cell office:value-type="float" office:value="16640000" calcext:value-type="float">
            <text:p>16640000</text:p>
          </table:table-cell>
          <table:table-cell office:value-type="float" office:value="16691000" calcext:value-type="float">
            <text:p>16691000</text:p>
          </table:table-cell>
          <table:table-cell office:value-type="float" office:value="16790000" calcext:value-type="float">
            <text:p>16790000</text:p>
          </table:table-cell>
          <table:table-cell office:value-type="float" office:value="16626000" calcext:value-type="float">
            <text:p>16626000</text:p>
          </table:table-cell>
          <table:table-cell office:value-type="float" office:value="16732000" calcext:value-type="float">
            <text:p>16732000</text:p>
          </table:table-cell>
          <table:table-cell office:value-type="float" office:value="16741000" calcext:value-type="float">
            <text:p>16741000</text:p>
          </table:table-cell>
          <table:table-cell office:value-type="float" office:value="16661000" calcext:value-type="float">
            <text:p>16661000</text:p>
          </table:table-cell>
          <table:table-cell office:value-type="float" office:value="16702000" calcext:value-type="float">
            <text:p>16702000</text:p>
          </table:table-cell>
          <table:table-cell office:value-type="float" office:value="16747000" calcext:value-type="float">
            <text:p>16747000</text:p>
          </table:table-cell>
          <table:table-cell office:value-type="float" office:value="16730000" calcext:value-type="float">
            <text:p>16730000</text:p>
          </table:table-cell>
          <table:table-cell office:value-type="float" office:value="16802000" calcext:value-type="float">
            <text:p>16802000</text:p>
          </table:table-cell>
          <table:table-cell office:value-type="float" office:value="16758000" calcext:value-type="float">
            <text:p>16758000</text:p>
          </table:table-cell>
          <table:table-cell office:value-type="float" office:value="16746000" calcext:value-type="float">
            <text:p>16746000</text:p>
          </table:table-cell>
          <table:table-cell office:value-type="float" office:value="17013000" calcext:value-type="float">
            <text:p>17013000</text:p>
          </table:table-cell>
          <table:table-cell office:value-type="float" office:value="18119000" calcext:value-type="float">
            <text:p>18119000</text:p>
          </table:table-cell>
          <table:table-cell office:value-type="float" office:value="16736000" calcext:value-type="float">
            <text:p>16736000</text:p>
          </table:table-cell>
          <table:table-cell office:value-type="float" office:value="16745000" calcext:value-type="float">
            <text:p>16745000</text:p>
          </table:table-cell>
          <table:table-cell office:value-type="float" office:value="16735000" calcext:value-type="float">
            <text:p>16735000</text:p>
          </table:table-cell>
          <table:table-cell office:value-type="float" office:value="16689000" calcext:value-type="float">
            <text:p>16689000</text:p>
          </table:table-cell>
          <table:table-cell office:value-type="float" office:value="16711000" calcext:value-type="float">
            <text:p>16711000</text:p>
          </table:table-cell>
          <table:table-cell office:value-type="float" office:value="16702000" calcext:value-type="float">
            <text:p>16702000</text:p>
          </table:table-cell>
          <table:table-cell office:value-type="float" office:value="16731000" calcext:value-type="float">
            <text:p>16731000</text:p>
          </table:table-cell>
          <table:table-cell office:value-type="float" office:value="16784000" calcext:value-type="float">
            <text:p>16784000</text:p>
          </table:table-cell>
          <table:table-cell office:value-type="float" office:value="16725000" calcext:value-type="float">
            <text:p>16725000</text:p>
          </table:table-cell>
          <table:table-cell office:value-type="float" office:value="16751000" calcext:value-type="float">
            <text:p>16751000</text:p>
          </table:table-cell>
          <table:table-cell office:value-type="float" office:value="16966000" calcext:value-type="float">
            <text:p>16966000</text:p>
          </table:table-cell>
          <table:table-cell office:value-type="float" office:value="16772000" calcext:value-type="float">
            <text:p>16772000</text:p>
          </table:table-cell>
          <table:table-cell office:value-type="float" office:value="16786000" calcext:value-type="float">
            <text:p>16786000</text:p>
          </table:table-cell>
          <table:table-cell office:value-type="float" office:value="16713000" calcext:value-type="float">
            <text:p>16713000</text:p>
          </table:table-cell>
          <table:table-cell office:value-type="float" office:value="16747000" calcext:value-type="float">
            <text:p>16747000</text:p>
          </table:table-cell>
          <table:table-cell office:value-type="float" office:value="16679000" calcext:value-type="float">
            <text:p>16679000</text:p>
          </table:table-cell>
          <table:table-cell office:value-type="float" office:value="19109000" calcext:value-type="float">
            <text:p>19109000</text:p>
          </table:table-cell>
          <table:table-cell/>
          <table:table-cell office:value-type="float" office:value="1080" calcext:value-type="float">
            <text:p>1080</text:p>
          </table:table-cell>
          <table:table-cell table:formula="of:=AVERAGE([.A109:.AY109])" office:value-type="float" office:value="16482452.5490196" calcext:value-type="float">
            <text:p>16482452.549019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7197000" calcext:value-type="float">
            <text:p>17197000</text:p>
          </table:table-cell>
          <table:table-cell office:value-type="float" office:value="17207000" calcext:value-type="float">
            <text:p>17207000</text:p>
          </table:table-cell>
          <table:table-cell office:value-type="float" office:value="17219000" calcext:value-type="float">
            <text:p>17219000</text:p>
          </table:table-cell>
          <table:table-cell office:value-type="float" office:value="17218000" calcext:value-type="float">
            <text:p>17218000</text:p>
          </table:table-cell>
          <table:table-cell office:value-type="float" office:value="17273000" calcext:value-type="float">
            <text:p>17273000</text:p>
          </table:table-cell>
          <table:table-cell office:value-type="float" office:value="17252000" calcext:value-type="float">
            <text:p>17252000</text:p>
          </table:table-cell>
          <table:table-cell office:value-type="float" office:value="17298000" calcext:value-type="float">
            <text:p>17298000</text:p>
          </table:table-cell>
          <table:table-cell office:value-type="float" office:value="17120000" calcext:value-type="float">
            <text:p>17120000</text:p>
          </table:table-cell>
          <table:table-cell office:value-type="float" office:value="17199000" calcext:value-type="float">
            <text:p>17199000</text:p>
          </table:table-cell>
          <table:table-cell office:value-type="float" office:value="17246000" calcext:value-type="float">
            <text:p>17246000</text:p>
          </table:table-cell>
          <table:table-cell office:value-type="float" office:value="17200000" calcext:value-type="float">
            <text:p>17200000</text:p>
          </table:table-cell>
          <table:table-cell office:value-type="float" office:value="17252000" calcext:value-type="float">
            <text:p>17252000</text:p>
          </table:table-cell>
          <table:table-cell office:value-type="float" office:value="17091000" calcext:value-type="float">
            <text:p>17091000</text:p>
          </table:table-cell>
          <table:table-cell office:value-type="float" office:value="17286000" calcext:value-type="float">
            <text:p>17286000</text:p>
          </table:table-cell>
          <table:table-cell office:value-type="float" office:value="17250000" calcext:value-type="float">
            <text:p>17250000</text:p>
          </table:table-cell>
          <table:table-cell office:value-type="float" office:value="17130000" calcext:value-type="float">
            <text:p>17130000</text:p>
          </table:table-cell>
          <table:table-cell office:value-type="float" office:value="17176000" calcext:value-type="float">
            <text:p>17176000</text:p>
          </table:table-cell>
          <table:table-cell office:value-type="float" office:value="17240000" calcext:value-type="float">
            <text:p>17240000</text:p>
          </table:table-cell>
          <table:table-cell office:value-type="float" office:value="17195000" calcext:value-type="float">
            <text:p>17195000</text:p>
          </table:table-cell>
          <table:table-cell office:value-type="float" office:value="17215000" calcext:value-type="float">
            <text:p>17215000</text:p>
          </table:table-cell>
          <table:table-cell office:value-type="float" office:value="17194000" calcext:value-type="float">
            <text:p>17194000</text:p>
          </table:table-cell>
          <table:table-cell office:value-type="float" office:value="17268000" calcext:value-type="float">
            <text:p>17268000</text:p>
          </table:table-cell>
          <table:table-cell office:value-type="float" office:value="17214000" calcext:value-type="float">
            <text:p>17214000</text:p>
          </table:table-cell>
          <table:table-cell office:value-type="float" office:value="17311000" calcext:value-type="float">
            <text:p>17311000</text:p>
          </table:table-cell>
          <table:table-cell office:value-type="float" office:value="17250000" calcext:value-type="float">
            <text:p>17250000</text:p>
          </table:table-cell>
          <table:table-cell office:value-type="float" office:value="17214000" calcext:value-type="float">
            <text:p>17214000</text:p>
          </table:table-cell>
          <table:table-cell office:value-type="float" office:value="17273000" calcext:value-type="float">
            <text:p>17273000</text:p>
          </table:table-cell>
          <table:table-cell office:value-type="float" office:value="17250000" calcext:value-type="float">
            <text:p>17250000</text:p>
          </table:table-cell>
          <table:table-cell office:value-type="float" office:value="17187000" calcext:value-type="float">
            <text:p>17187000</text:p>
          </table:table-cell>
          <table:table-cell office:value-type="float" office:value="17250000" calcext:value-type="float">
            <text:p>17250000</text:p>
          </table:table-cell>
          <table:table-cell office:value-type="float" office:value="17300000" calcext:value-type="float">
            <text:p>17300000</text:p>
          </table:table-cell>
          <table:table-cell office:value-type="float" office:value="17282000" calcext:value-type="float">
            <text:p>17282000</text:p>
          </table:table-cell>
          <table:table-cell office:value-type="float" office:value="17248000" calcext:value-type="float">
            <text:p>17248000</text:p>
          </table:table-cell>
          <table:table-cell office:value-type="float" office:value="17189000" calcext:value-type="float">
            <text:p>17189000</text:p>
          </table:table-cell>
          <table:table-cell office:value-type="float" office:value="17187000" calcext:value-type="float">
            <text:p>17187000</text:p>
          </table:table-cell>
          <table:table-cell office:value-type="float" office:value="17210000" calcext:value-type="float">
            <text:p>17210000</text:p>
          </table:table-cell>
          <table:table-cell office:value-type="float" office:value="17240000" calcext:value-type="float">
            <text:p>17240000</text:p>
          </table:table-cell>
          <table:table-cell office:value-type="float" office:value="17214000" calcext:value-type="float">
            <text:p>17214000</text:p>
          </table:table-cell>
          <table:table-cell office:value-type="float" office:value="17231000" calcext:value-type="float">
            <text:p>17231000</text:p>
          </table:table-cell>
          <table:table-cell office:value-type="float" office:value="17189000" calcext:value-type="float">
            <text:p>17189000</text:p>
          </table:table-cell>
          <table:table-cell office:value-type="float" office:value="17114000" calcext:value-type="float">
            <text:p>17114000</text:p>
          </table:table-cell>
          <table:table-cell office:value-type="float" office:value="17217000" calcext:value-type="float">
            <text:p>17217000</text:p>
          </table:table-cell>
          <table:table-cell office:value-type="float" office:value="17190000" calcext:value-type="float">
            <text:p>17190000</text:p>
          </table:table-cell>
          <table:table-cell office:value-type="float" office:value="17236000" calcext:value-type="float">
            <text:p>17236000</text:p>
          </table:table-cell>
          <table:table-cell office:value-type="float" office:value="17252000" calcext:value-type="float">
            <text:p>17252000</text:p>
          </table:table-cell>
          <table:table-cell office:value-type="float" office:value="17145000" calcext:value-type="float">
            <text:p>17145000</text:p>
          </table:table-cell>
          <table:table-cell office:value-type="float" office:value="17283000" calcext:value-type="float">
            <text:p>17283000</text:p>
          </table:table-cell>
          <table:table-cell office:value-type="float" office:value="17243000" calcext:value-type="float">
            <text:p>17243000</text:p>
          </table:table-cell>
          <table:table-cell office:value-type="float" office:value="17176000" calcext:value-type="float">
            <text:p>17176000</text:p>
          </table:table-cell>
          <table:table-cell office:value-type="float" office:value="17161000" calcext:value-type="float">
            <text:p>17161000</text:p>
          </table:table-cell>
          <table:table-cell/>
          <table:table-cell office:value-type="float" office:value="1090" calcext:value-type="float">
            <text:p>1090</text:p>
          </table:table-cell>
          <table:table-cell table:formula="of:=AVERAGE([.A110:.AY110])" office:value-type="float" office:value="16882021.372549" calcext:value-type="float">
            <text:p>16882021.37254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7454000" calcext:value-type="float">
            <text:p>17454000</text:p>
          </table:table-cell>
          <table:table-cell office:value-type="float" office:value="17453000" calcext:value-type="float">
            <text:p>17453000</text:p>
          </table:table-cell>
          <table:table-cell office:value-type="float" office:value="17527000" calcext:value-type="float">
            <text:p>17527000</text:p>
          </table:table-cell>
          <table:table-cell office:value-type="float" office:value="17495000" calcext:value-type="float">
            <text:p>17495000</text:p>
          </table:table-cell>
          <table:table-cell office:value-type="float" office:value="17522000" calcext:value-type="float">
            <text:p>17522000</text:p>
          </table:table-cell>
          <table:table-cell office:value-type="float" office:value="17514000" calcext:value-type="float">
            <text:p>17514000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17492000" calcext:value-type="float">
            <text:p>17492000</text:p>
          </table:table-cell>
          <table:table-cell office:value-type="float" office:value="17356000" calcext:value-type="float">
            <text:p>17356000</text:p>
          </table:table-cell>
          <table:table-cell office:value-type="float" office:value="17435000" calcext:value-type="float">
            <text:p>17435000</text:p>
          </table:table-cell>
          <table:table-cell office:value-type="float" office:value="17462000" calcext:value-type="float">
            <text:p>17462000</text:p>
          </table:table-cell>
          <table:table-cell office:value-type="float" office:value="17413000" calcext:value-type="float">
            <text:p>17413000</text:p>
          </table:table-cell>
          <table:table-cell office:value-type="float" office:value="17534000" calcext:value-type="float">
            <text:p>17534000</text:p>
          </table:table-cell>
          <table:table-cell office:value-type="float" office:value="17465000" calcext:value-type="float">
            <text:p>17465000</text:p>
          </table:table-cell>
          <table:table-cell office:value-type="float" office:value="17483000" calcext:value-type="float">
            <text:p>17483000</text:p>
          </table:table-cell>
          <table:table-cell office:value-type="float" office:value="17537000" calcext:value-type="float">
            <text:p>17537000</text:p>
          </table:table-cell>
          <table:table-cell office:value-type="float" office:value="17503000" calcext:value-type="float">
            <text:p>17503000</text:p>
          </table:table-cell>
          <table:table-cell office:value-type="float" office:value="17423000" calcext:value-type="float">
            <text:p>17423000</text:p>
          </table:table-cell>
          <table:table-cell office:value-type="float" office:value="17463000" calcext:value-type="float">
            <text:p>17463000</text:p>
          </table:table-cell>
          <table:table-cell office:value-type="float" office:value="17488000" calcext:value-type="float">
            <text:p>17488000</text:p>
          </table:table-cell>
          <table:table-cell office:value-type="float" office:value="17550000" calcext:value-type="float">
            <text:p>17550000</text:p>
          </table:table-cell>
          <table:table-cell office:value-type="float" office:value="17414000" calcext:value-type="float">
            <text:p>17414000</text:p>
          </table:table-cell>
          <table:table-cell office:value-type="float" office:value="17488000" calcext:value-type="float">
            <text:p>17488000</text:p>
          </table:table-cell>
          <table:table-cell office:value-type="float" office:value="17470000" calcext:value-type="float">
            <text:p>17470000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17514000" calcext:value-type="float">
            <text:p>17514000</text:p>
          </table:table-cell>
          <table:table-cell office:value-type="float" office:value="17461000" calcext:value-type="float">
            <text:p>17461000</text:p>
          </table:table-cell>
          <table:table-cell office:value-type="float" office:value="17385000" calcext:value-type="float">
            <text:p>17385000</text:p>
          </table:table-cell>
          <table:table-cell office:value-type="float" office:value="17493000" calcext:value-type="float">
            <text:p>17493000</text:p>
          </table:table-cell>
          <table:table-cell office:value-type="float" office:value="17468000" calcext:value-type="float">
            <text:p>17468000</text:p>
          </table:table-cell>
          <table:table-cell office:value-type="float" office:value="17418000" calcext:value-type="float">
            <text:p>17418000</text:p>
          </table:table-cell>
          <table:table-cell office:value-type="float" office:value="17536000" calcext:value-type="float">
            <text:p>17536000</text:p>
          </table:table-cell>
          <table:table-cell office:value-type="float" office:value="17487000" calcext:value-type="float">
            <text:p>17487000</text:p>
          </table:table-cell>
          <table:table-cell office:value-type="float" office:value="17516000" calcext:value-type="float">
            <text:p>17516000</text:p>
          </table:table-cell>
          <table:table-cell office:value-type="float" office:value="17397000" calcext:value-type="float">
            <text:p>17397000</text:p>
          </table:table-cell>
          <table:table-cell office:value-type="float" office:value="17517000" calcext:value-type="float">
            <text:p>17517000</text:p>
          </table:table-cell>
          <table:table-cell office:value-type="float" office:value="17506000" calcext:value-type="float">
            <text:p>17506000</text:p>
          </table:table-cell>
          <table:table-cell office:value-type="float" office:value="17553000" calcext:value-type="float">
            <text:p>17553000</text:p>
          </table:table-cell>
          <table:table-cell office:value-type="float" office:value="17438000" calcext:value-type="float">
            <text:p>17438000</text:p>
          </table:table-cell>
          <table:table-cell office:value-type="float" office:value="17529000" calcext:value-type="float">
            <text:p>17529000</text:p>
          </table:table-cell>
          <table:table-cell office:value-type="float" office:value="17520000" calcext:value-type="float">
            <text:p>17520000</text:p>
          </table:table-cell>
          <table:table-cell office:value-type="float" office:value="17539000" calcext:value-type="float">
            <text:p>17539000</text:p>
          </table:table-cell>
          <table:table-cell office:value-type="float" office:value="17446000" calcext:value-type="float">
            <text:p>17446000</text:p>
          </table:table-cell>
          <table:table-cell office:value-type="float" office:value="17516000" calcext:value-type="float">
            <text:p>17516000</text:p>
          </table:table-cell>
          <table:table-cell office:value-type="float" office:value="17495000" calcext:value-type="float">
            <text:p>17495000</text:p>
          </table:table-cell>
          <table:table-cell office:value-type="float" office:value="17445000" calcext:value-type="float">
            <text:p>17445000</text:p>
          </table:table-cell>
          <table:table-cell office:value-type="float" office:value="17522000" calcext:value-type="float">
            <text:p>17522000</text:p>
          </table:table-cell>
          <table:table-cell office:value-type="float" office:value="17505000" calcext:value-type="float">
            <text:p>17505000</text:p>
          </table:table-cell>
          <table:table-cell office:value-type="float" office:value="17534000" calcext:value-type="float">
            <text:p>17534000</text:p>
          </table:table-cell>
          <table:table-cell office:value-type="float" office:value="17481000" calcext:value-type="float">
            <text:p>17481000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AVERAGE([.A111:.AY111])" office:value-type="float" office:value="17171825.4901961" calcext:value-type="float">
            <text:p>17171825.490196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8394000" calcext:value-type="float">
            <text:p>18394000</text:p>
          </table:table-cell>
          <table:table-cell office:value-type="float" office:value="18436000" calcext:value-type="float">
            <text:p>18436000</text:p>
          </table:table-cell>
          <table:table-cell office:value-type="float" office:value="18473000" calcext:value-type="float">
            <text:p>18473000</text:p>
          </table:table-cell>
          <table:table-cell office:value-type="float" office:value="18390000" calcext:value-type="float">
            <text:p>18390000</text:p>
          </table:table-cell>
          <table:table-cell office:value-type="float" office:value="18449000" calcext:value-type="float">
            <text:p>18449000</text:p>
          </table:table-cell>
          <table:table-cell office:value-type="float" office:value="18377000" calcext:value-type="float">
            <text:p>18377000</text:p>
          </table:table-cell>
          <table:table-cell office:value-type="float" office:value="18417000" calcext:value-type="float">
            <text:p>18417000</text:p>
          </table:table-cell>
          <table:table-cell office:value-type="float" office:value="19890000" calcext:value-type="float">
            <text:p>19890000</text:p>
          </table:table-cell>
          <table:table-cell office:value-type="float" office:value="18392000" calcext:value-type="float">
            <text:p>18392000</text:p>
          </table:table-cell>
          <table:table-cell office:value-type="float" office:value="18509000" calcext:value-type="float">
            <text:p>18509000</text:p>
          </table:table-cell>
          <table:table-cell office:value-type="float" office:value="18395000" calcext:value-type="float">
            <text:p>18395000</text:p>
          </table:table-cell>
          <table:table-cell office:value-type="float" office:value="18410000" calcext:value-type="float">
            <text:p>18410000</text:p>
          </table:table-cell>
          <table:table-cell office:value-type="float" office:value="18400000" calcext:value-type="float">
            <text:p>18400000</text:p>
          </table:table-cell>
          <table:table-cell office:value-type="float" office:value="18399000" calcext:value-type="float">
            <text:p>18399000</text:p>
          </table:table-cell>
          <table:table-cell office:value-type="float" office:value="18339000" calcext:value-type="float">
            <text:p>18339000</text:p>
          </table:table-cell>
          <table:table-cell office:value-type="float" office:value="18408000" calcext:value-type="float">
            <text:p>18408000</text:p>
          </table:table-cell>
          <table:table-cell office:value-type="float" office:value="18413000" calcext:value-type="float">
            <text:p>18413000</text:p>
          </table:table-cell>
          <table:table-cell office:value-type="float" office:value="18360000" calcext:value-type="float">
            <text:p>18360000</text:p>
          </table:table-cell>
          <table:table-cell office:value-type="float" office:value="18396000" calcext:value-type="float">
            <text:p>18396000</text:p>
          </table:table-cell>
          <table:table-cell office:value-type="float" office:value="18418000" calcext:value-type="float">
            <text:p>18418000</text:p>
          </table:table-cell>
          <table:table-cell office:value-type="float" office:value="18438000" calcext:value-type="float">
            <text:p>18438000</text:p>
          </table:table-cell>
          <table:table-cell office:value-type="float" office:value="18437000" calcext:value-type="float">
            <text:p>18437000</text:p>
          </table:table-cell>
          <table:table-cell office:value-type="float" office:value="18311000" calcext:value-type="float">
            <text:p>18311000</text:p>
          </table:table-cell>
          <table:table-cell office:value-type="float" office:value="18386000" calcext:value-type="float">
            <text:p>18386000</text:p>
          </table:table-cell>
          <table:table-cell office:value-type="float" office:value="18319000" calcext:value-type="float">
            <text:p>18319000</text:p>
          </table:table-cell>
          <table:table-cell office:value-type="float" office:value="18409000" calcext:value-type="float">
            <text:p>18409000</text:p>
          </table:table-cell>
          <table:table-cell office:value-type="float" office:value="18424000" calcext:value-type="float">
            <text:p>18424000</text:p>
          </table:table-cell>
          <table:table-cell office:value-type="float" office:value="18437000" calcext:value-type="float">
            <text:p>18437000</text:p>
          </table:table-cell>
          <table:table-cell office:value-type="float" office:value="18432000" calcext:value-type="float">
            <text:p>18432000</text:p>
          </table:table-cell>
          <table:table-cell office:value-type="float" office:value="18399000" calcext:value-type="float">
            <text:p>18399000</text:p>
          </table:table-cell>
          <table:table-cell office:value-type="float" office:value="18415000" calcext:value-type="float">
            <text:p>18415000</text:p>
          </table:table-cell>
          <table:table-cell office:value-type="float" office:value="18488000" calcext:value-type="float">
            <text:p>18488000</text:p>
          </table:table-cell>
          <table:table-cell office:value-type="float" office:value="18466000" calcext:value-type="float">
            <text:p>18466000</text:p>
          </table:table-cell>
          <table:table-cell office:value-type="float" office:value="18382000" calcext:value-type="float">
            <text:p>18382000</text:p>
          </table:table-cell>
          <table:table-cell office:value-type="float" office:value="18420000" calcext:value-type="float">
            <text:p>18420000</text:p>
          </table:table-cell>
          <table:table-cell office:value-type="float" office:value="18441000" calcext:value-type="float">
            <text:p>18441000</text:p>
          </table:table-cell>
          <table:table-cell office:value-type="float" office:value="18270000" calcext:value-type="float">
            <text:p>18270000</text:p>
          </table:table-cell>
          <table:table-cell office:value-type="float" office:value="18399000" calcext:value-type="float">
            <text:p>18399000</text:p>
          </table:table-cell>
          <table:table-cell office:value-type="float" office:value="19738000" calcext:value-type="float">
            <text:p>19738000</text:p>
          </table:table-cell>
          <table:table-cell office:value-type="float" office:value="18452000" calcext:value-type="float">
            <text:p>18452000</text:p>
          </table:table-cell>
          <table:table-cell office:value-type="float" office:value="18412000" calcext:value-type="float">
            <text:p>18412000</text:p>
          </table:table-cell>
          <table:table-cell office:value-type="float" office:value="18431000" calcext:value-type="float">
            <text:p>18431000</text:p>
          </table:table-cell>
          <table:table-cell office:value-type="float" office:value="18462000" calcext:value-type="float">
            <text:p>18462000</text:p>
          </table:table-cell>
          <table:table-cell office:value-type="float" office:value="19747000" calcext:value-type="float">
            <text:p>19747000</text:p>
          </table:table-cell>
          <table:table-cell office:value-type="float" office:value="18399000" calcext:value-type="float">
            <text:p>18399000</text:p>
          </table:table-cell>
          <table:table-cell office:value-type="float" office:value="18388000" calcext:value-type="float">
            <text:p>18388000</text:p>
          </table:table-cell>
          <table:table-cell office:value-type="float" office:value="18271000" calcext:value-type="float">
            <text:p>18271000</text:p>
          </table:table-cell>
          <table:table-cell office:value-type="float" office:value="18285000" calcext:value-type="float">
            <text:p>18285000</text:p>
          </table:table-cell>
          <table:table-cell office:value-type="float" office:value="18339000" calcext:value-type="float">
            <text:p>18339000</text:p>
          </table:table-cell>
          <table:table-cell office:value-type="float" office:value="18274000" calcext:value-type="float">
            <text:p>18274000</text:p>
          </table:table-cell>
          <table:table-cell/>
          <table:table-cell office:value-type="float" office:value="1110" calcext:value-type="float">
            <text:p>1110</text:p>
          </table:table-cell>
          <table:table-cell table:formula="of:=AVERAGE([.A112:.AY112])" office:value-type="float" office:value="18120335.4901961" calcext:value-type="float">
            <text:p>18120335.490196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8182000" calcext:value-type="float">
            <text:p>18182000</text:p>
          </table:table-cell>
          <table:table-cell office:value-type="float" office:value="18206000" calcext:value-type="float">
            <text:p>18206000</text:p>
          </table:table-cell>
          <table:table-cell office:value-type="float" office:value="18245000" calcext:value-type="float">
            <text:p>18245000</text:p>
          </table:table-cell>
          <table:table-cell office:value-type="float" office:value="18212000" calcext:value-type="float">
            <text:p>18212000</text:p>
          </table:table-cell>
          <table:table-cell office:value-type="float" office:value="18236000" calcext:value-type="float">
            <text:p>18236000</text:p>
          </table:table-cell>
          <table:table-cell office:value-type="float" office:value="18214000" calcext:value-type="float">
            <text:p>18214000</text:p>
          </table:table-cell>
          <table:table-cell office:value-type="float" office:value="18219000" calcext:value-type="float">
            <text:p>18219000</text:p>
          </table:table-cell>
          <table:table-cell office:value-type="float" office:value="18233000" calcext:value-type="float">
            <text:p>18233000</text:p>
          </table:table-cell>
          <table:table-cell office:value-type="float" office:value="18170000" calcext:value-type="float">
            <text:p>18170000</text:p>
          </table:table-cell>
          <table:table-cell office:value-type="float" office:value="18243000" calcext:value-type="float">
            <text:p>18243000</text:p>
          </table:table-cell>
          <table:table-cell office:value-type="float" office:value="18185000" calcext:value-type="float">
            <text:p>18185000</text:p>
          </table:table-cell>
          <table:table-cell office:value-type="float" office:value="18214000" calcext:value-type="float">
            <text:p>18214000</text:p>
          </table:table-cell>
          <table:table-cell office:value-type="float" office:value="18249000" calcext:value-type="float">
            <text:p>18249000</text:p>
          </table:table-cell>
          <table:table-cell office:value-type="float" office:value="18215000" calcext:value-type="float">
            <text:p>18215000</text:p>
          </table:table-cell>
          <table:table-cell office:value-type="float" office:value="18153000" calcext:value-type="float">
            <text:p>18153000</text:p>
          </table:table-cell>
          <table:table-cell office:value-type="float" office:value="18215000" calcext:value-type="float">
            <text:p>18215000</text:p>
          </table:table-cell>
          <table:table-cell office:value-type="float" office:value="18205000" calcext:value-type="float">
            <text:p>18205000</text:p>
          </table:table-cell>
          <table:table-cell office:value-type="float" office:value="18200000" calcext:value-type="float">
            <text:p>18200000</text:p>
          </table:table-cell>
          <table:table-cell office:value-type="float" office:value="18497000" calcext:value-type="float">
            <text:p>18497000</text:p>
          </table:table-cell>
          <table:table-cell office:value-type="float" office:value="18249000" calcext:value-type="float">
            <text:p>18249000</text:p>
          </table:table-cell>
          <table:table-cell office:value-type="float" office:value="18162000" calcext:value-type="float">
            <text:p>18162000</text:p>
          </table:table-cell>
          <table:table-cell office:value-type="float" office:value="18239000" calcext:value-type="float">
            <text:p>18239000</text:p>
          </table:table-cell>
          <table:table-cell office:value-type="float" office:value="18191000" calcext:value-type="float">
            <text:p>18191000</text:p>
          </table:table-cell>
          <table:table-cell office:value-type="float" office:value="18251000" calcext:value-type="float">
            <text:p>18251000</text:p>
          </table:table-cell>
          <table:table-cell office:value-type="float" office:value="18234000" calcext:value-type="float">
            <text:p>18234000</text:p>
          </table:table-cell>
          <table:table-cell office:value-type="float" office:value="18199000" calcext:value-type="float">
            <text:p>18199000</text:p>
          </table:table-cell>
          <table:table-cell office:value-type="float" office:value="18201000" calcext:value-type="float">
            <text:p>18201000</text:p>
          </table:table-cell>
          <table:table-cell office:value-type="float" office:value="18215000" calcext:value-type="float">
            <text:p>18215000</text:p>
          </table:table-cell>
          <table:table-cell office:value-type="float" office:value="18224000" calcext:value-type="float">
            <text:p>18224000</text:p>
          </table:table-cell>
          <table:table-cell office:value-type="float" office:value="19601000" calcext:value-type="float">
            <text:p>19601000</text:p>
          </table:table-cell>
          <table:table-cell office:value-type="float" office:value="18207000" calcext:value-type="float">
            <text:p>18207000</text:p>
          </table:table-cell>
          <table:table-cell office:value-type="float" office:value="18229000" calcext:value-type="float">
            <text:p>18229000</text:p>
          </table:table-cell>
          <table:table-cell office:value-type="float" office:value="18198000" calcext:value-type="float">
            <text:p>18198000</text:p>
          </table:table-cell>
          <table:table-cell office:value-type="float" office:value="18221000" calcext:value-type="float">
            <text:p>18221000</text:p>
          </table:table-cell>
          <table:table-cell office:value-type="float" office:value="18085000" calcext:value-type="float">
            <text:p>18085000</text:p>
          </table:table-cell>
          <table:table-cell office:value-type="float" office:value="18207000" calcext:value-type="float">
            <text:p>18207000</text:p>
          </table:table-cell>
          <table:table-cell office:value-type="float" office:value="18179000" calcext:value-type="float">
            <text:p>18179000</text:p>
          </table:table-cell>
          <table:table-cell office:value-type="float" office:value="18305000" calcext:value-type="float">
            <text:p>18305000</text:p>
          </table:table-cell>
          <table:table-cell office:value-type="float" office:value="18199000" calcext:value-type="float">
            <text:p>18199000</text:p>
          </table:table-cell>
          <table:table-cell office:value-type="float" office:value="18286000" calcext:value-type="float">
            <text:p>18286000</text:p>
          </table:table-cell>
          <table:table-cell office:value-type="float" office:value="18213000" calcext:value-type="float">
            <text:p>18213000</text:p>
          </table:table-cell>
          <table:table-cell office:value-type="float" office:value="18210000" calcext:value-type="float">
            <text:p>18210000</text:p>
          </table:table-cell>
          <table:table-cell office:value-type="float" office:value="18161000" calcext:value-type="float">
            <text:p>18161000</text:p>
          </table:table-cell>
          <table:table-cell office:value-type="float" office:value="18270000" calcext:value-type="float">
            <text:p>18270000</text:p>
          </table:table-cell>
          <table:table-cell office:value-type="float" office:value="18181000" calcext:value-type="float">
            <text:p>18181000</text:p>
          </table:table-cell>
          <table:table-cell office:value-type="float" office:value="18057000" calcext:value-type="float">
            <text:p>18057000</text:p>
          </table:table-cell>
          <table:table-cell office:value-type="float" office:value="18221000" calcext:value-type="float">
            <text:p>18221000</text:p>
          </table:table-cell>
          <table:table-cell office:value-type="float" office:value="18179000" calcext:value-type="float">
            <text:p>18179000</text:p>
          </table:table-cell>
          <table:table-cell office:value-type="float" office:value="18306000" calcext:value-type="float">
            <text:p>18306000</text:p>
          </table:table-cell>
          <table:table-cell office:value-type="float" office:value="18260000" calcext:value-type="float">
            <text:p>18260000</text:p>
          </table:table-cell>
          <table:table-cell/>
          <table:table-cell office:value-type="float" office:value="1120" calcext:value-type="float">
            <text:p>1120</text:p>
          </table:table-cell>
          <table:table-cell table:formula="of:=AVERAGE([.A113:.AY113])" office:value-type="float" office:value="17886943.5294118" calcext:value-type="float">
            <text:p>17886943.529411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8789000" calcext:value-type="float">
            <text:p>18789000</text:p>
          </table:table-cell>
          <table:table-cell office:value-type="float" office:value="18735000" calcext:value-type="float">
            <text:p>18735000</text:p>
          </table:table-cell>
          <table:table-cell office:value-type="float" office:value="18908000" calcext:value-type="float">
            <text:p>18908000</text:p>
          </table:table-cell>
          <table:table-cell office:value-type="float" office:value="18781000" calcext:value-type="float">
            <text:p>18781000</text:p>
          </table:table-cell>
          <table:table-cell office:value-type="float" office:value="18936000" calcext:value-type="float">
            <text:p>18936000</text:p>
          </table:table-cell>
          <table:table-cell office:value-type="float" office:value="18976000" calcext:value-type="float">
            <text:p>18976000</text:p>
          </table:table-cell>
          <table:table-cell office:value-type="float" office:value="18827000" calcext:value-type="float">
            <text:p>18827000</text:p>
          </table:table-cell>
          <table:table-cell office:value-type="float" office:value="18968000" calcext:value-type="float">
            <text:p>18968000</text:p>
          </table:table-cell>
          <table:table-cell office:value-type="float" office:value="18900000" calcext:value-type="float">
            <text:p>18900000</text:p>
          </table:table-cell>
          <table:table-cell office:value-type="float" office:value="18960000" calcext:value-type="float">
            <text:p>18960000</text:p>
          </table:table-cell>
          <table:table-cell office:value-type="float" office:value="18939000" calcext:value-type="float">
            <text:p>18939000</text:p>
          </table:table-cell>
          <table:table-cell office:value-type="float" office:value="18930000" calcext:value-type="float">
            <text:p>18930000</text:p>
          </table:table-cell>
          <table:table-cell office:value-type="float" office:value="18885000" calcext:value-type="float">
            <text:p>18885000</text:p>
          </table:table-cell>
          <table:table-cell office:value-type="float" office:value="18910000" calcext:value-type="float">
            <text:p>18910000</text:p>
          </table:table-cell>
          <table:table-cell office:value-type="float" office:value="18916000" calcext:value-type="float">
            <text:p>18916000</text:p>
          </table:table-cell>
          <table:table-cell office:value-type="float" office:value="20300000" calcext:value-type="float">
            <text:p>20300000</text:p>
          </table:table-cell>
          <table:table-cell office:value-type="float" office:value="18900000" calcext:value-type="float">
            <text:p>18900000</text:p>
          </table:table-cell>
          <table:table-cell office:value-type="float" office:value="18822000" calcext:value-type="float">
            <text:p>18822000</text:p>
          </table:table-cell>
          <table:table-cell office:value-type="float" office:value="23398000" calcext:value-type="float">
            <text:p>23398000</text:p>
          </table:table-cell>
          <table:table-cell office:value-type="float" office:value="18860000" calcext:value-type="float">
            <text:p>18860000</text:p>
          </table:table-cell>
          <table:table-cell office:value-type="float" office:value="18929000" calcext:value-type="float">
            <text:p>18929000</text:p>
          </table:table-cell>
          <table:table-cell office:value-type="float" office:value="18943000" calcext:value-type="float">
            <text:p>18943000</text:p>
          </table:table-cell>
          <table:table-cell office:value-type="float" office:value="18912000" calcext:value-type="float">
            <text:p>18912000</text:p>
          </table:table-cell>
          <table:table-cell office:value-type="float" office:value="18945000" calcext:value-type="float">
            <text:p>18945000</text:p>
          </table:table-cell>
          <table:table-cell office:value-type="float" office:value="18897000" calcext:value-type="float">
            <text:p>18897000</text:p>
          </table:table-cell>
          <table:table-cell office:value-type="float" office:value="18919000" calcext:value-type="float">
            <text:p>18919000</text:p>
          </table:table-cell>
          <table:table-cell office:value-type="float" office:value="18894000" calcext:value-type="float">
            <text:p>18894000</text:p>
          </table:table-cell>
          <table:table-cell office:value-type="float" office:value="18920000" calcext:value-type="float">
            <text:p>18920000</text:p>
          </table:table-cell>
          <table:table-cell office:value-type="float" office:value="18928000" calcext:value-type="float">
            <text:p>18928000</text:p>
          </table:table-cell>
          <table:table-cell office:value-type="float" office:value="18933000" calcext:value-type="float">
            <text:p>18933000</text:p>
          </table:table-cell>
          <table:table-cell office:value-type="float" office:value="18874000" calcext:value-type="float">
            <text:p>18874000</text:p>
          </table:table-cell>
          <table:table-cell office:value-type="float" office:value="20280000" calcext:value-type="float">
            <text:p>20280000</text:p>
          </table:table-cell>
          <table:table-cell office:value-type="float" office:value="18879000" calcext:value-type="float">
            <text:p>18879000</text:p>
          </table:table-cell>
          <table:table-cell office:value-type="float" office:value="18915000" calcext:value-type="float">
            <text:p>18915000</text:p>
          </table:table-cell>
          <table:table-cell office:value-type="float" office:value="18917000" calcext:value-type="float">
            <text:p>18917000</text:p>
          </table:table-cell>
          <table:table-cell office:value-type="float" office:value="18776000" calcext:value-type="float">
            <text:p>18776000</text:p>
          </table:table-cell>
          <table:table-cell office:value-type="float" office:value="18891000" calcext:value-type="float">
            <text:p>18891000</text:p>
          </table:table-cell>
          <table:table-cell office:value-type="float" office:value="18806000" calcext:value-type="float">
            <text:p>18806000</text:p>
          </table:table-cell>
          <table:table-cell office:value-type="float" office:value="18822000" calcext:value-type="float">
            <text:p>18822000</text:p>
          </table:table-cell>
          <table:table-cell office:value-type="float" office:value="18796000" calcext:value-type="float">
            <text:p>18796000</text:p>
          </table:table-cell>
          <table:table-cell office:value-type="float" office:value="18828000" calcext:value-type="float">
            <text:p>18828000</text:p>
          </table:table-cell>
          <table:table-cell office:value-type="float" office:value="18905000" calcext:value-type="float">
            <text:p>18905000</text:p>
          </table:table-cell>
          <table:table-cell office:value-type="float" office:value="18893000" calcext:value-type="float">
            <text:p>18893000</text:p>
          </table:table-cell>
          <table:table-cell office:value-type="float" office:value="18909000" calcext:value-type="float">
            <text:p>18909000</text:p>
          </table:table-cell>
          <table:table-cell office:value-type="float" office:value="18916000" calcext:value-type="float">
            <text:p>18916000</text:p>
          </table:table-cell>
          <table:table-cell office:value-type="float" office:value="18932000" calcext:value-type="float">
            <text:p>18932000</text:p>
          </table:table-cell>
          <table:table-cell office:value-type="float" office:value="18902000" calcext:value-type="float">
            <text:p>18902000</text:p>
          </table:table-cell>
          <table:table-cell office:value-type="float" office:value="18894000" calcext:value-type="float">
            <text:p>18894000</text:p>
          </table:table-cell>
          <table:table-cell office:value-type="float" office:value="18923000" calcext:value-type="float">
            <text:p>18923000</text:p>
          </table:table-cell>
          <table:table-cell office:value-type="float" office:value="18879000" calcext:value-type="float">
            <text:p>18879000</text:p>
          </table:table-cell>
          <table:table-cell/>
          <table:table-cell office:value-type="float" office:value="1130" calcext:value-type="float">
            <text:p>1130</text:p>
          </table:table-cell>
          <table:table-cell table:formula="of:=AVERAGE([.A114:.AY114])" office:value-type="float" office:value="18662708.4313726" calcext:value-type="float">
            <text:p>18662708.4313726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8740000" calcext:value-type="float">
            <text:p>18740000</text:p>
          </table:table-cell>
          <table:table-cell office:value-type="float" office:value="18815000" calcext:value-type="float">
            <text:p>18815000</text:p>
          </table:table-cell>
          <table:table-cell office:value-type="float" office:value="18811000" calcext:value-type="float">
            <text:p>18811000</text:p>
          </table:table-cell>
          <table:table-cell office:value-type="float" office:value="18734000" calcext:value-type="float">
            <text:p>18734000</text:p>
          </table:table-cell>
          <table:table-cell office:value-type="float" office:value="18771000" calcext:value-type="float">
            <text:p>18771000</text:p>
          </table:table-cell>
          <table:table-cell office:value-type="float" office:value="18794000" calcext:value-type="float">
            <text:p>18794000</text:p>
          </table:table-cell>
          <table:table-cell office:value-type="float" office:value="18780000" calcext:value-type="float">
            <text:p>18780000</text:p>
          </table:table-cell>
          <table:table-cell office:value-type="float" office:value="18789000" calcext:value-type="float">
            <text:p>18789000</text:p>
          </table:table-cell>
          <table:table-cell office:value-type="float" office:value="18731000" calcext:value-type="float">
            <text:p>18731000</text:p>
          </table:table-cell>
          <table:table-cell office:value-type="float" office:value="18766000" calcext:value-type="float">
            <text:p>18766000</text:p>
          </table:table-cell>
          <table:table-cell office:value-type="float" office:value="18772000" calcext:value-type="float">
            <text:p>18772000</text:p>
          </table:table-cell>
          <table:table-cell office:value-type="float" office:value="18602000" calcext:value-type="float">
            <text:p>18602000</text:p>
          </table:table-cell>
          <table:table-cell office:value-type="float" office:value="18730000" calcext:value-type="float">
            <text:p>18730000</text:p>
          </table:table-cell>
          <table:table-cell office:value-type="float" office:value="18729000" calcext:value-type="float">
            <text:p>18729000</text:p>
          </table:table-cell>
          <table:table-cell office:value-type="float" office:value="18770000" calcext:value-type="float">
            <text:p>18770000</text:p>
          </table:table-cell>
          <table:table-cell office:value-type="float" office:value="20277000" calcext:value-type="float">
            <text:p>20277000</text:p>
          </table:table-cell>
          <table:table-cell office:value-type="float" office:value="18758000" calcext:value-type="float">
            <text:p>18758000</text:p>
          </table:table-cell>
          <table:table-cell office:value-type="float" office:value="18719000" calcext:value-type="float">
            <text:p>18719000</text:p>
          </table:table-cell>
          <table:table-cell office:value-type="float" office:value="18776000" calcext:value-type="float">
            <text:p>18776000</text:p>
          </table:table-cell>
          <table:table-cell office:value-type="float" office:value="18721000" calcext:value-type="float">
            <text:p>18721000</text:p>
          </table:table-cell>
          <table:table-cell office:value-type="float" office:value="18705000" calcext:value-type="float">
            <text:p>18705000</text:p>
          </table:table-cell>
          <table:table-cell office:value-type="float" office:value="18745000" calcext:value-type="float">
            <text:p>18745000</text:p>
          </table:table-cell>
          <table:table-cell office:value-type="float" office:value="18742000" calcext:value-type="float">
            <text:p>18742000</text:p>
          </table:table-cell>
          <table:table-cell office:value-type="float" office:value="18700000" calcext:value-type="float">
            <text:p>18700000</text:p>
          </table:table-cell>
          <table:table-cell office:value-type="float" office:value="18714000" calcext:value-type="float">
            <text:p>18714000</text:p>
          </table:table-cell>
          <table:table-cell office:value-type="float" office:value="19556000" calcext:value-type="float">
            <text:p>19556000</text:p>
          </table:table-cell>
          <table:table-cell office:value-type="float" office:value="18689000" calcext:value-type="float">
            <text:p>18689000</text:p>
          </table:table-cell>
          <table:table-cell office:value-type="float" office:value="18710000" calcext:value-type="float">
            <text:p>18710000</text:p>
          </table:table-cell>
          <table:table-cell office:value-type="float" office:value="18604000" calcext:value-type="float">
            <text:p>18604000</text:p>
          </table:table-cell>
          <table:table-cell office:value-type="float" office:value="18615000" calcext:value-type="float">
            <text:p>18615000</text:p>
          </table:table-cell>
          <table:table-cell office:value-type="float" office:value="18606000" calcext:value-type="float">
            <text:p>18606000</text:p>
          </table:table-cell>
          <table:table-cell office:value-type="float" office:value="18709000" calcext:value-type="float">
            <text:p>18709000</text:p>
          </table:table-cell>
          <table:table-cell office:value-type="float" office:value="18725000" calcext:value-type="float">
            <text:p>18725000</text:p>
          </table:table-cell>
          <table:table-cell office:value-type="float" office:value="18582000" calcext:value-type="float">
            <text:p>18582000</text:p>
          </table:table-cell>
          <table:table-cell office:value-type="float" office:value="18624000" calcext:value-type="float">
            <text:p>18624000</text:p>
          </table:table-cell>
          <table:table-cell office:value-type="float" office:value="18650000" calcext:value-type="float">
            <text:p>18650000</text:p>
          </table:table-cell>
          <table:table-cell office:value-type="float" office:value="18619000" calcext:value-type="float">
            <text:p>18619000</text:p>
          </table:table-cell>
          <table:table-cell office:value-type="float" office:value="18727000" calcext:value-type="float">
            <text:p>18727000</text:p>
          </table:table-cell>
          <table:table-cell office:value-type="float" office:value="18643000" calcext:value-type="float">
            <text:p>18643000</text:p>
          </table:table-cell>
          <table:table-cell office:value-type="float" office:value="18599000" calcext:value-type="float">
            <text:p>18599000</text:p>
          </table:table-cell>
          <table:table-cell office:value-type="float" office:value="18762000" calcext:value-type="float">
            <text:p>18762000</text:p>
          </table:table-cell>
          <table:table-cell office:value-type="float" office:value="18644000" calcext:value-type="float">
            <text:p>18644000</text:p>
          </table:table-cell>
          <table:table-cell office:value-type="float" office:value="18661000" calcext:value-type="float">
            <text:p>18661000</text:p>
          </table:table-cell>
          <table:table-cell office:value-type="float" office:value="18819000" calcext:value-type="float">
            <text:p>18819000</text:p>
          </table:table-cell>
          <table:table-cell office:value-type="float" office:value="18743000" calcext:value-type="float">
            <text:p>18743000</text:p>
          </table:table-cell>
          <table:table-cell office:value-type="float" office:value="18962000" calcext:value-type="float">
            <text:p>18962000</text:p>
          </table:table-cell>
          <table:table-cell office:value-type="float" office:value="18666000" calcext:value-type="float">
            <text:p>18666000</text:p>
          </table:table-cell>
          <table:table-cell office:value-type="float" office:value="18736000" calcext:value-type="float">
            <text:p>18736000</text:p>
          </table:table-cell>
          <table:table-cell office:value-type="float" office:value="18799000" calcext:value-type="float">
            <text:p>18799000</text:p>
          </table:table-cell>
          <table:table-cell office:value-type="float" office:value="18686000" calcext:value-type="float">
            <text:p>18686000</text:p>
          </table:table-cell>
          <table:table-cell/>
          <table:table-cell office:value-type="float" office:value="1140" calcext:value-type="float">
            <text:p>1140</text:p>
          </table:table-cell>
          <table:table-cell table:formula="of:=AVERAGE([.A115:.AY115])" office:value-type="float" office:value="18398590.9803922" calcext:value-type="float">
            <text:p>18398590.980392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8938000" calcext:value-type="float">
            <text:p>18938000</text:p>
          </table:table-cell>
          <table:table-cell office:value-type="float" office:value="19012000" calcext:value-type="float">
            <text:p>19012000</text:p>
          </table:table-cell>
          <table:table-cell office:value-type="float" office:value="19036000" calcext:value-type="float">
            <text:p>19036000</text:p>
          </table:table-cell>
          <table:table-cell office:value-type="float" office:value="18987000" calcext:value-type="float">
            <text:p>18987000</text:p>
          </table:table-cell>
          <table:table-cell office:value-type="float" office:value="19031000" calcext:value-type="float">
            <text:p>19031000</text:p>
          </table:table-cell>
          <table:table-cell office:value-type="float" office:value="18966000" calcext:value-type="float">
            <text:p>18966000</text:p>
          </table:table-cell>
          <table:table-cell office:value-type="float" office:value="19032000" calcext:value-type="float">
            <text:p>19032000</text:p>
          </table:table-cell>
          <table:table-cell office:value-type="float" office:value="18991000" calcext:value-type="float">
            <text:p>18991000</text:p>
          </table:table-cell>
          <table:table-cell office:value-type="float" office:value="19005000" calcext:value-type="float">
            <text:p>19005000</text:p>
          </table:table-cell>
          <table:table-cell office:value-type="float" office:value="19030000" calcext:value-type="float">
            <text:p>19030000</text:p>
          </table:table-cell>
          <table:table-cell office:value-type="float" office:value="19027000" calcext:value-type="float">
            <text:p>19027000</text:p>
          </table:table-cell>
          <table:table-cell office:value-type="float" office:value="19008000" calcext:value-type="float">
            <text:p>19008000</text:p>
          </table:table-cell>
          <table:table-cell office:value-type="float" office:value="19005000" calcext:value-type="float">
            <text:p>19005000</text:p>
          </table:table-cell>
          <table:table-cell office:value-type="float" office:value="18994000" calcext:value-type="float">
            <text:p>18994000</text:p>
          </table:table-cell>
          <table:table-cell office:value-type="float" office:value="18996000" calcext:value-type="float">
            <text:p>18996000</text:p>
          </table:table-cell>
          <table:table-cell office:value-type="float" office:value="19040000" calcext:value-type="float">
            <text:p>19040000</text:p>
          </table:table-cell>
          <table:table-cell office:value-type="float" office:value="19052000" calcext:value-type="float">
            <text:p>19052000</text:p>
          </table:table-cell>
          <table:table-cell office:value-type="float" office:value="19153000" calcext:value-type="float">
            <text:p>19153000</text:p>
          </table:table-cell>
          <table:table-cell office:value-type="float" office:value="18998000" calcext:value-type="float">
            <text:p>18998000</text:p>
          </table:table-cell>
          <table:table-cell office:value-type="float" office:value="19047000" calcext:value-type="float">
            <text:p>19047000</text:p>
          </table:table-cell>
          <table:table-cell office:value-type="float" office:value="18883000" calcext:value-type="float">
            <text:p>18883000</text:p>
          </table:table-cell>
          <table:table-cell office:value-type="float" office:value="19017000" calcext:value-type="float">
            <text:p>19017000</text:p>
          </table:table-cell>
          <table:table-cell office:value-type="float" office:value="19036000" calcext:value-type="float">
            <text:p>19036000</text:p>
          </table:table-cell>
          <table:table-cell office:value-type="float" office:value="18983000" calcext:value-type="float">
            <text:p>18983000</text:p>
          </table:table-cell>
          <table:table-cell office:value-type="float" office:value="18979000" calcext:value-type="float">
            <text:p>18979000</text:p>
          </table:table-cell>
          <table:table-cell office:value-type="float" office:value="18978000" calcext:value-type="float">
            <text:p>18978000</text:p>
          </table:table-cell>
          <table:table-cell office:value-type="float" office:value="19038000" calcext:value-type="float">
            <text:p>19038000</text:p>
          </table:table-cell>
          <table:table-cell office:value-type="float" office:value="18988000" calcext:value-type="float">
            <text:p>18988000</text:p>
          </table:table-cell>
          <table:table-cell office:value-type="float" office:value="19010000" calcext:value-type="float">
            <text:p>19010000</text:p>
          </table:table-cell>
          <table:table-cell office:value-type="float" office:value="18970000" calcext:value-type="float">
            <text:p>18970000</text:p>
          </table:table-cell>
          <table:table-cell office:value-type="float" office:value="18915000" calcext:value-type="float">
            <text:p>18915000</text:p>
          </table:table-cell>
          <table:table-cell office:value-type="float" office:value="18999000" calcext:value-type="float">
            <text:p>18999000</text:p>
          </table:table-cell>
          <table:table-cell office:value-type="float" office:value="19019000" calcext:value-type="float">
            <text:p>19019000</text:p>
          </table:table-cell>
          <table:table-cell office:value-type="float" office:value="19039000" calcext:value-type="float">
            <text:p>19039000</text:p>
          </table:table-cell>
          <table:table-cell office:value-type="float" office:value="18988000" calcext:value-type="float">
            <text:p>18988000</text:p>
          </table:table-cell>
          <table:table-cell office:value-type="float" office:value="20462000" calcext:value-type="float">
            <text:p>20462000</text:p>
          </table:table-cell>
          <table:table-cell office:value-type="float" office:value="18988000" calcext:value-type="float">
            <text:p>18988000</text:p>
          </table:table-cell>
          <table:table-cell office:value-type="float" office:value="18972000" calcext:value-type="float">
            <text:p>18972000</text:p>
          </table:table-cell>
          <table:table-cell office:value-type="float" office:value="18937000" calcext:value-type="float">
            <text:p>18937000</text:p>
          </table:table-cell>
          <table:table-cell office:value-type="float" office:value="19033000" calcext:value-type="float">
            <text:p>19033000</text:p>
          </table:table-cell>
          <table:table-cell office:value-type="float" office:value="18999000" calcext:value-type="float">
            <text:p>18999000</text:p>
          </table:table-cell>
          <table:table-cell office:value-type="float" office:value="19065000" calcext:value-type="float">
            <text:p>19065000</text:p>
          </table:table-cell>
          <table:table-cell office:value-type="float" office:value="18977000" calcext:value-type="float">
            <text:p>18977000</text:p>
          </table:table-cell>
          <table:table-cell office:value-type="float" office:value="18989000" calcext:value-type="float">
            <text:p>18989000</text:p>
          </table:table-cell>
          <table:table-cell office:value-type="float" office:value="18988000" calcext:value-type="float">
            <text:p>18988000</text:p>
          </table:table-cell>
          <table:table-cell office:value-type="float" office:value="18909000" calcext:value-type="float">
            <text:p>18909000</text:p>
          </table:table-cell>
          <table:table-cell office:value-type="float" office:value="19012000" calcext:value-type="float">
            <text:p>19012000</text:p>
          </table:table-cell>
          <table:table-cell office:value-type="float" office:value="19017000" calcext:value-type="float">
            <text:p>19017000</text:p>
          </table:table-cell>
          <table:table-cell office:value-type="float" office:value="18922000" calcext:value-type="float">
            <text:p>18922000</text:p>
          </table:table-cell>
          <table:table-cell office:value-type="float" office:value="18872000" calcext:value-type="float">
            <text:p>18872000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AVERAGE([.A116:.AY116])" office:value-type="float" office:value="18653591.1764706" calcext:value-type="float">
            <text:p>18653591.176470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5724000" calcext:value-type="float">
            <text:p>25724000</text:p>
          </table:table-cell>
          <table:table-cell office:value-type="float" office:value="25780000" calcext:value-type="float">
            <text:p>25780000</text:p>
          </table:table-cell>
          <table:table-cell office:value-type="float" office:value="25653000" calcext:value-type="float">
            <text:p>25653000</text:p>
          </table:table-cell>
          <table:table-cell office:value-type="float" office:value="25714000" calcext:value-type="float">
            <text:p>25714000</text:p>
          </table:table-cell>
          <table:table-cell office:value-type="float" office:value="25834000" calcext:value-type="float">
            <text:p>25834000</text:p>
          </table:table-cell>
          <table:table-cell office:value-type="float" office:value="25938000" calcext:value-type="float">
            <text:p>25938000</text:p>
          </table:table-cell>
          <table:table-cell office:value-type="float" office:value="25793000" calcext:value-type="float">
            <text:p>25793000</text:p>
          </table:table-cell>
          <table:table-cell office:value-type="float" office:value="25822000" calcext:value-type="float">
            <text:p>25822000</text:p>
          </table:table-cell>
          <table:table-cell office:value-type="float" office:value="25670000" calcext:value-type="float">
            <text:p>25670000</text:p>
          </table:table-cell>
          <table:table-cell office:value-type="float" office:value="25879000" calcext:value-type="float">
            <text:p>25879000</text:p>
          </table:table-cell>
          <table:table-cell office:value-type="float" office:value="25845000" calcext:value-type="float">
            <text:p>25845000</text:p>
          </table:table-cell>
          <table:table-cell office:value-type="float" office:value="25812000" calcext:value-type="float">
            <text:p>25812000</text:p>
          </table:table-cell>
          <table:table-cell office:value-type="float" office:value="26077000" calcext:value-type="float">
            <text:p>26077000</text:p>
          </table:table-cell>
          <table:table-cell office:value-type="float" office:value="25736000" calcext:value-type="float">
            <text:p>25736000</text:p>
          </table:table-cell>
          <table:table-cell office:value-type="float" office:value="25981000" calcext:value-type="float">
            <text:p>25981000</text:p>
          </table:table-cell>
          <table:table-cell office:value-type="float" office:value="25669000" calcext:value-type="float">
            <text:p>25669000</text:p>
          </table:table-cell>
          <table:table-cell office:value-type="float" office:value="27522000" calcext:value-type="float">
            <text:p>27522000</text:p>
          </table:table-cell>
          <table:table-cell office:value-type="float" office:value="26158000" calcext:value-type="float">
            <text:p>26158000</text:p>
          </table:table-cell>
          <table:table-cell office:value-type="float" office:value="25796000" calcext:value-type="float">
            <text:p>25796000</text:p>
          </table:table-cell>
          <table:table-cell office:value-type="float" office:value="25852000" calcext:value-type="float">
            <text:p>25852000</text:p>
          </table:table-cell>
          <table:table-cell office:value-type="float" office:value="25639000" calcext:value-type="float">
            <text:p>25639000</text:p>
          </table:table-cell>
          <table:table-cell office:value-type="float" office:value="25875000" calcext:value-type="float">
            <text:p>25875000</text:p>
          </table:table-cell>
          <table:table-cell office:value-type="float" office:value="25936000" calcext:value-type="float">
            <text:p>25936000</text:p>
          </table:table-cell>
          <table:table-cell office:value-type="float" office:value="25716000" calcext:value-type="float">
            <text:p>25716000</text:p>
          </table:table-cell>
          <table:table-cell office:value-type="float" office:value="25970000" calcext:value-type="float">
            <text:p>25970000</text:p>
          </table:table-cell>
          <table:table-cell office:value-type="float" office:value="25768000" calcext:value-type="float">
            <text:p>25768000</text:p>
          </table:table-cell>
          <table:table-cell office:value-type="float" office:value="25839000" calcext:value-type="float">
            <text:p>25839000</text:p>
          </table:table-cell>
          <table:table-cell office:value-type="float" office:value="25728000" calcext:value-type="float">
            <text:p>25728000</text:p>
          </table:table-cell>
          <table:table-cell office:value-type="float" office:value="25742000" calcext:value-type="float">
            <text:p>25742000</text:p>
          </table:table-cell>
          <table:table-cell office:value-type="float" office:value="25719000" calcext:value-type="float">
            <text:p>25719000</text:p>
          </table:table-cell>
          <table:table-cell office:value-type="float" office:value="25853000" calcext:value-type="float">
            <text:p>25853000</text:p>
          </table:table-cell>
          <table:table-cell office:value-type="float" office:value="25787000" calcext:value-type="float">
            <text:p>25787000</text:p>
          </table:table-cell>
          <table:table-cell office:value-type="float" office:value="25779000" calcext:value-type="float">
            <text:p>25779000</text:p>
          </table:table-cell>
          <table:table-cell office:value-type="float" office:value="25755000" calcext:value-type="float">
            <text:p>25755000</text:p>
          </table:table-cell>
          <table:table-cell office:value-type="float" office:value="25656000" calcext:value-type="float">
            <text:p>25656000</text:p>
          </table:table-cell>
          <table:table-cell office:value-type="float" office:value="25812000" calcext:value-type="float">
            <text:p>25812000</text:p>
          </table:table-cell>
          <table:table-cell office:value-type="float" office:value="25795000" calcext:value-type="float">
            <text:p>25795000</text:p>
          </table:table-cell>
          <table:table-cell office:value-type="float" office:value="25815000" calcext:value-type="float">
            <text:p>25815000</text:p>
          </table:table-cell>
          <table:table-cell office:value-type="float" office:value="25812000" calcext:value-type="float">
            <text:p>25812000</text:p>
          </table:table-cell>
          <table:table-cell office:value-type="float" office:value="25835000" calcext:value-type="float">
            <text:p>25835000</text:p>
          </table:table-cell>
          <table:table-cell office:value-type="float" office:value="26693000" calcext:value-type="float">
            <text:p>26693000</text:p>
          </table:table-cell>
          <table:table-cell office:value-type="float" office:value="25687000" calcext:value-type="float">
            <text:p>25687000</text:p>
          </table:table-cell>
          <table:table-cell office:value-type="float" office:value="25856000" calcext:value-type="float">
            <text:p>25856000</text:p>
          </table:table-cell>
          <table:table-cell office:value-type="float" office:value="25826000" calcext:value-type="float">
            <text:p>25826000</text:p>
          </table:table-cell>
          <table:table-cell office:value-type="float" office:value="25904000" calcext:value-type="float">
            <text:p>25904000</text:p>
          </table:table-cell>
          <table:table-cell office:value-type="float" office:value="25932000" calcext:value-type="float">
            <text:p>25932000</text:p>
          </table:table-cell>
          <table:table-cell office:value-type="float" office:value="25908000" calcext:value-type="float">
            <text:p>25908000</text:p>
          </table:table-cell>
          <table:table-cell office:value-type="float" office:value="25770000" calcext:value-type="float">
            <text:p>25770000</text:p>
          </table:table-cell>
          <table:table-cell office:value-type="float" office:value="25807000" calcext:value-type="float">
            <text:p>25807000</text:p>
          </table:table-cell>
          <table:table-cell office:value-type="float" office:value="25821000" calcext:value-type="float">
            <text:p>25821000</text:p>
          </table:table-cell>
          <table:table-cell/>
          <table:table-cell office:value-type="float" office:value="1160" calcext:value-type="float">
            <text:p>1160</text:p>
          </table:table-cell>
          <table:table-cell table:formula="of:=AVERAGE([.A117:.AY117])" office:value-type="float" office:value="25358650.1960784" calcext:value-type="float">
            <text:p>25358650.1960784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1322000" calcext:value-type="float">
            <text:p>21322000</text:p>
          </table:table-cell>
          <table:table-cell office:value-type="float" office:value="19902000" calcext:value-type="float">
            <text:p>19902000</text:p>
          </table:table-cell>
          <table:table-cell office:value-type="float" office:value="19922000" calcext:value-type="float">
            <text:p>19922000</text:p>
          </table:table-cell>
          <table:table-cell office:value-type="float" office:value="19955000" calcext:value-type="float">
            <text:p>19955000</text:p>
          </table:table-cell>
          <table:table-cell office:value-type="float" office:value="19925000" calcext:value-type="float">
            <text:p>19925000</text:p>
          </table:table-cell>
          <table:table-cell office:value-type="float" office:value="19926000" calcext:value-type="float">
            <text:p>19926000</text:p>
          </table:table-cell>
          <table:table-cell office:value-type="float" office:value="19922000" calcext:value-type="float">
            <text:p>19922000</text:p>
          </table:table-cell>
          <table:table-cell office:value-type="float" office:value="19966000" calcext:value-type="float">
            <text:p>19966000</text:p>
          </table:table-cell>
          <table:table-cell office:value-type="float" office:value="19941000" calcext:value-type="float">
            <text:p>19941000</text:p>
          </table:table-cell>
          <table:table-cell office:value-type="float" office:value="19845000" calcext:value-type="float">
            <text:p>19845000</text:p>
          </table:table-cell>
          <table:table-cell office:value-type="float" office:value="19828000" calcext:value-type="float">
            <text:p>19828000</text:p>
          </table:table-cell>
          <table:table-cell office:value-type="float" office:value="19884000" calcext:value-type="float">
            <text:p>19884000</text:p>
          </table:table-cell>
          <table:table-cell office:value-type="float" office:value="19943000" calcext:value-type="float">
            <text:p>19943000</text:p>
          </table:table-cell>
          <table:table-cell office:value-type="float" office:value="19977000" calcext:value-type="float">
            <text:p>19977000</text:p>
          </table:table-cell>
          <table:table-cell office:value-type="float" office:value="19835000" calcext:value-type="float">
            <text:p>19835000</text:p>
          </table:table-cell>
          <table:table-cell office:value-type="float" office:value="19904000" calcext:value-type="float">
            <text:p>19904000</text:p>
          </table:table-cell>
          <table:table-cell office:value-type="float" office:value="19940000" calcext:value-type="float">
            <text:p>19940000</text:p>
          </table:table-cell>
          <table:table-cell office:value-type="float" office:value="19935000" calcext:value-type="float">
            <text:p>19935000</text:p>
          </table:table-cell>
          <table:table-cell office:value-type="float" office:value="19938000" calcext:value-type="float">
            <text:p>19938000</text:p>
          </table:table-cell>
          <table:table-cell office:value-type="float" office:value="19849000" calcext:value-type="float">
            <text:p>19849000</text:p>
          </table:table-cell>
          <table:table-cell office:value-type="float" office:value="19894000" calcext:value-type="float">
            <text:p>19894000</text:p>
          </table:table-cell>
          <table:table-cell office:value-type="float" office:value="19979000" calcext:value-type="float">
            <text:p>19979000</text:p>
          </table:table-cell>
          <table:table-cell office:value-type="float" office:value="19943000" calcext:value-type="float">
            <text:p>19943000</text:p>
          </table:table-cell>
          <table:table-cell office:value-type="float" office:value="19857000" calcext:value-type="float">
            <text:p>19857000</text:p>
          </table:table-cell>
          <table:table-cell office:value-type="float" office:value="19977000" calcext:value-type="float">
            <text:p>19977000</text:p>
          </table:table-cell>
          <table:table-cell office:value-type="float" office:value="19944000" calcext:value-type="float">
            <text:p>19944000</text:p>
          </table:table-cell>
          <table:table-cell office:value-type="float" office:value="19919000" calcext:value-type="float">
            <text:p>19919000</text:p>
          </table:table-cell>
          <table:table-cell office:value-type="float" office:value="19914000" calcext:value-type="float">
            <text:p>19914000</text:p>
          </table:table-cell>
          <table:table-cell office:value-type="float" office:value="19941000" calcext:value-type="float">
            <text:p>19941000</text:p>
          </table:table-cell>
          <table:table-cell office:value-type="float" office:value="19952000" calcext:value-type="float">
            <text:p>19952000</text:p>
          </table:table-cell>
          <table:table-cell office:value-type="float" office:value="19882000" calcext:value-type="float">
            <text:p>19882000</text:p>
          </table:table-cell>
          <table:table-cell office:value-type="float" office:value="19941000" calcext:value-type="float">
            <text:p>19941000</text:p>
          </table:table-cell>
          <table:table-cell office:value-type="float" office:value="19930000" calcext:value-type="float">
            <text:p>19930000</text:p>
          </table:table-cell>
          <table:table-cell office:value-type="float" office:value="21550000" calcext:value-type="float">
            <text:p>21550000</text:p>
          </table:table-cell>
          <table:table-cell office:value-type="float" office:value="19929000" calcext:value-type="float">
            <text:p>19929000</text:p>
          </table:table-cell>
          <table:table-cell office:value-type="float" office:value="19819000" calcext:value-type="float">
            <text:p>19819000</text:p>
          </table:table-cell>
          <table:table-cell office:value-type="float" office:value="19944000" calcext:value-type="float">
            <text:p>19944000</text:p>
          </table:table-cell>
          <table:table-cell office:value-type="float" office:value="19840000" calcext:value-type="float">
            <text:p>19840000</text:p>
          </table:table-cell>
          <table:table-cell office:value-type="float" office:value="19897000" calcext:value-type="float">
            <text:p>19897000</text:p>
          </table:table-cell>
          <table:table-cell office:value-type="float" office:value="19942000" calcext:value-type="float">
            <text:p>19942000</text:p>
          </table:table-cell>
          <table:table-cell office:value-type="float" office:value="19939000" calcext:value-type="float">
            <text:p>19939000</text:p>
          </table:table-cell>
          <table:table-cell office:value-type="float" office:value="19932000" calcext:value-type="float">
            <text:p>19932000</text:p>
          </table:table-cell>
          <table:table-cell office:value-type="float" office:value="19878000" calcext:value-type="float">
            <text:p>19878000</text:p>
          </table:table-cell>
          <table:table-cell office:value-type="float" office:value="19927000" calcext:value-type="float">
            <text:p>19927000</text:p>
          </table:table-cell>
          <table:table-cell office:value-type="float" office:value="19999000" calcext:value-type="float">
            <text:p>19999000</text:p>
          </table:table-cell>
          <table:table-cell office:value-type="float" office:value="19880000" calcext:value-type="float">
            <text:p>19880000</text:p>
          </table:table-cell>
          <table:table-cell office:value-type="float" office:value="19828000" calcext:value-type="float">
            <text:p>19828000</text:p>
          </table:table-cell>
          <table:table-cell office:value-type="float" office:value="19913000" calcext:value-type="float">
            <text:p>19913000</text:p>
          </table:table-cell>
          <table:table-cell office:value-type="float" office:value="19863000" calcext:value-type="float">
            <text:p>19863000</text:p>
          </table:table-cell>
          <table:table-cell office:value-type="float" office:value="19929000" calcext:value-type="float">
            <text:p>19929000</text:p>
          </table:table-cell>
          <table:table-cell/>
          <table:table-cell office:value-type="float" office:value="1170" calcext:value-type="float">
            <text:p>1170</text:p>
          </table:table-cell>
          <table:table-cell table:formula="of:=AVERAGE([.A118:.AY118])" office:value-type="float" office:value="19583179.8039216" calcext:value-type="float">
            <text:p>19583179.8039216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0189000" calcext:value-type="float">
            <text:p>20189000</text:p>
          </table:table-cell>
          <table:table-cell office:value-type="float" office:value="20113000" calcext:value-type="float">
            <text:p>20113000</text:p>
          </table:table-cell>
          <table:table-cell office:value-type="float" office:value="20166000" calcext:value-type="float">
            <text:p>20166000</text:p>
          </table:table-cell>
          <table:table-cell office:value-type="float" office:value="20210000" calcext:value-type="float">
            <text:p>20210000</text:p>
          </table:table-cell>
          <table:table-cell office:value-type="float" office:value="20189000" calcext:value-type="float">
            <text:p>20189000</text:p>
          </table:table-cell>
          <table:table-cell office:value-type="float" office:value="20219000" calcext:value-type="float">
            <text:p>20219000</text:p>
          </table:table-cell>
          <table:table-cell office:value-type="float" office:value="20184000" calcext:value-type="float">
            <text:p>20184000</text:p>
          </table:table-cell>
          <table:table-cell office:value-type="float" office:value="20214000" calcext:value-type="float">
            <text:p>20214000</text:p>
          </table:table-cell>
          <table:table-cell office:value-type="float" office:value="20152000" calcext:value-type="float">
            <text:p>20152000</text:p>
          </table:table-cell>
          <table:table-cell office:value-type="float" office:value="20187000" calcext:value-type="float">
            <text:p>20187000</text:p>
          </table:table-cell>
          <table:table-cell office:value-type="float" office:value="20069000" calcext:value-type="float">
            <text:p>20069000</text:p>
          </table:table-cell>
          <table:table-cell office:value-type="float" office:value="20146000" calcext:value-type="float">
            <text:p>20146000</text:p>
          </table:table-cell>
          <table:table-cell office:value-type="float" office:value="20590000" calcext:value-type="float">
            <text:p>20590000</text:p>
          </table:table-cell>
          <table:table-cell office:value-type="float" office:value="28093000" calcext:value-type="float">
            <text:p>28093000</text:p>
          </table:table-cell>
          <table:table-cell office:value-type="float" office:value="20146000" calcext:value-type="float">
            <text:p>20146000</text:p>
          </table:table-cell>
          <table:table-cell office:value-type="float" office:value="20197000" calcext:value-type="float">
            <text:p>20197000</text:p>
          </table:table-cell>
          <table:table-cell office:value-type="float" office:value="20165000" calcext:value-type="float">
            <text:p>20165000</text:p>
          </table:table-cell>
          <table:table-cell office:value-type="float" office:value="21523000" calcext:value-type="float">
            <text:p>21523000</text:p>
          </table:table-cell>
          <table:table-cell office:value-type="float" office:value="20118000" calcext:value-type="float">
            <text:p>20118000</text:p>
          </table:table-cell>
          <table:table-cell office:value-type="float" office:value="20241000" calcext:value-type="float">
            <text:p>20241000</text:p>
          </table:table-cell>
          <table:table-cell office:value-type="float" office:value="20125000" calcext:value-type="float">
            <text:p>20125000</text:p>
          </table:table-cell>
          <table:table-cell office:value-type="float" office:value="20244000" calcext:value-type="float">
            <text:p>20244000</text:p>
          </table:table-cell>
          <table:table-cell office:value-type="float" office:value="20163000" calcext:value-type="float">
            <text:p>20163000</text:p>
          </table:table-cell>
          <table:table-cell office:value-type="float" office:value="20187000" calcext:value-type="float">
            <text:p>20187000</text:p>
          </table:table-cell>
          <table:table-cell office:value-type="float" office:value="20142000" calcext:value-type="float">
            <text:p>20142000</text:p>
          </table:table-cell>
          <table:table-cell office:value-type="float" office:value="20231000" calcext:value-type="float">
            <text:p>20231000</text:p>
          </table:table-cell>
          <table:table-cell office:value-type="float" office:value="20195000" calcext:value-type="float">
            <text:p>20195000</text:p>
          </table:table-cell>
          <table:table-cell office:value-type="float" office:value="20209000" calcext:value-type="float">
            <text:p>20209000</text:p>
          </table:table-cell>
          <table:table-cell office:value-type="float" office:value="20148000" calcext:value-type="float">
            <text:p>20148000</text:p>
          </table:table-cell>
          <table:table-cell office:value-type="float" office:value="20187000" calcext:value-type="float">
            <text:p>20187000</text:p>
          </table:table-cell>
          <table:table-cell office:value-type="float" office:value="20169000" calcext:value-type="float">
            <text:p>20169000</text:p>
          </table:table-cell>
          <table:table-cell office:value-type="float" office:value="20218000" calcext:value-type="float">
            <text:p>20218000</text:p>
          </table:table-cell>
          <table:table-cell office:value-type="float" office:value="20231000" calcext:value-type="float">
            <text:p>20231000</text:p>
          </table:table-cell>
          <table:table-cell office:value-type="float" office:value="20160000" calcext:value-type="float">
            <text:p>20160000</text:p>
          </table:table-cell>
          <table:table-cell office:value-type="float" office:value="20185000" calcext:value-type="float">
            <text:p>20185000</text:p>
          </table:table-cell>
          <table:table-cell office:value-type="float" office:value="20189000" calcext:value-type="float">
            <text:p>20189000</text:p>
          </table:table-cell>
          <table:table-cell office:value-type="float" office:value="20222000" calcext:value-type="float">
            <text:p>20222000</text:p>
          </table:table-cell>
          <table:table-cell office:value-type="float" office:value="20132000" calcext:value-type="float">
            <text:p>20132000</text:p>
          </table:table-cell>
          <table:table-cell office:value-type="float" office:value="20205000" calcext:value-type="float">
            <text:p>20205000</text:p>
          </table:table-cell>
          <table:table-cell office:value-type="float" office:value="20149000" calcext:value-type="float">
            <text:p>20149000</text:p>
          </table:table-cell>
          <table:table-cell office:value-type="float" office:value="20192000" calcext:value-type="float">
            <text:p>20192000</text:p>
          </table:table-cell>
          <table:table-cell office:value-type="float" office:value="20247000" calcext:value-type="float">
            <text:p>20247000</text:p>
          </table:table-cell>
          <table:table-cell office:value-type="float" office:value="20215000" calcext:value-type="float">
            <text:p>20215000</text:p>
          </table:table-cell>
          <table:table-cell office:value-type="float" office:value="20232000" calcext:value-type="float">
            <text:p>20232000</text:p>
          </table:table-cell>
          <table:table-cell office:value-type="float" office:value="20203000" calcext:value-type="float">
            <text:p>20203000</text:p>
          </table:table-cell>
          <table:table-cell table:number-columns-repeated="2" office:value-type="float" office:value="20152000" calcext:value-type="float">
            <text:p>20152000</text:p>
          </table:table-cell>
          <table:table-cell table:number-columns-repeated="2" office:value-type="float" office:value="20184000" calcext:value-type="float">
            <text:p>20184000</text:p>
          </table:table-cell>
          <table:table-cell office:value-type="float" office:value="20142000" calcext:value-type="float">
            <text:p>20142000</text:p>
          </table:table-cell>
          <table:table-cell/>
          <table:table-cell office:value-type="float" office:value="1180" calcext:value-type="float">
            <text:p>1180</text:p>
          </table:table-cell>
          <table:table-cell table:formula="of:=AVERAGE([.A119:.AY119])" office:value-type="float" office:value="19974630.9803922" calcext:value-type="float">
            <text:p>19974630.980392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2007000" calcext:value-type="float">
            <text:p>22007000</text:p>
          </table:table-cell>
          <table:table-cell office:value-type="float" office:value="20437000" calcext:value-type="float">
            <text:p>20437000</text:p>
          </table:table-cell>
          <table:table-cell office:value-type="float" office:value="20481000" calcext:value-type="float">
            <text:p>20481000</text:p>
          </table:table-cell>
          <table:table-cell office:value-type="float" office:value="20448000" calcext:value-type="float">
            <text:p>20448000</text:p>
          </table:table-cell>
          <table:table-cell office:value-type="float" office:value="20432000" calcext:value-type="float">
            <text:p>20432000</text:p>
          </table:table-cell>
          <table:table-cell office:value-type="float" office:value="20409000" calcext:value-type="float">
            <text:p>20409000</text:p>
          </table:table-cell>
          <table:table-cell office:value-type="float" office:value="20448000" calcext:value-type="float">
            <text:p>20448000</text:p>
          </table:table-cell>
          <table:table-cell office:value-type="float" office:value="20385000" calcext:value-type="float">
            <text:p>20385000</text:p>
          </table:table-cell>
          <table:table-cell office:value-type="float" office:value="20508000" calcext:value-type="float">
            <text:p>20508000</text:p>
          </table:table-cell>
          <table:table-cell office:value-type="float" office:value="20408000" calcext:value-type="float">
            <text:p>20408000</text:p>
          </table:table-cell>
          <table:table-cell office:value-type="float" office:value="20345000" calcext:value-type="float">
            <text:p>20345000</text:p>
          </table:table-cell>
          <table:table-cell office:value-type="float" office:value="20543000" calcext:value-type="float">
            <text:p>20543000</text:p>
          </table:table-cell>
          <table:table-cell office:value-type="float" office:value="20445000" calcext:value-type="float">
            <text:p>20445000</text:p>
          </table:table-cell>
          <table:table-cell office:value-type="float" office:value="20446000" calcext:value-type="float">
            <text:p>20446000</text:p>
          </table:table-cell>
          <table:table-cell office:value-type="float" office:value="20457000" calcext:value-type="float">
            <text:p>20457000</text:p>
          </table:table-cell>
          <table:table-cell office:value-type="float" office:value="20438000" calcext:value-type="float">
            <text:p>20438000</text:p>
          </table:table-cell>
          <table:table-cell office:value-type="float" office:value="20430000" calcext:value-type="float">
            <text:p>20430000</text:p>
          </table:table-cell>
          <table:table-cell office:value-type="float" office:value="20434000" calcext:value-type="float">
            <text:p>20434000</text:p>
          </table:table-cell>
          <table:table-cell office:value-type="float" office:value="20467000" calcext:value-type="float">
            <text:p>20467000</text:p>
          </table:table-cell>
          <table:table-cell office:value-type="float" office:value="21938000" calcext:value-type="float">
            <text:p>21938000</text:p>
          </table:table-cell>
          <table:table-cell office:value-type="float" office:value="20477000" calcext:value-type="float">
            <text:p>20477000</text:p>
          </table:table-cell>
          <table:table-cell office:value-type="float" office:value="20474000" calcext:value-type="float">
            <text:p>20474000</text:p>
          </table:table-cell>
          <table:table-cell office:value-type="float" office:value="20476000" calcext:value-type="float">
            <text:p>20476000</text:p>
          </table:table-cell>
          <table:table-cell office:value-type="float" office:value="20820000" calcext:value-type="float">
            <text:p>20820000</text:p>
          </table:table-cell>
          <table:table-cell office:value-type="float" office:value="23283000" calcext:value-type="float">
            <text:p>23283000</text:p>
          </table:table-cell>
          <table:table-cell office:value-type="float" office:value="20385000" calcext:value-type="float">
            <text:p>20385000</text:p>
          </table:table-cell>
          <table:table-cell office:value-type="float" office:value="20466000" calcext:value-type="float">
            <text:p>20466000</text:p>
          </table:table-cell>
          <table:table-cell office:value-type="float" office:value="20468000" calcext:value-type="float">
            <text:p>20468000</text:p>
          </table:table-cell>
          <table:table-cell office:value-type="float" office:value="20540000" calcext:value-type="float">
            <text:p>20540000</text:p>
          </table:table-cell>
          <table:table-cell office:value-type="float" office:value="20440000" calcext:value-type="float">
            <text:p>20440000</text:p>
          </table:table-cell>
          <table:table-cell office:value-type="float" office:value="20423000" calcext:value-type="float">
            <text:p>20423000</text:p>
          </table:table-cell>
          <table:table-cell office:value-type="float" office:value="20529000" calcext:value-type="float">
            <text:p>20529000</text:p>
          </table:table-cell>
          <table:table-cell office:value-type="float" office:value="20418000" calcext:value-type="float">
            <text:p>20418000</text:p>
          </table:table-cell>
          <table:table-cell office:value-type="float" office:value="20468000" calcext:value-type="float">
            <text:p>20468000</text:p>
          </table:table-cell>
          <table:table-cell office:value-type="float" office:value="20450000" calcext:value-type="float">
            <text:p>20450000</text:p>
          </table:table-cell>
          <table:table-cell office:value-type="float" office:value="20524000" calcext:value-type="float">
            <text:p>20524000</text:p>
          </table:table-cell>
          <table:table-cell office:value-type="float" office:value="20410000" calcext:value-type="float">
            <text:p>20410000</text:p>
          </table:table-cell>
          <table:table-cell office:value-type="float" office:value="20507000" calcext:value-type="float">
            <text:p>20507000</text:p>
          </table:table-cell>
          <table:table-cell office:value-type="float" office:value="20301000" calcext:value-type="float">
            <text:p>20301000</text:p>
          </table:table-cell>
          <table:table-cell office:value-type="float" office:value="20513000" calcext:value-type="float">
            <text:p>20513000</text:p>
          </table:table-cell>
          <table:table-cell office:value-type="float" office:value="20423000" calcext:value-type="float">
            <text:p>20423000</text:p>
          </table:table-cell>
          <table:table-cell office:value-type="float" office:value="20453000" calcext:value-type="float">
            <text:p>20453000</text:p>
          </table:table-cell>
          <table:table-cell office:value-type="float" office:value="20435000" calcext:value-type="float">
            <text:p>20435000</text:p>
          </table:table-cell>
          <table:table-cell office:value-type="float" office:value="20534000" calcext:value-type="float">
            <text:p>20534000</text:p>
          </table:table-cell>
          <table:table-cell office:value-type="float" office:value="20450000" calcext:value-type="float">
            <text:p>20450000</text:p>
          </table:table-cell>
          <table:table-cell office:value-type="float" office:value="20456000" calcext:value-type="float">
            <text:p>20456000</text:p>
          </table:table-cell>
          <table:table-cell office:value-type="float" office:value="20463000" calcext:value-type="float">
            <text:p>20463000</text:p>
          </table:table-cell>
          <table:table-cell office:value-type="float" office:value="20396000" calcext:value-type="float">
            <text:p>20396000</text:p>
          </table:table-cell>
          <table:table-cell office:value-type="float" office:value="20389000" calcext:value-type="float">
            <text:p>20389000</text:p>
          </table:table-cell>
          <table:table-cell office:value-type="float" office:value="20447000" calcext:value-type="float">
            <text:p>20447000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AVERAGE([.A120:.AY120])" office:value-type="float" office:value="20171082.1568627" calcext:value-type="float">
            <text:p>20171082.15686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3658000" calcext:value-type="float">
            <text:p>23658000</text:p>
          </table:table-cell>
          <table:table-cell office:value-type="float" office:value="23703000" calcext:value-type="float">
            <text:p>23703000</text:p>
          </table:table-cell>
          <table:table-cell office:value-type="float" office:value="25153000" calcext:value-type="float">
            <text:p>25153000</text:p>
          </table:table-cell>
          <table:table-cell office:value-type="float" office:value="23701000" calcext:value-type="float">
            <text:p>23701000</text:p>
          </table:table-cell>
          <table:table-cell office:value-type="float" office:value="23652000" calcext:value-type="float">
            <text:p>23652000</text:p>
          </table:table-cell>
          <table:table-cell office:value-type="float" office:value="23659000" calcext:value-type="float">
            <text:p>23659000</text:p>
          </table:table-cell>
          <table:table-cell office:value-type="float" office:value="23628000" calcext:value-type="float">
            <text:p>23628000</text:p>
          </table:table-cell>
          <table:table-cell office:value-type="float" office:value="23612000" calcext:value-type="float">
            <text:p>23612000</text:p>
          </table:table-cell>
          <table:table-cell office:value-type="float" office:value="23565000" calcext:value-type="float">
            <text:p>23565000</text:p>
          </table:table-cell>
          <table:table-cell office:value-type="float" office:value="23702000" calcext:value-type="float">
            <text:p>23702000</text:p>
          </table:table-cell>
          <table:table-cell office:value-type="float" office:value="23656000" calcext:value-type="float">
            <text:p>23656000</text:p>
          </table:table-cell>
          <table:table-cell office:value-type="float" office:value="23674000" calcext:value-type="float">
            <text:p>23674000</text:p>
          </table:table-cell>
          <table:table-cell office:value-type="float" office:value="23605000" calcext:value-type="float">
            <text:p>23605000</text:p>
          </table:table-cell>
          <table:table-cell office:value-type="float" office:value="23541000" calcext:value-type="float">
            <text:p>23541000</text:p>
          </table:table-cell>
          <table:table-cell office:value-type="float" office:value="23651000" calcext:value-type="float">
            <text:p>23651000</text:p>
          </table:table-cell>
          <table:table-cell office:value-type="float" office:value="23628000" calcext:value-type="float">
            <text:p>23628000</text:p>
          </table:table-cell>
          <table:table-cell office:value-type="float" office:value="23634000" calcext:value-type="float">
            <text:p>23634000</text:p>
          </table:table-cell>
          <table:table-cell office:value-type="float" office:value="23683000" calcext:value-type="float">
            <text:p>23683000</text:p>
          </table:table-cell>
          <table:table-cell office:value-type="float" office:value="23537000" calcext:value-type="float">
            <text:p>23537000</text:p>
          </table:table-cell>
          <table:table-cell office:value-type="float" office:value="23654000" calcext:value-type="float">
            <text:p>23654000</text:p>
          </table:table-cell>
          <table:table-cell office:value-type="float" office:value="23627000" calcext:value-type="float">
            <text:p>23627000</text:p>
          </table:table-cell>
          <table:table-cell office:value-type="float" office:value="23538000" calcext:value-type="float">
            <text:p>23538000</text:p>
          </table:table-cell>
          <table:table-cell office:value-type="float" office:value="23711000" calcext:value-type="float">
            <text:p>23711000</text:p>
          </table:table-cell>
          <table:table-cell office:value-type="float" office:value="23608000" calcext:value-type="float">
            <text:p>23608000</text:p>
          </table:table-cell>
          <table:table-cell office:value-type="float" office:value="23716000" calcext:value-type="float">
            <text:p>23716000</text:p>
          </table:table-cell>
          <table:table-cell office:value-type="float" office:value="23675000" calcext:value-type="float">
            <text:p>23675000</text:p>
          </table:table-cell>
          <table:table-cell office:value-type="float" office:value="23640000" calcext:value-type="float">
            <text:p>23640000</text:p>
          </table:table-cell>
          <table:table-cell office:value-type="float" office:value="23564000" calcext:value-type="float">
            <text:p>23564000</text:p>
          </table:table-cell>
          <table:table-cell office:value-type="float" office:value="23710000" calcext:value-type="float">
            <text:p>23710000</text:p>
          </table:table-cell>
          <table:table-cell office:value-type="float" office:value="23611000" calcext:value-type="float">
            <text:p>23611000</text:p>
          </table:table-cell>
          <table:table-cell office:value-type="float" office:value="23657000" calcext:value-type="float">
            <text:p>23657000</text:p>
          </table:table-cell>
          <table:table-cell office:value-type="float" office:value="23678000" calcext:value-type="float">
            <text:p>23678000</text:p>
          </table:table-cell>
          <table:table-cell office:value-type="float" office:value="25109000" calcext:value-type="float">
            <text:p>25109000</text:p>
          </table:table-cell>
          <table:table-cell office:value-type="float" office:value="23584000" calcext:value-type="float">
            <text:p>23584000</text:p>
          </table:table-cell>
          <table:table-cell office:value-type="float" office:value="23497000" calcext:value-type="float">
            <text:p>23497000</text:p>
          </table:table-cell>
          <table:table-cell office:value-type="float" office:value="23664000" calcext:value-type="float">
            <text:p>23664000</text:p>
          </table:table-cell>
          <table:table-cell office:value-type="float" office:value="23713000" calcext:value-type="float">
            <text:p>23713000</text:p>
          </table:table-cell>
          <table:table-cell table:number-columns-repeated="2" office:value-type="float" office:value="23664000" calcext:value-type="float">
            <text:p>23664000</text:p>
          </table:table-cell>
          <table:table-cell office:value-type="float" office:value="23693000" calcext:value-type="float">
            <text:p>23693000</text:p>
          </table:table-cell>
          <table:table-cell office:value-type="float" office:value="23635000" calcext:value-type="float">
            <text:p>23635000</text:p>
          </table:table-cell>
          <table:table-cell office:value-type="float" office:value="23588000" calcext:value-type="float">
            <text:p>23588000</text:p>
          </table:table-cell>
          <table:table-cell office:value-type="float" office:value="23671000" calcext:value-type="float">
            <text:p>23671000</text:p>
          </table:table-cell>
          <table:table-cell office:value-type="float" office:value="24417000" calcext:value-type="float">
            <text:p>24417000</text:p>
          </table:table-cell>
          <table:table-cell office:value-type="float" office:value="23754000" calcext:value-type="float">
            <text:p>23754000</text:p>
          </table:table-cell>
          <table:table-cell office:value-type="float" office:value="23649000" calcext:value-type="float">
            <text:p>23649000</text:p>
          </table:table-cell>
          <table:table-cell office:value-type="float" office:value="23634000" calcext:value-type="float">
            <text:p>23634000</text:p>
          </table:table-cell>
          <table:table-cell office:value-type="float" office:value="23665000" calcext:value-type="float">
            <text:p>23665000</text:p>
          </table:table-cell>
          <table:table-cell office:value-type="float" office:value="23643000" calcext:value-type="float">
            <text:p>23643000</text:p>
          </table:table-cell>
          <table:table-cell office:value-type="float" office:value="23611000" calcext:value-type="float">
            <text:p>23611000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AVERAGE([.A121:.AY121])" office:value-type="float" office:value="23252690.1960784" calcext:value-type="float">
            <text:p>23252690.1960784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1250000" calcext:value-type="float">
            <text:p>21250000</text:p>
          </table:table-cell>
          <table:table-cell office:value-type="float" office:value="21315000" calcext:value-type="float">
            <text:p>21315000</text:p>
          </table:table-cell>
          <table:table-cell office:value-type="float" office:value="21304000" calcext:value-type="float">
            <text:p>21304000</text:p>
          </table:table-cell>
          <table:table-cell office:value-type="float" office:value="21265000" calcext:value-type="float">
            <text:p>21265000</text:p>
          </table:table-cell>
          <table:table-cell office:value-type="float" office:value="21182000" calcext:value-type="float">
            <text:p>21182000</text:p>
          </table:table-cell>
          <table:table-cell office:value-type="float" office:value="21321000" calcext:value-type="float">
            <text:p>21321000</text:p>
          </table:table-cell>
          <table:table-cell office:value-type="float" office:value="21293000" calcext:value-type="float">
            <text:p>21293000</text:p>
          </table:table-cell>
          <table:table-cell office:value-type="float" office:value="21195000" calcext:value-type="float">
            <text:p>21195000</text:p>
          </table:table-cell>
          <table:table-cell office:value-type="float" office:value="21273000" calcext:value-type="float">
            <text:p>21273000</text:p>
          </table:table-cell>
          <table:table-cell office:value-type="float" office:value="21230000" calcext:value-type="float">
            <text:p>21230000</text:p>
          </table:table-cell>
          <table:table-cell office:value-type="float" office:value="21190000" calcext:value-type="float">
            <text:p>21190000</text:p>
          </table:table-cell>
          <table:table-cell office:value-type="float" office:value="21261000" calcext:value-type="float">
            <text:p>21261000</text:p>
          </table:table-cell>
          <table:table-cell office:value-type="float" office:value="22852000" calcext:value-type="float">
            <text:p>22852000</text:p>
          </table:table-cell>
          <table:table-cell office:value-type="float" office:value="21299000" calcext:value-type="float">
            <text:p>21299000</text:p>
          </table:table-cell>
          <table:table-cell office:value-type="float" office:value="21210000" calcext:value-type="float">
            <text:p>21210000</text:p>
          </table:table-cell>
          <table:table-cell office:value-type="float" office:value="21207000" calcext:value-type="float">
            <text:p>21207000</text:p>
          </table:table-cell>
          <table:table-cell office:value-type="float" office:value="21260000" calcext:value-type="float">
            <text:p>21260000</text:p>
          </table:table-cell>
          <table:table-cell office:value-type="float" office:value="21234000" calcext:value-type="float">
            <text:p>21234000</text:p>
          </table:table-cell>
          <table:table-cell office:value-type="float" office:value="21232000" calcext:value-type="float">
            <text:p>21232000</text:p>
          </table:table-cell>
          <table:table-cell office:value-type="float" office:value="21244000" calcext:value-type="float">
            <text:p>21244000</text:p>
          </table:table-cell>
          <table:table-cell office:value-type="float" office:value="21237000" calcext:value-type="float">
            <text:p>21237000</text:p>
          </table:table-cell>
          <table:table-cell office:value-type="float" office:value="21265000" calcext:value-type="float">
            <text:p>21265000</text:p>
          </table:table-cell>
          <table:table-cell office:value-type="float" office:value="21309000" calcext:value-type="float">
            <text:p>21309000</text:p>
          </table:table-cell>
          <table:table-cell office:value-type="float" office:value="21217000" calcext:value-type="float">
            <text:p>21217000</text:p>
          </table:table-cell>
          <table:table-cell office:value-type="float" office:value="21275000" calcext:value-type="float">
            <text:p>21275000</text:p>
          </table:table-cell>
          <table:table-cell office:value-type="float" office:value="21170000" calcext:value-type="float">
            <text:p>21170000</text:p>
          </table:table-cell>
          <table:table-cell office:value-type="float" office:value="21313000" calcext:value-type="float">
            <text:p>21313000</text:p>
          </table:table-cell>
          <table:table-cell office:value-type="float" office:value="21183000" calcext:value-type="float">
            <text:p>21183000</text:p>
          </table:table-cell>
          <table:table-cell office:value-type="float" office:value="21334000" calcext:value-type="float">
            <text:p>21334000</text:p>
          </table:table-cell>
          <table:table-cell office:value-type="float" office:value="21235000" calcext:value-type="float">
            <text:p>21235000</text:p>
          </table:table-cell>
          <table:table-cell office:value-type="float" office:value="21101000" calcext:value-type="float">
            <text:p>21101000</text:p>
          </table:table-cell>
          <table:table-cell office:value-type="float" office:value="21153000" calcext:value-type="float">
            <text:p>21153000</text:p>
          </table:table-cell>
          <table:table-cell office:value-type="float" office:value="21246000" calcext:value-type="float">
            <text:p>21246000</text:p>
          </table:table-cell>
          <table:table-cell office:value-type="float" office:value="21241000" calcext:value-type="float">
            <text:p>21241000</text:p>
          </table:table-cell>
          <table:table-cell office:value-type="float" office:value="21169000" calcext:value-type="float">
            <text:p>21169000</text:p>
          </table:table-cell>
          <table:table-cell office:value-type="float" office:value="21281000" calcext:value-type="float">
            <text:p>21281000</text:p>
          </table:table-cell>
          <table:table-cell office:value-type="float" office:value="21292000" calcext:value-type="float">
            <text:p>21292000</text:p>
          </table:table-cell>
          <table:table-cell office:value-type="float" office:value="21191000" calcext:value-type="float">
            <text:p>21191000</text:p>
          </table:table-cell>
          <table:table-cell office:value-type="float" office:value="21266000" calcext:value-type="float">
            <text:p>21266000</text:p>
          </table:table-cell>
          <table:table-cell office:value-type="float" office:value="21211000" calcext:value-type="float">
            <text:p>21211000</text:p>
          </table:table-cell>
          <table:table-cell office:value-type="float" office:value="21282000" calcext:value-type="float">
            <text:p>21282000</text:p>
          </table:table-cell>
          <table:table-cell office:value-type="float" office:value="21147000" calcext:value-type="float">
            <text:p>21147000</text:p>
          </table:table-cell>
          <table:table-cell office:value-type="float" office:value="21267000" calcext:value-type="float">
            <text:p>21267000</text:p>
          </table:table-cell>
          <table:table-cell office:value-type="float" office:value="21182000" calcext:value-type="float">
            <text:p>21182000</text:p>
          </table:table-cell>
          <table:table-cell office:value-type="float" office:value="21291000" calcext:value-type="float">
            <text:p>21291000</text:p>
          </table:table-cell>
          <table:table-cell office:value-type="float" office:value="23047000" calcext:value-type="float">
            <text:p>23047000</text:p>
          </table:table-cell>
          <table:table-cell office:value-type="float" office:value="21274000" calcext:value-type="float">
            <text:p>21274000</text:p>
          </table:table-cell>
          <table:table-cell office:value-type="float" office:value="21200000" calcext:value-type="float">
            <text:p>21200000</text:p>
          </table:table-cell>
          <table:table-cell office:value-type="float" office:value="21270000" calcext:value-type="float">
            <text:p>21270000</text:p>
          </table:table-cell>
          <table:table-cell office:value-type="float" office:value="21488000" calcext:value-type="float">
            <text:p>21488000</text:p>
          </table:table-cell>
          <table:table-cell/>
          <table:table-cell office:value-type="float" office:value="1210" calcext:value-type="float">
            <text:p>1210</text:p>
          </table:table-cell>
          <table:table-cell table:formula="of:=AVERAGE([.A122:.AY122])" office:value-type="float" office:value="20897160.9803922" calcext:value-type="float">
            <text:p>20897160.980392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4622000" calcext:value-type="float">
            <text:p>24622000</text:p>
          </table:table-cell>
          <table:table-cell office:value-type="float" office:value="24852000" calcext:value-type="float">
            <text:p>24852000</text:p>
          </table:table-cell>
          <table:table-cell office:value-type="float" office:value="24826000" calcext:value-type="float">
            <text:p>24826000</text:p>
          </table:table-cell>
          <table:table-cell office:value-type="float" office:value="24784000" calcext:value-type="float">
            <text:p>24784000</text:p>
          </table:table-cell>
          <table:table-cell office:value-type="float" office:value="24806000" calcext:value-type="float">
            <text:p>24806000</text:p>
          </table:table-cell>
          <table:table-cell office:value-type="float" office:value="24792000" calcext:value-type="float">
            <text:p>24792000</text:p>
          </table:table-cell>
          <table:table-cell office:value-type="float" office:value="24729000" calcext:value-type="float">
            <text:p>24729000</text:p>
          </table:table-cell>
          <table:table-cell office:value-type="float" office:value="24810000" calcext:value-type="float">
            <text:p>24810000</text:p>
          </table:table-cell>
          <table:table-cell office:value-type="float" office:value="24843000" calcext:value-type="float">
            <text:p>24843000</text:p>
          </table:table-cell>
          <table:table-cell office:value-type="float" office:value="24706000" calcext:value-type="float">
            <text:p>24706000</text:p>
          </table:table-cell>
          <table:table-cell office:value-type="float" office:value="25152000" calcext:value-type="float">
            <text:p>25152000</text:p>
          </table:table-cell>
          <table:table-cell office:value-type="float" office:value="24725000" calcext:value-type="float">
            <text:p>24725000</text:p>
          </table:table-cell>
          <table:table-cell office:value-type="float" office:value="24779000" calcext:value-type="float">
            <text:p>24779000</text:p>
          </table:table-cell>
          <table:table-cell office:value-type="float" office:value="24728000" calcext:value-type="float">
            <text:p>24728000</text:p>
          </table:table-cell>
          <table:table-cell office:value-type="float" office:value="24802000" calcext:value-type="float">
            <text:p>24802000</text:p>
          </table:table-cell>
          <table:table-cell office:value-type="float" office:value="24842000" calcext:value-type="float">
            <text:p>24842000</text:p>
          </table:table-cell>
          <table:table-cell office:value-type="float" office:value="24736000" calcext:value-type="float">
            <text:p>24736000</text:p>
          </table:table-cell>
          <table:table-cell office:value-type="float" office:value="24808000" calcext:value-type="float">
            <text:p>24808000</text:p>
          </table:table-cell>
          <table:table-cell office:value-type="float" office:value="24814000" calcext:value-type="float">
            <text:p>24814000</text:p>
          </table:table-cell>
          <table:table-cell office:value-type="float" office:value="24786000" calcext:value-type="float">
            <text:p>24786000</text:p>
          </table:table-cell>
          <table:table-cell office:value-type="float" office:value="24642000" calcext:value-type="float">
            <text:p>24642000</text:p>
          </table:table-cell>
          <table:table-cell office:value-type="float" office:value="24759000" calcext:value-type="float">
            <text:p>24759000</text:p>
          </table:table-cell>
          <table:table-cell office:value-type="float" office:value="24806000" calcext:value-type="float">
            <text:p>24806000</text:p>
          </table:table-cell>
          <table:table-cell office:value-type="float" office:value="24747000" calcext:value-type="float">
            <text:p>24747000</text:p>
          </table:table-cell>
          <table:table-cell office:value-type="float" office:value="24829000" calcext:value-type="float">
            <text:p>24829000</text:p>
          </table:table-cell>
          <table:table-cell office:value-type="float" office:value="24809000" calcext:value-type="float">
            <text:p>24809000</text:p>
          </table:table-cell>
          <table:table-cell office:value-type="float" office:value="24731000" calcext:value-type="float">
            <text:p>24731000</text:p>
          </table:table-cell>
          <table:table-cell office:value-type="float" office:value="24808000" calcext:value-type="float">
            <text:p>24808000</text:p>
          </table:table-cell>
          <table:table-cell office:value-type="float" office:value="24873000" calcext:value-type="float">
            <text:p>24873000</text:p>
          </table:table-cell>
          <table:table-cell office:value-type="float" office:value="24750000" calcext:value-type="float">
            <text:p>24750000</text:p>
          </table:table-cell>
          <table:table-cell office:value-type="float" office:value="25153000" calcext:value-type="float">
            <text:p>25153000</text:p>
          </table:table-cell>
          <table:table-cell office:value-type="float" office:value="24765000" calcext:value-type="float">
            <text:p>24765000</text:p>
          </table:table-cell>
          <table:table-cell office:value-type="float" office:value="24848000" calcext:value-type="float">
            <text:p>24848000</text:p>
          </table:table-cell>
          <table:table-cell office:value-type="float" office:value="24809000" calcext:value-type="float">
            <text:p>24809000</text:p>
          </table:table-cell>
          <table:table-cell table:number-columns-repeated="2" office:value-type="float" office:value="24786000" calcext:value-type="float">
            <text:p>24786000</text:p>
          </table:table-cell>
          <table:table-cell office:value-type="float" office:value="24763000" calcext:value-type="float">
            <text:p>24763000</text:p>
          </table:table-cell>
          <table:table-cell office:value-type="float" office:value="24823000" calcext:value-type="float">
            <text:p>24823000</text:p>
          </table:table-cell>
          <table:table-cell office:value-type="float" office:value="26184000" calcext:value-type="float">
            <text:p>26184000</text:p>
          </table:table-cell>
          <table:table-cell office:value-type="float" office:value="24815000" calcext:value-type="float">
            <text:p>24815000</text:p>
          </table:table-cell>
          <table:table-cell office:value-type="float" office:value="24748000" calcext:value-type="float">
            <text:p>24748000</text:p>
          </table:table-cell>
          <table:table-cell office:value-type="float" office:value="24701000" calcext:value-type="float">
            <text:p>24701000</text:p>
          </table:table-cell>
          <table:table-cell office:value-type="float" office:value="24762000" calcext:value-type="float">
            <text:p>24762000</text:p>
          </table:table-cell>
          <table:table-cell office:value-type="float" office:value="24841000" calcext:value-type="float">
            <text:p>24841000</text:p>
          </table:table-cell>
          <table:table-cell office:value-type="float" office:value="24714000" calcext:value-type="float">
            <text:p>24714000</text:p>
          </table:table-cell>
          <table:table-cell office:value-type="float" office:value="24772000" calcext:value-type="float">
            <text:p>24772000</text:p>
          </table:table-cell>
          <table:table-cell office:value-type="float" office:value="24738000" calcext:value-type="float">
            <text:p>24738000</text:p>
          </table:table-cell>
          <table:table-cell office:value-type="float" office:value="24664000" calcext:value-type="float">
            <text:p>24664000</text:p>
          </table:table-cell>
          <table:table-cell office:value-type="float" office:value="24862000" calcext:value-type="float">
            <text:p>24862000</text:p>
          </table:table-cell>
          <table:table-cell office:value-type="float" office:value="25007000" calcext:value-type="float">
            <text:p>25007000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AVERAGE([.A123:.AY123])" office:value-type="float" office:value="24338004.3137255" calcext:value-type="float">
            <text:p>24338004.313725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5114000" calcext:value-type="float">
            <text:p>25114000</text:p>
          </table:table-cell>
          <table:table-cell office:value-type="float" office:value="25056000" calcext:value-type="float">
            <text:p>25056000</text:p>
          </table:table-cell>
          <table:table-cell office:value-type="float" office:value="25070000" calcext:value-type="float">
            <text:p>25070000</text:p>
          </table:table-cell>
          <table:table-cell office:value-type="float" office:value="25048000" calcext:value-type="float">
            <text:p>25048000</text:p>
          </table:table-cell>
          <table:table-cell office:value-type="float" office:value="25050000" calcext:value-type="float">
            <text:p>25050000</text:p>
          </table:table-cell>
          <table:table-cell office:value-type="float" office:value="25012000" calcext:value-type="float">
            <text:p>25012000</text:p>
          </table:table-cell>
          <table:table-cell office:value-type="float" office:value="25084000" calcext:value-type="float">
            <text:p>25084000</text:p>
          </table:table-cell>
          <table:table-cell office:value-type="float" office:value="25049000" calcext:value-type="float">
            <text:p>25049000</text:p>
          </table:table-cell>
          <table:table-cell office:value-type="float" office:value="25149000" calcext:value-type="float">
            <text:p>25149000</text:p>
          </table:table-cell>
          <table:table-cell office:value-type="float" office:value="24910000" calcext:value-type="float">
            <text:p>24910000</text:p>
          </table:table-cell>
          <table:table-cell office:value-type="float" office:value="25063000" calcext:value-type="float">
            <text:p>25063000</text:p>
          </table:table-cell>
          <table:table-cell office:value-type="float" office:value="25089000" calcext:value-type="float">
            <text:p>25089000</text:p>
          </table:table-cell>
          <table:table-cell office:value-type="float" office:value="25105000" calcext:value-type="float">
            <text:p>25105000</text:p>
          </table:table-cell>
          <table:table-cell office:value-type="float" office:value="25129000" calcext:value-type="float">
            <text:p>25129000</text:p>
          </table:table-cell>
          <table:table-cell office:value-type="float" office:value="25107000" calcext:value-type="float">
            <text:p>25107000</text:p>
          </table:table-cell>
          <table:table-cell office:value-type="float" office:value="24987000" calcext:value-type="float">
            <text:p>24987000</text:p>
          </table:table-cell>
          <table:table-cell office:value-type="float" office:value="25219000" calcext:value-type="float">
            <text:p>25219000</text:p>
          </table:table-cell>
          <table:table-cell office:value-type="float" office:value="32576000" calcext:value-type="float">
            <text:p>32576000</text:p>
          </table:table-cell>
          <table:table-cell office:value-type="float" office:value="25025000" calcext:value-type="float">
            <text:p>25025000</text:p>
          </table:table-cell>
          <table:table-cell office:value-type="float" office:value="25075000" calcext:value-type="float">
            <text:p>25075000</text:p>
          </table:table-cell>
          <table:table-cell office:value-type="float" office:value="25044000" calcext:value-type="float">
            <text:p>25044000</text:p>
          </table:table-cell>
          <table:table-cell office:value-type="float" office:value="24959000" calcext:value-type="float">
            <text:p>24959000</text:p>
          </table:table-cell>
          <table:table-cell office:value-type="float" office:value="25059000" calcext:value-type="float">
            <text:p>25059000</text:p>
          </table:table-cell>
          <table:table-cell office:value-type="float" office:value="25020000" calcext:value-type="float">
            <text:p>25020000</text:p>
          </table:table-cell>
          <table:table-cell office:value-type="float" office:value="25247000" calcext:value-type="float">
            <text:p>25247000</text:p>
          </table:table-cell>
          <table:table-cell office:value-type="float" office:value="25037000" calcext:value-type="float">
            <text:p>25037000</text:p>
          </table:table-cell>
          <table:table-cell office:value-type="float" office:value="25041000" calcext:value-type="float">
            <text:p>25041000</text:p>
          </table:table-cell>
          <table:table-cell office:value-type="float" office:value="25022000" calcext:value-type="float">
            <text:p>25022000</text:p>
          </table:table-cell>
          <table:table-cell office:value-type="float" office:value="25085000" calcext:value-type="float">
            <text:p>25085000</text:p>
          </table:table-cell>
          <table:table-cell office:value-type="float" office:value="25077000" calcext:value-type="float">
            <text:p>25077000</text:p>
          </table:table-cell>
          <table:table-cell office:value-type="float" office:value="25032000" calcext:value-type="float">
            <text:p>25032000</text:p>
          </table:table-cell>
          <table:table-cell office:value-type="float" office:value="25034000" calcext:value-type="float">
            <text:p>25034000</text:p>
          </table:table-cell>
          <table:table-cell office:value-type="float" office:value="24983000" calcext:value-type="float">
            <text:p>24983000</text:p>
          </table:table-cell>
          <table:table-cell office:value-type="float" office:value="25146000" calcext:value-type="float">
            <text:p>25146000</text:p>
          </table:table-cell>
          <table:table-cell office:value-type="float" office:value="24955000" calcext:value-type="float">
            <text:p>24955000</text:p>
          </table:table-cell>
          <table:table-cell office:value-type="float" office:value="25059000" calcext:value-type="float">
            <text:p>25059000</text:p>
          </table:table-cell>
          <table:table-cell office:value-type="float" office:value="24977000" calcext:value-type="float">
            <text:p>24977000</text:p>
          </table:table-cell>
          <table:table-cell office:value-type="float" office:value="24967000" calcext:value-type="float">
            <text:p>24967000</text:p>
          </table:table-cell>
          <table:table-cell office:value-type="float" office:value="24993000" calcext:value-type="float">
            <text:p>24993000</text:p>
          </table:table-cell>
          <table:table-cell office:value-type="float" office:value="25070000" calcext:value-type="float">
            <text:p>25070000</text:p>
          </table:table-cell>
          <table:table-cell office:value-type="float" office:value="25102000" calcext:value-type="float">
            <text:p>25102000</text:p>
          </table:table-cell>
          <table:table-cell office:value-type="float" office:value="25022000" calcext:value-type="float">
            <text:p>25022000</text:p>
          </table:table-cell>
          <table:table-cell office:value-type="float" office:value="25050000" calcext:value-type="float">
            <text:p>25050000</text:p>
          </table:table-cell>
          <table:table-cell office:value-type="float" office:value="24963000" calcext:value-type="float">
            <text:p>24963000</text:p>
          </table:table-cell>
          <table:table-cell office:value-type="float" office:value="25070000" calcext:value-type="float">
            <text:p>25070000</text:p>
          </table:table-cell>
          <table:table-cell office:value-type="float" office:value="26732000" calcext:value-type="float">
            <text:p>26732000</text:p>
          </table:table-cell>
          <table:table-cell office:value-type="float" office:value="25010000" calcext:value-type="float">
            <text:p>25010000</text:p>
          </table:table-cell>
          <table:table-cell office:value-type="float" office:value="25004000" calcext:value-type="float">
            <text:p>25004000</text:p>
          </table:table-cell>
          <table:table-cell office:value-type="float" office:value="25094000" calcext:value-type="float">
            <text:p>25094000</text:p>
          </table:table-cell>
          <table:table-cell office:value-type="float" office:value="25022000" calcext:value-type="float">
            <text:p>25022000</text:p>
          </table:table-cell>
          <table:table-cell/>
          <table:table-cell office:value-type="float" office:value="1230" calcext:value-type="float">
            <text:p>1230</text:p>
          </table:table-cell>
          <table:table-cell table:formula="of:=AVERAGE([.A124:.AY124])" office:value-type="float" office:value="24741063.3333333" calcext:value-type="float">
            <text:p>24741063.333333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3270000" calcext:value-type="float">
            <text:p>23270000</text:p>
          </table:table-cell>
          <table:table-cell office:value-type="float" office:value="23199000" calcext:value-type="float">
            <text:p>23199000</text:p>
          </table:table-cell>
          <table:table-cell office:value-type="float" office:value="23146000" calcext:value-type="float">
            <text:p>23146000</text:p>
          </table:table-cell>
          <table:table-cell office:value-type="float" office:value="23004000" calcext:value-type="float">
            <text:p>23004000</text:p>
          </table:table-cell>
          <table:table-cell office:value-type="float" office:value="23068000" calcext:value-type="float">
            <text:p>23068000</text:p>
          </table:table-cell>
          <table:table-cell office:value-type="float" office:value="23191000" calcext:value-type="float">
            <text:p>23191000</text:p>
          </table:table-cell>
          <table:table-cell office:value-type="float" office:value="23090000" calcext:value-type="float">
            <text:p>23090000</text:p>
          </table:table-cell>
          <table:table-cell office:value-type="float" office:value="23093000" calcext:value-type="float">
            <text:p>23093000</text:p>
          </table:table-cell>
          <table:table-cell office:value-type="float" office:value="23081000" calcext:value-type="float">
            <text:p>23081000</text:p>
          </table:table-cell>
          <table:table-cell office:value-type="float" office:value="23226000" calcext:value-type="float">
            <text:p>23226000</text:p>
          </table:table-cell>
          <table:table-cell office:value-type="float" office:value="23088000" calcext:value-type="float">
            <text:p>23088000</text:p>
          </table:table-cell>
          <table:table-cell office:value-type="float" office:value="23053000" calcext:value-type="float">
            <text:p>23053000</text:p>
          </table:table-cell>
          <table:table-cell office:value-type="float" office:value="23086000" calcext:value-type="float">
            <text:p>23086000</text:p>
          </table:table-cell>
          <table:table-cell office:value-type="float" office:value="23076000" calcext:value-type="float">
            <text:p>23076000</text:p>
          </table:table-cell>
          <table:table-cell office:value-type="float" office:value="23122000" calcext:value-type="float">
            <text:p>23122000</text:p>
          </table:table-cell>
          <table:table-cell office:value-type="float" office:value="23097000" calcext:value-type="float">
            <text:p>23097000</text:p>
          </table:table-cell>
          <table:table-cell office:value-type="float" office:value="23163000" calcext:value-type="float">
            <text:p>23163000</text:p>
          </table:table-cell>
          <table:table-cell office:value-type="float" office:value="22998000" calcext:value-type="float">
            <text:p>22998000</text:p>
          </table:table-cell>
          <table:table-cell office:value-type="float" office:value="23136000" calcext:value-type="float">
            <text:p>23136000</text:p>
          </table:table-cell>
          <table:table-cell office:value-type="float" office:value="23116000" calcext:value-type="float">
            <text:p>23116000</text:p>
          </table:table-cell>
          <table:table-cell office:value-type="float" office:value="23162000" calcext:value-type="float">
            <text:p>23162000</text:p>
          </table:table-cell>
          <table:table-cell office:value-type="float" office:value="23128000" calcext:value-type="float">
            <text:p>23128000</text:p>
          </table:table-cell>
          <table:table-cell office:value-type="float" office:value="23106000" calcext:value-type="float">
            <text:p>23106000</text:p>
          </table:table-cell>
          <table:table-cell office:value-type="float" office:value="23159000" calcext:value-type="float">
            <text:p>23159000</text:p>
          </table:table-cell>
          <table:table-cell office:value-type="float" office:value="23204000" calcext:value-type="float">
            <text:p>23204000</text:p>
          </table:table-cell>
          <table:table-cell office:value-type="float" office:value="24692000" calcext:value-type="float">
            <text:p>24692000</text:p>
          </table:table-cell>
          <table:table-cell office:value-type="float" office:value="23095000" calcext:value-type="float">
            <text:p>23095000</text:p>
          </table:table-cell>
          <table:table-cell office:value-type="float" office:value="23130000" calcext:value-type="float">
            <text:p>23130000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23114000" calcext:value-type="float">
            <text:p>23114000</text:p>
          </table:table-cell>
          <table:table-cell office:value-type="float" office:value="23117000" calcext:value-type="float">
            <text:p>23117000</text:p>
          </table:table-cell>
          <table:table-cell office:value-type="float" office:value="23088000" calcext:value-type="float">
            <text:p>23088000</text:p>
          </table:table-cell>
          <table:table-cell office:value-type="float" office:value="23078000" calcext:value-type="float">
            <text:p>23078000</text:p>
          </table:table-cell>
          <table:table-cell office:value-type="float" office:value="30195000" calcext:value-type="float">
            <text:p>30195000</text:p>
          </table:table-cell>
          <table:table-cell office:value-type="float" office:value="23131000" calcext:value-type="float">
            <text:p>23131000</text:p>
          </table:table-cell>
          <table:table-cell office:value-type="float" office:value="23123000" calcext:value-type="float">
            <text:p>23123000</text:p>
          </table:table-cell>
          <table:table-cell office:value-type="float" office:value="23056000" calcext:value-type="float">
            <text:p>23056000</text:p>
          </table:table-cell>
          <table:table-cell office:value-type="float" office:value="22981000" calcext:value-type="float">
            <text:p>22981000</text:p>
          </table:table-cell>
          <table:table-cell office:value-type="float" office:value="23088000" calcext:value-type="float">
            <text:p>23088000</text:p>
          </table:table-cell>
          <table:table-cell office:value-type="float" office:value="23014000" calcext:value-type="float">
            <text:p>23014000</text:p>
          </table:table-cell>
          <table:table-cell office:value-type="float" office:value="23083000" calcext:value-type="float">
            <text:p>23083000</text:p>
          </table:table-cell>
          <table:table-cell office:value-type="float" office:value="22968000" calcext:value-type="float">
            <text:p>22968000</text:p>
          </table:table-cell>
          <table:table-cell office:value-type="float" office:value="23112000" calcext:value-type="float">
            <text:p>23112000</text:p>
          </table:table-cell>
          <table:table-cell office:value-type="float" office:value="23140000" calcext:value-type="float">
            <text:p>23140000</text:p>
          </table:table-cell>
          <table:table-cell office:value-type="float" office:value="22947000" calcext:value-type="float">
            <text:p>22947000</text:p>
          </table:table-cell>
          <table:table-cell office:value-type="float" office:value="23097000" calcext:value-type="float">
            <text:p>23097000</text:p>
          </table:table-cell>
          <table:table-cell office:value-type="float" office:value="23102000" calcext:value-type="float">
            <text:p>23102000</text:p>
          </table:table-cell>
          <table:table-cell office:value-type="float" office:value="23064000" calcext:value-type="float">
            <text:p>23064000</text:p>
          </table:table-cell>
          <table:table-cell office:value-type="float" office:value="23151000" calcext:value-type="float">
            <text:p>23151000</text:p>
          </table:table-cell>
          <table:table-cell office:value-type="float" office:value="23004000" calcext:value-type="float">
            <text:p>23004000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AVERAGE([.A125:.AY125])" office:value-type="float" office:value="22817749.8039216" calcext:value-type="float">
            <text:p>22817749.80392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3280000" calcext:value-type="float">
            <text:p>23280000</text:p>
          </table:table-cell>
          <table:table-cell office:value-type="float" office:value="23383000" calcext:value-type="float">
            <text:p>23383000</text:p>
          </table:table-cell>
          <table:table-cell office:value-type="float" office:value="23378000" calcext:value-type="float">
            <text:p>23378000</text:p>
          </table:table-cell>
          <table:table-cell office:value-type="float" office:value="23384000" calcext:value-type="float">
            <text:p>23384000</text:p>
          </table:table-cell>
          <table:table-cell office:value-type="float" office:value="23263000" calcext:value-type="float">
            <text:p>23263000</text:p>
          </table:table-cell>
          <table:table-cell office:value-type="float" office:value="24958000" calcext:value-type="float">
            <text:p>24958000</text:p>
          </table:table-cell>
          <table:table-cell office:value-type="float" office:value="23358000" calcext:value-type="float">
            <text:p>23358000</text:p>
          </table:table-cell>
          <table:table-cell office:value-type="float" office:value="23391000" calcext:value-type="float">
            <text:p>23391000</text:p>
          </table:table-cell>
          <table:table-cell office:value-type="float" office:value="23408000" calcext:value-type="float">
            <text:p>23408000</text:p>
          </table:table-cell>
          <table:table-cell office:value-type="float" office:value="23361000" calcext:value-type="float">
            <text:p>23361000</text:p>
          </table:table-cell>
          <table:table-cell office:value-type="float" office:value="23283000" calcext:value-type="float">
            <text:p>23283000</text:p>
          </table:table-cell>
          <table:table-cell office:value-type="float" office:value="23361000" calcext:value-type="float">
            <text:p>23361000</text:p>
          </table:table-cell>
          <table:table-cell office:value-type="float" office:value="23458000" calcext:value-type="float">
            <text:p>23458000</text:p>
          </table:table-cell>
          <table:table-cell office:value-type="float" office:value="23361000" calcext:value-type="float">
            <text:p>23361000</text:p>
          </table:table-cell>
          <table:table-cell office:value-type="float" office:value="23331000" calcext:value-type="float">
            <text:p>23331000</text:p>
          </table:table-cell>
          <table:table-cell office:value-type="float" office:value="23608000" calcext:value-type="float">
            <text:p>23608000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23365000" calcext:value-type="float">
            <text:p>23365000</text:p>
          </table:table-cell>
          <table:table-cell office:value-type="float" office:value="23390000" calcext:value-type="float">
            <text:p>23390000</text:p>
          </table:table-cell>
          <table:table-cell office:value-type="float" office:value="23434000" calcext:value-type="float">
            <text:p>23434000</text:p>
          </table:table-cell>
          <table:table-cell office:value-type="float" office:value="23427000" calcext:value-type="float">
            <text:p>23427000</text:p>
          </table:table-cell>
          <table:table-cell office:value-type="float" office:value="23435000" calcext:value-type="float">
            <text:p>23435000</text:p>
          </table:table-cell>
          <table:table-cell office:value-type="float" office:value="23280000" calcext:value-type="float">
            <text:p>23280000</text:p>
          </table:table-cell>
          <table:table-cell office:value-type="float" office:value="23420000" calcext:value-type="float">
            <text:p>23420000</text:p>
          </table:table-cell>
          <table:table-cell office:value-type="float" office:value="23548000" calcext:value-type="float">
            <text:p>23548000</text:p>
          </table:table-cell>
          <table:table-cell office:value-type="float" office:value="23391000" calcext:value-type="float">
            <text:p>23391000</text:p>
          </table:table-cell>
          <table:table-cell office:value-type="float" office:value="23447000" calcext:value-type="float">
            <text:p>23447000</text:p>
          </table:table-cell>
          <table:table-cell office:value-type="float" office:value="23419000" calcext:value-type="float">
            <text:p>23419000</text:p>
          </table:table-cell>
          <table:table-cell office:value-type="float" office:value="23427000" calcext:value-type="float">
            <text:p>23427000</text:p>
          </table:table-cell>
          <table:table-cell office:value-type="float" office:value="23361000" calcext:value-type="float">
            <text:p>23361000</text:p>
          </table:table-cell>
          <table:table-cell office:value-type="float" office:value="23326000" calcext:value-type="float">
            <text:p>23326000</text:p>
          </table:table-cell>
          <table:table-cell office:value-type="float" office:value="23345000" calcext:value-type="float">
            <text:p>23345000</text:p>
          </table:table-cell>
          <table:table-cell office:value-type="float" office:value="23308000" calcext:value-type="float">
            <text:p>23308000</text:p>
          </table:table-cell>
          <table:table-cell office:value-type="float" office:value="23405000" calcext:value-type="float">
            <text:p>23405000</text:p>
          </table:table-cell>
          <table:table-cell office:value-type="float" office:value="25133000" calcext:value-type="float">
            <text:p>25133000</text:p>
          </table:table-cell>
          <table:table-cell office:value-type="float" office:value="23385000" calcext:value-type="float">
            <text:p>23385000</text:p>
          </table:table-cell>
          <table:table-cell office:value-type="float" office:value="23304000" calcext:value-type="float">
            <text:p>23304000</text:p>
          </table:table-cell>
          <table:table-cell office:value-type="float" office:value="23368000" calcext:value-type="float">
            <text:p>23368000</text:p>
          </table:table-cell>
          <table:table-cell office:value-type="float" office:value="23541000" calcext:value-type="float">
            <text:p>23541000</text:p>
          </table:table-cell>
          <table:table-cell office:value-type="float" office:value="23371000" calcext:value-type="float">
            <text:p>23371000</text:p>
          </table:table-cell>
          <table:table-cell office:value-type="float" office:value="23412000" calcext:value-type="float">
            <text:p>23412000</text:p>
          </table:table-cell>
          <table:table-cell office:value-type="float" office:value="23330000" calcext:value-type="float">
            <text:p>23330000</text:p>
          </table:table-cell>
          <table:table-cell office:value-type="float" office:value="23408000" calcext:value-type="float">
            <text:p>23408000</text:p>
          </table:table-cell>
          <table:table-cell office:value-type="float" office:value="23302000" calcext:value-type="float">
            <text:p>23302000</text:p>
          </table:table-cell>
          <table:table-cell office:value-type="float" office:value="23438000" calcext:value-type="float">
            <text:p>23438000</text:p>
          </table:table-cell>
          <table:table-cell office:value-type="float" office:value="23435000" calcext:value-type="float">
            <text:p>23435000</text:p>
          </table:table-cell>
          <table:table-cell office:value-type="float" office:value="23320000" calcext:value-type="float">
            <text:p>23320000</text:p>
          </table:table-cell>
          <table:table-cell office:value-type="float" office:value="23379000" calcext:value-type="float">
            <text:p>23379000</text:p>
          </table:table-cell>
          <table:table-cell office:value-type="float" office:value="23387000" calcext:value-type="float">
            <text:p>23387000</text:p>
          </table:table-cell>
          <table:table-cell office:value-type="float" office:value="24947000" calcext:value-type="float">
            <text:p>24947000</text:p>
          </table:table-cell>
          <table:table-cell/>
          <table:table-cell office:value-type="float" office:value="1250" calcext:value-type="float">
            <text:p>1250</text:p>
          </table:table-cell>
          <table:table-cell table:formula="of:=AVERAGE([.A126:.AY126])" office:value-type="float" office:value="23022240.1960784" calcext:value-type="float">
            <text:p>23022240.1960784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3146000" calcext:value-type="float">
            <text:p>23146000</text:p>
          </table:table-cell>
          <table:table-cell office:value-type="float" office:value="23067000" calcext:value-type="float">
            <text:p>23067000</text:p>
          </table:table-cell>
          <table:table-cell office:value-type="float" office:value="23056000" calcext:value-type="float">
            <text:p>23056000</text:p>
          </table:table-cell>
          <table:table-cell office:value-type="float" office:value="23115000" calcext:value-type="float">
            <text:p>23115000</text:p>
          </table:table-cell>
          <table:table-cell office:value-type="float" office:value="23246000" calcext:value-type="float">
            <text:p>23246000</text:p>
          </table:table-cell>
          <table:table-cell office:value-type="float" office:value="23065000" calcext:value-type="float">
            <text:p>23065000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22979000" calcext:value-type="float">
            <text:p>22979000</text:p>
          </table:table-cell>
          <table:table-cell office:value-type="float" office:value="23010000" calcext:value-type="float">
            <text:p>23010000</text:p>
          </table:table-cell>
          <table:table-cell office:value-type="float" office:value="23129000" calcext:value-type="float">
            <text:p>23129000</text:p>
          </table:table-cell>
          <table:table-cell office:value-type="float" office:value="23038000" calcext:value-type="float">
            <text:p>23038000</text:p>
          </table:table-cell>
          <table:table-cell office:value-type="float" office:value="23066000" calcext:value-type="float">
            <text:p>23066000</text:p>
          </table:table-cell>
          <table:table-cell office:value-type="float" office:value="23008000" calcext:value-type="float">
            <text:p>23008000</text:p>
          </table:table-cell>
          <table:table-cell office:value-type="float" office:value="23163000" calcext:value-type="float">
            <text:p>23163000</text:p>
          </table:table-cell>
          <table:table-cell office:value-type="float" office:value="24630000" calcext:value-type="float">
            <text:p>24630000</text:p>
          </table:table-cell>
          <table:table-cell office:value-type="float" office:value="23114000" calcext:value-type="float">
            <text:p>23114000</text:p>
          </table:table-cell>
          <table:table-cell office:value-type="float" office:value="23048000" calcext:value-type="float">
            <text:p>23048000</text:p>
          </table:table-cell>
          <table:table-cell office:value-type="float" office:value="23077000" calcext:value-type="float">
            <text:p>23077000</text:p>
          </table:table-cell>
          <table:table-cell office:value-type="float" office:value="23103000" calcext:value-type="float">
            <text:p>23103000</text:p>
          </table:table-cell>
          <table:table-cell office:value-type="float" office:value="23069000" calcext:value-type="float">
            <text:p>23069000</text:p>
          </table:table-cell>
          <table:table-cell office:value-type="float" office:value="23066000" calcext:value-type="float">
            <text:p>23066000</text:p>
          </table:table-cell>
          <table:table-cell office:value-type="float" office:value="23134000" calcext:value-type="float">
            <text:p>23134000</text:p>
          </table:table-cell>
          <table:table-cell office:value-type="float" office:value="23073000" calcext:value-type="float">
            <text:p>23073000</text:p>
          </table:table-cell>
          <table:table-cell office:value-type="float" office:value="23044000" calcext:value-type="float">
            <text:p>23044000</text:p>
          </table:table-cell>
          <table:table-cell office:value-type="float" office:value="23169000" calcext:value-type="float">
            <text:p>23169000</text:p>
          </table:table-cell>
          <table:table-cell office:value-type="float" office:value="22997000" calcext:value-type="float">
            <text:p>22997000</text:p>
          </table:table-cell>
          <table:table-cell office:value-type="float" office:value="23117000" calcext:value-type="float">
            <text:p>23117000</text:p>
          </table:table-cell>
          <table:table-cell office:value-type="float" office:value="23078000" calcext:value-type="float">
            <text:p>23078000</text:p>
          </table:table-cell>
          <table:table-cell office:value-type="float" office:value="23149000" calcext:value-type="float">
            <text:p>23149000</text:p>
          </table:table-cell>
          <table:table-cell office:value-type="float" office:value="23070000" calcext:value-type="float">
            <text:p>23070000</text:p>
          </table:table-cell>
          <table:table-cell office:value-type="float" office:value="23140000" calcext:value-type="float">
            <text:p>23140000</text:p>
          </table:table-cell>
          <table:table-cell office:value-type="float" office:value="23090000" calcext:value-type="float">
            <text:p>23090000</text:p>
          </table:table-cell>
          <table:table-cell office:value-type="float" office:value="23085000" calcext:value-type="float">
            <text:p>23085000</text:p>
          </table:table-cell>
          <table:table-cell office:value-type="float" office:value="23083000" calcext:value-type="float">
            <text:p>23083000</text:p>
          </table:table-cell>
          <table:table-cell office:value-type="float" office:value="23198000" calcext:value-type="float">
            <text:p>23198000</text:p>
          </table:table-cell>
          <table:table-cell office:value-type="float" office:value="23064000" calcext:value-type="float">
            <text:p>23064000</text:p>
          </table:table-cell>
          <table:table-cell office:value-type="float" office:value="23114000" calcext:value-type="float">
            <text:p>23114000</text:p>
          </table:table-cell>
          <table:table-cell office:value-type="float" office:value="22955000" calcext:value-type="float">
            <text:p>22955000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23097000" calcext:value-type="float">
            <text:p>23097000</text:p>
          </table:table-cell>
          <table:table-cell office:value-type="float" office:value="23091000" calcext:value-type="float">
            <text:p>23091000</text:p>
          </table:table-cell>
          <table:table-cell office:value-type="float" office:value="23093000" calcext:value-type="float">
            <text:p>23093000</text:p>
          </table:table-cell>
          <table:table-cell office:value-type="float" office:value="23021000" calcext:value-type="float">
            <text:p>23021000</text:p>
          </table:table-cell>
          <table:table-cell office:value-type="float" office:value="23077000" calcext:value-type="float">
            <text:p>23077000</text:p>
          </table:table-cell>
          <table:table-cell office:value-type="float" office:value="24621000" calcext:value-type="float">
            <text:p>24621000</text:p>
          </table:table-cell>
          <table:table-cell office:value-type="float" office:value="23141000" calcext:value-type="float">
            <text:p>23141000</text:p>
          </table:table-cell>
          <table:table-cell office:value-type="float" office:value="23103000" calcext:value-type="float">
            <text:p>23103000</text:p>
          </table:table-cell>
          <table:table-cell office:value-type="float" office:value="23118000" calcext:value-type="float">
            <text:p>23118000</text:p>
          </table:table-cell>
          <table:table-cell office:value-type="float" office:value="23070000" calcext:value-type="float">
            <text:p>23070000</text:p>
          </table:table-cell>
          <table:table-cell office:value-type="float" office:value="23128000" calcext:value-type="float">
            <text:p>23128000</text:p>
          </table:table-cell>
          <table:table-cell/>
          <table:table-cell office:value-type="float" office:value="1260" calcext:value-type="float">
            <text:p>1260</text:p>
          </table:table-cell>
          <table:table-cell table:formula="of:=AVERAGE([.A127:.AY127])" office:value-type="float" office:value="22695299.2156863" calcext:value-type="float">
            <text:p>22695299.2156863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7562000" calcext:value-type="float">
            <text:p>27562000</text:p>
          </table:table-cell>
          <table:table-cell office:value-type="float" office:value="27484000" calcext:value-type="float">
            <text:p>27484000</text:p>
          </table:table-cell>
          <table:table-cell office:value-type="float" office:value="27508000" calcext:value-type="float">
            <text:p>27508000</text:p>
          </table:table-cell>
          <table:table-cell office:value-type="float" office:value="27585000" calcext:value-type="float">
            <text:p>27585000</text:p>
          </table:table-cell>
          <table:table-cell office:value-type="float" office:value="27501000" calcext:value-type="float">
            <text:p>27501000</text:p>
          </table:table-cell>
          <table:table-cell office:value-type="float" office:value="27514000" calcext:value-type="float">
            <text:p>27514000</text:p>
          </table:table-cell>
          <table:table-cell office:value-type="float" office:value="27506000" calcext:value-type="float">
            <text:p>27506000</text:p>
          </table:table-cell>
          <table:table-cell office:value-type="float" office:value="27513000" calcext:value-type="float">
            <text:p>27513000</text:p>
          </table:table-cell>
          <table:table-cell office:value-type="float" office:value="27347000" calcext:value-type="float">
            <text:p>27347000</text:p>
          </table:table-cell>
          <table:table-cell office:value-type="float" office:value="27522000" calcext:value-type="float">
            <text:p>27522000</text:p>
          </table:table-cell>
          <table:table-cell office:value-type="float" office:value="27521000" calcext:value-type="float">
            <text:p>27521000</text:p>
          </table:table-cell>
          <table:table-cell office:value-type="float" office:value="27545000" calcext:value-type="float">
            <text:p>27545000</text:p>
          </table:table-cell>
          <table:table-cell office:value-type="float" office:value="27500000" calcext:value-type="float">
            <text:p>27500000</text:p>
          </table:table-cell>
          <table:table-cell office:value-type="float" office:value="27543000" calcext:value-type="float">
            <text:p>27543000</text:p>
          </table:table-cell>
          <table:table-cell office:value-type="float" office:value="27390000" calcext:value-type="float">
            <text:p>27390000</text:p>
          </table:table-cell>
          <table:table-cell office:value-type="float" office:value="28105000" calcext:value-type="float">
            <text:p>28105000</text:p>
          </table:table-cell>
          <table:table-cell office:value-type="float" office:value="29469000" calcext:value-type="float">
            <text:p>29469000</text:p>
          </table:table-cell>
          <table:table-cell office:value-type="float" office:value="27558000" calcext:value-type="float">
            <text:p>27558000</text:p>
          </table:table-cell>
          <table:table-cell office:value-type="float" office:value="27572000" calcext:value-type="float">
            <text:p>27572000</text:p>
          </table:table-cell>
          <table:table-cell office:value-type="float" office:value="27579000" calcext:value-type="float">
            <text:p>27579000</text:p>
          </table:table-cell>
          <table:table-cell office:value-type="float" office:value="27527000" calcext:value-type="float">
            <text:p>27527000</text:p>
          </table:table-cell>
          <table:table-cell office:value-type="float" office:value="27507000" calcext:value-type="float">
            <text:p>27507000</text:p>
          </table:table-cell>
          <table:table-cell office:value-type="float" office:value="27432000" calcext:value-type="float">
            <text:p>27432000</text:p>
          </table:table-cell>
          <table:table-cell office:value-type="float" office:value="27556000" calcext:value-type="float">
            <text:p>27556000</text:p>
          </table:table-cell>
          <table:table-cell office:value-type="float" office:value="27574000" calcext:value-type="float">
            <text:p>27574000</text:p>
          </table:table-cell>
          <table:table-cell office:value-type="float" office:value="27536000" calcext:value-type="float">
            <text:p>27536000</text:p>
          </table:table-cell>
          <table:table-cell office:value-type="float" office:value="27559000" calcext:value-type="float">
            <text:p>27559000</text:p>
          </table:table-cell>
          <table:table-cell office:value-type="float" office:value="27491000" calcext:value-type="float">
            <text:p>27491000</text:p>
          </table:table-cell>
          <table:table-cell office:value-type="float" office:value="27503000" calcext:value-type="float">
            <text:p>27503000</text:p>
          </table:table-cell>
          <table:table-cell office:value-type="float" office:value="27471000" calcext:value-type="float">
            <text:p>27471000</text:p>
          </table:table-cell>
          <table:table-cell office:value-type="float" office:value="27490000" calcext:value-type="float">
            <text:p>27490000</text:p>
          </table:table-cell>
          <table:table-cell office:value-type="float" office:value="27427000" calcext:value-type="float">
            <text:p>27427000</text:p>
          </table:table-cell>
          <table:table-cell office:value-type="float" office:value="27633000" calcext:value-type="float">
            <text:p>27633000</text:p>
          </table:table-cell>
          <table:table-cell office:value-type="float" office:value="27651000" calcext:value-type="float">
            <text:p>27651000</text:p>
          </table:table-cell>
          <table:table-cell office:value-type="float" office:value="27425000" calcext:value-type="float">
            <text:p>27425000</text:p>
          </table:table-cell>
          <table:table-cell office:value-type="float" office:value="27479000" calcext:value-type="float">
            <text:p>27479000</text:p>
          </table:table-cell>
          <table:table-cell office:value-type="float" office:value="28012000" calcext:value-type="float">
            <text:p>28012000</text:p>
          </table:table-cell>
          <table:table-cell office:value-type="float" office:value="27600000" calcext:value-type="float">
            <text:p>27600000</text:p>
          </table:table-cell>
          <table:table-cell office:value-type="float" office:value="27489000" calcext:value-type="float">
            <text:p>27489000</text:p>
          </table:table-cell>
          <table:table-cell office:value-type="float" office:value="27561000" calcext:value-type="float">
            <text:p>27561000</text:p>
          </table:table-cell>
          <table:table-cell office:value-type="float" office:value="27600000" calcext:value-type="float">
            <text:p>27600000</text:p>
          </table:table-cell>
          <table:table-cell office:value-type="float" office:value="27484000" calcext:value-type="float">
            <text:p>27484000</text:p>
          </table:table-cell>
          <table:table-cell office:value-type="float" office:value="27427000" calcext:value-type="float">
            <text:p>27427000</text:p>
          </table:table-cell>
          <table:table-cell office:value-type="float" office:value="27579000" calcext:value-type="float">
            <text:p>27579000</text:p>
          </table:table-cell>
          <table:table-cell office:value-type="float" office:value="27581000" calcext:value-type="float">
            <text:p>27581000</text:p>
          </table:table-cell>
          <table:table-cell office:value-type="float" office:value="27560000" calcext:value-type="float">
            <text:p>27560000</text:p>
          </table:table-cell>
          <table:table-cell office:value-type="float" office:value="27542000" calcext:value-type="float">
            <text:p>27542000</text:p>
          </table:table-cell>
          <table:table-cell office:value-type="float" office:value="27531000" calcext:value-type="float">
            <text:p>27531000</text:p>
          </table:table-cell>
          <table:table-cell office:value-type="float" office:value="29159000" calcext:value-type="float">
            <text:p>29159000</text:p>
          </table:table-cell>
          <table:table-cell office:value-type="float" office:value="27509000" calcext:value-type="float">
            <text:p>27509000</text:p>
          </table:table-cell>
          <table:table-cell/>
          <table:table-cell office:value-type="float" office:value="1270" calcext:value-type="float">
            <text:p>1270</text:p>
          </table:table-cell>
          <table:table-cell table:formula="of:=AVERAGE([.A128:.AY128])" office:value-type="float" office:value="27072946.4705882" calcext:value-type="float">
            <text:p>27072946.47058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8242000" calcext:value-type="float">
            <text:p>28242000</text:p>
          </table:table-cell>
          <table:table-cell office:value-type="float" office:value="28314000" calcext:value-type="float">
            <text:p>28314000</text:p>
          </table:table-cell>
          <table:table-cell office:value-type="float" office:value="28113000" calcext:value-type="float">
            <text:p>28113000</text:p>
          </table:table-cell>
          <table:table-cell office:value-type="float" office:value="28259000" calcext:value-type="float">
            <text:p>28259000</text:p>
          </table:table-cell>
          <table:table-cell office:value-type="float" office:value="28168000" calcext:value-type="float">
            <text:p>28168000</text:p>
          </table:table-cell>
          <table:table-cell office:value-type="float" office:value="28146000" calcext:value-type="float">
            <text:p>28146000</text:p>
          </table:table-cell>
          <table:table-cell office:value-type="float" office:value="28262000" calcext:value-type="float">
            <text:p>28262000</text:p>
          </table:table-cell>
          <table:table-cell office:value-type="float" office:value="28287000" calcext:value-type="float">
            <text:p>28287000</text:p>
          </table:table-cell>
          <table:table-cell office:value-type="float" office:value="28252000" calcext:value-type="float">
            <text:p>28252000</text:p>
          </table:table-cell>
          <table:table-cell office:value-type="float" office:value="28219000" calcext:value-type="float">
            <text:p>28219000</text:p>
          </table:table-cell>
          <table:table-cell office:value-type="float" office:value="28266000" calcext:value-type="float">
            <text:p>28266000</text:p>
          </table:table-cell>
          <table:table-cell office:value-type="float" office:value="28286000" calcext:value-type="float">
            <text:p>28286000</text:p>
          </table:table-cell>
          <table:table-cell office:value-type="float" office:value="28280000" calcext:value-type="float">
            <text:p>28280000</text:p>
          </table:table-cell>
          <table:table-cell office:value-type="float" office:value="28256000" calcext:value-type="float">
            <text:p>28256000</text:p>
          </table:table-cell>
          <table:table-cell office:value-type="float" office:value="28143000" calcext:value-type="float">
            <text:p>28143000</text:p>
          </table:table-cell>
          <table:table-cell office:value-type="float" office:value="28129000" calcext:value-type="float">
            <text:p>28129000</text:p>
          </table:table-cell>
          <table:table-cell office:value-type="float" office:value="28168000" calcext:value-type="float">
            <text:p>28168000</text:p>
          </table:table-cell>
          <table:table-cell office:value-type="float" office:value="28172000" calcext:value-type="float">
            <text:p>28172000</text:p>
          </table:table-cell>
          <table:table-cell office:value-type="float" office:value="28289000" calcext:value-type="float">
            <text:p>28289000</text:p>
          </table:table-cell>
          <table:table-cell office:value-type="float" office:value="28181000" calcext:value-type="float">
            <text:p>28181000</text:p>
          </table:table-cell>
          <table:table-cell office:value-type="float" office:value="28454000" calcext:value-type="float">
            <text:p>28454000</text:p>
          </table:table-cell>
          <table:table-cell office:value-type="float" office:value="28108000" calcext:value-type="float">
            <text:p>28108000</text:p>
          </table:table-cell>
          <table:table-cell office:value-type="float" office:value="28210000" calcext:value-type="float">
            <text:p>28210000</text:p>
          </table:table-cell>
          <table:table-cell office:value-type="float" office:value="28208000" calcext:value-type="float">
            <text:p>28208000</text:p>
          </table:table-cell>
          <table:table-cell office:value-type="float" office:value="29853000" calcext:value-type="float">
            <text:p>29853000</text:p>
          </table:table-cell>
          <table:table-cell office:value-type="float" office:value="28827000" calcext:value-type="float">
            <text:p>28827000</text:p>
          </table:table-cell>
          <table:table-cell office:value-type="float" office:value="28228000" calcext:value-type="float">
            <text:p>28228000</text:p>
          </table:table-cell>
          <table:table-cell office:value-type="float" office:value="28235000" calcext:value-type="float">
            <text:p>28235000</text:p>
          </table:table-cell>
          <table:table-cell office:value-type="float" office:value="28245000" calcext:value-type="float">
            <text:p>28245000</text:p>
          </table:table-cell>
          <table:table-cell office:value-type="float" office:value="28260000" calcext:value-type="float">
            <text:p>28260000</text:p>
          </table:table-cell>
          <table:table-cell office:value-type="float" office:value="28224000" calcext:value-type="float">
            <text:p>28224000</text:p>
          </table:table-cell>
          <table:table-cell office:value-type="float" office:value="28215000" calcext:value-type="float">
            <text:p>28215000</text:p>
          </table:table-cell>
          <table:table-cell office:value-type="float" office:value="28268000" calcext:value-type="float">
            <text:p>28268000</text:p>
          </table:table-cell>
          <table:table-cell office:value-type="float" office:value="28241000" calcext:value-type="float">
            <text:p>28241000</text:p>
          </table:table-cell>
          <table:table-cell office:value-type="float" office:value="28258000" calcext:value-type="float">
            <text:p>28258000</text:p>
          </table:table-cell>
          <table:table-cell office:value-type="float" office:value="28217000" calcext:value-type="float">
            <text:p>28217000</text:p>
          </table:table-cell>
          <table:table-cell office:value-type="float" office:value="28205000" calcext:value-type="float">
            <text:p>28205000</text:p>
          </table:table-cell>
          <table:table-cell office:value-type="float" office:value="28330000" calcext:value-type="float">
            <text:p>28330000</text:p>
          </table:table-cell>
          <table:table-cell office:value-type="float" office:value="28128000" calcext:value-type="float">
            <text:p>28128000</text:p>
          </table:table-cell>
          <table:table-cell office:value-type="float" office:value="28327000" calcext:value-type="float">
            <text:p>28327000</text:p>
          </table:table-cell>
          <table:table-cell office:value-type="float" office:value="28135000" calcext:value-type="float">
            <text:p>28135000</text:p>
          </table:table-cell>
          <table:table-cell office:value-type="float" office:value="28278000" calcext:value-type="float">
            <text:p>28278000</text:p>
          </table:table-cell>
          <table:table-cell office:value-type="float" office:value="28193000" calcext:value-type="float">
            <text:p>28193000</text:p>
          </table:table-cell>
          <table:table-cell office:value-type="float" office:value="28210000" calcext:value-type="float">
            <text:p>28210000</text:p>
          </table:table-cell>
          <table:table-cell office:value-type="float" office:value="28230000" calcext:value-type="float">
            <text:p>28230000</text:p>
          </table:table-cell>
          <table:table-cell office:value-type="float" office:value="28247000" calcext:value-type="float">
            <text:p>28247000</text:p>
          </table:table-cell>
          <table:table-cell office:value-type="float" office:value="28191000" calcext:value-type="float">
            <text:p>28191000</text:p>
          </table:table-cell>
          <table:table-cell office:value-type="float" office:value="28175000" calcext:value-type="float">
            <text:p>28175000</text:p>
          </table:table-cell>
          <table:table-cell office:value-type="float" office:value="28238000" calcext:value-type="float">
            <text:p>28238000</text:p>
          </table:table-cell>
          <table:table-cell office:value-type="float" office:value="28188000" calcext:value-type="float">
            <text:p>28188000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AVERAGE([.A129:.AY129])" office:value-type="float" office:value="27716848.627451" calcext:value-type="float">
            <text:p>27716848.627451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5651000" calcext:value-type="float">
            <text:p>25651000</text:p>
          </table:table-cell>
          <table:table-cell office:value-type="float" office:value="24208000" calcext:value-type="float">
            <text:p>24208000</text:p>
          </table:table-cell>
          <table:table-cell office:value-type="float" office:value="24192000" calcext:value-type="float">
            <text:p>24192000</text:p>
          </table:table-cell>
          <table:table-cell office:value-type="float" office:value="24187000" calcext:value-type="float">
            <text:p>24187000</text:p>
          </table:table-cell>
          <table:table-cell office:value-type="float" office:value="24202000" calcext:value-type="float">
            <text:p>24202000</text:p>
          </table:table-cell>
          <table:table-cell office:value-type="float" office:value="24130000" calcext:value-type="float">
            <text:p>24130000</text:p>
          </table:table-cell>
          <table:table-cell office:value-type="float" office:value="24266000" calcext:value-type="float">
            <text:p>24266000</text:p>
          </table:table-cell>
          <table:table-cell office:value-type="float" office:value="24204000" calcext:value-type="float">
            <text:p>24204000</text:p>
          </table:table-cell>
          <table:table-cell office:value-type="float" office:value="24574000" calcext:value-type="float">
            <text:p>24574000</text:p>
          </table:table-cell>
          <table:table-cell office:value-type="float" office:value="24274000" calcext:value-type="float">
            <text:p>24274000</text:p>
          </table:table-cell>
          <table:table-cell office:value-type="float" office:value="24198000" calcext:value-type="float">
            <text:p>24198000</text:p>
          </table:table-cell>
          <table:table-cell office:value-type="float" office:value="24239000" calcext:value-type="float">
            <text:p>24239000</text:p>
          </table:table-cell>
          <table:table-cell office:value-type="float" office:value="24192000" calcext:value-type="float">
            <text:p>24192000</text:p>
          </table:table-cell>
          <table:table-cell office:value-type="float" office:value="24266000" calcext:value-type="float">
            <text:p>24266000</text:p>
          </table:table-cell>
          <table:table-cell office:value-type="float" office:value="24239000" calcext:value-type="float">
            <text:p>24239000</text:p>
          </table:table-cell>
          <table:table-cell office:value-type="float" office:value="24215000" calcext:value-type="float">
            <text:p>24215000</text:p>
          </table:table-cell>
          <table:table-cell office:value-type="float" office:value="24261000" calcext:value-type="float">
            <text:p>24261000</text:p>
          </table:table-cell>
          <table:table-cell office:value-type="float" office:value="24179000" calcext:value-type="float">
            <text:p>24179000</text:p>
          </table:table-cell>
          <table:table-cell office:value-type="float" office:value="24110000" calcext:value-type="float">
            <text:p>24110000</text:p>
          </table:table-cell>
          <table:table-cell office:value-type="float" office:value="24251000" calcext:value-type="float">
            <text:p>24251000</text:p>
          </table:table-cell>
          <table:table-cell office:value-type="float" office:value="24184000" calcext:value-type="float">
            <text:p>24184000</text:p>
          </table:table-cell>
          <table:table-cell office:value-type="float" office:value="24194000" calcext:value-type="float">
            <text:p>24194000</text:p>
          </table:table-cell>
          <table:table-cell office:value-type="float" office:value="24201000" calcext:value-type="float">
            <text:p>24201000</text:p>
          </table:table-cell>
          <table:table-cell office:value-type="float" office:value="24167000" calcext:value-type="float">
            <text:p>24167000</text:p>
          </table:table-cell>
          <table:table-cell office:value-type="float" office:value="24159000" calcext:value-type="float">
            <text:p>24159000</text:p>
          </table:table-cell>
          <table:table-cell office:value-type="float" office:value="24235000" calcext:value-type="float">
            <text:p>24235000</text:p>
          </table:table-cell>
          <table:table-cell office:value-type="float" office:value="24226000" calcext:value-type="float">
            <text:p>24226000</text:p>
          </table:table-cell>
          <table:table-cell office:value-type="float" office:value="24172000" calcext:value-type="float">
            <text:p>24172000</text:p>
          </table:table-cell>
          <table:table-cell office:value-type="float" office:value="25845000" calcext:value-type="float">
            <text:p>25845000</text:p>
          </table:table-cell>
          <table:table-cell office:value-type="float" office:value="24247000" calcext:value-type="float">
            <text:p>24247000</text:p>
          </table:table-cell>
          <table:table-cell office:value-type="float" office:value="24222000" calcext:value-type="float">
            <text:p>24222000</text:p>
          </table:table-cell>
          <table:table-cell office:value-type="float" office:value="24364000" calcext:value-type="float">
            <text:p>24364000</text:p>
          </table:table-cell>
          <table:table-cell office:value-type="float" office:value="24190000" calcext:value-type="float">
            <text:p>24190000</text:p>
          </table:table-cell>
          <table:table-cell office:value-type="float" office:value="24249000" calcext:value-type="float">
            <text:p>24249000</text:p>
          </table:table-cell>
          <table:table-cell office:value-type="float" office:value="24155000" calcext:value-type="float">
            <text:p>24155000</text:p>
          </table:table-cell>
          <table:table-cell office:value-type="float" office:value="24193000" calcext:value-type="float">
            <text:p>24193000</text:p>
          </table:table-cell>
          <table:table-cell office:value-type="float" office:value="29846000" calcext:value-type="float">
            <text:p>29846000</text:p>
          </table:table-cell>
          <table:table-cell office:value-type="float" office:value="24092000" calcext:value-type="float">
            <text:p>24092000</text:p>
          </table:table-cell>
          <table:table-cell office:value-type="float" office:value="24229000" calcext:value-type="float">
            <text:p>24229000</text:p>
          </table:table-cell>
          <table:table-cell office:value-type="float" office:value="24198000" calcext:value-type="float">
            <text:p>24198000</text:p>
          </table:table-cell>
          <table:table-cell office:value-type="float" office:value="24271000" calcext:value-type="float">
            <text:p>24271000</text:p>
          </table:table-cell>
          <table:table-cell office:value-type="float" office:value="24105000" calcext:value-type="float">
            <text:p>24105000</text:p>
          </table:table-cell>
          <table:table-cell office:value-type="float" office:value="24300000" calcext:value-type="float">
            <text:p>24300000</text:p>
          </table:table-cell>
          <table:table-cell office:value-type="float" office:value="24088000" calcext:value-type="float">
            <text:p>24088000</text:p>
          </table:table-cell>
          <table:table-cell office:value-type="float" office:value="24127000" calcext:value-type="float">
            <text:p>24127000</text:p>
          </table:table-cell>
          <table:table-cell office:value-type="float" office:value="24145000" calcext:value-type="float">
            <text:p>24145000</text:p>
          </table:table-cell>
          <table:table-cell office:value-type="float" office:value="24243000" calcext:value-type="float">
            <text:p>24243000</text:p>
          </table:table-cell>
          <table:table-cell office:value-type="float" office:value="24210000" calcext:value-type="float">
            <text:p>24210000</text:p>
          </table:table-cell>
          <table:table-cell office:value-type="float" office:value="24167000" calcext:value-type="float">
            <text:p>24167000</text:p>
          </table:table-cell>
          <table:table-cell office:value-type="float" office:value="24239000" calcext:value-type="float">
            <text:p>24239000</text:p>
          </table:table-cell>
          <table:table-cell/>
          <table:table-cell office:value-type="float" office:value="1290" calcext:value-type="float">
            <text:p>1290</text:p>
          </table:table-cell>
          <table:table-cell table:formula="of:=AVERAGE([.A130:.AY130])" office:value-type="float" office:value="23907888.0392157" calcext:value-type="float">
            <text:p>23907888.039215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4521000" calcext:value-type="float">
            <text:p>24521000</text:p>
          </table:table-cell>
          <table:table-cell office:value-type="float" office:value="24537000" calcext:value-type="float">
            <text:p>24537000</text:p>
          </table:table-cell>
          <table:table-cell office:value-type="float" office:value="24343000" calcext:value-type="float">
            <text:p>24343000</text:p>
          </table:table-cell>
          <table:table-cell office:value-type="float" office:value="24455000" calcext:value-type="float">
            <text:p>24455000</text:p>
          </table:table-cell>
          <table:table-cell office:value-type="float" office:value="24471000" calcext:value-type="float">
            <text:p>24471000</text:p>
          </table:table-cell>
          <table:table-cell office:value-type="float" office:value="24525000" calcext:value-type="float">
            <text:p>24525000</text:p>
          </table:table-cell>
          <table:table-cell office:value-type="float" office:value="24513000" calcext:value-type="float">
            <text:p>24513000</text:p>
          </table:table-cell>
          <table:table-cell office:value-type="float" office:value="26001000" calcext:value-type="float">
            <text:p>26001000</text:p>
          </table:table-cell>
          <table:table-cell office:value-type="float" office:value="24490000" calcext:value-type="float">
            <text:p>24490000</text:p>
          </table:table-cell>
          <table:table-cell office:value-type="float" office:value="24517000" calcext:value-type="float">
            <text:p>24517000</text:p>
          </table:table-cell>
          <table:table-cell office:value-type="float" office:value="24435000" calcext:value-type="float">
            <text:p>24435000</text:p>
          </table:table-cell>
          <table:table-cell office:value-type="float" office:value="24485000" calcext:value-type="float">
            <text:p>24485000</text:p>
          </table:table-cell>
          <table:table-cell office:value-type="float" office:value="24535000" calcext:value-type="float">
            <text:p>24535000</text:p>
          </table:table-cell>
          <table:table-cell office:value-type="float" office:value="24508000" calcext:value-type="float">
            <text:p>24508000</text:p>
          </table:table-cell>
          <table:table-cell office:value-type="float" office:value="24550000" calcext:value-type="float">
            <text:p>24550000</text:p>
          </table:table-cell>
          <table:table-cell office:value-type="float" office:value="24522000" calcext:value-type="float">
            <text:p>24522000</text:p>
          </table:table-cell>
          <table:table-cell office:value-type="float" office:value="24533000" calcext:value-type="float">
            <text:p>24533000</text:p>
          </table:table-cell>
          <table:table-cell office:value-type="float" office:value="24529000" calcext:value-type="float">
            <text:p>24529000</text:p>
          </table:table-cell>
          <table:table-cell office:value-type="float" office:value="24447000" calcext:value-type="float">
            <text:p>24447000</text:p>
          </table:table-cell>
          <table:table-cell office:value-type="float" office:value="24851000" calcext:value-type="float">
            <text:p>24851000</text:p>
          </table:table-cell>
          <table:table-cell office:value-type="float" office:value="24562000" calcext:value-type="float">
            <text:p>24562000</text:p>
          </table:table-cell>
          <table:table-cell office:value-type="float" office:value="24471000" calcext:value-type="float">
            <text:p>24471000</text:p>
          </table:table-cell>
          <table:table-cell office:value-type="float" office:value="24328000" calcext:value-type="float">
            <text:p>24328000</text:p>
          </table:table-cell>
          <table:table-cell office:value-type="float" office:value="24447000" calcext:value-type="float">
            <text:p>24447000</text:p>
          </table:table-cell>
          <table:table-cell office:value-type="float" office:value="24343000" calcext:value-type="float">
            <text:p>24343000</text:p>
          </table:table-cell>
          <table:table-cell office:value-type="float" office:value="24461000" calcext:value-type="float">
            <text:p>24461000</text:p>
          </table:table-cell>
          <table:table-cell office:value-type="float" office:value="24387000" calcext:value-type="float">
            <text:p>24387000</text:p>
          </table:table-cell>
          <table:table-cell office:value-type="float" office:value="24410000" calcext:value-type="float">
            <text:p>24410000</text:p>
          </table:table-cell>
          <table:table-cell office:value-type="float" office:value="24538000" calcext:value-type="float">
            <text:p>24538000</text:p>
          </table:table-cell>
          <table:table-cell office:value-type="float" office:value="24513000" calcext:value-type="float">
            <text:p>24513000</text:p>
          </table:table-cell>
          <table:table-cell office:value-type="float" office:value="24466000" calcext:value-type="float">
            <text:p>24466000</text:p>
          </table:table-cell>
          <table:table-cell office:value-type="float" office:value="24505000" calcext:value-type="float">
            <text:p>24505000</text:p>
          </table:table-cell>
          <table:table-cell office:value-type="float" office:value="24471000" calcext:value-type="float">
            <text:p>24471000</text:p>
          </table:table-cell>
          <table:table-cell office:value-type="float" office:value="24418000" calcext:value-type="float">
            <text:p>24418000</text:p>
          </table:table-cell>
          <table:table-cell office:value-type="float" office:value="24406000" calcext:value-type="float">
            <text:p>24406000</text:p>
          </table:table-cell>
          <table:table-cell office:value-type="float" office:value="24444000" calcext:value-type="float">
            <text:p>24444000</text:p>
          </table:table-cell>
          <table:table-cell office:value-type="float" office:value="24435000" calcext:value-type="float">
            <text:p>24435000</text:p>
          </table:table-cell>
          <table:table-cell office:value-type="float" office:value="24459000" calcext:value-type="float">
            <text:p>24459000</text:p>
          </table:table-cell>
          <table:table-cell office:value-type="float" office:value="24549000" calcext:value-type="float">
            <text:p>24549000</text:p>
          </table:table-cell>
          <table:table-cell office:value-type="float" office:value="24415000" calcext:value-type="float">
            <text:p>24415000</text:p>
          </table:table-cell>
          <table:table-cell office:value-type="float" office:value="24503000" calcext:value-type="float">
            <text:p>24503000</text:p>
          </table:table-cell>
          <table:table-cell office:value-type="float" office:value="24556000" calcext:value-type="float">
            <text:p>24556000</text:p>
          </table:table-cell>
          <table:table-cell office:value-type="float" office:value="24522000" calcext:value-type="float">
            <text:p>24522000</text:p>
          </table:table-cell>
          <table:table-cell office:value-type="float" office:value="24451000" calcext:value-type="float">
            <text:p>24451000</text:p>
          </table:table-cell>
          <table:table-cell office:value-type="float" office:value="24502000" calcext:value-type="float">
            <text:p>24502000</text:p>
          </table:table-cell>
          <table:table-cell office:value-type="float" office:value="24422000" calcext:value-type="float">
            <text:p>24422000</text:p>
          </table:table-cell>
          <table:table-cell office:value-type="float" office:value="24482000" calcext:value-type="float">
            <text:p>24482000</text:p>
          </table:table-cell>
          <table:table-cell office:value-type="float" office:value="24468000" calcext:value-type="float">
            <text:p>24468000</text:p>
          </table:table-cell>
          <table:table-cell office:value-type="float" office:value="24455000" calcext:value-type="float">
            <text:p>24455000</text:p>
          </table:table-cell>
          <table:table-cell office:value-type="float" office:value="24332000" calcext:value-type="float">
            <text:p>24332000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AVERAGE([.A131:.AY131])" office:value-type="float" office:value="24029221.5686275" calcext:value-type="float">
            <text:p>24029221.568627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4066000" calcext:value-type="float">
            <text:p>24066000</text:p>
          </table:table-cell>
          <table:table-cell office:value-type="float" office:value="24928000" calcext:value-type="float">
            <text:p>24928000</text:p>
          </table:table-cell>
          <table:table-cell office:value-type="float" office:value="24180000" calcext:value-type="float">
            <text:p>24180000</text:p>
          </table:table-cell>
          <table:table-cell office:value-type="float" office:value="24158000" calcext:value-type="float">
            <text:p>24158000</text:p>
          </table:table-cell>
          <table:table-cell office:value-type="float" office:value="24107000" calcext:value-type="float">
            <text:p>24107000</text:p>
          </table:table-cell>
          <table:table-cell office:value-type="float" office:value="24080000" calcext:value-type="float">
            <text:p>24080000</text:p>
          </table:table-cell>
          <table:table-cell office:value-type="float" office:value="24147000" calcext:value-type="float">
            <text:p>24147000</text:p>
          </table:table-cell>
          <table:table-cell office:value-type="float" office:value="24117000" calcext:value-type="float">
            <text:p>24117000</text:p>
          </table:table-cell>
          <table:table-cell office:value-type="float" office:value="24337000" calcext:value-type="float">
            <text:p>24337000</text:p>
          </table:table-cell>
          <table:table-cell office:value-type="float" office:value="24114000" calcext:value-type="float">
            <text:p>24114000</text:p>
          </table:table-cell>
          <table:table-cell office:value-type="float" office:value="24182000" calcext:value-type="float">
            <text:p>24182000</text:p>
          </table:table-cell>
          <table:table-cell office:value-type="float" office:value="24042000" calcext:value-type="float">
            <text:p>24042000</text:p>
          </table:table-cell>
          <table:table-cell office:value-type="float" office:value="24221000" calcext:value-type="float">
            <text:p>24221000</text:p>
          </table:table-cell>
          <table:table-cell office:value-type="float" office:value="24165000" calcext:value-type="float">
            <text:p>24165000</text:p>
          </table:table-cell>
          <table:table-cell office:value-type="float" office:value="25954000" calcext:value-type="float">
            <text:p>25954000</text:p>
          </table:table-cell>
          <table:table-cell office:value-type="float" office:value="24097000" calcext:value-type="float">
            <text:p>24097000</text:p>
          </table:table-cell>
          <table:table-cell office:value-type="float" office:value="24065000" calcext:value-type="float">
            <text:p>24065000</text:p>
          </table:table-cell>
          <table:table-cell office:value-type="float" office:value="24215000" calcext:value-type="float">
            <text:p>24215000</text:p>
          </table:table-cell>
          <table:table-cell office:value-type="float" office:value="24068000" calcext:value-type="float">
            <text:p>24068000</text:p>
          </table:table-cell>
          <table:table-cell office:value-type="float" office:value="24180000" calcext:value-type="float">
            <text:p>24180000</text:p>
          </table:table-cell>
          <table:table-cell office:value-type="float" office:value="24075000" calcext:value-type="float">
            <text:p>24075000</text:p>
          </table:table-cell>
          <table:table-cell office:value-type="float" office:value="24142000" calcext:value-type="float">
            <text:p>24142000</text:p>
          </table:table-cell>
          <table:table-cell office:value-type="float" office:value="24089000" calcext:value-type="float">
            <text:p>24089000</text:p>
          </table:table-cell>
          <table:table-cell office:value-type="float" office:value="24131000" calcext:value-type="float">
            <text:p>24131000</text:p>
          </table:table-cell>
          <table:table-cell office:value-type="float" office:value="24099000" calcext:value-type="float">
            <text:p>24099000</text:p>
          </table:table-cell>
          <table:table-cell office:value-type="float" office:value="24143000" calcext:value-type="float">
            <text:p>24143000</text:p>
          </table:table-cell>
          <table:table-cell office:value-type="float" office:value="24109000" calcext:value-type="float">
            <text:p>24109000</text:p>
          </table:table-cell>
          <table:table-cell office:value-type="float" office:value="24034000" calcext:value-type="float">
            <text:p>24034000</text:p>
          </table:table-cell>
          <table:table-cell office:value-type="float" office:value="24016000" calcext:value-type="float">
            <text:p>24016000</text:p>
          </table:table-cell>
          <table:table-cell office:value-type="float" office:value="24126000" calcext:value-type="float">
            <text:p>24126000</text:p>
          </table:table-cell>
          <table:table-cell office:value-type="float" office:value="24095000" calcext:value-type="float">
            <text:p>24095000</text:p>
          </table:table-cell>
          <table:table-cell office:value-type="float" office:value="23998000" calcext:value-type="float">
            <text:p>23998000</text:p>
          </table:table-cell>
          <table:table-cell office:value-type="float" office:value="24070000" calcext:value-type="float">
            <text:p>24070000</text:p>
          </table:table-cell>
          <table:table-cell office:value-type="float" office:value="24063000" calcext:value-type="float">
            <text:p>24063000</text:p>
          </table:table-cell>
          <table:table-cell office:value-type="float" office:value="24108000" calcext:value-type="float">
            <text:p>24108000</text:p>
          </table:table-cell>
          <table:table-cell office:value-type="float" office:value="24169000" calcext:value-type="float">
            <text:p>24169000</text:p>
          </table:table-cell>
          <table:table-cell office:value-type="float" office:value="24101000" calcext:value-type="float">
            <text:p>24101000</text:p>
          </table:table-cell>
          <table:table-cell office:value-type="float" office:value="24150000" calcext:value-type="float">
            <text:p>24150000</text:p>
          </table:table-cell>
          <table:table-cell office:value-type="float" office:value="23937000" calcext:value-type="float">
            <text:p>23937000</text:p>
          </table:table-cell>
          <table:table-cell office:value-type="float" office:value="24180000" calcext:value-type="float">
            <text:p>24180000</text:p>
          </table:table-cell>
          <table:table-cell office:value-type="float" office:value="24082000" calcext:value-type="float">
            <text:p>24082000</text:p>
          </table:table-cell>
          <table:table-cell office:value-type="float" office:value="24308000" calcext:value-type="float">
            <text:p>24308000</text:p>
          </table:table-cell>
          <table:table-cell office:value-type="float" office:value="24088000" calcext:value-type="float">
            <text:p>24088000</text:p>
          </table:table-cell>
          <table:table-cell office:value-type="float" office:value="24117000" calcext:value-type="float">
            <text:p>24117000</text:p>
          </table:table-cell>
          <table:table-cell office:value-type="float" office:value="25762000" calcext:value-type="float">
            <text:p>25762000</text:p>
          </table:table-cell>
          <table:table-cell office:value-type="float" office:value="24145000" calcext:value-type="float">
            <text:p>24145000</text:p>
          </table:table-cell>
          <table:table-cell office:value-type="float" office:value="24479000" calcext:value-type="float">
            <text:p>24479000</text:p>
          </table:table-cell>
          <table:table-cell office:value-type="float" office:value="24186000" calcext:value-type="float">
            <text:p>24186000</text:p>
          </table:table-cell>
          <table:table-cell office:value-type="float" office:value="23982000" calcext:value-type="float">
            <text:p>23982000</text:p>
          </table:table-cell>
          <table:table-cell office:value-type="float" office:value="24074000" calcext:value-type="float">
            <text:p>24074000</text:p>
          </table:table-cell>
          <table:table-cell/>
          <table:table-cell office:value-type="float" office:value="1310" calcext:value-type="float">
            <text:p>1310</text:p>
          </table:table-cell>
          <table:table-cell table:formula="of:=AVERAGE([.A132:.AY132])" office:value-type="float" office:value="23734947.254902" calcext:value-type="float">
            <text:p>23734947.25490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4409000" calcext:value-type="float">
            <text:p>24409000</text:p>
          </table:table-cell>
          <table:table-cell office:value-type="float" office:value="24421000" calcext:value-type="float">
            <text:p>24421000</text:p>
          </table:table-cell>
          <table:table-cell office:value-type="float" office:value="24396000" calcext:value-type="float">
            <text:p>24396000</text:p>
          </table:table-cell>
          <table:table-cell office:value-type="float" office:value="24363000" calcext:value-type="float">
            <text:p>24363000</text:p>
          </table:table-cell>
          <table:table-cell office:value-type="float" office:value="24479000" calcext:value-type="float">
            <text:p>24479000</text:p>
          </table:table-cell>
          <table:table-cell office:value-type="float" office:value="24294000" calcext:value-type="float">
            <text:p>24294000</text:p>
          </table:table-cell>
          <table:table-cell office:value-type="float" office:value="24485000" calcext:value-type="float">
            <text:p>24485000</text:p>
          </table:table-cell>
          <table:table-cell office:value-type="float" office:value="24385000" calcext:value-type="float">
            <text:p>24385000</text:p>
          </table:table-cell>
          <table:table-cell office:value-type="float" office:value="24602000" calcext:value-type="float">
            <text:p>24602000</text:p>
          </table:table-cell>
          <table:table-cell office:value-type="float" office:value="24494000" calcext:value-type="float">
            <text:p>24494000</text:p>
          </table:table-cell>
          <table:table-cell office:value-type="float" office:value="24411000" calcext:value-type="float">
            <text:p>24411000</text:p>
          </table:table-cell>
          <table:table-cell office:value-type="float" office:value="24335000" calcext:value-type="float">
            <text:p>24335000</text:p>
          </table:table-cell>
          <table:table-cell office:value-type="float" office:value="24387000" calcext:value-type="float">
            <text:p>24387000</text:p>
          </table:table-cell>
          <table:table-cell office:value-type="float" office:value="24408000" calcext:value-type="float">
            <text:p>24408000</text:p>
          </table:table-cell>
          <table:table-cell office:value-type="float" office:value="24436000" calcext:value-type="float">
            <text:p>24436000</text:p>
          </table:table-cell>
          <table:table-cell office:value-type="float" office:value="24491000" calcext:value-type="float">
            <text:p>24491000</text:p>
          </table:table-cell>
          <table:table-cell office:value-type="float" office:value="24532000" calcext:value-type="float">
            <text:p>24532000</text:p>
          </table:table-cell>
          <table:table-cell office:value-type="float" office:value="25251000" calcext:value-type="float">
            <text:p>25251000</text:p>
          </table:table-cell>
          <table:table-cell office:value-type="float" office:value="24441000" calcext:value-type="float">
            <text:p>24441000</text:p>
          </table:table-cell>
          <table:table-cell office:value-type="float" office:value="24406000" calcext:value-type="float">
            <text:p>24406000</text:p>
          </table:table-cell>
          <table:table-cell office:value-type="float" office:value="24436000" calcext:value-type="float">
            <text:p>24436000</text:p>
          </table:table-cell>
          <table:table-cell office:value-type="float" office:value="24428000" calcext:value-type="float">
            <text:p>24428000</text:p>
          </table:table-cell>
          <table:table-cell office:value-type="float" office:value="24425000" calcext:value-type="float">
            <text:p>24425000</text:p>
          </table:table-cell>
          <table:table-cell office:value-type="float" office:value="26009000" calcext:value-type="float">
            <text:p>26009000</text:p>
          </table:table-cell>
          <table:table-cell office:value-type="float" office:value="24322000" calcext:value-type="float">
            <text:p>24322000</text:p>
          </table:table-cell>
          <table:table-cell office:value-type="float" office:value="24339000" calcext:value-type="float">
            <text:p>24339000</text:p>
          </table:table-cell>
          <table:table-cell office:value-type="float" office:value="24398000" calcext:value-type="float">
            <text:p>24398000</text:p>
          </table:table-cell>
          <table:table-cell office:value-type="float" office:value="24456000" calcext:value-type="float">
            <text:p>24456000</text:p>
          </table:table-cell>
          <table:table-cell office:value-type="float" office:value="24366000" calcext:value-type="float">
            <text:p>24366000</text:p>
          </table:table-cell>
          <table:table-cell office:value-type="float" office:value="24371000" calcext:value-type="float">
            <text:p>24371000</text:p>
          </table:table-cell>
          <table:table-cell office:value-type="float" office:value="24349000" calcext:value-type="float">
            <text:p>24349000</text:p>
          </table:table-cell>
          <table:table-cell office:value-type="float" office:value="24410000" calcext:value-type="float">
            <text:p>24410000</text:p>
          </table:table-cell>
          <table:table-cell office:value-type="float" office:value="24355000" calcext:value-type="float">
            <text:p>24355000</text:p>
          </table:table-cell>
          <table:table-cell office:value-type="float" office:value="24596000" calcext:value-type="float">
            <text:p>24596000</text:p>
          </table:table-cell>
          <table:table-cell office:value-type="float" office:value="24878000" calcext:value-type="float">
            <text:p>24878000</text:p>
          </table:table-cell>
          <table:table-cell office:value-type="float" office:value="24417000" calcext:value-type="float">
            <text:p>24417000</text:p>
          </table:table-cell>
          <table:table-cell office:value-type="float" office:value="24371000" calcext:value-type="float">
            <text:p>24371000</text:p>
          </table:table-cell>
          <table:table-cell office:value-type="float" office:value="24418000" calcext:value-type="float">
            <text:p>24418000</text:p>
          </table:table-cell>
          <table:table-cell office:value-type="float" office:value="24417000" calcext:value-type="float">
            <text:p>24417000</text:p>
          </table:table-cell>
          <table:table-cell office:value-type="float" office:value="24544000" calcext:value-type="float">
            <text:p>24544000</text:p>
          </table:table-cell>
          <table:table-cell office:value-type="float" office:value="24397000" calcext:value-type="float">
            <text:p>24397000</text:p>
          </table:table-cell>
          <table:table-cell office:value-type="float" office:value="24324000" calcext:value-type="float">
            <text:p>24324000</text:p>
          </table:table-cell>
          <table:table-cell office:value-type="float" office:value="24346000" calcext:value-type="float">
            <text:p>24346000</text:p>
          </table:table-cell>
          <table:table-cell office:value-type="float" office:value="24277000" calcext:value-type="float">
            <text:p>24277000</text:p>
          </table:table-cell>
          <table:table-cell office:value-type="float" office:value="24333000" calcext:value-type="float">
            <text:p>24333000</text:p>
          </table:table-cell>
          <table:table-cell office:value-type="float" office:value="24289000" calcext:value-type="float">
            <text:p>24289000</text:p>
          </table:table-cell>
          <table:table-cell office:value-type="float" office:value="24284000" calcext:value-type="float">
            <text:p>24284000</text:p>
          </table:table-cell>
          <table:table-cell office:value-type="float" office:value="24317000" calcext:value-type="float">
            <text:p>24317000</text:p>
          </table:table-cell>
          <table:table-cell office:value-type="float" office:value="24284000" calcext:value-type="float">
            <text:p>24284000</text:p>
          </table:table-cell>
          <table:table-cell office:value-type="float" office:value="24403000" calcext:value-type="float">
            <text:p>24403000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AVERAGE([.A133:.AY133])" office:value-type="float" office:value="23980123.9215686" calcext:value-type="float">
            <text:p>23980123.921568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6098000" calcext:value-type="float">
            <text:p>26098000</text:p>
          </table:table-cell>
          <table:table-cell office:value-type="float" office:value="26177000" calcext:value-type="float">
            <text:p>26177000</text:p>
          </table:table-cell>
          <table:table-cell office:value-type="float" office:value="27840000" calcext:value-type="float">
            <text:p>27840000</text:p>
          </table:table-cell>
          <table:table-cell office:value-type="float" office:value="26087000" calcext:value-type="float">
            <text:p>26087000</text:p>
          </table:table-cell>
          <table:table-cell office:value-type="float" office:value="26080000" calcext:value-type="float">
            <text:p>26080000</text:p>
          </table:table-cell>
          <table:table-cell office:value-type="float" office:value="26111000" calcext:value-type="float">
            <text:p>26111000</text:p>
          </table:table-cell>
          <table:table-cell office:value-type="float" office:value="25980000" calcext:value-type="float">
            <text:p>25980000</text:p>
          </table:table-cell>
          <table:table-cell office:value-type="float" office:value="26106000" calcext:value-type="float">
            <text:p>26106000</text:p>
          </table:table-cell>
          <table:table-cell office:value-type="float" office:value="26172000" calcext:value-type="float">
            <text:p>26172000</text:p>
          </table:table-cell>
          <table:table-cell office:value-type="float" office:value="26032000" calcext:value-type="float">
            <text:p>26032000</text:p>
          </table:table-cell>
          <table:table-cell office:value-type="float" office:value="26110000" calcext:value-type="float">
            <text:p>26110000</text:p>
          </table:table-cell>
          <table:table-cell office:value-type="float" office:value="26013000" calcext:value-type="float">
            <text:p>26013000</text:p>
          </table:table-cell>
          <table:table-cell office:value-type="float" office:value="26185000" calcext:value-type="float">
            <text:p>26185000</text:p>
          </table:table-cell>
          <table:table-cell office:value-type="float" office:value="26090000" calcext:value-type="float">
            <text:p>26090000</text:p>
          </table:table-cell>
          <table:table-cell office:value-type="float" office:value="26101000" calcext:value-type="float">
            <text:p>26101000</text:p>
          </table:table-cell>
          <table:table-cell office:value-type="float" office:value="26132000" calcext:value-type="float">
            <text:p>26132000</text:p>
          </table:table-cell>
          <table:table-cell office:value-type="float" office:value="26126000" calcext:value-type="float">
            <text:p>26126000</text:p>
          </table:table-cell>
          <table:table-cell office:value-type="float" office:value="26075000" calcext:value-type="float">
            <text:p>26075000</text:p>
          </table:table-cell>
          <table:table-cell office:value-type="float" office:value="26122000" calcext:value-type="float">
            <text:p>26122000</text:p>
          </table:table-cell>
          <table:table-cell office:value-type="float" office:value="26117000" calcext:value-type="float">
            <text:p>26117000</text:p>
          </table:table-cell>
          <table:table-cell office:value-type="float" office:value="26093000" calcext:value-type="float">
            <text:p>26093000</text:p>
          </table:table-cell>
          <table:table-cell office:value-type="float" office:value="26084000" calcext:value-type="float">
            <text:p>26084000</text:p>
          </table:table-cell>
          <table:table-cell office:value-type="float" office:value="26099000" calcext:value-type="float">
            <text:p>26099000</text:p>
          </table:table-cell>
          <table:table-cell office:value-type="float" office:value="26104000" calcext:value-type="float">
            <text:p>26104000</text:p>
          </table:table-cell>
          <table:table-cell office:value-type="float" office:value="26146000" calcext:value-type="float">
            <text:p>26146000</text:p>
          </table:table-cell>
          <table:table-cell office:value-type="float" office:value="26105000" calcext:value-type="float">
            <text:p>26105000</text:p>
          </table:table-cell>
          <table:table-cell office:value-type="float" office:value="26100000" calcext:value-type="float">
            <text:p>26100000</text:p>
          </table:table-cell>
          <table:table-cell office:value-type="float" office:value="26094000" calcext:value-type="float">
            <text:p>26094000</text:p>
          </table:table-cell>
          <table:table-cell office:value-type="float" office:value="26114000" calcext:value-type="float">
            <text:p>26114000</text:p>
          </table:table-cell>
          <table:table-cell office:value-type="float" office:value="26116000" calcext:value-type="float">
            <text:p>26116000</text:p>
          </table:table-cell>
          <table:table-cell office:value-type="float" office:value="26133000" calcext:value-type="float">
            <text:p>26133000</text:p>
          </table:table-cell>
          <table:table-cell office:value-type="float" office:value="25988000" calcext:value-type="float">
            <text:p>25988000</text:p>
          </table:table-cell>
          <table:table-cell office:value-type="float" office:value="26006000" calcext:value-type="float">
            <text:p>26006000</text:p>
          </table:table-cell>
          <table:table-cell office:value-type="float" office:value="26060000" calcext:value-type="float">
            <text:p>26060000</text:p>
          </table:table-cell>
          <table:table-cell office:value-type="float" office:value="27705000" calcext:value-type="float">
            <text:p>27705000</text:p>
          </table:table-cell>
          <table:table-cell office:value-type="float" office:value="26126000" calcext:value-type="float">
            <text:p>26126000</text:p>
          </table:table-cell>
          <table:table-cell office:value-type="float" office:value="25969000" calcext:value-type="float">
            <text:p>25969000</text:p>
          </table:table-cell>
          <table:table-cell office:value-type="float" office:value="26074000" calcext:value-type="float">
            <text:p>26074000</text:p>
          </table:table-cell>
          <table:table-cell office:value-type="float" office:value="26103000" calcext:value-type="float">
            <text:p>26103000</text:p>
          </table:table-cell>
          <table:table-cell office:value-type="float" office:value="26074000" calcext:value-type="float">
            <text:p>26074000</text:p>
          </table:table-cell>
          <table:table-cell office:value-type="float" office:value="26079000" calcext:value-type="float">
            <text:p>26079000</text:p>
          </table:table-cell>
          <table:table-cell office:value-type="float" office:value="26107000" calcext:value-type="float">
            <text:p>26107000</text:p>
          </table:table-cell>
          <table:table-cell table:number-columns-repeated="2" office:value-type="float" office:value="26082000" calcext:value-type="float">
            <text:p>26082000</text:p>
          </table:table-cell>
          <table:table-cell office:value-type="float" office:value="26108000" calcext:value-type="float">
            <text:p>26108000</text:p>
          </table:table-cell>
          <table:table-cell office:value-type="float" office:value="26080000" calcext:value-type="float">
            <text:p>26080000</text:p>
          </table:table-cell>
          <table:table-cell office:value-type="float" office:value="26130000" calcext:value-type="float">
            <text:p>26130000</text:p>
          </table:table-cell>
          <table:table-cell office:value-type="float" office:value="26083000" calcext:value-type="float">
            <text:p>26083000</text:p>
          </table:table-cell>
          <table:table-cell office:value-type="float" office:value="26076000" calcext:value-type="float">
            <text:p>26076000</text:p>
          </table:table-cell>
          <table:table-cell office:value-type="float" office:value="26035000" calcext:value-type="float">
            <text:p>26035000</text:p>
          </table:table-cell>
          <table:table-cell/>
          <table:table-cell office:value-type="float" office:value="1330" calcext:value-type="float">
            <text:p>1330</text:p>
          </table:table-cell>
          <table:table-cell table:formula="of:=AVERAGE([.A134:.AY134])" office:value-type="float" office:value="25645300.5882353" calcext:value-type="float">
            <text:p>25645300.588235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5842000" calcext:value-type="float">
            <text:p>25842000</text:p>
          </table:table-cell>
          <table:table-cell office:value-type="float" office:value="25941000" calcext:value-type="float">
            <text:p>25941000</text:p>
          </table:table-cell>
          <table:table-cell office:value-type="float" office:value="25931000" calcext:value-type="float">
            <text:p>25931000</text:p>
          </table:table-cell>
          <table:table-cell office:value-type="float" office:value="25886000" calcext:value-type="float">
            <text:p>25886000</text:p>
          </table:table-cell>
          <table:table-cell office:value-type="float" office:value="25882000" calcext:value-type="float">
            <text:p>25882000</text:p>
          </table:table-cell>
          <table:table-cell office:value-type="float" office:value="25841000" calcext:value-type="float">
            <text:p>25841000</text:p>
          </table:table-cell>
          <table:table-cell office:value-type="float" office:value="25899000" calcext:value-type="float">
            <text:p>25899000</text:p>
          </table:table-cell>
          <table:table-cell office:value-type="float" office:value="25851000" calcext:value-type="float">
            <text:p>25851000</text:p>
          </table:table-cell>
          <table:table-cell office:value-type="float" office:value="26109000" calcext:value-type="float">
            <text:p>26109000</text:p>
          </table:table-cell>
          <table:table-cell table:number-columns-repeated="2" office:value-type="float" office:value="25893000" calcext:value-type="float">
            <text:p>25893000</text:p>
          </table:table-cell>
          <table:table-cell office:value-type="float" office:value="25799000" calcext:value-type="float">
            <text:p>25799000</text:p>
          </table:table-cell>
          <table:table-cell office:value-type="float" office:value="27649000" calcext:value-type="float">
            <text:p>27649000</text:p>
          </table:table-cell>
          <table:table-cell office:value-type="float" office:value="25886000" calcext:value-type="float">
            <text:p>25886000</text:p>
          </table:table-cell>
          <table:table-cell office:value-type="float" office:value="25858000" calcext:value-type="float">
            <text:p>25858000</text:p>
          </table:table-cell>
          <table:table-cell office:value-type="float" office:value="25918000" calcext:value-type="float">
            <text:p>25918000</text:p>
          </table:table-cell>
          <table:table-cell office:value-type="float" office:value="25914000" calcext:value-type="float">
            <text:p>25914000</text:p>
          </table:table-cell>
          <table:table-cell office:value-type="float" office:value="25878000" calcext:value-type="float">
            <text:p>25878000</text:p>
          </table:table-cell>
          <table:table-cell office:value-type="float" office:value="25958000" calcext:value-type="float">
            <text:p>25958000</text:p>
          </table:table-cell>
          <table:table-cell office:value-type="float" office:value="25940000" calcext:value-type="float">
            <text:p>25940000</text:p>
          </table:table-cell>
          <table:table-cell office:value-type="float" office:value="25904000" calcext:value-type="float">
            <text:p>25904000</text:p>
          </table:table-cell>
          <table:table-cell office:value-type="float" office:value="25851000" calcext:value-type="float">
            <text:p>25851000</text:p>
          </table:table-cell>
          <table:table-cell office:value-type="float" office:value="30901000" calcext:value-type="float">
            <text:p>30901000</text:p>
          </table:table-cell>
          <table:table-cell office:value-type="float" office:value="25915000" calcext:value-type="float">
            <text:p>25915000</text:p>
          </table:table-cell>
          <table:table-cell office:value-type="float" office:value="25859000" calcext:value-type="float">
            <text:p>25859000</text:p>
          </table:table-cell>
          <table:table-cell office:value-type="float" office:value="25887000" calcext:value-type="float">
            <text:p>25887000</text:p>
          </table:table-cell>
          <table:table-cell office:value-type="float" office:value="25863000" calcext:value-type="float">
            <text:p>25863000</text:p>
          </table:table-cell>
          <table:table-cell office:value-type="float" office:value="25944000" calcext:value-type="float">
            <text:p>25944000</text:p>
          </table:table-cell>
          <table:table-cell office:value-type="float" office:value="25907000" calcext:value-type="float">
            <text:p>25907000</text:p>
          </table:table-cell>
          <table:table-cell office:value-type="float" office:value="25827000" calcext:value-type="float">
            <text:p>25827000</text:p>
          </table:table-cell>
          <table:table-cell office:value-type="float" office:value="25808000" calcext:value-type="float">
            <text:p>25808000</text:p>
          </table:table-cell>
          <table:table-cell office:value-type="float" office:value="25853000" calcext:value-type="float">
            <text:p>25853000</text:p>
          </table:table-cell>
          <table:table-cell office:value-type="float" office:value="25894000" calcext:value-type="float">
            <text:p>25894000</text:p>
          </table:table-cell>
          <table:table-cell office:value-type="float" office:value="25901000" calcext:value-type="float">
            <text:p>25901000</text:p>
          </table:table-cell>
          <table:table-cell office:value-type="float" office:value="25924000" calcext:value-type="float">
            <text:p>25924000</text:p>
          </table:table-cell>
          <table:table-cell office:value-type="float" office:value="25947000" calcext:value-type="float">
            <text:p>25947000</text:p>
          </table:table-cell>
          <table:table-cell office:value-type="float" office:value="25930000" calcext:value-type="float">
            <text:p>25930000</text:p>
          </table:table-cell>
          <table:table-cell office:value-type="float" office:value="25938000" calcext:value-type="float">
            <text:p>25938000</text:p>
          </table:table-cell>
          <table:table-cell office:value-type="float" office:value="25896000" calcext:value-type="float">
            <text:p>25896000</text:p>
          </table:table-cell>
          <table:table-cell office:value-type="float" office:value="25915000" calcext:value-type="float">
            <text:p>25915000</text:p>
          </table:table-cell>
          <table:table-cell office:value-type="float" office:value="27556000" calcext:value-type="float">
            <text:p>27556000</text:p>
          </table:table-cell>
          <table:table-cell office:value-type="float" office:value="25813000" calcext:value-type="float">
            <text:p>25813000</text:p>
          </table:table-cell>
          <table:table-cell office:value-type="float" office:value="26262000" calcext:value-type="float">
            <text:p>26262000</text:p>
          </table:table-cell>
          <table:table-cell office:value-type="float" office:value="25874000" calcext:value-type="float">
            <text:p>25874000</text:p>
          </table:table-cell>
          <table:table-cell office:value-type="float" office:value="25865000" calcext:value-type="float">
            <text:p>25865000</text:p>
          </table:table-cell>
          <table:table-cell office:value-type="float" office:value="25873000" calcext:value-type="float">
            <text:p>25873000</text:p>
          </table:table-cell>
          <table:table-cell office:value-type="float" office:value="25921000" calcext:value-type="float">
            <text:p>25921000</text:p>
          </table:table-cell>
          <table:table-cell office:value-type="float" office:value="25927000" calcext:value-type="float">
            <text:p>25927000</text:p>
          </table:table-cell>
          <table:table-cell office:value-type="float" office:value="25939000" calcext:value-type="float">
            <text:p>25939000</text:p>
          </table:table-cell>
          <table:table-cell office:value-type="float" office:value="25865000" calcext:value-type="float">
            <text:p>25865000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AVERAGE([.A135:.AY135])" office:value-type="float" office:value="25559379.2156863" calcext:value-type="float">
            <text:p>25559379.215686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5990000" calcext:value-type="float">
            <text:p>25990000</text:p>
          </table:table-cell>
          <table:table-cell office:value-type="float" office:value="25991000" calcext:value-type="float">
            <text:p>25991000</text:p>
          </table:table-cell>
          <table:table-cell office:value-type="float" office:value="26227000" calcext:value-type="float">
            <text:p>26227000</text:p>
          </table:table-cell>
          <table:table-cell office:value-type="float" office:value="26040000" calcext:value-type="float">
            <text:p>26040000</text:p>
          </table:table-cell>
          <table:table-cell office:value-type="float" office:value="25896000" calcext:value-type="float">
            <text:p>25896000</text:p>
          </table:table-cell>
          <table:table-cell office:value-type="float" office:value="26052000" calcext:value-type="float">
            <text:p>26052000</text:p>
          </table:table-cell>
          <table:table-cell office:value-type="float" office:value="26007000" calcext:value-type="float">
            <text:p>26007000</text:p>
          </table:table-cell>
          <table:table-cell office:value-type="float" office:value="26072000" calcext:value-type="float">
            <text:p>26072000</text:p>
          </table:table-cell>
          <table:table-cell office:value-type="float" office:value="26061000" calcext:value-type="float">
            <text:p>26061000</text:p>
          </table:table-cell>
          <table:table-cell office:value-type="float" office:value="25997000" calcext:value-type="float">
            <text:p>25997000</text:p>
          </table:table-cell>
          <table:table-cell office:value-type="float" office:value="26033000" calcext:value-type="float">
            <text:p>26033000</text:p>
          </table:table-cell>
          <table:table-cell office:value-type="float" office:value="26024000" calcext:value-type="float">
            <text:p>26024000</text:p>
          </table:table-cell>
          <table:table-cell office:value-type="float" office:value="25931000" calcext:value-type="float">
            <text:p>25931000</text:p>
          </table:table-cell>
          <table:table-cell office:value-type="float" office:value="25963000" calcext:value-type="float">
            <text:p>25963000</text:p>
          </table:table-cell>
          <table:table-cell office:value-type="float" office:value="25993000" calcext:value-type="float">
            <text:p>25993000</text:p>
          </table:table-cell>
          <table:table-cell office:value-type="float" office:value="26015000" calcext:value-type="float">
            <text:p>26015000</text:p>
          </table:table-cell>
          <table:table-cell office:value-type="float" office:value="26052000" calcext:value-type="float">
            <text:p>26052000</text:p>
          </table:table-cell>
          <table:table-cell office:value-type="float" office:value="26048000" calcext:value-type="float">
            <text:p>26048000</text:p>
          </table:table-cell>
          <table:table-cell office:value-type="float" office:value="27710000" calcext:value-type="float">
            <text:p>27710000</text:p>
          </table:table-cell>
          <table:table-cell office:value-type="float" office:value="26035000" calcext:value-type="float">
            <text:p>26035000</text:p>
          </table:table-cell>
          <table:table-cell office:value-type="float" office:value="26071000" calcext:value-type="float">
            <text:p>26071000</text:p>
          </table:table-cell>
          <table:table-cell office:value-type="float" office:value="26050000" calcext:value-type="float">
            <text:p>26050000</text:p>
          </table:table-cell>
          <table:table-cell office:value-type="float" office:value="26087000" calcext:value-type="float">
            <text:p>26087000</text:p>
          </table:table-cell>
          <table:table-cell office:value-type="float" office:value="26108000" calcext:value-type="float">
            <text:p>26108000</text:p>
          </table:table-cell>
          <table:table-cell office:value-type="float" office:value="26102000" calcext:value-type="float">
            <text:p>26102000</text:p>
          </table:table-cell>
          <table:table-cell office:value-type="float" office:value="26105000" calcext:value-type="float">
            <text:p>26105000</text:p>
          </table:table-cell>
          <table:table-cell office:value-type="float" office:value="26041000" calcext:value-type="float">
            <text:p>26041000</text:p>
          </table:table-cell>
          <table:table-cell office:value-type="float" office:value="26125000" calcext:value-type="float">
            <text:p>26125000</text:p>
          </table:table-cell>
          <table:table-cell office:value-type="float" office:value="26092000" calcext:value-type="float">
            <text:p>26092000</text:p>
          </table:table-cell>
          <table:table-cell office:value-type="float" office:value="26060000" calcext:value-type="float">
            <text:p>26060000</text:p>
          </table:table-cell>
          <table:table-cell office:value-type="float" office:value="26119000" calcext:value-type="float">
            <text:p>26119000</text:p>
          </table:table-cell>
          <table:table-cell office:value-type="float" office:value="26045000" calcext:value-type="float">
            <text:p>26045000</text:p>
          </table:table-cell>
          <table:table-cell office:value-type="float" office:value="26168000" calcext:value-type="float">
            <text:p>26168000</text:p>
          </table:table-cell>
          <table:table-cell office:value-type="float" office:value="25997000" calcext:value-type="float">
            <text:p>25997000</text:p>
          </table:table-cell>
          <table:table-cell office:value-type="float" office:value="26017000" calcext:value-type="float">
            <text:p>26017000</text:p>
          </table:table-cell>
          <table:table-cell office:value-type="float" office:value="26056000" calcext:value-type="float">
            <text:p>26056000</text:p>
          </table:table-cell>
          <table:table-cell office:value-type="float" office:value="26030000" calcext:value-type="float">
            <text:p>26030000</text:p>
          </table:table-cell>
          <table:table-cell office:value-type="float" office:value="26033000" calcext:value-type="float">
            <text:p>26033000</text:p>
          </table:table-cell>
          <table:table-cell table:number-columns-repeated="2" office:value-type="float" office:value="26028000" calcext:value-type="float">
            <text:p>26028000</text:p>
          </table:table-cell>
          <table:table-cell office:value-type="float" office:value="26012000" calcext:value-type="float">
            <text:p>26012000</text:p>
          </table:table-cell>
          <table:table-cell office:value-type="float" office:value="26029000" calcext:value-type="float">
            <text:p>26029000</text:p>
          </table:table-cell>
          <table:table-cell office:value-type="float" office:value="26040000" calcext:value-type="float">
            <text:p>26040000</text:p>
          </table:table-cell>
          <table:table-cell office:value-type="float" office:value="26131000" calcext:value-type="float">
            <text:p>26131000</text:p>
          </table:table-cell>
          <table:table-cell office:value-type="float" office:value="26089000" calcext:value-type="float">
            <text:p>26089000</text:p>
          </table:table-cell>
          <table:table-cell office:value-type="float" office:value="26069000" calcext:value-type="float">
            <text:p>26069000</text:p>
          </table:table-cell>
          <table:table-cell office:value-type="float" office:value="26094000" calcext:value-type="float">
            <text:p>26094000</text:p>
          </table:table-cell>
          <table:table-cell office:value-type="float" office:value="26006000" calcext:value-type="float">
            <text:p>26006000</text:p>
          </table:table-cell>
          <table:table-cell office:value-type="float" office:value="26019000" calcext:value-type="float">
            <text:p>26019000</text:p>
          </table:table-cell>
          <table:table-cell office:value-type="float" office:value="26038000" calcext:value-type="float">
            <text:p>26038000</text:p>
          </table:table-cell>
          <table:table-cell/>
          <table:table-cell office:value-type="float" office:value="1350" calcext:value-type="float">
            <text:p>1350</text:p>
          </table:table-cell>
          <table:table-cell table:formula="of:=AVERAGE([.A136:.AY136])" office:value-type="float" office:value="25569163.7254902" calcext:value-type="float">
            <text:p>25569163.725490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6439000" calcext:value-type="float">
            <text:p>26439000</text:p>
          </table:table-cell>
          <table:table-cell office:value-type="float" office:value="26783000" calcext:value-type="float">
            <text:p>26783000</text:p>
          </table:table-cell>
          <table:table-cell office:value-type="float" office:value="26331000" calcext:value-type="float">
            <text:p>26331000</text:p>
          </table:table-cell>
          <table:table-cell office:value-type="float" office:value="26510000" calcext:value-type="float">
            <text:p>26510000</text:p>
          </table:table-cell>
          <table:table-cell office:value-type="float" office:value="26489000" calcext:value-type="float">
            <text:p>26489000</text:p>
          </table:table-cell>
          <table:table-cell office:value-type="float" office:value="26385000" calcext:value-type="float">
            <text:p>26385000</text:p>
          </table:table-cell>
          <table:table-cell office:value-type="float" office:value="26420000" calcext:value-type="float">
            <text:p>26420000</text:p>
          </table:table-cell>
          <table:table-cell office:value-type="float" office:value="26368000" calcext:value-type="float">
            <text:p>26368000</text:p>
          </table:table-cell>
          <table:table-cell office:value-type="float" office:value="28122000" calcext:value-type="float">
            <text:p>28122000</text:p>
          </table:table-cell>
          <table:table-cell office:value-type="float" office:value="26344000" calcext:value-type="float">
            <text:p>26344000</text:p>
          </table:table-cell>
          <table:table-cell office:value-type="float" office:value="26477000" calcext:value-type="float">
            <text:p>26477000</text:p>
          </table:table-cell>
          <table:table-cell office:value-type="float" office:value="26361000" calcext:value-type="float">
            <text:p>26361000</text:p>
          </table:table-cell>
          <table:table-cell office:value-type="float" office:value="26383000" calcext:value-type="float">
            <text:p>26383000</text:p>
          </table:table-cell>
          <table:table-cell office:value-type="float" office:value="26401000" calcext:value-type="float">
            <text:p>26401000</text:p>
          </table:table-cell>
          <table:table-cell office:value-type="float" office:value="26424000" calcext:value-type="float">
            <text:p>26424000</text:p>
          </table:table-cell>
          <table:table-cell office:value-type="float" office:value="26432000" calcext:value-type="float">
            <text:p>26432000</text:p>
          </table:table-cell>
          <table:table-cell office:value-type="float" office:value="26430000" calcext:value-type="float">
            <text:p>26430000</text:p>
          </table:table-cell>
          <table:table-cell office:value-type="float" office:value="26386000" calcext:value-type="float">
            <text:p>26386000</text:p>
          </table:table-cell>
          <table:table-cell office:value-type="float" office:value="26414000" calcext:value-type="float">
            <text:p>26414000</text:p>
          </table:table-cell>
          <table:table-cell office:value-type="float" office:value="26283000" calcext:value-type="float">
            <text:p>26283000</text:p>
          </table:table-cell>
          <table:table-cell office:value-type="float" office:value="26342000" calcext:value-type="float">
            <text:p>26342000</text:p>
          </table:table-cell>
          <table:table-cell office:value-type="float" office:value="26428000" calcext:value-type="float">
            <text:p>26428000</text:p>
          </table:table-cell>
          <table:table-cell office:value-type="float" office:value="26385000" calcext:value-type="float">
            <text:p>26385000</text:p>
          </table:table-cell>
          <table:table-cell office:value-type="float" office:value="26403000" calcext:value-type="float">
            <text:p>26403000</text:p>
          </table:table-cell>
          <table:table-cell office:value-type="float" office:value="26423000" calcext:value-type="float">
            <text:p>26423000</text:p>
          </table:table-cell>
          <table:table-cell office:value-type="float" office:value="26360000" calcext:value-type="float">
            <text:p>26360000</text:p>
          </table:table-cell>
          <table:table-cell office:value-type="float" office:value="26452000" calcext:value-type="float">
            <text:p>26452000</text:p>
          </table:table-cell>
          <table:table-cell office:value-type="float" office:value="26298000" calcext:value-type="float">
            <text:p>26298000</text:p>
          </table:table-cell>
          <table:table-cell office:value-type="float" office:value="26388000" calcext:value-type="float">
            <text:p>26388000</text:p>
          </table:table-cell>
          <table:table-cell office:value-type="float" office:value="26384000" calcext:value-type="float">
            <text:p>26384000</text:p>
          </table:table-cell>
          <table:table-cell office:value-type="float" office:value="26396000" calcext:value-type="float">
            <text:p>26396000</text:p>
          </table:table-cell>
          <table:table-cell office:value-type="float" office:value="26468000" calcext:value-type="float">
            <text:p>26468000</text:p>
          </table:table-cell>
          <table:table-cell office:value-type="float" office:value="26450000" calcext:value-type="float">
            <text:p>26450000</text:p>
          </table:table-cell>
          <table:table-cell office:value-type="float" office:value="26409000" calcext:value-type="float">
            <text:p>26409000</text:p>
          </table:table-cell>
          <table:table-cell office:value-type="float" office:value="26360000" calcext:value-type="float">
            <text:p>26360000</text:p>
          </table:table-cell>
          <table:table-cell office:value-type="float" office:value="28002000" calcext:value-type="float">
            <text:p>28002000</text:p>
          </table:table-cell>
          <table:table-cell office:value-type="float" office:value="26409000" calcext:value-type="float">
            <text:p>26409000</text:p>
          </table:table-cell>
          <table:table-cell office:value-type="float" office:value="32323000" calcext:value-type="float">
            <text:p>32323000</text:p>
          </table:table-cell>
          <table:table-cell office:value-type="float" office:value="26392000" calcext:value-type="float">
            <text:p>26392000</text:p>
          </table:table-cell>
          <table:table-cell office:value-type="float" office:value="26302000" calcext:value-type="float">
            <text:p>26302000</text:p>
          </table:table-cell>
          <table:table-cell office:value-type="float" office:value="26316000" calcext:value-type="float">
            <text:p>26316000</text:p>
          </table:table-cell>
          <table:table-cell office:value-type="float" office:value="26336000" calcext:value-type="float">
            <text:p>26336000</text:p>
          </table:table-cell>
          <table:table-cell office:value-type="float" office:value="26629000" calcext:value-type="float">
            <text:p>26629000</text:p>
          </table:table-cell>
          <table:table-cell office:value-type="float" office:value="26385000" calcext:value-type="float">
            <text:p>26385000</text:p>
          </table:table-cell>
          <table:table-cell office:value-type="float" office:value="26454000" calcext:value-type="float">
            <text:p>26454000</text:p>
          </table:table-cell>
          <table:table-cell office:value-type="float" office:value="26375000" calcext:value-type="float">
            <text:p>26375000</text:p>
          </table:table-cell>
          <table:table-cell office:value-type="float" office:value="26289000" calcext:value-type="float">
            <text:p>26289000</text:p>
          </table:table-cell>
          <table:table-cell office:value-type="float" office:value="26483000" calcext:value-type="float">
            <text:p>26483000</text:p>
          </table:table-cell>
          <table:table-cell office:value-type="float" office:value="26418000" calcext:value-type="float">
            <text:p>26418000</text:p>
          </table:table-cell>
          <table:table-cell office:value-type="float" office:value="26380000" calcext:value-type="float">
            <text:p>2638000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AVERAGE([.A137:.AY137])" office:value-type="float" office:value="26071026.6666667" calcext:value-type="float">
            <text:p>26071026.6666667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6622000" calcext:value-type="float">
            <text:p>26622000</text:p>
          </table:table-cell>
          <table:table-cell office:value-type="float" office:value="26646000" calcext:value-type="float">
            <text:p>26646000</text:p>
          </table:table-cell>
          <table:table-cell office:value-type="float" office:value="26489000" calcext:value-type="float">
            <text:p>26489000</text:p>
          </table:table-cell>
          <table:table-cell office:value-type="float" office:value="26625000" calcext:value-type="float">
            <text:p>26625000</text:p>
          </table:table-cell>
          <table:table-cell office:value-type="float" office:value="26741000" calcext:value-type="float">
            <text:p>26741000</text:p>
          </table:table-cell>
          <table:table-cell office:value-type="float" office:value="26659000" calcext:value-type="float">
            <text:p>26659000</text:p>
          </table:table-cell>
          <table:table-cell office:value-type="float" office:value="26734000" calcext:value-type="float">
            <text:p>26734000</text:p>
          </table:table-cell>
          <table:table-cell office:value-type="float" office:value="26607000" calcext:value-type="float">
            <text:p>26607000</text:p>
          </table:table-cell>
          <table:table-cell office:value-type="float" office:value="26639000" calcext:value-type="float">
            <text:p>26639000</text:p>
          </table:table-cell>
          <table:table-cell office:value-type="float" office:value="26512000" calcext:value-type="float">
            <text:p>26512000</text:p>
          </table:table-cell>
          <table:table-cell office:value-type="float" office:value="26569000" calcext:value-type="float">
            <text:p>26569000</text:p>
          </table:table-cell>
          <table:table-cell office:value-type="float" office:value="26738000" calcext:value-type="float">
            <text:p>26738000</text:p>
          </table:table-cell>
          <table:table-cell office:value-type="float" office:value="28497000" calcext:value-type="float">
            <text:p>28497000</text:p>
          </table:table-cell>
          <table:table-cell office:value-type="float" office:value="26706000" calcext:value-type="float">
            <text:p>26706000</text:p>
          </table:table-cell>
          <table:table-cell office:value-type="float" office:value="26691000" calcext:value-type="float">
            <text:p>26691000</text:p>
          </table:table-cell>
          <table:table-cell office:value-type="float" office:value="26653000" calcext:value-type="float">
            <text:p>26653000</text:p>
          </table:table-cell>
          <table:table-cell office:value-type="float" office:value="26632000" calcext:value-type="float">
            <text:p>26632000</text:p>
          </table:table-cell>
          <table:table-cell office:value-type="float" office:value="26784000" calcext:value-type="float">
            <text:p>26784000</text:p>
          </table:table-cell>
          <table:table-cell office:value-type="float" office:value="26686000" calcext:value-type="float">
            <text:p>26686000</text:p>
          </table:table-cell>
          <table:table-cell office:value-type="float" office:value="26569000" calcext:value-type="float">
            <text:p>26569000</text:p>
          </table:table-cell>
          <table:table-cell office:value-type="float" office:value="26716000" calcext:value-type="float">
            <text:p>26716000</text:p>
          </table:table-cell>
          <table:table-cell office:value-type="float" office:value="27414000" calcext:value-type="float">
            <text:p>27414000</text:p>
          </table:table-cell>
          <table:table-cell office:value-type="float" office:value="26793000" calcext:value-type="float">
            <text:p>26793000</text:p>
          </table:table-cell>
          <table:table-cell office:value-type="float" office:value="26740000" calcext:value-type="float">
            <text:p>26740000</text:p>
          </table:table-cell>
          <table:table-cell office:value-type="float" office:value="26696000" calcext:value-type="float">
            <text:p>26696000</text:p>
          </table:table-cell>
          <table:table-cell office:value-type="float" office:value="26665000" calcext:value-type="float">
            <text:p>26665000</text:p>
          </table:table-cell>
          <table:table-cell office:value-type="float" office:value="26749000" calcext:value-type="float">
            <text:p>26749000</text:p>
          </table:table-cell>
          <table:table-cell office:value-type="float" office:value="26784000" calcext:value-type="float">
            <text:p>26784000</text:p>
          </table:table-cell>
          <table:table-cell office:value-type="float" office:value="26740000" calcext:value-type="float">
            <text:p>26740000</text:p>
          </table:table-cell>
          <table:table-cell office:value-type="float" office:value="26764000" calcext:value-type="float">
            <text:p>26764000</text:p>
          </table:table-cell>
          <table:table-cell office:value-type="float" office:value="26680000" calcext:value-type="float">
            <text:p>26680000</text:p>
          </table:table-cell>
          <table:table-cell office:value-type="float" office:value="26721000" calcext:value-type="float">
            <text:p>26721000</text:p>
          </table:table-cell>
          <table:table-cell office:value-type="float" office:value="26765000" calcext:value-type="float">
            <text:p>26765000</text:p>
          </table:table-cell>
          <table:table-cell office:value-type="float" office:value="26608000" calcext:value-type="float">
            <text:p>26608000</text:p>
          </table:table-cell>
          <table:table-cell office:value-type="float" office:value="26795000" calcext:value-type="float">
            <text:p>26795000</text:p>
          </table:table-cell>
          <table:table-cell office:value-type="float" office:value="26770000" calcext:value-type="float">
            <text:p>26770000</text:p>
          </table:table-cell>
          <table:table-cell office:value-type="float" office:value="26721000" calcext:value-type="float">
            <text:p>26721000</text:p>
          </table:table-cell>
          <table:table-cell office:value-type="float" office:value="26743000" calcext:value-type="float">
            <text:p>26743000</text:p>
          </table:table-cell>
          <table:table-cell office:value-type="float" office:value="26715000" calcext:value-type="float">
            <text:p>26715000</text:p>
          </table:table-cell>
          <table:table-cell office:value-type="float" office:value="28485000" calcext:value-type="float">
            <text:p>28485000</text:p>
          </table:table-cell>
          <table:table-cell office:value-type="float" office:value="26664000" calcext:value-type="float">
            <text:p>26664000</text:p>
          </table:table-cell>
          <table:table-cell office:value-type="float" office:value="26693000" calcext:value-type="float">
            <text:p>26693000</text:p>
          </table:table-cell>
          <table:table-cell office:value-type="float" office:value="26740000" calcext:value-type="float">
            <text:p>26740000</text:p>
          </table:table-cell>
          <table:table-cell office:value-type="float" office:value="26720000" calcext:value-type="float">
            <text:p>26720000</text:p>
          </table:table-cell>
          <table:table-cell office:value-type="float" office:value="26622000" calcext:value-type="float">
            <text:p>26622000</text:p>
          </table:table-cell>
          <table:table-cell office:value-type="float" office:value="26631000" calcext:value-type="float">
            <text:p>26631000</text:p>
          </table:table-cell>
          <table:table-cell office:value-type="float" office:value="26749000" calcext:value-type="float">
            <text:p>26749000</text:p>
          </table:table-cell>
          <table:table-cell office:value-type="float" office:value="26756000" calcext:value-type="float">
            <text:p>26756000</text:p>
          </table:table-cell>
          <table:table-cell office:value-type="float" office:value="33922000" calcext:value-type="float">
            <text:p>33922000</text:p>
          </table:table-cell>
          <table:table-cell office:value-type="float" office:value="26679000" calcext:value-type="float">
            <text:p>26679000</text:p>
          </table:table-cell>
          <table:table-cell/>
          <table:table-cell office:value-type="float" office:value="1370" calcext:value-type="float">
            <text:p>1370</text:p>
          </table:table-cell>
          <table:table-cell table:formula="of:=AVERAGE([.A138:.AY138])" office:value-type="float" office:value="26392948.4313726" calcext:value-type="float">
            <text:p>26392948.431372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6963000" calcext:value-type="float">
            <text:p>26963000</text:p>
          </table:table-cell>
          <table:table-cell office:value-type="float" office:value="27088000" calcext:value-type="float">
            <text:p>27088000</text:p>
          </table:table-cell>
          <table:table-cell office:value-type="float" office:value="26851000" calcext:value-type="float">
            <text:p>26851000</text:p>
          </table:table-cell>
          <table:table-cell office:value-type="float" office:value="26997000" calcext:value-type="float">
            <text:p>26997000</text:p>
          </table:table-cell>
          <table:table-cell office:value-type="float" office:value="28624000" calcext:value-type="float">
            <text:p>28624000</text:p>
          </table:table-cell>
          <table:table-cell office:value-type="float" office:value="26979000" calcext:value-type="float">
            <text:p>26979000</text:p>
          </table:table-cell>
          <table:table-cell office:value-type="float" office:value="26984000" calcext:value-type="float">
            <text:p>26984000</text:p>
          </table:table-cell>
          <table:table-cell office:value-type="float" office:value="27090000" calcext:value-type="float">
            <text:p>27090000</text:p>
          </table:table-cell>
          <table:table-cell office:value-type="float" office:value="26880000" calcext:value-type="float">
            <text:p>26880000</text:p>
          </table:table-cell>
          <table:table-cell office:value-type="float" office:value="27080000" calcext:value-type="float">
            <text:p>27080000</text:p>
          </table:table-cell>
          <table:table-cell office:value-type="float" office:value="26934000" calcext:value-type="float">
            <text:p>26934000</text:p>
          </table:table-cell>
          <table:table-cell office:value-type="float" office:value="27498000" calcext:value-type="float">
            <text:p>27498000</text:p>
          </table:table-cell>
          <table:table-cell office:value-type="float" office:value="27114000" calcext:value-type="float">
            <text:p>27114000</text:p>
          </table:table-cell>
          <table:table-cell office:value-type="float" office:value="26980000" calcext:value-type="float">
            <text:p>26980000</text:p>
          </table:table-cell>
          <table:table-cell office:value-type="float" office:value="27074000" calcext:value-type="float">
            <text:p>27074000</text:p>
          </table:table-cell>
          <table:table-cell office:value-type="float" office:value="27093000" calcext:value-type="float">
            <text:p>27093000</text:p>
          </table:table-cell>
          <table:table-cell office:value-type="float" office:value="27070000" calcext:value-type="float">
            <text:p>27070000</text:p>
          </table:table-cell>
          <table:table-cell office:value-type="float" office:value="26990000" calcext:value-type="float">
            <text:p>26990000</text:p>
          </table:table-cell>
          <table:table-cell office:value-type="float" office:value="26969000" calcext:value-type="float">
            <text:p>26969000</text:p>
          </table:table-cell>
          <table:table-cell office:value-type="float" office:value="27030000" calcext:value-type="float">
            <text:p>27030000</text:p>
          </table:table-cell>
          <table:table-cell office:value-type="float" office:value="27091000" calcext:value-type="float">
            <text:p>27091000</text:p>
          </table:table-cell>
          <table:table-cell office:value-type="float" office:value="26886000" calcext:value-type="float">
            <text:p>26886000</text:p>
          </table:table-cell>
          <table:table-cell office:value-type="float" office:value="27080000" calcext:value-type="float">
            <text:p>27080000</text:p>
          </table:table-cell>
          <table:table-cell office:value-type="float" office:value="27056000" calcext:value-type="float">
            <text:p>27056000</text:p>
          </table:table-cell>
          <table:table-cell office:value-type="float" office:value="26977000" calcext:value-type="float">
            <text:p>26977000</text:p>
          </table:table-cell>
          <table:table-cell office:value-type="float" office:value="27051000" calcext:value-type="float">
            <text:p>27051000</text:p>
          </table:table-cell>
          <table:table-cell office:value-type="float" office:value="26917000" calcext:value-type="float">
            <text:p>26917000</text:p>
          </table:table-cell>
          <table:table-cell office:value-type="float" office:value="27067000" calcext:value-type="float">
            <text:p>27067000</text:p>
          </table:table-cell>
          <table:table-cell office:value-type="float" office:value="26841000" calcext:value-type="float">
            <text:p>26841000</text:p>
          </table:table-cell>
          <table:table-cell office:value-type="float" office:value="28570000" calcext:value-type="float">
            <text:p>28570000</text:p>
          </table:table-cell>
          <table:table-cell office:value-type="float" office:value="27035000" calcext:value-type="float">
            <text:p>27035000</text:p>
          </table:table-cell>
          <table:table-cell office:value-type="float" office:value="27067000" calcext:value-type="float">
            <text:p>27067000</text:p>
          </table:table-cell>
          <table:table-cell office:value-type="float" office:value="26984000" calcext:value-type="float">
            <text:p>26984000</text:p>
          </table:table-cell>
          <table:table-cell office:value-type="float" office:value="27031000" calcext:value-type="float">
            <text:p>27031000</text:p>
          </table:table-cell>
          <table:table-cell office:value-type="float" office:value="27043000" calcext:value-type="float">
            <text:p>27043000</text:p>
          </table:table-cell>
          <table:table-cell office:value-type="float" office:value="26822000" calcext:value-type="float">
            <text:p>26822000</text:p>
          </table:table-cell>
          <table:table-cell office:value-type="float" office:value="26989000" calcext:value-type="float">
            <text:p>26989000</text:p>
          </table:table-cell>
          <table:table-cell office:value-type="float" office:value="27100000" calcext:value-type="float">
            <text:p>27100000</text:p>
          </table:table-cell>
          <table:table-cell office:value-type="float" office:value="27075000" calcext:value-type="float">
            <text:p>27075000</text:p>
          </table:table-cell>
          <table:table-cell office:value-type="float" office:value="27093000" calcext:value-type="float">
            <text:p>27093000</text:p>
          </table:table-cell>
          <table:table-cell office:value-type="float" office:value="26743000" calcext:value-type="float">
            <text:p>26743000</text:p>
          </table:table-cell>
          <table:table-cell office:value-type="float" office:value="27126000" calcext:value-type="float">
            <text:p>27126000</text:p>
          </table:table-cell>
          <table:table-cell office:value-type="float" office:value="27008000" calcext:value-type="float">
            <text:p>27008000</text:p>
          </table:table-cell>
          <table:table-cell office:value-type="float" office:value="27116000" calcext:value-type="float">
            <text:p>27116000</text:p>
          </table:table-cell>
          <table:table-cell office:value-type="float" office:value="27013000" calcext:value-type="float">
            <text:p>27013000</text:p>
          </table:table-cell>
          <table:table-cell office:value-type="float" office:value="32356000" calcext:value-type="float">
            <text:p>32356000</text:p>
          </table:table-cell>
          <table:table-cell office:value-type="float" office:value="27129000" calcext:value-type="float">
            <text:p>27129000</text:p>
          </table:table-cell>
          <table:table-cell office:value-type="float" office:value="26887000" calcext:value-type="float">
            <text:p>26887000</text:p>
          </table:table-cell>
          <table:table-cell office:value-type="float" office:value="26905000" calcext:value-type="float">
            <text:p>26905000</text:p>
          </table:table-cell>
          <table:table-cell office:value-type="float" office:value="26825000" calcext:value-type="float">
            <text:p>26825000</text:p>
          </table:table-cell>
          <table:table-cell/>
          <table:table-cell office:value-type="float" office:value="1380" calcext:value-type="float">
            <text:p>1380</text:p>
          </table:table-cell>
          <table:table-cell table:formula="of:=AVERAGE([.A139:.AY139])" office:value-type="float" office:value="26650438.8235294" calcext:value-type="float">
            <text:p>26650438.8235294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32899000" calcext:value-type="float">
            <text:p>32899000</text:p>
          </table:table-cell>
          <table:table-cell office:value-type="float" office:value="32869000" calcext:value-type="float">
            <text:p>32869000</text:p>
          </table:table-cell>
          <table:table-cell office:value-type="float" office:value="32848000" calcext:value-type="float">
            <text:p>32848000</text:p>
          </table:table-cell>
          <table:table-cell office:value-type="float" office:value="32867000" calcext:value-type="float">
            <text:p>32867000</text:p>
          </table:table-cell>
          <table:table-cell office:value-type="float" office:value="33013000" calcext:value-type="float">
            <text:p>33013000</text:p>
          </table:table-cell>
          <table:table-cell office:value-type="float" office:value="34555000" calcext:value-type="float">
            <text:p>34555000</text:p>
          </table:table-cell>
          <table:table-cell office:value-type="float" office:value="33033000" calcext:value-type="float">
            <text:p>33033000</text:p>
          </table:table-cell>
          <table:table-cell office:value-type="float" office:value="32852000" calcext:value-type="float">
            <text:p>32852000</text:p>
          </table:table-cell>
          <table:table-cell office:value-type="float" office:value="32865000" calcext:value-type="float">
            <text:p>32865000</text:p>
          </table:table-cell>
          <table:table-cell office:value-type="float" office:value="32879000" calcext:value-type="float">
            <text:p>32879000</text:p>
          </table:table-cell>
          <table:table-cell office:value-type="float" office:value="32829000" calcext:value-type="float">
            <text:p>32829000</text:p>
          </table:table-cell>
          <table:table-cell office:value-type="float" office:value="32937000" calcext:value-type="float">
            <text:p>32937000</text:p>
          </table:table-cell>
          <table:table-cell office:value-type="float" office:value="32865000" calcext:value-type="float">
            <text:p>32865000</text:p>
          </table:table-cell>
          <table:table-cell office:value-type="float" office:value="32920000" calcext:value-type="float">
            <text:p>32920000</text:p>
          </table:table-cell>
          <table:table-cell office:value-type="float" office:value="32926000" calcext:value-type="float">
            <text:p>32926000</text:p>
          </table:table-cell>
          <table:table-cell office:value-type="float" office:value="32890000" calcext:value-type="float">
            <text:p>32890000</text:p>
          </table:table-cell>
          <table:table-cell office:value-type="float" office:value="32889000" calcext:value-type="float">
            <text:p>32889000</text:p>
          </table:table-cell>
          <table:table-cell office:value-type="float" office:value="32785000" calcext:value-type="float">
            <text:p>32785000</text:p>
          </table:table-cell>
          <table:table-cell office:value-type="float" office:value="32882000" calcext:value-type="float">
            <text:p>32882000</text:p>
          </table:table-cell>
          <table:table-cell office:value-type="float" office:value="32853000" calcext:value-type="float">
            <text:p>32853000</text:p>
          </table:table-cell>
          <table:table-cell office:value-type="float" office:value="32943000" calcext:value-type="float">
            <text:p>32943000</text:p>
          </table:table-cell>
          <table:table-cell office:value-type="float" office:value="32903000" calcext:value-type="float">
            <text:p>32903000</text:p>
          </table:table-cell>
          <table:table-cell office:value-type="float" office:value="32749000" calcext:value-type="float">
            <text:p>32749000</text:p>
          </table:table-cell>
          <table:table-cell office:value-type="float" office:value="32895000" calcext:value-type="float">
            <text:p>32895000</text:p>
          </table:table-cell>
          <table:table-cell office:value-type="float" office:value="32952000" calcext:value-type="float">
            <text:p>32952000</text:p>
          </table:table-cell>
          <table:table-cell office:value-type="float" office:value="33062000" calcext:value-type="float">
            <text:p>33062000</text:p>
          </table:table-cell>
          <table:table-cell office:value-type="float" office:value="32937000" calcext:value-type="float">
            <text:p>32937000</text:p>
          </table:table-cell>
          <table:table-cell office:value-type="float" office:value="32915000" calcext:value-type="float">
            <text:p>32915000</text:p>
          </table:table-cell>
          <table:table-cell office:value-type="float" office:value="32722000" calcext:value-type="float">
            <text:p>32722000</text:p>
          </table:table-cell>
          <table:table-cell office:value-type="float" office:value="32852000" calcext:value-type="float">
            <text:p>32852000</text:p>
          </table:table-cell>
          <table:table-cell office:value-type="float" office:value="32847000" calcext:value-type="float">
            <text:p>32847000</text:p>
          </table:table-cell>
          <table:table-cell office:value-type="float" office:value="32776000" calcext:value-type="float">
            <text:p>32776000</text:p>
          </table:table-cell>
          <table:table-cell office:value-type="float" office:value="32741000" calcext:value-type="float">
            <text:p>32741000</text:p>
          </table:table-cell>
          <table:table-cell office:value-type="float" office:value="32763000" calcext:value-type="float">
            <text:p>32763000</text:p>
          </table:table-cell>
          <table:table-cell office:value-type="float" office:value="32917000" calcext:value-type="float">
            <text:p>32917000</text:p>
          </table:table-cell>
          <table:table-cell office:value-type="float" office:value="32908000" calcext:value-type="float">
            <text:p>32908000</text:p>
          </table:table-cell>
          <table:table-cell office:value-type="float" office:value="32853000" calcext:value-type="float">
            <text:p>32853000</text:p>
          </table:table-cell>
          <table:table-cell office:value-type="float" office:value="32846000" calcext:value-type="float">
            <text:p>32846000</text:p>
          </table:table-cell>
          <table:table-cell office:value-type="float" office:value="32763000" calcext:value-type="float">
            <text:p>32763000</text:p>
          </table:table-cell>
          <table:table-cell office:value-type="float" office:value="32875000" calcext:value-type="float">
            <text:p>32875000</text:p>
          </table:table-cell>
          <table:table-cell office:value-type="float" office:value="32865000" calcext:value-type="float">
            <text:p>32865000</text:p>
          </table:table-cell>
          <table:table-cell office:value-type="float" office:value="32841000" calcext:value-type="float">
            <text:p>32841000</text:p>
          </table:table-cell>
          <table:table-cell office:value-type="float" office:value="32842000" calcext:value-type="float">
            <text:p>32842000</text:p>
          </table:table-cell>
          <table:table-cell office:value-type="float" office:value="32845000" calcext:value-type="float">
            <text:p>32845000</text:p>
          </table:table-cell>
          <table:table-cell office:value-type="float" office:value="32813000" calcext:value-type="float">
            <text:p>32813000</text:p>
          </table:table-cell>
          <table:table-cell office:value-type="float" office:value="32854000" calcext:value-type="float">
            <text:p>32854000</text:p>
          </table:table-cell>
          <table:table-cell office:value-type="float" office:value="32829000" calcext:value-type="float">
            <text:p>32829000</text:p>
          </table:table-cell>
          <table:table-cell office:value-type="float" office:value="32889000" calcext:value-type="float">
            <text:p>32889000</text:p>
          </table:table-cell>
          <table:table-cell office:value-type="float" office:value="34865000" calcext:value-type="float">
            <text:p>34865000</text:p>
          </table:table-cell>
          <table:table-cell office:value-type="float" office:value="32757000" calcext:value-type="float">
            <text:p>32757000</text:p>
          </table:table-cell>
          <table:table-cell/>
          <table:table-cell office:value-type="float" office:value="1390" calcext:value-type="float">
            <text:p>1390</text:p>
          </table:table-cell>
          <table:table-cell table:formula="of:=AVERAGE([.A140:.AY140])" office:value-type="float" office:value="32295615.4901961" calcext:value-type="float">
            <text:p>32295615.490196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2505000" calcext:value-type="float">
            <text:p>32505000</text:p>
          </table:table-cell>
          <table:table-cell office:value-type="float" office:value="32601000" calcext:value-type="float">
            <text:p>32601000</text:p>
          </table:table-cell>
          <table:table-cell office:value-type="float" office:value="34186000" calcext:value-type="float">
            <text:p>34186000</text:p>
          </table:table-cell>
          <table:table-cell office:value-type="float" office:value="32591000" calcext:value-type="float">
            <text:p>32591000</text:p>
          </table:table-cell>
          <table:table-cell office:value-type="float" office:value="32527000" calcext:value-type="float">
            <text:p>32527000</text:p>
          </table:table-cell>
          <table:table-cell office:value-type="float" office:value="32622000" calcext:value-type="float">
            <text:p>32622000</text:p>
          </table:table-cell>
          <table:table-cell office:value-type="float" office:value="32571000" calcext:value-type="float">
            <text:p>32571000</text:p>
          </table:table-cell>
          <table:table-cell office:value-type="float" office:value="32632000" calcext:value-type="float">
            <text:p>32632000</text:p>
          </table:table-cell>
          <table:table-cell office:value-type="float" office:value="32685000" calcext:value-type="float">
            <text:p>32685000</text:p>
          </table:table-cell>
          <table:table-cell office:value-type="float" office:value="32599000" calcext:value-type="float">
            <text:p>32599000</text:p>
          </table:table-cell>
          <table:table-cell office:value-type="float" office:value="32700000" calcext:value-type="float">
            <text:p>32700000</text:p>
          </table:table-cell>
          <table:table-cell office:value-type="float" office:value="32604000" calcext:value-type="float">
            <text:p>32604000</text:p>
          </table:table-cell>
          <table:table-cell office:value-type="float" office:value="32550000" calcext:value-type="float">
            <text:p>32550000</text:p>
          </table:table-cell>
          <table:table-cell office:value-type="float" office:value="32500000" calcext:value-type="float">
            <text:p>32500000</text:p>
          </table:table-cell>
          <table:table-cell office:value-type="float" office:value="32595000" calcext:value-type="float">
            <text:p>32595000</text:p>
          </table:table-cell>
          <table:table-cell office:value-type="float" office:value="32470000" calcext:value-type="float">
            <text:p>32470000</text:p>
          </table:table-cell>
          <table:table-cell office:value-type="float" office:value="32478000" calcext:value-type="float">
            <text:p>32478000</text:p>
          </table:table-cell>
          <table:table-cell office:value-type="float" office:value="32441000" calcext:value-type="float">
            <text:p>32441000</text:p>
          </table:table-cell>
          <table:table-cell office:value-type="float" office:value="32820000" calcext:value-type="float">
            <text:p>32820000</text:p>
          </table:table-cell>
          <table:table-cell office:value-type="float" office:value="32537000" calcext:value-type="float">
            <text:p>32537000</text:p>
          </table:table-cell>
          <table:table-cell office:value-type="float" office:value="32440000" calcext:value-type="float">
            <text:p>32440000</text:p>
          </table:table-cell>
          <table:table-cell office:value-type="float" office:value="32467000" calcext:value-type="float">
            <text:p>32467000</text:p>
          </table:table-cell>
          <table:table-cell office:value-type="float" office:value="32542000" calcext:value-type="float">
            <text:p>32542000</text:p>
          </table:table-cell>
          <table:table-cell office:value-type="float" office:value="32504000" calcext:value-type="float">
            <text:p>32504000</text:p>
          </table:table-cell>
          <table:table-cell office:value-type="float" office:value="32488000" calcext:value-type="float">
            <text:p>32488000</text:p>
          </table:table-cell>
          <table:table-cell office:value-type="float" office:value="32596000" calcext:value-type="float">
            <text:p>32596000</text:p>
          </table:table-cell>
          <table:table-cell office:value-type="float" office:value="32550000" calcext:value-type="float">
            <text:p>32550000</text:p>
          </table:table-cell>
          <table:table-cell office:value-type="float" office:value="32768000" calcext:value-type="float">
            <text:p>32768000</text:p>
          </table:table-cell>
          <table:table-cell office:value-type="float" office:value="32518000" calcext:value-type="float">
            <text:p>32518000</text:p>
          </table:table-cell>
          <table:table-cell office:value-type="float" office:value="32636000" calcext:value-type="float">
            <text:p>32636000</text:p>
          </table:table-cell>
          <table:table-cell office:value-type="float" office:value="32532000" calcext:value-type="float">
            <text:p>32532000</text:p>
          </table:table-cell>
          <table:table-cell office:value-type="float" office:value="32597000" calcext:value-type="float">
            <text:p>32597000</text:p>
          </table:table-cell>
          <table:table-cell office:value-type="float" office:value="34280000" calcext:value-type="float">
            <text:p>34280000</text:p>
          </table:table-cell>
          <table:table-cell office:value-type="float" office:value="33144000" calcext:value-type="float">
            <text:p>33144000</text:p>
          </table:table-cell>
          <table:table-cell office:value-type="float" office:value="32716000" calcext:value-type="float">
            <text:p>32716000</text:p>
          </table:table-cell>
          <table:table-cell office:value-type="float" office:value="32487000" calcext:value-type="float">
            <text:p>32487000</text:p>
          </table:table-cell>
          <table:table-cell office:value-type="float" office:value="32595000" calcext:value-type="float">
            <text:p>32595000</text:p>
          </table:table-cell>
          <table:table-cell office:value-type="float" office:value="32462000" calcext:value-type="float">
            <text:p>32462000</text:p>
          </table:table-cell>
          <table:table-cell office:value-type="float" office:value="32653000" calcext:value-type="float">
            <text:p>32653000</text:p>
          </table:table-cell>
          <table:table-cell office:value-type="float" office:value="32520000" calcext:value-type="float">
            <text:p>32520000</text:p>
          </table:table-cell>
          <table:table-cell office:value-type="float" office:value="32567000" calcext:value-type="float">
            <text:p>32567000</text:p>
          </table:table-cell>
          <table:table-cell office:value-type="float" office:value="32613000" calcext:value-type="float">
            <text:p>32613000</text:p>
          </table:table-cell>
          <table:table-cell office:value-type="float" office:value="32587000" calcext:value-type="float">
            <text:p>32587000</text:p>
          </table:table-cell>
          <table:table-cell office:value-type="float" office:value="32512000" calcext:value-type="float">
            <text:p>32512000</text:p>
          </table:table-cell>
          <table:table-cell table:number-columns-repeated="2" office:value-type="float" office:value="32644000" calcext:value-type="float">
            <text:p>32644000</text:p>
          </table:table-cell>
          <table:table-cell office:value-type="float" office:value="32604000" calcext:value-type="float">
            <text:p>32604000</text:p>
          </table:table-cell>
          <table:table-cell office:value-type="float" office:value="32577000" calcext:value-type="float">
            <text:p>32577000</text:p>
          </table:table-cell>
          <table:table-cell office:value-type="float" office:value="32568000" calcext:value-type="float">
            <text:p>32568000</text:p>
          </table:table-cell>
          <table:table-cell office:value-type="float" office:value="32659000" calcext:value-type="float">
            <text:p>3265900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AVERAGE([.A141:.AY141])" office:value-type="float" office:value="32013439.2156863" calcext:value-type="float">
            <text:p>32013439.2156863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3253000" calcext:value-type="float">
            <text:p>33253000</text:p>
          </table:table-cell>
          <table:table-cell office:value-type="float" office:value="33263000" calcext:value-type="float">
            <text:p>33263000</text:p>
          </table:table-cell>
          <table:table-cell office:value-type="float" office:value="33281000" calcext:value-type="float">
            <text:p>33281000</text:p>
          </table:table-cell>
          <table:table-cell office:value-type="float" office:value="33234000" calcext:value-type="float">
            <text:p>33234000</text:p>
          </table:table-cell>
          <table:table-cell office:value-type="float" office:value="33204000" calcext:value-type="float">
            <text:p>33204000</text:p>
          </table:table-cell>
          <table:table-cell office:value-type="float" office:value="34908000" calcext:value-type="float">
            <text:p>34908000</text:p>
          </table:table-cell>
          <table:table-cell office:value-type="float" office:value="33255000" calcext:value-type="float">
            <text:p>33255000</text:p>
          </table:table-cell>
          <table:table-cell office:value-type="float" office:value="33266000" calcext:value-type="float">
            <text:p>33266000</text:p>
          </table:table-cell>
          <table:table-cell office:value-type="float" office:value="33182000" calcext:value-type="float">
            <text:p>33182000</text:p>
          </table:table-cell>
          <table:table-cell office:value-type="float" office:value="33209000" calcext:value-type="float">
            <text:p>33209000</text:p>
          </table:table-cell>
          <table:table-cell office:value-type="float" office:value="33222000" calcext:value-type="float">
            <text:p>33222000</text:p>
          </table:table-cell>
          <table:table-cell office:value-type="float" office:value="33270000" calcext:value-type="float">
            <text:p>33270000</text:p>
          </table:table-cell>
          <table:table-cell office:value-type="float" office:value="33204000" calcext:value-type="float">
            <text:p>33204000</text:p>
          </table:table-cell>
          <table:table-cell office:value-type="float" office:value="33316000" calcext:value-type="float">
            <text:p>33316000</text:p>
          </table:table-cell>
          <table:table-cell office:value-type="float" office:value="33256000" calcext:value-type="float">
            <text:p>33256000</text:p>
          </table:table-cell>
          <table:table-cell office:value-type="float" office:value="33214000" calcext:value-type="float">
            <text:p>33214000</text:p>
          </table:table-cell>
          <table:table-cell office:value-type="float" office:value="33195000" calcext:value-type="float">
            <text:p>33195000</text:p>
          </table:table-cell>
          <table:table-cell office:value-type="float" office:value="33131000" calcext:value-type="float">
            <text:p>33131000</text:p>
          </table:table-cell>
          <table:table-cell office:value-type="float" office:value="33221000" calcext:value-type="float">
            <text:p>33221000</text:p>
          </table:table-cell>
          <table:table-cell office:value-type="float" office:value="33149000" calcext:value-type="float">
            <text:p>33149000</text:p>
          </table:table-cell>
          <table:table-cell office:value-type="float" office:value="33254000" calcext:value-type="float">
            <text:p>33254000</text:p>
          </table:table-cell>
          <table:table-cell office:value-type="float" office:value="33185000" calcext:value-type="float">
            <text:p>33185000</text:p>
          </table:table-cell>
          <table:table-cell office:value-type="float" office:value="33184000" calcext:value-type="float">
            <text:p>33184000</text:p>
          </table:table-cell>
          <table:table-cell office:value-type="float" office:value="33096000" calcext:value-type="float">
            <text:p>33096000</text:p>
          </table:table-cell>
          <table:table-cell office:value-type="float" office:value="33100000" calcext:value-type="float">
            <text:p>33100000</text:p>
          </table:table-cell>
          <table:table-cell office:value-type="float" office:value="33219000" calcext:value-type="float">
            <text:p>33219000</text:p>
          </table:table-cell>
          <table:table-cell office:value-type="float" office:value="33624000" calcext:value-type="float">
            <text:p>33624000</text:p>
          </table:table-cell>
          <table:table-cell office:value-type="float" office:value="33246000" calcext:value-type="float">
            <text:p>33246000</text:p>
          </table:table-cell>
          <table:table-cell office:value-type="float" office:value="35193000" calcext:value-type="float">
            <text:p>35193000</text:p>
          </table:table-cell>
          <table:table-cell office:value-type="float" office:value="33277000" calcext:value-type="float">
            <text:p>33277000</text:p>
          </table:table-cell>
          <table:table-cell office:value-type="float" office:value="33152000" calcext:value-type="float">
            <text:p>33152000</text:p>
          </table:table-cell>
          <table:table-cell office:value-type="float" office:value="33153000" calcext:value-type="float">
            <text:p>33153000</text:p>
          </table:table-cell>
          <table:table-cell office:value-type="float" office:value="33130000" calcext:value-type="float">
            <text:p>33130000</text:p>
          </table:table-cell>
          <table:table-cell office:value-type="float" office:value="33147000" calcext:value-type="float">
            <text:p>33147000</text:p>
          </table:table-cell>
          <table:table-cell office:value-type="float" office:value="33585000" calcext:value-type="float">
            <text:p>33585000</text:p>
          </table:table-cell>
          <table:table-cell office:value-type="float" office:value="35090000" calcext:value-type="float">
            <text:p>35090000</text:p>
          </table:table-cell>
          <table:table-cell office:value-type="float" office:value="33360000" calcext:value-type="float">
            <text:p>33360000</text:p>
          </table:table-cell>
          <table:table-cell office:value-type="float" office:value="33210000" calcext:value-type="float">
            <text:p>33210000</text:p>
          </table:table-cell>
          <table:table-cell office:value-type="float" office:value="33205000" calcext:value-type="float">
            <text:p>33205000</text:p>
          </table:table-cell>
          <table:table-cell office:value-type="float" office:value="33179000" calcext:value-type="float">
            <text:p>33179000</text:p>
          </table:table-cell>
          <table:table-cell office:value-type="float" office:value="33231000" calcext:value-type="float">
            <text:p>33231000</text:p>
          </table:table-cell>
          <table:table-cell office:value-type="float" office:value="33204000" calcext:value-type="float">
            <text:p>33204000</text:p>
          </table:table-cell>
          <table:table-cell office:value-type="float" office:value="33298000" calcext:value-type="float">
            <text:p>33298000</text:p>
          </table:table-cell>
          <table:table-cell office:value-type="float" office:value="33195000" calcext:value-type="float">
            <text:p>33195000</text:p>
          </table:table-cell>
          <table:table-cell office:value-type="float" office:value="33278000" calcext:value-type="float">
            <text:p>33278000</text:p>
          </table:table-cell>
          <table:table-cell office:value-type="float" office:value="33217000" calcext:value-type="float">
            <text:p>33217000</text:p>
          </table:table-cell>
          <table:table-cell office:value-type="float" office:value="33177000" calcext:value-type="float">
            <text:p>33177000</text:p>
          </table:table-cell>
          <table:table-cell office:value-type="float" office:value="33258000" calcext:value-type="float">
            <text:p>33258000</text:p>
          </table:table-cell>
          <table:table-cell office:value-type="float" office:value="33131000" calcext:value-type="float">
            <text:p>33131000</text:p>
          </table:table-cell>
          <table:table-cell office:value-type="float" office:value="33239000" calcext:value-type="float">
            <text:p>33239000</text:p>
          </table:table-cell>
          <table:table-cell/>
          <table:table-cell office:value-type="float" office:value="1410" calcext:value-type="float">
            <text:p>1410</text:p>
          </table:table-cell>
          <table:table-cell table:formula="of:=AVERAGE([.A142:.AY142])" office:value-type="float" office:value="32687282.5490196" calcext:value-type="float">
            <text:p>32687282.5490196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33668000" calcext:value-type="float">
            <text:p>33668000</text:p>
          </table:table-cell>
          <table:table-cell office:value-type="float" office:value="35274000" calcext:value-type="float">
            <text:p>35274000</text:p>
          </table:table-cell>
          <table:table-cell office:value-type="float" office:value="33604000" calcext:value-type="float">
            <text:p>33604000</text:p>
          </table:table-cell>
          <table:table-cell office:value-type="float" office:value="33609000" calcext:value-type="float">
            <text:p>33609000</text:p>
          </table:table-cell>
          <table:table-cell office:value-type="float" office:value="33705000" calcext:value-type="float">
            <text:p>33705000</text:p>
          </table:table-cell>
          <table:table-cell office:value-type="float" office:value="33657000" calcext:value-type="float">
            <text:p>33657000</text:p>
          </table:table-cell>
          <table:table-cell office:value-type="float" office:value="33751000" calcext:value-type="float">
            <text:p>33751000</text:p>
          </table:table-cell>
          <table:table-cell office:value-type="float" office:value="33503000" calcext:value-type="float">
            <text:p>33503000</text:p>
          </table:table-cell>
          <table:table-cell office:value-type="float" office:value="33443000" calcext:value-type="float">
            <text:p>33443000</text:p>
          </table:table-cell>
          <table:table-cell office:value-type="float" office:value="33509000" calcext:value-type="float">
            <text:p>33509000</text:p>
          </table:table-cell>
          <table:table-cell office:value-type="float" office:value="33544000" calcext:value-type="float">
            <text:p>33544000</text:p>
          </table:table-cell>
          <table:table-cell office:value-type="float" office:value="33644000" calcext:value-type="float">
            <text:p>33644000</text:p>
          </table:table-cell>
          <table:table-cell office:value-type="float" office:value="33624000" calcext:value-type="float">
            <text:p>33624000</text:p>
          </table:table-cell>
          <table:table-cell office:value-type="float" office:value="33737000" calcext:value-type="float">
            <text:p>33737000</text:p>
          </table:table-cell>
          <table:table-cell office:value-type="float" office:value="33657000" calcext:value-type="float">
            <text:p>33657000</text:p>
          </table:table-cell>
          <table:table-cell office:value-type="float" office:value="33780000" calcext:value-type="float">
            <text:p>33780000</text:p>
          </table:table-cell>
          <table:table-cell office:value-type="float" office:value="33686000" calcext:value-type="float">
            <text:p>33686000</text:p>
          </table:table-cell>
          <table:table-cell office:value-type="float" office:value="33617000" calcext:value-type="float">
            <text:p>33617000</text:p>
          </table:table-cell>
          <table:table-cell office:value-type="float" office:value="33569000" calcext:value-type="float">
            <text:p>33569000</text:p>
          </table:table-cell>
          <table:table-cell office:value-type="float" office:value="33602000" calcext:value-type="float">
            <text:p>33602000</text:p>
          </table:table-cell>
          <table:table-cell office:value-type="float" office:value="33603000" calcext:value-type="float">
            <text:p>33603000</text:p>
          </table:table-cell>
          <table:table-cell office:value-type="float" office:value="33543000" calcext:value-type="float">
            <text:p>33543000</text:p>
          </table:table-cell>
          <table:table-cell office:value-type="float" office:value="33700000" calcext:value-type="float">
            <text:p>33700000</text:p>
          </table:table-cell>
          <table:table-cell office:value-type="float" office:value="35327000" calcext:value-type="float">
            <text:p>35327000</text:p>
          </table:table-cell>
          <table:table-cell office:value-type="float" office:value="33412000" calcext:value-type="float">
            <text:p>33412000</text:p>
          </table:table-cell>
          <table:table-cell office:value-type="float" office:value="33549000" calcext:value-type="float">
            <text:p>33549000</text:p>
          </table:table-cell>
          <table:table-cell office:value-type="float" office:value="33731000" calcext:value-type="float">
            <text:p>33731000</text:p>
          </table:table-cell>
          <table:table-cell office:value-type="float" office:value="33750000" calcext:value-type="float">
            <text:p>33750000</text:p>
          </table:table-cell>
          <table:table-cell office:value-type="float" office:value="33649000" calcext:value-type="float">
            <text:p>33649000</text:p>
          </table:table-cell>
          <table:table-cell office:value-type="float" office:value="33618000" calcext:value-type="float">
            <text:p>33618000</text:p>
          </table:table-cell>
          <table:table-cell office:value-type="float" office:value="33668000" calcext:value-type="float">
            <text:p>33668000</text:p>
          </table:table-cell>
          <table:table-cell office:value-type="float" office:value="33674000" calcext:value-type="float">
            <text:p>33674000</text:p>
          </table:table-cell>
          <table:table-cell office:value-type="float" office:value="33715000" calcext:value-type="float">
            <text:p>33715000</text:p>
          </table:table-cell>
          <table:table-cell office:value-type="float" office:value="33593000" calcext:value-type="float">
            <text:p>33593000</text:p>
          </table:table-cell>
          <table:table-cell office:value-type="float" office:value="33603000" calcext:value-type="float">
            <text:p>33603000</text:p>
          </table:table-cell>
          <table:table-cell office:value-type="float" office:value="34411000" calcext:value-type="float">
            <text:p>34411000</text:p>
          </table:table-cell>
          <table:table-cell office:value-type="float" office:value="33790000" calcext:value-type="float">
            <text:p>33790000</text:p>
          </table:table-cell>
          <table:table-cell office:value-type="float" office:value="33561000" calcext:value-type="float">
            <text:p>33561000</text:p>
          </table:table-cell>
          <table:table-cell office:value-type="float" office:value="33767000" calcext:value-type="float">
            <text:p>33767000</text:p>
          </table:table-cell>
          <table:table-cell office:value-type="float" office:value="33710000" calcext:value-type="float">
            <text:p>33710000</text:p>
          </table:table-cell>
          <table:table-cell office:value-type="float" office:value="33647000" calcext:value-type="float">
            <text:p>33647000</text:p>
          </table:table-cell>
          <table:table-cell office:value-type="float" office:value="33528000" calcext:value-type="float">
            <text:p>33528000</text:p>
          </table:table-cell>
          <table:table-cell office:value-type="float" office:value="33601000" calcext:value-type="float">
            <text:p>33601000</text:p>
          </table:table-cell>
          <table:table-cell office:value-type="float" office:value="33594000" calcext:value-type="float">
            <text:p>33594000</text:p>
          </table:table-cell>
          <table:table-cell office:value-type="float" office:value="33664000" calcext:value-type="float">
            <text:p>33664000</text:p>
          </table:table-cell>
          <table:table-cell office:value-type="float" office:value="33646000" calcext:value-type="float">
            <text:p>33646000</text:p>
          </table:table-cell>
          <table:table-cell office:value-type="float" office:value="35320000" calcext:value-type="float">
            <text:p>35320000</text:p>
          </table:table-cell>
          <table:table-cell office:value-type="float" office:value="33645000" calcext:value-type="float">
            <text:p>33645000</text:p>
          </table:table-cell>
          <table:table-cell office:value-type="float" office:value="33694000" calcext:value-type="float">
            <text:p>33694000</text:p>
          </table:table-cell>
          <table:table-cell office:value-type="float" office:value="33733000" calcext:value-type="float">
            <text:p>33733000</text:p>
          </table:table-cell>
          <table:table-cell/>
          <table:table-cell office:value-type="float" office:value="1420" calcext:value-type="float">
            <text:p>1420</text:p>
          </table:table-cell>
          <table:table-cell table:formula="of:=AVERAGE([.A143:.AY143])" office:value-type="float" office:value="33090792.5490196" calcext:value-type="float">
            <text:p>33090792.549019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4195000" calcext:value-type="float">
            <text:p>34195000</text:p>
          </table:table-cell>
          <table:table-cell office:value-type="float" office:value="34257000" calcext:value-type="float">
            <text:p>34257000</text:p>
          </table:table-cell>
          <table:table-cell office:value-type="float" office:value="34176000" calcext:value-type="float">
            <text:p>34176000</text:p>
          </table:table-cell>
          <table:table-cell office:value-type="float" office:value="34320000" calcext:value-type="float">
            <text:p>34320000</text:p>
          </table:table-cell>
          <table:table-cell office:value-type="float" office:value="34294000" calcext:value-type="float">
            <text:p>34294000</text:p>
          </table:table-cell>
          <table:table-cell office:value-type="float" office:value="34136000" calcext:value-type="float">
            <text:p>34136000</text:p>
          </table:table-cell>
          <table:table-cell office:value-type="float" office:value="34117000" calcext:value-type="float">
            <text:p>34117000</text:p>
          </table:table-cell>
          <table:table-cell office:value-type="float" office:value="34058000" calcext:value-type="float">
            <text:p>34058000</text:p>
          </table:table-cell>
          <table:table-cell office:value-type="float" office:value="34132000" calcext:value-type="float">
            <text:p>34132000</text:p>
          </table:table-cell>
          <table:table-cell office:value-type="float" office:value="34386000" calcext:value-type="float">
            <text:p>34386000</text:p>
          </table:table-cell>
          <table:table-cell office:value-type="float" office:value="34185000" calcext:value-type="float">
            <text:p>34185000</text:p>
          </table:table-cell>
          <table:table-cell office:value-type="float" office:value="34346000" calcext:value-type="float">
            <text:p>34346000</text:p>
          </table:table-cell>
          <table:table-cell office:value-type="float" office:value="34262000" calcext:value-type="float">
            <text:p>34262000</text:p>
          </table:table-cell>
          <table:table-cell office:value-type="float" office:value="34142000" calcext:value-type="float">
            <text:p>34142000</text:p>
          </table:table-cell>
          <table:table-cell office:value-type="float" office:value="34068000" calcext:value-type="float">
            <text:p>34068000</text:p>
          </table:table-cell>
          <table:table-cell office:value-type="float" office:value="34241000" calcext:value-type="float">
            <text:p>34241000</text:p>
          </table:table-cell>
          <table:table-cell office:value-type="float" office:value="34202000" calcext:value-type="float">
            <text:p>34202000</text:p>
          </table:table-cell>
          <table:table-cell office:value-type="float" office:value="34183000" calcext:value-type="float">
            <text:p>34183000</text:p>
          </table:table-cell>
          <table:table-cell office:value-type="float" office:value="36046000" calcext:value-type="float">
            <text:p>36046000</text:p>
          </table:table-cell>
          <table:table-cell office:value-type="float" office:value="34197000" calcext:value-type="float">
            <text:p>34197000</text:p>
          </table:table-cell>
          <table:table-cell office:value-type="float" office:value="34143000" calcext:value-type="float">
            <text:p>34143000</text:p>
          </table:table-cell>
          <table:table-cell office:value-type="float" office:value="34168000" calcext:value-type="float">
            <text:p>34168000</text:p>
          </table:table-cell>
          <table:table-cell office:value-type="float" office:value="34215000" calcext:value-type="float">
            <text:p>34215000</text:p>
          </table:table-cell>
          <table:table-cell office:value-type="float" office:value="34172000" calcext:value-type="float">
            <text:p>34172000</text:p>
          </table:table-cell>
          <table:table-cell office:value-type="float" office:value="34203000" calcext:value-type="float">
            <text:p>34203000</text:p>
          </table:table-cell>
          <table:table-cell office:value-type="float" office:value="34310000" calcext:value-type="float">
            <text:p>34310000</text:p>
          </table:table-cell>
          <table:table-cell office:value-type="float" office:value="34150000" calcext:value-type="float">
            <text:p>34150000</text:p>
          </table:table-cell>
          <table:table-cell office:value-type="float" office:value="34224000" calcext:value-type="float">
            <text:p>34224000</text:p>
          </table:table-cell>
          <table:table-cell office:value-type="float" office:value="34225000" calcext:value-type="float">
            <text:p>34225000</text:p>
          </table:table-cell>
          <table:table-cell office:value-type="float" office:value="34037000" calcext:value-type="float">
            <text:p>34037000</text:p>
          </table:table-cell>
          <table:table-cell office:value-type="float" office:value="34205000" calcext:value-type="float">
            <text:p>34205000</text:p>
          </table:table-cell>
          <table:table-cell office:value-type="float" office:value="34346000" calcext:value-type="float">
            <text:p>34346000</text:p>
          </table:table-cell>
          <table:table-cell office:value-type="float" office:value="34094000" calcext:value-type="float">
            <text:p>34094000</text:p>
          </table:table-cell>
          <table:table-cell office:value-type="float" office:value="34103000" calcext:value-type="float">
            <text:p>34103000</text:p>
          </table:table-cell>
          <table:table-cell office:value-type="float" office:value="34237000" calcext:value-type="float">
            <text:p>34237000</text:p>
          </table:table-cell>
          <table:table-cell office:value-type="float" office:value="34699000" calcext:value-type="float">
            <text:p>34699000</text:p>
          </table:table-cell>
          <table:table-cell office:value-type="float" office:value="34176000" calcext:value-type="float">
            <text:p>34176000</text:p>
          </table:table-cell>
          <table:table-cell office:value-type="float" office:value="34191000" calcext:value-type="float">
            <text:p>34191000</text:p>
          </table:table-cell>
          <table:table-cell office:value-type="float" office:value="34244000" calcext:value-type="float">
            <text:p>34244000</text:p>
          </table:table-cell>
          <table:table-cell office:value-type="float" office:value="34219000" calcext:value-type="float">
            <text:p>34219000</text:p>
          </table:table-cell>
          <table:table-cell office:value-type="float" office:value="35894000" calcext:value-type="float">
            <text:p>35894000</text:p>
          </table:table-cell>
          <table:table-cell office:value-type="float" office:value="34180000" calcext:value-type="float">
            <text:p>34180000</text:p>
          </table:table-cell>
          <table:table-cell office:value-type="float" office:value="34172000" calcext:value-type="float">
            <text:p>34172000</text:p>
          </table:table-cell>
          <table:table-cell office:value-type="float" office:value="34202000" calcext:value-type="float">
            <text:p>34202000</text:p>
          </table:table-cell>
          <table:table-cell office:value-type="float" office:value="34136000" calcext:value-type="float">
            <text:p>34136000</text:p>
          </table:table-cell>
          <table:table-cell office:value-type="float" office:value="34206000" calcext:value-type="float">
            <text:p>34206000</text:p>
          </table:table-cell>
          <table:table-cell office:value-type="float" office:value="34177000" calcext:value-type="float">
            <text:p>34177000</text:p>
          </table:table-cell>
          <table:table-cell office:value-type="float" office:value="34242000" calcext:value-type="float">
            <text:p>34242000</text:p>
          </table:table-cell>
          <table:table-cell office:value-type="float" office:value="34167000" calcext:value-type="float">
            <text:p>34167000</text:p>
          </table:table-cell>
          <table:table-cell office:value-type="float" office:value="34166000" calcext:value-type="float">
            <text:p>34166000</text:p>
          </table:table-cell>
          <table:table-cell/>
          <table:table-cell office:value-type="float" office:value="1430" calcext:value-type="float">
            <text:p>1430</text:p>
          </table:table-cell>
          <table:table-cell table:formula="of:=AVERAGE([.A144:.AY144])" office:value-type="float" office:value="33604851.5686275" calcext:value-type="float">
            <text:p>33604851.568627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0532000" calcext:value-type="float">
            <text:p>30532000</text:p>
          </table:table-cell>
          <table:table-cell office:value-type="float" office:value="30552000" calcext:value-type="float">
            <text:p>30552000</text:p>
          </table:table-cell>
          <table:table-cell office:value-type="float" office:value="30600000" calcext:value-type="float">
            <text:p>30600000</text:p>
          </table:table-cell>
          <table:table-cell office:value-type="float" office:value="30577000" calcext:value-type="float">
            <text:p>30577000</text:p>
          </table:table-cell>
          <table:table-cell office:value-type="float" office:value="30483000" calcext:value-type="float">
            <text:p>30483000</text:p>
          </table:table-cell>
          <table:table-cell office:value-type="float" office:value="30539000" calcext:value-type="float">
            <text:p>30539000</text:p>
          </table:table-cell>
          <table:table-cell office:value-type="float" office:value="30494000" calcext:value-type="float">
            <text:p>30494000</text:p>
          </table:table-cell>
          <table:table-cell office:value-type="float" office:value="30493000" calcext:value-type="float">
            <text:p>30493000</text:p>
          </table:table-cell>
          <table:table-cell office:value-type="float" office:value="30612000" calcext:value-type="float">
            <text:p>30612000</text:p>
          </table:table-cell>
          <table:table-cell office:value-type="float" office:value="30632000" calcext:value-type="float">
            <text:p>30632000</text:p>
          </table:table-cell>
          <table:table-cell office:value-type="float" office:value="30609000" calcext:value-type="float">
            <text:p>30609000</text:p>
          </table:table-cell>
          <table:table-cell office:value-type="float" office:value="30611000" calcext:value-type="float">
            <text:p>30611000</text:p>
          </table:table-cell>
          <table:table-cell office:value-type="float" office:value="30609000" calcext:value-type="float">
            <text:p>30609000</text:p>
          </table:table-cell>
          <table:table-cell office:value-type="float" office:value="32376000" calcext:value-type="float">
            <text:p>32376000</text:p>
          </table:table-cell>
          <table:table-cell office:value-type="float" office:value="30470000" calcext:value-type="float">
            <text:p>30470000</text:p>
          </table:table-cell>
          <table:table-cell office:value-type="float" office:value="30554000" calcext:value-type="float">
            <text:p>30554000</text:p>
          </table:table-cell>
          <table:table-cell office:value-type="float" office:value="30486000" calcext:value-type="float">
            <text:p>30486000</text:p>
          </table:table-cell>
          <table:table-cell office:value-type="float" office:value="30570000" calcext:value-type="float">
            <text:p>30570000</text:p>
          </table:table-cell>
          <table:table-cell office:value-type="float" office:value="30479000" calcext:value-type="float">
            <text:p>30479000</text:p>
          </table:table-cell>
          <table:table-cell office:value-type="float" office:value="30575000" calcext:value-type="float">
            <text:p>30575000</text:p>
          </table:table-cell>
          <table:table-cell office:value-type="float" office:value="30602000" calcext:value-type="float">
            <text:p>30602000</text:p>
          </table:table-cell>
          <table:table-cell office:value-type="float" office:value="30533000" calcext:value-type="float">
            <text:p>30533000</text:p>
          </table:table-cell>
          <table:table-cell office:value-type="float" office:value="30508000" calcext:value-type="float">
            <text:p>30508000</text:p>
          </table:table-cell>
          <table:table-cell office:value-type="float" office:value="30480000" calcext:value-type="float">
            <text:p>30480000</text:p>
          </table:table-cell>
          <table:table-cell office:value-type="float" office:value="30579000" calcext:value-type="float">
            <text:p>30579000</text:p>
          </table:table-cell>
          <table:table-cell office:value-type="float" office:value="30589000" calcext:value-type="float">
            <text:p>30589000</text:p>
          </table:table-cell>
          <table:table-cell office:value-type="float" office:value="30531000" calcext:value-type="float">
            <text:p>30531000</text:p>
          </table:table-cell>
          <table:table-cell office:value-type="float" office:value="30515000" calcext:value-type="float">
            <text:p>30515000</text:p>
          </table:table-cell>
          <table:table-cell office:value-type="float" office:value="30597000" calcext:value-type="float">
            <text:p>30597000</text:p>
          </table:table-cell>
          <table:table-cell office:value-type="float" office:value="30542000" calcext:value-type="float">
            <text:p>30542000</text:p>
          </table:table-cell>
          <table:table-cell office:value-type="float" office:value="30577000" calcext:value-type="float">
            <text:p>30577000</text:p>
          </table:table-cell>
          <table:table-cell office:value-type="float" office:value="30559000" calcext:value-type="float">
            <text:p>30559000</text:p>
          </table:table-cell>
          <table:table-cell office:value-type="float" office:value="30565000" calcext:value-type="float">
            <text:p>30565000</text:p>
          </table:table-cell>
          <table:table-cell office:value-type="float" office:value="30529000" calcext:value-type="float">
            <text:p>30529000</text:p>
          </table:table-cell>
          <table:table-cell office:value-type="float" office:value="30535000" calcext:value-type="float">
            <text:p>30535000</text:p>
          </table:table-cell>
          <table:table-cell office:value-type="float" office:value="30593000" calcext:value-type="float">
            <text:p>30593000</text:p>
          </table:table-cell>
          <table:table-cell office:value-type="float" office:value="30518000" calcext:value-type="float">
            <text:p>30518000</text:p>
          </table:table-cell>
          <table:table-cell office:value-type="float" office:value="30509000" calcext:value-type="float">
            <text:p>30509000</text:p>
          </table:table-cell>
          <table:table-cell office:value-type="float" office:value="32323000" calcext:value-type="float">
            <text:p>32323000</text:p>
          </table:table-cell>
          <table:table-cell office:value-type="float" office:value="38998000" calcext:value-type="float">
            <text:p>38998000</text:p>
          </table:table-cell>
          <table:table-cell office:value-type="float" office:value="36390000" calcext:value-type="float">
            <text:p>36390000</text:p>
          </table:table-cell>
          <table:table-cell office:value-type="float" office:value="37533000" calcext:value-type="float">
            <text:p>37533000</text:p>
          </table:table-cell>
          <table:table-cell office:value-type="float" office:value="42053000" calcext:value-type="float">
            <text:p>42053000</text:p>
          </table:table-cell>
          <table:table-cell office:value-type="float" office:value="35842000" calcext:value-type="float">
            <text:p>35842000</text:p>
          </table:table-cell>
          <table:table-cell office:value-type="float" office:value="30509000" calcext:value-type="float">
            <text:p>30509000</text:p>
          </table:table-cell>
          <table:table-cell office:value-type="float" office:value="30423000" calcext:value-type="float">
            <text:p>30423000</text:p>
          </table:table-cell>
          <table:table-cell office:value-type="float" office:value="30432000" calcext:value-type="float">
            <text:p>30432000</text:p>
          </table:table-cell>
          <table:table-cell office:value-type="float" office:value="30563000" calcext:value-type="float">
            <text:p>30563000</text:p>
          </table:table-cell>
          <table:table-cell office:value-type="float" office:value="30540000" calcext:value-type="float">
            <text:p>30540000</text:p>
          </table:table-cell>
          <table:table-cell office:value-type="float" office:value="30552000" calcext:value-type="float">
            <text:p>30552000</text:p>
          </table:table-cell>
          <table:table-cell/>
          <table:table-cell office:value-type="float" office:value="1440" calcext:value-type="float">
            <text:p>1440</text:p>
          </table:table-cell>
          <table:table-cell table:formula="of:=AVERAGE([.A145:.AY145])" office:value-type="float" office:value="30762224.3137255" calcext:value-type="float">
            <text:p>30762224.313725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6032000" calcext:value-type="float">
            <text:p>36032000</text:p>
          </table:table-cell>
          <table:table-cell office:value-type="float" office:value="36087000" calcext:value-type="float">
            <text:p>36087000</text:p>
          </table:table-cell>
          <table:table-cell office:value-type="float" office:value="36106000" calcext:value-type="float">
            <text:p>36106000</text:p>
          </table:table-cell>
          <table:table-cell office:value-type="float" office:value="36049000" calcext:value-type="float">
            <text:p>36049000</text:p>
          </table:table-cell>
          <table:table-cell office:value-type="float" office:value="36088000" calcext:value-type="float">
            <text:p>36088000</text:p>
          </table:table-cell>
          <table:table-cell office:value-type="float" office:value="36129000" calcext:value-type="float">
            <text:p>36129000</text:p>
          </table:table-cell>
          <table:table-cell office:value-type="float" office:value="36147000" calcext:value-type="float">
            <text:p>36147000</text:p>
          </table:table-cell>
          <table:table-cell office:value-type="float" office:value="35947000" calcext:value-type="float">
            <text:p>35947000</text:p>
          </table:table-cell>
          <table:table-cell office:value-type="float" office:value="36158000" calcext:value-type="float">
            <text:p>36158000</text:p>
          </table:table-cell>
          <table:table-cell office:value-type="float" office:value="36139000" calcext:value-type="float">
            <text:p>36139000</text:p>
          </table:table-cell>
          <table:table-cell office:value-type="float" office:value="37907000" calcext:value-type="float">
            <text:p>37907000</text:p>
          </table:table-cell>
          <table:table-cell office:value-type="float" office:value="36157000" calcext:value-type="float">
            <text:p>36157000</text:p>
          </table:table-cell>
          <table:table-cell office:value-type="float" office:value="36144000" calcext:value-type="float">
            <text:p>36144000</text:p>
          </table:table-cell>
          <table:table-cell office:value-type="float" office:value="36165000" calcext:value-type="float">
            <text:p>36165000</text:p>
          </table:table-cell>
          <table:table-cell office:value-type="float" office:value="36071000" calcext:value-type="float">
            <text:p>36071000</text:p>
          </table:table-cell>
          <table:table-cell office:value-type="float" office:value="36059000" calcext:value-type="float">
            <text:p>36059000</text:p>
          </table:table-cell>
          <table:table-cell office:value-type="float" office:value="36177000" calcext:value-type="float">
            <text:p>36177000</text:p>
          </table:table-cell>
          <table:table-cell office:value-type="float" office:value="36027000" calcext:value-type="float">
            <text:p>36027000</text:p>
          </table:table-cell>
          <table:table-cell office:value-type="float" office:value="36084000" calcext:value-type="float">
            <text:p>36084000</text:p>
          </table:table-cell>
          <table:table-cell office:value-type="float" office:value="36059000" calcext:value-type="float">
            <text:p>36059000</text:p>
          </table:table-cell>
          <table:table-cell office:value-type="float" office:value="36045000" calcext:value-type="float">
            <text:p>36045000</text:p>
          </table:table-cell>
          <table:table-cell office:value-type="float" office:value="35975000" calcext:value-type="float">
            <text:p>35975000</text:p>
          </table:table-cell>
          <table:table-cell office:value-type="float" office:value="36099000" calcext:value-type="float">
            <text:p>36099000</text:p>
          </table:table-cell>
          <table:table-cell office:value-type="float" office:value="36050000" calcext:value-type="float">
            <text:p>36050000</text:p>
          </table:table-cell>
          <table:table-cell office:value-type="float" office:value="36168000" calcext:value-type="float">
            <text:p>36168000</text:p>
          </table:table-cell>
          <table:table-cell office:value-type="float" office:value="36127000" calcext:value-type="float">
            <text:p>36127000</text:p>
          </table:table-cell>
          <table:table-cell office:value-type="float" office:value="36077000" calcext:value-type="float">
            <text:p>36077000</text:p>
          </table:table-cell>
          <table:table-cell office:value-type="float" office:value="36146000" calcext:value-type="float">
            <text:p>36146000</text:p>
          </table:table-cell>
          <table:table-cell office:value-type="float" office:value="36057000" calcext:value-type="float">
            <text:p>36057000</text:p>
          </table:table-cell>
          <table:table-cell office:value-type="float" office:value="36165000" calcext:value-type="float">
            <text:p>36165000</text:p>
          </table:table-cell>
          <table:table-cell office:value-type="float" office:value="36140000" calcext:value-type="float">
            <text:p>36140000</text:p>
          </table:table-cell>
          <table:table-cell office:value-type="float" office:value="37844000" calcext:value-type="float">
            <text:p>37844000</text:p>
          </table:table-cell>
          <table:table-cell office:value-type="float" office:value="36139000" calcext:value-type="float">
            <text:p>36139000</text:p>
          </table:table-cell>
          <table:table-cell office:value-type="float" office:value="36201000" calcext:value-type="float">
            <text:p>36201000</text:p>
          </table:table-cell>
          <table:table-cell office:value-type="float" office:value="36120000" calcext:value-type="float">
            <text:p>36120000</text:p>
          </table:table-cell>
          <table:table-cell office:value-type="float" office:value="36174000" calcext:value-type="float">
            <text:p>36174000</text:p>
          </table:table-cell>
          <table:table-cell office:value-type="float" office:value="36101000" calcext:value-type="float">
            <text:p>36101000</text:p>
          </table:table-cell>
          <table:table-cell office:value-type="float" office:value="36084000" calcext:value-type="float">
            <text:p>36084000</text:p>
          </table:table-cell>
          <table:table-cell office:value-type="float" office:value="36188000" calcext:value-type="float">
            <text:p>36188000</text:p>
          </table:table-cell>
          <table:table-cell office:value-type="float" office:value="36080000" calcext:value-type="float">
            <text:p>36080000</text:p>
          </table:table-cell>
          <table:table-cell office:value-type="float" office:value="36079000" calcext:value-type="float">
            <text:p>36079000</text:p>
          </table:table-cell>
          <table:table-cell office:value-type="float" office:value="36604000" calcext:value-type="float">
            <text:p>36604000</text:p>
          </table:table-cell>
          <table:table-cell office:value-type="float" office:value="36092000" calcext:value-type="float">
            <text:p>36092000</text:p>
          </table:table-cell>
          <table:table-cell office:value-type="float" office:value="36024000" calcext:value-type="float">
            <text:p>36024000</text:p>
          </table:table-cell>
          <table:table-cell office:value-type="float" office:value="36166000" calcext:value-type="float">
            <text:p>36166000</text:p>
          </table:table-cell>
          <table:table-cell office:value-type="float" office:value="36098000" calcext:value-type="float">
            <text:p>36098000</text:p>
          </table:table-cell>
          <table:table-cell office:value-type="float" office:value="36073000" calcext:value-type="float">
            <text:p>36073000</text:p>
          </table:table-cell>
          <table:table-cell office:value-type="float" office:value="36086000" calcext:value-type="float">
            <text:p>36086000</text:p>
          </table:table-cell>
          <table:table-cell office:value-type="float" office:value="36021000" calcext:value-type="float">
            <text:p>36021000</text:p>
          </table:table-cell>
          <table:table-cell office:value-type="float" office:value="36058000" calcext:value-type="float">
            <text:p>36058000</text:p>
          </table:table-cell>
          <table:table-cell/>
          <table:table-cell office:value-type="float" office:value="1450" calcext:value-type="float">
            <text:p>1450</text:p>
          </table:table-cell>
          <table:table-cell table:formula="of:=AVERAGE([.A146:.AY146])" office:value-type="float" office:value="35470871.5686275" calcext:value-type="float">
            <text:p>35470871.568627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2333000" calcext:value-type="float">
            <text:p>42333000</text:p>
          </table:table-cell>
          <table:table-cell office:value-type="float" office:value="42406000" calcext:value-type="float">
            <text:p>42406000</text:p>
          </table:table-cell>
          <table:table-cell office:value-type="float" office:value="44107000" calcext:value-type="float">
            <text:p>44107000</text:p>
          </table:table-cell>
          <table:table-cell office:value-type="float" office:value="42478000" calcext:value-type="float">
            <text:p>42478000</text:p>
          </table:table-cell>
          <table:table-cell office:value-type="float" office:value="42267000" calcext:value-type="float">
            <text:p>42267000</text:p>
          </table:table-cell>
          <table:table-cell office:value-type="float" office:value="42329000" calcext:value-type="float">
            <text:p>42329000</text:p>
          </table:table-cell>
          <table:table-cell office:value-type="float" office:value="42378000" calcext:value-type="float">
            <text:p>42378000</text:p>
          </table:table-cell>
          <table:table-cell office:value-type="float" office:value="42386000" calcext:value-type="float">
            <text:p>42386000</text:p>
          </table:table-cell>
          <table:table-cell office:value-type="float" office:value="42428000" calcext:value-type="float">
            <text:p>42428000</text:p>
          </table:table-cell>
          <table:table-cell office:value-type="float" office:value="42339000" calcext:value-type="float">
            <text:p>42339000</text:p>
          </table:table-cell>
          <table:table-cell office:value-type="float" office:value="42359000" calcext:value-type="float">
            <text:p>42359000</text:p>
          </table:table-cell>
          <table:table-cell office:value-type="float" office:value="42345000" calcext:value-type="float">
            <text:p>42345000</text:p>
          </table:table-cell>
          <table:table-cell office:value-type="float" office:value="42341000" calcext:value-type="float">
            <text:p>42341000</text:p>
          </table:table-cell>
          <table:table-cell office:value-type="float" office:value="42454000" calcext:value-type="float">
            <text:p>42454000</text:p>
          </table:table-cell>
          <table:table-cell office:value-type="float" office:value="42437000" calcext:value-type="float">
            <text:p>42437000</text:p>
          </table:table-cell>
          <table:table-cell office:value-type="float" office:value="42309000" calcext:value-type="float">
            <text:p>42309000</text:p>
          </table:table-cell>
          <table:table-cell office:value-type="float" office:value="42419000" calcext:value-type="float">
            <text:p>42419000</text:p>
          </table:table-cell>
          <table:table-cell office:value-type="float" office:value="42299000" calcext:value-type="float">
            <text:p>42299000</text:p>
          </table:table-cell>
          <table:table-cell office:value-type="float" office:value="42346000" calcext:value-type="float">
            <text:p>42346000</text:p>
          </table:table-cell>
          <table:table-cell office:value-type="float" office:value="42396000" calcext:value-type="float">
            <text:p>42396000</text:p>
          </table:table-cell>
          <table:table-cell office:value-type="float" office:value="42343000" calcext:value-type="float">
            <text:p>42343000</text:p>
          </table:table-cell>
          <table:table-cell office:value-type="float" office:value="44136000" calcext:value-type="float">
            <text:p>44136000</text:p>
          </table:table-cell>
          <table:table-cell office:value-type="float" office:value="42310000" calcext:value-type="float">
            <text:p>42310000</text:p>
          </table:table-cell>
          <table:table-cell office:value-type="float" office:value="42463000" calcext:value-type="float">
            <text:p>42463000</text:p>
          </table:table-cell>
          <table:table-cell office:value-type="float" office:value="42402000" calcext:value-type="float">
            <text:p>42402000</text:p>
          </table:table-cell>
          <table:table-cell office:value-type="float" office:value="42248000" calcext:value-type="float">
            <text:p>42248000</text:p>
          </table:table-cell>
          <table:table-cell office:value-type="float" office:value="42335000" calcext:value-type="float">
            <text:p>42335000</text:p>
          </table:table-cell>
          <table:table-cell office:value-type="float" office:value="42687000" calcext:value-type="float">
            <text:p>42687000</text:p>
          </table:table-cell>
          <table:table-cell office:value-type="float" office:value="42411000" calcext:value-type="float">
            <text:p>42411000</text:p>
          </table:table-cell>
          <table:table-cell office:value-type="float" office:value="42373000" calcext:value-type="float">
            <text:p>42373000</text:p>
          </table:table-cell>
          <table:table-cell office:value-type="float" office:value="42438000" calcext:value-type="float">
            <text:p>42438000</text:p>
          </table:table-cell>
          <table:table-cell office:value-type="float" office:value="42390000" calcext:value-type="float">
            <text:p>42390000</text:p>
          </table:table-cell>
          <table:table-cell office:value-type="float" office:value="42246000" calcext:value-type="float">
            <text:p>42246000</text:p>
          </table:table-cell>
          <table:table-cell office:value-type="float" office:value="42366000" calcext:value-type="float">
            <text:p>42366000</text:p>
          </table:table-cell>
          <table:table-cell office:value-type="float" office:value="42606000" calcext:value-type="float">
            <text:p>42606000</text:p>
          </table:table-cell>
          <table:table-cell office:value-type="float" office:value="49212000" calcext:value-type="float">
            <text:p>49212000</text:p>
          </table:table-cell>
          <table:table-cell office:value-type="float" office:value="48206000" calcext:value-type="float">
            <text:p>48206000</text:p>
          </table:table-cell>
          <table:table-cell office:value-type="float" office:value="52594000" calcext:value-type="float">
            <text:p>52594000</text:p>
          </table:table-cell>
          <table:table-cell office:value-type="float" office:value="48616000" calcext:value-type="float">
            <text:p>48616000</text:p>
          </table:table-cell>
          <table:table-cell office:value-type="float" office:value="44225000" calcext:value-type="float">
            <text:p>44225000</text:p>
          </table:table-cell>
          <table:table-cell office:value-type="float" office:value="42415000" calcext:value-type="float">
            <text:p>42415000</text:p>
          </table:table-cell>
          <table:table-cell office:value-type="float" office:value="42408000" calcext:value-type="float">
            <text:p>42408000</text:p>
          </table:table-cell>
          <table:table-cell office:value-type="float" office:value="42367000" calcext:value-type="float">
            <text:p>42367000</text:p>
          </table:table-cell>
          <table:table-cell office:value-type="float" office:value="42497000" calcext:value-type="float">
            <text:p>42497000</text:p>
          </table:table-cell>
          <table:table-cell office:value-type="float" office:value="42334000" calcext:value-type="float">
            <text:p>42334000</text:p>
          </table:table-cell>
          <table:table-cell office:value-type="float" office:value="42377000" calcext:value-type="float">
            <text:p>42377000</text:p>
          </table:table-cell>
          <table:table-cell office:value-type="float" office:value="42343000" calcext:value-type="float">
            <text:p>42343000</text:p>
          </table:table-cell>
          <table:table-cell office:value-type="float" office:value="42527000" calcext:value-type="float">
            <text:p>42527000</text:p>
          </table:table-cell>
          <table:table-cell office:value-type="float" office:value="42338000" calcext:value-type="float">
            <text:p>42338000</text:p>
          </table:table-cell>
          <table:table-cell office:value-type="float" office:value="42337000" calcext:value-type="float">
            <text:p>42337000</text:p>
          </table:table-cell>
          <table:table-cell/>
          <table:table-cell office:value-type="float" office:value="1460" calcext:value-type="float">
            <text:p>1460</text:p>
          </table:table-cell>
          <table:table-cell table:formula="of:=AVERAGE([.A147:.AY147])" office:value-type="float" office:value="42229558.0392157" calcext:value-type="float">
            <text:p>42229558.039215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30779000" calcext:value-type="float">
            <text:p>30779000</text:p>
          </table:table-cell>
          <table:table-cell office:value-type="float" office:value="30921000" calcext:value-type="float">
            <text:p>30921000</text:p>
          </table:table-cell>
          <table:table-cell office:value-type="float" office:value="30925000" calcext:value-type="float">
            <text:p>30925000</text:p>
          </table:table-cell>
          <table:table-cell office:value-type="float" office:value="30841000" calcext:value-type="float">
            <text:p>30841000</text:p>
          </table:table-cell>
          <table:table-cell office:value-type="float" office:value="30883000" calcext:value-type="float">
            <text:p>30883000</text:p>
          </table:table-cell>
          <table:table-cell office:value-type="float" office:value="30856000" calcext:value-type="float">
            <text:p>30856000</text:p>
          </table:table-cell>
          <table:table-cell office:value-type="float" office:value="30830000" calcext:value-type="float">
            <text:p>30830000</text:p>
          </table:table-cell>
          <table:table-cell office:value-type="float" office:value="30876000" calcext:value-type="float">
            <text:p>30876000</text:p>
          </table:table-cell>
          <table:table-cell office:value-type="float" office:value="30777000" calcext:value-type="float">
            <text:p>30777000</text:p>
          </table:table-cell>
          <table:table-cell office:value-type="float" office:value="30796000" calcext:value-type="float">
            <text:p>30796000</text:p>
          </table:table-cell>
          <table:table-cell office:value-type="float" office:value="32843000" calcext:value-type="float">
            <text:p>32843000</text:p>
          </table:table-cell>
          <table:table-cell office:value-type="float" office:value="30822000" calcext:value-type="float">
            <text:p>30822000</text:p>
          </table:table-cell>
          <table:table-cell office:value-type="float" office:value="30918000" calcext:value-type="float">
            <text:p>30918000</text:p>
          </table:table-cell>
          <table:table-cell office:value-type="float" office:value="30869000" calcext:value-type="float">
            <text:p>30869000</text:p>
          </table:table-cell>
          <table:table-cell office:value-type="float" office:value="30821000" calcext:value-type="float">
            <text:p>30821000</text:p>
          </table:table-cell>
          <table:table-cell office:value-type="float" office:value="30754000" calcext:value-type="float">
            <text:p>30754000</text:p>
          </table:table-cell>
          <table:table-cell office:value-type="float" office:value="30880000" calcext:value-type="float">
            <text:p>30880000</text:p>
          </table:table-cell>
          <table:table-cell office:value-type="float" office:value="30855000" calcext:value-type="float">
            <text:p>30855000</text:p>
          </table:table-cell>
          <table:table-cell office:value-type="float" office:value="30889000" calcext:value-type="float">
            <text:p>30889000</text:p>
          </table:table-cell>
          <table:table-cell office:value-type="float" office:value="30773000" calcext:value-type="float">
            <text:p>30773000</text:p>
          </table:table-cell>
          <table:table-cell office:value-type="float" office:value="30891000" calcext:value-type="float">
            <text:p>30891000</text:p>
          </table:table-cell>
          <table:table-cell office:value-type="float" office:value="30871000" calcext:value-type="float">
            <text:p>30871000</text:p>
          </table:table-cell>
          <table:table-cell office:value-type="float" office:value="30841000" calcext:value-type="float">
            <text:p>30841000</text:p>
          </table:table-cell>
          <table:table-cell office:value-type="float" office:value="30816000" calcext:value-type="float">
            <text:p>30816000</text:p>
          </table:table-cell>
          <table:table-cell office:value-type="float" office:value="30858000" calcext:value-type="float">
            <text:p>30858000</text:p>
          </table:table-cell>
          <table:table-cell office:value-type="float" office:value="30939000" calcext:value-type="float">
            <text:p>30939000</text:p>
          </table:table-cell>
          <table:table-cell office:value-type="float" office:value="30937000" calcext:value-type="float">
            <text:p>30937000</text:p>
          </table:table-cell>
          <table:table-cell office:value-type="float" office:value="30769000" calcext:value-type="float">
            <text:p>30769000</text:p>
          </table:table-cell>
          <table:table-cell office:value-type="float" office:value="30844000" calcext:value-type="float">
            <text:p>30844000</text:p>
          </table:table-cell>
          <table:table-cell office:value-type="float" office:value="30858000" calcext:value-type="float">
            <text:p>30858000</text:p>
          </table:table-cell>
          <table:table-cell office:value-type="float" office:value="30885000" calcext:value-type="float">
            <text:p>30885000</text:p>
          </table:table-cell>
          <table:table-cell office:value-type="float" office:value="30835000" calcext:value-type="float">
            <text:p>30835000</text:p>
          </table:table-cell>
          <table:table-cell office:value-type="float" office:value="30829000" calcext:value-type="float">
            <text:p>30829000</text:p>
          </table:table-cell>
          <table:table-cell office:value-type="float" office:value="30887000" calcext:value-type="float">
            <text:p>30887000</text:p>
          </table:table-cell>
          <table:table-cell office:value-type="float" office:value="32665000" calcext:value-type="float">
            <text:p>32665000</text:p>
          </table:table-cell>
          <table:table-cell office:value-type="float" office:value="30853000" calcext:value-type="float">
            <text:p>30853000</text:p>
          </table:table-cell>
          <table:table-cell office:value-type="float" office:value="30825000" calcext:value-type="float">
            <text:p>30825000</text:p>
          </table:table-cell>
          <table:table-cell office:value-type="float" office:value="30782000" calcext:value-type="float">
            <text:p>30782000</text:p>
          </table:table-cell>
          <table:table-cell office:value-type="float" office:value="30852000" calcext:value-type="float">
            <text:p>30852000</text:p>
          </table:table-cell>
          <table:table-cell office:value-type="float" office:value="33054000" calcext:value-type="float">
            <text:p>33054000</text:p>
          </table:table-cell>
          <table:table-cell office:value-type="float" office:value="30918000" calcext:value-type="float">
            <text:p>30918000</text:p>
          </table:table-cell>
          <table:table-cell office:value-type="float" office:value="30781000" calcext:value-type="float">
            <text:p>30781000</text:p>
          </table:table-cell>
          <table:table-cell office:value-type="float" office:value="30819000" calcext:value-type="float">
            <text:p>30819000</text:p>
          </table:table-cell>
          <table:table-cell office:value-type="float" office:value="30856000" calcext:value-type="float">
            <text:p>30856000</text:p>
          </table:table-cell>
          <table:table-cell office:value-type="float" office:value="30929000" calcext:value-type="float">
            <text:p>30929000</text:p>
          </table:table-cell>
          <table:table-cell office:value-type="float" office:value="30739000" calcext:value-type="float">
            <text:p>30739000</text:p>
          </table:table-cell>
          <table:table-cell office:value-type="float" office:value="30913000" calcext:value-type="float">
            <text:p>30913000</text:p>
          </table:table-cell>
          <table:table-cell office:value-type="float" office:value="30814000" calcext:value-type="float">
            <text:p>30814000</text:p>
          </table:table-cell>
          <table:table-cell office:value-type="float" office:value="30727000" calcext:value-type="float">
            <text:p>30727000</text:p>
          </table:table-cell>
          <table:table-cell office:value-type="float" office:value="30824000" calcext:value-type="float">
            <text:p>30824000</text:p>
          </table:table-cell>
          <table:table-cell/>
          <table:table-cell office:value-type="float" office:value="1470" calcext:value-type="float">
            <text:p>1470</text:p>
          </table:table-cell>
          <table:table-cell table:formula="of:=AVERAGE([.A148:.AY148])" office:value-type="float" office:value="30359224.9019608" calcext:value-type="float">
            <text:p>30359224.901960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3524000" calcext:value-type="float">
            <text:p>43524000</text:p>
          </table:table-cell>
          <table:table-cell office:value-type="float" office:value="43481000" calcext:value-type="float">
            <text:p>43481000</text:p>
          </table:table-cell>
          <table:table-cell office:value-type="float" office:value="43527000" calcext:value-type="float">
            <text:p>43527000</text:p>
          </table:table-cell>
          <table:table-cell office:value-type="float" office:value="43583000" calcext:value-type="float">
            <text:p>43583000</text:p>
          </table:table-cell>
          <table:table-cell office:value-type="float" office:value="43564000" calcext:value-type="float">
            <text:p>43564000</text:p>
          </table:table-cell>
          <table:table-cell office:value-type="float" office:value="43477000" calcext:value-type="float">
            <text:p>43477000</text:p>
          </table:table-cell>
          <table:table-cell office:value-type="float" office:value="45436000" calcext:value-type="float">
            <text:p>45436000</text:p>
          </table:table-cell>
          <table:table-cell office:value-type="float" office:value="43568000" calcext:value-type="float">
            <text:p>43568000</text:p>
          </table:table-cell>
          <table:table-cell office:value-type="float" office:value="43587000" calcext:value-type="float">
            <text:p>43587000</text:p>
          </table:table-cell>
          <table:table-cell office:value-type="float" office:value="43448000" calcext:value-type="float">
            <text:p>43448000</text:p>
          </table:table-cell>
          <table:table-cell office:value-type="float" office:value="43528000" calcext:value-type="float">
            <text:p>43528000</text:p>
          </table:table-cell>
          <table:table-cell office:value-type="float" office:value="43449000" calcext:value-type="float">
            <text:p>43449000</text:p>
          </table:table-cell>
          <table:table-cell office:value-type="float" office:value="43583000" calcext:value-type="float">
            <text:p>43583000</text:p>
          </table:table-cell>
          <table:table-cell office:value-type="float" office:value="43439000" calcext:value-type="float">
            <text:p>43439000</text:p>
          </table:table-cell>
          <table:table-cell office:value-type="float" office:value="43541000" calcext:value-type="float">
            <text:p>43541000</text:p>
          </table:table-cell>
          <table:table-cell office:value-type="float" office:value="43408000" calcext:value-type="float">
            <text:p>43408000</text:p>
          </table:table-cell>
          <table:table-cell office:value-type="float" office:value="43582000" calcext:value-type="float">
            <text:p>43582000</text:p>
          </table:table-cell>
          <table:table-cell office:value-type="float" office:value="43449000" calcext:value-type="float">
            <text:p>43449000</text:p>
          </table:table-cell>
          <table:table-cell office:value-type="float" office:value="43371000" calcext:value-type="float">
            <text:p>43371000</text:p>
          </table:table-cell>
          <table:table-cell office:value-type="float" office:value="43629000" calcext:value-type="float">
            <text:p>43629000</text:p>
          </table:table-cell>
          <table:table-cell office:value-type="float" office:value="43450000" calcext:value-type="float">
            <text:p>43450000</text:p>
          </table:table-cell>
          <table:table-cell office:value-type="float" office:value="43390000" calcext:value-type="float">
            <text:p>43390000</text:p>
          </table:table-cell>
          <table:table-cell office:value-type="float" office:value="43515000" calcext:value-type="float">
            <text:p>43515000</text:p>
          </table:table-cell>
          <table:table-cell office:value-type="float" office:value="43526000" calcext:value-type="float">
            <text:p>43526000</text:p>
          </table:table-cell>
          <table:table-cell office:value-type="float" office:value="43688000" calcext:value-type="float">
            <text:p>43688000</text:p>
          </table:table-cell>
          <table:table-cell office:value-type="float" office:value="43495000" calcext:value-type="float">
            <text:p>43495000</text:p>
          </table:table-cell>
          <table:table-cell office:value-type="float" office:value="43365000" calcext:value-type="float">
            <text:p>43365000</text:p>
          </table:table-cell>
          <table:table-cell office:value-type="float" office:value="43321000" calcext:value-type="float">
            <text:p>43321000</text:p>
          </table:table-cell>
          <table:table-cell office:value-type="float" office:value="43515000" calcext:value-type="float">
            <text:p>43515000</text:p>
          </table:table-cell>
          <table:table-cell office:value-type="float" office:value="43396000" calcext:value-type="float">
            <text:p>43396000</text:p>
          </table:table-cell>
          <table:table-cell office:value-type="float" office:value="43605000" calcext:value-type="float">
            <text:p>43605000</text:p>
          </table:table-cell>
          <table:table-cell office:value-type="float" office:value="43647000" calcext:value-type="float">
            <text:p>43647000</text:p>
          </table:table-cell>
          <table:table-cell office:value-type="float" office:value="43597000" calcext:value-type="float">
            <text:p>43597000</text:p>
          </table:table-cell>
          <table:table-cell office:value-type="float" office:value="44108000" calcext:value-type="float">
            <text:p>44108000</text:p>
          </table:table-cell>
          <table:table-cell office:value-type="float" office:value="43452000" calcext:value-type="float">
            <text:p>43452000</text:p>
          </table:table-cell>
          <table:table-cell office:value-type="float" office:value="43582000" calcext:value-type="float">
            <text:p>43582000</text:p>
          </table:table-cell>
          <table:table-cell office:value-type="float" office:value="45309000" calcext:value-type="float">
            <text:p>45309000</text:p>
          </table:table-cell>
          <table:table-cell office:value-type="float" office:value="43589000" calcext:value-type="float">
            <text:p>43589000</text:p>
          </table:table-cell>
          <table:table-cell office:value-type="float" office:value="43492000" calcext:value-type="float">
            <text:p>43492000</text:p>
          </table:table-cell>
          <table:table-cell office:value-type="float" office:value="43627000" calcext:value-type="float">
            <text:p>43627000</text:p>
          </table:table-cell>
          <table:table-cell office:value-type="float" office:value="43614000" calcext:value-type="float">
            <text:p>43614000</text:p>
          </table:table-cell>
          <table:table-cell office:value-type="float" office:value="43565000" calcext:value-type="float">
            <text:p>43565000</text:p>
          </table:table-cell>
          <table:table-cell office:value-type="float" office:value="43595000" calcext:value-type="float">
            <text:p>43595000</text:p>
          </table:table-cell>
          <table:table-cell office:value-type="float" office:value="43557000" calcext:value-type="float">
            <text:p>43557000</text:p>
          </table:table-cell>
          <table:table-cell office:value-type="float" office:value="43592000" calcext:value-type="float">
            <text:p>43592000</text:p>
          </table:table-cell>
          <table:table-cell office:value-type="float" office:value="43591000" calcext:value-type="float">
            <text:p>43591000</text:p>
          </table:table-cell>
          <table:table-cell office:value-type="float" office:value="43467000" calcext:value-type="float">
            <text:p>43467000</text:p>
          </table:table-cell>
          <table:table-cell office:value-type="float" office:value="43527000" calcext:value-type="float">
            <text:p>43527000</text:p>
          </table:table-cell>
          <table:table-cell office:value-type="float" office:value="43480000" calcext:value-type="float">
            <text:p>43480000</text:p>
          </table:table-cell>
          <table:table-cell office:value-type="float" office:value="43474000" calcext:value-type="float">
            <text:p>43474000</text:p>
          </table:table-cell>
          <table:table-cell/>
          <table:table-cell office:value-type="float" office:value="1480" calcext:value-type="float">
            <text:p>1480</text:p>
          </table:table-cell>
          <table:table-cell table:formula="of:=AVERAGE([.A149:.AY149])" office:value-type="float" office:value="42751107.4509804" calcext:value-type="float">
            <text:p>42751107.4509804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1841000" calcext:value-type="float">
            <text:p>31841000</text:p>
          </table:table-cell>
          <table:table-cell office:value-type="float" office:value="31862000" calcext:value-type="float">
            <text:p>31862000</text:p>
          </table:table-cell>
          <table:table-cell office:value-type="float" office:value="31856000" calcext:value-type="float">
            <text:p>31856000</text:p>
          </table:table-cell>
          <table:table-cell office:value-type="float" office:value="31800000" calcext:value-type="float">
            <text:p>31800000</text:p>
          </table:table-cell>
          <table:table-cell office:value-type="float" office:value="31809000" calcext:value-type="float">
            <text:p>31809000</text:p>
          </table:table-cell>
          <table:table-cell office:value-type="float" office:value="33612000" calcext:value-type="float">
            <text:p>33612000</text:p>
          </table:table-cell>
          <table:table-cell office:value-type="float" office:value="31751000" calcext:value-type="float">
            <text:p>31751000</text:p>
          </table:table-cell>
          <table:table-cell office:value-type="float" office:value="31870000" calcext:value-type="float">
            <text:p>31870000</text:p>
          </table:table-cell>
          <table:table-cell office:value-type="float" office:value="31862000" calcext:value-type="float">
            <text:p>31862000</text:p>
          </table:table-cell>
          <table:table-cell office:value-type="float" office:value="31935000" calcext:value-type="float">
            <text:p>31935000</text:p>
          </table:table-cell>
          <table:table-cell office:value-type="float" office:value="31870000" calcext:value-type="float">
            <text:p>31870000</text:p>
          </table:table-cell>
          <table:table-cell office:value-type="float" office:value="31862000" calcext:value-type="float">
            <text:p>31862000</text:p>
          </table:table-cell>
          <table:table-cell office:value-type="float" office:value="31766000" calcext:value-type="float">
            <text:p>31766000</text:p>
          </table:table-cell>
          <table:table-cell office:value-type="float" office:value="31813000" calcext:value-type="float">
            <text:p>31813000</text:p>
          </table:table-cell>
          <table:table-cell office:value-type="float" office:value="31825000" calcext:value-type="float">
            <text:p>31825000</text:p>
          </table:table-cell>
          <table:table-cell office:value-type="float" office:value="31783000" calcext:value-type="float">
            <text:p>31783000</text:p>
          </table:table-cell>
          <table:table-cell office:value-type="float" office:value="31862000" calcext:value-type="float">
            <text:p>31862000</text:p>
          </table:table-cell>
          <table:table-cell office:value-type="float" office:value="31784000" calcext:value-type="float">
            <text:p>31784000</text:p>
          </table:table-cell>
          <table:table-cell office:value-type="float" office:value="31930000" calcext:value-type="float">
            <text:p>31930000</text:p>
          </table:table-cell>
          <table:table-cell office:value-type="float" office:value="31868000" calcext:value-type="float">
            <text:p>31868000</text:p>
          </table:table-cell>
          <table:table-cell office:value-type="float" office:value="31793000" calcext:value-type="float">
            <text:p>31793000</text:p>
          </table:table-cell>
          <table:table-cell office:value-type="float" office:value="31799000" calcext:value-type="float">
            <text:p>31799000</text:p>
          </table:table-cell>
          <table:table-cell office:value-type="float" office:value="32582000" calcext:value-type="float">
            <text:p>32582000</text:p>
          </table:table-cell>
          <table:table-cell office:value-type="float" office:value="31811000" calcext:value-type="float">
            <text:p>31811000</text:p>
          </table:table-cell>
          <table:table-cell office:value-type="float" office:value="31793000" calcext:value-type="float">
            <text:p>31793000</text:p>
          </table:table-cell>
          <table:table-cell office:value-type="float" office:value="31725000" calcext:value-type="float">
            <text:p>31725000</text:p>
          </table:table-cell>
          <table:table-cell office:value-type="float" office:value="31854000" calcext:value-type="float">
            <text:p>31854000</text:p>
          </table:table-cell>
          <table:table-cell office:value-type="float" office:value="31779000" calcext:value-type="float">
            <text:p>31779000</text:p>
          </table:table-cell>
          <table:table-cell office:value-type="float" office:value="31882000" calcext:value-type="float">
            <text:p>31882000</text:p>
          </table:table-cell>
          <table:table-cell office:value-type="float" office:value="33821000" calcext:value-type="float">
            <text:p>33821000</text:p>
          </table:table-cell>
          <table:table-cell office:value-type="float" office:value="31845000" calcext:value-type="float">
            <text:p>31845000</text:p>
          </table:table-cell>
          <table:table-cell office:value-type="float" office:value="31834000" calcext:value-type="float">
            <text:p>31834000</text:p>
          </table:table-cell>
          <table:table-cell office:value-type="float" office:value="31843000" calcext:value-type="float">
            <text:p>31843000</text:p>
          </table:table-cell>
          <table:table-cell office:value-type="float" office:value="31799000" calcext:value-type="float">
            <text:p>31799000</text:p>
          </table:table-cell>
          <table:table-cell office:value-type="float" office:value="31857000" calcext:value-type="float">
            <text:p>31857000</text:p>
          </table:table-cell>
          <table:table-cell office:value-type="float" office:value="31836000" calcext:value-type="float">
            <text:p>31836000</text:p>
          </table:table-cell>
          <table:table-cell office:value-type="float" office:value="31768000" calcext:value-type="float">
            <text:p>31768000</text:p>
          </table:table-cell>
          <table:table-cell office:value-type="float" office:value="31847000" calcext:value-type="float">
            <text:p>31847000</text:p>
          </table:table-cell>
          <table:table-cell office:value-type="float" office:value="31807000" calcext:value-type="float">
            <text:p>31807000</text:p>
          </table:table-cell>
          <table:table-cell office:value-type="float" office:value="31785000" calcext:value-type="float">
            <text:p>31785000</text:p>
          </table:table-cell>
          <table:table-cell office:value-type="float" office:value="31908000" calcext:value-type="float">
            <text:p>31908000</text:p>
          </table:table-cell>
          <table:table-cell office:value-type="float" office:value="31856000" calcext:value-type="float">
            <text:p>31856000</text:p>
          </table:table-cell>
          <table:table-cell office:value-type="float" office:value="31812000" calcext:value-type="float">
            <text:p>31812000</text:p>
          </table:table-cell>
          <table:table-cell office:value-type="float" office:value="31751000" calcext:value-type="float">
            <text:p>31751000</text:p>
          </table:table-cell>
          <table:table-cell office:value-type="float" office:value="31807000" calcext:value-type="float">
            <text:p>31807000</text:p>
          </table:table-cell>
          <table:table-cell office:value-type="float" office:value="31783000" calcext:value-type="float">
            <text:p>31783000</text:p>
          </table:table-cell>
          <table:table-cell office:value-type="float" office:value="31765000" calcext:value-type="float">
            <text:p>31765000</text:p>
          </table:table-cell>
          <table:table-cell office:value-type="float" office:value="31728000" calcext:value-type="float">
            <text:p>31728000</text:p>
          </table:table-cell>
          <table:table-cell office:value-type="float" office:value="31795000" calcext:value-type="float">
            <text:p>31795000</text:p>
          </table:table-cell>
          <table:table-cell office:value-type="float" office:value="31752000" calcext:value-type="float">
            <text:p>31752000</text:p>
          </table:table-cell>
          <table:table-cell/>
          <table:table-cell office:value-type="float" office:value="1490" calcext:value-type="float">
            <text:p>1490</text:p>
          </table:table-cell>
          <table:table-cell table:formula="of:=AVERAGE([.A150:.AY150])" office:value-type="float" office:value="31285872.3529412" calcext:value-type="float">
            <text:p>31285872.352941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3275000" calcext:value-type="float">
            <text:p>33275000</text:p>
          </table:table-cell>
          <table:table-cell office:value-type="float" office:value="33189000" calcext:value-type="float">
            <text:p>33189000</text:p>
          </table:table-cell>
          <table:table-cell office:value-type="float" office:value="33220000" calcext:value-type="float">
            <text:p>33220000</text:p>
          </table:table-cell>
          <table:table-cell office:value-type="float" office:value="35026000" calcext:value-type="float">
            <text:p>35026000</text:p>
          </table:table-cell>
          <table:table-cell office:value-type="float" office:value="33173000" calcext:value-type="float">
            <text:p>33173000</text:p>
          </table:table-cell>
          <table:table-cell office:value-type="float" office:value="33168000" calcext:value-type="float">
            <text:p>33168000</text:p>
          </table:table-cell>
          <table:table-cell office:value-type="float" office:value="33179000" calcext:value-type="float">
            <text:p>33179000</text:p>
          </table:table-cell>
          <table:table-cell office:value-type="float" office:value="33237000" calcext:value-type="float">
            <text:p>33237000</text:p>
          </table:table-cell>
          <table:table-cell office:value-type="float" office:value="33309000" calcext:value-type="float">
            <text:p>33309000</text:p>
          </table:table-cell>
          <table:table-cell office:value-type="float" office:value="33226000" calcext:value-type="float">
            <text:p>33226000</text:p>
          </table:table-cell>
          <table:table-cell office:value-type="float" office:value="33257000" calcext:value-type="float">
            <text:p>33257000</text:p>
          </table:table-cell>
          <table:table-cell office:value-type="float" office:value="33254000" calcext:value-type="float">
            <text:p>33254000</text:p>
          </table:table-cell>
          <table:table-cell office:value-type="float" office:value="33322000" calcext:value-type="float">
            <text:p>33322000</text:p>
          </table:table-cell>
          <table:table-cell office:value-type="float" office:value="33289000" calcext:value-type="float">
            <text:p>33289000</text:p>
          </table:table-cell>
          <table:table-cell office:value-type="float" office:value="33271000" calcext:value-type="float">
            <text:p>33271000</text:p>
          </table:table-cell>
          <table:table-cell office:value-type="float" office:value="33209000" calcext:value-type="float">
            <text:p>33209000</text:p>
          </table:table-cell>
          <table:table-cell office:value-type="float" office:value="33267000" calcext:value-type="float">
            <text:p>33267000</text:p>
          </table:table-cell>
          <table:table-cell office:value-type="float" office:value="33247000" calcext:value-type="float">
            <text:p>33247000</text:p>
          </table:table-cell>
          <table:table-cell office:value-type="float" office:value="33235000" calcext:value-type="float">
            <text:p>33235000</text:p>
          </table:table-cell>
          <table:table-cell office:value-type="float" office:value="33220000" calcext:value-type="float">
            <text:p>33220000</text:p>
          </table:table-cell>
          <table:table-cell office:value-type="float" office:value="33188000" calcext:value-type="float">
            <text:p>33188000</text:p>
          </table:table-cell>
          <table:table-cell office:value-type="float" office:value="33294000" calcext:value-type="float">
            <text:p>33294000</text:p>
          </table:table-cell>
          <table:table-cell office:value-type="float" office:value="33227000" calcext:value-type="float">
            <text:p>33227000</text:p>
          </table:table-cell>
          <table:table-cell office:value-type="float" office:value="33337000" calcext:value-type="float">
            <text:p>33337000</text:p>
          </table:table-cell>
          <table:table-cell office:value-type="float" office:value="33789000" calcext:value-type="float">
            <text:p>33789000</text:p>
          </table:table-cell>
          <table:table-cell office:value-type="float" office:value="33274000" calcext:value-type="float">
            <text:p>33274000</text:p>
          </table:table-cell>
          <table:table-cell office:value-type="float" office:value="35072000" calcext:value-type="float">
            <text:p>35072000</text:p>
          </table:table-cell>
          <table:table-cell office:value-type="float" office:value="34116000" calcext:value-type="float">
            <text:p>34116000</text:p>
          </table:table-cell>
          <table:table-cell office:value-type="float" office:value="34056000" calcext:value-type="float">
            <text:p>34056000</text:p>
          </table:table-cell>
          <table:table-cell office:value-type="float" office:value="33211000" calcext:value-type="float">
            <text:p>33211000</text:p>
          </table:table-cell>
          <table:table-cell office:value-type="float" office:value="33222000" calcext:value-type="float">
            <text:p>33222000</text:p>
          </table:table-cell>
          <table:table-cell office:value-type="float" office:value="33342000" calcext:value-type="float">
            <text:p>33342000</text:p>
          </table:table-cell>
          <table:table-cell office:value-type="float" office:value="33286000" calcext:value-type="float">
            <text:p>33286000</text:p>
          </table:table-cell>
          <table:table-cell office:value-type="float" office:value="33141000" calcext:value-type="float">
            <text:p>33141000</text:p>
          </table:table-cell>
          <table:table-cell office:value-type="float" office:value="33298000" calcext:value-type="float">
            <text:p>33298000</text:p>
          </table:table-cell>
          <table:table-cell office:value-type="float" office:value="33231000" calcext:value-type="float">
            <text:p>33231000</text:p>
          </table:table-cell>
          <table:table-cell office:value-type="float" office:value="33239000" calcext:value-type="float">
            <text:p>33239000</text:p>
          </table:table-cell>
          <table:table-cell office:value-type="float" office:value="33214000" calcext:value-type="float">
            <text:p>33214000</text:p>
          </table:table-cell>
          <table:table-cell office:value-type="float" office:value="33455000" calcext:value-type="float">
            <text:p>33455000</text:p>
          </table:table-cell>
          <table:table-cell office:value-type="float" office:value="33505000" calcext:value-type="float">
            <text:p>33505000</text:p>
          </table:table-cell>
          <table:table-cell office:value-type="float" office:value="33253000" calcext:value-type="float">
            <text:p>33253000</text:p>
          </table:table-cell>
          <table:table-cell office:value-type="float" office:value="34292000" calcext:value-type="float">
            <text:p>34292000</text:p>
          </table:table-cell>
          <table:table-cell office:value-type="float" office:value="33147000" calcext:value-type="float">
            <text:p>33147000</text:p>
          </table:table-cell>
          <table:table-cell office:value-type="float" office:value="33231000" calcext:value-type="float">
            <text:p>33231000</text:p>
          </table:table-cell>
          <table:table-cell office:value-type="float" office:value="33205000" calcext:value-type="float">
            <text:p>33205000</text:p>
          </table:table-cell>
          <table:table-cell office:value-type="float" office:value="33193000" calcext:value-type="float">
            <text:p>33193000</text:p>
          </table:table-cell>
          <table:table-cell office:value-type="float" office:value="33219000" calcext:value-type="float">
            <text:p>33219000</text:p>
          </table:table-cell>
          <table:table-cell office:value-type="float" office:value="33240000" calcext:value-type="float">
            <text:p>33240000</text:p>
          </table:table-cell>
          <table:table-cell office:value-type="float" office:value="35140000" calcext:value-type="float">
            <text:p>35140000</text:p>
          </table:table-cell>
          <table:table-cell office:value-type="float" office:value="33208000" calcext:value-type="float">
            <text:p>3320800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AVERAGE([.A151:.AY151])" office:value-type="float" office:value="32768617.6470588" calcext:value-type="float">
            <text:p>32768617.647058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3440000" calcext:value-type="float">
            <text:p>33440000</text:p>
          </table:table-cell>
          <table:table-cell office:value-type="float" office:value="33510000" calcext:value-type="float">
            <text:p>33510000</text:p>
          </table:table-cell>
          <table:table-cell office:value-type="float" office:value="33560000" calcext:value-type="float">
            <text:p>33560000</text:p>
          </table:table-cell>
          <table:table-cell office:value-type="float" office:value="33396000" calcext:value-type="float">
            <text:p>33396000</text:p>
          </table:table-cell>
          <table:table-cell office:value-type="float" office:value="33489000" calcext:value-type="float">
            <text:p>33489000</text:p>
          </table:table-cell>
          <table:table-cell office:value-type="float" office:value="33534000" calcext:value-type="float">
            <text:p>33534000</text:p>
          </table:table-cell>
          <table:table-cell office:value-type="float" office:value="33877000" calcext:value-type="float">
            <text:p>33877000</text:p>
          </table:table-cell>
          <table:table-cell office:value-type="float" office:value="33555000" calcext:value-type="float">
            <text:p>33555000</text:p>
          </table:table-cell>
          <table:table-cell office:value-type="float" office:value="33529000" calcext:value-type="float">
            <text:p>33529000</text:p>
          </table:table-cell>
          <table:table-cell office:value-type="float" office:value="33498000" calcext:value-type="float">
            <text:p>33498000</text:p>
          </table:table-cell>
          <table:table-cell office:value-type="float" office:value="33449000" calcext:value-type="float">
            <text:p>33449000</text:p>
          </table:table-cell>
          <table:table-cell office:value-type="float" office:value="33431000" calcext:value-type="float">
            <text:p>33431000</text:p>
          </table:table-cell>
          <table:table-cell office:value-type="float" office:value="33483000" calcext:value-type="float">
            <text:p>33483000</text:p>
          </table:table-cell>
          <table:table-cell office:value-type="float" office:value="33565000" calcext:value-type="float">
            <text:p>33565000</text:p>
          </table:table-cell>
          <table:table-cell office:value-type="float" office:value="33519000" calcext:value-type="float">
            <text:p>33519000</text:p>
          </table:table-cell>
          <table:table-cell office:value-type="float" office:value="33456000" calcext:value-type="float">
            <text:p>33456000</text:p>
          </table:table-cell>
          <table:table-cell office:value-type="float" office:value="33499000" calcext:value-type="float">
            <text:p>33499000</text:p>
          </table:table-cell>
          <table:table-cell table:number-columns-repeated="2" office:value-type="float" office:value="33459000" calcext:value-type="float">
            <text:p>33459000</text:p>
          </table:table-cell>
          <table:table-cell office:value-type="float" office:value="33504000" calcext:value-type="float">
            <text:p>33504000</text:p>
          </table:table-cell>
          <table:table-cell office:value-type="float" office:value="33966000" calcext:value-type="float">
            <text:p>33966000</text:p>
          </table:table-cell>
          <table:table-cell office:value-type="float" office:value="35252000" calcext:value-type="float">
            <text:p>35252000</text:p>
          </table:table-cell>
          <table:table-cell office:value-type="float" office:value="33552000" calcext:value-type="float">
            <text:p>33552000</text:p>
          </table:table-cell>
          <table:table-cell office:value-type="float" office:value="33446000" calcext:value-type="float">
            <text:p>33446000</text:p>
          </table:table-cell>
          <table:table-cell office:value-type="float" office:value="33489000" calcext:value-type="float">
            <text:p>33489000</text:p>
          </table:table-cell>
          <table:table-cell office:value-type="float" office:value="33817000" calcext:value-type="float">
            <text:p>33817000</text:p>
          </table:table-cell>
          <table:table-cell office:value-type="float" office:value="35838000" calcext:value-type="float">
            <text:p>35838000</text:p>
          </table:table-cell>
          <table:table-cell office:value-type="float" office:value="33534000" calcext:value-type="float">
            <text:p>33534000</text:p>
          </table:table-cell>
          <table:table-cell office:value-type="float" office:value="33540000" calcext:value-type="float">
            <text:p>33540000</text:p>
          </table:table-cell>
          <table:table-cell office:value-type="float" office:value="33528000" calcext:value-type="float">
            <text:p>33528000</text:p>
          </table:table-cell>
          <table:table-cell office:value-type="float" office:value="33582000" calcext:value-type="float">
            <text:p>33582000</text:p>
          </table:table-cell>
          <table:table-cell office:value-type="float" office:value="33508000" calcext:value-type="float">
            <text:p>33508000</text:p>
          </table:table-cell>
          <table:table-cell office:value-type="float" office:value="33512000" calcext:value-type="float">
            <text:p>33512000</text:p>
          </table:table-cell>
          <table:table-cell office:value-type="float" office:value="33492000" calcext:value-type="float">
            <text:p>33492000</text:p>
          </table:table-cell>
          <table:table-cell office:value-type="float" office:value="33478000" calcext:value-type="float">
            <text:p>33478000</text:p>
          </table:table-cell>
          <table:table-cell office:value-type="float" office:value="33541000" calcext:value-type="float">
            <text:p>33541000</text:p>
          </table:table-cell>
          <table:table-cell office:value-type="float" office:value="33501000" calcext:value-type="float">
            <text:p>33501000</text:p>
          </table:table-cell>
          <table:table-cell office:value-type="float" office:value="33424000" calcext:value-type="float">
            <text:p>33424000</text:p>
          </table:table-cell>
          <table:table-cell office:value-type="float" office:value="33586000" calcext:value-type="float">
            <text:p>33586000</text:p>
          </table:table-cell>
          <table:table-cell office:value-type="float" office:value="33574000" calcext:value-type="float">
            <text:p>33574000</text:p>
          </table:table-cell>
          <table:table-cell office:value-type="float" office:value="33490000" calcext:value-type="float">
            <text:p>33490000</text:p>
          </table:table-cell>
          <table:table-cell office:value-type="float" office:value="33457000" calcext:value-type="float">
            <text:p>33457000</text:p>
          </table:table-cell>
          <table:table-cell office:value-type="float" office:value="33948000" calcext:value-type="float">
            <text:p>33948000</text:p>
          </table:table-cell>
          <table:table-cell office:value-type="float" office:value="33496000" calcext:value-type="float">
            <text:p>33496000</text:p>
          </table:table-cell>
          <table:table-cell office:value-type="float" office:value="35288000" calcext:value-type="float">
            <text:p>35288000</text:p>
          </table:table-cell>
          <table:table-cell office:value-type="float" office:value="33567000" calcext:value-type="float">
            <text:p>33567000</text:p>
          </table:table-cell>
          <table:table-cell office:value-type="float" office:value="33991000" calcext:value-type="float">
            <text:p>33991000</text:p>
          </table:table-cell>
          <table:table-cell office:value-type="float" office:value="33486000" calcext:value-type="float">
            <text:p>33486000</text:p>
          </table:table-cell>
          <table:table-cell office:value-type="float" office:value="33548000" calcext:value-type="float">
            <text:p>33548000</text:p>
          </table:table-cell>
          <table:table-cell office:value-type="float" office:value="33584000" calcext:value-type="float">
            <text:p>33584000</text:p>
          </table:table-cell>
          <table:table-cell/>
          <table:table-cell office:value-type="float" office:value="1510" calcext:value-type="float">
            <text:p>1510</text:p>
          </table:table-cell>
          <table:table-cell table:formula="of:=AVERAGE([.A152:.AY152])" office:value-type="float" office:value="33004480.5882353" calcext:value-type="float">
            <text:p>33004480.5882353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9884000" calcext:value-type="float">
            <text:p>39884000</text:p>
          </table:table-cell>
          <table:table-cell office:value-type="float" office:value="39812000" calcext:value-type="float">
            <text:p>39812000</text:p>
          </table:table-cell>
          <table:table-cell office:value-type="float" office:value="39785000" calcext:value-type="float">
            <text:p>39785000</text:p>
          </table:table-cell>
          <table:table-cell office:value-type="float" office:value="39675000" calcext:value-type="float">
            <text:p>39675000</text:p>
          </table:table-cell>
          <table:table-cell office:value-type="float" office:value="39824000" calcext:value-type="float">
            <text:p>39824000</text:p>
          </table:table-cell>
          <table:table-cell office:value-type="float" office:value="39866000" calcext:value-type="float">
            <text:p>39866000</text:p>
          </table:table-cell>
          <table:table-cell office:value-type="float" office:value="39847000" calcext:value-type="float">
            <text:p>39847000</text:p>
          </table:table-cell>
          <table:table-cell office:value-type="float" office:value="39860000" calcext:value-type="float">
            <text:p>39860000</text:p>
          </table:table-cell>
          <table:table-cell office:value-type="float" office:value="39848000" calcext:value-type="float">
            <text:p>39848000</text:p>
          </table:table-cell>
          <table:table-cell office:value-type="float" office:value="39792000" calcext:value-type="float">
            <text:p>39792000</text:p>
          </table:table-cell>
          <table:table-cell office:value-type="float" office:value="39834000" calcext:value-type="float">
            <text:p>39834000</text:p>
          </table:table-cell>
          <table:table-cell office:value-type="float" office:value="39868000" calcext:value-type="float">
            <text:p>39868000</text:p>
          </table:table-cell>
          <table:table-cell office:value-type="float" office:value="39803000" calcext:value-type="float">
            <text:p>39803000</text:p>
          </table:table-cell>
          <table:table-cell office:value-type="float" office:value="39757000" calcext:value-type="float">
            <text:p>39757000</text:p>
          </table:table-cell>
          <table:table-cell office:value-type="float" office:value="41818000" calcext:value-type="float">
            <text:p>41818000</text:p>
          </table:table-cell>
          <table:table-cell office:value-type="float" office:value="39796000" calcext:value-type="float">
            <text:p>39796000</text:p>
          </table:table-cell>
          <table:table-cell office:value-type="float" office:value="39886000" calcext:value-type="float">
            <text:p>39886000</text:p>
          </table:table-cell>
          <table:table-cell office:value-type="float" office:value="39907000" calcext:value-type="float">
            <text:p>39907000</text:p>
          </table:table-cell>
          <table:table-cell office:value-type="float" office:value="39890000" calcext:value-type="float">
            <text:p>39890000</text:p>
          </table:table-cell>
          <table:table-cell office:value-type="float" office:value="39762000" calcext:value-type="float">
            <text:p>39762000</text:p>
          </table:table-cell>
          <table:table-cell office:value-type="float" office:value="39795000" calcext:value-type="float">
            <text:p>39795000</text:p>
          </table:table-cell>
          <table:table-cell office:value-type="float" office:value="39716000" calcext:value-type="float">
            <text:p>39716000</text:p>
          </table:table-cell>
          <table:table-cell office:value-type="float" office:value="39828000" calcext:value-type="float">
            <text:p>39828000</text:p>
          </table:table-cell>
          <table:table-cell office:value-type="float" office:value="40239000" calcext:value-type="float">
            <text:p>40239000</text:p>
          </table:table-cell>
          <table:table-cell office:value-type="float" office:value="39768000" calcext:value-type="float">
            <text:p>39768000</text:p>
          </table:table-cell>
          <table:table-cell office:value-type="float" office:value="39721000" calcext:value-type="float">
            <text:p>39721000</text:p>
          </table:table-cell>
          <table:table-cell office:value-type="float" office:value="39810000" calcext:value-type="float">
            <text:p>39810000</text:p>
          </table:table-cell>
          <table:table-cell office:value-type="float" office:value="39910000" calcext:value-type="float">
            <text:p>39910000</text:p>
          </table:table-cell>
          <table:table-cell office:value-type="float" office:value="39827000" calcext:value-type="float">
            <text:p>39827000</text:p>
          </table:table-cell>
          <table:table-cell office:value-type="float" office:value="39836000" calcext:value-type="float">
            <text:p>39836000</text:p>
          </table:table-cell>
          <table:table-cell office:value-type="float" office:value="40039000" calcext:value-type="float">
            <text:p>40039000</text:p>
          </table:table-cell>
          <table:table-cell office:value-type="float" office:value="39919000" calcext:value-type="float">
            <text:p>39919000</text:p>
          </table:table-cell>
          <table:table-cell office:value-type="float" office:value="39855000" calcext:value-type="float">
            <text:p>39855000</text:p>
          </table:table-cell>
          <table:table-cell office:value-type="float" office:value="39643000" calcext:value-type="float">
            <text:p>39643000</text:p>
          </table:table-cell>
          <table:table-cell office:value-type="float" office:value="41579000" calcext:value-type="float">
            <text:p>41579000</text:p>
          </table:table-cell>
          <table:table-cell office:value-type="float" office:value="39793000" calcext:value-type="float">
            <text:p>39793000</text:p>
          </table:table-cell>
          <table:table-cell office:value-type="float" office:value="39899000" calcext:value-type="float">
            <text:p>39899000</text:p>
          </table:table-cell>
          <table:table-cell office:value-type="float" office:value="39839000" calcext:value-type="float">
            <text:p>39839000</text:p>
          </table:table-cell>
          <table:table-cell office:value-type="float" office:value="39800000" calcext:value-type="float">
            <text:p>39800000</text:p>
          </table:table-cell>
          <table:table-cell office:value-type="float" office:value="39895000" calcext:value-type="float">
            <text:p>39895000</text:p>
          </table:table-cell>
          <table:table-cell office:value-type="float" office:value="39899000" calcext:value-type="float">
            <text:p>39899000</text:p>
          </table:table-cell>
          <table:table-cell office:value-type="float" office:value="39851000" calcext:value-type="float">
            <text:p>39851000</text:p>
          </table:table-cell>
          <table:table-cell office:value-type="float" office:value="39921000" calcext:value-type="float">
            <text:p>39921000</text:p>
          </table:table-cell>
          <table:table-cell office:value-type="float" office:value="39862000" calcext:value-type="float">
            <text:p>39862000</text:p>
          </table:table-cell>
          <table:table-cell office:value-type="float" office:value="39871000" calcext:value-type="float">
            <text:p>39871000</text:p>
          </table:table-cell>
          <table:table-cell office:value-type="float" office:value="39803000" calcext:value-type="float">
            <text:p>39803000</text:p>
          </table:table-cell>
          <table:table-cell office:value-type="float" office:value="39888000" calcext:value-type="float">
            <text:p>39888000</text:p>
          </table:table-cell>
          <table:table-cell office:value-type="float" office:value="39825000" calcext:value-type="float">
            <text:p>39825000</text:p>
          </table:table-cell>
          <table:table-cell office:value-type="float" office:value="39893000" calcext:value-type="float">
            <text:p>39893000</text:p>
          </table:table-cell>
          <table:table-cell office:value-type="float" office:value="39897000" calcext:value-type="float">
            <text:p>39897000</text:p>
          </table:table-cell>
          <table:table-cell/>
          <table:table-cell office:value-type="float" office:value="1520" calcext:value-type="float">
            <text:p>1520</text:p>
          </table:table-cell>
          <table:table-cell table:formula="of:=AVERAGE([.A153:.AY153])" office:value-type="float" office:value="39136010.1960784" calcext:value-type="float">
            <text:p>39136010.196078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2567000" calcext:value-type="float">
            <text:p>32567000</text:p>
          </table:table-cell>
          <table:table-cell office:value-type="float" office:value="32538000" calcext:value-type="float">
            <text:p>32538000</text:p>
          </table:table-cell>
          <table:table-cell office:value-type="float" office:value="32635000" calcext:value-type="float">
            <text:p>32635000</text:p>
          </table:table-cell>
          <table:table-cell office:value-type="float" office:value="32523000" calcext:value-type="float">
            <text:p>32523000</text:p>
          </table:table-cell>
          <table:table-cell office:value-type="float" office:value="34421000" calcext:value-type="float">
            <text:p>34421000</text:p>
          </table:table-cell>
          <table:table-cell office:value-type="float" office:value="32558000" calcext:value-type="float">
            <text:p>32558000</text:p>
          </table:table-cell>
          <table:table-cell office:value-type="float" office:value="32566000" calcext:value-type="float">
            <text:p>32566000</text:p>
          </table:table-cell>
          <table:table-cell office:value-type="float" office:value="32585000" calcext:value-type="float">
            <text:p>32585000</text:p>
          </table:table-cell>
          <table:table-cell office:value-type="float" office:value="32533000" calcext:value-type="float">
            <text:p>32533000</text:p>
          </table:table-cell>
          <table:table-cell office:value-type="float" office:value="32527000" calcext:value-type="float">
            <text:p>32527000</text:p>
          </table:table-cell>
          <table:table-cell office:value-type="float" office:value="32489000" calcext:value-type="float">
            <text:p>32489000</text:p>
          </table:table-cell>
          <table:table-cell office:value-type="float" office:value="32656000" calcext:value-type="float">
            <text:p>32656000</text:p>
          </table:table-cell>
          <table:table-cell office:value-type="float" office:value="32395000" calcext:value-type="float">
            <text:p>32395000</text:p>
          </table:table-cell>
          <table:table-cell office:value-type="float" office:value="32741000" calcext:value-type="float">
            <text:p>32741000</text:p>
          </table:table-cell>
          <table:table-cell office:value-type="float" office:value="32511000" calcext:value-type="float">
            <text:p>32511000</text:p>
          </table:table-cell>
          <table:table-cell office:value-type="float" office:value="32565000" calcext:value-type="float">
            <text:p>32565000</text:p>
          </table:table-cell>
          <table:table-cell office:value-type="float" office:value="32626000" calcext:value-type="float">
            <text:p>32626000</text:p>
          </table:table-cell>
          <table:table-cell office:value-type="float" office:value="32469000" calcext:value-type="float">
            <text:p>32469000</text:p>
          </table:table-cell>
          <table:table-cell office:value-type="float" office:value="32523000" calcext:value-type="float">
            <text:p>32523000</text:p>
          </table:table-cell>
          <table:table-cell office:value-type="float" office:value="32593000" calcext:value-type="float">
            <text:p>32593000</text:p>
          </table:table-cell>
          <table:table-cell office:value-type="float" office:value="32472000" calcext:value-type="float">
            <text:p>32472000</text:p>
          </table:table-cell>
          <table:table-cell office:value-type="float" office:value="38083000" calcext:value-type="float">
            <text:p>38083000</text:p>
          </table:table-cell>
          <table:table-cell office:value-type="float" office:value="32570000" calcext:value-type="float">
            <text:p>32570000</text:p>
          </table:table-cell>
          <table:table-cell office:value-type="float" office:value="32453000" calcext:value-type="float">
            <text:p>32453000</text:p>
          </table:table-cell>
          <table:table-cell office:value-type="float" office:value="32573000" calcext:value-type="float">
            <text:p>32573000</text:p>
          </table:table-cell>
          <table:table-cell office:value-type="float" office:value="32521000" calcext:value-type="float">
            <text:p>32521000</text:p>
          </table:table-cell>
          <table:table-cell office:value-type="float" office:value="32514000" calcext:value-type="float">
            <text:p>32514000</text:p>
          </table:table-cell>
          <table:table-cell office:value-type="float" office:value="34679000" calcext:value-type="float">
            <text:p>34679000</text:p>
          </table:table-cell>
          <table:table-cell office:value-type="float" office:value="32643000" calcext:value-type="float">
            <text:p>32643000</text:p>
          </table:table-cell>
          <table:table-cell office:value-type="float" office:value="32542000" calcext:value-type="float">
            <text:p>32542000</text:p>
          </table:table-cell>
          <table:table-cell office:value-type="float" office:value="32561000" calcext:value-type="float">
            <text:p>32561000</text:p>
          </table:table-cell>
          <table:table-cell office:value-type="float" office:value="32501000" calcext:value-type="float">
            <text:p>32501000</text:p>
          </table:table-cell>
          <table:table-cell office:value-type="float" office:value="32570000" calcext:value-type="float">
            <text:p>32570000</text:p>
          </table:table-cell>
          <table:table-cell office:value-type="float" office:value="32557000" calcext:value-type="float">
            <text:p>32557000</text:p>
          </table:table-cell>
          <table:table-cell office:value-type="float" office:value="32459000" calcext:value-type="float">
            <text:p>32459000</text:p>
          </table:table-cell>
          <table:table-cell office:value-type="float" office:value="32628000" calcext:value-type="float">
            <text:p>32628000</text:p>
          </table:table-cell>
          <table:table-cell office:value-type="float" office:value="32676000" calcext:value-type="float">
            <text:p>32676000</text:p>
          </table:table-cell>
          <table:table-cell office:value-type="float" office:value="32621000" calcext:value-type="float">
            <text:p>32621000</text:p>
          </table:table-cell>
          <table:table-cell office:value-type="float" office:value="32633000" calcext:value-type="float">
            <text:p>32633000</text:p>
          </table:table-cell>
          <table:table-cell office:value-type="float" office:value="32526000" calcext:value-type="float">
            <text:p>32526000</text:p>
          </table:table-cell>
          <table:table-cell office:value-type="float" office:value="32579000" calcext:value-type="float">
            <text:p>32579000</text:p>
          </table:table-cell>
          <table:table-cell office:value-type="float" office:value="32501000" calcext:value-type="float">
            <text:p>32501000</text:p>
          </table:table-cell>
          <table:table-cell office:value-type="float" office:value="32626000" calcext:value-type="float">
            <text:p>32626000</text:p>
          </table:table-cell>
          <table:table-cell office:value-type="float" office:value="32619000" calcext:value-type="float">
            <text:p>32619000</text:p>
          </table:table-cell>
          <table:table-cell office:value-type="float" office:value="32554000" calcext:value-type="float">
            <text:p>32554000</text:p>
          </table:table-cell>
          <table:table-cell office:value-type="float" office:value="32560000" calcext:value-type="float">
            <text:p>32560000</text:p>
          </table:table-cell>
          <table:table-cell office:value-type="float" office:value="32489000" calcext:value-type="float">
            <text:p>32489000</text:p>
          </table:table-cell>
          <table:table-cell office:value-type="float" office:value="32589000" calcext:value-type="float">
            <text:p>32589000</text:p>
          </table:table-cell>
          <table:table-cell office:value-type="float" office:value="32565000" calcext:value-type="float">
            <text:p>32565000</text:p>
          </table:table-cell>
          <table:table-cell office:value-type="float" office:value="32427000" calcext:value-type="float">
            <text:p>32427000</text:p>
          </table:table-cell>
          <table:table-cell/>
          <table:table-cell office:value-type="float" office:value="1530" calcext:value-type="float">
            <text:p>1530</text:p>
          </table:table-cell>
          <table:table-cell table:formula="of:=AVERAGE([.A154:.AY154])" office:value-type="float" office:value="32104186.8627451" calcext:value-type="float">
            <text:p>32104186.862745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6288000" calcext:value-type="float">
            <text:p>36288000</text:p>
          </table:table-cell>
          <table:table-cell office:value-type="float" office:value="34487000" calcext:value-type="float">
            <text:p>34487000</text:p>
          </table:table-cell>
          <table:table-cell office:value-type="float" office:value="34541000" calcext:value-type="float">
            <text:p>34541000</text:p>
          </table:table-cell>
          <table:table-cell office:value-type="float" office:value="34502000" calcext:value-type="float">
            <text:p>34502000</text:p>
          </table:table-cell>
          <table:table-cell office:value-type="float" office:value="34480000" calcext:value-type="float">
            <text:p>34480000</text:p>
          </table:table-cell>
          <table:table-cell office:value-type="float" office:value="34460000" calcext:value-type="float">
            <text:p>34460000</text:p>
          </table:table-cell>
          <table:table-cell office:value-type="float" office:value="34564000" calcext:value-type="float">
            <text:p>34564000</text:p>
          </table:table-cell>
          <table:table-cell office:value-type="float" office:value="34434000" calcext:value-type="float">
            <text:p>34434000</text:p>
          </table:table-cell>
          <table:table-cell office:value-type="float" office:value="34483000" calcext:value-type="float">
            <text:p>34483000</text:p>
          </table:table-cell>
          <table:table-cell office:value-type="float" office:value="34517000" calcext:value-type="float">
            <text:p>34517000</text:p>
          </table:table-cell>
          <table:table-cell office:value-type="float" office:value="34483000" calcext:value-type="float">
            <text:p>34483000</text:p>
          </table:table-cell>
          <table:table-cell office:value-type="float" office:value="34495000" calcext:value-type="float">
            <text:p>34495000</text:p>
          </table:table-cell>
          <table:table-cell office:value-type="float" office:value="34498000" calcext:value-type="float">
            <text:p>34498000</text:p>
          </table:table-cell>
          <table:table-cell office:value-type="float" office:value="34549000" calcext:value-type="float">
            <text:p>34549000</text:p>
          </table:table-cell>
          <table:table-cell office:value-type="float" office:value="34481000" calcext:value-type="float">
            <text:p>34481000</text:p>
          </table:table-cell>
          <table:table-cell office:value-type="float" office:value="34468000" calcext:value-type="float">
            <text:p>34468000</text:p>
          </table:table-cell>
          <table:table-cell office:value-type="float" office:value="34512000" calcext:value-type="float">
            <text:p>34512000</text:p>
          </table:table-cell>
          <table:table-cell office:value-type="float" office:value="34504000" calcext:value-type="float">
            <text:p>34504000</text:p>
          </table:table-cell>
          <table:table-cell office:value-type="float" office:value="34488000" calcext:value-type="float">
            <text:p>34488000</text:p>
          </table:table-cell>
          <table:table-cell office:value-type="float" office:value="38619000" calcext:value-type="float">
            <text:p>38619000</text:p>
          </table:table-cell>
          <table:table-cell office:value-type="float" office:value="36293000" calcext:value-type="float">
            <text:p>36293000</text:p>
          </table:table-cell>
          <table:table-cell office:value-type="float" office:value="34527000" calcext:value-type="float">
            <text:p>34527000</text:p>
          </table:table-cell>
          <table:table-cell table:number-columns-repeated="2" office:value-type="float" office:value="34475000" calcext:value-type="float">
            <text:p>34475000</text:p>
          </table:table-cell>
          <table:table-cell office:value-type="float" office:value="34477000" calcext:value-type="float">
            <text:p>34477000</text:p>
          </table:table-cell>
          <table:table-cell office:value-type="float" office:value="34505000" calcext:value-type="float">
            <text:p>34505000</text:p>
          </table:table-cell>
          <table:table-cell office:value-type="float" office:value="34431000" calcext:value-type="float">
            <text:p>34431000</text:p>
          </table:table-cell>
          <table:table-cell office:value-type="float" office:value="34475000" calcext:value-type="float">
            <text:p>34475000</text:p>
          </table:table-cell>
          <table:table-cell office:value-type="float" office:value="34473000" calcext:value-type="float">
            <text:p>34473000</text:p>
          </table:table-cell>
          <table:table-cell office:value-type="float" office:value="34476000" calcext:value-type="float">
            <text:p>34476000</text:p>
          </table:table-cell>
          <table:table-cell office:value-type="float" office:value="34464000" calcext:value-type="float">
            <text:p>34464000</text:p>
          </table:table-cell>
          <table:table-cell office:value-type="float" office:value="34440000" calcext:value-type="float">
            <text:p>34440000</text:p>
          </table:table-cell>
          <table:table-cell office:value-type="float" office:value="34451000" calcext:value-type="float">
            <text:p>34451000</text:p>
          </table:table-cell>
          <table:table-cell office:value-type="float" office:value="34474000" calcext:value-type="float">
            <text:p>34474000</text:p>
          </table:table-cell>
          <table:table-cell office:value-type="float" office:value="34446000" calcext:value-type="float">
            <text:p>34446000</text:p>
          </table:table-cell>
          <table:table-cell office:value-type="float" office:value="34456000" calcext:value-type="float">
            <text:p>34456000</text:p>
          </table:table-cell>
          <table:table-cell office:value-type="float" office:value="34476000" calcext:value-type="float">
            <text:p>34476000</text:p>
          </table:table-cell>
          <table:table-cell office:value-type="float" office:value="34501000" calcext:value-type="float">
            <text:p>34501000</text:p>
          </table:table-cell>
          <table:table-cell office:value-type="float" office:value="34480000" calcext:value-type="float">
            <text:p>34480000</text:p>
          </table:table-cell>
          <table:table-cell office:value-type="float" office:value="34514000" calcext:value-type="float">
            <text:p>34514000</text:p>
          </table:table-cell>
          <table:table-cell office:value-type="float" office:value="34476000" calcext:value-type="float">
            <text:p>34476000</text:p>
          </table:table-cell>
          <table:table-cell office:value-type="float" office:value="34514000" calcext:value-type="float">
            <text:p>34514000</text:p>
          </table:table-cell>
          <table:table-cell office:value-type="float" office:value="36292000" calcext:value-type="float">
            <text:p>36292000</text:p>
          </table:table-cell>
          <table:table-cell office:value-type="float" office:value="34458000" calcext:value-type="float">
            <text:p>34458000</text:p>
          </table:table-cell>
          <table:table-cell office:value-type="float" office:value="34506000" calcext:value-type="float">
            <text:p>34506000</text:p>
          </table:table-cell>
          <table:table-cell office:value-type="float" office:value="34532000" calcext:value-type="float">
            <text:p>34532000</text:p>
          </table:table-cell>
          <table:table-cell office:value-type="float" office:value="34458000" calcext:value-type="float">
            <text:p>34458000</text:p>
          </table:table-cell>
          <table:table-cell office:value-type="float" office:value="34452000" calcext:value-type="float">
            <text:p>34452000</text:p>
          </table:table-cell>
          <table:table-cell office:value-type="float" office:value="34504000" calcext:value-type="float">
            <text:p>34504000</text:p>
          </table:table-cell>
          <table:table-cell office:value-type="float" office:value="34459000" calcext:value-type="float">
            <text:p>34459000</text:p>
          </table:table-cell>
          <table:table-cell/>
          <table:table-cell office:value-type="float" office:value="1540" calcext:value-type="float">
            <text:p>1540</text:p>
          </table:table-cell>
          <table:table-cell table:formula="of:=AVERAGE([.A155:.AY155])" office:value-type="float" office:value="33996363.5294118" calcext:value-type="float">
            <text:p>33996363.529411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34842000" calcext:value-type="float">
            <text:p>34842000</text:p>
          </table:table-cell>
          <table:table-cell office:value-type="float" office:value="34831000" calcext:value-type="float">
            <text:p>34831000</text:p>
          </table:table-cell>
          <table:table-cell office:value-type="float" office:value="34752000" calcext:value-type="float">
            <text:p>34752000</text:p>
          </table:table-cell>
          <table:table-cell office:value-type="float" office:value="34865000" calcext:value-type="float">
            <text:p>34865000</text:p>
          </table:table-cell>
          <table:table-cell office:value-type="float" office:value="34689000" calcext:value-type="float">
            <text:p>34689000</text:p>
          </table:table-cell>
          <table:table-cell office:value-type="float" office:value="34813000" calcext:value-type="float">
            <text:p>34813000</text:p>
          </table:table-cell>
          <table:table-cell office:value-type="float" office:value="34789000" calcext:value-type="float">
            <text:p>34789000</text:p>
          </table:table-cell>
          <table:table-cell office:value-type="float" office:value="34879000" calcext:value-type="float">
            <text:p>34879000</text:p>
          </table:table-cell>
          <table:table-cell office:value-type="float" office:value="34713000" calcext:value-type="float">
            <text:p>34713000</text:p>
          </table:table-cell>
          <table:table-cell office:value-type="float" office:value="34792000" calcext:value-type="float">
            <text:p>34792000</text:p>
          </table:table-cell>
          <table:table-cell office:value-type="float" office:value="34736000" calcext:value-type="float">
            <text:p>34736000</text:p>
          </table:table-cell>
          <table:table-cell office:value-type="float" office:value="34817000" calcext:value-type="float">
            <text:p>34817000</text:p>
          </table:table-cell>
          <table:table-cell office:value-type="float" office:value="34758000" calcext:value-type="float">
            <text:p>34758000</text:p>
          </table:table-cell>
          <table:table-cell office:value-type="float" office:value="34720000" calcext:value-type="float">
            <text:p>34720000</text:p>
          </table:table-cell>
          <table:table-cell office:value-type="float" office:value="36609000" calcext:value-type="float">
            <text:p>36609000</text:p>
          </table:table-cell>
          <table:table-cell office:value-type="float" office:value="34712000" calcext:value-type="float">
            <text:p>34712000</text:p>
          </table:table-cell>
          <table:table-cell office:value-type="float" office:value="34804000" calcext:value-type="float">
            <text:p>34804000</text:p>
          </table:table-cell>
          <table:table-cell office:value-type="float" office:value="34730000" calcext:value-type="float">
            <text:p>34730000</text:p>
          </table:table-cell>
          <table:table-cell office:value-type="float" office:value="35406000" calcext:value-type="float">
            <text:p>35406000</text:p>
          </table:table-cell>
          <table:table-cell office:value-type="float" office:value="34817000" calcext:value-type="float">
            <text:p>34817000</text:p>
          </table:table-cell>
          <table:table-cell office:value-type="float" office:value="34791000" calcext:value-type="float">
            <text:p>34791000</text:p>
          </table:table-cell>
          <table:table-cell office:value-type="float" office:value="34863000" calcext:value-type="float">
            <text:p>34863000</text:p>
          </table:table-cell>
          <table:table-cell office:value-type="float" office:value="34900000" calcext:value-type="float">
            <text:p>34900000</text:p>
          </table:table-cell>
          <table:table-cell office:value-type="float" office:value="34852000" calcext:value-type="float">
            <text:p>34852000</text:p>
          </table:table-cell>
          <table:table-cell office:value-type="float" office:value="35250000" calcext:value-type="float">
            <text:p>35250000</text:p>
          </table:table-cell>
          <table:table-cell office:value-type="float" office:value="34779000" calcext:value-type="float">
            <text:p>34779000</text:p>
          </table:table-cell>
          <table:table-cell office:value-type="float" office:value="34859000" calcext:value-type="float">
            <text:p>34859000</text:p>
          </table:table-cell>
          <table:table-cell office:value-type="float" office:value="34823000" calcext:value-type="float">
            <text:p>34823000</text:p>
          </table:table-cell>
          <table:table-cell office:value-type="float" office:value="34867000" calcext:value-type="float">
            <text:p>34867000</text:p>
          </table:table-cell>
          <table:table-cell office:value-type="float" office:value="34878000" calcext:value-type="float">
            <text:p>34878000</text:p>
          </table:table-cell>
          <table:table-cell office:value-type="float" office:value="34694000" calcext:value-type="float">
            <text:p>34694000</text:p>
          </table:table-cell>
          <table:table-cell office:value-type="float" office:value="34861000" calcext:value-type="float">
            <text:p>34861000</text:p>
          </table:table-cell>
          <table:table-cell office:value-type="float" office:value="34797000" calcext:value-type="float">
            <text:p>34797000</text:p>
          </table:table-cell>
          <table:table-cell office:value-type="float" office:value="34824000" calcext:value-type="float">
            <text:p>34824000</text:p>
          </table:table-cell>
          <table:table-cell office:value-type="float" office:value="34790000" calcext:value-type="float">
            <text:p>34790000</text:p>
          </table:table-cell>
          <table:table-cell office:value-type="float" office:value="34884000" calcext:value-type="float">
            <text:p>34884000</text:p>
          </table:table-cell>
          <table:table-cell office:value-type="float" office:value="36671000" calcext:value-type="float">
            <text:p>36671000</text:p>
          </table:table-cell>
          <table:table-cell office:value-type="float" office:value="34884000" calcext:value-type="float">
            <text:p>34884000</text:p>
          </table:table-cell>
          <table:table-cell office:value-type="float" office:value="34824000" calcext:value-type="float">
            <text:p>34824000</text:p>
          </table:table-cell>
          <table:table-cell office:value-type="float" office:value="34854000" calcext:value-type="float">
            <text:p>34854000</text:p>
          </table:table-cell>
          <table:table-cell office:value-type="float" office:value="34879000" calcext:value-type="float">
            <text:p>34879000</text:p>
          </table:table-cell>
          <table:table-cell office:value-type="float" office:value="34871000" calcext:value-type="float">
            <text:p>34871000</text:p>
          </table:table-cell>
          <table:table-cell office:value-type="float" office:value="34706000" calcext:value-type="float">
            <text:p>34706000</text:p>
          </table:table-cell>
          <table:table-cell office:value-type="float" office:value="34913000" calcext:value-type="float">
            <text:p>34913000</text:p>
          </table:table-cell>
          <table:table-cell office:value-type="float" office:value="34829000" calcext:value-type="float">
            <text:p>34829000</text:p>
          </table:table-cell>
          <table:table-cell office:value-type="float" office:value="34717000" calcext:value-type="float">
            <text:p>34717000</text:p>
          </table:table-cell>
          <table:table-cell office:value-type="float" office:value="34833000" calcext:value-type="float">
            <text:p>34833000</text:p>
          </table:table-cell>
          <table:table-cell office:value-type="float" office:value="34801000" calcext:value-type="float">
            <text:p>34801000</text:p>
          </table:table-cell>
          <table:table-cell office:value-type="float" office:value="34730000" calcext:value-type="float">
            <text:p>34730000</text:p>
          </table:table-cell>
          <table:table-cell office:value-type="float" office:value="34820000" calcext:value-type="float">
            <text:p>34820000</text:p>
          </table:table-cell>
          <table:table-cell/>
          <table:table-cell office:value-type="float" office:value="1550" calcext:value-type="float">
            <text:p>1550</text:p>
          </table:table-cell>
          <table:table-cell table:formula="of:=AVERAGE([.A156:.AY156])" office:value-type="float" office:value="34218030.3921569" calcext:value-type="float">
            <text:p>34218030.392156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5738000" calcext:value-type="float">
            <text:p>35738000</text:p>
          </table:table-cell>
          <table:table-cell office:value-type="float" office:value="35683000" calcext:value-type="float">
            <text:p>35683000</text:p>
          </table:table-cell>
          <table:table-cell office:value-type="float" office:value="35808000" calcext:value-type="float">
            <text:p>35808000</text:p>
          </table:table-cell>
          <table:table-cell office:value-type="float" office:value="35848000" calcext:value-type="float">
            <text:p>35848000</text:p>
          </table:table-cell>
          <table:table-cell office:value-type="float" office:value="35803000" calcext:value-type="float">
            <text:p>35803000</text:p>
          </table:table-cell>
          <table:table-cell office:value-type="float" office:value="35824000" calcext:value-type="float">
            <text:p>35824000</text:p>
          </table:table-cell>
          <table:table-cell office:value-type="float" office:value="35714000" calcext:value-type="float">
            <text:p>35714000</text:p>
          </table:table-cell>
          <table:table-cell office:value-type="float" office:value="37826000" calcext:value-type="float">
            <text:p>37826000</text:p>
          </table:table-cell>
          <table:table-cell office:value-type="float" office:value="35814000" calcext:value-type="float">
            <text:p>35814000</text:p>
          </table:table-cell>
          <table:table-cell office:value-type="float" office:value="35713000" calcext:value-type="float">
            <text:p>35713000</text:p>
          </table:table-cell>
          <table:table-cell office:value-type="float" office:value="35732000" calcext:value-type="float">
            <text:p>35732000</text:p>
          </table:table-cell>
          <table:table-cell office:value-type="float" office:value="35731000" calcext:value-type="float">
            <text:p>35731000</text:p>
          </table:table-cell>
          <table:table-cell office:value-type="float" office:value="35846000" calcext:value-type="float">
            <text:p>35846000</text:p>
          </table:table-cell>
          <table:table-cell office:value-type="float" office:value="35833000" calcext:value-type="float">
            <text:p>35833000</text:p>
          </table:table-cell>
          <table:table-cell office:value-type="float" office:value="35816000" calcext:value-type="float">
            <text:p>35816000</text:p>
          </table:table-cell>
          <table:table-cell office:value-type="float" office:value="35847000" calcext:value-type="float">
            <text:p>35847000</text:p>
          </table:table-cell>
          <table:table-cell office:value-type="float" office:value="35823000" calcext:value-type="float">
            <text:p>35823000</text:p>
          </table:table-cell>
          <table:table-cell office:value-type="float" office:value="36854000" calcext:value-type="float">
            <text:p>36854000</text:p>
          </table:table-cell>
          <table:table-cell office:value-type="float" office:value="35775000" calcext:value-type="float">
            <text:p>35775000</text:p>
          </table:table-cell>
          <table:table-cell office:value-type="float" office:value="35699000" calcext:value-type="float">
            <text:p>35699000</text:p>
          </table:table-cell>
          <table:table-cell office:value-type="float" office:value="35809000" calcext:value-type="float">
            <text:p>35809000</text:p>
          </table:table-cell>
          <table:table-cell office:value-type="float" office:value="35724000" calcext:value-type="float">
            <text:p>35724000</text:p>
          </table:table-cell>
          <table:table-cell office:value-type="float" office:value="35836000" calcext:value-type="float">
            <text:p>35836000</text:p>
          </table:table-cell>
          <table:table-cell office:value-type="float" office:value="35805000" calcext:value-type="float">
            <text:p>35805000</text:p>
          </table:table-cell>
          <table:table-cell office:value-type="float" office:value="35835000" calcext:value-type="float">
            <text:p>35835000</text:p>
          </table:table-cell>
          <table:table-cell office:value-type="float" office:value="35803000" calcext:value-type="float">
            <text:p>35803000</text:p>
          </table:table-cell>
          <table:table-cell office:value-type="float" office:value="35829000" calcext:value-type="float">
            <text:p>35829000</text:p>
          </table:table-cell>
          <table:table-cell office:value-type="float" office:value="35981000" calcext:value-type="float">
            <text:p>35981000</text:p>
          </table:table-cell>
          <table:table-cell office:value-type="float" office:value="35845000" calcext:value-type="float">
            <text:p>35845000</text:p>
          </table:table-cell>
          <table:table-cell office:value-type="float" office:value="37736000" calcext:value-type="float">
            <text:p>37736000</text:p>
          </table:table-cell>
          <table:table-cell office:value-type="float" office:value="35767000" calcext:value-type="float">
            <text:p>35767000</text:p>
          </table:table-cell>
          <table:table-cell office:value-type="float" office:value="35848000" calcext:value-type="float">
            <text:p>35848000</text:p>
          </table:table-cell>
          <table:table-cell office:value-type="float" office:value="35842000" calcext:value-type="float">
            <text:p>35842000</text:p>
          </table:table-cell>
          <table:table-cell office:value-type="float" office:value="35853000" calcext:value-type="float">
            <text:p>35853000</text:p>
          </table:table-cell>
          <table:table-cell office:value-type="float" office:value="35751000" calcext:value-type="float">
            <text:p>35751000</text:p>
          </table:table-cell>
          <table:table-cell office:value-type="float" office:value="35739000" calcext:value-type="float">
            <text:p>35739000</text:p>
          </table:table-cell>
          <table:table-cell office:value-type="float" office:value="35919000" calcext:value-type="float">
            <text:p>35919000</text:p>
          </table:table-cell>
          <table:table-cell office:value-type="float" office:value="35848000" calcext:value-type="float">
            <text:p>35848000</text:p>
          </table:table-cell>
          <table:table-cell office:value-type="float" office:value="35827000" calcext:value-type="float">
            <text:p>35827000</text:p>
          </table:table-cell>
          <table:table-cell office:value-type="float" office:value="35843000" calcext:value-type="float">
            <text:p>35843000</text:p>
          </table:table-cell>
          <table:table-cell office:value-type="float" office:value="35999000" calcext:value-type="float">
            <text:p>35999000</text:p>
          </table:table-cell>
          <table:table-cell office:value-type="float" office:value="35915000" calcext:value-type="float">
            <text:p>35915000</text:p>
          </table:table-cell>
          <table:table-cell office:value-type="float" office:value="35960000" calcext:value-type="float">
            <text:p>35960000</text:p>
          </table:table-cell>
          <table:table-cell office:value-type="float" office:value="35890000" calcext:value-type="float">
            <text:p>35890000</text:p>
          </table:table-cell>
          <table:table-cell office:value-type="float" office:value="35844000" calcext:value-type="float">
            <text:p>35844000</text:p>
          </table:table-cell>
          <table:table-cell office:value-type="float" office:value="35784000" calcext:value-type="float">
            <text:p>35784000</text:p>
          </table:table-cell>
          <table:table-cell office:value-type="float" office:value="35772000" calcext:value-type="float">
            <text:p>35772000</text:p>
          </table:table-cell>
          <table:table-cell office:value-type="float" office:value="35767000" calcext:value-type="float">
            <text:p>35767000</text:p>
          </table:table-cell>
          <table:table-cell office:value-type="float" office:value="35750000" calcext:value-type="float">
            <text:p>35750000</text:p>
          </table:table-cell>
          <table:table-cell office:value-type="float" office:value="36278000" calcext:value-type="float">
            <text:p>36278000</text:p>
          </table:table-cell>
          <table:table-cell/>
          <table:table-cell office:value-type="float" office:value="1560" calcext:value-type="float">
            <text:p>1560</text:p>
          </table:table-cell>
          <table:table-cell table:formula="of:=AVERAGE([.A157:.AY157])" office:value-type="float" office:value="35218187.4509804" calcext:value-type="float">
            <text:p>35218187.450980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37885000" calcext:value-type="float">
            <text:p>37885000</text:p>
          </table:table-cell>
          <table:table-cell office:value-type="float" office:value="36585000" calcext:value-type="float">
            <text:p>36585000</text:p>
          </table:table-cell>
          <table:table-cell office:value-type="float" office:value="36033000" calcext:value-type="float">
            <text:p>36033000</text:p>
          </table:table-cell>
          <table:table-cell office:value-type="float" office:value="35896000" calcext:value-type="float">
            <text:p>35896000</text:p>
          </table:table-cell>
          <table:table-cell office:value-type="float" office:value="36054000" calcext:value-type="float">
            <text:p>36054000</text:p>
          </table:table-cell>
          <table:table-cell office:value-type="float" office:value="35966000" calcext:value-type="float">
            <text:p>35966000</text:p>
          </table:table-cell>
          <table:table-cell office:value-type="float" office:value="35986000" calcext:value-type="float">
            <text:p>35986000</text:p>
          </table:table-cell>
          <table:table-cell office:value-type="float" office:value="36017000" calcext:value-type="float">
            <text:p>36017000</text:p>
          </table:table-cell>
          <table:table-cell office:value-type="float" office:value="36015000" calcext:value-type="float">
            <text:p>36015000</text:p>
          </table:table-cell>
          <table:table-cell office:value-type="float" office:value="35955000" calcext:value-type="float">
            <text:p>35955000</text:p>
          </table:table-cell>
          <table:table-cell office:value-type="float" office:value="35969000" calcext:value-type="float">
            <text:p>35969000</text:p>
          </table:table-cell>
          <table:table-cell office:value-type="float" office:value="35864000" calcext:value-type="float">
            <text:p>35864000</text:p>
          </table:table-cell>
          <table:table-cell office:value-type="float" office:value="35921000" calcext:value-type="float">
            <text:p>35921000</text:p>
          </table:table-cell>
          <table:table-cell office:value-type="float" office:value="36030000" calcext:value-type="float">
            <text:p>36030000</text:p>
          </table:table-cell>
          <table:table-cell office:value-type="float" office:value="35979000" calcext:value-type="float">
            <text:p>35979000</text:p>
          </table:table-cell>
          <table:table-cell office:value-type="float" office:value="36484000" calcext:value-type="float">
            <text:p>36484000</text:p>
          </table:table-cell>
          <table:table-cell office:value-type="float" office:value="35926000" calcext:value-type="float">
            <text:p>35926000</text:p>
          </table:table-cell>
          <table:table-cell office:value-type="float" office:value="35928000" calcext:value-type="float">
            <text:p>35928000</text:p>
          </table:table-cell>
          <table:table-cell office:value-type="float" office:value="36002000" calcext:value-type="float">
            <text:p>36002000</text:p>
          </table:table-cell>
          <table:table-cell office:value-type="float" office:value="35860000" calcext:value-type="float">
            <text:p>35860000</text:p>
          </table:table-cell>
          <table:table-cell office:value-type="float" office:value="35883000" calcext:value-type="float">
            <text:p>35883000</text:p>
          </table:table-cell>
          <table:table-cell office:value-type="float" office:value="35992000" calcext:value-type="float">
            <text:p>35992000</text:p>
          </table:table-cell>
          <table:table-cell office:value-type="float" office:value="37816000" calcext:value-type="float">
            <text:p>37816000</text:p>
          </table:table-cell>
          <table:table-cell office:value-type="float" office:value="35919000" calcext:value-type="float">
            <text:p>35919000</text:p>
          </table:table-cell>
          <table:table-cell office:value-type="float" office:value="35964000" calcext:value-type="float">
            <text:p>35964000</text:p>
          </table:table-cell>
          <table:table-cell office:value-type="float" office:value="35962000" calcext:value-type="float">
            <text:p>35962000</text:p>
          </table:table-cell>
          <table:table-cell office:value-type="float" office:value="36099000" calcext:value-type="float">
            <text:p>36099000</text:p>
          </table:table-cell>
          <table:table-cell office:value-type="float" office:value="35946000" calcext:value-type="float">
            <text:p>35946000</text:p>
          </table:table-cell>
          <table:table-cell office:value-type="float" office:value="35901000" calcext:value-type="float">
            <text:p>35901000</text:p>
          </table:table-cell>
          <table:table-cell office:value-type="float" office:value="35966000" calcext:value-type="float">
            <text:p>35966000</text:p>
          </table:table-cell>
          <table:table-cell office:value-type="float" office:value="35963000" calcext:value-type="float">
            <text:p>35963000</text:p>
          </table:table-cell>
          <table:table-cell office:value-type="float" office:value="35887000" calcext:value-type="float">
            <text:p>35887000</text:p>
          </table:table-cell>
          <table:table-cell office:value-type="float" office:value="35808000" calcext:value-type="float">
            <text:p>35808000</text:p>
          </table:table-cell>
          <table:table-cell office:value-type="float" office:value="35892000" calcext:value-type="float">
            <text:p>35892000</text:p>
          </table:table-cell>
          <table:table-cell office:value-type="float" office:value="35847000" calcext:value-type="float">
            <text:p>35847000</text:p>
          </table:table-cell>
          <table:table-cell table:number-columns-repeated="2" office:value-type="float" office:value="35950000" calcext:value-type="float">
            <text:p>35950000</text:p>
          </table:table-cell>
          <table:table-cell office:value-type="float" office:value="35960000" calcext:value-type="float">
            <text:p>35960000</text:p>
          </table:table-cell>
          <table:table-cell office:value-type="float" office:value="35954000" calcext:value-type="float">
            <text:p>35954000</text:p>
          </table:table-cell>
          <table:table-cell office:value-type="float" office:value="35904000" calcext:value-type="float">
            <text:p>35904000</text:p>
          </table:table-cell>
          <table:table-cell office:value-type="float" office:value="35896000" calcext:value-type="float">
            <text:p>35896000</text:p>
          </table:table-cell>
          <table:table-cell office:value-type="float" office:value="35967000" calcext:value-type="float">
            <text:p>35967000</text:p>
          </table:table-cell>
          <table:table-cell office:value-type="float" office:value="35924000" calcext:value-type="float">
            <text:p>35924000</text:p>
          </table:table-cell>
          <table:table-cell office:value-type="float" office:value="37746000" calcext:value-type="float">
            <text:p>37746000</text:p>
          </table:table-cell>
          <table:table-cell office:value-type="float" office:value="35930000" calcext:value-type="float">
            <text:p>35930000</text:p>
          </table:table-cell>
          <table:table-cell office:value-type="float" office:value="35863000" calcext:value-type="float">
            <text:p>35863000</text:p>
          </table:table-cell>
          <table:table-cell office:value-type="float" office:value="35959000" calcext:value-type="float">
            <text:p>35959000</text:p>
          </table:table-cell>
          <table:table-cell office:value-type="float" office:value="35886000" calcext:value-type="float">
            <text:p>35886000</text:p>
          </table:table-cell>
          <table:table-cell office:value-type="float" office:value="35926000" calcext:value-type="float">
            <text:p>35926000</text:p>
          </table:table-cell>
          <table:table-cell office:value-type="float" office:value="36018000" calcext:value-type="float">
            <text:p>36018000</text:p>
          </table:table-cell>
          <table:table-cell/>
          <table:table-cell office:value-type="float" office:value="1570" calcext:value-type="float">
            <text:p>1570</text:p>
          </table:table-cell>
          <table:table-cell table:formula="of:=AVERAGE([.A158:.AY158])" office:value-type="float" office:value="35373226.8627451" calcext:value-type="float">
            <text:p>35373226.862745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43194000" calcext:value-type="float">
            <text:p>43194000</text:p>
          </table:table-cell>
          <table:table-cell office:value-type="float" office:value="43250000" calcext:value-type="float">
            <text:p>43250000</text:p>
          </table:table-cell>
          <table:table-cell office:value-type="float" office:value="43182000" calcext:value-type="float">
            <text:p>43182000</text:p>
          </table:table-cell>
          <table:table-cell office:value-type="float" office:value="43232000" calcext:value-type="float">
            <text:p>43232000</text:p>
          </table:table-cell>
          <table:table-cell office:value-type="float" office:value="43148000" calcext:value-type="float">
            <text:p>43148000</text:p>
          </table:table-cell>
          <table:table-cell table:number-columns-repeated="2" office:value-type="float" office:value="43287000" calcext:value-type="float">
            <text:p>43287000</text:p>
          </table:table-cell>
          <table:table-cell office:value-type="float" office:value="43305000" calcext:value-type="float">
            <text:p>43305000</text:p>
          </table:table-cell>
          <table:table-cell office:value-type="float" office:value="43287000" calcext:value-type="float">
            <text:p>43287000</text:p>
          </table:table-cell>
          <table:table-cell office:value-type="float" office:value="43306000" calcext:value-type="float">
            <text:p>43306000</text:p>
          </table:table-cell>
          <table:table-cell office:value-type="float" office:value="43361000" calcext:value-type="float">
            <text:p>43361000</text:p>
          </table:table-cell>
          <table:table-cell office:value-type="float" office:value="43518000" calcext:value-type="float">
            <text:p>43518000</text:p>
          </table:table-cell>
          <table:table-cell office:value-type="float" office:value="45220000" calcext:value-type="float">
            <text:p>45220000</text:p>
          </table:table-cell>
          <table:table-cell office:value-type="float" office:value="45124000" calcext:value-type="float">
            <text:p>45124000</text:p>
          </table:table-cell>
          <table:table-cell office:value-type="float" office:value="43302000" calcext:value-type="float">
            <text:p>43302000</text:p>
          </table:table-cell>
          <table:table-cell office:value-type="float" office:value="43394000" calcext:value-type="float">
            <text:p>43394000</text:p>
          </table:table-cell>
          <table:table-cell office:value-type="float" office:value="43155000" calcext:value-type="float">
            <text:p>43155000</text:p>
          </table:table-cell>
          <table:table-cell office:value-type="float" office:value="43244000" calcext:value-type="float">
            <text:p>43244000</text:p>
          </table:table-cell>
          <table:table-cell office:value-type="float" office:value="43381000" calcext:value-type="float">
            <text:p>43381000</text:p>
          </table:table-cell>
          <table:table-cell office:value-type="float" office:value="43203000" calcext:value-type="float">
            <text:p>43203000</text:p>
          </table:table-cell>
          <table:table-cell office:value-type="float" office:value="43169000" calcext:value-type="float">
            <text:p>43169000</text:p>
          </table:table-cell>
          <table:table-cell office:value-type="float" office:value="43283000" calcext:value-type="float">
            <text:p>43283000</text:p>
          </table:table-cell>
          <table:table-cell office:value-type="float" office:value="43156000" calcext:value-type="float">
            <text:p>43156000</text:p>
          </table:table-cell>
          <table:table-cell office:value-type="float" office:value="43265000" calcext:value-type="float">
            <text:p>43265000</text:p>
          </table:table-cell>
          <table:table-cell office:value-type="float" office:value="43386000" calcext:value-type="float">
            <text:p>43386000</text:p>
          </table:table-cell>
          <table:table-cell office:value-type="float" office:value="43246000" calcext:value-type="float">
            <text:p>43246000</text:p>
          </table:table-cell>
          <table:table-cell office:value-type="float" office:value="43375000" calcext:value-type="float">
            <text:p>43375000</text:p>
          </table:table-cell>
          <table:table-cell office:value-type="float" office:value="43361000" calcext:value-type="float">
            <text:p>43361000</text:p>
          </table:table-cell>
          <table:table-cell office:value-type="float" office:value="43246000" calcext:value-type="float">
            <text:p>43246000</text:p>
          </table:table-cell>
          <table:table-cell office:value-type="float" office:value="43333000" calcext:value-type="float">
            <text:p>43333000</text:p>
          </table:table-cell>
          <table:table-cell office:value-type="float" office:value="43143000" calcext:value-type="float">
            <text:p>43143000</text:p>
          </table:table-cell>
          <table:table-cell office:value-type="float" office:value="45081000" calcext:value-type="float">
            <text:p>45081000</text:p>
          </table:table-cell>
          <table:table-cell office:value-type="float" office:value="43267000" calcext:value-type="float">
            <text:p>43267000</text:p>
          </table:table-cell>
          <table:table-cell office:value-type="float" office:value="43308000" calcext:value-type="float">
            <text:p>43308000</text:p>
          </table:table-cell>
          <table:table-cell office:value-type="float" office:value="43297000" calcext:value-type="float">
            <text:p>43297000</text:p>
          </table:table-cell>
          <table:table-cell office:value-type="float" office:value="43306000" calcext:value-type="float">
            <text:p>43306000</text:p>
          </table:table-cell>
          <table:table-cell office:value-type="float" office:value="43273000" calcext:value-type="float">
            <text:p>43273000</text:p>
          </table:table-cell>
          <table:table-cell office:value-type="float" office:value="43262000" calcext:value-type="float">
            <text:p>43262000</text:p>
          </table:table-cell>
          <table:table-cell office:value-type="float" office:value="43257000" calcext:value-type="float">
            <text:p>43257000</text:p>
          </table:table-cell>
          <table:table-cell office:value-type="float" office:value="43292000" calcext:value-type="float">
            <text:p>43292000</text:p>
          </table:table-cell>
          <table:table-cell office:value-type="float" office:value="43254000" calcext:value-type="float">
            <text:p>43254000</text:p>
          </table:table-cell>
          <table:table-cell office:value-type="float" office:value="43863000" calcext:value-type="float">
            <text:p>43863000</text:p>
          </table:table-cell>
          <table:table-cell office:value-type="float" office:value="43310000" calcext:value-type="float">
            <text:p>43310000</text:p>
          </table:table-cell>
          <table:table-cell office:value-type="float" office:value="43296000" calcext:value-type="float">
            <text:p>43296000</text:p>
          </table:table-cell>
          <table:table-cell office:value-type="float" office:value="43333000" calcext:value-type="float">
            <text:p>43333000</text:p>
          </table:table-cell>
          <table:table-cell office:value-type="float" office:value="43248000" calcext:value-type="float">
            <text:p>43248000</text:p>
          </table:table-cell>
          <table:table-cell office:value-type="float" office:value="43291000" calcext:value-type="float">
            <text:p>43291000</text:p>
          </table:table-cell>
          <table:table-cell office:value-type="float" office:value="43237000" calcext:value-type="float">
            <text:p>43237000</text:p>
          </table:table-cell>
          <table:table-cell office:value-type="float" office:value="43259000" calcext:value-type="float">
            <text:p>43259000</text:p>
          </table:table-cell>
          <table:table-cell office:value-type="float" office:value="45078000" calcext:value-type="float">
            <text:p>45078000</text:p>
          </table:table-cell>
          <table:table-cell/>
          <table:table-cell office:value-type="float" office:value="1580" calcext:value-type="float">
            <text:p>1580</text:p>
          </table:table-cell>
          <table:table-cell table:formula="of:=AVERAGE([.A159:.AY159])" office:value-type="float" office:value="42585423.1372549" calcext:value-type="float">
            <text:p>42585423.137254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43391000" calcext:value-type="float">
            <text:p>43391000</text:p>
          </table:table-cell>
          <table:table-cell office:value-type="float" office:value="43450000" calcext:value-type="float">
            <text:p>43450000</text:p>
          </table:table-cell>
          <table:table-cell office:value-type="float" office:value="43956000" calcext:value-type="float">
            <text:p>43956000</text:p>
          </table:table-cell>
          <table:table-cell office:value-type="float" office:value="43462000" calcext:value-type="float">
            <text:p>43462000</text:p>
          </table:table-cell>
          <table:table-cell office:value-type="float" office:value="43321000" calcext:value-type="float">
            <text:p>43321000</text:p>
          </table:table-cell>
          <table:table-cell office:value-type="float" office:value="43435000" calcext:value-type="float">
            <text:p>43435000</text:p>
          </table:table-cell>
          <table:table-cell office:value-type="float" office:value="43327000" calcext:value-type="float">
            <text:p>43327000</text:p>
          </table:table-cell>
          <table:table-cell office:value-type="float" office:value="43320000" calcext:value-type="float">
            <text:p>43320000</text:p>
          </table:table-cell>
          <table:table-cell office:value-type="float" office:value="43354000" calcext:value-type="float">
            <text:p>43354000</text:p>
          </table:table-cell>
          <table:table-cell office:value-type="float" office:value="43384000" calcext:value-type="float">
            <text:p>43384000</text:p>
          </table:table-cell>
          <table:table-cell office:value-type="float" office:value="43408000" calcext:value-type="float">
            <text:p>43408000</text:p>
          </table:table-cell>
          <table:table-cell office:value-type="float" office:value="43295000" calcext:value-type="float">
            <text:p>43295000</text:p>
          </table:table-cell>
          <table:table-cell office:value-type="float" office:value="43404000" calcext:value-type="float">
            <text:p>43404000</text:p>
          </table:table-cell>
          <table:table-cell office:value-type="float" office:value="43721000" calcext:value-type="float">
            <text:p>43721000</text:p>
          </table:table-cell>
          <table:table-cell office:value-type="float" office:value="43377000" calcext:value-type="float">
            <text:p>43377000</text:p>
          </table:table-cell>
          <table:table-cell office:value-type="float" office:value="43398000" calcext:value-type="float">
            <text:p>43398000</text:p>
          </table:table-cell>
          <table:table-cell office:value-type="float" office:value="43388000" calcext:value-type="float">
            <text:p>43388000</text:p>
          </table:table-cell>
          <table:table-cell office:value-type="float" office:value="43311000" calcext:value-type="float">
            <text:p>43311000</text:p>
          </table:table-cell>
          <table:table-cell office:value-type="float" office:value="45234000" calcext:value-type="float">
            <text:p>45234000</text:p>
          </table:table-cell>
          <table:table-cell office:value-type="float" office:value="43383000" calcext:value-type="float">
            <text:p>43383000</text:p>
          </table:table-cell>
          <table:table-cell office:value-type="float" office:value="43377000" calcext:value-type="float">
            <text:p>43377000</text:p>
          </table:table-cell>
          <table:table-cell office:value-type="float" office:value="43282000" calcext:value-type="float">
            <text:p>43282000</text:p>
          </table:table-cell>
          <table:table-cell office:value-type="float" office:value="43441000" calcext:value-type="float">
            <text:p>43441000</text:p>
          </table:table-cell>
          <table:table-cell office:value-type="float" office:value="43352000" calcext:value-type="float">
            <text:p>43352000</text:p>
          </table:table-cell>
          <table:table-cell office:value-type="float" office:value="43365000" calcext:value-type="float">
            <text:p>43365000</text:p>
          </table:table-cell>
          <table:table-cell office:value-type="float" office:value="43256000" calcext:value-type="float">
            <text:p>43256000</text:p>
          </table:table-cell>
          <table:table-cell office:value-type="float" office:value="43263000" calcext:value-type="float">
            <text:p>43263000</text:p>
          </table:table-cell>
          <table:table-cell office:value-type="float" office:value="43296000" calcext:value-type="float">
            <text:p>43296000</text:p>
          </table:table-cell>
          <table:table-cell office:value-type="float" office:value="43362000" calcext:value-type="float">
            <text:p>43362000</text:p>
          </table:table-cell>
          <table:table-cell office:value-type="float" office:value="43323000" calcext:value-type="float">
            <text:p>43323000</text:p>
          </table:table-cell>
          <table:table-cell office:value-type="float" office:value="43243000" calcext:value-type="float">
            <text:p>43243000</text:p>
          </table:table-cell>
          <table:table-cell office:value-type="float" office:value="43380000" calcext:value-type="float">
            <text:p>43380000</text:p>
          </table:table-cell>
          <table:table-cell office:value-type="float" office:value="44207000" calcext:value-type="float">
            <text:p>44207000</text:p>
          </table:table-cell>
          <table:table-cell office:value-type="float" office:value="43390000" calcext:value-type="float">
            <text:p>43390000</text:p>
          </table:table-cell>
          <table:table-cell office:value-type="float" office:value="43400000" calcext:value-type="float">
            <text:p>43400000</text:p>
          </table:table-cell>
          <table:table-cell office:value-type="float" office:value="43446000" calcext:value-type="float">
            <text:p>43446000</text:p>
          </table:table-cell>
          <table:table-cell office:value-type="float" office:value="45244000" calcext:value-type="float">
            <text:p>45244000</text:p>
          </table:table-cell>
          <table:table-cell office:value-type="float" office:value="43321000" calcext:value-type="float">
            <text:p>43321000</text:p>
          </table:table-cell>
          <table:table-cell office:value-type="float" office:value="43508000" calcext:value-type="float">
            <text:p>43508000</text:p>
          </table:table-cell>
          <table:table-cell office:value-type="float" office:value="43361000" calcext:value-type="float">
            <text:p>43361000</text:p>
          </table:table-cell>
          <table:table-cell office:value-type="float" office:value="43365000" calcext:value-type="float">
            <text:p>43365000</text:p>
          </table:table-cell>
          <table:table-cell office:value-type="float" office:value="43450000" calcext:value-type="float">
            <text:p>43450000</text:p>
          </table:table-cell>
          <table:table-cell office:value-type="float" office:value="43410000" calcext:value-type="float">
            <text:p>43410000</text:p>
          </table:table-cell>
          <table:table-cell office:value-type="float" office:value="43325000" calcext:value-type="float">
            <text:p>43325000</text:p>
          </table:table-cell>
          <table:table-cell office:value-type="float" office:value="43894000" calcext:value-type="float">
            <text:p>43894000</text:p>
          </table:table-cell>
          <table:table-cell office:value-type="float" office:value="44203000" calcext:value-type="float">
            <text:p>44203000</text:p>
          </table:table-cell>
          <table:table-cell office:value-type="float" office:value="43382000" calcext:value-type="float">
            <text:p>43382000</text:p>
          </table:table-cell>
          <table:table-cell office:value-type="float" office:value="43686000" calcext:value-type="float">
            <text:p>43686000</text:p>
          </table:table-cell>
          <table:table-cell office:value-type="float" office:value="43453000" calcext:value-type="float">
            <text:p>43453000</text:p>
          </table:table-cell>
          <table:table-cell office:value-type="float" office:value="43365000" calcext:value-type="float">
            <text:p>43365000</text:p>
          </table:table-cell>
          <table:table-cell/>
          <table:table-cell office:value-type="float" office:value="1590" calcext:value-type="float">
            <text:p>1590</text:p>
          </table:table-cell>
          <table:table-cell table:formula="of:=AVERAGE([.A160:.AY160])" office:value-type="float" office:value="42660207.6470588" calcext:value-type="float">
            <text:p>42660207.647058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3905000" calcext:value-type="float">
            <text:p>43905000</text:p>
          </table:table-cell>
          <table:table-cell office:value-type="float" office:value="43672000" calcext:value-type="float">
            <text:p>43672000</text:p>
          </table:table-cell>
          <table:table-cell office:value-type="float" office:value="43752000" calcext:value-type="float">
            <text:p>43752000</text:p>
          </table:table-cell>
          <table:table-cell office:value-type="float" office:value="43790000" calcext:value-type="float">
            <text:p>43790000</text:p>
          </table:table-cell>
          <table:table-cell office:value-type="float" office:value="43809000" calcext:value-type="float">
            <text:p>43809000</text:p>
          </table:table-cell>
          <table:table-cell office:value-type="float" office:value="45733000" calcext:value-type="float">
            <text:p>45733000</text:p>
          </table:table-cell>
          <table:table-cell office:value-type="float" office:value="43688000" calcext:value-type="float">
            <text:p>43688000</text:p>
          </table:table-cell>
          <table:table-cell office:value-type="float" office:value="43773000" calcext:value-type="float">
            <text:p>43773000</text:p>
          </table:table-cell>
          <table:table-cell office:value-type="float" office:value="43821000" calcext:value-type="float">
            <text:p>43821000</text:p>
          </table:table-cell>
          <table:table-cell office:value-type="float" office:value="43954000" calcext:value-type="float">
            <text:p>43954000</text:p>
          </table:table-cell>
          <table:table-cell office:value-type="float" office:value="43882000" calcext:value-type="float">
            <text:p>43882000</text:p>
          </table:table-cell>
          <table:table-cell office:value-type="float" office:value="43905000" calcext:value-type="float">
            <text:p>43905000</text:p>
          </table:table-cell>
          <table:table-cell office:value-type="float" office:value="43745000" calcext:value-type="float">
            <text:p>43745000</text:p>
          </table:table-cell>
          <table:table-cell office:value-type="float" office:value="43718000" calcext:value-type="float">
            <text:p>43718000</text:p>
          </table:table-cell>
          <table:table-cell office:value-type="float" office:value="43755000" calcext:value-type="float">
            <text:p>43755000</text:p>
          </table:table-cell>
          <table:table-cell office:value-type="float" office:value="43756000" calcext:value-type="float">
            <text:p>43756000</text:p>
          </table:table-cell>
          <table:table-cell office:value-type="float" office:value="43915000" calcext:value-type="float">
            <text:p>43915000</text:p>
          </table:table-cell>
          <table:table-cell office:value-type="float" office:value="43802000" calcext:value-type="float">
            <text:p>43802000</text:p>
          </table:table-cell>
          <table:table-cell office:value-type="float" office:value="43783000" calcext:value-type="float">
            <text:p>43783000</text:p>
          </table:table-cell>
          <table:table-cell office:value-type="float" office:value="43907000" calcext:value-type="float">
            <text:p>43907000</text:p>
          </table:table-cell>
          <table:table-cell office:value-type="float" office:value="43712000" calcext:value-type="float">
            <text:p>43712000</text:p>
          </table:table-cell>
          <table:table-cell office:value-type="float" office:value="43812000" calcext:value-type="float">
            <text:p>43812000</text:p>
          </table:table-cell>
          <table:table-cell office:value-type="float" office:value="43742000" calcext:value-type="float">
            <text:p>43742000</text:p>
          </table:table-cell>
          <table:table-cell office:value-type="float" office:value="45692000" calcext:value-type="float">
            <text:p>45692000</text:p>
          </table:table-cell>
          <table:table-cell office:value-type="float" office:value="43735000" calcext:value-type="float">
            <text:p>43735000</text:p>
          </table:table-cell>
          <table:table-cell office:value-type="float" office:value="43782000" calcext:value-type="float">
            <text:p>43782000</text:p>
          </table:table-cell>
          <table:table-cell office:value-type="float" office:value="43874000" calcext:value-type="float">
            <text:p>43874000</text:p>
          </table:table-cell>
          <table:table-cell office:value-type="float" office:value="44690000" calcext:value-type="float">
            <text:p>44690000</text:p>
          </table:table-cell>
          <table:table-cell office:value-type="float" office:value="43840000" calcext:value-type="float">
            <text:p>43840000</text:p>
          </table:table-cell>
          <table:table-cell office:value-type="float" office:value="43853000" calcext:value-type="float">
            <text:p>43853000</text:p>
          </table:table-cell>
          <table:table-cell office:value-type="float" office:value="43846000" calcext:value-type="float">
            <text:p>43846000</text:p>
          </table:table-cell>
          <table:table-cell office:value-type="float" office:value="43814000" calcext:value-type="float">
            <text:p>43814000</text:p>
          </table:table-cell>
          <table:table-cell office:value-type="float" office:value="43825000" calcext:value-type="float">
            <text:p>43825000</text:p>
          </table:table-cell>
          <table:table-cell office:value-type="float" office:value="43773000" calcext:value-type="float">
            <text:p>43773000</text:p>
          </table:table-cell>
          <table:table-cell office:value-type="float" office:value="43794000" calcext:value-type="float">
            <text:p>43794000</text:p>
          </table:table-cell>
          <table:table-cell office:value-type="float" office:value="44170000" calcext:value-type="float">
            <text:p>44170000</text:p>
          </table:table-cell>
          <table:table-cell office:value-type="float" office:value="44869000" calcext:value-type="float">
            <text:p>44869000</text:p>
          </table:table-cell>
          <table:table-cell office:value-type="float" office:value="43805000" calcext:value-type="float">
            <text:p>43805000</text:p>
          </table:table-cell>
          <table:table-cell office:value-type="float" office:value="43826000" calcext:value-type="float">
            <text:p>43826000</text:p>
          </table:table-cell>
          <table:table-cell table:number-columns-repeated="2" office:value-type="float" office:value="43865000" calcext:value-type="float">
            <text:p>43865000</text:p>
          </table:table-cell>
          <table:table-cell office:value-type="float" office:value="45745000" calcext:value-type="float">
            <text:p>45745000</text:p>
          </table:table-cell>
          <table:table-cell office:value-type="float" office:value="43808000" calcext:value-type="float">
            <text:p>43808000</text:p>
          </table:table-cell>
          <table:table-cell office:value-type="float" office:value="43817000" calcext:value-type="float">
            <text:p>43817000</text:p>
          </table:table-cell>
          <table:table-cell office:value-type="float" office:value="43865000" calcext:value-type="float">
            <text:p>43865000</text:p>
          </table:table-cell>
          <table:table-cell office:value-type="float" office:value="43846000" calcext:value-type="float">
            <text:p>43846000</text:p>
          </table:table-cell>
          <table:table-cell office:value-type="float" office:value="43823000" calcext:value-type="float">
            <text:p>43823000</text:p>
          </table:table-cell>
          <table:table-cell office:value-type="float" office:value="43790000" calcext:value-type="float">
            <text:p>43790000</text:p>
          </table:table-cell>
          <table:table-cell office:value-type="float" office:value="43832000" calcext:value-type="float">
            <text:p>43832000</text:p>
          </table:table-cell>
          <table:table-cell office:value-type="float" office:value="43723000" calcext:value-type="float">
            <text:p>4372300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AVERAGE([.A161:.AY161])" office:value-type="float" office:value="43107835.2941176" calcext:value-type="float">
            <text:p>43107835.294117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4809000" calcext:value-type="float">
            <text:p>44809000</text:p>
          </table:table-cell>
          <table:table-cell office:value-type="float" office:value="44770000" calcext:value-type="float">
            <text:p>44770000</text:p>
          </table:table-cell>
          <table:table-cell office:value-type="float" office:value="44652000" calcext:value-type="float">
            <text:p>44652000</text:p>
          </table:table-cell>
          <table:table-cell office:value-type="float" office:value="44801000" calcext:value-type="float">
            <text:p>44801000</text:p>
          </table:table-cell>
          <table:table-cell office:value-type="float" office:value="44794000" calcext:value-type="float">
            <text:p>44794000</text:p>
          </table:table-cell>
          <table:table-cell office:value-type="float" office:value="44745000" calcext:value-type="float">
            <text:p>44745000</text:p>
          </table:table-cell>
          <table:table-cell office:value-type="float" office:value="44750000" calcext:value-type="float">
            <text:p>44750000</text:p>
          </table:table-cell>
          <table:table-cell office:value-type="float" office:value="44705000" calcext:value-type="float">
            <text:p>44705000</text:p>
          </table:table-cell>
          <table:table-cell office:value-type="float" office:value="44765000" calcext:value-type="float">
            <text:p>44765000</text:p>
          </table:table-cell>
          <table:table-cell office:value-type="float" office:value="44763000" calcext:value-type="float">
            <text:p>44763000</text:p>
          </table:table-cell>
          <table:table-cell office:value-type="float" office:value="44603000" calcext:value-type="float">
            <text:p>44603000</text:p>
          </table:table-cell>
          <table:table-cell office:value-type="float" office:value="44877000" calcext:value-type="float">
            <text:p>44877000</text:p>
          </table:table-cell>
          <table:table-cell office:value-type="float" office:value="44787000" calcext:value-type="float">
            <text:p>44787000</text:p>
          </table:table-cell>
          <table:table-cell office:value-type="float" office:value="44679000" calcext:value-type="float">
            <text:p>44679000</text:p>
          </table:table-cell>
          <table:table-cell office:value-type="float" office:value="44762000" calcext:value-type="float">
            <text:p>44762000</text:p>
          </table:table-cell>
          <table:table-cell office:value-type="float" office:value="44715000" calcext:value-type="float">
            <text:p>44715000</text:p>
          </table:table-cell>
          <table:table-cell office:value-type="float" office:value="44722000" calcext:value-type="float">
            <text:p>44722000</text:p>
          </table:table-cell>
          <table:table-cell office:value-type="float" office:value="46909000" calcext:value-type="float">
            <text:p>46909000</text:p>
          </table:table-cell>
          <table:table-cell office:value-type="float" office:value="46799000" calcext:value-type="float">
            <text:p>46799000</text:p>
          </table:table-cell>
          <table:table-cell office:value-type="float" office:value="44839000" calcext:value-type="float">
            <text:p>44839000</text:p>
          </table:table-cell>
          <table:table-cell office:value-type="float" office:value="44613000" calcext:value-type="float">
            <text:p>44613000</text:p>
          </table:table-cell>
          <table:table-cell office:value-type="float" office:value="44720000" calcext:value-type="float">
            <text:p>44720000</text:p>
          </table:table-cell>
          <table:table-cell office:value-type="float" office:value="44653000" calcext:value-type="float">
            <text:p>44653000</text:p>
          </table:table-cell>
          <table:table-cell office:value-type="float" office:value="44831000" calcext:value-type="float">
            <text:p>44831000</text:p>
          </table:table-cell>
          <table:table-cell office:value-type="float" office:value="44717000" calcext:value-type="float">
            <text:p>44717000</text:p>
          </table:table-cell>
          <table:table-cell office:value-type="float" office:value="44644000" calcext:value-type="float">
            <text:p>44644000</text:p>
          </table:table-cell>
          <table:table-cell office:value-type="float" office:value="44722000" calcext:value-type="float">
            <text:p>44722000</text:p>
          </table:table-cell>
          <table:table-cell office:value-type="float" office:value="44710000" calcext:value-type="float">
            <text:p>44710000</text:p>
          </table:table-cell>
          <table:table-cell office:value-type="float" office:value="44645000" calcext:value-type="float">
            <text:p>44645000</text:p>
          </table:table-cell>
          <table:table-cell office:value-type="float" office:value="44669000" calcext:value-type="float">
            <text:p>44669000</text:p>
          </table:table-cell>
          <table:table-cell office:value-type="float" office:value="44715000" calcext:value-type="float">
            <text:p>44715000</text:p>
          </table:table-cell>
          <table:table-cell office:value-type="float" office:value="44718000" calcext:value-type="float">
            <text:p>44718000</text:p>
          </table:table-cell>
          <table:table-cell office:value-type="float" office:value="44686000" calcext:value-type="float">
            <text:p>44686000</text:p>
          </table:table-cell>
          <table:table-cell office:value-type="float" office:value="44696000" calcext:value-type="float">
            <text:p>44696000</text:p>
          </table:table-cell>
          <table:table-cell office:value-type="float" office:value="44682000" calcext:value-type="float">
            <text:p>44682000</text:p>
          </table:table-cell>
          <table:table-cell office:value-type="float" office:value="44745000" calcext:value-type="float">
            <text:p>44745000</text:p>
          </table:table-cell>
          <table:table-cell office:value-type="float" office:value="44746000" calcext:value-type="float">
            <text:p>44746000</text:p>
          </table:table-cell>
          <table:table-cell office:value-type="float" office:value="46682000" calcext:value-type="float">
            <text:p>46682000</text:p>
          </table:table-cell>
          <table:table-cell office:value-type="float" office:value="44612000" calcext:value-type="float">
            <text:p>44612000</text:p>
          </table:table-cell>
          <table:table-cell office:value-type="float" office:value="44726000" calcext:value-type="float">
            <text:p>44726000</text:p>
          </table:table-cell>
          <table:table-cell office:value-type="float" office:value="44754000" calcext:value-type="float">
            <text:p>44754000</text:p>
          </table:table-cell>
          <table:table-cell office:value-type="float" office:value="44893000" calcext:value-type="float">
            <text:p>44893000</text:p>
          </table:table-cell>
          <table:table-cell office:value-type="float" office:value="44662000" calcext:value-type="float">
            <text:p>44662000</text:p>
          </table:table-cell>
          <table:table-cell office:value-type="float" office:value="44735000" calcext:value-type="float">
            <text:p>44735000</text:p>
          </table:table-cell>
          <table:table-cell office:value-type="float" office:value="44637000" calcext:value-type="float">
            <text:p>44637000</text:p>
          </table:table-cell>
          <table:table-cell office:value-type="float" office:value="44729000" calcext:value-type="float">
            <text:p>44729000</text:p>
          </table:table-cell>
          <table:table-cell office:value-type="float" office:value="44689000" calcext:value-type="float">
            <text:p>44689000</text:p>
          </table:table-cell>
          <table:table-cell office:value-type="float" office:value="44842000" calcext:value-type="float">
            <text:p>44842000</text:p>
          </table:table-cell>
          <table:table-cell office:value-type="float" office:value="44668000" calcext:value-type="float">
            <text:p>44668000</text:p>
          </table:table-cell>
          <table:table-cell office:value-type="float" office:value="44759000" calcext:value-type="float">
            <text:p>44759000</text:p>
          </table:table-cell>
          <table:table-cell/>
          <table:table-cell office:value-type="float" office:value="1610" calcext:value-type="float">
            <text:p>1610</text:p>
          </table:table-cell>
          <table:table-cell table:formula="of:=AVERAGE([.A162:.AY162])" office:value-type="float" office:value="43971521.7647059" calcext:value-type="float">
            <text:p>43971521.764705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38454000" calcext:value-type="float">
            <text:p>38454000</text:p>
          </table:table-cell>
          <table:table-cell office:value-type="float" office:value="38439000" calcext:value-type="float">
            <text:p>38439000</text:p>
          </table:table-cell>
          <table:table-cell office:value-type="float" office:value="38410000" calcext:value-type="float">
            <text:p>38410000</text:p>
          </table:table-cell>
          <table:table-cell office:value-type="float" office:value="38435000" calcext:value-type="float">
            <text:p>38435000</text:p>
          </table:table-cell>
          <table:table-cell office:value-type="float" office:value="39002000" calcext:value-type="float">
            <text:p>39002000</text:p>
          </table:table-cell>
          <table:table-cell office:value-type="float" office:value="40439000" calcext:value-type="float">
            <text:p>40439000</text:p>
          </table:table-cell>
          <table:table-cell office:value-type="float" office:value="38362000" calcext:value-type="float">
            <text:p>38362000</text:p>
          </table:table-cell>
          <table:table-cell office:value-type="float" office:value="38485000" calcext:value-type="float">
            <text:p>38485000</text:p>
          </table:table-cell>
          <table:table-cell office:value-type="float" office:value="38827000" calcext:value-type="float">
            <text:p>38827000</text:p>
          </table:table-cell>
          <table:table-cell office:value-type="float" office:value="38418000" calcext:value-type="float">
            <text:p>38418000</text:p>
          </table:table-cell>
          <table:table-cell office:value-type="float" office:value="38494000" calcext:value-type="float">
            <text:p>38494000</text:p>
          </table:table-cell>
          <table:table-cell office:value-type="float" office:value="38868000" calcext:value-type="float">
            <text:p>38868000</text:p>
          </table:table-cell>
          <table:table-cell office:value-type="float" office:value="38457000" calcext:value-type="float">
            <text:p>38457000</text:p>
          </table:table-cell>
          <table:table-cell office:value-type="float" office:value="38520000" calcext:value-type="float">
            <text:p>38520000</text:p>
          </table:table-cell>
          <table:table-cell office:value-type="float" office:value="38441000" calcext:value-type="float">
            <text:p>38441000</text:p>
          </table:table-cell>
          <table:table-cell office:value-type="float" office:value="38412000" calcext:value-type="float">
            <text:p>38412000</text:p>
          </table:table-cell>
          <table:table-cell office:value-type="float" office:value="38462000" calcext:value-type="float">
            <text:p>38462000</text:p>
          </table:table-cell>
          <table:table-cell office:value-type="float" office:value="38579000" calcext:value-type="float">
            <text:p>38579000</text:p>
          </table:table-cell>
          <table:table-cell office:value-type="float" office:value="38498000" calcext:value-type="float">
            <text:p>38498000</text:p>
          </table:table-cell>
          <table:table-cell office:value-type="float" office:value="38592000" calcext:value-type="float">
            <text:p>38592000</text:p>
          </table:table-cell>
          <table:table-cell office:value-type="float" office:value="38570000" calcext:value-type="float">
            <text:p>38570000</text:p>
          </table:table-cell>
          <table:table-cell office:value-type="float" office:value="38553000" calcext:value-type="float">
            <text:p>38553000</text:p>
          </table:table-cell>
          <table:table-cell office:value-type="float" office:value="38486000" calcext:value-type="float">
            <text:p>38486000</text:p>
          </table:table-cell>
          <table:table-cell office:value-type="float" office:value="38541000" calcext:value-type="float">
            <text:p>38541000</text:p>
          </table:table-cell>
          <table:table-cell office:value-type="float" office:value="38476000" calcext:value-type="float">
            <text:p>38476000</text:p>
          </table:table-cell>
          <table:table-cell office:value-type="float" office:value="40365000" calcext:value-type="float">
            <text:p>40365000</text:p>
          </table:table-cell>
          <table:table-cell table:number-columns-repeated="2" office:value-type="float" office:value="38494000" calcext:value-type="float">
            <text:p>38494000</text:p>
          </table:table-cell>
          <table:table-cell office:value-type="float" office:value="38512000" calcext:value-type="float">
            <text:p>38512000</text:p>
          </table:table-cell>
          <table:table-cell office:value-type="float" office:value="38539000" calcext:value-type="float">
            <text:p>38539000</text:p>
          </table:table-cell>
          <table:table-cell office:value-type="float" office:value="38490000" calcext:value-type="float">
            <text:p>38490000</text:p>
          </table:table-cell>
          <table:table-cell office:value-type="float" office:value="38447000" calcext:value-type="float">
            <text:p>38447000</text:p>
          </table:table-cell>
          <table:table-cell office:value-type="float" office:value="38520000" calcext:value-type="float">
            <text:p>38520000</text:p>
          </table:table-cell>
          <table:table-cell office:value-type="float" office:value="38493000" calcext:value-type="float">
            <text:p>38493000</text:p>
          </table:table-cell>
          <table:table-cell office:value-type="float" office:value="38434000" calcext:value-type="float">
            <text:p>38434000</text:p>
          </table:table-cell>
          <table:table-cell office:value-type="float" office:value="38603000" calcext:value-type="float">
            <text:p>38603000</text:p>
          </table:table-cell>
          <table:table-cell office:value-type="float" office:value="38529000" calcext:value-type="float">
            <text:p>38529000</text:p>
          </table:table-cell>
          <table:table-cell office:value-type="float" office:value="38580000" calcext:value-type="float">
            <text:p>38580000</text:p>
          </table:table-cell>
          <table:table-cell office:value-type="float" office:value="38478000" calcext:value-type="float">
            <text:p>38478000</text:p>
          </table:table-cell>
          <table:table-cell office:value-type="float" office:value="38461000" calcext:value-type="float">
            <text:p>38461000</text:p>
          </table:table-cell>
          <table:table-cell office:value-type="float" office:value="38368000" calcext:value-type="float">
            <text:p>38368000</text:p>
          </table:table-cell>
          <table:table-cell office:value-type="float" office:value="38544000" calcext:value-type="float">
            <text:p>38544000</text:p>
          </table:table-cell>
          <table:table-cell office:value-type="float" office:value="38476000" calcext:value-type="float">
            <text:p>38476000</text:p>
          </table:table-cell>
          <table:table-cell office:value-type="float" office:value="39066000" calcext:value-type="float">
            <text:p>39066000</text:p>
          </table:table-cell>
          <table:table-cell office:value-type="float" office:value="38409000" calcext:value-type="float">
            <text:p>38409000</text:p>
          </table:table-cell>
          <table:table-cell office:value-type="float" office:value="38519000" calcext:value-type="float">
            <text:p>38519000</text:p>
          </table:table-cell>
          <table:table-cell office:value-type="float" office:value="38541000" calcext:value-type="float">
            <text:p>38541000</text:p>
          </table:table-cell>
          <table:table-cell office:value-type="float" office:value="38466000" calcext:value-type="float">
            <text:p>38466000</text:p>
          </table:table-cell>
          <table:table-cell office:value-type="float" office:value="38562000" calcext:value-type="float">
            <text:p>38562000</text:p>
          </table:table-cell>
          <table:table-cell office:value-type="float" office:value="38493000" calcext:value-type="float">
            <text:p>38493000</text:p>
          </table:table-cell>
          <table:table-cell/>
          <table:table-cell office:value-type="float" office:value="1620" calcext:value-type="float">
            <text:p>1620</text:p>
          </table:table-cell>
          <table:table-cell table:formula="of:=AVERAGE([.A163:.AY163])" office:value-type="float" office:value="37845188.627451" calcext:value-type="float">
            <text:p>37845188.627451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39367000" calcext:value-type="float">
            <text:p>39367000</text:p>
          </table:table-cell>
          <table:table-cell office:value-type="float" office:value="39399000" calcext:value-type="float">
            <text:p>39399000</text:p>
          </table:table-cell>
          <table:table-cell office:value-type="float" office:value="39398000" calcext:value-type="float">
            <text:p>39398000</text:p>
          </table:table-cell>
          <table:table-cell office:value-type="float" office:value="39348000" calcext:value-type="float">
            <text:p>39348000</text:p>
          </table:table-cell>
          <table:table-cell office:value-type="float" office:value="39429000" calcext:value-type="float">
            <text:p>39429000</text:p>
          </table:table-cell>
          <table:table-cell office:value-type="float" office:value="41199000" calcext:value-type="float">
            <text:p>41199000</text:p>
          </table:table-cell>
          <table:table-cell office:value-type="float" office:value="39414000" calcext:value-type="float">
            <text:p>39414000</text:p>
          </table:table-cell>
          <table:table-cell office:value-type="float" office:value="39395000" calcext:value-type="float">
            <text:p>39395000</text:p>
          </table:table-cell>
          <table:table-cell office:value-type="float" office:value="39349000" calcext:value-type="float">
            <text:p>39349000</text:p>
          </table:table-cell>
          <table:table-cell office:value-type="float" office:value="39477000" calcext:value-type="float">
            <text:p>39477000</text:p>
          </table:table-cell>
          <table:table-cell office:value-type="float" office:value="39427000" calcext:value-type="float">
            <text:p>39427000</text:p>
          </table:table-cell>
          <table:table-cell office:value-type="float" office:value="39431000" calcext:value-type="float">
            <text:p>39431000</text:p>
          </table:table-cell>
          <table:table-cell office:value-type="float" office:value="39496000" calcext:value-type="float">
            <text:p>39496000</text:p>
          </table:table-cell>
          <table:table-cell office:value-type="float" office:value="39440000" calcext:value-type="float">
            <text:p>39440000</text:p>
          </table:table-cell>
          <table:table-cell office:value-type="float" office:value="39335000" calcext:value-type="float">
            <text:p>39335000</text:p>
          </table:table-cell>
          <table:table-cell office:value-type="float" office:value="39451000" calcext:value-type="float">
            <text:p>39451000</text:p>
          </table:table-cell>
          <table:table-cell office:value-type="float" office:value="39317000" calcext:value-type="float">
            <text:p>39317000</text:p>
          </table:table-cell>
          <table:table-cell office:value-type="float" office:value="39378000" calcext:value-type="float">
            <text:p>39378000</text:p>
          </table:table-cell>
          <table:table-cell office:value-type="float" office:value="39484000" calcext:value-type="float">
            <text:p>39484000</text:p>
          </table:table-cell>
          <table:table-cell office:value-type="float" office:value="39562000" calcext:value-type="float">
            <text:p>39562000</text:p>
          </table:table-cell>
          <table:table-cell office:value-type="float" office:value="39449000" calcext:value-type="float">
            <text:p>39449000</text:p>
          </table:table-cell>
          <table:table-cell office:value-type="float" office:value="39441000" calcext:value-type="float">
            <text:p>39441000</text:p>
          </table:table-cell>
          <table:table-cell office:value-type="float" office:value="39410000" calcext:value-type="float">
            <text:p>39410000</text:p>
          </table:table-cell>
          <table:table-cell office:value-type="float" office:value="39339000" calcext:value-type="float">
            <text:p>39339000</text:p>
          </table:table-cell>
          <table:table-cell office:value-type="float" office:value="39417000" calcext:value-type="float">
            <text:p>39417000</text:p>
          </table:table-cell>
          <table:table-cell office:value-type="float" office:value="41133000" calcext:value-type="float">
            <text:p>41133000</text:p>
          </table:table-cell>
          <table:table-cell office:value-type="float" office:value="39444000" calcext:value-type="float">
            <text:p>39444000</text:p>
          </table:table-cell>
          <table:table-cell office:value-type="float" office:value="39277000" calcext:value-type="float">
            <text:p>39277000</text:p>
          </table:table-cell>
          <table:table-cell office:value-type="float" office:value="39407000" calcext:value-type="float">
            <text:p>39407000</text:p>
          </table:table-cell>
          <table:table-cell office:value-type="float" office:value="39360000" calcext:value-type="float">
            <text:p>39360000</text:p>
          </table:table-cell>
          <table:table-cell office:value-type="float" office:value="39413000" calcext:value-type="float">
            <text:p>39413000</text:p>
          </table:table-cell>
          <table:table-cell office:value-type="float" office:value="39262000" calcext:value-type="float">
            <text:p>39262000</text:p>
          </table:table-cell>
          <table:table-cell office:value-type="float" office:value="39317000" calcext:value-type="float">
            <text:p>39317000</text:p>
          </table:table-cell>
          <table:table-cell office:value-type="float" office:value="39377000" calcext:value-type="float">
            <text:p>39377000</text:p>
          </table:table-cell>
          <table:table-cell office:value-type="float" office:value="39397000" calcext:value-type="float">
            <text:p>39397000</text:p>
          </table:table-cell>
          <table:table-cell office:value-type="float" office:value="39287000" calcext:value-type="float">
            <text:p>39287000</text:p>
          </table:table-cell>
          <table:table-cell office:value-type="float" office:value="39396000" calcext:value-type="float">
            <text:p>39396000</text:p>
          </table:table-cell>
          <table:table-cell office:value-type="float" office:value="39345000" calcext:value-type="float">
            <text:p>39345000</text:p>
          </table:table-cell>
          <table:table-cell office:value-type="float" office:value="39363000" calcext:value-type="float">
            <text:p>39363000</text:p>
          </table:table-cell>
          <table:table-cell office:value-type="float" office:value="45651000" calcext:value-type="float">
            <text:p>45651000</text:p>
          </table:table-cell>
          <table:table-cell office:value-type="float" office:value="39456000" calcext:value-type="float">
            <text:p>39456000</text:p>
          </table:table-cell>
          <table:table-cell office:value-type="float" office:value="39474000" calcext:value-type="float">
            <text:p>39474000</text:p>
          </table:table-cell>
          <table:table-cell office:value-type="float" office:value="39491000" calcext:value-type="float">
            <text:p>39491000</text:p>
          </table:table-cell>
          <table:table-cell office:value-type="float" office:value="39424000" calcext:value-type="float">
            <text:p>39424000</text:p>
          </table:table-cell>
          <table:table-cell office:value-type="float" office:value="39474000" calcext:value-type="float">
            <text:p>39474000</text:p>
          </table:table-cell>
          <table:table-cell office:value-type="float" office:value="41528000" calcext:value-type="float">
            <text:p>41528000</text:p>
          </table:table-cell>
          <table:table-cell office:value-type="float" office:value="39390000" calcext:value-type="float">
            <text:p>39390000</text:p>
          </table:table-cell>
          <table:table-cell office:value-type="float" office:value="39411000" calcext:value-type="float">
            <text:p>39411000</text:p>
          </table:table-cell>
          <table:table-cell office:value-type="float" office:value="39356000" calcext:value-type="float">
            <text:p>39356000</text:p>
          </table:table-cell>
          <table:table-cell office:value-type="float" office:value="39403000" calcext:value-type="float">
            <text:p>39403000</text:p>
          </table:table-cell>
          <table:table-cell/>
          <table:table-cell office:value-type="float" office:value="1630" calcext:value-type="float">
            <text:p>1630</text:p>
          </table:table-cell>
          <table:table-cell table:formula="of:=AVERAGE([.A164:.AY164])" office:value-type="float" office:value="38862541.7647059" calcext:value-type="float">
            <text:p>38862541.7647059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39814000" calcext:value-type="float">
            <text:p>39814000</text:p>
          </table:table-cell>
          <table:table-cell office:value-type="float" office:value="39823000" calcext:value-type="float">
            <text:p>39823000</text:p>
          </table:table-cell>
          <table:table-cell office:value-type="float" office:value="39914000" calcext:value-type="float">
            <text:p>39914000</text:p>
          </table:table-cell>
          <table:table-cell office:value-type="float" office:value="39752000" calcext:value-type="float">
            <text:p>39752000</text:p>
          </table:table-cell>
          <table:table-cell office:value-type="float" office:value="39676000" calcext:value-type="float">
            <text:p>39676000</text:p>
          </table:table-cell>
          <table:table-cell office:value-type="float" office:value="39715000" calcext:value-type="float">
            <text:p>39715000</text:p>
          </table:table-cell>
          <table:table-cell office:value-type="float" office:value="39625000" calcext:value-type="float">
            <text:p>39625000</text:p>
          </table:table-cell>
          <table:table-cell office:value-type="float" office:value="39709000" calcext:value-type="float">
            <text:p>39709000</text:p>
          </table:table-cell>
          <table:table-cell office:value-type="float" office:value="39748000" calcext:value-type="float">
            <text:p>39748000</text:p>
          </table:table-cell>
          <table:table-cell office:value-type="float" office:value="39731000" calcext:value-type="float">
            <text:p>39731000</text:p>
          </table:table-cell>
          <table:table-cell office:value-type="float" office:value="39774000" calcext:value-type="float">
            <text:p>39774000</text:p>
          </table:table-cell>
          <table:table-cell office:value-type="float" office:value="39808000" calcext:value-type="float">
            <text:p>39808000</text:p>
          </table:table-cell>
          <table:table-cell office:value-type="float" office:value="39741000" calcext:value-type="float">
            <text:p>39741000</text:p>
          </table:table-cell>
          <table:table-cell office:value-type="float" office:value="39694000" calcext:value-type="float">
            <text:p>39694000</text:p>
          </table:table-cell>
          <table:table-cell office:value-type="float" office:value="39773000" calcext:value-type="float">
            <text:p>39773000</text:p>
          </table:table-cell>
          <table:table-cell office:value-type="float" office:value="39659000" calcext:value-type="float">
            <text:p>39659000</text:p>
          </table:table-cell>
          <table:table-cell office:value-type="float" office:value="39751000" calcext:value-type="float">
            <text:p>39751000</text:p>
          </table:table-cell>
          <table:table-cell office:value-type="float" office:value="39721000" calcext:value-type="float">
            <text:p>39721000</text:p>
          </table:table-cell>
          <table:table-cell office:value-type="float" office:value="39776000" calcext:value-type="float">
            <text:p>39776000</text:p>
          </table:table-cell>
          <table:table-cell office:value-type="float" office:value="39770000" calcext:value-type="float">
            <text:p>39770000</text:p>
          </table:table-cell>
          <table:table-cell office:value-type="float" office:value="39831000" calcext:value-type="float">
            <text:p>39831000</text:p>
          </table:table-cell>
          <table:table-cell office:value-type="float" office:value="39655000" calcext:value-type="float">
            <text:p>39655000</text:p>
          </table:table-cell>
          <table:table-cell office:value-type="float" office:value="39649000" calcext:value-type="float">
            <text:p>39649000</text:p>
          </table:table-cell>
          <table:table-cell office:value-type="float" office:value="39712000" calcext:value-type="float">
            <text:p>39712000</text:p>
          </table:table-cell>
          <table:table-cell office:value-type="float" office:value="39903000" calcext:value-type="float">
            <text:p>39903000</text:p>
          </table:table-cell>
          <table:table-cell office:value-type="float" office:value="39709000" calcext:value-type="float">
            <text:p>39709000</text:p>
          </table:table-cell>
          <table:table-cell office:value-type="float" office:value="39777000" calcext:value-type="float">
            <text:p>39777000</text:p>
          </table:table-cell>
          <table:table-cell office:value-type="float" office:value="39800000" calcext:value-type="float">
            <text:p>39800000</text:p>
          </table:table-cell>
          <table:table-cell office:value-type="float" office:value="39815000" calcext:value-type="float">
            <text:p>39815000</text:p>
          </table:table-cell>
          <table:table-cell office:value-type="float" office:value="39795000" calcext:value-type="float">
            <text:p>39795000</text:p>
          </table:table-cell>
          <table:table-cell office:value-type="float" office:value="39718000" calcext:value-type="float">
            <text:p>39718000</text:p>
          </table:table-cell>
          <table:table-cell office:value-type="float" office:value="39809000" calcext:value-type="float">
            <text:p>39809000</text:p>
          </table:table-cell>
          <table:table-cell office:value-type="float" office:value="39709000" calcext:value-type="float">
            <text:p>39709000</text:p>
          </table:table-cell>
          <table:table-cell office:value-type="float" office:value="39598000" calcext:value-type="float">
            <text:p>39598000</text:p>
          </table:table-cell>
          <table:table-cell office:value-type="float" office:value="39709000" calcext:value-type="float">
            <text:p>39709000</text:p>
          </table:table-cell>
          <table:table-cell office:value-type="float" office:value="39729000" calcext:value-type="float">
            <text:p>39729000</text:p>
          </table:table-cell>
          <table:table-cell office:value-type="float" office:value="39731000" calcext:value-type="float">
            <text:p>39731000</text:p>
          </table:table-cell>
          <table:table-cell office:value-type="float" office:value="39671000" calcext:value-type="float">
            <text:p>39671000</text:p>
          </table:table-cell>
          <table:table-cell office:value-type="float" office:value="39690000" calcext:value-type="float">
            <text:p>39690000</text:p>
          </table:table-cell>
          <table:table-cell office:value-type="float" office:value="39719000" calcext:value-type="float">
            <text:p>39719000</text:p>
          </table:table-cell>
          <table:table-cell office:value-type="float" office:value="39669000" calcext:value-type="float">
            <text:p>39669000</text:p>
          </table:table-cell>
          <table:table-cell office:value-type="float" office:value="39699000" calcext:value-type="float">
            <text:p>39699000</text:p>
          </table:table-cell>
          <table:table-cell office:value-type="float" office:value="39750000" calcext:value-type="float">
            <text:p>39750000</text:p>
          </table:table-cell>
          <table:table-cell office:value-type="float" office:value="39675000" calcext:value-type="float">
            <text:p>39675000</text:p>
          </table:table-cell>
          <table:table-cell office:value-type="float" office:value="39537000" calcext:value-type="float">
            <text:p>39537000</text:p>
          </table:table-cell>
          <table:table-cell office:value-type="float" office:value="39691000" calcext:value-type="float">
            <text:p>39691000</text:p>
          </table:table-cell>
          <table:table-cell office:value-type="float" office:value="41584000" calcext:value-type="float">
            <text:p>41584000</text:p>
          </table:table-cell>
          <table:table-cell office:value-type="float" office:value="39692000" calcext:value-type="float">
            <text:p>39692000</text:p>
          </table:table-cell>
          <table:table-cell office:value-type="float" office:value="40245000" calcext:value-type="float">
            <text:p>40245000</text:p>
          </table:table-cell>
          <table:table-cell office:value-type="float" office:value="39619000" calcext:value-type="float">
            <text:p>39619000</text:p>
          </table:table-cell>
          <table:table-cell/>
          <table:table-cell office:value-type="float" office:value="1640" calcext:value-type="float">
            <text:p>1640</text:p>
          </table:table-cell>
          <table:table-cell table:formula="of:=AVERAGE([.A165:.AY165])" office:value-type="float" office:value="38997365.4901961" calcext:value-type="float">
            <text:p>38997365.490196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0375000" calcext:value-type="float">
            <text:p>40375000</text:p>
          </table:table-cell>
          <table:table-cell office:value-type="float" office:value="40398000" calcext:value-type="float">
            <text:p>40398000</text:p>
          </table:table-cell>
          <table:table-cell office:value-type="float" office:value="40524000" calcext:value-type="float">
            <text:p>40524000</text:p>
          </table:table-cell>
          <table:table-cell office:value-type="float" office:value="40471000" calcext:value-type="float">
            <text:p>40471000</text:p>
          </table:table-cell>
          <table:table-cell office:value-type="float" office:value="40505000" calcext:value-type="float">
            <text:p>40505000</text:p>
          </table:table-cell>
          <table:table-cell office:value-type="float" office:value="40387000" calcext:value-type="float">
            <text:p>40387000</text:p>
          </table:table-cell>
          <table:table-cell office:value-type="float" office:value="40498000" calcext:value-type="float">
            <text:p>40498000</text:p>
          </table:table-cell>
          <table:table-cell office:value-type="float" office:value="40482000" calcext:value-type="float">
            <text:p>40482000</text:p>
          </table:table-cell>
          <table:table-cell office:value-type="float" office:value="40417000" calcext:value-type="float">
            <text:p>40417000</text:p>
          </table:table-cell>
          <table:table-cell office:value-type="float" office:value="40421000" calcext:value-type="float">
            <text:p>40421000</text:p>
          </table:table-cell>
          <table:table-cell office:value-type="float" office:value="40419000" calcext:value-type="float">
            <text:p>40419000</text:p>
          </table:table-cell>
          <table:table-cell office:value-type="float" office:value="40553000" calcext:value-type="float">
            <text:p>40553000</text:p>
          </table:table-cell>
          <table:table-cell office:value-type="float" office:value="40455000" calcext:value-type="float">
            <text:p>40455000</text:p>
          </table:table-cell>
          <table:table-cell office:value-type="float" office:value="40580000" calcext:value-type="float">
            <text:p>40580000</text:p>
          </table:table-cell>
          <table:table-cell office:value-type="float" office:value="40446000" calcext:value-type="float">
            <text:p>40446000</text:p>
          </table:table-cell>
          <table:table-cell office:value-type="float" office:value="40488000" calcext:value-type="float">
            <text:p>40488000</text:p>
          </table:table-cell>
          <table:table-cell office:value-type="float" office:value="42266000" calcext:value-type="float">
            <text:p>42266000</text:p>
          </table:table-cell>
          <table:table-cell office:value-type="float" office:value="40550000" calcext:value-type="float">
            <text:p>40550000</text:p>
          </table:table-cell>
          <table:table-cell office:value-type="float" office:value="40437000" calcext:value-type="float">
            <text:p>40437000</text:p>
          </table:table-cell>
          <table:table-cell office:value-type="float" office:value="40533000" calcext:value-type="float">
            <text:p>40533000</text:p>
          </table:table-cell>
          <table:table-cell office:value-type="float" office:value="40378000" calcext:value-type="float">
            <text:p>40378000</text:p>
          </table:table-cell>
          <table:table-cell office:value-type="float" office:value="40394000" calcext:value-type="float">
            <text:p>40394000</text:p>
          </table:table-cell>
          <table:table-cell office:value-type="float" office:value="41143000" calcext:value-type="float">
            <text:p>41143000</text:p>
          </table:table-cell>
          <table:table-cell office:value-type="float" office:value="40319000" calcext:value-type="float">
            <text:p>40319000</text:p>
          </table:table-cell>
          <table:table-cell office:value-type="float" office:value="40415000" calcext:value-type="float">
            <text:p>40415000</text:p>
          </table:table-cell>
          <table:table-cell office:value-type="float" office:value="40594000" calcext:value-type="float">
            <text:p>40594000</text:p>
          </table:table-cell>
          <table:table-cell office:value-type="float" office:value="40427000" calcext:value-type="float">
            <text:p>40427000</text:p>
          </table:table-cell>
          <table:table-cell office:value-type="float" office:value="40468000" calcext:value-type="float">
            <text:p>40468000</text:p>
          </table:table-cell>
          <table:table-cell office:value-type="float" office:value="40454000" calcext:value-type="float">
            <text:p>40454000</text:p>
          </table:table-cell>
          <table:table-cell office:value-type="float" office:value="40518000" calcext:value-type="float">
            <text:p>40518000</text:p>
          </table:table-cell>
          <table:table-cell office:value-type="float" office:value="40431000" calcext:value-type="float">
            <text:p>40431000</text:p>
          </table:table-cell>
          <table:table-cell office:value-type="float" office:value="40499000" calcext:value-type="float">
            <text:p>40499000</text:p>
          </table:table-cell>
          <table:table-cell office:value-type="float" office:value="40496000" calcext:value-type="float">
            <text:p>40496000</text:p>
          </table:table-cell>
          <table:table-cell office:value-type="float" office:value="40458000" calcext:value-type="float">
            <text:p>40458000</text:p>
          </table:table-cell>
          <table:table-cell office:value-type="float" office:value="40443000" calcext:value-type="float">
            <text:p>40443000</text:p>
          </table:table-cell>
          <table:table-cell office:value-type="float" office:value="42432000" calcext:value-type="float">
            <text:p>42432000</text:p>
          </table:table-cell>
          <table:table-cell office:value-type="float" office:value="40455000" calcext:value-type="float">
            <text:p>40455000</text:p>
          </table:table-cell>
          <table:table-cell office:value-type="float" office:value="40297000" calcext:value-type="float">
            <text:p>40297000</text:p>
          </table:table-cell>
          <table:table-cell office:value-type="float" office:value="40457000" calcext:value-type="float">
            <text:p>40457000</text:p>
          </table:table-cell>
          <table:table-cell office:value-type="float" office:value="40400000" calcext:value-type="float">
            <text:p>40400000</text:p>
          </table:table-cell>
          <table:table-cell office:value-type="float" office:value="40463000" calcext:value-type="float">
            <text:p>40463000</text:p>
          </table:table-cell>
          <table:table-cell office:value-type="float" office:value="40448000" calcext:value-type="float">
            <text:p>40448000</text:p>
          </table:table-cell>
          <table:table-cell office:value-type="float" office:value="40502000" calcext:value-type="float">
            <text:p>40502000</text:p>
          </table:table-cell>
          <table:table-cell office:value-type="float" office:value="40368000" calcext:value-type="float">
            <text:p>40368000</text:p>
          </table:table-cell>
          <table:table-cell office:value-type="float" office:value="40434000" calcext:value-type="float">
            <text:p>40434000</text:p>
          </table:table-cell>
          <table:table-cell office:value-type="float" office:value="40347000" calcext:value-type="float">
            <text:p>40347000</text:p>
          </table:table-cell>
          <table:table-cell office:value-type="float" office:value="40357000" calcext:value-type="float">
            <text:p>40357000</text:p>
          </table:table-cell>
          <table:table-cell office:value-type="float" office:value="40433000" calcext:value-type="float">
            <text:p>40433000</text:p>
          </table:table-cell>
          <table:table-cell office:value-type="float" office:value="40360000" calcext:value-type="float">
            <text:p>40360000</text:p>
          </table:table-cell>
          <table:table-cell office:value-type="float" office:value="40525000" calcext:value-type="float">
            <text:p>40525000</text:p>
          </table:table-cell>
          <table:table-cell/>
          <table:table-cell office:value-type="float" office:value="1650" calcext:value-type="float">
            <text:p>1650</text:p>
          </table:table-cell>
          <table:table-cell table:formula="of:=AVERAGE([.A166:.AY166])" office:value-type="float" office:value="39743561.7647059" calcext:value-type="float">
            <text:p>39743561.7647059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40804000" calcext:value-type="float">
            <text:p>40804000</text:p>
          </table:table-cell>
          <table:table-cell office:value-type="float" office:value="40834000" calcext:value-type="float">
            <text:p>40834000</text:p>
          </table:table-cell>
          <table:table-cell office:value-type="float" office:value="40999000" calcext:value-type="float">
            <text:p>40999000</text:p>
          </table:table-cell>
          <table:table-cell office:value-type="float" office:value="40860000" calcext:value-type="float">
            <text:p>40860000</text:p>
          </table:table-cell>
          <table:table-cell office:value-type="float" office:value="40894000" calcext:value-type="float">
            <text:p>40894000</text:p>
          </table:table-cell>
          <table:table-cell office:value-type="float" office:value="42814000" calcext:value-type="float">
            <text:p>42814000</text:p>
          </table:table-cell>
          <table:table-cell office:value-type="float" office:value="40899000" calcext:value-type="float">
            <text:p>40899000</text:p>
          </table:table-cell>
          <table:table-cell office:value-type="float" office:value="40873000" calcext:value-type="float">
            <text:p>40873000</text:p>
          </table:table-cell>
          <table:table-cell office:value-type="float" office:value="40892000" calcext:value-type="float">
            <text:p>40892000</text:p>
          </table:table-cell>
          <table:table-cell office:value-type="float" office:value="40798000" calcext:value-type="float">
            <text:p>40798000</text:p>
          </table:table-cell>
          <table:table-cell office:value-type="float" office:value="40893000" calcext:value-type="float">
            <text:p>40893000</text:p>
          </table:table-cell>
          <table:table-cell office:value-type="float" office:value="40860000" calcext:value-type="float">
            <text:p>40860000</text:p>
          </table:table-cell>
          <table:table-cell office:value-type="float" office:value="40878000" calcext:value-type="float">
            <text:p>40878000</text:p>
          </table:table-cell>
          <table:table-cell office:value-type="float" office:value="40730000" calcext:value-type="float">
            <text:p>40730000</text:p>
          </table:table-cell>
          <table:table-cell office:value-type="float" office:value="40874000" calcext:value-type="float">
            <text:p>40874000</text:p>
          </table:table-cell>
          <table:table-cell office:value-type="float" office:value="40837000" calcext:value-type="float">
            <text:p>40837000</text:p>
          </table:table-cell>
          <table:table-cell office:value-type="float" office:value="41376000" calcext:value-type="float">
            <text:p>41376000</text:p>
          </table:table-cell>
          <table:table-cell office:value-type="float" office:value="40904000" calcext:value-type="float">
            <text:p>40904000</text:p>
          </table:table-cell>
          <table:table-cell office:value-type="float" office:value="40887000" calcext:value-type="float">
            <text:p>40887000</text:p>
          </table:table-cell>
          <table:table-cell office:value-type="float" office:value="40777000" calcext:value-type="float">
            <text:p>40777000</text:p>
          </table:table-cell>
          <table:table-cell office:value-type="float" office:value="40939000" calcext:value-type="float">
            <text:p>40939000</text:p>
          </table:table-cell>
          <table:table-cell office:value-type="float" office:value="40901000" calcext:value-type="float">
            <text:p>40901000</text:p>
          </table:table-cell>
          <table:table-cell office:value-type="float" office:value="40803000" calcext:value-type="float">
            <text:p>40803000</text:p>
          </table:table-cell>
          <table:table-cell office:value-type="float" office:value="40832000" calcext:value-type="float">
            <text:p>40832000</text:p>
          </table:table-cell>
          <table:table-cell office:value-type="float" office:value="40805000" calcext:value-type="float">
            <text:p>40805000</text:p>
          </table:table-cell>
          <table:table-cell office:value-type="float" office:value="40779000" calcext:value-type="float">
            <text:p>40779000</text:p>
          </table:table-cell>
          <table:table-cell office:value-type="float" office:value="40798000" calcext:value-type="float">
            <text:p>40798000</text:p>
          </table:table-cell>
          <table:table-cell office:value-type="float" office:value="40953000" calcext:value-type="float">
            <text:p>40953000</text:p>
          </table:table-cell>
          <table:table-cell office:value-type="float" office:value="40947000" calcext:value-type="float">
            <text:p>40947000</text:p>
          </table:table-cell>
          <table:table-cell office:value-type="float" office:value="40816000" calcext:value-type="float">
            <text:p>40816000</text:p>
          </table:table-cell>
          <table:table-cell office:value-type="float" office:value="40875000" calcext:value-type="float">
            <text:p>40875000</text:p>
          </table:table-cell>
          <table:table-cell office:value-type="float" office:value="40665000" calcext:value-type="float">
            <text:p>40665000</text:p>
          </table:table-cell>
          <table:table-cell office:value-type="float" office:value="40945000" calcext:value-type="float">
            <text:p>40945000</text:p>
          </table:table-cell>
          <table:table-cell office:value-type="float" office:value="40844000" calcext:value-type="float">
            <text:p>40844000</text:p>
          </table:table-cell>
          <table:table-cell office:value-type="float" office:value="40934000" calcext:value-type="float">
            <text:p>40934000</text:p>
          </table:table-cell>
          <table:table-cell office:value-type="float" office:value="40904000" calcext:value-type="float">
            <text:p>40904000</text:p>
          </table:table-cell>
          <table:table-cell office:value-type="float" office:value="40746000" calcext:value-type="float">
            <text:p>40746000</text:p>
          </table:table-cell>
          <table:table-cell office:value-type="float" office:value="40842000" calcext:value-type="float">
            <text:p>40842000</text:p>
          </table:table-cell>
          <table:table-cell office:value-type="float" office:value="40788000" calcext:value-type="float">
            <text:p>40788000</text:p>
          </table:table-cell>
          <table:table-cell office:value-type="float" office:value="42838000" calcext:value-type="float">
            <text:p>42838000</text:p>
          </table:table-cell>
          <table:table-cell office:value-type="float" office:value="40723000" calcext:value-type="float">
            <text:p>40723000</text:p>
          </table:table-cell>
          <table:table-cell office:value-type="float" office:value="40860000" calcext:value-type="float">
            <text:p>40860000</text:p>
          </table:table-cell>
          <table:table-cell office:value-type="float" office:value="41317000" calcext:value-type="float">
            <text:p>41317000</text:p>
          </table:table-cell>
          <table:table-cell office:value-type="float" office:value="40899000" calcext:value-type="float">
            <text:p>40899000</text:p>
          </table:table-cell>
          <table:table-cell office:value-type="float" office:value="40878000" calcext:value-type="float">
            <text:p>40878000</text:p>
          </table:table-cell>
          <table:table-cell office:value-type="float" office:value="40887000" calcext:value-type="float">
            <text:p>40887000</text:p>
          </table:table-cell>
          <table:table-cell office:value-type="float" office:value="40866000" calcext:value-type="float">
            <text:p>40866000</text:p>
          </table:table-cell>
          <table:table-cell office:value-type="float" office:value="40909000" calcext:value-type="float">
            <text:p>40909000</text:p>
          </table:table-cell>
          <table:table-cell office:value-type="float" office:value="40866000" calcext:value-type="float">
            <text:p>40866000</text:p>
          </table:table-cell>
          <table:table-cell office:value-type="float" office:value="40909000" calcext:value-type="float">
            <text:p>40909000</text:p>
          </table:table-cell>
          <table:table-cell/>
          <table:table-cell office:value-type="float" office:value="1660" calcext:value-type="float">
            <text:p>1660</text:p>
          </table:table-cell>
          <table:table-cell table:formula="of:=AVERAGE([.A167:.AY167])" office:value-type="float" office:value="40152012.9411765" calcext:value-type="float">
            <text:p>40152012.941176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8877000" calcext:value-type="float">
            <text:p>48877000</text:p>
          </table:table-cell>
          <table:table-cell office:value-type="float" office:value="48909000" calcext:value-type="float">
            <text:p>48909000</text:p>
          </table:table-cell>
          <table:table-cell office:value-type="float" office:value="48853000" calcext:value-type="float">
            <text:p>48853000</text:p>
          </table:table-cell>
          <table:table-cell office:value-type="float" office:value="48922000" calcext:value-type="float">
            <text:p>48922000</text:p>
          </table:table-cell>
          <table:table-cell office:value-type="float" office:value="49525000" calcext:value-type="float">
            <text:p>49525000</text:p>
          </table:table-cell>
          <table:table-cell office:value-type="float" office:value="48942000" calcext:value-type="float">
            <text:p>48942000</text:p>
          </table:table-cell>
          <table:table-cell office:value-type="float" office:value="49033000" calcext:value-type="float">
            <text:p>49033000</text:p>
          </table:table-cell>
          <table:table-cell office:value-type="float" office:value="50803000" calcext:value-type="float">
            <text:p>50803000</text:p>
          </table:table-cell>
          <table:table-cell office:value-type="float" office:value="48864000" calcext:value-type="float">
            <text:p>48864000</text:p>
          </table:table-cell>
          <table:table-cell office:value-type="float" office:value="48749000" calcext:value-type="float">
            <text:p>48749000</text:p>
          </table:table-cell>
          <table:table-cell office:value-type="float" office:value="48876000" calcext:value-type="float">
            <text:p>48876000</text:p>
          </table:table-cell>
          <table:table-cell office:value-type="float" office:value="48957000" calcext:value-type="float">
            <text:p>48957000</text:p>
          </table:table-cell>
          <table:table-cell office:value-type="float" office:value="48965000" calcext:value-type="float">
            <text:p>48965000</text:p>
          </table:table-cell>
          <table:table-cell office:value-type="float" office:value="48897000" calcext:value-type="float">
            <text:p>48897000</text:p>
          </table:table-cell>
          <table:table-cell office:value-type="float" office:value="48793000" calcext:value-type="float">
            <text:p>48793000</text:p>
          </table:table-cell>
          <table:table-cell office:value-type="float" office:value="48859000" calcext:value-type="float">
            <text:p>48859000</text:p>
          </table:table-cell>
          <table:table-cell office:value-type="float" office:value="48858000" calcext:value-type="float">
            <text:p>48858000</text:p>
          </table:table-cell>
          <table:table-cell office:value-type="float" office:value="48849000" calcext:value-type="float">
            <text:p>48849000</text:p>
          </table:table-cell>
          <table:table-cell office:value-type="float" office:value="48978000" calcext:value-type="float">
            <text:p>48978000</text:p>
          </table:table-cell>
          <table:table-cell office:value-type="float" office:value="48878000" calcext:value-type="float">
            <text:p>48878000</text:p>
          </table:table-cell>
          <table:table-cell office:value-type="float" office:value="48820000" calcext:value-type="float">
            <text:p>48820000</text:p>
          </table:table-cell>
          <table:table-cell office:value-type="float" office:value="48643000" calcext:value-type="float">
            <text:p>48643000</text:p>
          </table:table-cell>
          <table:table-cell office:value-type="float" office:value="49177000" calcext:value-type="float">
            <text:p>49177000</text:p>
          </table:table-cell>
          <table:table-cell office:value-type="float" office:value="49922000" calcext:value-type="float">
            <text:p>49922000</text:p>
          </table:table-cell>
          <table:table-cell office:value-type="float" office:value="51274000" calcext:value-type="float">
            <text:p>51274000</text:p>
          </table:table-cell>
          <table:table-cell office:value-type="float" office:value="48925000" calcext:value-type="float">
            <text:p>48925000</text:p>
          </table:table-cell>
          <table:table-cell office:value-type="float" office:value="48839000" calcext:value-type="float">
            <text:p>48839000</text:p>
          </table:table-cell>
          <table:table-cell office:value-type="float" office:value="48723000" calcext:value-type="float">
            <text:p>48723000</text:p>
          </table:table-cell>
          <table:table-cell office:value-type="float" office:value="48753000" calcext:value-type="float">
            <text:p>48753000</text:p>
          </table:table-cell>
          <table:table-cell office:value-type="float" office:value="48845000" calcext:value-type="float">
            <text:p>48845000</text:p>
          </table:table-cell>
          <table:table-cell office:value-type="float" office:value="48754000" calcext:value-type="float">
            <text:p>48754000</text:p>
          </table:table-cell>
          <table:table-cell office:value-type="float" office:value="49264000" calcext:value-type="float">
            <text:p>49264000</text:p>
          </table:table-cell>
          <table:table-cell office:value-type="float" office:value="49118000" calcext:value-type="float">
            <text:p>49118000</text:p>
          </table:table-cell>
          <table:table-cell office:value-type="float" office:value="48932000" calcext:value-type="float">
            <text:p>48932000</text:p>
          </table:table-cell>
          <table:table-cell office:value-type="float" office:value="49029000" calcext:value-type="float">
            <text:p>49029000</text:p>
          </table:table-cell>
          <table:table-cell office:value-type="float" office:value="48880000" calcext:value-type="float">
            <text:p>48880000</text:p>
          </table:table-cell>
          <table:table-cell office:value-type="float" office:value="48898000" calcext:value-type="float">
            <text:p>48898000</text:p>
          </table:table-cell>
          <table:table-cell office:value-type="float" office:value="48923000" calcext:value-type="float">
            <text:p>48923000</text:p>
          </table:table-cell>
          <table:table-cell office:value-type="float" office:value="50230000" calcext:value-type="float">
            <text:p>50230000</text:p>
          </table:table-cell>
          <table:table-cell office:value-type="float" office:value="48814000" calcext:value-type="float">
            <text:p>48814000</text:p>
          </table:table-cell>
          <table:table-cell office:value-type="float" office:value="48815000" calcext:value-type="float">
            <text:p>48815000</text:p>
          </table:table-cell>
          <table:table-cell office:value-type="float" office:value="50726000" calcext:value-type="float">
            <text:p>50726000</text:p>
          </table:table-cell>
          <table:table-cell office:value-type="float" office:value="49457000" calcext:value-type="float">
            <text:p>49457000</text:p>
          </table:table-cell>
          <table:table-cell office:value-type="float" office:value="48820000" calcext:value-type="float">
            <text:p>48820000</text:p>
          </table:table-cell>
          <table:table-cell office:value-type="float" office:value="48840000" calcext:value-type="float">
            <text:p>48840000</text:p>
          </table:table-cell>
          <table:table-cell office:value-type="float" office:value="48860000" calcext:value-type="float">
            <text:p>48860000</text:p>
          </table:table-cell>
          <table:table-cell office:value-type="float" office:value="48994000" calcext:value-type="float">
            <text:p>48994000</text:p>
          </table:table-cell>
          <table:table-cell office:value-type="float" office:value="48885000" calcext:value-type="float">
            <text:p>48885000</text:p>
          </table:table-cell>
          <table:table-cell office:value-type="float" office:value="48848000" calcext:value-type="float">
            <text:p>48848000</text:p>
          </table:table-cell>
          <table:table-cell office:value-type="float" office:value="48943000" calcext:value-type="float">
            <text:p>48943000</text:p>
          </table:table-cell>
          <table:table-cell/>
          <table:table-cell office:value-type="float" office:value="1670" calcext:value-type="float">
            <text:p>1670</text:p>
          </table:table-cell>
          <table:table-cell table:formula="of:=AVERAGE([.A168:.AY168])" office:value-type="float" office:value="48124307.254902" calcext:value-type="float">
            <text:p>48124307.25490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49387000" calcext:value-type="float">
            <text:p>49387000</text:p>
          </table:table-cell>
          <table:table-cell office:value-type="float" office:value="49433000" calcext:value-type="float">
            <text:p>49433000</text:p>
          </table:table-cell>
          <table:table-cell office:value-type="float" office:value="49364000" calcext:value-type="float">
            <text:p>49364000</text:p>
          </table:table-cell>
          <table:table-cell office:value-type="float" office:value="49303000" calcext:value-type="float">
            <text:p>49303000</text:p>
          </table:table-cell>
          <table:table-cell office:value-type="float" office:value="49470000" calcext:value-type="float">
            <text:p>49470000</text:p>
          </table:table-cell>
          <table:table-cell office:value-type="float" office:value="49282000" calcext:value-type="float">
            <text:p>49282000</text:p>
          </table:table-cell>
          <table:table-cell office:value-type="float" office:value="49315000" calcext:value-type="float">
            <text:p>49315000</text:p>
          </table:table-cell>
          <table:table-cell office:value-type="float" office:value="51402000" calcext:value-type="float">
            <text:p>51402000</text:p>
          </table:table-cell>
          <table:table-cell office:value-type="float" office:value="49490000" calcext:value-type="float">
            <text:p>49490000</text:p>
          </table:table-cell>
          <table:table-cell office:value-type="float" office:value="49387000" calcext:value-type="float">
            <text:p>49387000</text:p>
          </table:table-cell>
          <table:table-cell office:value-type="float" office:value="49339000" calcext:value-type="float">
            <text:p>49339000</text:p>
          </table:table-cell>
          <table:table-cell office:value-type="float" office:value="49535000" calcext:value-type="float">
            <text:p>49535000</text:p>
          </table:table-cell>
          <table:table-cell office:value-type="float" office:value="49413000" calcext:value-type="float">
            <text:p>49413000</text:p>
          </table:table-cell>
          <table:table-cell office:value-type="float" office:value="49629000" calcext:value-type="float">
            <text:p>49629000</text:p>
          </table:table-cell>
          <table:table-cell office:value-type="float" office:value="49453000" calcext:value-type="float">
            <text:p>49453000</text:p>
          </table:table-cell>
          <table:table-cell office:value-type="float" office:value="49440000" calcext:value-type="float">
            <text:p>49440000</text:p>
          </table:table-cell>
          <table:table-cell office:value-type="float" office:value="49480000" calcext:value-type="float">
            <text:p>49480000</text:p>
          </table:table-cell>
          <table:table-cell office:value-type="float" office:value="49395000" calcext:value-type="float">
            <text:p>49395000</text:p>
          </table:table-cell>
          <table:table-cell office:value-type="float" office:value="49753000" calcext:value-type="float">
            <text:p>49753000</text:p>
          </table:table-cell>
          <table:table-cell office:value-type="float" office:value="49569000" calcext:value-type="float">
            <text:p>49569000</text:p>
          </table:table-cell>
          <table:table-cell office:value-type="float" office:value="49611000" calcext:value-type="float">
            <text:p>49611000</text:p>
          </table:table-cell>
          <table:table-cell office:value-type="float" office:value="49682000" calcext:value-type="float">
            <text:p>49682000</text:p>
          </table:table-cell>
          <table:table-cell office:value-type="float" office:value="49284000" calcext:value-type="float">
            <text:p>49284000</text:p>
          </table:table-cell>
          <table:table-cell office:value-type="float" office:value="49396000" calcext:value-type="float">
            <text:p>49396000</text:p>
          </table:table-cell>
          <table:table-cell office:value-type="float" office:value="51589000" calcext:value-type="float">
            <text:p>51589000</text:p>
          </table:table-cell>
          <table:table-cell office:value-type="float" office:value="49460000" calcext:value-type="float">
            <text:p>49460000</text:p>
          </table:table-cell>
          <table:table-cell office:value-type="float" office:value="49347000" calcext:value-type="float">
            <text:p>49347000</text:p>
          </table:table-cell>
          <table:table-cell office:value-type="float" office:value="49582000" calcext:value-type="float">
            <text:p>49582000</text:p>
          </table:table-cell>
          <table:table-cell office:value-type="float" office:value="49426000" calcext:value-type="float">
            <text:p>49426000</text:p>
          </table:table-cell>
          <table:table-cell office:value-type="float" office:value="50235000" calcext:value-type="float">
            <text:p>50235000</text:p>
          </table:table-cell>
          <table:table-cell office:value-type="float" office:value="49337000" calcext:value-type="float">
            <text:p>49337000</text:p>
          </table:table-cell>
          <table:table-cell office:value-type="float" office:value="49428000" calcext:value-type="float">
            <text:p>49428000</text:p>
          </table:table-cell>
          <table:table-cell office:value-type="float" office:value="49429000" calcext:value-type="float">
            <text:p>49429000</text:p>
          </table:table-cell>
          <table:table-cell office:value-type="float" office:value="49483000" calcext:value-type="float">
            <text:p>49483000</text:p>
          </table:table-cell>
          <table:table-cell office:value-type="float" office:value="49545000" calcext:value-type="float">
            <text:p>49545000</text:p>
          </table:table-cell>
          <table:table-cell office:value-type="float" office:value="49286000" calcext:value-type="float">
            <text:p>49286000</text:p>
          </table:table-cell>
          <table:table-cell office:value-type="float" office:value="49354000" calcext:value-type="float">
            <text:p>49354000</text:p>
          </table:table-cell>
          <table:table-cell office:value-type="float" office:value="49405000" calcext:value-type="float">
            <text:p>49405000</text:p>
          </table:table-cell>
          <table:table-cell office:value-type="float" office:value="49502000" calcext:value-type="float">
            <text:p>49502000</text:p>
          </table:table-cell>
          <table:table-cell office:value-type="float" office:value="49475000" calcext:value-type="float">
            <text:p>49475000</text:p>
          </table:table-cell>
          <table:table-cell office:value-type="float" office:value="51324000" calcext:value-type="float">
            <text:p>51324000</text:p>
          </table:table-cell>
          <table:table-cell office:value-type="float" office:value="49436000" calcext:value-type="float">
            <text:p>49436000</text:p>
          </table:table-cell>
          <table:table-cell office:value-type="float" office:value="49461000" calcext:value-type="float">
            <text:p>49461000</text:p>
          </table:table-cell>
          <table:table-cell office:value-type="float" office:value="49458000" calcext:value-type="float">
            <text:p>49458000</text:p>
          </table:table-cell>
          <table:table-cell office:value-type="float" office:value="49366000" calcext:value-type="float">
            <text:p>49366000</text:p>
          </table:table-cell>
          <table:table-cell office:value-type="float" office:value="49522000" calcext:value-type="float">
            <text:p>49522000</text:p>
          </table:table-cell>
          <table:table-cell office:value-type="float" office:value="49451000" calcext:value-type="float">
            <text:p>49451000</text:p>
          </table:table-cell>
          <table:table-cell office:value-type="float" office:value="49454000" calcext:value-type="float">
            <text:p>49454000</text:p>
          </table:table-cell>
          <table:table-cell office:value-type="float" office:value="49405000" calcext:value-type="float">
            <text:p>49405000</text:p>
          </table:table-cell>
          <table:table-cell office:value-type="float" office:value="49440000" calcext:value-type="float">
            <text:p>49440000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AVERAGE([.A169:.AY169])" office:value-type="float" office:value="48608111.372549" calcext:value-type="float">
            <text:p>48608111.372549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41389000" calcext:value-type="float">
            <text:p>41389000</text:p>
          </table:table-cell>
          <table:table-cell office:value-type="float" office:value="41358000" calcext:value-type="float">
            <text:p>41358000</text:p>
          </table:table-cell>
          <table:table-cell office:value-type="float" office:value="41248000" calcext:value-type="float">
            <text:p>41248000</text:p>
          </table:table-cell>
          <table:table-cell office:value-type="float" office:value="41364000" calcext:value-type="float">
            <text:p>41364000</text:p>
          </table:table-cell>
          <table:table-cell office:value-type="float" office:value="41291000" calcext:value-type="float">
            <text:p>41291000</text:p>
          </table:table-cell>
          <table:table-cell office:value-type="float" office:value="41416000" calcext:value-type="float">
            <text:p>41416000</text:p>
          </table:table-cell>
          <table:table-cell office:value-type="float" office:value="41219000" calcext:value-type="float">
            <text:p>41219000</text:p>
          </table:table-cell>
          <table:table-cell office:value-type="float" office:value="41230000" calcext:value-type="float">
            <text:p>41230000</text:p>
          </table:table-cell>
          <table:table-cell office:value-type="float" office:value="43338000" calcext:value-type="float">
            <text:p>43338000</text:p>
          </table:table-cell>
          <table:table-cell office:value-type="float" office:value="41869000" calcext:value-type="float">
            <text:p>41869000</text:p>
          </table:table-cell>
          <table:table-cell office:value-type="float" office:value="41209000" calcext:value-type="float">
            <text:p>41209000</text:p>
          </table:table-cell>
          <table:table-cell office:value-type="float" office:value="41257000" calcext:value-type="float">
            <text:p>41257000</text:p>
          </table:table-cell>
          <table:table-cell office:value-type="float" office:value="41262000" calcext:value-type="float">
            <text:p>41262000</text:p>
          </table:table-cell>
          <table:table-cell office:value-type="float" office:value="41290000" calcext:value-type="float">
            <text:p>41290000</text:p>
          </table:table-cell>
          <table:table-cell office:value-type="float" office:value="41270000" calcext:value-type="float">
            <text:p>41270000</text:p>
          </table:table-cell>
          <table:table-cell office:value-type="float" office:value="41225000" calcext:value-type="float">
            <text:p>41225000</text:p>
          </table:table-cell>
          <table:table-cell office:value-type="float" office:value="41270000" calcext:value-type="float">
            <text:p>41270000</text:p>
          </table:table-cell>
          <table:table-cell office:value-type="float" office:value="41568000" calcext:value-type="float">
            <text:p>41568000</text:p>
          </table:table-cell>
          <table:table-cell office:value-type="float" office:value="41285000" calcext:value-type="float">
            <text:p>41285000</text:p>
          </table:table-cell>
          <table:table-cell office:value-type="float" office:value="41577000" calcext:value-type="float">
            <text:p>41577000</text:p>
          </table:table-cell>
          <table:table-cell office:value-type="float" office:value="41498000" calcext:value-type="float">
            <text:p>41498000</text:p>
          </table:table-cell>
          <table:table-cell office:value-type="float" office:value="41208000" calcext:value-type="float">
            <text:p>41208000</text:p>
          </table:table-cell>
          <table:table-cell office:value-type="float" office:value="41322000" calcext:value-type="float">
            <text:p>41322000</text:p>
          </table:table-cell>
          <table:table-cell office:value-type="float" office:value="41333000" calcext:value-type="float">
            <text:p>41333000</text:p>
          </table:table-cell>
          <table:table-cell office:value-type="float" office:value="41313000" calcext:value-type="float">
            <text:p>41313000</text:p>
          </table:table-cell>
          <table:table-cell office:value-type="float" office:value="41379000" calcext:value-type="float">
            <text:p>41379000</text:p>
          </table:table-cell>
          <table:table-cell office:value-type="float" office:value="41418000" calcext:value-type="float">
            <text:p>41418000</text:p>
          </table:table-cell>
          <table:table-cell office:value-type="float" office:value="43350000" calcext:value-type="float">
            <text:p>43350000</text:p>
          </table:table-cell>
          <table:table-cell office:value-type="float" office:value="41355000" calcext:value-type="float">
            <text:p>41355000</text:p>
          </table:table-cell>
          <table:table-cell office:value-type="float" office:value="41359000" calcext:value-type="float">
            <text:p>41359000</text:p>
          </table:table-cell>
          <table:table-cell office:value-type="float" office:value="41417000" calcext:value-type="float">
            <text:p>41417000</text:p>
          </table:table-cell>
          <table:table-cell office:value-type="float" office:value="41384000" calcext:value-type="float">
            <text:p>41384000</text:p>
          </table:table-cell>
          <table:table-cell office:value-type="float" office:value="41366000" calcext:value-type="float">
            <text:p>41366000</text:p>
          </table:table-cell>
          <table:table-cell office:value-type="float" office:value="41344000" calcext:value-type="float">
            <text:p>41344000</text:p>
          </table:table-cell>
          <table:table-cell office:value-type="float" office:value="41311000" calcext:value-type="float">
            <text:p>41311000</text:p>
          </table:table-cell>
          <table:table-cell office:value-type="float" office:value="41452000" calcext:value-type="float">
            <text:p>41452000</text:p>
          </table:table-cell>
          <table:table-cell office:value-type="float" office:value="41918000" calcext:value-type="float">
            <text:p>41918000</text:p>
          </table:table-cell>
          <table:table-cell office:value-type="float" office:value="41637000" calcext:value-type="float">
            <text:p>41637000</text:p>
          </table:table-cell>
          <table:table-cell office:value-type="float" office:value="41201000" calcext:value-type="float">
            <text:p>41201000</text:p>
          </table:table-cell>
          <table:table-cell office:value-type="float" office:value="41311000" calcext:value-type="float">
            <text:p>41311000</text:p>
          </table:table-cell>
          <table:table-cell office:value-type="float" office:value="41448000" calcext:value-type="float">
            <text:p>41448000</text:p>
          </table:table-cell>
          <table:table-cell office:value-type="float" office:value="41273000" calcext:value-type="float">
            <text:p>41273000</text:p>
          </table:table-cell>
          <table:table-cell office:value-type="float" office:value="41429000" calcext:value-type="float">
            <text:p>41429000</text:p>
          </table:table-cell>
          <table:table-cell office:value-type="float" office:value="41247000" calcext:value-type="float">
            <text:p>41247000</text:p>
          </table:table-cell>
          <table:table-cell office:value-type="float" office:value="41266000" calcext:value-type="float">
            <text:p>41266000</text:p>
          </table:table-cell>
          <table:table-cell office:value-type="float" office:value="41358000" calcext:value-type="float">
            <text:p>41358000</text:p>
          </table:table-cell>
          <table:table-cell office:value-type="float" office:value="43281000" calcext:value-type="float">
            <text:p>43281000</text:p>
          </table:table-cell>
          <table:table-cell office:value-type="float" office:value="41179000" calcext:value-type="float">
            <text:p>41179000</text:p>
          </table:table-cell>
          <table:table-cell office:value-type="float" office:value="41404000" calcext:value-type="float">
            <text:p>41404000</text:p>
          </table:table-cell>
          <table:table-cell office:value-type="float" office:value="41230000" calcext:value-type="float">
            <text:p>41230000</text:p>
          </table:table-cell>
          <table:table-cell/>
          <table:table-cell office:value-type="float" office:value="1690" calcext:value-type="float">
            <text:p>1690</text:p>
          </table:table-cell>
          <table:table-cell table:formula="of:=AVERAGE([.A170:.AY170])" office:value-type="float" office:value="40665248.8235294" calcext:value-type="float">
            <text:p>40665248.823529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9867000" calcext:value-type="float">
            <text:p>49867000</text:p>
          </table:table-cell>
          <table:table-cell office:value-type="float" office:value="49724000" calcext:value-type="float">
            <text:p>49724000</text:p>
          </table:table-cell>
          <table:table-cell office:value-type="float" office:value="49830000" calcext:value-type="float">
            <text:p>49830000</text:p>
          </table:table-cell>
          <table:table-cell office:value-type="float" office:value="49703000" calcext:value-type="float">
            <text:p>49703000</text:p>
          </table:table-cell>
          <table:table-cell office:value-type="float" office:value="49943000" calcext:value-type="float">
            <text:p>49943000</text:p>
          </table:table-cell>
          <table:table-cell office:value-type="float" office:value="50039000" calcext:value-type="float">
            <text:p>50039000</text:p>
          </table:table-cell>
          <table:table-cell office:value-type="float" office:value="49942000" calcext:value-type="float">
            <text:p>49942000</text:p>
          </table:table-cell>
          <table:table-cell office:value-type="float" office:value="49917000" calcext:value-type="float">
            <text:p>49917000</text:p>
          </table:table-cell>
          <table:table-cell office:value-type="float" office:value="49924000" calcext:value-type="float">
            <text:p>49924000</text:p>
          </table:table-cell>
          <table:table-cell office:value-type="float" office:value="49817000" calcext:value-type="float">
            <text:p>49817000</text:p>
          </table:table-cell>
          <table:table-cell office:value-type="float" office:value="49813000" calcext:value-type="float">
            <text:p>49813000</text:p>
          </table:table-cell>
          <table:table-cell office:value-type="float" office:value="50221000" calcext:value-type="float">
            <text:p>50221000</text:p>
          </table:table-cell>
          <table:table-cell office:value-type="float" office:value="51544000" calcext:value-type="float">
            <text:p>51544000</text:p>
          </table:table-cell>
          <table:table-cell office:value-type="float" office:value="51845000" calcext:value-type="float">
            <text:p>51845000</text:p>
          </table:table-cell>
          <table:table-cell office:value-type="float" office:value="49911000" calcext:value-type="float">
            <text:p>49911000</text:p>
          </table:table-cell>
          <table:table-cell office:value-type="float" office:value="49746000" calcext:value-type="float">
            <text:p>49746000</text:p>
          </table:table-cell>
          <table:table-cell office:value-type="float" office:value="49965000" calcext:value-type="float">
            <text:p>49965000</text:p>
          </table:table-cell>
          <table:table-cell office:value-type="float" office:value="49945000" calcext:value-type="float">
            <text:p>49945000</text:p>
          </table:table-cell>
          <table:table-cell office:value-type="float" office:value="50049000" calcext:value-type="float">
            <text:p>500490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9808000" calcext:value-type="float">
            <text:p>49808000</text:p>
          </table:table-cell>
          <table:table-cell office:value-type="float" office:value="49860000" calcext:value-type="float">
            <text:p>49860000</text:p>
          </table:table-cell>
          <table:table-cell office:value-type="float" office:value="49790000" calcext:value-type="float">
            <text:p>49790000</text:p>
          </table:table-cell>
          <table:table-cell office:value-type="float" office:value="49720000" calcext:value-type="float">
            <text:p>49720000</text:p>
          </table:table-cell>
          <table:table-cell office:value-type="float" office:value="49950000" calcext:value-type="float">
            <text:p>49950000</text:p>
          </table:table-cell>
          <table:table-cell office:value-type="float" office:value="49905000" calcext:value-type="float">
            <text:p>49905000</text:p>
          </table:table-cell>
          <table:table-cell office:value-type="float" office:value="49759000" calcext:value-type="float">
            <text:p>49759000</text:p>
          </table:table-cell>
          <table:table-cell office:value-type="float" office:value="49838000" calcext:value-type="float">
            <text:p>49838000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49849000" calcext:value-type="float">
            <text:p>49849000</text:p>
          </table:table-cell>
          <table:table-cell office:value-type="float" office:value="51730000" calcext:value-type="float">
            <text:p>51730000</text:p>
          </table:table-cell>
          <table:table-cell office:value-type="float" office:value="49954000" calcext:value-type="float">
            <text:p>49954000</text:p>
          </table:table-cell>
          <table:table-cell office:value-type="float" office:value="49967000" calcext:value-type="float">
            <text:p>49967000</text:p>
          </table:table-cell>
          <table:table-cell office:value-type="float" office:value="49876000" calcext:value-type="float">
            <text:p>49876000</text:p>
          </table:table-cell>
          <table:table-cell office:value-type="float" office:value="49788000" calcext:value-type="float">
            <text:p>49788000</text:p>
          </table:table-cell>
          <table:table-cell office:value-type="float" office:value="49688000" calcext:value-type="float">
            <text:p>49688000</text:p>
          </table:table-cell>
          <table:table-cell office:value-type="float" office:value="49897000" calcext:value-type="float">
            <text:p>49897000</text:p>
          </table:table-cell>
          <table:table-cell office:value-type="float" office:value="50008000" calcext:value-type="float">
            <text:p>50008000</text:p>
          </table:table-cell>
          <table:table-cell office:value-type="float" office:value="49792000" calcext:value-type="float">
            <text:p>49792000</text:p>
          </table:table-cell>
          <table:table-cell office:value-type="float" office:value="49723000" calcext:value-type="float">
            <text:p>49723000</text:p>
          </table:table-cell>
          <table:table-cell office:value-type="float" office:value="49913000" calcext:value-type="float">
            <text:p>49913000</text:p>
          </table:table-cell>
          <table:table-cell office:value-type="float" office:value="49885000" calcext:value-type="float">
            <text:p>49885000</text:p>
          </table:table-cell>
          <table:table-cell office:value-type="float" office:value="49834000" calcext:value-type="float">
            <text:p>49834000</text:p>
          </table:table-cell>
          <table:table-cell office:value-type="float" office:value="49922000" calcext:value-type="float">
            <text:p>49922000</text:p>
          </table:table-cell>
          <table:table-cell office:value-type="float" office:value="49747000" calcext:value-type="float">
            <text:p>49747000</text:p>
          </table:table-cell>
          <table:table-cell office:value-type="float" office:value="49872000" calcext:value-type="float">
            <text:p>49872000</text:p>
          </table:table-cell>
          <table:table-cell office:value-type="float" office:value="51999000" calcext:value-type="float">
            <text:p>51999000</text:p>
          </table:table-cell>
          <table:table-cell office:value-type="float" office:value="50064000" calcext:value-type="float">
            <text:p>50064000</text:p>
          </table:table-cell>
          <table:table-cell office:value-type="float" office:value="49935000" calcext:value-type="float">
            <text:p>49935000</text:p>
          </table:table-cell>
          <table:table-cell office:value-type="float" office:value="53067000" calcext:value-type="float">
            <text:p>53067000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AVERAGE([.A171:.AY171])" office:value-type="float" office:value="49116111.7647059" calcext:value-type="float">
            <text:p>49116111.764705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41872000" calcext:value-type="float">
            <text:p>41872000</text:p>
          </table:table-cell>
          <table:table-cell office:value-type="float" office:value="41935000" calcext:value-type="float">
            <text:p>41935000</text:p>
          </table:table-cell>
          <table:table-cell office:value-type="float" office:value="41931000" calcext:value-type="float">
            <text:p>41931000</text:p>
          </table:table-cell>
          <table:table-cell office:value-type="float" office:value="41791000" calcext:value-type="float">
            <text:p>41791000</text:p>
          </table:table-cell>
          <table:table-cell office:value-type="float" office:value="41847000" calcext:value-type="float">
            <text:p>41847000</text:p>
          </table:table-cell>
          <table:table-cell office:value-type="float" office:value="41902000" calcext:value-type="float">
            <text:p>41902000</text:p>
          </table:table-cell>
          <table:table-cell office:value-type="float" office:value="41911000" calcext:value-type="float">
            <text:p>41911000</text:p>
          </table:table-cell>
          <table:table-cell office:value-type="float" office:value="41742000" calcext:value-type="float">
            <text:p>41742000</text:p>
          </table:table-cell>
          <table:table-cell office:value-type="float" office:value="41865000" calcext:value-type="float">
            <text:p>41865000</text:p>
          </table:table-cell>
          <table:table-cell office:value-type="float" office:value="41767000" calcext:value-type="float">
            <text:p>41767000</text:p>
          </table:table-cell>
          <table:table-cell office:value-type="float" office:value="41923000" calcext:value-type="float">
            <text:p>41923000</text:p>
          </table:table-cell>
          <table:table-cell office:value-type="float" office:value="41902000" calcext:value-type="float">
            <text:p>41902000</text:p>
          </table:table-cell>
          <table:table-cell office:value-type="float" office:value="41961000" calcext:value-type="float">
            <text:p>41961000</text:p>
          </table:table-cell>
          <table:table-cell office:value-type="float" office:value="42008000" calcext:value-type="float">
            <text:p>42008000</text:p>
          </table:table-cell>
          <table:table-cell office:value-type="float" office:value="43775000" calcext:value-type="float">
            <text:p>43775000</text:p>
          </table:table-cell>
          <table:table-cell office:value-type="float" office:value="41856000" calcext:value-type="float">
            <text:p>41856000</text:p>
          </table:table-cell>
          <table:table-cell office:value-type="float" office:value="42312000" calcext:value-type="float">
            <text:p>42312000</text:p>
          </table:table-cell>
          <table:table-cell office:value-type="float" office:value="43793000" calcext:value-type="float">
            <text:p>43793000</text:p>
          </table:table-cell>
          <table:table-cell office:value-type="float" office:value="43372000" calcext:value-type="float">
            <text:p>43372000</text:p>
          </table:table-cell>
          <table:table-cell office:value-type="float" office:value="43764000" calcext:value-type="float">
            <text:p>43764000</text:p>
          </table:table-cell>
          <table:table-cell office:value-type="float" office:value="44019000" calcext:value-type="float">
            <text:p>44019000</text:p>
          </table:table-cell>
          <table:table-cell office:value-type="float" office:value="44029000" calcext:value-type="float">
            <text:p>44029000</text:p>
          </table:table-cell>
          <table:table-cell office:value-type="float" office:value="44009000" calcext:value-type="float">
            <text:p>44009000</text:p>
          </table:table-cell>
          <table:table-cell office:value-type="float" office:value="43798000" calcext:value-type="float">
            <text:p>43798000</text:p>
          </table:table-cell>
          <table:table-cell office:value-type="float" office:value="43875000" calcext:value-type="float">
            <text:p>43875000</text:p>
          </table:table-cell>
          <table:table-cell office:value-type="float" office:value="43783000" calcext:value-type="float">
            <text:p>43783000</text:p>
          </table:table-cell>
          <table:table-cell office:value-type="float" office:value="43903000" calcext:value-type="float">
            <text:p>43903000</text:p>
          </table:table-cell>
          <table:table-cell office:value-type="float" office:value="43842000" calcext:value-type="float">
            <text:p>43842000</text:p>
          </table:table-cell>
          <table:table-cell office:value-type="float" office:value="43911000" calcext:value-type="float">
            <text:p>43911000</text:p>
          </table:table-cell>
          <table:table-cell office:value-type="float" office:value="42767000" calcext:value-type="float">
            <text:p>42767000</text:p>
          </table:table-cell>
          <table:table-cell office:value-type="float" office:value="42109000" calcext:value-type="float">
            <text:p>42109000</text:p>
          </table:table-cell>
          <table:table-cell office:value-type="float" office:value="41883000" calcext:value-type="float">
            <text:p>41883000</text:p>
          </table:table-cell>
          <table:table-cell office:value-type="float" office:value="41974000" calcext:value-type="float">
            <text:p>41974000</text:p>
          </table:table-cell>
          <table:table-cell office:value-type="float" office:value="42031000" calcext:value-type="float">
            <text:p>42031000</text:p>
          </table:table-cell>
          <table:table-cell office:value-type="float" office:value="42111000" calcext:value-type="float">
            <text:p>42111000</text:p>
          </table:table-cell>
          <table:table-cell office:value-type="float" office:value="42695000" calcext:value-type="float">
            <text:p>42695000</text:p>
          </table:table-cell>
          <table:table-cell office:value-type="float" office:value="41908000" calcext:value-type="float">
            <text:p>41908000</text:p>
          </table:table-cell>
          <table:table-cell office:value-type="float" office:value="41958000" calcext:value-type="float">
            <text:p>41958000</text:p>
          </table:table-cell>
          <table:table-cell office:value-type="float" office:value="41860000" calcext:value-type="float">
            <text:p>41860000</text:p>
          </table:table-cell>
          <table:table-cell office:value-type="float" office:value="42197000" calcext:value-type="float">
            <text:p>42197000</text:p>
          </table:table-cell>
          <table:table-cell office:value-type="float" office:value="41799000" calcext:value-type="float">
            <text:p>41799000</text:p>
          </table:table-cell>
          <table:table-cell office:value-type="float" office:value="42104000" calcext:value-type="float">
            <text:p>42104000</text:p>
          </table:table-cell>
          <table:table-cell office:value-type="float" office:value="42015000" calcext:value-type="float">
            <text:p>42015000</text:p>
          </table:table-cell>
          <table:table-cell office:value-type="float" office:value="41916000" calcext:value-type="float">
            <text:p>41916000</text:p>
          </table:table-cell>
          <table:table-cell office:value-type="float" office:value="41904000" calcext:value-type="float">
            <text:p>41904000</text:p>
          </table:table-cell>
          <table:table-cell office:value-type="float" office:value="43948000" calcext:value-type="float">
            <text:p>43948000</text:p>
          </table:table-cell>
          <table:table-cell office:value-type="float" office:value="41859000" calcext:value-type="float">
            <text:p>41859000</text:p>
          </table:table-cell>
          <table:table-cell office:value-type="float" office:value="41799000" calcext:value-type="float">
            <text:p>41799000</text:p>
          </table:table-cell>
          <table:table-cell office:value-type="float" office:value="41768000" calcext:value-type="float">
            <text:p>41768000</text:p>
          </table:table-cell>
          <table:table-cell office:value-type="float" office:value="41830000" calcext:value-type="float">
            <text:p>41830000</text:p>
          </table:table-cell>
          <table:table-cell/>
          <table:table-cell office:value-type="float" office:value="1710" calcext:value-type="float">
            <text:p>1710</text:p>
          </table:table-cell>
          <table:table-cell table:formula="of:=AVERAGE([.A172:.AY172])" office:value-type="float" office:value="41663425.6862745" calcext:value-type="float">
            <text:p>41663425.686274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2229000" calcext:value-type="float">
            <text:p>42229000</text:p>
          </table:table-cell>
          <table:table-cell office:value-type="float" office:value="42370000" calcext:value-type="float">
            <text:p>42370000</text:p>
          </table:table-cell>
          <table:table-cell office:value-type="float" office:value="42281000" calcext:value-type="float">
            <text:p>42281000</text:p>
          </table:table-cell>
          <table:table-cell office:value-type="float" office:value="42220000" calcext:value-type="float">
            <text:p>42220000</text:p>
          </table:table-cell>
          <table:table-cell office:value-type="float" office:value="42190000" calcext:value-type="float">
            <text:p>42190000</text:p>
          </table:table-cell>
          <table:table-cell office:value-type="float" office:value="42177000" calcext:value-type="float">
            <text:p>42177000</text:p>
          </table:table-cell>
          <table:table-cell office:value-type="float" office:value="42178000" calcext:value-type="float">
            <text:p>42178000</text:p>
          </table:table-cell>
          <table:table-cell office:value-type="float" office:value="42314000" calcext:value-type="float">
            <text:p>42314000</text:p>
          </table:table-cell>
          <table:table-cell office:value-type="float" office:value="42357000" calcext:value-type="float">
            <text:p>42357000</text:p>
          </table:table-cell>
          <table:table-cell office:value-type="float" office:value="42412000" calcext:value-type="float">
            <text:p>42412000</text:p>
          </table:table-cell>
          <table:table-cell office:value-type="float" office:value="42345000" calcext:value-type="float">
            <text:p>42345000</text:p>
          </table:table-cell>
          <table:table-cell office:value-type="float" office:value="42480000" calcext:value-type="float">
            <text:p>42480000</text:p>
          </table:table-cell>
          <table:table-cell office:value-type="float" office:value="42311000" calcext:value-type="float">
            <text:p>42311000</text:p>
          </table:table-cell>
          <table:table-cell office:value-type="float" office:value="42266000" calcext:value-type="float">
            <text:p>42266000</text:p>
          </table:table-cell>
          <table:table-cell office:value-type="float" office:value="44179000" calcext:value-type="float">
            <text:p>44179000</text:p>
          </table:table-cell>
          <table:table-cell office:value-type="float" office:value="42226000" calcext:value-type="float">
            <text:p>42226000</text:p>
          </table:table-cell>
          <table:table-cell office:value-type="float" office:value="42318000" calcext:value-type="float">
            <text:p>42318000</text:p>
          </table:table-cell>
          <table:table-cell office:value-type="float" office:value="42279000" calcext:value-type="float">
            <text:p>42279000</text:p>
          </table:table-cell>
          <table:table-cell office:value-type="float" office:value="42242000" calcext:value-type="float">
            <text:p>42242000</text:p>
          </table:table-cell>
          <table:table-cell office:value-type="float" office:value="42277000" calcext:value-type="float">
            <text:p>42277000</text:p>
          </table:table-cell>
          <table:table-cell office:value-type="float" office:value="42331000" calcext:value-type="float">
            <text:p>42331000</text:p>
          </table:table-cell>
          <table:table-cell office:value-type="float" office:value="42309000" calcext:value-type="float">
            <text:p>42309000</text:p>
          </table:table-cell>
          <table:table-cell office:value-type="float" office:value="42163000" calcext:value-type="float">
            <text:p>42163000</text:p>
          </table:table-cell>
          <table:table-cell office:value-type="float" office:value="42165000" calcext:value-type="float">
            <text:p>42165000</text:p>
          </table:table-cell>
          <table:table-cell office:value-type="float" office:value="42254000" calcext:value-type="float">
            <text:p>42254000</text:p>
          </table:table-cell>
          <table:table-cell office:value-type="float" office:value="42334000" calcext:value-type="float">
            <text:p>42334000</text:p>
          </table:table-cell>
          <table:table-cell office:value-type="float" office:value="42391000" calcext:value-type="float">
            <text:p>42391000</text:p>
          </table:table-cell>
          <table:table-cell office:value-type="float" office:value="42273000" calcext:value-type="float">
            <text:p>42273000</text:p>
          </table:table-cell>
          <table:table-cell office:value-type="float" office:value="42328000" calcext:value-type="float">
            <text:p>42328000</text:p>
          </table:table-cell>
          <table:table-cell office:value-type="float" office:value="43685000" calcext:value-type="float">
            <text:p>43685000</text:p>
          </table:table-cell>
          <table:table-cell office:value-type="float" office:value="42456000" calcext:value-type="float">
            <text:p>42456000</text:p>
          </table:table-cell>
          <table:table-cell office:value-type="float" office:value="42196000" calcext:value-type="float">
            <text:p>42196000</text:p>
          </table:table-cell>
          <table:table-cell office:value-type="float" office:value="42219000" calcext:value-type="float">
            <text:p>42219000</text:p>
          </table:table-cell>
          <table:table-cell office:value-type="float" office:value="44237000" calcext:value-type="float">
            <text:p>44237000</text:p>
          </table:table-cell>
          <table:table-cell office:value-type="float" office:value="42278000" calcext:value-type="float">
            <text:p>42278000</text:p>
          </table:table-cell>
          <table:table-cell office:value-type="float" office:value="42319000" calcext:value-type="float">
            <text:p>42319000</text:p>
          </table:table-cell>
          <table:table-cell office:value-type="float" office:value="42468000" calcext:value-type="float">
            <text:p>42468000</text:p>
          </table:table-cell>
          <table:table-cell office:value-type="float" office:value="42535000" calcext:value-type="float">
            <text:p>42535000</text:p>
          </table:table-cell>
          <table:table-cell office:value-type="float" office:value="42415000" calcext:value-type="float">
            <text:p>42415000</text:p>
          </table:table-cell>
          <table:table-cell office:value-type="float" office:value="42265000" calcext:value-type="float">
            <text:p>42265000</text:p>
          </table:table-cell>
          <table:table-cell office:value-type="float" office:value="42233000" calcext:value-type="float">
            <text:p>42233000</text:p>
          </table:table-cell>
          <table:table-cell office:value-type="float" office:value="42334000" calcext:value-type="float">
            <text:p>42334000</text:p>
          </table:table-cell>
          <table:table-cell office:value-type="float" office:value="42359000" calcext:value-type="float">
            <text:p>42359000</text:p>
          </table:table-cell>
          <table:table-cell office:value-type="float" office:value="42432000" calcext:value-type="float">
            <text:p>42432000</text:p>
          </table:table-cell>
          <table:table-cell office:value-type="float" office:value="42408000" calcext:value-type="float">
            <text:p>42408000</text:p>
          </table:table-cell>
          <table:table-cell office:value-type="float" office:value="42466000" calcext:value-type="float">
            <text:p>42466000</text:p>
          </table:table-cell>
          <table:table-cell office:value-type="float" office:value="42241000" calcext:value-type="float">
            <text:p>42241000</text:p>
          </table:table-cell>
          <table:table-cell office:value-type="float" office:value="42349000" calcext:value-type="float">
            <text:p>42349000</text:p>
          </table:table-cell>
          <table:table-cell office:value-type="float" office:value="42245000" calcext:value-type="float">
            <text:p>42245000</text:p>
          </table:table-cell>
          <table:table-cell office:value-type="float" office:value="42151000" calcext:value-type="float">
            <text:p>42151000</text:p>
          </table:table-cell>
          <table:table-cell/>
          <table:table-cell office:value-type="float" office:value="1720" calcext:value-type="float">
            <text:p>1720</text:p>
          </table:table-cell>
          <table:table-cell table:formula="of:=AVERAGE([.A173:.AY173])" office:value-type="float" office:value="41578269.0196078" calcext:value-type="float">
            <text:p>41578269.019607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2561000" calcext:value-type="float">
            <text:p>42561000</text:p>
          </table:table-cell>
          <table:table-cell office:value-type="float" office:value="44751000" calcext:value-type="float">
            <text:p>44751000</text:p>
          </table:table-cell>
          <table:table-cell office:value-type="float" office:value="42675000" calcext:value-type="float">
            <text:p>42675000</text:p>
          </table:table-cell>
          <table:table-cell office:value-type="float" office:value="42663000" calcext:value-type="float">
            <text:p>42663000</text:p>
          </table:table-cell>
          <table:table-cell office:value-type="float" office:value="42720000" calcext:value-type="float">
            <text:p>42720000</text:p>
          </table:table-cell>
          <table:table-cell office:value-type="float" office:value="42712000" calcext:value-type="float">
            <text:p>42712000</text:p>
          </table:table-cell>
          <table:table-cell office:value-type="float" office:value="42635000" calcext:value-type="float">
            <text:p>42635000</text:p>
          </table:table-cell>
          <table:table-cell office:value-type="float" office:value="42595000" calcext:value-type="float">
            <text:p>42595000</text:p>
          </table:table-cell>
          <table:table-cell office:value-type="float" office:value="42635000" calcext:value-type="float">
            <text:p>42635000</text:p>
          </table:table-cell>
          <table:table-cell office:value-type="float" office:value="42601000" calcext:value-type="float">
            <text:p>42601000</text:p>
          </table:table-cell>
          <table:table-cell office:value-type="float" office:value="42944000" calcext:value-type="float">
            <text:p>42944000</text:p>
          </table:table-cell>
          <table:table-cell office:value-type="float" office:value="42749000" calcext:value-type="float">
            <text:p>42749000</text:p>
          </table:table-cell>
          <table:table-cell office:value-type="float" office:value="42769000" calcext:value-type="float">
            <text:p>42769000</text:p>
          </table:table-cell>
          <table:table-cell office:value-type="float" office:value="42586000" calcext:value-type="float">
            <text:p>42586000</text:p>
          </table:table-cell>
          <table:table-cell office:value-type="float" office:value="42687000" calcext:value-type="float">
            <text:p>42687000</text:p>
          </table:table-cell>
          <table:table-cell office:value-type="float" office:value="42664000" calcext:value-type="float">
            <text:p>42664000</text:p>
          </table:table-cell>
          <table:table-cell office:value-type="float" office:value="42610000" calcext:value-type="float">
            <text:p>42610000</text:p>
          </table:table-cell>
          <table:table-cell office:value-type="float" office:value="42657000" calcext:value-type="float">
            <text:p>42657000</text:p>
          </table:table-cell>
          <table:table-cell office:value-type="float" office:value="42619000" calcext:value-type="float">
            <text:p>42619000</text:p>
          </table:table-cell>
          <table:table-cell office:value-type="float" office:value="42704000" calcext:value-type="float">
            <text:p>42704000</text:p>
          </table:table-cell>
          <table:table-cell office:value-type="float" office:value="42711000" calcext:value-type="float">
            <text:p>42711000</text:p>
          </table:table-cell>
          <table:table-cell office:value-type="float" office:value="42595000" calcext:value-type="float">
            <text:p>42595000</text:p>
          </table:table-cell>
          <table:table-cell office:value-type="float" office:value="43201000" calcext:value-type="float">
            <text:p>43201000</text:p>
          </table:table-cell>
          <table:table-cell office:value-type="float" office:value="42652000" calcext:value-type="float">
            <text:p>42652000</text:p>
          </table:table-cell>
          <table:table-cell office:value-type="float" office:value="42743000" calcext:value-type="float">
            <text:p>42743000</text:p>
          </table:table-cell>
          <table:table-cell office:value-type="float" office:value="42699000" calcext:value-type="float">
            <text:p>42699000</text:p>
          </table:table-cell>
          <table:table-cell office:value-type="float" office:value="42679000" calcext:value-type="float">
            <text:p>42679000</text:p>
          </table:table-cell>
          <table:table-cell office:value-type="float" office:value="42641000" calcext:value-type="float">
            <text:p>42641000</text:p>
          </table:table-cell>
          <table:table-cell office:value-type="float" office:value="42680000" calcext:value-type="float">
            <text:p>42680000</text:p>
          </table:table-cell>
          <table:table-cell office:value-type="float" office:value="42573000" calcext:value-type="float">
            <text:p>42573000</text:p>
          </table:table-cell>
          <table:table-cell office:value-type="float" office:value="42595000" calcext:value-type="float">
            <text:p>42595000</text:p>
          </table:table-cell>
          <table:table-cell office:value-type="float" office:value="42617000" calcext:value-type="float">
            <text:p>42617000</text:p>
          </table:table-cell>
          <table:table-cell office:value-type="float" office:value="44714000" calcext:value-type="float">
            <text:p>44714000</text:p>
          </table:table-cell>
          <table:table-cell office:value-type="float" office:value="42845000" calcext:value-type="float">
            <text:p>42845000</text:p>
          </table:table-cell>
          <table:table-cell office:value-type="float" office:value="42673000" calcext:value-type="float">
            <text:p>42673000</text:p>
          </table:table-cell>
          <table:table-cell office:value-type="float" office:value="42631000" calcext:value-type="float">
            <text:p>42631000</text:p>
          </table:table-cell>
          <table:table-cell office:value-type="float" office:value="42778000" calcext:value-type="float">
            <text:p>42778000</text:p>
          </table:table-cell>
          <table:table-cell office:value-type="float" office:value="42643000" calcext:value-type="float">
            <text:p>42643000</text:p>
          </table:table-cell>
          <table:table-cell office:value-type="float" office:value="42673000" calcext:value-type="float">
            <text:p>42673000</text:p>
          </table:table-cell>
          <table:table-cell office:value-type="float" office:value="42666000" calcext:value-type="float">
            <text:p>42666000</text:p>
          </table:table-cell>
          <table:table-cell office:value-type="float" office:value="42572000" calcext:value-type="float">
            <text:p>42572000</text:p>
          </table:table-cell>
          <table:table-cell office:value-type="float" office:value="42656000" calcext:value-type="float">
            <text:p>42656000</text:p>
          </table:table-cell>
          <table:table-cell office:value-type="float" office:value="42750000" calcext:value-type="float">
            <text:p>42750000</text:p>
          </table:table-cell>
          <table:table-cell office:value-type="float" office:value="42688000" calcext:value-type="float">
            <text:p>42688000</text:p>
          </table:table-cell>
          <table:table-cell office:value-type="float" office:value="42847000" calcext:value-type="float">
            <text:p>42847000</text:p>
          </table:table-cell>
          <table:table-cell office:value-type="float" office:value="42802000" calcext:value-type="float">
            <text:p>42802000</text:p>
          </table:table-cell>
          <table:table-cell office:value-type="float" office:value="42755000" calcext:value-type="float">
            <text:p>42755000</text:p>
          </table:table-cell>
          <table:table-cell office:value-type="float" office:value="42620000" calcext:value-type="float">
            <text:p>42620000</text:p>
          </table:table-cell>
          <table:table-cell office:value-type="float" office:value="42698000" calcext:value-type="float">
            <text:p>42698000</text:p>
          </table:table-cell>
          <table:table-cell office:value-type="float" office:value="42631000" calcext:value-type="float">
            <text:p>42631000</text:p>
          </table:table-cell>
          <table:table-cell/>
          <table:table-cell office:value-type="float" office:value="1730" calcext:value-type="float">
            <text:p>1730</text:p>
          </table:table-cell>
          <table:table-cell table:formula="of:=AVERAGE([.A174:.AY174])" office:value-type="float" office:value="41932680.9803922" calcext:value-type="float">
            <text:p>41932680.9803922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5321000" calcext:value-type="float">
            <text:p>45321000</text:p>
          </table:table-cell>
          <table:table-cell office:value-type="float" office:value="43392000" calcext:value-type="float">
            <text:p>43392000</text:p>
          </table:table-cell>
          <table:table-cell office:value-type="float" office:value="43271000" calcext:value-type="float">
            <text:p>43271000</text:p>
          </table:table-cell>
          <table:table-cell office:value-type="float" office:value="43380000" calcext:value-type="float">
            <text:p>43380000</text:p>
          </table:table-cell>
          <table:table-cell office:value-type="float" office:value="43209000" calcext:value-type="float">
            <text:p>43209000</text:p>
          </table:table-cell>
          <table:table-cell office:value-type="float" office:value="43248000" calcext:value-type="float">
            <text:p>43248000</text:p>
          </table:table-cell>
          <table:table-cell office:value-type="float" office:value="43430000" calcext:value-type="float">
            <text:p>43430000</text:p>
          </table:table-cell>
          <table:table-cell office:value-type="float" office:value="47726000" calcext:value-type="float">
            <text:p>47726000</text:p>
          </table:table-cell>
          <table:table-cell office:value-type="float" office:value="43408000" calcext:value-type="float">
            <text:p>43408000</text:p>
          </table:table-cell>
          <table:table-cell office:value-type="float" office:value="43181000" calcext:value-type="float">
            <text:p>43181000</text:p>
          </table:table-cell>
          <table:table-cell office:value-type="float" office:value="43174000" calcext:value-type="float">
            <text:p>43174000</text:p>
          </table:table-cell>
          <table:table-cell office:value-type="float" office:value="43246000" calcext:value-type="float">
            <text:p>43246000</text:p>
          </table:table-cell>
          <table:table-cell office:value-type="float" office:value="43528000" calcext:value-type="float">
            <text:p>43528000</text:p>
          </table:table-cell>
          <table:table-cell office:value-type="float" office:value="43242000" calcext:value-type="float">
            <text:p>43242000</text:p>
          </table:table-cell>
          <table:table-cell office:value-type="float" office:value="43187000" calcext:value-type="float">
            <text:p>43187000</text:p>
          </table:table-cell>
          <table:table-cell office:value-type="float" office:value="43313000" calcext:value-type="float">
            <text:p>43313000</text:p>
          </table:table-cell>
          <table:table-cell office:value-type="float" office:value="43144000" calcext:value-type="float">
            <text:p>43144000</text:p>
          </table:table-cell>
          <table:table-cell office:value-type="float" office:value="43249000" calcext:value-type="float">
            <text:p>43249000</text:p>
          </table:table-cell>
          <table:table-cell office:value-type="float" office:value="43251000" calcext:value-type="float">
            <text:p>43251000</text:p>
          </table:table-cell>
          <table:table-cell office:value-type="float" office:value="43186000" calcext:value-type="float">
            <text:p>43186000</text:p>
          </table:table-cell>
          <table:table-cell office:value-type="float" office:value="43077000" calcext:value-type="float">
            <text:p>43077000</text:p>
          </table:table-cell>
          <table:table-cell office:value-type="float" office:value="43243000" calcext:value-type="float">
            <text:p>43243000</text:p>
          </table:table-cell>
          <table:table-cell office:value-type="float" office:value="43285000" calcext:value-type="float">
            <text:p>43285000</text:p>
          </table:table-cell>
          <table:table-cell office:value-type="float" office:value="43222000" calcext:value-type="float">
            <text:p>43222000</text:p>
          </table:table-cell>
          <table:table-cell office:value-type="float" office:value="43354000" calcext:value-type="float">
            <text:p>43354000</text:p>
          </table:table-cell>
          <table:table-cell office:value-type="float" office:value="43178000" calcext:value-type="float">
            <text:p>43178000</text:p>
          </table:table-cell>
          <table:table-cell office:value-type="float" office:value="43354000" calcext:value-type="float">
            <text:p>43354000</text:p>
          </table:table-cell>
          <table:table-cell office:value-type="float" office:value="43264000" calcext:value-type="float">
            <text:p>43264000</text:p>
          </table:table-cell>
          <table:table-cell office:value-type="float" office:value="43290000" calcext:value-type="float">
            <text:p>43290000</text:p>
          </table:table-cell>
          <table:table-cell office:value-type="float" office:value="43150000" calcext:value-type="float">
            <text:p>43150000</text:p>
          </table:table-cell>
          <table:table-cell office:value-type="float" office:value="43030000" calcext:value-type="float">
            <text:p>43030000</text:p>
          </table:table-cell>
          <table:table-cell office:value-type="float" office:value="43302000" calcext:value-type="float">
            <text:p>43302000</text:p>
          </table:table-cell>
          <table:table-cell office:value-type="float" office:value="43276000" calcext:value-type="float">
            <text:p>43276000</text:p>
          </table:table-cell>
          <table:table-cell office:value-type="float" office:value="43122000" calcext:value-type="float">
            <text:p>43122000</text:p>
          </table:table-cell>
          <table:table-cell office:value-type="float" office:value="43275000" calcext:value-type="float">
            <text:p>43275000</text:p>
          </table:table-cell>
          <table:table-cell office:value-type="float" office:value="43182000" calcext:value-type="float">
            <text:p>43182000</text:p>
          </table:table-cell>
          <table:table-cell office:value-type="float" office:value="43040000" calcext:value-type="float">
            <text:p>43040000</text:p>
          </table:table-cell>
          <table:table-cell office:value-type="float" office:value="45413000" calcext:value-type="float">
            <text:p>45413000</text:p>
          </table:table-cell>
          <table:table-cell office:value-type="float" office:value="43204000" calcext:value-type="float">
            <text:p>43204000</text:p>
          </table:table-cell>
          <table:table-cell office:value-type="float" office:value="43246000" calcext:value-type="float">
            <text:p>43246000</text:p>
          </table:table-cell>
          <table:table-cell office:value-type="float" office:value="43097000" calcext:value-type="float">
            <text:p>43097000</text:p>
          </table:table-cell>
          <table:table-cell office:value-type="float" office:value="43258000" calcext:value-type="float">
            <text:p>43258000</text:p>
          </table:table-cell>
          <table:table-cell office:value-type="float" office:value="43298000" calcext:value-type="float">
            <text:p>43298000</text:p>
          </table:table-cell>
          <table:table-cell office:value-type="float" office:value="43274000" calcext:value-type="float">
            <text:p>43274000</text:p>
          </table:table-cell>
          <table:table-cell office:value-type="float" office:value="43238000" calcext:value-type="float">
            <text:p>43238000</text:p>
          </table:table-cell>
          <table:table-cell office:value-type="float" office:value="43182000" calcext:value-type="float">
            <text:p>43182000</text:p>
          </table:table-cell>
          <table:table-cell office:value-type="float" office:value="43028000" calcext:value-type="float">
            <text:p>43028000</text:p>
          </table:table-cell>
          <table:table-cell office:value-type="float" office:value="43283000" calcext:value-type="float">
            <text:p>43283000</text:p>
          </table:table-cell>
          <table:table-cell office:value-type="float" office:value="43059000" calcext:value-type="float">
            <text:p>43059000</text:p>
          </table:table-cell>
          <table:table-cell office:value-type="float" office:value="44210000" calcext:value-type="float">
            <text:p>44210000</text:p>
          </table:table-cell>
          <table:table-cell/>
          <table:table-cell office:value-type="float" office:value="1740" calcext:value-type="float">
            <text:p>1740</text:p>
          </table:table-cell>
          <table:table-cell table:formula="of:=AVERAGE([.A175:.AY175])" office:value-type="float" office:value="42578857.6470588" calcext:value-type="float">
            <text:p>42578857.647058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061000" calcext:value-type="float">
            <text:p>45061000</text:p>
          </table:table-cell>
          <table:table-cell office:value-type="float" office:value="44948000" calcext:value-type="float">
            <text:p>44948000</text:p>
          </table:table-cell>
          <table:table-cell office:value-type="float" office:value="47094000" calcext:value-type="float">
            <text:p>47094000</text:p>
          </table:table-cell>
          <table:table-cell office:value-type="float" office:value="45106000" calcext:value-type="float">
            <text:p>45106000</text:p>
          </table:table-cell>
          <table:table-cell office:value-type="float" office:value="45006000" calcext:value-type="float">
            <text:p>45006000</text:p>
          </table:table-cell>
          <table:table-cell office:value-type="float" office:value="44983000" calcext:value-type="float">
            <text:p>44983000</text:p>
          </table:table-cell>
          <table:table-cell office:value-type="float" office:value="45031000" calcext:value-type="float">
            <text:p>45031000</text:p>
          </table:table-cell>
          <table:table-cell office:value-type="float" office:value="45106000" calcext:value-type="float">
            <text:p>45106000</text:p>
          </table:table-cell>
          <table:table-cell office:value-type="float" office:value="45065000" calcext:value-type="float">
            <text:p>45065000</text:p>
          </table:table-cell>
          <table:table-cell office:value-type="float" office:value="45259000" calcext:value-type="float">
            <text:p>45259000</text:p>
          </table:table-cell>
          <table:table-cell office:value-type="float" office:value="45194000" calcext:value-type="float">
            <text:p>45194000</text:p>
          </table:table-cell>
          <table:table-cell office:value-type="float" office:value="45212000" calcext:value-type="float">
            <text:p>45212000</text:p>
          </table:table-cell>
          <table:table-cell office:value-type="float" office:value="45295000" calcext:value-type="float">
            <text:p>45295000</text:p>
          </table:table-cell>
          <table:table-cell office:value-type="float" office:value="45125000" calcext:value-type="float">
            <text:p>45125000</text:p>
          </table:table-cell>
          <table:table-cell office:value-type="float" office:value="45148000" calcext:value-type="float">
            <text:p>45148000</text:p>
          </table:table-cell>
          <table:table-cell office:value-type="float" office:value="47117000" calcext:value-type="float">
            <text:p>47117000</text:p>
          </table:table-cell>
          <table:table-cell office:value-type="float" office:value="44995000" calcext:value-type="float">
            <text:p>44995000</text:p>
          </table:table-cell>
          <table:table-cell office:value-type="float" office:value="45093000" calcext:value-type="float">
            <text:p>45093000</text:p>
          </table:table-cell>
          <table:table-cell office:value-type="float" office:value="45186000" calcext:value-type="float">
            <text:p>45186000</text:p>
          </table:table-cell>
          <table:table-cell office:value-type="float" office:value="45089000" calcext:value-type="float">
            <text:p>45089000</text:p>
          </table:table-cell>
          <table:table-cell office:value-type="float" office:value="45075000" calcext:value-type="float">
            <text:p>45075000</text:p>
          </table:table-cell>
          <table:table-cell office:value-type="float" office:value="44979000" calcext:value-type="float">
            <text:p>44979000</text:p>
          </table:table-cell>
          <table:table-cell office:value-type="float" office:value="45098000" calcext:value-type="float">
            <text:p>45098000</text:p>
          </table:table-cell>
          <table:table-cell office:value-type="float" office:value="45164000" calcext:value-type="float">
            <text:p>45164000</text:p>
          </table:table-cell>
          <table:table-cell office:value-type="float" office:value="45182000" calcext:value-type="float">
            <text:p>45182000</text:p>
          </table:table-cell>
          <table:table-cell office:value-type="float" office:value="45120000" calcext:value-type="float">
            <text:p>45120000</text:p>
          </table:table-cell>
          <table:table-cell office:value-type="float" office:value="45021000" calcext:value-type="float">
            <text:p>45021000</text:p>
          </table:table-cell>
          <table:table-cell office:value-type="float" office:value="45202000" calcext:value-type="float">
            <text:p>45202000</text:p>
          </table:table-cell>
          <table:table-cell office:value-type="float" office:value="45161000" calcext:value-type="float">
            <text:p>45161000</text:p>
          </table:table-cell>
          <table:table-cell office:value-type="float" office:value="45240000" calcext:value-type="float">
            <text:p>45240000</text:p>
          </table:table-cell>
          <table:table-cell office:value-type="float" office:value="45249000" calcext:value-type="float">
            <text:p>45249000</text:p>
          </table:table-cell>
          <table:table-cell office:value-type="float" office:value="45012000" calcext:value-type="float">
            <text:p>45012000</text:p>
          </table:table-cell>
          <table:table-cell office:value-type="float" office:value="49827000" calcext:value-type="float">
            <text:p>49827000</text:p>
          </table:table-cell>
          <table:table-cell office:value-type="float" office:value="47171000" calcext:value-type="float">
            <text:p>47171000</text:p>
          </table:table-cell>
          <table:table-cell office:value-type="float" office:value="45064000" calcext:value-type="float">
            <text:p>45064000</text:p>
          </table:table-cell>
          <table:table-cell office:value-type="float" office:value="44966000" calcext:value-type="float">
            <text:p>44966000</text:p>
          </table:table-cell>
          <table:table-cell office:value-type="float" office:value="45079000" calcext:value-type="float">
            <text:p>45079000</text:p>
          </table:table-cell>
          <table:table-cell office:value-type="float" office:value="44995000" calcext:value-type="float">
            <text:p>44995000</text:p>
          </table:table-cell>
          <table:table-cell office:value-type="float" office:value="45035000" calcext:value-type="float">
            <text:p>45035000</text:p>
          </table:table-cell>
          <table:table-cell office:value-type="float" office:value="45113000" calcext:value-type="float">
            <text:p>45113000</text:p>
          </table:table-cell>
          <table:table-cell office:value-type="float" office:value="45013000" calcext:value-type="float">
            <text:p>45013000</text:p>
          </table:table-cell>
          <table:table-cell office:value-type="float" office:value="45116000" calcext:value-type="float">
            <text:p>45116000</text:p>
          </table:table-cell>
          <table:table-cell office:value-type="float" office:value="45176000" calcext:value-type="float">
            <text:p>45176000</text:p>
          </table:table-cell>
          <table:table-cell office:value-type="float" office:value="45167000" calcext:value-type="float">
            <text:p>45167000</text:p>
          </table:table-cell>
          <table:table-cell office:value-type="float" office:value="45084000" calcext:value-type="float">
            <text:p>45084000</text:p>
          </table:table-cell>
          <table:table-cell office:value-type="float" office:value="44962000" calcext:value-type="float">
            <text:p>44962000</text:p>
          </table:table-cell>
          <table:table-cell office:value-type="float" office:value="45118000" calcext:value-type="float">
            <text:p>45118000</text:p>
          </table:table-cell>
          <table:table-cell office:value-type="float" office:value="45038000" calcext:value-type="float">
            <text:p>45038000</text:p>
          </table:table-cell>
          <table:table-cell office:value-type="float" office:value="45064000" calcext:value-type="float">
            <text:p>45064000</text:p>
          </table:table-cell>
          <table:table-cell office:value-type="float" office:value="45228000" calcext:value-type="float">
            <text:p>45228000</text:p>
          </table:table-cell>
          <table:table-cell/>
          <table:table-cell office:value-type="float" office:value="1750" calcext:value-type="float">
            <text:p>1750</text:p>
          </table:table-cell>
          <table:table-cell table:formula="of:=AVERAGE([.A176:.AY176])" office:value-type="float" office:value="44428112.745098" calcext:value-type="float">
            <text:p>44428112.74509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3636000" calcext:value-type="float">
            <text:p>43636000</text:p>
          </table:table-cell>
          <table:table-cell office:value-type="float" office:value="45601000" calcext:value-type="float">
            <text:p>45601000</text:p>
          </table:table-cell>
          <table:table-cell office:value-type="float" office:value="43606000" calcext:value-type="float">
            <text:p>43606000</text:p>
          </table:table-cell>
          <table:table-cell office:value-type="float" office:value="43649000" calcext:value-type="float">
            <text:p>43649000</text:p>
          </table:table-cell>
          <table:table-cell office:value-type="float" office:value="43852000" calcext:value-type="float">
            <text:p>43852000</text:p>
          </table:table-cell>
          <table:table-cell office:value-type="float" office:value="43906000" calcext:value-type="float">
            <text:p>43906000</text:p>
          </table:table-cell>
          <table:table-cell office:value-type="float" office:value="44048000" calcext:value-type="float">
            <text:p>44048000</text:p>
          </table:table-cell>
          <table:table-cell office:value-type="float" office:value="43730000" calcext:value-type="float">
            <text:p>43730000</text:p>
          </table:table-cell>
          <table:table-cell office:value-type="float" office:value="43902000" calcext:value-type="float">
            <text:p>43902000</text:p>
          </table:table-cell>
          <table:table-cell office:value-type="float" office:value="43761000" calcext:value-type="float">
            <text:p>43761000</text:p>
          </table:table-cell>
          <table:table-cell office:value-type="float" office:value="44390000" calcext:value-type="float">
            <text:p>44390000</text:p>
          </table:table-cell>
          <table:table-cell office:value-type="float" office:value="43635000" calcext:value-type="float">
            <text:p>43635000</text:p>
          </table:table-cell>
          <table:table-cell office:value-type="float" office:value="43636000" calcext:value-type="float">
            <text:p>43636000</text:p>
          </table:table-cell>
          <table:table-cell office:value-type="float" office:value="43687000" calcext:value-type="float">
            <text:p>43687000</text:p>
          </table:table-cell>
          <table:table-cell office:value-type="float" office:value="43734000" calcext:value-type="float">
            <text:p>43734000</text:p>
          </table:table-cell>
          <table:table-cell office:value-type="float" office:value="43683000" calcext:value-type="float">
            <text:p>43683000</text:p>
          </table:table-cell>
          <table:table-cell office:value-type="float" office:value="43698000" calcext:value-type="float">
            <text:p>43698000</text:p>
          </table:table-cell>
          <table:table-cell office:value-type="float" office:value="43997000" calcext:value-type="float">
            <text:p>43997000</text:p>
          </table:table-cell>
          <table:table-cell office:value-type="float" office:value="43705000" calcext:value-type="float">
            <text:p>43705000</text:p>
          </table:table-cell>
          <table:table-cell office:value-type="float" office:value="45785000" calcext:value-type="float">
            <text:p>45785000</text:p>
          </table:table-cell>
          <table:table-cell office:value-type="float" office:value="43987000" calcext:value-type="float">
            <text:p>43987000</text:p>
          </table:table-cell>
          <table:table-cell office:value-type="float" office:value="43888000" calcext:value-type="float">
            <text:p>43888000</text:p>
          </table:table-cell>
          <table:table-cell office:value-type="float" office:value="43789000" calcext:value-type="float">
            <text:p>43789000</text:p>
          </table:table-cell>
          <table:table-cell office:value-type="float" office:value="48891000" calcext:value-type="float">
            <text:p>48891000</text:p>
          </table:table-cell>
          <table:table-cell office:value-type="float" office:value="43733000" calcext:value-type="float">
            <text:p>43733000</text:p>
          </table:table-cell>
          <table:table-cell office:value-type="float" office:value="43646000" calcext:value-type="float">
            <text:p>43646000</text:p>
          </table:table-cell>
          <table:table-cell office:value-type="float" office:value="43671000" calcext:value-type="float">
            <text:p>43671000</text:p>
          </table:table-cell>
          <table:table-cell office:value-type="float" office:value="43776000" calcext:value-type="float">
            <text:p>43776000</text:p>
          </table:table-cell>
          <table:table-cell office:value-type="float" office:value="43762000" calcext:value-type="float">
            <text:p>43762000</text:p>
          </table:table-cell>
          <table:table-cell office:value-type="float" office:value="43761000" calcext:value-type="float">
            <text:p>43761000</text:p>
          </table:table-cell>
          <table:table-cell office:value-type="float" office:value="43740000" calcext:value-type="float">
            <text:p>43740000</text:p>
          </table:table-cell>
          <table:table-cell office:value-type="float" office:value="43865000" calcext:value-type="float">
            <text:p>43865000</text:p>
          </table:table-cell>
          <table:table-cell office:value-type="float" office:value="43977000" calcext:value-type="float">
            <text:p>43977000</text:p>
          </table:table-cell>
          <table:table-cell office:value-type="float" office:value="43803000" calcext:value-type="float">
            <text:p>43803000</text:p>
          </table:table-cell>
          <table:table-cell office:value-type="float" office:value="43614000" calcext:value-type="float">
            <text:p>43614000</text:p>
          </table:table-cell>
          <table:table-cell office:value-type="float" office:value="43532000" calcext:value-type="float">
            <text:p>43532000</text:p>
          </table:table-cell>
          <table:table-cell office:value-type="float" office:value="43663000" calcext:value-type="float">
            <text:p>43663000</text:p>
          </table:table-cell>
          <table:table-cell office:value-type="float" office:value="43632000" calcext:value-type="float">
            <text:p>43632000</text:p>
          </table:table-cell>
          <table:table-cell office:value-type="float" office:value="43668000" calcext:value-type="float">
            <text:p>43668000</text:p>
          </table:table-cell>
          <table:table-cell office:value-type="float" office:value="43786000" calcext:value-type="float">
            <text:p>43786000</text:p>
          </table:table-cell>
          <table:table-cell office:value-type="float" office:value="43705000" calcext:value-type="float">
            <text:p>43705000</text:p>
          </table:table-cell>
          <table:table-cell office:value-type="float" office:value="45840000" calcext:value-type="float">
            <text:p>45840000</text:p>
          </table:table-cell>
          <table:table-cell office:value-type="float" office:value="43704000" calcext:value-type="float">
            <text:p>43704000</text:p>
          </table:table-cell>
          <table:table-cell office:value-type="float" office:value="43793000" calcext:value-type="float">
            <text:p>43793000</text:p>
          </table:table-cell>
          <table:table-cell office:value-type="float" office:value="43734000" calcext:value-type="float">
            <text:p>43734000</text:p>
          </table:table-cell>
          <table:table-cell office:value-type="float" office:value="43809000" calcext:value-type="float">
            <text:p>43809000</text:p>
          </table:table-cell>
          <table:table-cell office:value-type="float" office:value="43614000" calcext:value-type="float">
            <text:p>43614000</text:p>
          </table:table-cell>
          <table:table-cell office:value-type="float" office:value="43672000" calcext:value-type="float">
            <text:p>43672000</text:p>
          </table:table-cell>
          <table:table-cell office:value-type="float" office:value="43706000" calcext:value-type="float">
            <text:p>43706000</text:p>
          </table:table-cell>
          <table:table-cell office:value-type="float" office:value="43705000" calcext:value-type="float">
            <text:p>43705000</text:p>
          </table:table-cell>
          <table:table-cell/>
          <table:table-cell office:value-type="float" office:value="1760" calcext:value-type="float">
            <text:p>1760</text:p>
          </table:table-cell>
          <table:table-cell table:formula="of:=AVERAGE([.A177:.AY177])" office:value-type="float" office:value="43119779.6078431" calcext:value-type="float">
            <text:p>43119779.6078431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4880000" calcext:value-type="float">
            <text:p>44880000</text:p>
          </table:table-cell>
          <table:table-cell office:value-type="float" office:value="44236000" calcext:value-type="float">
            <text:p>44236000</text:p>
          </table:table-cell>
          <table:table-cell office:value-type="float" office:value="44152000" calcext:value-type="float">
            <text:p>44152000</text:p>
          </table:table-cell>
          <table:table-cell office:value-type="float" office:value="44162000" calcext:value-type="float">
            <text:p>44162000</text:p>
          </table:table-cell>
          <table:table-cell office:value-type="float" office:value="44126000" calcext:value-type="float">
            <text:p>44126000</text:p>
          </table:table-cell>
          <table:table-cell office:value-type="float" office:value="44223000" calcext:value-type="float">
            <text:p>44223000</text:p>
          </table:table-cell>
          <table:table-cell office:value-type="float" office:value="44020000" calcext:value-type="float">
            <text:p>44020000</text:p>
          </table:table-cell>
          <table:table-cell office:value-type="float" office:value="44101000" calcext:value-type="float">
            <text:p>44101000</text:p>
          </table:table-cell>
          <table:table-cell office:value-type="float" office:value="44027000" calcext:value-type="float">
            <text:p>44027000</text:p>
          </table:table-cell>
          <table:table-cell office:value-type="float" office:value="46066000" calcext:value-type="float">
            <text:p>46066000</text:p>
          </table:table-cell>
          <table:table-cell office:value-type="float" office:value="44163000" calcext:value-type="float">
            <text:p>44163000</text:p>
          </table:table-cell>
          <table:table-cell office:value-type="float" office:value="44028000" calcext:value-type="float">
            <text:p>44028000</text:p>
          </table:table-cell>
          <table:table-cell office:value-type="float" office:value="44065000" calcext:value-type="float">
            <text:p>44065000</text:p>
          </table:table-cell>
          <table:table-cell office:value-type="float" office:value="44206000" calcext:value-type="float">
            <text:p>44206000</text:p>
          </table:table-cell>
          <table:table-cell office:value-type="float" office:value="44373000" calcext:value-type="float">
            <text:p>44373000</text:p>
          </table:table-cell>
          <table:table-cell office:value-type="float" office:value="44414000" calcext:value-type="float">
            <text:p>44414000</text:p>
          </table:table-cell>
          <table:table-cell office:value-type="float" office:value="44215000" calcext:value-type="float">
            <text:p>44215000</text:p>
          </table:table-cell>
          <table:table-cell office:value-type="float" office:value="44233000" calcext:value-type="float">
            <text:p>44233000</text:p>
          </table:table-cell>
          <table:table-cell office:value-type="float" office:value="44177000" calcext:value-type="float">
            <text:p>44177000</text:p>
          </table:table-cell>
          <table:table-cell office:value-type="float" office:value="44054000" calcext:value-type="float">
            <text:p>44054000</text:p>
          </table:table-cell>
          <table:table-cell office:value-type="float" office:value="44134000" calcext:value-type="float">
            <text:p>44134000</text:p>
          </table:table-cell>
          <table:table-cell office:value-type="float" office:value="44050000" calcext:value-type="float">
            <text:p>44050000</text:p>
          </table:table-cell>
          <table:table-cell office:value-type="float" office:value="44092000" calcext:value-type="float">
            <text:p>44092000</text:p>
          </table:table-cell>
          <table:table-cell office:value-type="float" office:value="44168000" calcext:value-type="float">
            <text:p>44168000</text:p>
          </table:table-cell>
          <table:table-cell office:value-type="float" office:value="44130000" calcext:value-type="float">
            <text:p>44130000</text:p>
          </table:table-cell>
          <table:table-cell office:value-type="float" office:value="44712000" calcext:value-type="float">
            <text:p>44712000</text:p>
          </table:table-cell>
          <table:table-cell office:value-type="float" office:value="44194000" calcext:value-type="float">
            <text:p>44194000</text:p>
          </table:table-cell>
          <table:table-cell office:value-type="float" office:value="46120000" calcext:value-type="float">
            <text:p>46120000</text:p>
          </table:table-cell>
          <table:table-cell office:value-type="float" office:value="44132000" calcext:value-type="float">
            <text:p>44132000</text:p>
          </table:table-cell>
          <table:table-cell office:value-type="float" office:value="44200000" calcext:value-type="float">
            <text:p>44200000</text:p>
          </table:table-cell>
          <table:table-cell office:value-type="float" office:value="44209000" calcext:value-type="float">
            <text:p>44209000</text:p>
          </table:table-cell>
          <table:table-cell office:value-type="float" office:value="44265000" calcext:value-type="float">
            <text:p>44265000</text:p>
          </table:table-cell>
          <table:table-cell office:value-type="float" office:value="43877000" calcext:value-type="float">
            <text:p>43877000</text:p>
          </table:table-cell>
          <table:table-cell office:value-type="float" office:value="44127000" calcext:value-type="float">
            <text:p>44127000</text:p>
          </table:table-cell>
          <table:table-cell office:value-type="float" office:value="44037000" calcext:value-type="float">
            <text:p>44037000</text:p>
          </table:table-cell>
          <table:table-cell office:value-type="float" office:value="44268000" calcext:value-type="float">
            <text:p>44268000</text:p>
          </table:table-cell>
          <table:table-cell office:value-type="float" office:value="44241000" calcext:value-type="float">
            <text:p>44241000</text:p>
          </table:table-cell>
          <table:table-cell office:value-type="float" office:value="44058000" calcext:value-type="float">
            <text:p>44058000</text:p>
          </table:table-cell>
          <table:table-cell office:value-type="float" office:value="44109000" calcext:value-type="float">
            <text:p>44109000</text:p>
          </table:table-cell>
          <table:table-cell office:value-type="float" office:value="44099000" calcext:value-type="float">
            <text:p>44099000</text:p>
          </table:table-cell>
          <table:table-cell office:value-type="float" office:value="44101000" calcext:value-type="float">
            <text:p>44101000</text:p>
          </table:table-cell>
          <table:table-cell office:value-type="float" office:value="45355000" calcext:value-type="float">
            <text:p>45355000</text:p>
          </table:table-cell>
          <table:table-cell office:value-type="float" office:value="44374000" calcext:value-type="float">
            <text:p>44374000</text:p>
          </table:table-cell>
          <table:table-cell office:value-type="float" office:value="44235000" calcext:value-type="float">
            <text:p>44235000</text:p>
          </table:table-cell>
          <table:table-cell office:value-type="float" office:value="44210000" calcext:value-type="float">
            <text:p>44210000</text:p>
          </table:table-cell>
          <table:table-cell office:value-type="float" office:value="46261000" calcext:value-type="float">
            <text:p>46261000</text:p>
          </table:table-cell>
          <table:table-cell office:value-type="float" office:value="44165000" calcext:value-type="float">
            <text:p>44165000</text:p>
          </table:table-cell>
          <table:table-cell office:value-type="float" office:value="44339000" calcext:value-type="float">
            <text:p>44339000</text:p>
          </table:table-cell>
          <table:table-cell office:value-type="float" office:value="44177000" calcext:value-type="float">
            <text:p>44177000</text:p>
          </table:table-cell>
          <table:table-cell office:value-type="float" office:value="44102000" calcext:value-type="float">
            <text:p>44102000</text:p>
          </table:table-cell>
          <table:table-cell/>
          <table:table-cell office:value-type="float" office:value="1770" calcext:value-type="float">
            <text:p>1770</text:p>
          </table:table-cell>
          <table:table-cell table:formula="of:=AVERAGE([.A178:.AY178])" office:value-type="float" office:value="43460073.9215686" calcext:value-type="float">
            <text:p>43460073.921568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6057000" calcext:value-type="float">
            <text:p>46057000</text:p>
          </table:table-cell>
          <table:table-cell office:value-type="float" office:value="46006000" calcext:value-type="float">
            <text:p>46006000</text:p>
          </table:table-cell>
          <table:table-cell office:value-type="float" office:value="46066000" calcext:value-type="float">
            <text:p>46066000</text:p>
          </table:table-cell>
          <table:table-cell office:value-type="float" office:value="46010000" calcext:value-type="float">
            <text:p>46010000</text:p>
          </table:table-cell>
          <table:table-cell office:value-type="float" office:value="45956000" calcext:value-type="float">
            <text:p>45956000</text:p>
          </table:table-cell>
          <table:table-cell office:value-type="float" office:value="46046000" calcext:value-type="float">
            <text:p>46046000</text:p>
          </table:table-cell>
          <table:table-cell office:value-type="float" office:value="46110000" calcext:value-type="float">
            <text:p>46110000</text:p>
          </table:table-cell>
          <table:table-cell office:value-type="float" office:value="46001000" calcext:value-type="float">
            <text:p>46001000</text:p>
          </table:table-cell>
          <table:table-cell office:value-type="float" office:value="46061000" calcext:value-type="float">
            <text:p>46061000</text:p>
          </table:table-cell>
          <table:table-cell office:value-type="float" office:value="46126000" calcext:value-type="float">
            <text:p>46126000</text:p>
          </table:table-cell>
          <table:table-cell office:value-type="float" office:value="46131000" calcext:value-type="float">
            <text:p>46131000</text:p>
          </table:table-cell>
          <table:table-cell office:value-type="float" office:value="45941000" calcext:value-type="float">
            <text:p>45941000</text:p>
          </table:table-cell>
          <table:table-cell office:value-type="float" office:value="45969000" calcext:value-type="float">
            <text:p>45969000</text:p>
          </table:table-cell>
          <table:table-cell office:value-type="float" office:value="48257000" calcext:value-type="float">
            <text:p>48257000</text:p>
          </table:table-cell>
          <table:table-cell office:value-type="float" office:value="46374000" calcext:value-type="float">
            <text:p>46374000</text:p>
          </table:table-cell>
          <table:table-cell office:value-type="float" office:value="45995000" calcext:value-type="float">
            <text:p>45995000</text:p>
          </table:table-cell>
          <table:table-cell office:value-type="float" office:value="46002000" calcext:value-type="float">
            <text:p>46002000</text:p>
          </table:table-cell>
          <table:table-cell office:value-type="float" office:value="45813000" calcext:value-type="float">
            <text:p>45813000</text:p>
          </table:table-cell>
          <table:table-cell office:value-type="float" office:value="46062000" calcext:value-type="float">
            <text:p>46062000</text:p>
          </table:table-cell>
          <table:table-cell office:value-type="float" office:value="46029000" calcext:value-type="float">
            <text:p>46029000</text:p>
          </table:table-cell>
          <table:table-cell office:value-type="float" office:value="45966000" calcext:value-type="float">
            <text:p>45966000</text:p>
          </table:table-cell>
          <table:table-cell office:value-type="float" office:value="45968000" calcext:value-type="float">
            <text:p>45968000</text:p>
          </table:table-cell>
          <table:table-cell office:value-type="float" office:value="48146000" calcext:value-type="float">
            <text:p>48146000</text:p>
          </table:table-cell>
          <table:table-cell office:value-type="float" office:value="55666000" calcext:value-type="float">
            <text:p>55666000</text:p>
          </table:table-cell>
          <table:table-cell office:value-type="float" office:value="46040000" calcext:value-type="float">
            <text:p>46040000</text:p>
          </table:table-cell>
          <table:table-cell office:value-type="float" office:value="46163000" calcext:value-type="float">
            <text:p>46163000</text:p>
          </table:table-cell>
          <table:table-cell office:value-type="float" office:value="46022000" calcext:value-type="float">
            <text:p>46022000</text:p>
          </table:table-cell>
          <table:table-cell office:value-type="float" office:value="46084000" calcext:value-type="float">
            <text:p>46084000</text:p>
          </table:table-cell>
          <table:table-cell office:value-type="float" office:value="46098000" calcext:value-type="float">
            <text:p>46098000</text:p>
          </table:table-cell>
          <table:table-cell office:value-type="float" office:value="45971000" calcext:value-type="float">
            <text:p>45971000</text:p>
          </table:table-cell>
          <table:table-cell office:value-type="float" office:value="46271000" calcext:value-type="float">
            <text:p>46271000</text:p>
          </table:table-cell>
          <table:table-cell office:value-type="float" office:value="45959000" calcext:value-type="float">
            <text:p>45959000</text:p>
          </table:table-cell>
          <table:table-cell office:value-type="float" office:value="46268000" calcext:value-type="float">
            <text:p>46268000</text:p>
          </table:table-cell>
          <table:table-cell office:value-type="float" office:value="46029000" calcext:value-type="float">
            <text:p>46029000</text:p>
          </table:table-cell>
          <table:table-cell office:value-type="float" office:value="45961000" calcext:value-type="float">
            <text:p>45961000</text:p>
          </table:table-cell>
          <table:table-cell office:value-type="float" office:value="45816000" calcext:value-type="float">
            <text:p>45816000</text:p>
          </table:table-cell>
          <table:table-cell office:value-type="float" office:value="45990000" calcext:value-type="float">
            <text:p>45990000</text:p>
          </table:table-cell>
          <table:table-cell office:value-type="float" office:value="46058000" calcext:value-type="float">
            <text:p>46058000</text:p>
          </table:table-cell>
          <table:table-cell office:value-type="float" office:value="46279000" calcext:value-type="float">
            <text:p>46279000</text:p>
          </table:table-cell>
          <table:table-cell office:value-type="float" office:value="48157000" calcext:value-type="float">
            <text:p>48157000</text:p>
          </table:table-cell>
          <table:table-cell office:value-type="float" office:value="45865000" calcext:value-type="float">
            <text:p>45865000</text:p>
          </table:table-cell>
          <table:table-cell office:value-type="float" office:value="46016000" calcext:value-type="float">
            <text:p>46016000</text:p>
          </table:table-cell>
          <table:table-cell office:value-type="float" office:value="45924000" calcext:value-type="float">
            <text:p>45924000</text:p>
          </table:table-cell>
          <table:table-cell office:value-type="float" office:value="46163000" calcext:value-type="float">
            <text:p>46163000</text:p>
          </table:table-cell>
          <table:table-cell office:value-type="float" office:value="46277000" calcext:value-type="float">
            <text:p>46277000</text:p>
          </table:table-cell>
          <table:table-cell office:value-type="float" office:value="46146000" calcext:value-type="float">
            <text:p>46146000</text:p>
          </table:table-cell>
          <table:table-cell office:value-type="float" office:value="46007000" calcext:value-type="float">
            <text:p>46007000</text:p>
          </table:table-cell>
          <table:table-cell office:value-type="float" office:value="46312000" calcext:value-type="float">
            <text:p>46312000</text:p>
          </table:table-cell>
          <table:table-cell office:value-type="float" office:value="46093000" calcext:value-type="float">
            <text:p>46093000</text:p>
          </table:table-cell>
          <table:table-cell office:value-type="float" office:value="45977000" calcext:value-type="float">
            <text:p>45977000</text:p>
          </table:table-cell>
          <table:table-cell/>
          <table:table-cell office:value-type="float" office:value="1780" calcext:value-type="float">
            <text:p>1780</text:p>
          </table:table-cell>
          <table:table-cell table:formula="of:=AVERAGE([.A179:.AY179])" office:value-type="float" office:value="45464819.2156863" calcext:value-type="float">
            <text:p>45464819.2156863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6489000" calcext:value-type="float">
            <text:p>46489000</text:p>
          </table:table-cell>
          <table:table-cell office:value-type="float" office:value="46339000" calcext:value-type="float">
            <text:p>46339000</text:p>
          </table:table-cell>
          <table:table-cell office:value-type="float" office:value="46524000" calcext:value-type="float">
            <text:p>46524000</text:p>
          </table:table-cell>
          <table:table-cell office:value-type="float" office:value="46472000" calcext:value-type="float">
            <text:p>46472000</text:p>
          </table:table-cell>
          <table:table-cell office:value-type="float" office:value="46568000" calcext:value-type="float">
            <text:p>46568000</text:p>
          </table:table-cell>
          <table:table-cell office:value-type="float" office:value="46359000" calcext:value-type="float">
            <text:p>46359000</text:p>
          </table:table-cell>
          <table:table-cell office:value-type="float" office:value="48522000" calcext:value-type="float">
            <text:p>48522000</text:p>
          </table:table-cell>
          <table:table-cell office:value-type="float" office:value="46579000" calcext:value-type="float">
            <text:p>46579000</text:p>
          </table:table-cell>
          <table:table-cell office:value-type="float" office:value="46349000" calcext:value-type="float">
            <text:p>46349000</text:p>
          </table:table-cell>
          <table:table-cell office:value-type="float" office:value="46559000" calcext:value-type="float">
            <text:p>46559000</text:p>
          </table:table-cell>
          <table:table-cell office:value-type="float" office:value="46305000" calcext:value-type="float">
            <text:p>46305000</text:p>
          </table:table-cell>
          <table:table-cell office:value-type="float" office:value="46409000" calcext:value-type="float">
            <text:p>46409000</text:p>
          </table:table-cell>
          <table:table-cell office:value-type="float" office:value="47991000" calcext:value-type="float">
            <text:p>47991000</text:p>
          </table:table-cell>
          <table:table-cell office:value-type="float" office:value="46820000" calcext:value-type="float">
            <text:p>46820000</text:p>
          </table:table-cell>
          <table:table-cell office:value-type="float" office:value="46370000" calcext:value-type="float">
            <text:p>46370000</text:p>
          </table:table-cell>
          <table:table-cell office:value-type="float" office:value="46438000" calcext:value-type="float">
            <text:p>46438000</text:p>
          </table:table-cell>
          <table:table-cell office:value-type="float" office:value="46453000" calcext:value-type="float">
            <text:p>46453000</text:p>
          </table:table-cell>
          <table:table-cell office:value-type="float" office:value="46302000" calcext:value-type="float">
            <text:p>46302000</text:p>
          </table:table-cell>
          <table:table-cell office:value-type="float" office:value="46321000" calcext:value-type="float">
            <text:p>46321000</text:p>
          </table:table-cell>
          <table:table-cell office:value-type="float" office:value="46469000" calcext:value-type="float">
            <text:p>46469000</text:p>
          </table:table-cell>
          <table:table-cell office:value-type="float" office:value="46596000" calcext:value-type="float">
            <text:p>46596000</text:p>
          </table:table-cell>
          <table:table-cell office:value-type="float" office:value="46525000" calcext:value-type="float">
            <text:p>46525000</text:p>
          </table:table-cell>
          <table:table-cell office:value-type="float" office:value="46576000" calcext:value-type="float">
            <text:p>46576000</text:p>
          </table:table-cell>
          <table:table-cell office:value-type="float" office:value="48661000" calcext:value-type="float">
            <text:p>48661000</text:p>
          </table:table-cell>
          <table:table-cell office:value-type="float" office:value="46382000" calcext:value-type="float">
            <text:p>46382000</text:p>
          </table:table-cell>
          <table:table-cell office:value-type="float" office:value="46538000" calcext:value-type="float">
            <text:p>46538000</text:p>
          </table:table-cell>
          <table:table-cell office:value-type="float" office:value="46484000" calcext:value-type="float">
            <text:p>46484000</text:p>
          </table:table-cell>
          <table:table-cell office:value-type="float" office:value="46733000" calcext:value-type="float">
            <text:p>46733000</text:p>
          </table:table-cell>
          <table:table-cell office:value-type="float" office:value="46509000" calcext:value-type="float">
            <text:p>46509000</text:p>
          </table:table-cell>
          <table:table-cell office:value-type="float" office:value="46595000" calcext:value-type="float">
            <text:p>46595000</text:p>
          </table:table-cell>
          <table:table-cell office:value-type="float" office:value="46598000" calcext:value-type="float">
            <text:p>46598000</text:p>
          </table:table-cell>
          <table:table-cell office:value-type="float" office:value="46644000" calcext:value-type="float">
            <text:p>46644000</text:p>
          </table:table-cell>
          <table:table-cell office:value-type="float" office:value="46370000" calcext:value-type="float">
            <text:p>46370000</text:p>
          </table:table-cell>
          <table:table-cell office:value-type="float" office:value="46562000" calcext:value-type="float">
            <text:p>46562000</text:p>
          </table:table-cell>
          <table:table-cell office:value-type="float" office:value="46385000" calcext:value-type="float">
            <text:p>46385000</text:p>
          </table:table-cell>
          <table:table-cell office:value-type="float" office:value="46545000" calcext:value-type="float">
            <text:p>46545000</text:p>
          </table:table-cell>
          <table:table-cell office:value-type="float" office:value="46448000" calcext:value-type="float">
            <text:p>46448000</text:p>
          </table:table-cell>
          <table:table-cell office:value-type="float" office:value="46397000" calcext:value-type="float">
            <text:p>46397000</text:p>
          </table:table-cell>
          <table:table-cell office:value-type="float" office:value="46524000" calcext:value-type="float">
            <text:p>46524000</text:p>
          </table:table-cell>
          <table:table-cell office:value-type="float" office:value="46413000" calcext:value-type="float">
            <text:p>46413000</text:p>
          </table:table-cell>
          <table:table-cell office:value-type="float" office:value="46360000" calcext:value-type="float">
            <text:p>46360000</text:p>
          </table:table-cell>
          <table:table-cell office:value-type="float" office:value="46323000" calcext:value-type="float">
            <text:p>46323000</text:p>
          </table:table-cell>
          <table:table-cell office:value-type="float" office:value="46446000" calcext:value-type="float">
            <text:p>46446000</text:p>
          </table:table-cell>
          <table:table-cell office:value-type="float" office:value="50322000" calcext:value-type="float">
            <text:p>50322000</text:p>
          </table:table-cell>
          <table:table-cell office:value-type="float" office:value="46310000" calcext:value-type="float">
            <text:p>46310000</text:p>
          </table:table-cell>
          <table:table-cell office:value-type="float" office:value="46410000" calcext:value-type="float">
            <text:p>46410000</text:p>
          </table:table-cell>
          <table:table-cell office:value-type="float" office:value="46489000" calcext:value-type="float">
            <text:p>46489000</text:p>
          </table:table-cell>
          <table:table-cell office:value-type="float" office:value="46316000" calcext:value-type="float">
            <text:p>46316000</text:p>
          </table:table-cell>
          <table:table-cell office:value-type="float" office:value="46320000" calcext:value-type="float">
            <text:p>46320000</text:p>
          </table:table-cell>
          <table:table-cell office:value-type="float" office:value="48304000" calcext:value-type="float">
            <text:p>48304000</text:p>
          </table:table-cell>
          <table:table-cell/>
          <table:table-cell office:value-type="float" office:value="1790" calcext:value-type="float">
            <text:p>1790</text:p>
          </table:table-cell>
          <table:table-cell table:formula="of:=AVERAGE([.A180:.AY180])" office:value-type="float" office:value="45778917.4509804" calcext:value-type="float">
            <text:p>45778917.450980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5541000" calcext:value-type="float">
            <text:p>45541000</text:p>
          </table:table-cell>
          <table:table-cell office:value-type="float" office:value="45558000" calcext:value-type="float">
            <text:p>45558000</text:p>
          </table:table-cell>
          <table:table-cell office:value-type="float" office:value="45668000" calcext:value-type="float">
            <text:p>45668000</text:p>
          </table:table-cell>
          <table:table-cell office:value-type="float" office:value="45570000" calcext:value-type="float">
            <text:p>45570000</text:p>
          </table:table-cell>
          <table:table-cell office:value-type="float" office:value="45504000" calcext:value-type="float">
            <text:p>45504000</text:p>
          </table:table-cell>
          <table:table-cell office:value-type="float" office:value="45566000" calcext:value-type="float">
            <text:p>45566000</text:p>
          </table:table-cell>
          <table:table-cell office:value-type="float" office:value="45567000" calcext:value-type="float">
            <text:p>45567000</text:p>
          </table:table-cell>
          <table:table-cell office:value-type="float" office:value="45632000" calcext:value-type="float">
            <text:p>45632000</text:p>
          </table:table-cell>
          <table:table-cell office:value-type="float" office:value="45660000" calcext:value-type="float">
            <text:p>45660000</text:p>
          </table:table-cell>
          <table:table-cell office:value-type="float" office:value="45590000" calcext:value-type="float">
            <text:p>45590000</text:p>
          </table:table-cell>
          <table:table-cell office:value-type="float" office:value="45489000" calcext:value-type="float">
            <text:p>45489000</text:p>
          </table:table-cell>
          <table:table-cell office:value-type="float" office:value="45581000" calcext:value-type="float">
            <text:p>45581000</text:p>
          </table:table-cell>
          <table:table-cell office:value-type="float" office:value="45452000" calcext:value-type="float">
            <text:p>45452000</text:p>
          </table:table-cell>
          <table:table-cell office:value-type="float" office:value="45485000" calcext:value-type="float">
            <text:p>45485000</text:p>
          </table:table-cell>
          <table:table-cell office:value-type="float" office:value="45643000" calcext:value-type="float">
            <text:p>45643000</text:p>
          </table:table-cell>
          <table:table-cell office:value-type="float" office:value="45608000" calcext:value-type="float">
            <text:p>45608000</text:p>
          </table:table-cell>
          <table:table-cell office:value-type="float" office:value="45655000" calcext:value-type="float">
            <text:p>45655000</text:p>
          </table:table-cell>
          <table:table-cell office:value-type="float" office:value="47719000" calcext:value-type="float">
            <text:p>47719000</text:p>
          </table:table-cell>
          <table:table-cell office:value-type="float" office:value="45674000" calcext:value-type="float">
            <text:p>45674000</text:p>
          </table:table-cell>
          <table:table-cell office:value-type="float" office:value="45608000" calcext:value-type="float">
            <text:p>45608000</text:p>
          </table:table-cell>
          <table:table-cell office:value-type="float" office:value="45591000" calcext:value-type="float">
            <text:p>45591000</text:p>
          </table:table-cell>
          <table:table-cell office:value-type="float" office:value="45605000" calcext:value-type="float">
            <text:p>45605000</text:p>
          </table:table-cell>
          <table:table-cell office:value-type="float" office:value="45672000" calcext:value-type="float">
            <text:p>45672000</text:p>
          </table:table-cell>
          <table:table-cell office:value-type="float" office:value="45459000" calcext:value-type="float">
            <text:p>45459000</text:p>
          </table:table-cell>
          <table:table-cell office:value-type="float" office:value="45442000" calcext:value-type="float">
            <text:p>45442000</text:p>
          </table:table-cell>
          <table:table-cell office:value-type="float" office:value="45770000" calcext:value-type="float">
            <text:p>45770000</text:p>
          </table:table-cell>
          <table:table-cell office:value-type="float" office:value="45518000" calcext:value-type="float">
            <text:p>45518000</text:p>
          </table:table-cell>
          <table:table-cell office:value-type="float" office:value="45713000" calcext:value-type="float">
            <text:p>45713000</text:p>
          </table:table-cell>
          <table:table-cell office:value-type="float" office:value="45490000" calcext:value-type="float">
            <text:p>45490000</text:p>
          </table:table-cell>
          <table:table-cell office:value-type="float" office:value="45439000" calcext:value-type="float">
            <text:p>45439000</text:p>
          </table:table-cell>
          <table:table-cell office:value-type="float" office:value="45556000" calcext:value-type="float">
            <text:p>45556000</text:p>
          </table:table-cell>
          <table:table-cell office:value-type="float" office:value="45452000" calcext:value-type="float">
            <text:p>45452000</text:p>
          </table:table-cell>
          <table:table-cell office:value-type="float" office:value="45449000" calcext:value-type="float">
            <text:p>45449000</text:p>
          </table:table-cell>
          <table:table-cell office:value-type="float" office:value="49801000" calcext:value-type="float">
            <text:p>49801000</text:p>
          </table:table-cell>
          <table:table-cell office:value-type="float" office:value="47600000" calcext:value-type="float">
            <text:p>47600000</text:p>
          </table:table-cell>
          <table:table-cell office:value-type="float" office:value="45512000" calcext:value-type="float">
            <text:p>45512000</text:p>
          </table:table-cell>
          <table:table-cell office:value-type="float" office:value="45465000" calcext:value-type="float">
            <text:p>45465000</text:p>
          </table:table-cell>
          <table:table-cell office:value-type="float" office:value="45491000" calcext:value-type="float">
            <text:p>45491000</text:p>
          </table:table-cell>
          <table:table-cell office:value-type="float" office:value="45544000" calcext:value-type="float">
            <text:p>45544000</text:p>
          </table:table-cell>
          <table:table-cell office:value-type="float" office:value="45625000" calcext:value-type="float">
            <text:p>45625000</text:p>
          </table:table-cell>
          <table:table-cell office:value-type="float" office:value="45629000" calcext:value-type="float">
            <text:p>45629000</text:p>
          </table:table-cell>
          <table:table-cell office:value-type="float" office:value="45513000" calcext:value-type="float">
            <text:p>45513000</text:p>
          </table:table-cell>
          <table:table-cell office:value-type="float" office:value="45603000" calcext:value-type="float">
            <text:p>45603000</text:p>
          </table:table-cell>
          <table:table-cell office:value-type="float" office:value="45519000" calcext:value-type="float">
            <text:p>45519000</text:p>
          </table:table-cell>
          <table:table-cell office:value-type="float" office:value="45491000" calcext:value-type="float">
            <text:p>45491000</text:p>
          </table:table-cell>
          <table:table-cell office:value-type="float" office:value="45600000" calcext:value-type="float">
            <text:p>45600000</text:p>
          </table:table-cell>
          <table:table-cell office:value-type="float" office:value="45590000" calcext:value-type="float">
            <text:p>45590000</text:p>
          </table:table-cell>
          <table:table-cell office:value-type="float" office:value="45452000" calcext:value-type="float">
            <text:p>45452000</text:p>
          </table:table-cell>
          <table:table-cell office:value-type="float" office:value="47654000" calcext:value-type="float">
            <text:p>47654000</text:p>
          </table:table-cell>
          <table:table-cell office:value-type="float" office:value="45457000" calcext:value-type="float">
            <text:p>4545700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AVERAGE([.A181:.AY181])" office:value-type="float" office:value="44872035.2941176" calcext:value-type="float">
            <text:p>44872035.294117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5941000" calcext:value-type="float">
            <text:p>45941000</text:p>
          </table:table-cell>
          <table:table-cell office:value-type="float" office:value="45936000" calcext:value-type="float">
            <text:p>45936000</text:p>
          </table:table-cell>
          <table:table-cell office:value-type="float" office:value="45986000" calcext:value-type="float">
            <text:p>45986000</text:p>
          </table:table-cell>
          <table:table-cell office:value-type="float" office:value="45931000" calcext:value-type="float">
            <text:p>45931000</text:p>
          </table:table-cell>
          <table:table-cell office:value-type="float" office:value="45943000" calcext:value-type="float">
            <text:p>45943000</text:p>
          </table:table-cell>
          <table:table-cell office:value-type="float" office:value="45840000" calcext:value-type="float">
            <text:p>45840000</text:p>
          </table:table-cell>
          <table:table-cell office:value-type="float" office:value="46098000" calcext:value-type="float">
            <text:p>46098000</text:p>
          </table:table-cell>
          <table:table-cell office:value-type="float" office:value="45783000" calcext:value-type="float">
            <text:p>45783000</text:p>
          </table:table-cell>
          <table:table-cell office:value-type="float" office:value="45884000" calcext:value-type="float">
            <text:p>45884000</text:p>
          </table:table-cell>
          <table:table-cell office:value-type="float" office:value="46016000" calcext:value-type="float">
            <text:p>46016000</text:p>
          </table:table-cell>
          <table:table-cell office:value-type="float" office:value="45818000" calcext:value-type="float">
            <text:p>45818000</text:p>
          </table:table-cell>
          <table:table-cell office:value-type="float" office:value="45867000" calcext:value-type="float">
            <text:p>45867000</text:p>
          </table:table-cell>
          <table:table-cell office:value-type="float" office:value="45904000" calcext:value-type="float">
            <text:p>45904000</text:p>
          </table:table-cell>
          <table:table-cell office:value-type="float" office:value="51158000" calcext:value-type="float">
            <text:p>51158000</text:p>
          </table:table-cell>
          <table:table-cell office:value-type="float" office:value="45853000" calcext:value-type="float">
            <text:p>45853000</text:p>
          </table:table-cell>
          <table:table-cell office:value-type="float" office:value="45914000" calcext:value-type="float">
            <text:p>45914000</text:p>
          </table:table-cell>
          <table:table-cell office:value-type="float" office:value="46466000" calcext:value-type="float">
            <text:p>46466000</text:p>
          </table:table-cell>
          <table:table-cell office:value-type="float" office:value="46006000" calcext:value-type="float">
            <text:p>46006000</text:p>
          </table:table-cell>
          <table:table-cell office:value-type="float" office:value="46121000" calcext:value-type="float">
            <text:p>46121000</text:p>
          </table:table-cell>
          <table:table-cell table:number-columns-repeated="2" office:value-type="float" office:value="46086000" calcext:value-type="float">
            <text:p>46086000</text:p>
          </table:table-cell>
          <table:table-cell office:value-type="float" office:value="45973000" calcext:value-type="float">
            <text:p>45973000</text:p>
          </table:table-cell>
          <table:table-cell office:value-type="float" office:value="46123000" calcext:value-type="float">
            <text:p>46123000</text:p>
          </table:table-cell>
          <table:table-cell office:value-type="float" office:value="45940000" calcext:value-type="float">
            <text:p>45940000</text:p>
          </table:table-cell>
          <table:table-cell office:value-type="float" office:value="46437000" calcext:value-type="float">
            <text:p>46437000</text:p>
          </table:table-cell>
          <table:table-cell office:value-type="float" office:value="46019000" calcext:value-type="float">
            <text:p>46019000</text:p>
          </table:table-cell>
          <table:table-cell office:value-type="float" office:value="46011000" calcext:value-type="float">
            <text:p>46011000</text:p>
          </table:table-cell>
          <table:table-cell office:value-type="float" office:value="45875000" calcext:value-type="float">
            <text:p>45875000</text:p>
          </table:table-cell>
          <table:table-cell office:value-type="float" office:value="46017000" calcext:value-type="float">
            <text:p>46017000</text:p>
          </table:table-cell>
          <table:table-cell office:value-type="float" office:value="46020000" calcext:value-type="float">
            <text:p>46020000</text:p>
          </table:table-cell>
          <table:table-cell office:value-type="float" office:value="45950000" calcext:value-type="float">
            <text:p>45950000</text:p>
          </table:table-cell>
          <table:table-cell office:value-type="float" office:value="46065000" calcext:value-type="float">
            <text:p>46065000</text:p>
          </table:table-cell>
          <table:table-cell office:value-type="float" office:value="45765000" calcext:value-type="float">
            <text:p>45765000</text:p>
          </table:table-cell>
          <table:table-cell office:value-type="float" office:value="45907000" calcext:value-type="float">
            <text:p>45907000</text:p>
          </table:table-cell>
          <table:table-cell office:value-type="float" office:value="46016000" calcext:value-type="float">
            <text:p>46016000</text:p>
          </table:table-cell>
          <table:table-cell office:value-type="float" office:value="45889000" calcext:value-type="float">
            <text:p>45889000</text:p>
          </table:table-cell>
          <table:table-cell office:value-type="float" office:value="45891000" calcext:value-type="float">
            <text:p>45891000</text:p>
          </table:table-cell>
          <table:table-cell office:value-type="float" office:value="45846000" calcext:value-type="float">
            <text:p>45846000</text:p>
          </table:table-cell>
          <table:table-cell office:value-type="float" office:value="45940000" calcext:value-type="float">
            <text:p>45940000</text:p>
          </table:table-cell>
          <table:table-cell office:value-type="float" office:value="46476000" calcext:value-type="float">
            <text:p>46476000</text:p>
          </table:table-cell>
          <table:table-cell office:value-type="float" office:value="46002000" calcext:value-type="float">
            <text:p>46002000</text:p>
          </table:table-cell>
          <table:table-cell office:value-type="float" office:value="45939000" calcext:value-type="float">
            <text:p>45939000</text:p>
          </table:table-cell>
          <table:table-cell office:value-type="float" office:value="45919000" calcext:value-type="float">
            <text:p>45919000</text:p>
          </table:table-cell>
          <table:table-cell office:value-type="float" office:value="48340000" calcext:value-type="float">
            <text:p>48340000</text:p>
          </table:table-cell>
          <table:table-cell office:value-type="float" office:value="46070000" calcext:value-type="float">
            <text:p>46070000</text:p>
          </table:table-cell>
          <table:table-cell office:value-type="float" office:value="46040000" calcext:value-type="float">
            <text:p>46040000</text:p>
          </table:table-cell>
          <table:table-cell office:value-type="float" office:value="46131000" calcext:value-type="float">
            <text:p>46131000</text:p>
          </table:table-cell>
          <table:table-cell office:value-type="float" office:value="46246000" calcext:value-type="float">
            <text:p>46246000</text:p>
          </table:table-cell>
          <table:table-cell office:value-type="float" office:value="45901000" calcext:value-type="float">
            <text:p>45901000</text:p>
          </table:table-cell>
          <table:table-cell office:value-type="float" office:value="46044000" calcext:value-type="float">
            <text:p>46044000</text:p>
          </table:table-cell>
          <table:table-cell/>
          <table:table-cell office:value-type="float" office:value="1810" calcext:value-type="float">
            <text:p>1810</text:p>
          </table:table-cell>
          <table:table-cell table:formula="of:=AVERAGE([.A182:.AY182])" office:value-type="float" office:value="45243741.372549" calcext:value-type="float">
            <text:p>45243741.372549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6361000" calcext:value-type="float">
            <text:p>46361000</text:p>
          </table:table-cell>
          <table:table-cell office:value-type="float" office:value="46223000" calcext:value-type="float">
            <text:p>46223000</text:p>
          </table:table-cell>
          <table:table-cell office:value-type="float" office:value="46297000" calcext:value-type="float">
            <text:p>46297000</text:p>
          </table:table-cell>
          <table:table-cell office:value-type="float" office:value="54828000" calcext:value-type="float">
            <text:p>54828000</text:p>
          </table:table-cell>
          <table:table-cell office:value-type="float" office:value="46163000" calcext:value-type="float">
            <text:p>46163000</text:p>
          </table:table-cell>
          <table:table-cell office:value-type="float" office:value="46058000" calcext:value-type="float">
            <text:p>46058000</text:p>
          </table:table-cell>
          <table:table-cell office:value-type="float" office:value="46134000" calcext:value-type="float">
            <text:p>46134000</text:p>
          </table:table-cell>
          <table:table-cell office:value-type="float" office:value="46161000" calcext:value-type="float">
            <text:p>46161000</text:p>
          </table:table-cell>
          <table:table-cell office:value-type="float" office:value="46087000" calcext:value-type="float">
            <text:p>46087000</text:p>
          </table:table-cell>
          <table:table-cell office:value-type="float" office:value="46089000" calcext:value-type="float">
            <text:p>46089000</text:p>
          </table:table-cell>
          <table:table-cell office:value-type="float" office:value="48244000" calcext:value-type="float">
            <text:p>48244000</text:p>
          </table:table-cell>
          <table:table-cell office:value-type="float" office:value="46224000" calcext:value-type="float">
            <text:p>46224000</text:p>
          </table:table-cell>
          <table:table-cell office:value-type="float" office:value="46206000" calcext:value-type="float">
            <text:p>46206000</text:p>
          </table:table-cell>
          <table:table-cell office:value-type="float" office:value="46072000" calcext:value-type="float">
            <text:p>46072000</text:p>
          </table:table-cell>
          <table:table-cell office:value-type="float" office:value="46161000" calcext:value-type="float">
            <text:p>46161000</text:p>
          </table:table-cell>
          <table:table-cell office:value-type="float" office:value="46450000" calcext:value-type="float">
            <text:p>46450000</text:p>
          </table:table-cell>
          <table:table-cell office:value-type="float" office:value="46173000" calcext:value-type="float">
            <text:p>46173000</text:p>
          </table:table-cell>
          <table:table-cell office:value-type="float" office:value="46126000" calcext:value-type="float">
            <text:p>46126000</text:p>
          </table:table-cell>
          <table:table-cell office:value-type="float" office:value="46090000" calcext:value-type="float">
            <text:p>46090000</text:p>
          </table:table-cell>
          <table:table-cell office:value-type="float" office:value="46135000" calcext:value-type="float">
            <text:p>46135000</text:p>
          </table:table-cell>
          <table:table-cell office:value-type="float" office:value="46157000" calcext:value-type="float">
            <text:p>46157000</text:p>
          </table:table-cell>
          <table:table-cell office:value-type="float" office:value="46246000" calcext:value-type="float">
            <text:p>46246000</text:p>
          </table:table-cell>
          <table:table-cell office:value-type="float" office:value="46215000" calcext:value-type="float">
            <text:p>46215000</text:p>
          </table:table-cell>
          <table:table-cell office:value-type="float" office:value="46325000" calcext:value-type="float">
            <text:p>46325000</text:p>
          </table:table-cell>
          <table:table-cell office:value-type="float" office:value="46293000" calcext:value-type="float">
            <text:p>46293000</text:p>
          </table:table-cell>
          <table:table-cell office:value-type="float" office:value="46151000" calcext:value-type="float">
            <text:p>46151000</text:p>
          </table:table-cell>
          <table:table-cell office:value-type="float" office:value="46143000" calcext:value-type="float">
            <text:p>46143000</text:p>
          </table:table-cell>
          <table:table-cell office:value-type="float" office:value="46146000" calcext:value-type="float">
            <text:p>46146000</text:p>
          </table:table-cell>
          <table:table-cell office:value-type="float" office:value="48268000" calcext:value-type="float">
            <text:p>48268000</text:p>
          </table:table-cell>
          <table:table-cell office:value-type="float" office:value="46296000" calcext:value-type="float">
            <text:p>46296000</text:p>
          </table:table-cell>
          <table:table-cell office:value-type="float" office:value="46151000" calcext:value-type="float">
            <text:p>46151000</text:p>
          </table:table-cell>
          <table:table-cell office:value-type="float" office:value="46341000" calcext:value-type="float">
            <text:p>46341000</text:p>
          </table:table-cell>
          <table:table-cell office:value-type="float" office:value="46183000" calcext:value-type="float">
            <text:p>46183000</text:p>
          </table:table-cell>
          <table:table-cell office:value-type="float" office:value="46210000" calcext:value-type="float">
            <text:p>46210000</text:p>
          </table:table-cell>
          <table:table-cell office:value-type="float" office:value="46906000" calcext:value-type="float">
            <text:p>46906000</text:p>
          </table:table-cell>
          <table:table-cell office:value-type="float" office:value="46245000" calcext:value-type="float">
            <text:p>46245000</text:p>
          </table:table-cell>
          <table:table-cell office:value-type="float" office:value="46063000" calcext:value-type="float">
            <text:p>46063000</text:p>
          </table:table-cell>
          <table:table-cell office:value-type="float" office:value="46233000" calcext:value-type="float">
            <text:p>46233000</text:p>
          </table:table-cell>
          <table:table-cell office:value-type="float" office:value="46155000" calcext:value-type="float">
            <text:p>46155000</text:p>
          </table:table-cell>
          <table:table-cell office:value-type="float" office:value="46097000" calcext:value-type="float">
            <text:p>46097000</text:p>
          </table:table-cell>
          <table:table-cell office:value-type="float" office:value="46241000" calcext:value-type="float">
            <text:p>46241000</text:p>
          </table:table-cell>
          <table:table-cell office:value-type="float" office:value="46153000" calcext:value-type="float">
            <text:p>46153000</text:p>
          </table:table-cell>
          <table:table-cell office:value-type="float" office:value="46457000" calcext:value-type="float">
            <text:p>46457000</text:p>
          </table:table-cell>
          <table:table-cell office:value-type="float" office:value="46487000" calcext:value-type="float">
            <text:p>46487000</text:p>
          </table:table-cell>
          <table:table-cell office:value-type="float" office:value="46114000" calcext:value-type="float">
            <text:p>46114000</text:p>
          </table:table-cell>
          <table:table-cell office:value-type="float" office:value="46082000" calcext:value-type="float">
            <text:p>46082000</text:p>
          </table:table-cell>
          <table:table-cell office:value-type="float" office:value="46349000" calcext:value-type="float">
            <text:p>46349000</text:p>
          </table:table-cell>
          <table:table-cell office:value-type="float" office:value="46299000" calcext:value-type="float">
            <text:p>46299000</text:p>
          </table:table-cell>
          <table:table-cell office:value-type="float" office:value="46161000" calcext:value-type="float">
            <text:p>46161000</text:p>
          </table:table-cell>
          <table:table-cell office:value-type="float" office:value="46216000" calcext:value-type="float">
            <text:p>46216000</text:p>
          </table:table-cell>
          <table:table-cell/>
          <table:table-cell office:value-type="float" office:value="1820" calcext:value-type="float">
            <text:p>1820</text:p>
          </table:table-cell>
          <table:table-cell table:formula="of:=AVERAGE([.A183:.AY183])" office:value-type="float" office:value="45562094.5098039" calcext:value-type="float">
            <text:p>45562094.5098039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7128000" calcext:value-type="float">
            <text:p>47128000</text:p>
          </table:table-cell>
          <table:table-cell office:value-type="float" office:value="47337000" calcext:value-type="float">
            <text:p>47337000</text:p>
          </table:table-cell>
          <table:table-cell office:value-type="float" office:value="49450000" calcext:value-type="float">
            <text:p>49450000</text:p>
          </table:table-cell>
          <table:table-cell office:value-type="float" office:value="47246000" calcext:value-type="float">
            <text:p>47246000</text:p>
          </table:table-cell>
          <table:table-cell office:value-type="float" office:value="47396000" calcext:value-type="float">
            <text:p>47396000</text:p>
          </table:table-cell>
          <table:table-cell office:value-type="float" office:value="47434000" calcext:value-type="float">
            <text:p>47434000</text:p>
          </table:table-cell>
          <table:table-cell office:value-type="float" office:value="47351000" calcext:value-type="float">
            <text:p>47351000</text:p>
          </table:table-cell>
          <table:table-cell office:value-type="float" office:value="47218000" calcext:value-type="float">
            <text:p>47218000</text:p>
          </table:table-cell>
          <table:table-cell office:value-type="float" office:value="47472000" calcext:value-type="float">
            <text:p>47472000</text:p>
          </table:table-cell>
          <table:table-cell office:value-type="float" office:value="47065000" calcext:value-type="float">
            <text:p>47065000</text:p>
          </table:table-cell>
          <table:table-cell office:value-type="float" office:value="47238000" calcext:value-type="float">
            <text:p>47238000</text:p>
          </table:table-cell>
          <table:table-cell office:value-type="float" office:value="47504000" calcext:value-type="float">
            <text:p>47504000</text:p>
          </table:table-cell>
          <table:table-cell office:value-type="float" office:value="47340000" calcext:value-type="float">
            <text:p>47340000</text:p>
          </table:table-cell>
          <table:table-cell office:value-type="float" office:value="47317000" calcext:value-type="float">
            <text:p>47317000</text:p>
          </table:table-cell>
          <table:table-cell office:value-type="float" office:value="47370000" calcext:value-type="float">
            <text:p>47370000</text:p>
          </table:table-cell>
          <table:table-cell office:value-type="float" office:value="47257000" calcext:value-type="float">
            <text:p>47257000</text:p>
          </table:table-cell>
          <table:table-cell office:value-type="float" office:value="47258000" calcext:value-type="float">
            <text:p>47258000</text:p>
          </table:table-cell>
          <table:table-cell office:value-type="float" office:value="47356000" calcext:value-type="float">
            <text:p>47356000</text:p>
          </table:table-cell>
          <table:table-cell office:value-type="float" office:value="47290000" calcext:value-type="float">
            <text:p>47290000</text:p>
          </table:table-cell>
          <table:table-cell office:value-type="float" office:value="49493000" calcext:value-type="float">
            <text:p>49493000</text:p>
          </table:table-cell>
          <table:table-cell office:value-type="float" office:value="47345000" calcext:value-type="float">
            <text:p>47345000</text:p>
          </table:table-cell>
          <table:table-cell office:value-type="float" office:value="47397000" calcext:value-type="float">
            <text:p>47397000</text:p>
          </table:table-cell>
          <table:table-cell office:value-type="float" office:value="47193000" calcext:value-type="float">
            <text:p>47193000</text:p>
          </table:table-cell>
          <table:table-cell office:value-type="float" office:value="47336000" calcext:value-type="float">
            <text:p>47336000</text:p>
          </table:table-cell>
          <table:table-cell office:value-type="float" office:value="47330000" calcext:value-type="float">
            <text:p>47330000</text:p>
          </table:table-cell>
          <table:table-cell office:value-type="float" office:value="47329000" calcext:value-type="float">
            <text:p>47329000</text:p>
          </table:table-cell>
          <table:table-cell office:value-type="float" office:value="47280000" calcext:value-type="float">
            <text:p>47280000</text:p>
          </table:table-cell>
          <table:table-cell office:value-type="float" office:value="47242000" calcext:value-type="float">
            <text:p>47242000</text:p>
          </table:table-cell>
          <table:table-cell office:value-type="float" office:value="49343000" calcext:value-type="float">
            <text:p>49343000</text:p>
          </table:table-cell>
          <table:table-cell office:value-type="float" office:value="47224000" calcext:value-type="float">
            <text:p>47224000</text:p>
          </table:table-cell>
          <table:table-cell office:value-type="float" office:value="47409000" calcext:value-type="float">
            <text:p>47409000</text:p>
          </table:table-cell>
          <table:table-cell office:value-type="float" office:value="47524000" calcext:value-type="float">
            <text:p>47524000</text:p>
          </table:table-cell>
          <table:table-cell office:value-type="float" office:value="47313000" calcext:value-type="float">
            <text:p>47313000</text:p>
          </table:table-cell>
          <table:table-cell office:value-type="float" office:value="48342000" calcext:value-type="float">
            <text:p>48342000</text:p>
          </table:table-cell>
          <table:table-cell office:value-type="float" office:value="47416000" calcext:value-type="float">
            <text:p>47416000</text:p>
          </table:table-cell>
          <table:table-cell office:value-type="float" office:value="49555000" calcext:value-type="float">
            <text:p>49555000</text:p>
          </table:table-cell>
          <table:table-cell office:value-type="float" office:value="47703000" calcext:value-type="float">
            <text:p>47703000</text:p>
          </table:table-cell>
          <table:table-cell office:value-type="float" office:value="47491000" calcext:value-type="float">
            <text:p>47491000</text:p>
          </table:table-cell>
          <table:table-cell office:value-type="float" office:value="47475000" calcext:value-type="float">
            <text:p>47475000</text:p>
          </table:table-cell>
          <table:table-cell office:value-type="float" office:value="47341000" calcext:value-type="float">
            <text:p>47341000</text:p>
          </table:table-cell>
          <table:table-cell office:value-type="float" office:value="47449000" calcext:value-type="float">
            <text:p>47449000</text:p>
          </table:table-cell>
          <table:table-cell office:value-type="float" office:value="47208000" calcext:value-type="float">
            <text:p>47208000</text:p>
          </table:table-cell>
          <table:table-cell office:value-type="float" office:value="47522000" calcext:value-type="float">
            <text:p>47522000</text:p>
          </table:table-cell>
          <table:table-cell office:value-type="float" office:value="48314000" calcext:value-type="float">
            <text:p>48314000</text:p>
          </table:table-cell>
          <table:table-cell office:value-type="float" office:value="47356000" calcext:value-type="float">
            <text:p>47356000</text:p>
          </table:table-cell>
          <table:table-cell office:value-type="float" office:value="47278000" calcext:value-type="float">
            <text:p>47278000</text:p>
          </table:table-cell>
          <table:table-cell office:value-type="float" office:value="47445000" calcext:value-type="float">
            <text:p>47445000</text:p>
          </table:table-cell>
          <table:table-cell office:value-type="float" office:value="47156000" calcext:value-type="float">
            <text:p>47156000</text:p>
          </table:table-cell>
          <table:table-cell office:value-type="float" office:value="47335000" calcext:value-type="float">
            <text:p>47335000</text:p>
          </table:table-cell>
          <table:table-cell office:value-type="float" office:value="47329000" calcext:value-type="float">
            <text:p>47329000</text:p>
          </table:table-cell>
          <table:table-cell/>
          <table:table-cell office:value-type="float" office:value="1830" calcext:value-type="float">
            <text:p>1830</text:p>
          </table:table-cell>
          <table:table-cell table:formula="of:=AVERAGE([.A184:.AY184])" office:value-type="float" office:value="46617682.9411765" calcext:value-type="float">
            <text:p>46617682.941176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50417000" calcext:value-type="float">
            <text:p>50417000</text:p>
          </table:table-cell>
          <table:table-cell office:value-type="float" office:value="50444000" calcext:value-type="float">
            <text:p>50444000</text:p>
          </table:table-cell>
          <table:table-cell office:value-type="float" office:value="52598000" calcext:value-type="float">
            <text:p>52598000</text:p>
          </table:table-cell>
          <table:table-cell office:value-type="float" office:value="50347000" calcext:value-type="float">
            <text:p>50347000</text:p>
          </table:table-cell>
          <table:table-cell office:value-type="float" office:value="50325000" calcext:value-type="float">
            <text:p>50325000</text:p>
          </table:table-cell>
          <table:table-cell office:value-type="float" office:value="50544000" calcext:value-type="float">
            <text:p>50544000</text:p>
          </table:table-cell>
          <table:table-cell office:value-type="float" office:value="50421000" calcext:value-type="float">
            <text:p>50421000</text:p>
          </table:table-cell>
          <table:table-cell office:value-type="float" office:value="50241000" calcext:value-type="float">
            <text:p>50241000</text:p>
          </table:table-cell>
          <table:table-cell office:value-type="float" office:value="50465000" calcext:value-type="float">
            <text:p>50465000</text:p>
          </table:table-cell>
          <table:table-cell office:value-type="float" office:value="50408000" calcext:value-type="float">
            <text:p>50408000</text:p>
          </table:table-cell>
          <table:table-cell office:value-type="float" office:value="50508000" calcext:value-type="float">
            <text:p>50508000</text:p>
          </table:table-cell>
          <table:table-cell office:value-type="float" office:value="50334000" calcext:value-type="float">
            <text:p>50334000</text:p>
          </table:table-cell>
          <table:table-cell office:value-type="float" office:value="50413000" calcext:value-type="float">
            <text:p>50413000</text:p>
          </table:table-cell>
          <table:table-cell office:value-type="float" office:value="50404000" calcext:value-type="float">
            <text:p>50404000</text:p>
          </table:table-cell>
          <table:table-cell office:value-type="float" office:value="50373000" calcext:value-type="float">
            <text:p>50373000</text:p>
          </table:table-cell>
          <table:table-cell office:value-type="float" office:value="51053000" calcext:value-type="float">
            <text:p>51053000</text:p>
          </table:table-cell>
          <table:table-cell office:value-type="float" office:value="50337000" calcext:value-type="float">
            <text:p>50337000</text:p>
          </table:table-cell>
          <table:table-cell office:value-type="float" office:value="50288000" calcext:value-type="float">
            <text:p>50288000</text:p>
          </table:table-cell>
          <table:table-cell office:value-type="float" office:value="50476000" calcext:value-type="float">
            <text:p>50476000</text:p>
          </table:table-cell>
          <table:table-cell office:value-type="float" office:value="50895000" calcext:value-type="float">
            <text:p>50895000</text:p>
          </table:table-cell>
          <table:table-cell office:value-type="float" office:value="50372000" calcext:value-type="float">
            <text:p>50372000</text:p>
          </table:table-cell>
          <table:table-cell office:value-type="float" office:value="50241000" calcext:value-type="float">
            <text:p>50241000</text:p>
          </table:table-cell>
          <table:table-cell office:value-type="float" office:value="50223000" calcext:value-type="float">
            <text:p>50223000</text:p>
          </table:table-cell>
          <table:table-cell office:value-type="float" office:value="50400000" calcext:value-type="float">
            <text:p>50400000</text:p>
          </table:table-cell>
          <table:table-cell office:value-type="float" office:value="52343000" calcext:value-type="float">
            <text:p>52343000</text:p>
          </table:table-cell>
          <table:table-cell office:value-type="float" office:value="50379000" calcext:value-type="float">
            <text:p>50379000</text:p>
          </table:table-cell>
          <table:table-cell office:value-type="float" office:value="50450000" calcext:value-type="float">
            <text:p>50450000</text:p>
          </table:table-cell>
          <table:table-cell office:value-type="float" office:value="50441000" calcext:value-type="float">
            <text:p>50441000</text:p>
          </table:table-cell>
          <table:table-cell office:value-type="float" office:value="50569000" calcext:value-type="float">
            <text:p>50569000</text:p>
          </table:table-cell>
          <table:table-cell office:value-type="float" office:value="50357000" calcext:value-type="float">
            <text:p>50357000</text:p>
          </table:table-cell>
          <table:table-cell office:value-type="float" office:value="50314000" calcext:value-type="float">
            <text:p>50314000</text:p>
          </table:table-cell>
          <table:table-cell office:value-type="float" office:value="50391000" calcext:value-type="float">
            <text:p>50391000</text:p>
          </table:table-cell>
          <table:table-cell office:value-type="float" office:value="50401000" calcext:value-type="float">
            <text:p>50401000</text:p>
          </table:table-cell>
          <table:table-cell office:value-type="float" office:value="50418000" calcext:value-type="float">
            <text:p>50418000</text:p>
          </table:table-cell>
          <table:table-cell office:value-type="float" office:value="50389000" calcext:value-type="float">
            <text:p>50389000</text:p>
          </table:table-cell>
          <table:table-cell office:value-type="float" office:value="50411000" calcext:value-type="float">
            <text:p>50411000</text:p>
          </table:table-cell>
          <table:table-cell office:value-type="float" office:value="50315000" calcext:value-type="float">
            <text:p>50315000</text:p>
          </table:table-cell>
          <table:table-cell office:value-type="float" office:value="50529000" calcext:value-type="float">
            <text:p>50529000</text:p>
          </table:table-cell>
          <table:table-cell office:value-type="float" office:value="50403000" calcext:value-type="float">
            <text:p>50403000</text:p>
          </table:table-cell>
          <table:table-cell office:value-type="float" office:value="50444000" calcext:value-type="float">
            <text:p>50444000</text:p>
          </table:table-cell>
          <table:table-cell office:value-type="float" office:value="52389000" calcext:value-type="float">
            <text:p>52389000</text:p>
          </table:table-cell>
          <table:table-cell office:value-type="float" office:value="50381000" calcext:value-type="float">
            <text:p>50381000</text:p>
          </table:table-cell>
          <table:table-cell office:value-type="float" office:value="53471000" calcext:value-type="float">
            <text:p>53471000</text:p>
          </table:table-cell>
          <table:table-cell office:value-type="float" office:value="50444000" calcext:value-type="float">
            <text:p>50444000</text:p>
          </table:table-cell>
          <table:table-cell office:value-type="float" office:value="50200000" calcext:value-type="float">
            <text:p>50200000</text:p>
          </table:table-cell>
          <table:table-cell office:value-type="float" office:value="50290000" calcext:value-type="float">
            <text:p>50290000</text:p>
          </table:table-cell>
          <table:table-cell office:value-type="float" office:value="50323000" calcext:value-type="float">
            <text:p>50323000</text:p>
          </table:table-cell>
          <table:table-cell office:value-type="float" office:value="50324000" calcext:value-type="float">
            <text:p>50324000</text:p>
          </table:table-cell>
          <table:table-cell office:value-type="float" office:value="50322000" calcext:value-type="float">
            <text:p>50322000</text:p>
          </table:table-cell>
          <table:table-cell office:value-type="float" office:value="50220000" calcext:value-type="float">
            <text:p>50220000</text:p>
          </table:table-cell>
          <table:table-cell/>
          <table:table-cell office:value-type="float" office:value="1840" calcext:value-type="float">
            <text:p>1840</text:p>
          </table:table-cell>
          <table:table-cell table:formula="of:=AVERAGE([.A185:.AY185])" office:value-type="float" office:value="49596996.8627451" calcext:value-type="float">
            <text:p>49596996.8627451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49407000" calcext:value-type="float">
            <text:p>49407000</text:p>
          </table:table-cell>
          <table:table-cell office:value-type="float" office:value="49424000" calcext:value-type="float">
            <text:p>49424000</text:p>
          </table:table-cell>
          <table:table-cell office:value-type="float" office:value="49440000" calcext:value-type="float">
            <text:p>49440000</text:p>
          </table:table-cell>
          <table:table-cell office:value-type="float" office:value="49348000" calcext:value-type="float">
            <text:p>49348000</text:p>
          </table:table-cell>
          <table:table-cell office:value-type="float" office:value="49591000" calcext:value-type="float">
            <text:p>49591000</text:p>
          </table:table-cell>
          <table:table-cell office:value-type="float" office:value="49520000" calcext:value-type="float">
            <text:p>49520000</text:p>
          </table:table-cell>
          <table:table-cell office:value-type="float" office:value="49588000" calcext:value-type="float">
            <text:p>49588000</text:p>
          </table:table-cell>
          <table:table-cell office:value-type="float" office:value="51707000" calcext:value-type="float">
            <text:p>51707000</text:p>
          </table:table-cell>
          <table:table-cell office:value-type="float" office:value="49479000" calcext:value-type="float">
            <text:p>49479000</text:p>
          </table:table-cell>
          <table:table-cell office:value-type="float" office:value="49573000" calcext:value-type="float">
            <text:p>49573000</text:p>
          </table:table-cell>
          <table:table-cell office:value-type="float" office:value="49501000" calcext:value-type="float">
            <text:p>49501000</text:p>
          </table:table-cell>
          <table:table-cell office:value-type="float" office:value="49474000" calcext:value-type="float">
            <text:p>49474000</text:p>
          </table:table-cell>
          <table:table-cell office:value-type="float" office:value="49472000" calcext:value-type="float">
            <text:p>49472000</text:p>
          </table:table-cell>
          <table:table-cell office:value-type="float" office:value="49350000" calcext:value-type="float">
            <text:p>49350000</text:p>
          </table:table-cell>
          <table:table-cell office:value-type="float" office:value="49383000" calcext:value-type="float">
            <text:p>49383000</text:p>
          </table:table-cell>
          <table:table-cell office:value-type="float" office:value="49557000" calcext:value-type="float">
            <text:p>49557000</text:p>
          </table:table-cell>
          <table:table-cell office:value-type="float" office:value="49447000" calcext:value-type="float">
            <text:p>49447000</text:p>
          </table:table-cell>
          <table:table-cell office:value-type="float" office:value="49493000" calcext:value-type="float">
            <text:p>49493000</text:p>
          </table:table-cell>
          <table:table-cell office:value-type="float" office:value="49582000" calcext:value-type="float">
            <text:p>49582000</text:p>
          </table:table-cell>
          <table:table-cell office:value-type="float" office:value="49496000" calcext:value-type="float">
            <text:p>49496000</text:p>
          </table:table-cell>
          <table:table-cell office:value-type="float" office:value="49457000" calcext:value-type="float">
            <text:p>49457000</text:p>
          </table:table-cell>
          <table:table-cell office:value-type="float" office:value="49567000" calcext:value-type="float">
            <text:p>49567000</text:p>
          </table:table-cell>
          <table:table-cell office:value-type="float" office:value="49527000" calcext:value-type="float">
            <text:p>49527000</text:p>
          </table:table-cell>
          <table:table-cell office:value-type="float" office:value="51587000" calcext:value-type="float">
            <text:p>51587000</text:p>
          </table:table-cell>
          <table:table-cell office:value-type="float" office:value="49453000" calcext:value-type="float">
            <text:p>49453000</text:p>
          </table:table-cell>
          <table:table-cell office:value-type="float" office:value="49451000" calcext:value-type="float">
            <text:p>49451000</text:p>
          </table:table-cell>
          <table:table-cell office:value-type="float" office:value="49340000" calcext:value-type="float">
            <text:p>49340000</text:p>
          </table:table-cell>
          <table:table-cell office:value-type="float" office:value="49401000" calcext:value-type="float">
            <text:p>49401000</text:p>
          </table:table-cell>
          <table:table-cell office:value-type="float" office:value="49513000" calcext:value-type="float">
            <text:p>49513000</text:p>
          </table:table-cell>
          <table:table-cell office:value-type="float" office:value="50027000" calcext:value-type="float">
            <text:p>50027000</text:p>
          </table:table-cell>
          <table:table-cell office:value-type="float" office:value="49453000" calcext:value-type="float">
            <text:p>49453000</text:p>
          </table:table-cell>
          <table:table-cell office:value-type="float" office:value="49471000" calcext:value-type="float">
            <text:p>49471000</text:p>
          </table:table-cell>
          <table:table-cell office:value-type="float" office:value="49558000" calcext:value-type="float">
            <text:p>49558000</text:p>
          </table:table-cell>
          <table:table-cell office:value-type="float" office:value="49519000" calcext:value-type="float">
            <text:p>49519000</text:p>
          </table:table-cell>
          <table:table-cell office:value-type="float" office:value="49495000" calcext:value-type="float">
            <text:p>49495000</text:p>
          </table:table-cell>
          <table:table-cell office:value-type="float" office:value="49671000" calcext:value-type="float">
            <text:p>49671000</text:p>
          </table:table-cell>
          <table:table-cell office:value-type="float" office:value="49404000" calcext:value-type="float">
            <text:p>49404000</text:p>
          </table:table-cell>
          <table:table-cell office:value-type="float" office:value="49622000" calcext:value-type="float">
            <text:p>49622000</text:p>
          </table:table-cell>
          <table:table-cell office:value-type="float" office:value="49624000" calcext:value-type="float">
            <text:p>49624000</text:p>
          </table:table-cell>
          <table:table-cell office:value-type="float" office:value="49550000" calcext:value-type="float">
            <text:p>49550000</text:p>
          </table:table-cell>
          <table:table-cell office:value-type="float" office:value="49413000" calcext:value-type="float">
            <text:p>49413000</text:p>
          </table:table-cell>
          <table:table-cell office:value-type="float" office:value="49431000" calcext:value-type="float">
            <text:p>49431000</text:p>
          </table:table-cell>
          <table:table-cell office:value-type="float" office:value="49524000" calcext:value-type="float">
            <text:p>49524000</text:p>
          </table:table-cell>
          <table:table-cell office:value-type="float" office:value="49424000" calcext:value-type="float">
            <text:p>49424000</text:p>
          </table:table-cell>
          <table:table-cell office:value-type="float" office:value="49530000" calcext:value-type="float">
            <text:p>49530000</text:p>
          </table:table-cell>
          <table:table-cell office:value-type="float" office:value="49445000" calcext:value-type="float">
            <text:p>49445000</text:p>
          </table:table-cell>
          <table:table-cell office:value-type="float" office:value="49461000" calcext:value-type="float">
            <text:p>49461000</text:p>
          </table:table-cell>
          <table:table-cell office:value-type="float" office:value="49574000" calcext:value-type="float">
            <text:p>49574000</text:p>
          </table:table-cell>
          <table:table-cell office:value-type="float" office:value="49519000" calcext:value-type="float">
            <text:p>49519000</text:p>
          </table:table-cell>
          <table:table-cell office:value-type="float" office:value="49860000" calcext:value-type="float">
            <text:p>49860000</text:p>
          </table:table-cell>
          <table:table-cell/>
          <table:table-cell office:value-type="float" office:value="1850" calcext:value-type="float">
            <text:p>1850</text:p>
          </table:table-cell>
          <table:table-cell table:formula="of:=AVERAGE([.A186:.AY186])" office:value-type="float" office:value="48621663.7254902" calcext:value-type="float">
            <text:p>48621663.725490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9971000" calcext:value-type="float">
            <text:p>49971000</text:p>
          </table:table-cell>
          <table:table-cell office:value-type="float" office:value="49840000" calcext:value-type="float">
            <text:p>4984000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49973000" calcext:value-type="float">
            <text:p>49973000</text:p>
          </table:table-cell>
          <table:table-cell office:value-type="float" office:value="50061000" calcext:value-type="float">
            <text:p>50061000</text:p>
          </table:table-cell>
          <table:table-cell office:value-type="float" office:value="49956000" calcext:value-type="float">
            <text:p>49956000</text:p>
          </table:table-cell>
          <table:table-cell office:value-type="float" office:value="49893000" calcext:value-type="float">
            <text:p>49893000</text:p>
          </table:table-cell>
          <table:table-cell office:value-type="float" office:value="49967000" calcext:value-type="float">
            <text:p>49967000</text:p>
          </table:table-cell>
          <table:table-cell office:value-type="float" office:value="49821000" calcext:value-type="float">
            <text:p>49821000</text:p>
          </table:table-cell>
          <table:table-cell office:value-type="float" office:value="50498000" calcext:value-type="float">
            <text:p>50498000</text:p>
          </table:table-cell>
          <table:table-cell office:value-type="float" office:value="49908000" calcext:value-type="float">
            <text:p>49908000</text:p>
          </table:table-cell>
          <table:table-cell office:value-type="float" office:value="49967000" calcext:value-type="float">
            <text:p>49967000</text:p>
          </table:table-cell>
          <table:table-cell office:value-type="float" office:value="49981000" calcext:value-type="float">
            <text:p>49981000</text:p>
          </table:table-cell>
          <table:table-cell office:value-type="float" office:value="49918000" calcext:value-type="float">
            <text:p>49918000</text:p>
          </table:table-cell>
          <table:table-cell office:value-type="float" office:value="50006000" calcext:value-type="float">
            <text:p>50006000</text:p>
          </table:table-cell>
          <table:table-cell office:value-type="float" office:value="52089000" calcext:value-type="float">
            <text:p>52089000</text:p>
          </table:table-cell>
          <table:table-cell office:value-type="float" office:value="50558000" calcext:value-type="float">
            <text:p>50558000</text:p>
          </table:table-cell>
          <table:table-cell office:value-type="float" office:value="50451000" calcext:value-type="float">
            <text:p>50451000</text:p>
          </table:table-cell>
          <table:table-cell office:value-type="float" office:value="49962000" calcext:value-type="float">
            <text:p>49962000</text:p>
          </table:table-cell>
          <table:table-cell office:value-type="float" office:value="50067000" calcext:value-type="float">
            <text:p>50067000</text:p>
          </table:table-cell>
          <table:table-cell office:value-type="float" office:value="49988000" calcext:value-type="float">
            <text:p>49988000</text:p>
          </table:table-cell>
          <table:table-cell office:value-type="float" office:value="49926000" calcext:value-type="float">
            <text:p>49926000</text:p>
          </table:table-cell>
          <table:table-cell office:value-type="float" office:value="49902000" calcext:value-type="float">
            <text:p>49902000</text:p>
          </table:table-cell>
          <table:table-cell office:value-type="float" office:value="49883000" calcext:value-type="float">
            <text:p>49883000</text:p>
          </table:table-cell>
          <table:table-cell office:value-type="float" office:value="49848000" calcext:value-type="float">
            <text:p>49848000</text:p>
          </table:table-cell>
          <table:table-cell office:value-type="float" office:value="49974000" calcext:value-type="float">
            <text:p>49974000</text:p>
          </table:table-cell>
          <table:table-cell office:value-type="float" office:value="50054000" calcext:value-type="float">
            <text:p>50054000</text:p>
          </table:table-cell>
          <table:table-cell office:value-type="float" office:value="49999000" calcext:value-type="float">
            <text:p>49999000</text:p>
          </table:table-cell>
          <table:table-cell office:value-type="float" office:value="50132000" calcext:value-type="float">
            <text:p>50132000</text:p>
          </table:table-cell>
          <table:table-cell office:value-type="float" office:value="49989000" calcext:value-type="float">
            <text:p>49989000</text:p>
          </table:table-cell>
          <table:table-cell office:value-type="float" office:value="50090000" calcext:value-type="float">
            <text:p>50090000</text:p>
          </table:table-cell>
          <table:table-cell office:value-type="float" office:value="52123000" calcext:value-type="float">
            <text:p>52123000</text:p>
          </table:table-cell>
          <table:table-cell office:value-type="float" office:value="49966000" calcext:value-type="float">
            <text:p>49966000</text:p>
          </table:table-cell>
          <table:table-cell office:value-type="float" office:value="49840000" calcext:value-type="float">
            <text:p>49840000</text:p>
          </table:table-cell>
          <table:table-cell office:value-type="float" office:value="49920000" calcext:value-type="float">
            <text:p>49920000</text:p>
          </table:table-cell>
          <table:table-cell office:value-type="float" office:value="49874000" calcext:value-type="float">
            <text:p>49874000</text:p>
          </table:table-cell>
          <table:table-cell office:value-type="float" office:value="49863000" calcext:value-type="float">
            <text:p>49863000</text:p>
          </table:table-cell>
          <table:table-cell office:value-type="float" office:value="49808000" calcext:value-type="float">
            <text:p>49808000</text:p>
          </table:table-cell>
          <table:table-cell office:value-type="float" office:value="49835000" calcext:value-type="float">
            <text:p>49835000</text:p>
          </table:table-cell>
          <table:table-cell office:value-type="float" office:value="49860000" calcext:value-type="float">
            <text:p>49860000</text:p>
          </table:table-cell>
          <table:table-cell office:value-type="float" office:value="49953000" calcext:value-type="float">
            <text:p>49953000</text:p>
          </table:table-cell>
          <table:table-cell office:value-type="float" office:value="49998000" calcext:value-type="float">
            <text:p>49998000</text:p>
          </table:table-cell>
          <table:table-cell office:value-type="float" office:value="50045000" calcext:value-type="float">
            <text:p>50045000</text:p>
          </table:table-cell>
          <table:table-cell office:value-type="float" office:value="50072000" calcext:value-type="float">
            <text:p>50072000</text:p>
          </table:table-cell>
          <table:table-cell office:value-type="float" office:value="50154000" calcext:value-type="float">
            <text:p>50154000</text:p>
          </table:table-cell>
          <table:table-cell office:value-type="float" office:value="50053000" calcext:value-type="float">
            <text:p>50053000</text:p>
          </table:table-cell>
          <table:table-cell office:value-type="float" office:value="50114000" calcext:value-type="float">
            <text:p>50114000</text:p>
          </table:table-cell>
          <table:table-cell office:value-type="float" office:value="49819000" calcext:value-type="float">
            <text:p>49819000</text:p>
          </table:table-cell>
          <table:table-cell office:value-type="float" office:value="52054000" calcext:value-type="float">
            <text:p>52054000</text:p>
          </table:table-cell>
          <table:table-cell office:value-type="float" office:value="49815000" calcext:value-type="float">
            <text:p>49815000</text:p>
          </table:table-cell>
          <table:table-cell/>
          <table:table-cell office:value-type="float" office:value="1860" calcext:value-type="float">
            <text:p>1860</text:p>
          </table:table-cell>
          <table:table-cell table:formula="of:=AVERAGE([.A187:.AY187])" office:value-type="float" office:value="49134016.8627451" calcext:value-type="float">
            <text:p>49134016.8627451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0366000" calcext:value-type="float">
            <text:p>50366000</text:p>
          </table:table-cell>
          <table:table-cell office:value-type="float" office:value="50193000" calcext:value-type="float">
            <text:p>50193000</text:p>
          </table:table-cell>
          <table:table-cell office:value-type="float" office:value="50310000" calcext:value-type="float">
            <text:p>50310000</text:p>
          </table:table-cell>
          <table:table-cell office:value-type="float" office:value="50434000" calcext:value-type="float">
            <text:p>50434000</text:p>
          </table:table-cell>
          <table:table-cell office:value-type="float" office:value="50365000" calcext:value-type="float">
            <text:p>50365000</text:p>
          </table:table-cell>
          <table:table-cell office:value-type="float" office:value="50339000" calcext:value-type="float">
            <text:p>50339000</text:p>
          </table:table-cell>
          <table:table-cell office:value-type="float" office:value="50289000" calcext:value-type="float">
            <text:p>50289000</text:p>
          </table:table-cell>
          <table:table-cell office:value-type="float" office:value="50286000" calcext:value-type="float">
            <text:p>50286000</text:p>
          </table:table-cell>
          <table:table-cell office:value-type="float" office:value="50255000" calcext:value-type="float">
            <text:p>50255000</text:p>
          </table:table-cell>
          <table:table-cell office:value-type="float" office:value="50256000" calcext:value-type="float">
            <text:p>50256000</text:p>
          </table:table-cell>
          <table:table-cell office:value-type="float" office:value="50299000" calcext:value-type="float">
            <text:p>50299000</text:p>
          </table:table-cell>
          <table:table-cell office:value-type="float" office:value="50314000" calcext:value-type="float">
            <text:p>50314000</text:p>
          </table:table-cell>
          <table:table-cell office:value-type="float" office:value="50175000" calcext:value-type="float">
            <text:p>50175000</text:p>
          </table:table-cell>
          <table:table-cell office:value-type="float" office:value="50238000" calcext:value-type="float">
            <text:p>50238000</text:p>
          </table:table-cell>
          <table:table-cell office:value-type="float" office:value="52688000" calcext:value-type="float">
            <text:p>52688000</text:p>
          </table:table-cell>
          <table:table-cell office:value-type="float" office:value="50399000" calcext:value-type="float">
            <text:p>50399000</text:p>
          </table:table-cell>
          <table:table-cell office:value-type="float" office:value="50285000" calcext:value-type="float">
            <text:p>50285000</text:p>
          </table:table-cell>
          <table:table-cell office:value-type="float" office:value="50381000" calcext:value-type="float">
            <text:p>50381000</text:p>
          </table:table-cell>
          <table:table-cell office:value-type="float" office:value="50514000" calcext:value-type="float">
            <text:p>50514000</text:p>
          </table:table-cell>
          <table:table-cell office:value-type="float" office:value="50491000" calcext:value-type="float">
            <text:p>50491000</text:p>
          </table:table-cell>
          <table:table-cell office:value-type="float" office:value="50290000" calcext:value-type="float">
            <text:p>50290000</text:p>
          </table:table-cell>
          <table:table-cell office:value-type="float" office:value="50303000" calcext:value-type="float">
            <text:p>50303000</text:p>
          </table:table-cell>
          <table:table-cell office:value-type="float" office:value="50375000" calcext:value-type="float">
            <text:p>50375000</text:p>
          </table:table-cell>
          <table:table-cell office:value-type="float" office:value="50241000" calcext:value-type="float">
            <text:p>50241000</text:p>
          </table:table-cell>
          <table:table-cell office:value-type="float" office:value="50306000" calcext:value-type="float">
            <text:p>50306000</text:p>
          </table:table-cell>
          <table:table-cell office:value-type="float" office:value="50371000" calcext:value-type="float">
            <text:p>50371000</text:p>
          </table:table-cell>
          <table:table-cell office:value-type="float" office:value="50317000" calcext:value-type="float">
            <text:p>50317000</text:p>
          </table:table-cell>
          <table:table-cell office:value-type="float" office:value="52488000" calcext:value-type="float">
            <text:p>52488000</text:p>
          </table:table-cell>
          <table:table-cell office:value-type="float" office:value="50448000" calcext:value-type="float">
            <text:p>50448000</text:p>
          </table:table-cell>
          <table:table-cell office:value-type="float" office:value="50447000" calcext:value-type="float">
            <text:p>50447000</text:p>
          </table:table-cell>
          <table:table-cell office:value-type="float" office:value="50640000" calcext:value-type="float">
            <text:p>50640000</text:p>
          </table:table-cell>
          <table:table-cell office:value-type="float" office:value="52546000" calcext:value-type="float">
            <text:p>52546000</text:p>
          </table:table-cell>
          <table:table-cell office:value-type="float" office:value="50488000" calcext:value-type="float">
            <text:p>50488000</text:p>
          </table:table-cell>
          <table:table-cell office:value-type="float" office:value="50264000" calcext:value-type="float">
            <text:p>50264000</text:p>
          </table:table-cell>
          <table:table-cell office:value-type="float" office:value="50260000" calcext:value-type="float">
            <text:p>50260000</text:p>
          </table:table-cell>
          <table:table-cell office:value-type="float" office:value="50296000" calcext:value-type="float">
            <text:p>50296000</text:p>
          </table:table-cell>
          <table:table-cell office:value-type="float" office:value="50220000" calcext:value-type="float">
            <text:p>50220000</text:p>
          </table:table-cell>
          <table:table-cell office:value-type="float" office:value="50306000" calcext:value-type="float">
            <text:p>50306000</text:p>
          </table:table-cell>
          <table:table-cell office:value-type="float" office:value="51164000" calcext:value-type="float">
            <text:p>51164000</text:p>
          </table:table-cell>
          <table:table-cell office:value-type="float" office:value="50432000" calcext:value-type="float">
            <text:p>50432000</text:p>
          </table:table-cell>
          <table:table-cell office:value-type="float" office:value="50372000" calcext:value-type="float">
            <text:p>50372000</text:p>
          </table:table-cell>
          <table:table-cell office:value-type="float" office:value="50309000" calcext:value-type="float">
            <text:p>50309000</text:p>
          </table:table-cell>
          <table:table-cell office:value-type="float" office:value="50300000" calcext:value-type="float">
            <text:p>50300000</text:p>
          </table:table-cell>
          <table:table-cell office:value-type="float" office:value="52323000" calcext:value-type="float">
            <text:p>52323000</text:p>
          </table:table-cell>
          <table:table-cell office:value-type="float" office:value="50301000" calcext:value-type="float">
            <text:p>50301000</text:p>
          </table:table-cell>
          <table:table-cell office:value-type="float" office:value="50270000" calcext:value-type="float">
            <text:p>50270000</text:p>
          </table:table-cell>
          <table:table-cell office:value-type="float" office:value="50249000" calcext:value-type="float">
            <text:p>50249000</text:p>
          </table:table-cell>
          <table:table-cell office:value-type="float" office:value="50295000" calcext:value-type="float">
            <text:p>50295000</text:p>
          </table:table-cell>
          <table:table-cell office:value-type="float" office:value="50238000" calcext:value-type="float">
            <text:p>50238000</text:p>
          </table:table-cell>
          <table:table-cell office:value-type="float" office:value="50274000" calcext:value-type="float">
            <text:p>50274000</text:p>
          </table:table-cell>
          <table:table-cell/>
          <table:table-cell office:value-type="float" office:value="1870" calcext:value-type="float">
            <text:p>1870</text:p>
          </table:table-cell>
          <table:table-cell table:formula="of:=AVERAGE([.A188:.AY188])" office:value-type="float" office:value="49529644.5098039" calcext:value-type="float">
            <text:p>49529644.5098039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41170000" calcext:value-type="float">
            <text:p>41170000</text:p>
          </table:table-cell>
          <table:table-cell office:value-type="float" office:value="41060000" calcext:value-type="float">
            <text:p>41060000</text:p>
          </table:table-cell>
          <table:table-cell office:value-type="float" office:value="41177000" calcext:value-type="float">
            <text:p>41177000</text:p>
          </table:table-cell>
          <table:table-cell office:value-type="float" office:value="41244000" calcext:value-type="float">
            <text:p>41244000</text:p>
          </table:table-cell>
          <table:table-cell office:value-type="float" office:value="41227000" calcext:value-type="float">
            <text:p>41227000</text:p>
          </table:table-cell>
          <table:table-cell office:value-type="float" office:value="41294000" calcext:value-type="float">
            <text:p>41294000</text:p>
          </table:table-cell>
          <table:table-cell office:value-type="float" office:value="41262000" calcext:value-type="float">
            <text:p>41262000</text:p>
          </table:table-cell>
          <table:table-cell office:value-type="float" office:value="41067000" calcext:value-type="float">
            <text:p>41067000</text:p>
          </table:table-cell>
          <table:table-cell office:value-type="float" office:value="41135000" calcext:value-type="float">
            <text:p>41135000</text:p>
          </table:table-cell>
          <table:table-cell office:value-type="float" office:value="41152000" calcext:value-type="float">
            <text:p>41152000</text:p>
          </table:table-cell>
          <table:table-cell office:value-type="float" office:value="41250000" calcext:value-type="float">
            <text:p>41250000</text:p>
          </table:table-cell>
          <table:table-cell office:value-type="float" office:value="43438000" calcext:value-type="float">
            <text:p>43438000</text:p>
          </table:table-cell>
          <table:table-cell office:value-type="float" office:value="41321000" calcext:value-type="float">
            <text:p>41321000</text:p>
          </table:table-cell>
          <table:table-cell office:value-type="float" office:value="41494000" calcext:value-type="float">
            <text:p>41494000</text:p>
          </table:table-cell>
          <table:table-cell office:value-type="float" office:value="41365000" calcext:value-type="float">
            <text:p>41365000</text:p>
          </table:table-cell>
          <table:table-cell office:value-type="float" office:value="41099000" calcext:value-type="float">
            <text:p>41099000</text:p>
          </table:table-cell>
          <table:table-cell office:value-type="float" office:value="41154000" calcext:value-type="float">
            <text:p>41154000</text:p>
          </table:table-cell>
          <table:table-cell table:number-columns-repeated="2" office:value-type="float" office:value="41253000" calcext:value-type="float">
            <text:p>41253000</text:p>
          </table:table-cell>
          <table:table-cell office:value-type="float" office:value="41247000" calcext:value-type="float">
            <text:p>41247000</text:p>
          </table:table-cell>
          <table:table-cell office:value-type="float" office:value="41308000" calcext:value-type="float">
            <text:p>41308000</text:p>
          </table:table-cell>
          <table:table-cell office:value-type="float" office:value="42370000" calcext:value-type="float">
            <text:p>42370000</text:p>
          </table:table-cell>
          <table:table-cell office:value-type="float" office:value="41242000" calcext:value-type="float">
            <text:p>41242000</text:p>
          </table:table-cell>
          <table:table-cell office:value-type="float" office:value="41096000" calcext:value-type="float">
            <text:p>41096000</text:p>
          </table:table-cell>
          <table:table-cell office:value-type="float" office:value="41152000" calcext:value-type="float">
            <text:p>41152000</text:p>
          </table:table-cell>
          <table:table-cell office:value-type="float" office:value="41042000" calcext:value-type="float">
            <text:p>41042000</text:p>
          </table:table-cell>
          <table:table-cell office:value-type="float" office:value="41092000" calcext:value-type="float">
            <text:p>41092000</text:p>
          </table:table-cell>
          <table:table-cell office:value-type="float" office:value="41049000" calcext:value-type="float">
            <text:p>41049000</text:p>
          </table:table-cell>
          <table:table-cell office:value-type="float" office:value="41146000" calcext:value-type="float">
            <text:p>41146000</text:p>
          </table:table-cell>
          <table:table-cell office:value-type="float" office:value="41099000" calcext:value-type="float">
            <text:p>41099000</text:p>
          </table:table-cell>
          <table:table-cell office:value-type="float" office:value="43503000" calcext:value-type="float">
            <text:p>43503000</text:p>
          </table:table-cell>
          <table:table-cell office:value-type="float" office:value="41139000" calcext:value-type="float">
            <text:p>41139000</text:p>
          </table:table-cell>
          <table:table-cell office:value-type="float" office:value="41106000" calcext:value-type="float">
            <text:p>41106000</text:p>
          </table:table-cell>
          <table:table-cell office:value-type="float" office:value="41297000" calcext:value-type="float">
            <text:p>41297000</text:p>
          </table:table-cell>
          <table:table-cell office:value-type="float" office:value="41166000" calcext:value-type="float">
            <text:p>41166000</text:p>
          </table:table-cell>
          <table:table-cell office:value-type="float" office:value="41124000" calcext:value-type="float">
            <text:p>41124000</text:p>
          </table:table-cell>
          <table:table-cell office:value-type="float" office:value="41120000" calcext:value-type="float">
            <text:p>41120000</text:p>
          </table:table-cell>
          <table:table-cell office:value-type="float" office:value="41288000" calcext:value-type="float">
            <text:p>41288000</text:p>
          </table:table-cell>
          <table:table-cell office:value-type="float" office:value="41132000" calcext:value-type="float">
            <text:p>41132000</text:p>
          </table:table-cell>
          <table:table-cell office:value-type="float" office:value="41093000" calcext:value-type="float">
            <text:p>41093000</text:p>
          </table:table-cell>
          <table:table-cell office:value-type="float" office:value="41045000" calcext:value-type="float">
            <text:p>41045000</text:p>
          </table:table-cell>
          <table:table-cell office:value-type="float" office:value="40990000" calcext:value-type="float">
            <text:p>40990000</text:p>
          </table:table-cell>
          <table:table-cell office:value-type="float" office:value="41050000" calcext:value-type="float">
            <text:p>41050000</text:p>
          </table:table-cell>
          <table:table-cell office:value-type="float" office:value="41023000" calcext:value-type="float">
            <text:p>41023000</text:p>
          </table:table-cell>
          <table:table-cell office:value-type="float" office:value="41017000" calcext:value-type="float">
            <text:p>41017000</text:p>
          </table:table-cell>
          <table:table-cell office:value-type="float" office:value="41067000" calcext:value-type="float">
            <text:p>41067000</text:p>
          </table:table-cell>
          <table:table-cell office:value-type="float" office:value="41108000" calcext:value-type="float">
            <text:p>41108000</text:p>
          </table:table-cell>
          <table:table-cell office:value-type="float" office:value="41110000" calcext:value-type="float">
            <text:p>41110000</text:p>
          </table:table-cell>
          <table:table-cell office:value-type="float" office:value="41103000" calcext:value-type="float">
            <text:p>41103000</text:p>
          </table:table-cell>
          <table:table-cell office:value-type="float" office:value="43106000" calcext:value-type="float">
            <text:p>43106000</text:p>
          </table:table-cell>
          <table:table-cell/>
          <table:table-cell office:value-type="float" office:value="1880" calcext:value-type="float">
            <text:p>1880</text:p>
          </table:table-cell>
          <table:table-cell table:formula="of:=AVERAGE([.A189:.AY189])" office:value-type="float" office:value="40506801.5686275" calcext:value-type="float">
            <text:p>40506801.5686275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1920000" calcext:value-type="float">
            <text:p>51920000</text:p>
          </table:table-cell>
          <table:table-cell office:value-type="float" office:value="51897000" calcext:value-type="float">
            <text:p>51897000</text:p>
          </table:table-cell>
          <table:table-cell office:value-type="float" office:value="51930000" calcext:value-type="float">
            <text:p>51930000</text:p>
          </table:table-cell>
          <table:table-cell office:value-type="float" office:value="52141000" calcext:value-type="float">
            <text:p>52141000</text:p>
          </table:table-cell>
          <table:table-cell office:value-type="float" office:value="51966000" calcext:value-type="float">
            <text:p>51966000</text:p>
          </table:table-cell>
          <table:table-cell office:value-type="float" office:value="52054000" calcext:value-type="float">
            <text:p>52054000</text:p>
          </table:table-cell>
          <table:table-cell office:value-type="float" office:value="52277000" calcext:value-type="float">
            <text:p>52277000</text:p>
          </table:table-cell>
          <table:table-cell office:value-type="float" office:value="51923000" calcext:value-type="float">
            <text:p>51923000</text:p>
          </table:table-cell>
          <table:table-cell office:value-type="float" office:value="51915000" calcext:value-type="float">
            <text:p>51915000</text:p>
          </table:table-cell>
          <table:table-cell office:value-type="float" office:value="51973000" calcext:value-type="float">
            <text:p>51973000</text:p>
          </table:table-cell>
          <table:table-cell office:value-type="float" office:value="52094000" calcext:value-type="float">
            <text:p>52094000</text:p>
          </table:table-cell>
          <table:table-cell office:value-type="float" office:value="52239000" calcext:value-type="float">
            <text:p>52239000</text:p>
          </table:table-cell>
          <table:table-cell office:value-type="float" office:value="52699000" calcext:value-type="float">
            <text:p>52699000</text:p>
          </table:table-cell>
          <table:table-cell office:value-type="float" office:value="52059000" calcext:value-type="float">
            <text:p>52059000</text:p>
          </table:table-cell>
          <table:table-cell office:value-type="float" office:value="54186000" calcext:value-type="float">
            <text:p>54186000</text:p>
          </table:table-cell>
          <table:table-cell office:value-type="float" office:value="52037000" calcext:value-type="float">
            <text:p>52037000</text:p>
          </table:table-cell>
          <table:table-cell office:value-type="float" office:value="51925000" calcext:value-type="float">
            <text:p>51925000</text:p>
          </table:table-cell>
          <table:table-cell office:value-type="float" office:value="51856000" calcext:value-type="float">
            <text:p>51856000</text:p>
          </table:table-cell>
          <table:table-cell office:value-type="float" office:value="51902000" calcext:value-type="float">
            <text:p>51902000</text:p>
          </table:table-cell>
          <table:table-cell office:value-type="float" office:value="51946000" calcext:value-type="float">
            <text:p>51946000</text:p>
          </table:table-cell>
          <table:table-cell office:value-type="float" office:value="51963000" calcext:value-type="float">
            <text:p>51963000</text:p>
          </table:table-cell>
          <table:table-cell office:value-type="float" office:value="52007000" calcext:value-type="float">
            <text:p>52007000</text:p>
          </table:table-cell>
          <table:table-cell office:value-type="float" office:value="51962000" calcext:value-type="float">
            <text:p>51962000</text:p>
          </table:table-cell>
          <table:table-cell office:value-type="float" office:value="52021000" calcext:value-type="float">
            <text:p>52021000</text:p>
          </table:table-cell>
          <table:table-cell office:value-type="float" office:value="51980000" calcext:value-type="float">
            <text:p>51980000</text:p>
          </table:table-cell>
          <table:table-cell office:value-type="float" office:value="52019000" calcext:value-type="float">
            <text:p>52019000</text:p>
          </table:table-cell>
          <table:table-cell office:value-type="float" office:value="52049000" calcext:value-type="float">
            <text:p>52049000</text:p>
          </table:table-cell>
          <table:table-cell office:value-type="float" office:value="52018000" calcext:value-type="float">
            <text:p>52018000</text:p>
          </table:table-cell>
          <table:table-cell office:value-type="float" office:value="51989000" calcext:value-type="float">
            <text:p>51989000</text:p>
          </table:table-cell>
          <table:table-cell office:value-type="float" office:value="54291000" calcext:value-type="float">
            <text:p>54291000</text:p>
          </table:table-cell>
          <table:table-cell office:value-type="float" office:value="51866000" calcext:value-type="float">
            <text:p>51866000</text:p>
          </table:table-cell>
          <table:table-cell office:value-type="float" office:value="51816000" calcext:value-type="float">
            <text:p>51816000</text:p>
          </table:table-cell>
          <table:table-cell office:value-type="float" office:value="51834000" calcext:value-type="float">
            <text:p>51834000</text:p>
          </table:table-cell>
          <table:table-cell office:value-type="float" office:value="51972000" calcext:value-type="float">
            <text:p>51972000</text:p>
          </table:table-cell>
          <table:table-cell office:value-type="float" office:value="52062000" calcext:value-type="float">
            <text:p>52062000</text:p>
          </table:table-cell>
          <table:table-cell office:value-type="float" office:value="51904000" calcext:value-type="float">
            <text:p>51904000</text:p>
          </table:table-cell>
          <table:table-cell office:value-type="float" office:value="52016000" calcext:value-type="float">
            <text:p>52016000</text:p>
          </table:table-cell>
          <table:table-cell office:value-type="float" office:value="52038000" calcext:value-type="float">
            <text:p>52038000</text:p>
          </table:table-cell>
          <table:table-cell office:value-type="float" office:value="52129000" calcext:value-type="float">
            <text:p>52129000</text:p>
          </table:table-cell>
          <table:table-cell office:value-type="float" office:value="51878000" calcext:value-type="float">
            <text:p>51878000</text:p>
          </table:table-cell>
          <table:table-cell office:value-type="float" office:value="51921000" calcext:value-type="float">
            <text:p>51921000</text:p>
          </table:table-cell>
          <table:table-cell office:value-type="float" office:value="54503000" calcext:value-type="float">
            <text:p>54503000</text:p>
          </table:table-cell>
          <table:table-cell office:value-type="float" office:value="55783000" calcext:value-type="float">
            <text:p>55783000</text:p>
          </table:table-cell>
          <table:table-cell office:value-type="float" office:value="51941000" calcext:value-type="float">
            <text:p>51941000</text:p>
          </table:table-cell>
          <table:table-cell office:value-type="float" office:value="51827000" calcext:value-type="float">
            <text:p>51827000</text:p>
          </table:table-cell>
          <table:table-cell office:value-type="float" office:value="51885000" calcext:value-type="float">
            <text:p>51885000</text:p>
          </table:table-cell>
          <table:table-cell office:value-type="float" office:value="52039000" calcext:value-type="float">
            <text:p>52039000</text:p>
          </table:table-cell>
          <table:table-cell office:value-type="float" office:value="52114000" calcext:value-type="float">
            <text:p>52114000</text:p>
          </table:table-cell>
          <table:table-cell office:value-type="float" office:value="51905000" calcext:value-type="float">
            <text:p>51905000</text:p>
          </table:table-cell>
          <table:table-cell office:value-type="float" office:value="51744000" calcext:value-type="float">
            <text:p>51744000</text:p>
          </table:table-cell>
          <table:table-cell/>
          <table:table-cell office:value-type="float" office:value="1890" calcext:value-type="float">
            <text:p>1890</text:p>
          </table:table-cell>
          <table:table-cell table:formula="of:=AVERAGE([.A190:.AY190])" office:value-type="float" office:value="51184644.9019608" calcext:value-type="float">
            <text:p>51184644.901960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1880000" calcext:value-type="float">
            <text:p>51880000</text:p>
          </table:table-cell>
          <table:table-cell office:value-type="float" office:value="51672000" calcext:value-type="float">
            <text:p>51672000</text:p>
          </table:table-cell>
          <table:table-cell office:value-type="float" office:value="51824000" calcext:value-type="float">
            <text:p>51824000</text:p>
          </table:table-cell>
          <table:table-cell office:value-type="float" office:value="51808000" calcext:value-type="float">
            <text:p>51808000</text:p>
          </table:table-cell>
          <table:table-cell office:value-type="float" office:value="51656000" calcext:value-type="float">
            <text:p>51656000</text:p>
          </table:table-cell>
          <table:table-cell office:value-type="float" office:value="51752000" calcext:value-type="float">
            <text:p>51752000</text:p>
          </table:table-cell>
          <table:table-cell office:value-type="float" office:value="53757000" calcext:value-type="float">
            <text:p>53757000</text:p>
          </table:table-cell>
          <table:table-cell office:value-type="float" office:value="52233000" calcext:value-type="float">
            <text:p>52233000</text:p>
          </table:table-cell>
          <table:table-cell office:value-type="float" office:value="52084000" calcext:value-type="float">
            <text:p>52084000</text:p>
          </table:table-cell>
          <table:table-cell office:value-type="float" office:value="51728000" calcext:value-type="float">
            <text:p>51728000</text:p>
          </table:table-cell>
          <table:table-cell office:value-type="float" office:value="51785000" calcext:value-type="float">
            <text:p>51785000</text:p>
          </table:table-cell>
          <table:table-cell office:value-type="float" office:value="51634000" calcext:value-type="float">
            <text:p>51634000</text:p>
          </table:table-cell>
          <table:table-cell office:value-type="float" office:value="51751000" calcext:value-type="float">
            <text:p>51751000</text:p>
          </table:table-cell>
          <table:table-cell office:value-type="float" office:value="51653000" calcext:value-type="float">
            <text:p>51653000</text:p>
          </table:table-cell>
          <table:table-cell office:value-type="float" office:value="51585000" calcext:value-type="float">
            <text:p>51585000</text:p>
          </table:table-cell>
          <table:table-cell office:value-type="float" office:value="51737000" calcext:value-type="float">
            <text:p>51737000</text:p>
          </table:table-cell>
          <table:table-cell office:value-type="float" office:value="51866000" calcext:value-type="float">
            <text:p>51866000</text:p>
          </table:table-cell>
          <table:table-cell office:value-type="float" office:value="51768000" calcext:value-type="float">
            <text:p>51768000</text:p>
          </table:table-cell>
          <table:table-cell office:value-type="float" office:value="51545000" calcext:value-type="float">
            <text:p>51545000</text:p>
          </table:table-cell>
          <table:table-cell office:value-type="float" office:value="51846000" calcext:value-type="float">
            <text:p>51846000</text:p>
          </table:table-cell>
          <table:table-cell office:value-type="float" office:value="51652000" calcext:value-type="float">
            <text:p>51652000</text:p>
          </table:table-cell>
          <table:table-cell office:value-type="float" office:value="51844000" calcext:value-type="float">
            <text:p>51844000</text:p>
          </table:table-cell>
          <table:table-cell office:value-type="float" office:value="54651000" calcext:value-type="float">
            <text:p>54651000</text:p>
          </table:table-cell>
          <table:table-cell office:value-type="float" office:value="51773000" calcext:value-type="float">
            <text:p>51773000</text:p>
          </table:table-cell>
          <table:table-cell office:value-type="float" office:value="51873000" calcext:value-type="float">
            <text:p>51873000</text:p>
          </table:table-cell>
          <table:table-cell office:value-type="float" office:value="51841000" calcext:value-type="float">
            <text:p>51841000</text:p>
          </table:table-cell>
          <table:table-cell office:value-type="float" office:value="51792000" calcext:value-type="float">
            <text:p>51792000</text:p>
          </table:table-cell>
          <table:table-cell office:value-type="float" office:value="52086000" calcext:value-type="float">
            <text:p>52086000</text:p>
          </table:table-cell>
          <table:table-cell office:value-type="float" office:value="58854000" calcext:value-type="float">
            <text:p>58854000</text:p>
          </table:table-cell>
          <table:table-cell office:value-type="float" office:value="63972000" calcext:value-type="float">
            <text:p>63972000</text:p>
          </table:table-cell>
          <table:table-cell office:value-type="float" office:value="60224000" calcext:value-type="float">
            <text:p>60224000</text:p>
          </table:table-cell>
          <table:table-cell office:value-type="float" office:value="59871000" calcext:value-type="float">
            <text:p>59871000</text:p>
          </table:table-cell>
          <table:table-cell office:value-type="float" office:value="51814000" calcext:value-type="float">
            <text:p>51814000</text:p>
          </table:table-cell>
          <table:table-cell office:value-type="float" office:value="51748000" calcext:value-type="float">
            <text:p>51748000</text:p>
          </table:table-cell>
          <table:table-cell office:value-type="float" office:value="51908000" calcext:value-type="float">
            <text:p>51908000</text:p>
          </table:table-cell>
          <table:table-cell office:value-type="float" office:value="51921000" calcext:value-type="float">
            <text:p>51921000</text:p>
          </table:table-cell>
          <table:table-cell office:value-type="float" office:value="54176000" calcext:value-type="float">
            <text:p>54176000</text:p>
          </table:table-cell>
          <table:table-cell office:value-type="float" office:value="51867000" calcext:value-type="float">
            <text:p>51867000</text:p>
          </table:table-cell>
          <table:table-cell office:value-type="float" office:value="51764000" calcext:value-type="float">
            <text:p>51764000</text:p>
          </table:table-cell>
          <table:table-cell office:value-type="float" office:value="51658000" calcext:value-type="float">
            <text:p>51658000</text:p>
          </table:table-cell>
          <table:table-cell office:value-type="float" office:value="51874000" calcext:value-type="float">
            <text:p>51874000</text:p>
          </table:table-cell>
          <table:table-cell office:value-type="float" office:value="51687000" calcext:value-type="float">
            <text:p>51687000</text:p>
          </table:table-cell>
          <table:table-cell office:value-type="float" office:value="51915000" calcext:value-type="float">
            <text:p>51915000</text:p>
          </table:table-cell>
          <table:table-cell office:value-type="float" office:value="51843000" calcext:value-type="float">
            <text:p>51843000</text:p>
          </table:table-cell>
          <table:table-cell office:value-type="float" office:value="51989000" calcext:value-type="float">
            <text:p>51989000</text:p>
          </table:table-cell>
          <table:table-cell office:value-type="float" office:value="51890000" calcext:value-type="float">
            <text:p>51890000</text:p>
          </table:table-cell>
          <table:table-cell office:value-type="float" office:value="51804000" calcext:value-type="float">
            <text:p>51804000</text:p>
          </table:table-cell>
          <table:table-cell office:value-type="float" office:value="51757000" calcext:value-type="float">
            <text:p>51757000</text:p>
          </table:table-cell>
          <table:table-cell office:value-type="float" office:value="51570000" calcext:value-type="float">
            <text:p>51570000</text:p>
          </table:table-cell>
          <table:table-cell office:value-type="float" office:value="51776000" calcext:value-type="float">
            <text:p>51776000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AVERAGE([.A191:.AY191])" office:value-type="float" office:value="51626664.7058824" calcext:value-type="float">
            <text:p>51626664.705882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52317000" calcext:value-type="float">
            <text:p>52317000</text:p>
          </table:table-cell>
          <table:table-cell office:value-type="float" office:value="54242000" calcext:value-type="float">
            <text:p>54242000</text:p>
          </table:table-cell>
          <table:table-cell office:value-type="float" office:value="52279000" calcext:value-type="float">
            <text:p>52279000</text:p>
          </table:table-cell>
          <table:table-cell office:value-type="float" office:value="52071000" calcext:value-type="float">
            <text:p>52071000</text:p>
          </table:table-cell>
          <table:table-cell office:value-type="float" office:value="52189000" calcext:value-type="float">
            <text:p>52189000</text:p>
          </table:table-cell>
          <table:table-cell office:value-type="float" office:value="52257000" calcext:value-type="float">
            <text:p>52257000</text:p>
          </table:table-cell>
          <table:table-cell office:value-type="float" office:value="52161000" calcext:value-type="float">
            <text:p>52161000</text:p>
          </table:table-cell>
          <table:table-cell office:value-type="float" office:value="52368000" calcext:value-type="float">
            <text:p>52368000</text:p>
          </table:table-cell>
          <table:table-cell table:number-columns-repeated="2" office:value-type="float" office:value="52297000" calcext:value-type="float">
            <text:p>52297000</text:p>
          </table:table-cell>
          <table:table-cell office:value-type="float" office:value="52062000" calcext:value-type="float">
            <text:p>52062000</text:p>
          </table:table-cell>
          <table:table-cell office:value-type="float" office:value="52173000" calcext:value-type="float">
            <text:p>52173000</text:p>
          </table:table-cell>
          <table:table-cell office:value-type="float" office:value="52187000" calcext:value-type="float">
            <text:p>52187000</text:p>
          </table:table-cell>
          <table:table-cell office:value-type="float" office:value="52250000" calcext:value-type="float">
            <text:p>52250000</text:p>
          </table:table-cell>
          <table:table-cell office:value-type="float" office:value="52132000" calcext:value-type="float">
            <text:p>52132000</text:p>
          </table:table-cell>
          <table:table-cell office:value-type="float" office:value="52648000" calcext:value-type="float">
            <text:p>52648000</text:p>
          </table:table-cell>
          <table:table-cell office:value-type="float" office:value="52158000" calcext:value-type="float">
            <text:p>52158000</text:p>
          </table:table-cell>
          <table:table-cell office:value-type="float" office:value="54439000" calcext:value-type="float">
            <text:p>54439000</text:p>
          </table:table-cell>
          <table:table-cell office:value-type="float" office:value="54957000" calcext:value-type="float">
            <text:p>54957000</text:p>
          </table:table-cell>
          <table:table-cell office:value-type="float" office:value="52229000" calcext:value-type="float">
            <text:p>52229000</text:p>
          </table:table-cell>
          <table:table-cell office:value-type="float" office:value="52299000" calcext:value-type="float">
            <text:p>52299000</text:p>
          </table:table-cell>
          <table:table-cell office:value-type="float" office:value="52257000" calcext:value-type="float">
            <text:p>52257000</text:p>
          </table:table-cell>
          <table:table-cell office:value-type="float" office:value="52200000" calcext:value-type="float">
            <text:p>52200000</text:p>
          </table:table-cell>
          <table:table-cell office:value-type="float" office:value="52261000" calcext:value-type="float">
            <text:p>52261000</text:p>
          </table:table-cell>
          <table:table-cell office:value-type="float" office:value="52093000" calcext:value-type="float">
            <text:p>52093000</text:p>
          </table:table-cell>
          <table:table-cell office:value-type="float" office:value="52244000" calcext:value-type="float">
            <text:p>52244000</text:p>
          </table:table-cell>
          <table:table-cell office:value-type="float" office:value="52046000" calcext:value-type="float">
            <text:p>52046000</text:p>
          </table:table-cell>
          <table:table-cell office:value-type="float" office:value="52134000" calcext:value-type="float">
            <text:p>52134000</text:p>
          </table:table-cell>
          <table:table-cell office:value-type="float" office:value="52155000" calcext:value-type="float">
            <text:p>52155000</text:p>
          </table:table-cell>
          <table:table-cell office:value-type="float" office:value="52468000" calcext:value-type="float">
            <text:p>52468000</text:p>
          </table:table-cell>
          <table:table-cell office:value-type="float" office:value="52109000" calcext:value-type="float">
            <text:p>52109000</text:p>
          </table:table-cell>
          <table:table-cell office:value-type="float" office:value="52191000" calcext:value-type="float">
            <text:p>52191000</text:p>
          </table:table-cell>
          <table:table-cell office:value-type="float" office:value="52229000" calcext:value-type="float">
            <text:p>52229000</text:p>
          </table:table-cell>
          <table:table-cell office:value-type="float" office:value="54277000" calcext:value-type="float">
            <text:p>54277000</text:p>
          </table:table-cell>
          <table:table-cell office:value-type="float" office:value="53404000" calcext:value-type="float">
            <text:p>53404000</text:p>
          </table:table-cell>
          <table:table-cell office:value-type="float" office:value="52248000" calcext:value-type="float">
            <text:p>52248000</text:p>
          </table:table-cell>
          <table:table-cell office:value-type="float" office:value="52060000" calcext:value-type="float">
            <text:p>52060000</text:p>
          </table:table-cell>
          <table:table-cell office:value-type="float" office:value="52260000" calcext:value-type="float">
            <text:p>52260000</text:p>
          </table:table-cell>
          <table:table-cell office:value-type="float" office:value="54129000" calcext:value-type="float">
            <text:p>54129000</text:p>
          </table:table-cell>
          <table:table-cell office:value-type="float" office:value="52116000" calcext:value-type="float">
            <text:p>52116000</text:p>
          </table:table-cell>
          <table:table-cell office:value-type="float" office:value="52129000" calcext:value-type="float">
            <text:p>52129000</text:p>
          </table:table-cell>
          <table:table-cell office:value-type="float" office:value="52220000" calcext:value-type="float">
            <text:p>52220000</text:p>
          </table:table-cell>
          <table:table-cell office:value-type="float" office:value="52075000" calcext:value-type="float">
            <text:p>52075000</text:p>
          </table:table-cell>
          <table:table-cell office:value-type="float" office:value="52186000" calcext:value-type="float">
            <text:p>52186000</text:p>
          </table:table-cell>
          <table:table-cell office:value-type="float" office:value="52234000" calcext:value-type="float">
            <text:p>52234000</text:p>
          </table:table-cell>
          <table:table-cell office:value-type="float" office:value="52218000" calcext:value-type="float">
            <text:p>52218000</text:p>
          </table:table-cell>
          <table:table-cell office:value-type="float" office:value="52230000" calcext:value-type="float">
            <text:p>52230000</text:p>
          </table:table-cell>
          <table:table-cell office:value-type="float" office:value="52270000" calcext:value-type="float">
            <text:p>52270000</text:p>
          </table:table-cell>
          <table:table-cell office:value-type="float" office:value="52118000" calcext:value-type="float">
            <text:p>52118000</text:p>
          </table:table-cell>
          <table:table-cell office:value-type="float" office:value="52101000" calcext:value-type="float">
            <text:p>52101000</text:p>
          </table:table-cell>
          <table:table-cell/>
          <table:table-cell office:value-type="float" office:value="1910" calcext:value-type="float">
            <text:p>1910</text:p>
          </table:table-cell>
          <table:table-cell table:formula="of:=AVERAGE([.A192:.AY192])" office:value-type="float" office:value="51425017.8431373" calcext:value-type="float">
            <text:p>51425017.843137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54251000" calcext:value-type="float">
            <text:p>54251000</text:p>
          </table:table-cell>
          <table:table-cell office:value-type="float" office:value="54036000" calcext:value-type="float">
            <text:p>54036000</text:p>
          </table:table-cell>
          <table:table-cell office:value-type="float" office:value="54041000" calcext:value-type="float">
            <text:p>54041000</text:p>
          </table:table-cell>
          <table:table-cell office:value-type="float" office:value="56164000" calcext:value-type="float">
            <text:p>56164000</text:p>
          </table:table-cell>
          <table:table-cell office:value-type="float" office:value="54087000" calcext:value-type="float">
            <text:p>54087000</text:p>
          </table:table-cell>
          <table:table-cell office:value-type="float" office:value="54113000" calcext:value-type="float">
            <text:p>54113000</text:p>
          </table:table-cell>
          <table:table-cell office:value-type="float" office:value="54149000" calcext:value-type="float">
            <text:p>54149000</text:p>
          </table:table-cell>
          <table:table-cell office:value-type="float" office:value="54244000" calcext:value-type="float">
            <text:p>54244000</text:p>
          </table:table-cell>
          <table:table-cell office:value-type="float" office:value="53911000" calcext:value-type="float">
            <text:p>53911000</text:p>
          </table:table-cell>
          <table:table-cell office:value-type="float" office:value="54086000" calcext:value-type="float">
            <text:p>54086000</text:p>
          </table:table-cell>
          <table:table-cell office:value-type="float" office:value="54347000" calcext:value-type="float">
            <text:p>54347000</text:p>
          </table:table-cell>
          <table:table-cell office:value-type="float" office:value="53946000" calcext:value-type="float">
            <text:p>53946000</text:p>
          </table:table-cell>
          <table:table-cell office:value-type="float" office:value="54023000" calcext:value-type="float">
            <text:p>54023000</text:p>
          </table:table-cell>
          <table:table-cell office:value-type="float" office:value="54045000" calcext:value-type="float">
            <text:p>54045000</text:p>
          </table:table-cell>
          <table:table-cell office:value-type="float" office:value="54096000" calcext:value-type="float">
            <text:p>54096000</text:p>
          </table:table-cell>
          <table:table-cell office:value-type="float" office:value="56903000" calcext:value-type="float">
            <text:p>56903000</text:p>
          </table:table-cell>
          <table:table-cell office:value-type="float" office:value="54043000" calcext:value-type="float">
            <text:p>54043000</text:p>
          </table:table-cell>
          <table:table-cell office:value-type="float" office:value="54063000" calcext:value-type="float">
            <text:p>54063000</text:p>
          </table:table-cell>
          <table:table-cell office:value-type="float" office:value="54167000" calcext:value-type="float">
            <text:p>54167000</text:p>
          </table:table-cell>
          <table:table-cell office:value-type="float" office:value="56207000" calcext:value-type="float">
            <text:p>56207000</text:p>
          </table:table-cell>
          <table:table-cell office:value-type="float" office:value="54103000" calcext:value-type="float">
            <text:p>54103000</text:p>
          </table:table-cell>
          <table:table-cell office:value-type="float" office:value="53857000" calcext:value-type="float">
            <text:p>53857000</text:p>
          </table:table-cell>
          <table:table-cell office:value-type="float" office:value="54099000" calcext:value-type="float">
            <text:p>54099000</text:p>
          </table:table-cell>
          <table:table-cell office:value-type="float" office:value="54176000" calcext:value-type="float">
            <text:p>54176000</text:p>
          </table:table-cell>
          <table:table-cell office:value-type="float" office:value="54139000" calcext:value-type="float">
            <text:p>54139000</text:p>
          </table:table-cell>
          <table:table-cell office:value-type="float" office:value="53969000" calcext:value-type="float">
            <text:p>53969000</text:p>
          </table:table-cell>
          <table:table-cell office:value-type="float" office:value="54076000" calcext:value-type="float">
            <text:p>54076000</text:p>
          </table:table-cell>
          <table:table-cell office:value-type="float" office:value="54060000" calcext:value-type="float">
            <text:p>54060000</text:p>
          </table:table-cell>
          <table:table-cell office:value-type="float" office:value="54071000" calcext:value-type="float">
            <text:p>54071000</text:p>
          </table:table-cell>
          <table:table-cell office:value-type="float" office:value="53915000" calcext:value-type="float">
            <text:p>53915000</text:p>
          </table:table-cell>
          <table:table-cell office:value-type="float" office:value="54041000" calcext:value-type="float">
            <text:p>54041000</text:p>
          </table:table-cell>
          <table:table-cell office:value-type="float" office:value="53905000" calcext:value-type="float">
            <text:p>53905000</text:p>
          </table:table-cell>
          <table:table-cell office:value-type="float" office:value="54030000" calcext:value-type="float">
            <text:p>54030000</text:p>
          </table:table-cell>
          <table:table-cell office:value-type="float" office:value="54043000" calcext:value-type="float">
            <text:p>54043000</text:p>
          </table:table-cell>
          <table:table-cell office:value-type="float" office:value="56416000" calcext:value-type="float">
            <text:p>56416000</text:p>
          </table:table-cell>
          <table:table-cell office:value-type="float" office:value="54185000" calcext:value-type="float">
            <text:p>54185000</text:p>
          </table:table-cell>
          <table:table-cell office:value-type="float" office:value="54182000" calcext:value-type="float">
            <text:p>54182000</text:p>
          </table:table-cell>
          <table:table-cell office:value-type="float" office:value="54086000" calcext:value-type="float">
            <text:p>54086000</text:p>
          </table:table-cell>
          <table:table-cell office:value-type="float" office:value="54171000" calcext:value-type="float">
            <text:p>54171000</text:p>
          </table:table-cell>
          <table:table-cell office:value-type="float" office:value="53995000" calcext:value-type="float">
            <text:p>53995000</text:p>
          </table:table-cell>
          <table:table-cell office:value-type="float" office:value="53975000" calcext:value-type="float">
            <text:p>53975000</text:p>
          </table:table-cell>
          <table:table-cell office:value-type="float" office:value="54067000" calcext:value-type="float">
            <text:p>54067000</text:p>
          </table:table-cell>
          <table:table-cell office:value-type="float" office:value="54134000" calcext:value-type="float">
            <text:p>54134000</text:p>
          </table:table-cell>
          <table:table-cell office:value-type="float" office:value="54016000" calcext:value-type="float">
            <text:p>54016000</text:p>
          </table:table-cell>
          <table:table-cell office:value-type="float" office:value="53973000" calcext:value-type="float">
            <text:p>53973000</text:p>
          </table:table-cell>
          <table:table-cell office:value-type="float" office:value="54094000" calcext:value-type="float">
            <text:p>54094000</text:p>
          </table:table-cell>
          <table:table-cell office:value-type="float" office:value="54310000" calcext:value-type="float">
            <text:p>54310000</text:p>
          </table:table-cell>
          <table:table-cell office:value-type="float" office:value="54213000" calcext:value-type="float">
            <text:p>54213000</text:p>
          </table:table-cell>
          <table:table-cell office:value-type="float" office:value="54221000" calcext:value-type="float">
            <text:p>54221000</text:p>
          </table:table-cell>
          <table:table-cell office:value-type="float" office:value="56663000" calcext:value-type="float">
            <text:p>56663000</text:p>
          </table:table-cell>
          <table:table-cell/>
          <table:table-cell office:value-type="float" office:value="1920" calcext:value-type="float">
            <text:p>1920</text:p>
          </table:table-cell>
          <table:table-cell table:formula="of:=AVERAGE([.A193:.AY193])" office:value-type="float" office:value="53257037.6470588" calcext:value-type="float">
            <text:p>53257037.6470588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54279000" calcext:value-type="float">
            <text:p>54279000</text:p>
          </table:table-cell>
          <table:table-cell office:value-type="float" office:value="54441000" calcext:value-type="float">
            <text:p>54441000</text:p>
          </table:table-cell>
          <table:table-cell office:value-type="float" office:value="54552000" calcext:value-type="float">
            <text:p>54552000</text:p>
          </table:table-cell>
          <table:table-cell office:value-type="float" office:value="54293000" calcext:value-type="float">
            <text:p>54293000</text:p>
          </table:table-cell>
          <table:table-cell office:value-type="float" office:value="54470000" calcext:value-type="float">
            <text:p>54470000</text:p>
          </table:table-cell>
          <table:table-cell office:value-type="float" office:value="54586000" calcext:value-type="float">
            <text:p>54586000</text:p>
          </table:table-cell>
          <table:table-cell office:value-type="float" office:value="54632000" calcext:value-type="float">
            <text:p>54632000</text:p>
          </table:table-cell>
          <table:table-cell office:value-type="float" office:value="54544000" calcext:value-type="float">
            <text:p>54544000</text:p>
          </table:table-cell>
          <table:table-cell office:value-type="float" office:value="56682000" calcext:value-type="float">
            <text:p>56682000</text:p>
          </table:table-cell>
          <table:table-cell office:value-type="float" office:value="54421000" calcext:value-type="float">
            <text:p>54421000</text:p>
          </table:table-cell>
          <table:table-cell office:value-type="float" office:value="54205000" calcext:value-type="float">
            <text:p>54205000</text:p>
          </table:table-cell>
          <table:table-cell office:value-type="float" office:value="54447000" calcext:value-type="float">
            <text:p>54447000</text:p>
          </table:table-cell>
          <table:table-cell office:value-type="float" office:value="54418000" calcext:value-type="float">
            <text:p>54418000</text:p>
          </table:table-cell>
          <table:table-cell office:value-type="float" office:value="54501000" calcext:value-type="float">
            <text:p>54501000</text:p>
          </table:table-cell>
          <table:table-cell office:value-type="float" office:value="54492000" calcext:value-type="float">
            <text:p>54492000</text:p>
          </table:table-cell>
          <table:table-cell office:value-type="float" office:value="54397000" calcext:value-type="float">
            <text:p>54397000</text:p>
          </table:table-cell>
          <table:table-cell office:value-type="float" office:value="54479000" calcext:value-type="float">
            <text:p>54479000</text:p>
          </table:table-cell>
          <table:table-cell office:value-type="float" office:value="54454000" calcext:value-type="float">
            <text:p>54454000</text:p>
          </table:table-cell>
          <table:table-cell office:value-type="float" office:value="54574000" calcext:value-type="float">
            <text:p>54574000</text:p>
          </table:table-cell>
          <table:table-cell office:value-type="float" office:value="54406000" calcext:value-type="float">
            <text:p>54406000</text:p>
          </table:table-cell>
          <table:table-cell table:number-columns-repeated="2" office:value-type="float" office:value="54377000" calcext:value-type="float">
            <text:p>54377000</text:p>
          </table:table-cell>
          <table:table-cell office:value-type="float" office:value="54436000" calcext:value-type="float">
            <text:p>54436000</text:p>
          </table:table-cell>
          <table:table-cell office:value-type="float" office:value="54647000" calcext:value-type="float">
            <text:p>54647000</text:p>
          </table:table-cell>
          <table:table-cell office:value-type="float" office:value="54364000" calcext:value-type="float">
            <text:p>54364000</text:p>
          </table:table-cell>
          <table:table-cell office:value-type="float" office:value="54392000" calcext:value-type="float">
            <text:p>54392000</text:p>
          </table:table-cell>
          <table:table-cell office:value-type="float" office:value="54603000" calcext:value-type="float">
            <text:p>54603000</text:p>
          </table:table-cell>
          <table:table-cell office:value-type="float" office:value="54533000" calcext:value-type="float">
            <text:p>54533000</text:p>
          </table:table-cell>
          <table:table-cell office:value-type="float" office:value="54593000" calcext:value-type="float">
            <text:p>54593000</text:p>
          </table:table-cell>
          <table:table-cell office:value-type="float" office:value="54493000" calcext:value-type="float">
            <text:p>54493000</text:p>
          </table:table-cell>
          <table:table-cell office:value-type="float" office:value="54571000" calcext:value-type="float">
            <text:p>54571000</text:p>
          </table:table-cell>
          <table:table-cell office:value-type="float" office:value="60955000" calcext:value-type="float">
            <text:p>60955000</text:p>
          </table:table-cell>
          <table:table-cell office:value-type="float" office:value="54465000" calcext:value-type="float">
            <text:p>54465000</text:p>
          </table:table-cell>
          <table:table-cell office:value-type="float" office:value="54508000" calcext:value-type="float">
            <text:p>54508000</text:p>
          </table:table-cell>
          <table:table-cell office:value-type="float" office:value="54556000" calcext:value-type="float">
            <text:p>54556000</text:p>
          </table:table-cell>
          <table:table-cell office:value-type="float" office:value="54586000" calcext:value-type="float">
            <text:p>54586000</text:p>
          </table:table-cell>
          <table:table-cell office:value-type="float" office:value="54467000" calcext:value-type="float">
            <text:p>54467000</text:p>
          </table:table-cell>
          <table:table-cell office:value-type="float" office:value="54394000" calcext:value-type="float">
            <text:p>54394000</text:p>
          </table:table-cell>
          <table:table-cell office:value-type="float" office:value="54542000" calcext:value-type="float">
            <text:p>54542000</text:p>
          </table:table-cell>
          <table:table-cell office:value-type="float" office:value="56752000" calcext:value-type="float">
            <text:p>56752000</text:p>
          </table:table-cell>
          <table:table-cell office:value-type="float" office:value="54447000" calcext:value-type="float">
            <text:p>54447000</text:p>
          </table:table-cell>
          <table:table-cell office:value-type="float" office:value="54445000" calcext:value-type="float">
            <text:p>54445000</text:p>
          </table:table-cell>
          <table:table-cell office:value-type="float" office:value="54639000" calcext:value-type="float">
            <text:p>54639000</text:p>
          </table:table-cell>
          <table:table-cell office:value-type="float" office:value="54649000" calcext:value-type="float">
            <text:p>54649000</text:p>
          </table:table-cell>
          <table:table-cell office:value-type="float" office:value="54406000" calcext:value-type="float">
            <text:p>54406000</text:p>
          </table:table-cell>
          <table:table-cell office:value-type="float" office:value="54521000" calcext:value-type="float">
            <text:p>54521000</text:p>
          </table:table-cell>
          <table:table-cell office:value-type="float" office:value="54475000" calcext:value-type="float">
            <text:p>54475000</text:p>
          </table:table-cell>
          <table:table-cell office:value-type="float" office:value="54515000" calcext:value-type="float">
            <text:p>54515000</text:p>
          </table:table-cell>
          <table:table-cell office:value-type="float" office:value="54542000" calcext:value-type="float">
            <text:p>54542000</text:p>
          </table:table-cell>
          <table:table-cell office:value-type="float" office:value="54400000" calcext:value-type="float">
            <text:p>54400000</text:p>
          </table:table-cell>
          <table:table-cell/>
          <table:table-cell office:value-type="float" office:value="1930" calcext:value-type="float">
            <text:p>1930</text:p>
          </table:table-cell>
          <table:table-cell table:formula="of:=AVERAGE([.A194:.AY194])" office:value-type="float" office:value="53625979.0196078" calcext:value-type="float">
            <text:p>53625979.0196078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55004000" calcext:value-type="float">
            <text:p>55004000</text:p>
          </table:table-cell>
          <table:table-cell office:value-type="float" office:value="54951000" calcext:value-type="float">
            <text:p>54951000</text:p>
          </table:table-cell>
          <table:table-cell office:value-type="float" office:value="54819000" calcext:value-type="float">
            <text:p>54819000</text:p>
          </table:table-cell>
          <table:table-cell office:value-type="float" office:value="54943000" calcext:value-type="float">
            <text:p>54943000</text:p>
          </table:table-cell>
          <table:table-cell office:value-type="float" office:value="57243000" calcext:value-type="float">
            <text:p>57243000</text:p>
          </table:table-cell>
          <table:table-cell office:value-type="float" office:value="54785000" calcext:value-type="float">
            <text:p>54785000</text:p>
          </table:table-cell>
          <table:table-cell office:value-type="float" office:value="54790000" calcext:value-type="float">
            <text:p>54790000</text:p>
          </table:table-cell>
          <table:table-cell office:value-type="float" office:value="54973000" calcext:value-type="float">
            <text:p>54973000</text:p>
          </table:table-cell>
          <table:table-cell office:value-type="float" office:value="54893000" calcext:value-type="float">
            <text:p>54893000</text:p>
          </table:table-cell>
          <table:table-cell office:value-type="float" office:value="54783000" calcext:value-type="float">
            <text:p>54783000</text:p>
          </table:table-cell>
          <table:table-cell office:value-type="float" office:value="54916000" calcext:value-type="float">
            <text:p>54916000</text:p>
          </table:table-cell>
          <table:table-cell office:value-type="float" office:value="54928000" calcext:value-type="float">
            <text:p>54928000</text:p>
          </table:table-cell>
          <table:table-cell office:value-type="float" office:value="54903000" calcext:value-type="float">
            <text:p>54903000</text:p>
          </table:table-cell>
          <table:table-cell office:value-type="float" office:value="55019000" calcext:value-type="float">
            <text:p>55019000</text:p>
          </table:table-cell>
          <table:table-cell office:value-type="float" office:value="54996000" calcext:value-type="float">
            <text:p>54996000</text:p>
          </table:table-cell>
          <table:table-cell office:value-type="float" office:value="55490000" calcext:value-type="float">
            <text:p>55490000</text:p>
          </table:table-cell>
          <table:table-cell office:value-type="float" office:value="54712000" calcext:value-type="float">
            <text:p>54712000</text:p>
          </table:table-cell>
          <table:table-cell office:value-type="float" office:value="54851000" calcext:value-type="float">
            <text:p>54851000</text:p>
          </table:table-cell>
          <table:table-cell office:value-type="float" office:value="55042000" calcext:value-type="float">
            <text:p>55042000</text:p>
          </table:table-cell>
          <table:table-cell office:value-type="float" office:value="57114000" calcext:value-type="float">
            <text:p>57114000</text:p>
          </table:table-cell>
          <table:table-cell office:value-type="float" office:value="54842000" calcext:value-type="float">
            <text:p>54842000</text:p>
          </table:table-cell>
          <table:table-cell office:value-type="float" office:value="54954000" calcext:value-type="float">
            <text:p>54954000</text:p>
          </table:table-cell>
          <table:table-cell office:value-type="float" office:value="54795000" calcext:value-type="float">
            <text:p>54795000</text:p>
          </table:table-cell>
          <table:table-cell office:value-type="float" office:value="56955000" calcext:value-type="float">
            <text:p>56955000</text:p>
          </table:table-cell>
          <table:table-cell office:value-type="float" office:value="54975000" calcext:value-type="float">
            <text:p>54975000</text:p>
          </table:table-cell>
          <table:table-cell office:value-type="float" office:value="55414000" calcext:value-type="float">
            <text:p>55414000</text:p>
          </table:table-cell>
          <table:table-cell office:value-type="float" office:value="54831000" calcext:value-type="float">
            <text:p>54831000</text:p>
          </table:table-cell>
          <table:table-cell office:value-type="float" office:value="55002000" calcext:value-type="float">
            <text:p>55002000</text:p>
          </table:table-cell>
          <table:table-cell office:value-type="float" office:value="55112000" calcext:value-type="float">
            <text:p>55112000</text:p>
          </table:table-cell>
          <table:table-cell office:value-type="float" office:value="55026000" calcext:value-type="float">
            <text:p>55026000</text:p>
          </table:table-cell>
          <table:table-cell office:value-type="float" office:value="55092000" calcext:value-type="float">
            <text:p>55092000</text:p>
          </table:table-cell>
          <table:table-cell office:value-type="float" office:value="54914000" calcext:value-type="float">
            <text:p>54914000</text:p>
          </table:table-cell>
          <table:table-cell office:value-type="float" office:value="54882000" calcext:value-type="float">
            <text:p>54882000</text:p>
          </table:table-cell>
          <table:table-cell office:value-type="float" office:value="54911000" calcext:value-type="float">
            <text:p>54911000</text:p>
          </table:table-cell>
          <table:table-cell office:value-type="float" office:value="54952000" calcext:value-type="float">
            <text:p>54952000</text:p>
          </table:table-cell>
          <table:table-cell office:value-type="float" office:value="54916000" calcext:value-type="float">
            <text:p>54916000</text:p>
          </table:table-cell>
          <table:table-cell office:value-type="float" office:value="54911000" calcext:value-type="float">
            <text:p>54911000</text:p>
          </table:table-cell>
          <table:table-cell office:value-type="float" office:value="54874000" calcext:value-type="float">
            <text:p>54874000</text:p>
          </table:table-cell>
          <table:table-cell office:value-type="float" office:value="57142000" calcext:value-type="float">
            <text:p>57142000</text:p>
          </table:table-cell>
          <table:table-cell office:value-type="float" office:value="55472000" calcext:value-type="float">
            <text:p>55472000</text:p>
          </table:table-cell>
          <table:table-cell office:value-type="float" office:value="54838000" calcext:value-type="float">
            <text:p>54838000</text:p>
          </table:table-cell>
          <table:table-cell office:value-type="float" office:value="54954000" calcext:value-type="float">
            <text:p>54954000</text:p>
          </table:table-cell>
          <table:table-cell office:value-type="float" office:value="55035000" calcext:value-type="float">
            <text:p>55035000</text:p>
          </table:table-cell>
          <table:table-cell office:value-type="float" office:value="54820000" calcext:value-type="float">
            <text:p>54820000</text:p>
          </table:table-cell>
          <table:table-cell office:value-type="float" office:value="54955000" calcext:value-type="float">
            <text:p>54955000</text:p>
          </table:table-cell>
          <table:table-cell office:value-type="float" office:value="54961000" calcext:value-type="float">
            <text:p>54961000</text:p>
          </table:table-cell>
          <table:table-cell office:value-type="float" office:value="55581000" calcext:value-type="float">
            <text:p>55581000</text:p>
          </table:table-cell>
          <table:table-cell office:value-type="float" office:value="54919000" calcext:value-type="float">
            <text:p>54919000</text:p>
          </table:table-cell>
          <table:table-cell office:value-type="float" office:value="54857000" calcext:value-type="float">
            <text:p>54857000</text:p>
          </table:table-cell>
          <table:table-cell office:value-type="float" office:value="54908000" calcext:value-type="float">
            <text:p>54908000</text:p>
          </table:table-cell>
          <table:table-cell/>
          <table:table-cell office:value-type="float" office:value="1940" calcext:value-type="float">
            <text:p>1940</text:p>
          </table:table-cell>
          <table:table-cell table:formula="of:=AVERAGE([.A195:.AY195])" office:value-type="float" office:value="54057979.2156863" calcext:value-type="float">
            <text:p>54057979.215686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55532000" calcext:value-type="float">
            <text:p>55532000</text:p>
          </table:table-cell>
          <table:table-cell office:value-type="float" office:value="55519000" calcext:value-type="float">
            <text:p>55519000</text:p>
          </table:table-cell>
          <table:table-cell office:value-type="float" office:value="55343000" calcext:value-type="float">
            <text:p>55343000</text:p>
          </table:table-cell>
          <table:table-cell office:value-type="float" office:value="57989000" calcext:value-type="float">
            <text:p>57989000</text:p>
          </table:table-cell>
          <table:table-cell office:value-type="float" office:value="55498000" calcext:value-type="float">
            <text:p>55498000</text:p>
          </table:table-cell>
          <table:table-cell office:value-type="float" office:value="55531000" calcext:value-type="float">
            <text:p>55531000</text:p>
          </table:table-cell>
          <table:table-cell office:value-type="float" office:value="55443000" calcext:value-type="float">
            <text:p>55443000</text:p>
          </table:table-cell>
          <table:table-cell office:value-type="float" office:value="55404000" calcext:value-type="float">
            <text:p>55404000</text:p>
          </table:table-cell>
          <table:table-cell office:value-type="float" office:value="55340000" calcext:value-type="float">
            <text:p>55340000</text:p>
          </table:table-cell>
          <table:table-cell office:value-type="float" office:value="55419000" calcext:value-type="float">
            <text:p>55419000</text:p>
          </table:table-cell>
          <table:table-cell office:value-type="float" office:value="55484000" calcext:value-type="float">
            <text:p>55484000</text:p>
          </table:table-cell>
          <table:table-cell office:value-type="float" office:value="55437000" calcext:value-type="float">
            <text:p>55437000</text:p>
          </table:table-cell>
          <table:table-cell office:value-type="float" office:value="55335000" calcext:value-type="float">
            <text:p>55335000</text:p>
          </table:table-cell>
          <table:table-cell office:value-type="float" office:value="55308000" calcext:value-type="float">
            <text:p>55308000</text:p>
          </table:table-cell>
          <table:table-cell office:value-type="float" office:value="55481000" calcext:value-type="float">
            <text:p>55481000</text:p>
          </table:table-cell>
          <table:table-cell office:value-type="float" office:value="55489000" calcext:value-type="float">
            <text:p>55489000</text:p>
          </table:table-cell>
          <table:table-cell office:value-type="float" office:value="55545000" calcext:value-type="float">
            <text:p>55545000</text:p>
          </table:table-cell>
          <table:table-cell office:value-type="float" office:value="55656000" calcext:value-type="float">
            <text:p>55656000</text:p>
          </table:table-cell>
          <table:table-cell office:value-type="float" office:value="57788000" calcext:value-type="float">
            <text:p>57788000</text:p>
          </table:table-cell>
          <table:table-cell office:value-type="float" office:value="55341000" calcext:value-type="float">
            <text:p>55341000</text:p>
          </table:table-cell>
          <table:table-cell office:value-type="float" office:value="55445000" calcext:value-type="float">
            <text:p>55445000</text:p>
          </table:table-cell>
          <table:table-cell office:value-type="float" office:value="55451000" calcext:value-type="float">
            <text:p>55451000</text:p>
          </table:table-cell>
          <table:table-cell office:value-type="float" office:value="55354000" calcext:value-type="float">
            <text:p>55354000</text:p>
          </table:table-cell>
          <table:table-cell office:value-type="float" office:value="55883000" calcext:value-type="float">
            <text:p>55883000</text:p>
          </table:table-cell>
          <table:table-cell office:value-type="float" office:value="55446000" calcext:value-type="float">
            <text:p>55446000</text:p>
          </table:table-cell>
          <table:table-cell office:value-type="float" office:value="55588000" calcext:value-type="float">
            <text:p>55588000</text:p>
          </table:table-cell>
          <table:table-cell office:value-type="float" office:value="55355000" calcext:value-type="float">
            <text:p>55355000</text:p>
          </table:table-cell>
          <table:table-cell office:value-type="float" office:value="55375000" calcext:value-type="float">
            <text:p>55375000</text:p>
          </table:table-cell>
          <table:table-cell office:value-type="float" office:value="55527000" calcext:value-type="float">
            <text:p>55527000</text:p>
          </table:table-cell>
          <table:table-cell office:value-type="float" office:value="55438000" calcext:value-type="float">
            <text:p>55438000</text:p>
          </table:table-cell>
          <table:table-cell office:value-type="float" office:value="55478000" calcext:value-type="float">
            <text:p>55478000</text:p>
          </table:table-cell>
          <table:table-cell office:value-type="float" office:value="55530000" calcext:value-type="float">
            <text:p>55530000</text:p>
          </table:table-cell>
          <table:table-cell office:value-type="float" office:value="55498000" calcext:value-type="float">
            <text:p>55498000</text:p>
          </table:table-cell>
          <table:table-cell office:value-type="float" office:value="57618000" calcext:value-type="float">
            <text:p>57618000</text:p>
          </table:table-cell>
          <table:table-cell office:value-type="float" office:value="55319000" calcext:value-type="float">
            <text:p>55319000</text:p>
          </table:table-cell>
          <table:table-cell office:value-type="float" office:value="55417000" calcext:value-type="float">
            <text:p>55417000</text:p>
          </table:table-cell>
          <table:table-cell office:value-type="float" office:value="55390000" calcext:value-type="float">
            <text:p>55390000</text:p>
          </table:table-cell>
          <table:table-cell office:value-type="float" office:value="57625000" calcext:value-type="float">
            <text:p>57625000</text:p>
          </table:table-cell>
          <table:table-cell office:value-type="float" office:value="55404000" calcext:value-type="float">
            <text:p>55404000</text:p>
          </table:table-cell>
          <table:table-cell office:value-type="float" office:value="55479000" calcext:value-type="float">
            <text:p>55479000</text:p>
          </table:table-cell>
          <table:table-cell office:value-type="float" office:value="55615000" calcext:value-type="float">
            <text:p>55615000</text:p>
          </table:table-cell>
          <table:table-cell office:value-type="float" office:value="55543000" calcext:value-type="float">
            <text:p>55543000</text:p>
          </table:table-cell>
          <table:table-cell office:value-type="float" office:value="55522000" calcext:value-type="float">
            <text:p>55522000</text:p>
          </table:table-cell>
          <table:table-cell office:value-type="float" office:value="55302000" calcext:value-type="float">
            <text:p>55302000</text:p>
          </table:table-cell>
          <table:table-cell office:value-type="float" office:value="55621000" calcext:value-type="float">
            <text:p>55621000</text:p>
          </table:table-cell>
          <table:table-cell office:value-type="float" office:value="55622000" calcext:value-type="float">
            <text:p>55622000</text:p>
          </table:table-cell>
          <table:table-cell office:value-type="float" office:value="64647000" calcext:value-type="float">
            <text:p>64647000</text:p>
          </table:table-cell>
          <table:table-cell office:value-type="float" office:value="55383000" calcext:value-type="float">
            <text:p>55383000</text:p>
          </table:table-cell>
          <table:table-cell office:value-type="float" office:value="55450000" calcext:value-type="float">
            <text:p>55450000</text:p>
          </table:table-cell>
          <table:table-cell office:value-type="float" office:value="55475000" calcext:value-type="float">
            <text:p>55475000</text:p>
          </table:table-cell>
          <table:table-cell/>
          <table:table-cell office:value-type="float" office:value="1950" calcext:value-type="float">
            <text:p>1950</text:p>
          </table:table-cell>
          <table:table-cell table:formula="of:=AVERAGE([.A196:.AY196])" office:value-type="float" office:value="54738900.9803922" calcext:value-type="float">
            <text:p>54738900.9803922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65868000" calcext:value-type="float">
            <text:p>65868000</text:p>
          </table:table-cell>
          <table:table-cell office:value-type="float" office:value="65905000" calcext:value-type="float">
            <text:p>65905000</text:p>
          </table:table-cell>
          <table:table-cell office:value-type="float" office:value="68111000" calcext:value-type="float">
            <text:p>68111000</text:p>
          </table:table-cell>
          <table:table-cell office:value-type="float" office:value="66015000" calcext:value-type="float">
            <text:p>66015000</text:p>
          </table:table-cell>
          <table:table-cell office:value-type="float" office:value="65833000" calcext:value-type="float">
            <text:p>65833000</text:p>
          </table:table-cell>
          <table:table-cell office:value-type="float" office:value="65968000" calcext:value-type="float">
            <text:p>65968000</text:p>
          </table:table-cell>
          <table:table-cell office:value-type="float" office:value="65826000" calcext:value-type="float">
            <text:p>65826000</text:p>
          </table:table-cell>
          <table:table-cell office:value-type="float" office:value="65799000" calcext:value-type="float">
            <text:p>65799000</text:p>
          </table:table-cell>
          <table:table-cell office:value-type="float" office:value="65812000" calcext:value-type="float">
            <text:p>65812000</text:p>
          </table:table-cell>
          <table:table-cell office:value-type="float" office:value="65920000" calcext:value-type="float">
            <text:p>65920000</text:p>
          </table:table-cell>
          <table:table-cell office:value-type="float" office:value="65750000" calcext:value-type="float">
            <text:p>65750000</text:p>
          </table:table-cell>
          <table:table-cell office:value-type="float" office:value="65969000" calcext:value-type="float">
            <text:p>65969000</text:p>
          </table:table-cell>
          <table:table-cell office:value-type="float" office:value="65936000" calcext:value-type="float">
            <text:p>65936000</text:p>
          </table:table-cell>
          <table:table-cell office:value-type="float" office:value="65987000" calcext:value-type="float">
            <text:p>65987000</text:p>
          </table:table-cell>
          <table:table-cell office:value-type="float" office:value="66132000" calcext:value-type="float">
            <text:p>66132000</text:p>
          </table:table-cell>
          <table:table-cell office:value-type="float" office:value="68012000" calcext:value-type="float">
            <text:p>68012000</text:p>
          </table:table-cell>
          <table:table-cell office:value-type="float" office:value="65925000" calcext:value-type="float">
            <text:p>65925000</text:p>
          </table:table-cell>
          <table:table-cell office:value-type="float" office:value="65972000" calcext:value-type="float">
            <text:p>65972000</text:p>
          </table:table-cell>
          <table:table-cell office:value-type="float" office:value="65890000" calcext:value-type="float">
            <text:p>65890000</text:p>
          </table:table-cell>
          <table:table-cell office:value-type="float" office:value="65815000" calcext:value-type="float">
            <text:p>65815000</text:p>
          </table:table-cell>
          <table:table-cell office:value-type="float" office:value="65737000" calcext:value-type="float">
            <text:p>65737000</text:p>
          </table:table-cell>
          <table:table-cell office:value-type="float" office:value="66048000" calcext:value-type="float">
            <text:p>66048000</text:p>
          </table:table-cell>
          <table:table-cell office:value-type="float" office:value="65781000" calcext:value-type="float">
            <text:p>65781000</text:p>
          </table:table-cell>
          <table:table-cell office:value-type="float" office:value="65754000" calcext:value-type="float">
            <text:p>65754000</text:p>
          </table:table-cell>
          <table:table-cell office:value-type="float" office:value="65770000" calcext:value-type="float">
            <text:p>65770000</text:p>
          </table:table-cell>
          <table:table-cell office:value-type="float" office:value="65869000" calcext:value-type="float">
            <text:p>65869000</text:p>
          </table:table-cell>
          <table:table-cell office:value-type="float" office:value="71622000" calcext:value-type="float">
            <text:p>71622000</text:p>
          </table:table-cell>
          <table:table-cell office:value-type="float" office:value="65871000" calcext:value-type="float">
            <text:p>65871000</text:p>
          </table:table-cell>
          <table:table-cell office:value-type="float" office:value="68079000" calcext:value-type="float">
            <text:p>68079000</text:p>
          </table:table-cell>
          <table:table-cell office:value-type="float" office:value="65823000" calcext:value-type="float">
            <text:p>65823000</text:p>
          </table:table-cell>
          <table:table-cell office:value-type="float" office:value="65765000" calcext:value-type="float">
            <text:p>65765000</text:p>
          </table:table-cell>
          <table:table-cell office:value-type="float" office:value="65864000" calcext:value-type="float">
            <text:p>65864000</text:p>
          </table:table-cell>
          <table:table-cell office:value-type="float" office:value="65868000" calcext:value-type="float">
            <text:p>65868000</text:p>
          </table:table-cell>
          <table:table-cell office:value-type="float" office:value="65896000" calcext:value-type="float">
            <text:p>65896000</text:p>
          </table:table-cell>
          <table:table-cell office:value-type="float" office:value="66145000" calcext:value-type="float">
            <text:p>66145000</text:p>
          </table:table-cell>
          <table:table-cell office:value-type="float" office:value="66002000" calcext:value-type="float">
            <text:p>66002000</text:p>
          </table:table-cell>
          <table:table-cell office:value-type="float" office:value="65867000" calcext:value-type="float">
            <text:p>65867000</text:p>
          </table:table-cell>
          <table:table-cell office:value-type="float" office:value="66120000" calcext:value-type="float">
            <text:p>66120000</text:p>
          </table:table-cell>
          <table:table-cell office:value-type="float" office:value="65734000" calcext:value-type="float">
            <text:p>65734000</text:p>
          </table:table-cell>
          <table:table-cell office:value-type="float" office:value="65869000" calcext:value-type="float">
            <text:p>65869000</text:p>
          </table:table-cell>
          <table:table-cell office:value-type="float" office:value="65576000" calcext:value-type="float">
            <text:p>65576000</text:p>
          </table:table-cell>
          <table:table-cell office:value-type="float" office:value="65884000" calcext:value-type="float">
            <text:p>65884000</text:p>
          </table:table-cell>
          <table:table-cell office:value-type="float" office:value="65961000" calcext:value-type="float">
            <text:p>65961000</text:p>
          </table:table-cell>
          <table:table-cell office:value-type="float" office:value="65907000" calcext:value-type="float">
            <text:p>65907000</text:p>
          </table:table-cell>
          <table:table-cell office:value-type="float" office:value="65804000" calcext:value-type="float">
            <text:p>65804000</text:p>
          </table:table-cell>
          <table:table-cell office:value-type="float" office:value="65914000" calcext:value-type="float">
            <text:p>65914000</text:p>
          </table:table-cell>
          <table:table-cell office:value-type="float" office:value="66054000" calcext:value-type="float">
            <text:p>66054000</text:p>
          </table:table-cell>
          <table:table-cell office:value-type="float" office:value="68095000" calcext:value-type="float">
            <text:p>68095000</text:p>
          </table:table-cell>
          <table:table-cell office:value-type="float" office:value="65841000" calcext:value-type="float">
            <text:p>65841000</text:p>
          </table:table-cell>
          <table:table-cell office:value-type="float" office:value="66620000" calcext:value-type="float">
            <text:p>66620000</text:p>
          </table:table-cell>
          <table:table-cell/>
          <table:table-cell office:value-type="float" office:value="1960" calcext:value-type="float">
            <text:p>1960</text:p>
          </table:table-cell>
          <table:table-cell table:formula="of:=AVERAGE([.A197:.AY197])" office:value-type="float" office:value="64893861.9607843" calcext:value-type="float">
            <text:p>64893861.960784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55015000" calcext:value-type="float">
            <text:p>55015000</text:p>
          </table:table-cell>
          <table:table-cell office:value-type="float" office:value="54945000" calcext:value-type="float">
            <text:p>54945000</text:p>
          </table:table-cell>
          <table:table-cell office:value-type="float" office:value="54858000" calcext:value-type="float">
            <text:p>54858000</text:p>
          </table:table-cell>
          <table:table-cell office:value-type="float" office:value="54945000" calcext:value-type="float">
            <text:p>54945000</text:p>
          </table:table-cell>
          <table:table-cell office:value-type="float" office:value="54901000" calcext:value-type="float">
            <text:p>54901000</text:p>
          </table:table-cell>
          <table:table-cell office:value-type="float" office:value="54992000" calcext:value-type="float">
            <text:p>54992000</text:p>
          </table:table-cell>
          <table:table-cell office:value-type="float" office:value="54887000" calcext:value-type="float">
            <text:p>54887000</text:p>
          </table:table-cell>
          <table:table-cell office:value-type="float" office:value="55050000" calcext:value-type="float">
            <text:p>55050000</text:p>
          </table:table-cell>
          <table:table-cell office:value-type="float" office:value="55026000" calcext:value-type="float">
            <text:p>55026000</text:p>
          </table:table-cell>
          <table:table-cell office:value-type="float" office:value="55110000" calcext:value-type="float">
            <text:p>55110000</text:p>
          </table:table-cell>
          <table:table-cell office:value-type="float" office:value="55051000" calcext:value-type="float">
            <text:p>55051000</text:p>
          </table:table-cell>
          <table:table-cell office:value-type="float" office:value="55119000" calcext:value-type="float">
            <text:p>55119000</text:p>
          </table:table-cell>
          <table:table-cell office:value-type="float" office:value="57221000" calcext:value-type="float">
            <text:p>57221000</text:p>
          </table:table-cell>
          <table:table-cell office:value-type="float" office:value="54923000" calcext:value-type="float">
            <text:p>54923000</text:p>
          </table:table-cell>
          <table:table-cell office:value-type="float" office:value="54988000" calcext:value-type="float">
            <text:p>54988000</text:p>
          </table:table-cell>
          <table:table-cell office:value-type="float" office:value="55082000" calcext:value-type="float">
            <text:p>55082000</text:p>
          </table:table-cell>
          <table:table-cell office:value-type="float" office:value="55079000" calcext:value-type="float">
            <text:p>55079000</text:p>
          </table:table-cell>
          <table:table-cell office:value-type="float" office:value="55073000" calcext:value-type="float">
            <text:p>55073000</text:p>
          </table:table-cell>
          <table:table-cell office:value-type="float" office:value="54940000" calcext:value-type="float">
            <text:p>54940000</text:p>
          </table:table-cell>
          <table:table-cell office:value-type="float" office:value="55045000" calcext:value-type="float">
            <text:p>55045000</text:p>
          </table:table-cell>
          <table:table-cell office:value-type="float" office:value="55005000" calcext:value-type="float">
            <text:p>55005000</text:p>
          </table:table-cell>
          <table:table-cell office:value-type="float" office:value="55075000" calcext:value-type="float">
            <text:p>55075000</text:p>
          </table:table-cell>
          <table:table-cell office:value-type="float" office:value="55039000" calcext:value-type="float">
            <text:p>55039000</text:p>
          </table:table-cell>
          <table:table-cell office:value-type="float" office:value="55028000" calcext:value-type="float">
            <text:p>55028000</text:p>
          </table:table-cell>
          <table:table-cell office:value-type="float" office:value="54943000" calcext:value-type="float">
            <text:p>54943000</text:p>
          </table:table-cell>
          <table:table-cell office:value-type="float" office:value="54976000" calcext:value-type="float">
            <text:p>54976000</text:p>
          </table:table-cell>
          <table:table-cell office:value-type="float" office:value="54996000" calcext:value-type="float">
            <text:p>54996000</text:p>
          </table:table-cell>
          <table:table-cell office:value-type="float" office:value="57110000" calcext:value-type="float">
            <text:p>57110000</text:p>
          </table:table-cell>
          <table:table-cell office:value-type="float" office:value="55015000" calcext:value-type="float">
            <text:p>55015000</text:p>
          </table:table-cell>
          <table:table-cell office:value-type="float" office:value="54977000" calcext:value-type="float">
            <text:p>54977000</text:p>
          </table:table-cell>
          <table:table-cell office:value-type="float" office:value="55020000" calcext:value-type="float">
            <text:p>55020000</text:p>
          </table:table-cell>
          <table:table-cell office:value-type="float" office:value="55056000" calcext:value-type="float">
            <text:p>55056000</text:p>
          </table:table-cell>
          <table:table-cell office:value-type="float" office:value="54950000" calcext:value-type="float">
            <text:p>54950000</text:p>
          </table:table-cell>
          <table:table-cell office:value-type="float" office:value="55123000" calcext:value-type="float">
            <text:p>55123000</text:p>
          </table:table-cell>
          <table:table-cell office:value-type="float" office:value="57612000" calcext:value-type="float">
            <text:p>57612000</text:p>
          </table:table-cell>
          <table:table-cell office:value-type="float" office:value="54965000" calcext:value-type="float">
            <text:p>54965000</text:p>
          </table:table-cell>
          <table:table-cell office:value-type="float" office:value="55154000" calcext:value-type="float">
            <text:p>55154000</text:p>
          </table:table-cell>
          <table:table-cell office:value-type="float" office:value="55278000" calcext:value-type="float">
            <text:p>55278000</text:p>
          </table:table-cell>
          <table:table-cell office:value-type="float" office:value="54969000" calcext:value-type="float">
            <text:p>54969000</text:p>
          </table:table-cell>
          <table:table-cell office:value-type="float" office:value="55018000" calcext:value-type="float">
            <text:p>55018000</text:p>
          </table:table-cell>
          <table:table-cell office:value-type="float" office:value="54868000" calcext:value-type="float">
            <text:p>54868000</text:p>
          </table:table-cell>
          <table:table-cell office:value-type="float" office:value="55142000" calcext:value-type="float">
            <text:p>55142000</text:p>
          </table:table-cell>
          <table:table-cell office:value-type="float" office:value="57272000" calcext:value-type="float">
            <text:p>57272000</text:p>
          </table:table-cell>
          <table:table-cell office:value-type="float" office:value="54999000" calcext:value-type="float">
            <text:p>54999000</text:p>
          </table:table-cell>
          <table:table-cell office:value-type="float" office:value="55004000" calcext:value-type="float">
            <text:p>55004000</text:p>
          </table:table-cell>
          <table:table-cell office:value-type="float" office:value="54971000" calcext:value-type="float">
            <text:p>54971000</text:p>
          </table:table-cell>
          <table:table-cell office:value-type="float" office:value="55010000" calcext:value-type="float">
            <text:p>55010000</text:p>
          </table:table-cell>
          <table:table-cell office:value-type="float" office:value="55815000" calcext:value-type="float">
            <text:p>55815000</text:p>
          </table:table-cell>
          <table:table-cell office:value-type="float" office:value="54999000" calcext:value-type="float">
            <text:p>54999000</text:p>
          </table:table-cell>
          <table:table-cell office:value-type="float" office:value="55050000" calcext:value-type="float">
            <text:p>55050000</text:p>
          </table:table-cell>
          <table:table-cell/>
          <table:table-cell office:value-type="float" office:value="1970" calcext:value-type="float">
            <text:p>1970</text:p>
          </table:table-cell>
          <table:table-cell table:formula="of:=AVERAGE([.A198:.AY198])" office:value-type="float" office:value="54131195.4901961" calcext:value-type="float">
            <text:p>54131195.490196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5957000" calcext:value-type="float">
            <text:p>55957000</text:p>
          </table:table-cell>
          <table:table-cell office:value-type="float" office:value="55622000" calcext:value-type="float">
            <text:p>55622000</text:p>
          </table:table-cell>
          <table:table-cell office:value-type="float" office:value="55544000" calcext:value-type="float">
            <text:p>55544000</text:p>
          </table:table-cell>
          <table:table-cell office:value-type="float" office:value="55530000" calcext:value-type="float">
            <text:p>55530000</text:p>
          </table:table-cell>
          <table:table-cell office:value-type="float" office:value="55589000" calcext:value-type="float">
            <text:p>55589000</text:p>
          </table:table-cell>
          <table:table-cell office:value-type="float" office:value="55433000" calcext:value-type="float">
            <text:p>55433000</text:p>
          </table:table-cell>
          <table:table-cell office:value-type="float" office:value="55379000" calcext:value-type="float">
            <text:p>55379000</text:p>
          </table:table-cell>
          <table:table-cell office:value-type="float" office:value="57498000" calcext:value-type="float">
            <text:p>57498000</text:p>
          </table:table-cell>
          <table:table-cell office:value-type="float" office:value="55553000" calcext:value-type="float">
            <text:p>55553000</text:p>
          </table:table-cell>
          <table:table-cell office:value-type="float" office:value="55488000" calcext:value-type="float">
            <text:p>55488000</text:p>
          </table:table-cell>
          <table:table-cell office:value-type="float" office:value="55521000" calcext:value-type="float">
            <text:p>55521000</text:p>
          </table:table-cell>
          <table:table-cell office:value-type="float" office:value="55502000" calcext:value-type="float">
            <text:p>55502000</text:p>
          </table:table-cell>
          <table:table-cell office:value-type="float" office:value="55533000" calcext:value-type="float">
            <text:p>55533000</text:p>
          </table:table-cell>
          <table:table-cell office:value-type="float" office:value="55579000" calcext:value-type="float">
            <text:p>55579000</text:p>
          </table:table-cell>
          <table:table-cell office:value-type="float" office:value="55408000" calcext:value-type="float">
            <text:p>55408000</text:p>
          </table:table-cell>
          <table:table-cell office:value-type="float" office:value="55407000" calcext:value-type="float">
            <text:p>55407000</text:p>
          </table:table-cell>
          <table:table-cell office:value-type="float" office:value="55559000" calcext:value-type="float">
            <text:p>55559000</text:p>
          </table:table-cell>
          <table:table-cell office:value-type="float" office:value="55280000" calcext:value-type="float">
            <text:p>55280000</text:p>
          </table:table-cell>
          <table:table-cell office:value-type="float" office:value="62561000" calcext:value-type="float">
            <text:p>62561000</text:p>
          </table:table-cell>
          <table:table-cell office:value-type="float" office:value="55384000" calcext:value-type="float">
            <text:p>55384000</text:p>
          </table:table-cell>
          <table:table-cell office:value-type="float" office:value="55845000" calcext:value-type="float">
            <text:p>55845000</text:p>
          </table:table-cell>
          <table:table-cell office:value-type="float" office:value="55881000" calcext:value-type="float">
            <text:p>55881000</text:p>
          </table:table-cell>
          <table:table-cell office:value-type="float" office:value="57574000" calcext:value-type="float">
            <text:p>57574000</text:p>
          </table:table-cell>
          <table:table-cell office:value-type="float" office:value="55357000" calcext:value-type="float">
            <text:p>55357000</text:p>
          </table:table-cell>
          <table:table-cell office:value-type="float" office:value="55325000" calcext:value-type="float">
            <text:p>55325000</text:p>
          </table:table-cell>
          <table:table-cell office:value-type="float" office:value="55533000" calcext:value-type="float">
            <text:p>55533000</text:p>
          </table:table-cell>
          <table:table-cell office:value-type="float" office:value="55642000" calcext:value-type="float">
            <text:p>55642000</text:p>
          </table:table-cell>
          <table:table-cell office:value-type="float" office:value="55579000" calcext:value-type="float">
            <text:p>55579000</text:p>
          </table:table-cell>
          <table:table-cell office:value-type="float" office:value="55343000" calcext:value-type="float">
            <text:p>55343000</text:p>
          </table:table-cell>
          <table:table-cell office:value-type="float" office:value="55512000" calcext:value-type="float">
            <text:p>55512000</text:p>
          </table:table-cell>
          <table:table-cell office:value-type="float" office:value="55554000" calcext:value-type="float">
            <text:p>55554000</text:p>
          </table:table-cell>
          <table:table-cell office:value-type="float" office:value="55375000" calcext:value-type="float">
            <text:p>55375000</text:p>
          </table:table-cell>
          <table:table-cell office:value-type="float" office:value="55451000" calcext:value-type="float">
            <text:p>55451000</text:p>
          </table:table-cell>
          <table:table-cell office:value-type="float" office:value="55487000" calcext:value-type="float">
            <text:p>55487000</text:p>
          </table:table-cell>
          <table:table-cell office:value-type="float" office:value="55468000" calcext:value-type="float">
            <text:p>55468000</text:p>
          </table:table-cell>
          <table:table-cell office:value-type="float" office:value="55463000" calcext:value-type="float">
            <text:p>55463000</text:p>
          </table:table-cell>
          <table:table-cell office:value-type="float" office:value="55425000" calcext:value-type="float">
            <text:p>55425000</text:p>
          </table:table-cell>
          <table:table-cell office:value-type="float" office:value="57684000" calcext:value-type="float">
            <text:p>57684000</text:p>
          </table:table-cell>
          <table:table-cell office:value-type="float" office:value="55489000" calcext:value-type="float">
            <text:p>55489000</text:p>
          </table:table-cell>
          <table:table-cell office:value-type="float" office:value="55475000" calcext:value-type="float">
            <text:p>55475000</text:p>
          </table:table-cell>
          <table:table-cell office:value-type="float" office:value="55623000" calcext:value-type="float">
            <text:p>55623000</text:p>
          </table:table-cell>
          <table:table-cell office:value-type="float" office:value="56265000" calcext:value-type="float">
            <text:p>56265000</text:p>
          </table:table-cell>
          <table:table-cell office:value-type="float" office:value="55509000" calcext:value-type="float">
            <text:p>55509000</text:p>
          </table:table-cell>
          <table:table-cell office:value-type="float" office:value="55574000" calcext:value-type="float">
            <text:p>55574000</text:p>
          </table:table-cell>
          <table:table-cell office:value-type="float" office:value="55404000" calcext:value-type="float">
            <text:p>55404000</text:p>
          </table:table-cell>
          <table:table-cell office:value-type="float" office:value="56130000" calcext:value-type="float">
            <text:p>56130000</text:p>
          </table:table-cell>
          <table:table-cell office:value-type="float" office:value="55536000" calcext:value-type="float">
            <text:p>55536000</text:p>
          </table:table-cell>
          <table:table-cell office:value-type="float" office:value="55480000" calcext:value-type="float">
            <text:p>55480000</text:p>
          </table:table-cell>
          <table:table-cell office:value-type="float" office:value="55523000" calcext:value-type="float">
            <text:p>55523000</text:p>
          </table:table-cell>
          <table:table-cell office:value-type="float" office:value="55581000" calcext:value-type="float">
            <text:p>55581000</text:p>
          </table:table-cell>
          <table:table-cell/>
          <table:table-cell office:value-type="float" office:value="1980" calcext:value-type="float">
            <text:p>1980</text:p>
          </table:table-cell>
          <table:table-cell table:formula="of:=AVERAGE([.A199:.AY199])" office:value-type="float" office:value="54714038.8235294" calcext:value-type="float">
            <text:p>54714038.823529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0938000" calcext:value-type="float">
            <text:p>60938000</text:p>
          </table:table-cell>
          <table:table-cell office:value-type="float" office:value="58304000" calcext:value-type="float">
            <text:p>58304000</text:p>
          </table:table-cell>
          <table:table-cell office:value-type="float" office:value="58250000" calcext:value-type="float">
            <text:p>58250000</text:p>
          </table:table-cell>
          <table:table-cell office:value-type="float" office:value="58251000" calcext:value-type="float">
            <text:p>58251000</text:p>
          </table:table-cell>
          <table:table-cell office:value-type="float" office:value="58950000" calcext:value-type="float">
            <text:p>58950000</text:p>
          </table:table-cell>
          <table:table-cell office:value-type="float" office:value="58526000" calcext:value-type="float">
            <text:p>58526000</text:p>
          </table:table-cell>
          <table:table-cell office:value-type="float" office:value="58399000" calcext:value-type="float">
            <text:p>58399000</text:p>
          </table:table-cell>
          <table:table-cell office:value-type="float" office:value="58320000" calcext:value-type="float">
            <text:p>58320000</text:p>
          </table:table-cell>
          <table:table-cell office:value-type="float" office:value="58456000" calcext:value-type="float">
            <text:p>58456000</text:p>
          </table:table-cell>
          <table:table-cell office:value-type="float" office:value="58448000" calcext:value-type="float">
            <text:p>58448000</text:p>
          </table:table-cell>
          <table:table-cell office:value-type="float" office:value="58496000" calcext:value-type="float">
            <text:p>58496000</text:p>
          </table:table-cell>
          <table:table-cell office:value-type="float" office:value="58480000" calcext:value-type="float">
            <text:p>58480000</text:p>
          </table:table-cell>
          <table:table-cell office:value-type="float" office:value="58475000" calcext:value-type="float">
            <text:p>58475000</text:p>
          </table:table-cell>
          <table:table-cell office:value-type="float" office:value="58248000" calcext:value-type="float">
            <text:p>58248000</text:p>
          </table:table-cell>
          <table:table-cell office:value-type="float" office:value="60504000" calcext:value-type="float">
            <text:p>60504000</text:p>
          </table:table-cell>
          <table:table-cell office:value-type="float" office:value="58313000" calcext:value-type="float">
            <text:p>58313000</text:p>
          </table:table-cell>
          <table:table-cell office:value-type="float" office:value="58393000" calcext:value-type="float">
            <text:p>58393000</text:p>
          </table:table-cell>
          <table:table-cell office:value-type="float" office:value="58370000" calcext:value-type="float">
            <text:p>58370000</text:p>
          </table:table-cell>
          <table:table-cell office:value-type="float" office:value="58494000" calcext:value-type="float">
            <text:p>58494000</text:p>
          </table:table-cell>
          <table:table-cell office:value-type="float" office:value="58499000" calcext:value-type="float">
            <text:p>58499000</text:p>
          </table:table-cell>
          <table:table-cell office:value-type="float" office:value="58438000" calcext:value-type="float">
            <text:p>58438000</text:p>
          </table:table-cell>
          <table:table-cell office:value-type="float" office:value="58465000" calcext:value-type="float">
            <text:p>58465000</text:p>
          </table:table-cell>
          <table:table-cell office:value-type="float" office:value="58399000" calcext:value-type="float">
            <text:p>58399000</text:p>
          </table:table-cell>
          <table:table-cell office:value-type="float" office:value="58397000" calcext:value-type="float">
            <text:p>58397000</text:p>
          </table:table-cell>
          <table:table-cell office:value-type="float" office:value="58415000" calcext:value-type="float">
            <text:p>58415000</text:p>
          </table:table-cell>
          <table:table-cell office:value-type="float" office:value="58320000" calcext:value-type="float">
            <text:p>58320000</text:p>
          </table:table-cell>
          <table:table-cell office:value-type="float" office:value="58331000" calcext:value-type="float">
            <text:p>58331000</text:p>
          </table:table-cell>
          <table:table-cell office:value-type="float" office:value="58320000" calcext:value-type="float">
            <text:p>58320000</text:p>
          </table:table-cell>
          <table:table-cell office:value-type="float" office:value="58373000" calcext:value-type="float">
            <text:p>58373000</text:p>
          </table:table-cell>
          <table:table-cell office:value-type="float" office:value="60543000" calcext:value-type="float">
            <text:p>60543000</text:p>
          </table:table-cell>
          <table:table-cell office:value-type="float" office:value="58546000" calcext:value-type="float">
            <text:p>58546000</text:p>
          </table:table-cell>
          <table:table-cell office:value-type="float" office:value="58249000" calcext:value-type="float">
            <text:p>58249000</text:p>
          </table:table-cell>
          <table:table-cell office:value-type="float" office:value="58462000" calcext:value-type="float">
            <text:p>58462000</text:p>
          </table:table-cell>
          <table:table-cell office:value-type="float" office:value="58289000" calcext:value-type="float">
            <text:p>58289000</text:p>
          </table:table-cell>
          <table:table-cell office:value-type="float" office:value="58308000" calcext:value-type="float">
            <text:p>58308000</text:p>
          </table:table-cell>
          <table:table-cell office:value-type="float" office:value="58334000" calcext:value-type="float">
            <text:p>58334000</text:p>
          </table:table-cell>
          <table:table-cell office:value-type="float" office:value="58321000" calcext:value-type="float">
            <text:p>58321000</text:p>
          </table:table-cell>
          <table:table-cell office:value-type="float" office:value="58221000" calcext:value-type="float">
            <text:p>58221000</text:p>
          </table:table-cell>
          <table:table-cell office:value-type="float" office:value="58265000" calcext:value-type="float">
            <text:p>58265000</text:p>
          </table:table-cell>
          <table:table-cell office:value-type="float" office:value="58221000" calcext:value-type="float">
            <text:p>58221000</text:p>
          </table:table-cell>
          <table:table-cell office:value-type="float" office:value="58335000" calcext:value-type="float">
            <text:p>58335000</text:p>
          </table:table-cell>
          <table:table-cell office:value-type="float" office:value="58272000" calcext:value-type="float">
            <text:p>58272000</text:p>
          </table:table-cell>
          <table:table-cell office:value-type="float" office:value="58245000" calcext:value-type="float">
            <text:p>58245000</text:p>
          </table:table-cell>
          <table:table-cell office:value-type="float" office:value="58378000" calcext:value-type="float">
            <text:p>58378000</text:p>
          </table:table-cell>
          <table:table-cell office:value-type="float" office:value="58223000" calcext:value-type="float">
            <text:p>58223000</text:p>
          </table:table-cell>
          <table:table-cell office:value-type="float" office:value="58736000" calcext:value-type="float">
            <text:p>58736000</text:p>
          </table:table-cell>
          <table:table-cell office:value-type="float" office:value="58341000" calcext:value-type="float">
            <text:p>58341000</text:p>
          </table:table-cell>
          <table:table-cell office:value-type="float" office:value="58319000" calcext:value-type="float">
            <text:p>58319000</text:p>
          </table:table-cell>
          <table:table-cell office:value-type="float" office:value="58291000" calcext:value-type="float">
            <text:p>58291000</text:p>
          </table:table-cell>
          <table:table-cell office:value-type="float" office:value="58663000" calcext:value-type="float">
            <text:p>58663000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AVERAGE([.A200:.AY200])" office:value-type="float" office:value="57375215.4901961" calcext:value-type="float">
            <text:p>57375215.490196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9198000" calcext:value-type="float">
            <text:p>59198000</text:p>
          </table:table-cell>
          <table:table-cell office:value-type="float" office:value="60940000" calcext:value-type="float">
            <text:p>60940000</text:p>
          </table:table-cell>
          <table:table-cell office:value-type="float" office:value="58727000" calcext:value-type="float">
            <text:p>58727000</text:p>
          </table:table-cell>
          <table:table-cell office:value-type="float" office:value="58733000" calcext:value-type="float">
            <text:p>58733000</text:p>
          </table:table-cell>
          <table:table-cell office:value-type="float" office:value="58714000" calcext:value-type="float">
            <text:p>58714000</text:p>
          </table:table-cell>
          <table:table-cell office:value-type="float" office:value="58613000" calcext:value-type="float">
            <text:p>58613000</text:p>
          </table:table-cell>
          <table:table-cell office:value-type="float" office:value="58722000" calcext:value-type="float">
            <text:p>58722000</text:p>
          </table:table-cell>
          <table:table-cell office:value-type="float" office:value="58742000" calcext:value-type="float">
            <text:p>58742000</text:p>
          </table:table-cell>
          <table:table-cell office:value-type="float" office:value="58715000" calcext:value-type="float">
            <text:p>58715000</text:p>
          </table:table-cell>
          <table:table-cell office:value-type="float" office:value="58848000" calcext:value-type="float">
            <text:p>58848000</text:p>
          </table:table-cell>
          <table:table-cell office:value-type="float" office:value="58818000" calcext:value-type="float">
            <text:p>58818000</text:p>
          </table:table-cell>
          <table:table-cell office:value-type="float" office:value="58965000" calcext:value-type="float">
            <text:p>58965000</text:p>
          </table:table-cell>
          <table:table-cell office:value-type="float" office:value="58786000" calcext:value-type="float">
            <text:p>58786000</text:p>
          </table:table-cell>
          <table:table-cell office:value-type="float" office:value="64795000" calcext:value-type="float">
            <text:p>64795000</text:p>
          </table:table-cell>
          <table:table-cell office:value-type="float" office:value="58778000" calcext:value-type="float">
            <text:p>58778000</text:p>
          </table:table-cell>
          <table:table-cell office:value-type="float" office:value="60998000" calcext:value-type="float">
            <text:p>60998000</text:p>
          </table:table-cell>
          <table:table-cell office:value-type="float" office:value="58862000" calcext:value-type="float">
            <text:p>58862000</text:p>
          </table:table-cell>
          <table:table-cell office:value-type="float" office:value="58879000" calcext:value-type="float">
            <text:p>58879000</text:p>
          </table:table-cell>
          <table:table-cell office:value-type="float" office:value="59665000" calcext:value-type="float">
            <text:p>59665000</text:p>
          </table:table-cell>
          <table:table-cell office:value-type="float" office:value="58953000" calcext:value-type="float">
            <text:p>58953000</text:p>
          </table:table-cell>
          <table:table-cell office:value-type="float" office:value="58849000" calcext:value-type="float">
            <text:p>58849000</text:p>
          </table:table-cell>
          <table:table-cell office:value-type="float" office:value="58848000" calcext:value-type="float">
            <text:p>58848000</text:p>
          </table:table-cell>
          <table:table-cell office:value-type="float" office:value="58746000" calcext:value-type="float">
            <text:p>58746000</text:p>
          </table:table-cell>
          <table:table-cell office:value-type="float" office:value="58768000" calcext:value-type="float">
            <text:p>58768000</text:p>
          </table:table-cell>
          <table:table-cell office:value-type="float" office:value="58731000" calcext:value-type="float">
            <text:p>58731000</text:p>
          </table:table-cell>
          <table:table-cell office:value-type="float" office:value="58779000" calcext:value-type="float">
            <text:p>58779000</text:p>
          </table:table-cell>
          <table:table-cell office:value-type="float" office:value="58745000" calcext:value-type="float">
            <text:p>58745000</text:p>
          </table:table-cell>
          <table:table-cell office:value-type="float" office:value="58573000" calcext:value-type="float">
            <text:p>58573000</text:p>
          </table:table-cell>
          <table:table-cell office:value-type="float" office:value="58723000" calcext:value-type="float">
            <text:p>58723000</text:p>
          </table:table-cell>
          <table:table-cell office:value-type="float" office:value="60886000" calcext:value-type="float">
            <text:p>60886000</text:p>
          </table:table-cell>
          <table:table-cell office:value-type="float" office:value="58879000" calcext:value-type="float">
            <text:p>58879000</text:p>
          </table:table-cell>
          <table:table-cell office:value-type="float" office:value="59116000" calcext:value-type="float">
            <text:p>59116000</text:p>
          </table:table-cell>
          <table:table-cell office:value-type="float" office:value="58866000" calcext:value-type="float">
            <text:p>58866000</text:p>
          </table:table-cell>
          <table:table-cell office:value-type="float" office:value="58812000" calcext:value-type="float">
            <text:p>58812000</text:p>
          </table:table-cell>
          <table:table-cell office:value-type="float" office:value="58752000" calcext:value-type="float">
            <text:p>58752000</text:p>
          </table:table-cell>
          <table:table-cell office:value-type="float" office:value="58839000" calcext:value-type="float">
            <text:p>58839000</text:p>
          </table:table-cell>
          <table:table-cell office:value-type="float" office:value="58871000" calcext:value-type="float">
            <text:p>58871000</text:p>
          </table:table-cell>
          <table:table-cell office:value-type="float" office:value="58909000" calcext:value-type="float">
            <text:p>58909000</text:p>
          </table:table-cell>
          <table:table-cell office:value-type="float" office:value="58779000" calcext:value-type="float">
            <text:p>58779000</text:p>
          </table:table-cell>
          <table:table-cell office:value-type="float" office:value="58748000" calcext:value-type="float">
            <text:p>58748000</text:p>
          </table:table-cell>
          <table:table-cell office:value-type="float" office:value="58728000" calcext:value-type="float">
            <text:p>58728000</text:p>
          </table:table-cell>
          <table:table-cell office:value-type="float" office:value="58831000" calcext:value-type="float">
            <text:p>58831000</text:p>
          </table:table-cell>
          <table:table-cell office:value-type="float" office:value="58735000" calcext:value-type="float">
            <text:p>58735000</text:p>
          </table:table-cell>
          <table:table-cell office:value-type="float" office:value="61039000" calcext:value-type="float">
            <text:p>61039000</text:p>
          </table:table-cell>
          <table:table-cell office:value-type="float" office:value="58874000" calcext:value-type="float">
            <text:p>58874000</text:p>
          </table:table-cell>
          <table:table-cell office:value-type="float" office:value="59424000" calcext:value-type="float">
            <text:p>59424000</text:p>
          </table:table-cell>
          <table:table-cell office:value-type="float" office:value="58621000" calcext:value-type="float">
            <text:p>58621000</text:p>
          </table:table-cell>
          <table:table-cell office:value-type="float" office:value="59261000" calcext:value-type="float">
            <text:p>59261000</text:p>
          </table:table-cell>
          <table:table-cell office:value-type="float" office:value="58972000" calcext:value-type="float">
            <text:p>58972000</text:p>
          </table:table-cell>
          <table:table-cell office:value-type="float" office:value="58914000" calcext:value-type="float">
            <text:p>58914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AVERAGE([.A201:.AY201])" office:value-type="float" office:value="57981784.3137255" calcext:value-type="float">
            <text:p>57981784.3137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9T14:53:35.146885916</dc:date>
    <meta:document-statistic meta:table-count="1" meta:cell-count="10604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title svg:x="5.048cm" svg:y="0.316cm" chart:style-name="ch2">
          <text:p>Numero de vuelos vs Tiempo</text:p>
        </chart:title>
        <chart:plot-area chart:style-name="ch3" table:cell-range-address="Sheet1.BA1:Sheet1.BB201" chart:data-source-has-labels="both" svg:x="1.331cm" svg:y="1.661cm" svg:width="14.034cm" svg:height="6.184cm">
          <chartooo:coordinate-region svg:x="3.064cm" svg:y="1.86cm" svg:width="12.301cm" svg:height="4.931cm"/>
          <chart:axis chart:dimension="x" chart:name="primary-x" chart:style-name="ch4" chartooo:axis-type="auto">
            <chartooo:date-scale/>
            <chart:title svg:x="7.801cm" svg:y="8.025cm" chart:style-name="ch5">
              <text:p>Vuelos</text:p>
            </chart:title>
            <chart:categories table:cell-range-address="Sheet1.BA2:Sheet1.BA201"/>
          </chart:axis>
          <chart:axis chart:dimension="y" chart:name="primary-y" chart:style-name="ch4">
            <chart:title svg:x="0.451cm" svg:y="5.339cm" chart:style-name="ch6">
              <text:p>Tiempo</text:p>
            </chart:title>
            <chart:grid chart:style-name="ch7" chart:class="major"/>
          </chart:axis>
          <chart:series chart:style-name="ch8" chart:values-cell-range-address="Sheet1.BB2:Sheet1.BB201" chart:label-cell-address="Sheet1.BB1:Sheet1.BB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tiempos</text:p>
                <draw:g>
                  <svg:desc>Sheet1.BB1:Sheet1.B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A2:Sheet1.BA201</svg:desc>
                </draw:g>
              </table:table-cell>
              <table:table-cell office:value-type="float" office:value="89843.3333333333">
                <text:p>89843.3333333333</text:p>
                <draw:g>
                  <svg:desc>Sheet1.BB2:Sheet1.BB20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3490.588235294">
                <text:p>113490.5882352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30059.411764706">
                <text:p>130059.4117647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8961.568627451">
                <text:p>158961.5686274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93197.058823529">
                <text:p>193197.0588235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6158.039215686">
                <text:p>206158.0392156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34766.078431373">
                <text:p>234766.07843137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85570.196078431">
                <text:p>285570.1960784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0139.019607843">
                <text:p>300139.0196078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63100">
                <text:p>363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12492.352941176">
                <text:p>412492.35294117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65080.784313725">
                <text:p>465080.7843137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26963.333333333">
                <text:p>526963.33333333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54316.470588235">
                <text:p>554316.4705882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89983.333333333">
                <text:p>589983.3333333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620767.843137255">
                <text:p>620767.84313725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685532.745098039">
                <text:p>685532.7450980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923552.549019608">
                <text:p>923552.54901960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85866.470588235">
                <text:p>985866.47058823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58200">
                <text:p>858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73121.764705882">
                <text:p>973121.76470588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00788.62745098">
                <text:p>1100788.6274509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221808.43137255">
                <text:p>1221808.4313725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41436.078431373">
                <text:p>441436.07843137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238514.70588235">
                <text:p>1238514.705882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518103.1372549">
                <text:p>1518103.13725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652711.17647059">
                <text:p>1652711.1764705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812966.2745098">
                <text:p>1812966.274509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548829.21568627">
                <text:p>1548829.2156862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779319.60784314">
                <text:p>1779319.6078431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774731.56862745">
                <text:p>1774731.5686274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803398.43137255">
                <text:p>1803398.43137255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113712.35294118">
                <text:p>2113712.3529411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201810.58823529">
                <text:p>2201810.5882352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091673.52941176">
                <text:p>2091673.52941176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689046.2745098">
                <text:p>2689046.274509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709752.35294118">
                <text:p>2709752.3529411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2549164.31372549">
                <text:p>2549164.3137254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728046.8627451">
                <text:p>2728046.86274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667419.60784314">
                <text:p>2667419.6078431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2914145.29411765">
                <text:p>2914145.2941176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155655.29411765">
                <text:p>3155655.2941176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179969.21568627">
                <text:p>3179969.2156862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3232930.19607843">
                <text:p>3232930.19607843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322910.78431373">
                <text:p>3322910.7843137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848205.09803922">
                <text:p>3848205.0980392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825754.31372549">
                <text:p>3825754.3137254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4950538.82352941">
                <text:p>4950538.8235294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4452401.76470588">
                <text:p>4452401.764705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466343.1372549">
                <text:p>4466343.1372549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4641264.90196079">
                <text:p>4641264.9019607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4822265.09803922">
                <text:p>4822265.0980392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234853.52941176">
                <text:p>5234853.52941176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627500.78431373">
                <text:p>5627500.7843137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311363.7254902">
                <text:p>6311363.725490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330873.7254902">
                <text:p>7330873.725490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7423677.84313726">
                <text:p>7423677.84313726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5172560.39215686">
                <text:p>5172560.3921568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323893.92156863">
                <text:p>5323893.921568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805149.01960784">
                <text:p>5805149.01960784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992541.37254902">
                <text:p>5992541.37254902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301267.05882353">
                <text:p>6301267.0588235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146855.49019608">
                <text:p>6146855.4901960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6345012.54901961">
                <text:p>6345012.54901961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743091.17647059">
                <text:p>6743091.1764705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947914.90196078">
                <text:p>6947914.90196078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6818836.66666667">
                <text:p>6818836.6666666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7186836.8627451">
                <text:p>7186836.8627451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7400307.64705882">
                <text:p>7400307.6470588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668327.45098039">
                <text:p>8668327.45098039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7903759.01960784">
                <text:p>7903759.0196078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9193680.78431373">
                <text:p>9193680.78431373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399857.45098039">
                <text:p>9399857.45098039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8632602.74509804">
                <text:p>8632602.7450980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800759.80392157">
                <text:p>8800759.8039215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8547956.07843137">
                <text:p>8547956.07843137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8929720.98039216">
                <text:p>8929720.9803921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9145721.17647059">
                <text:p>9145721.1764705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915662.5490196">
                <text:p>10915662.549019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957133.3333333">
                <text:p>10957133.3333333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3073996.2745098">
                <text:p>13073996.274509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0390937.6470588">
                <text:p>10390937.6470588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0568506.4705882">
                <text:p>10568506.470588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2632487.0588235">
                <text:p>12632487.058823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1213448.0392157">
                <text:p>11213448.039215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4992095.2941176">
                <text:p>14992095.2941176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1976252.3529412">
                <text:p>11976252.3529412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2172997.6470588">
                <text:p>12172997.647058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4573723.3333333">
                <text:p>14573723.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265782.3529412">
                <text:p>14265782.3529412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2600468.8235294">
                <text:p>12600468.8235294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3513429.8039216">
                <text:p>13513429.8039216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2966998.627451">
                <text:p>12966998.627451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3219783.1372549">
                <text:p>13219783.137254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3381646.0784314">
                <text:p>13381646.078431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3690509.0196078">
                <text:p>13690509.019607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6834999.4117647">
                <text:p>16834999.411764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6242489.8039216">
                <text:p>16242489.8039216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7491411.5686275">
                <text:p>17491411.56862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9791274.5098039">
                <text:p>19791274.509803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20605608.0392157">
                <text:p>20605608.0392157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20994294.5098039">
                <text:p>20994294.5098039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4931922.1568627">
                <text:p>14931922.1568627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7537432.1568627">
                <text:p>17537432.1568627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8067295.0980392">
                <text:p>18067295.0980392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6664020.7843137">
                <text:p>16664020.7843137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6089373.9215686">
                <text:p>16089373.9215686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6482452.5490196">
                <text:p>16482452.5490196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6882021.372549">
                <text:p>16882021.37254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7171825.4901961">
                <text:p>17171825.4901961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8120335.4901961">
                <text:p>18120335.4901961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7886943.5294118">
                <text:p>17886943.5294118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8662708.4313726">
                <text:p>18662708.4313726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8398590.9803922">
                <text:p>18398590.980392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8653591.1764706">
                <text:p>18653591.1764706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25358650.1960784">
                <text:p>25358650.196078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9583179.8039216">
                <text:p>19583179.8039216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9974630.9803922">
                <text:p>19974630.9803922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20171082.1568627">
                <text:p>20171082.15686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3252690.1960784">
                <text:p>23252690.1960784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20897160.9803922">
                <text:p>20897160.9803922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24338004.3137255">
                <text:p>24338004.313725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24741063.3333333">
                <text:p>24741063.3333333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22817749.8039216">
                <text:p>22817749.803921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23022240.1960784">
                <text:p>23022240.1960784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22695299.2156863">
                <text:p>22695299.215686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27072946.4705882">
                <text:p>27072946.470588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7716848.627451">
                <text:p>27716848.627451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23907888.0392157">
                <text:p>23907888.039215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24029221.5686275">
                <text:p>24029221.5686275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23734947.254902">
                <text:p>23734947.254902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23980123.9215686">
                <text:p>23980123.921568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25645300.5882353">
                <text:p>25645300.5882353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25559379.2156863">
                <text:p>25559379.215686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25569163.7254902">
                <text:p>25569163.725490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6071026.6666667">
                <text:p>26071026.6666667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26392948.4313726">
                <text:p>26392948.4313726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26650438.8235294">
                <text:p>26650438.8235294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32295615.4901961">
                <text:p>32295615.490196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2013439.2156863">
                <text:p>32013439.2156863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32687282.5490196">
                <text:p>32687282.5490196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33090792.5490196">
                <text:p>33090792.549019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33604851.5686275">
                <text:p>33604851.568627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0762224.3137255">
                <text:p>30762224.313725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35470871.5686275">
                <text:p>35470871.5686275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42229558.0392157">
                <text:p>42229558.0392157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30359224.9019608">
                <text:p>30359224.9019608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42751107.4509804">
                <text:p>42751107.4509804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31285872.3529412">
                <text:p>31285872.352941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2768617.6470588">
                <text:p>32768617.6470588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33004480.5882353">
                <text:p>33004480.5882353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9136010.1960784">
                <text:p>39136010.1960784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32104186.8627451">
                <text:p>32104186.8627451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33996363.5294118">
                <text:p>33996363.5294118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34218030.3921569">
                <text:p>34218030.3921569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35218187.4509804">
                <text:p>35218187.4509804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35373226.8627451">
                <text:p>35373226.8627451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42585423.1372549">
                <text:p>42585423.1372549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42660207.6470588">
                <text:p>42660207.647058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43107835.2941176">
                <text:p>43107835.2941176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43971521.7647059">
                <text:p>43971521.7647059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37845188.627451">
                <text:p>37845188.627451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38862541.7647059">
                <text:p>38862541.7647059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38997365.4901961">
                <text:p>38997365.490196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39743561.7647059">
                <text:p>39743561.7647059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40152012.9411765">
                <text:p>40152012.9411765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48124307.254902">
                <text:p>48124307.254902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48608111.372549">
                <text:p>48608111.372549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40665248.8235294">
                <text:p>40665248.82352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9116111.7647059">
                <text:p>49116111.7647059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41663425.6862745">
                <text:p>41663425.686274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41578269.0196078">
                <text:p>41578269.0196078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41932680.9803922">
                <text:p>41932680.980392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42578857.6470588">
                <text:p>42578857.6470588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44428112.745098">
                <text:p>44428112.745098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43119779.6078431">
                <text:p>43119779.6078431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43460073.9215686">
                <text:p>43460073.9215686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45464819.2156863">
                <text:p>45464819.2156863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45778917.4509804">
                <text:p>45778917.450980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44872035.2941176">
                <text:p>44872035.2941176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45243741.372549">
                <text:p>45243741.372549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45562094.5098039">
                <text:p>45562094.5098039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46617682.9411765">
                <text:p>46617682.9411765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49596996.8627451">
                <text:p>49596996.8627451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48621663.7254902">
                <text:p>48621663.7254902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49134016.8627451">
                <text:p>49134016.8627451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49529644.5098039">
                <text:p>49529644.5098039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40506801.5686275">
                <text:p>40506801.5686275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51184644.9019608">
                <text:p>51184644.9019608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51626664.7058824">
                <text:p>51626664.7058824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51425017.8431373">
                <text:p>51425017.8431373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53257037.6470588">
                <text:p>53257037.6470588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53625979.0196078">
                <text:p>53625979.0196078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54057979.2156863">
                <text:p>54057979.2156863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54738900.9803922">
                <text:p>54738900.9803922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64893861.9607843">
                <text:p>64893861.9607843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54131195.4901961">
                <text:p>54131195.4901961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4714038.8235294">
                <text:p>54714038.823529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7375215.4901961">
                <text:p>57375215.490196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981784.3137255">
                <text:p>57981784.3137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